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3080000000000003in"/>
    </style:style>
    <style:style style:name="ta1co2" style:family="table-column">
      <style:table-column-properties fo:break-before="auto" style:column-width="2.377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2.2390000000000003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3080000000000003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1.8940000000000001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7220000000000004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2.584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2.584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239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998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2.8600000000000003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2.9290000000000003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2.51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3.067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2.9290000000000003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9290000000000003in"/>
    </style:style>
    <style:style style:name="ta1co45" style:family="table-column">
      <style:table-column-properties fo:break-before="auto" style:column-width="2.584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2.3770000000000002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2.2390000000000003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2.2390000000000003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1.8940000000000001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2.3770000000000002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2.2390000000000003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2.3080000000000003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1.8940000000000001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2.3080000000000003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2.1700000000000004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2.2390000000000003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1.8250000000000002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1.8250000000000002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377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2.2390000000000003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3080000000000003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1.8940000000000001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7220000000000004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2.584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2.584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239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998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2.8600000000000003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2.9290000000000003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2.51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3.067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2.9290000000000003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9290000000000003in"/>
    </style:style>
    <style:style style:name="ta2co45" style:family="table-column">
      <style:table-column-properties fo:break-before="auto" style:column-width="2.584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2.3770000000000002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2.2390000000000003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2.2390000000000003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1.8940000000000001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2.3770000000000002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2.2390000000000003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2.3080000000000003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1.8940000000000001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2.3080000000000003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2.1700000000000004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2.2390000000000003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1.8250000000000002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1.8250000000000002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-sig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2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2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2-sign</text:p>
          </table:table-cell>
          <table:table-cell office:value-type="string">
            <text:p>clingo-1/setting-hNaivePathDistance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-sig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Stand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maze/maze_s10_a1_h1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9.0"/>
          <table:table-cell office:value-type="float" office:value="0.0"/>
          <table:table-cell office:value-type="float" office:value="0.03"/>
          <table:table-cell table:style-name="cellWorst" office:value-type="float" office:value="79.0"/>
          <table:table-cell office:value-type="float" office:value="0.0"/>
          <table:table-cell office:value-type="float" office:value="0.0"/>
          <table:table-cell table:style-name="cellWorst" office:value-type="float" office:value="79.0"/>
          <table:table-cell office:value-type="float" office:value="0.0"/>
          <table:table-cell office:value-type="float" office:value="0.0"/>
          <table:table-cell table:style-name="cellWorst" office:value-type="float" office:value="79.0"/>
          <table:table-cell office:value-type="float" office:value="0.0"/>
          <table:table-cell office:value-type="float" office:value="0.0"/>
          <table:table-cell table:style-name="cellWorst" office:value-type="float" office:value="79.0"/>
          <table:table-cell office:value-type="float" office:value="0.0"/>
          <table:table-cell office:value-type="float" office:value="0.0"/>
          <table:table-cell table:style-name="cellWorst" office:value-type="float" office:value="79.0"/>
          <table:table-cell office:value-type="float" office:value="0.0"/>
          <table:table-cell table:style-name="cellWorst" office:value-type="float" office:value="1200.0"/>
          <table:table-cell office:value-type="float" office:value="0.0"/>
          <table:table-cell table:style-name="cellWorst" office:value-type="float" office:value="7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E3];[.$H3];[.$K3];[.$N3];[.$Q3];[.$T3];[.$W3];[.$Z3];[.$AC3];[.$AF3];[.$AI3];[.$AL3];[.$AO3];[.$AR3];[.$AS3];[.$AV3];[.$AY3];[.$BB3];[.$BE3];[.$BH3];[.$BK3];[.$BN3];[.$BQ3];[.$BT3];[.$BW3];[.$BZ3];[.$CC3];[.$CF3])" office:value-type="float"/>
          <table:table-cell table:formula="of:=MIN([.$C3];[.$F3];[.$I3];[.$L3];[.$O3];[.$R3];[.$U3];[.$X3];[.$AA3];[.$AD3];[.$AG3];[.$AJ3];[.$AM3];[.$AP3];[.$AT3];[.$AW3];[.$AZ3];[.$BC3];[.$BF3];[.$BI3];[.$BL3];[.$BO3];[.$BR3];[.$BU3];[.$BX3];[.$CA3];[.$CD3];[.$CG3])" office:value-type="float"/>
          <table:table-cell table:formula="of:=MIN([.$D3];[.$G3];[.$J3];[.$M3];[.$P3];[.$S3];[.$V3];[.$Y3];[.$AB3];[.$AE3];[.$AH3];[.$AK3];[.$AN3];[.$AQ3];[.$AU3];[.$AX3];[.$BA3];[.$BD3];[.$BG3];[.$BJ3];[.$BM3];[.$BP3];[.$BS3];[.$BV3];[.$BY3];[.$CB3];[.$CE3];[.$CH3])" office:value-type="float"/>
          <table:table-cell table:formula="of:=MEDIAN([.$B3];[.$E3];[.$H3];[.$K3];[.$N3];[.$Q3];[.$T3];[.$W3];[.$Z3];[.$AC3];[.$AF3];[.$AI3];[.$AL3];[.$AO3];[.$AR3];[.$AS3];[.$AV3];[.$AY3];[.$BB3];[.$BE3];[.$BH3];[.$BK3];[.$BN3];[.$BQ3];[.$BT3];[.$BW3];[.$BZ3];[.$CC3];[.$CF3])" office:value-type="float"/>
          <table:table-cell table:formula="of:=MEDIAN([.$C3];[.$F3];[.$I3];[.$L3];[.$O3];[.$R3];[.$U3];[.$X3];[.$AA3];[.$AD3];[.$AG3];[.$AJ3];[.$AM3];[.$AP3];[.$AT3];[.$AW3];[.$AZ3];[.$BC3];[.$BF3];[.$BI3];[.$BL3];[.$BO3];[.$BR3];[.$BU3];[.$BX3];[.$CA3];[.$CD3];[.$CG3])" office:value-type="float"/>
          <table:table-cell table:formula="of:=MEDIAN([.$D3];[.$G3];[.$J3];[.$M3];[.$P3];[.$S3];[.$V3];[.$Y3];[.$AB3];[.$AE3];[.$AH3];[.$AK3];[.$AN3];[.$AQ3];[.$AU3];[.$AX3];[.$BA3];[.$BD3];[.$BG3];[.$BJ3];[.$BM3];[.$BP3];[.$BS3];[.$BV3];[.$BY3];[.$CB3];[.$CE3];[.$CH3])" office:value-type="float"/>
          <table:table-cell table:formula="of:=MAX([.$B3];[.$E3];[.$H3];[.$K3];[.$N3];[.$Q3];[.$T3];[.$W3];[.$Z3];[.$AC3];[.$AF3];[.$AI3];[.$AL3];[.$AO3];[.$AR3];[.$AS3];[.$AV3];[.$AY3];[.$BB3];[.$BE3];[.$BH3];[.$BK3];[.$BN3];[.$BQ3];[.$BT3];[.$BW3];[.$BZ3];[.$CC3];[.$CF3])" office:value-type="float"/>
          <table:table-cell table:formula="of:=MAX([.$C3];[.$F3];[.$I3];[.$L3];[.$O3];[.$R3];[.$U3];[.$X3];[.$AA3];[.$AD3];[.$AG3];[.$AJ3];[.$AM3];[.$AP3];[.$AT3];[.$AW3];[.$AZ3];[.$BC3];[.$BF3];[.$BI3];[.$BL3];[.$BO3];[.$BR3];[.$BU3];[.$BX3];[.$CA3];[.$CD3];[.$CG3])" office:value-type="float"/>
          <table:table-cell table:formula="of:=MAX([.$D3];[.$G3];[.$J3];[.$M3];[.$P3];[.$S3];[.$V3];[.$Y3];[.$AB3];[.$AE3];[.$AH3];[.$AK3];[.$AN3];[.$AQ3];[.$AU3];[.$AX3];[.$BA3];[.$BD3];[.$BG3];[.$BJ3];[.$BM3];[.$BP3];[.$BS3];[.$BV3];[.$BY3];[.$CB3];[.$CE3];[.$CH3])" office:value-type="float"/>
        </table:table-row>
        <table:table-row table:style-name="ro1">
          <table:table-cell office:value-type="string">
            <text:p>maze/maze_s10_a2_h15.lp</text:p>
          </table:table-cell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3"/>
          <table:table-cell office:value-type="float" office:value="768.0"/>
          <table:table-cell office:value-type="float" office:value="2.0"/>
          <table:table-cell office:value-type="float" office:value="0.03"/>
          <table:table-cell office:value-type="float" office:value="768.0"/>
          <table:table-cell office:value-type="float" office:value="2.0"/>
          <table:table-cell office:value-type="float" office:value="0.04"/>
          <table:table-cell table:style-name="cellWorst" office:value-type="float" office:value="770.0"/>
          <table:table-cell office:value-type="float" office:value="2.0"/>
          <table:table-cell office:value-type="float" office:value="0.03"/>
          <table:table-cell office:value-type="float" office:value="767.0"/>
          <table:table-cell office:value-type="float" office:value="2.0"/>
          <table:table-cell office:value-type="float" office:value="0.04"/>
          <table:table-cell office:value-type="float" office:value="768.0"/>
          <table:table-cell office:value-type="float" office:value="2.0"/>
          <table:table-cell office:value-type="float" office:value="0.04"/>
          <table:table-cell office:value-type="float" office:value="768.0"/>
          <table:table-cell office:value-type="float" office:value="2.0"/>
          <table:table-cell table:style-name="cellWorst" office:value-type="float" office:value="1200.0"/>
          <table:table-cell office:value-type="float" office:value="0.04"/>
          <table:table-cell office:value-type="float" office:value="767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formula="of:=MIN([.$B4];[.$E4];[.$H4];[.$K4];[.$N4];[.$Q4];[.$T4];[.$W4];[.$Z4];[.$AC4];[.$AF4];[.$AI4];[.$AL4];[.$AO4];[.$AR4];[.$AS4];[.$AV4];[.$AY4];[.$BB4];[.$BE4];[.$BH4];[.$BK4];[.$BN4];[.$BQ4];[.$BT4];[.$BW4];[.$BZ4];[.$CC4];[.$CF4])" office:value-type="float"/>
          <table:table-cell table:formula="of:=MIN([.$C4];[.$F4];[.$I4];[.$L4];[.$O4];[.$R4];[.$U4];[.$X4];[.$AA4];[.$AD4];[.$AG4];[.$AJ4];[.$AM4];[.$AP4];[.$AT4];[.$AW4];[.$AZ4];[.$BC4];[.$BF4];[.$BI4];[.$BL4];[.$BO4];[.$BR4];[.$BU4];[.$BX4];[.$CA4];[.$CD4];[.$CG4])" office:value-type="float"/>
          <table:table-cell table:formula="of:=MIN([.$D4];[.$G4];[.$J4];[.$M4];[.$P4];[.$S4];[.$V4];[.$Y4];[.$AB4];[.$AE4];[.$AH4];[.$AK4];[.$AN4];[.$AQ4];[.$AU4];[.$AX4];[.$BA4];[.$BD4];[.$BG4];[.$BJ4];[.$BM4];[.$BP4];[.$BS4];[.$BV4];[.$BY4];[.$CB4];[.$CE4];[.$CH4])" office:value-type="float"/>
          <table:table-cell table:formula="of:=MEDIAN([.$B4];[.$E4];[.$H4];[.$K4];[.$N4];[.$Q4];[.$T4];[.$W4];[.$Z4];[.$AC4];[.$AF4];[.$AI4];[.$AL4];[.$AO4];[.$AR4];[.$AS4];[.$AV4];[.$AY4];[.$BB4];[.$BE4];[.$BH4];[.$BK4];[.$BN4];[.$BQ4];[.$BT4];[.$BW4];[.$BZ4];[.$CC4];[.$CF4])" office:value-type="float"/>
          <table:table-cell table:formula="of:=MEDIAN([.$C4];[.$F4];[.$I4];[.$L4];[.$O4];[.$R4];[.$U4];[.$X4];[.$AA4];[.$AD4];[.$AG4];[.$AJ4];[.$AM4];[.$AP4];[.$AT4];[.$AW4];[.$AZ4];[.$BC4];[.$BF4];[.$BI4];[.$BL4];[.$BO4];[.$BR4];[.$BU4];[.$BX4];[.$CA4];[.$CD4];[.$CG4])" office:value-type="float"/>
          <table:table-cell table:formula="of:=MEDIAN([.$D4];[.$G4];[.$J4];[.$M4];[.$P4];[.$S4];[.$V4];[.$Y4];[.$AB4];[.$AE4];[.$AH4];[.$AK4];[.$AN4];[.$AQ4];[.$AU4];[.$AX4];[.$BA4];[.$BD4];[.$BG4];[.$BJ4];[.$BM4];[.$BP4];[.$BS4];[.$BV4];[.$BY4];[.$CB4];[.$CE4];[.$CH4])" office:value-type="float"/>
          <table:table-cell table:formula="of:=MAX([.$B4];[.$E4];[.$H4];[.$K4];[.$N4];[.$Q4];[.$T4];[.$W4];[.$Z4];[.$AC4];[.$AF4];[.$AI4];[.$AL4];[.$AO4];[.$AR4];[.$AS4];[.$AV4];[.$AY4];[.$BB4];[.$BE4];[.$BH4];[.$BK4];[.$BN4];[.$BQ4];[.$BT4];[.$BW4];[.$BZ4];[.$CC4];[.$CF4])" office:value-type="float"/>
          <table:table-cell table:formula="of:=MAX([.$C4];[.$F4];[.$I4];[.$L4];[.$O4];[.$R4];[.$U4];[.$X4];[.$AA4];[.$AD4];[.$AG4];[.$AJ4];[.$AM4];[.$AP4];[.$AT4];[.$AW4];[.$AZ4];[.$BC4];[.$BF4];[.$BI4];[.$BL4];[.$BO4];[.$BR4];[.$BU4];[.$BX4];[.$CA4];[.$CD4];[.$CG4])" office:value-type="float"/>
          <table:table-cell table:formula="of:=MAX([.$D4];[.$G4];[.$J4];[.$M4];[.$P4];[.$S4];[.$V4];[.$Y4];[.$AB4];[.$AE4];[.$AH4];[.$AK4];[.$AN4];[.$AQ4];[.$AU4];[.$AX4];[.$BA4];[.$BD4];[.$BG4];[.$BJ4];[.$BM4];[.$BP4];[.$BS4];[.$BV4];[.$BY4];[.$CB4];[.$CE4];[.$CH4])" office:value-type="float"/>
        </table:table-row>
        <table:table-row table:style-name="ro1">
          <table:table-cell office:value-type="string">
            <text:p>maze/maze_s10_a3_h14.lp</text:p>
          </table:table-cell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2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2"/>
          <table:table-cell table:style-name="cellWorst" office:value-type="float" office:value="869.0"/>
          <table:table-cell office:value-type="float" office:value="0.0"/>
          <table:table-cell office:value-type="float" office:value="0.02"/>
          <table:table-cell table:style-name="cellWorst" office:value-type="float" office:value="869.0"/>
          <table:table-cell office:value-type="float" office:value="0.0"/>
          <table:table-cell office:value-type="float" office:value="0.02"/>
          <table:table-cell table:style-name="cellWorst" office:value-type="float" office:value="869.0"/>
          <table:table-cell office:value-type="float" office:value="0.0"/>
          <table:table-cell office:value-type="float" office:value="0.02"/>
          <table:table-cell table:style-name="cellWorst" office:value-type="float" office:value="869.0"/>
          <table:table-cell office:value-type="float" office:value="0.0"/>
          <table:table-cell office:value-type="float" office:value="0.02"/>
          <table:table-cell table:style-name="cellWorst" office:value-type="float" office:value="869.0"/>
          <table:table-cell office:value-type="float" office:value="0.0"/>
          <table:table-cell office:value-type="float" office:value="0.02"/>
          <table:table-cell table:style-name="cellWorst" office:value-type="float" office:value="869.0"/>
          <table:table-cell office:value-type="float" office:value="0.0"/>
          <table:table-cell table:style-name="cellWorst" office:value-type="float" office:value="1200.0"/>
          <table:table-cell office:value-type="float" office:value="0.02"/>
          <table:table-cell table:style-name="cellWorst" office:value-type="float" office:value="869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table:formula="of:=MIN([.$B5];[.$E5];[.$H5];[.$K5];[.$N5];[.$Q5];[.$T5];[.$W5];[.$Z5];[.$AC5];[.$AF5];[.$AI5];[.$AL5];[.$AO5];[.$AR5];[.$AS5];[.$AV5];[.$AY5];[.$BB5];[.$BE5];[.$BH5];[.$BK5];[.$BN5];[.$BQ5];[.$BT5];[.$BW5];[.$BZ5];[.$CC5];[.$CF5])" office:value-type="float"/>
          <table:table-cell table:formula="of:=MIN([.$C5];[.$F5];[.$I5];[.$L5];[.$O5];[.$R5];[.$U5];[.$X5];[.$AA5];[.$AD5];[.$AG5];[.$AJ5];[.$AM5];[.$AP5];[.$AT5];[.$AW5];[.$AZ5];[.$BC5];[.$BF5];[.$BI5];[.$BL5];[.$BO5];[.$BR5];[.$BU5];[.$BX5];[.$CA5];[.$CD5];[.$CG5])" office:value-type="float"/>
          <table:table-cell table:formula="of:=MIN([.$D5];[.$G5];[.$J5];[.$M5];[.$P5];[.$S5];[.$V5];[.$Y5];[.$AB5];[.$AE5];[.$AH5];[.$AK5];[.$AN5];[.$AQ5];[.$AU5];[.$AX5];[.$BA5];[.$BD5];[.$BG5];[.$BJ5];[.$BM5];[.$BP5];[.$BS5];[.$BV5];[.$BY5];[.$CB5];[.$CE5];[.$CH5])" office:value-type="float"/>
          <table:table-cell table:formula="of:=MEDIAN([.$B5];[.$E5];[.$H5];[.$K5];[.$N5];[.$Q5];[.$T5];[.$W5];[.$Z5];[.$AC5];[.$AF5];[.$AI5];[.$AL5];[.$AO5];[.$AR5];[.$AS5];[.$AV5];[.$AY5];[.$BB5];[.$BE5];[.$BH5];[.$BK5];[.$BN5];[.$BQ5];[.$BT5];[.$BW5];[.$BZ5];[.$CC5];[.$CF5])" office:value-type="float"/>
          <table:table-cell table:formula="of:=MEDIAN([.$C5];[.$F5];[.$I5];[.$L5];[.$O5];[.$R5];[.$U5];[.$X5];[.$AA5];[.$AD5];[.$AG5];[.$AJ5];[.$AM5];[.$AP5];[.$AT5];[.$AW5];[.$AZ5];[.$BC5];[.$BF5];[.$BI5];[.$BL5];[.$BO5];[.$BR5];[.$BU5];[.$BX5];[.$CA5];[.$CD5];[.$CG5])" office:value-type="float"/>
          <table:table-cell table:formula="of:=MEDIAN([.$D5];[.$G5];[.$J5];[.$M5];[.$P5];[.$S5];[.$V5];[.$Y5];[.$AB5];[.$AE5];[.$AH5];[.$AK5];[.$AN5];[.$AQ5];[.$AU5];[.$AX5];[.$BA5];[.$BD5];[.$BG5];[.$BJ5];[.$BM5];[.$BP5];[.$BS5];[.$BV5];[.$BY5];[.$CB5];[.$CE5];[.$CH5])" office:value-type="float"/>
          <table:table-cell table:formula="of:=MAX([.$B5];[.$E5];[.$H5];[.$K5];[.$N5];[.$Q5];[.$T5];[.$W5];[.$Z5];[.$AC5];[.$AF5];[.$AI5];[.$AL5];[.$AO5];[.$AR5];[.$AS5];[.$AV5];[.$AY5];[.$BB5];[.$BE5];[.$BH5];[.$BK5];[.$BN5];[.$BQ5];[.$BT5];[.$BW5];[.$BZ5];[.$CC5];[.$CF5])" office:value-type="float"/>
          <table:table-cell table:formula="of:=MAX([.$C5];[.$F5];[.$I5];[.$L5];[.$O5];[.$R5];[.$U5];[.$X5];[.$AA5];[.$AD5];[.$AG5];[.$AJ5];[.$AM5];[.$AP5];[.$AT5];[.$AW5];[.$AZ5];[.$BC5];[.$BF5];[.$BI5];[.$BL5];[.$BO5];[.$BR5];[.$BU5];[.$BX5];[.$CA5];[.$CD5];[.$CG5])" office:value-type="float"/>
          <table:table-cell table:formula="of:=MAX([.$D5];[.$G5];[.$J5];[.$M5];[.$P5];[.$S5];[.$V5];[.$Y5];[.$AB5];[.$AE5];[.$AH5];[.$AK5];[.$AN5];[.$AQ5];[.$AU5];[.$AX5];[.$BA5];[.$BD5];[.$BG5];[.$BJ5];[.$BM5];[.$BP5];[.$BS5];[.$BV5];[.$BY5];[.$CB5];[.$CE5];[.$CH5])" office:value-type="float"/>
        </table:table-row>
        <table:table-row table:style-name="ro1">
          <table:table-cell office:value-type="string">
            <text:p>maze/maze_s7_a10_h42.lp</text:p>
          </table:table-cell>
          <table:table-cell table:style-name="cellBest" office:value-type="float" office:value="0.01"/>
          <table:table-cell office:value-type="float" office:value="268.0"/>
          <table:table-cell table:style-name="cellBest" office:value-type="float" office:value="5.0"/>
          <table:table-cell office:value-type="float" office:value="0.05"/>
          <table:table-cell office:value-type="float" office:value="5001.0"/>
          <table:table-cell office:value-type="float" office:value="141.0"/>
          <table:table-cell office:value-type="float" office:value="0.39"/>
          <table:table-cell office:value-type="float" office:value="12255.0"/>
          <table:table-cell table:style-name="cellWorst" office:value-type="float" office:value="379.0"/>
          <table:table-cell office:value-type="float" office:value="0.44"/>
          <table:table-cell office:value-type="float" office:value="12255.0"/>
          <table:table-cell table:style-name="cellWorst" office:value-type="float" office:value="379.0"/>
          <table:table-cell office:value-type="float" office:value="0.06"/>
          <table:table-cell office:value-type="float" office:value="855.0"/>
          <table:table-cell office:value-type="float" office:value="168.0"/>
          <table:table-cell office:value-type="float" office:value="0.02"/>
          <table:table-cell office:value-type="float" office:value="1977.0"/>
          <table:table-cell office:value-type="float" office:value="19.0"/>
          <table:table-cell office:value-type="float" office:value="0.02"/>
          <table:table-cell table:style-name="cellBest" office:value-type="float" office:value="264.0"/>
          <table:table-cell office:value-type="float" office:value="8.0"/>
          <table:table-cell office:value-type="float" office:value="0.06"/>
          <table:table-cell office:value-type="float" office:value="855.0"/>
          <table:table-cell office:value-type="float" office:value="168.0"/>
          <table:table-cell office:value-type="float" office:value="0.27"/>
          <table:table-cell office:value-type="float" office:value="4719.0"/>
          <table:table-cell office:value-type="float" office:value="6.0"/>
          <table:table-cell office:value-type="float" office:value="0.33"/>
          <table:table-cell office:value-type="float" office:value="4721.0"/>
          <table:table-cell office:value-type="float" office:value="6.0"/>
          <table:table-cell office:value-type="float" office:value="0.35"/>
          <table:table-cell office:value-type="float" office:value="4721.0"/>
          <table:table-cell office:value-type="float" office:value="6.0"/>
          <table:table-cell office:value-type="float" office:value="0.27"/>
          <table:table-cell office:value-type="float" office:value="4721.0"/>
          <table:table-cell office:value-type="float" office:value="6.0"/>
          <table:table-cell office:value-type="float" office:value="0.31"/>
          <table:table-cell office:value-type="float" office:value="4719.0"/>
          <table:table-cell office:value-type="float" office:value="6.0"/>
          <table:table-cell office:value-type="float" office:value="0.31"/>
          <table:table-cell office:value-type="float" office:value="4721.0"/>
          <table:table-cell office:value-type="float" office:value="6.0"/>
          <table:table-cell table:style-name="cellWorst" office:value-type="float" office:value="1200.0"/>
          <table:table-cell office:value-type="float" office:value="0.33"/>
          <table:table-cell office:value-type="float" office:value="4721.0"/>
          <table:table-cell office:value-type="float" office:value="6.0"/>
          <table:table-cell table:style-name="cellBest" office:value-type="float" office:value="0.01"/>
          <table:table-cell office:value-type="float" office:value="279.0"/>
          <table:table-cell table:style-name="cellBest" office:value-type="float" office:value="5.0"/>
          <table:table-cell table:style-name="cellBest" office:value-type="float" office:value="0.01"/>
          <table:table-cell office:value-type="float" office:value="279.0"/>
          <table:table-cell table:style-name="cellBest" office:value-type="float" office:value="5.0"/>
          <table:table-cell office:value-type="float" office:value="0.02"/>
          <table:table-cell office:value-type="float" office:value="279.0"/>
          <table:table-cell table:style-name="cellBest" office:value-type="float" office:value="5.0"/>
          <table:table-cell office:value-type="float" office:value="0.02"/>
          <table:table-cell office:value-type="float" office:value="279.0"/>
          <table:table-cell table:style-name="cellBest" office:value-type="float" office:value="5.0"/>
          <table:table-cell table:style-name="cellBest" office:value-type="float" office:value="0.01"/>
          <table:table-cell office:value-type="float" office:value="269.0"/>
          <table:table-cell table:style-name="cellBest" office:value-type="float" office:value="5.0"/>
          <table:table-cell office:value-type="float" office:value="0.04"/>
          <table:table-cell office:value-type="float" office:value="5536.0"/>
          <table:table-cell office:value-type="float" office:value="99.0"/>
          <table:table-cell office:value-type="float" office:value="0.1"/>
          <table:table-cell table:style-name="cellWorst" office:value-type="float" office:value="24539.0"/>
          <table:table-cell office:value-type="float" office:value="284.0"/>
          <table:table-cell office:value-type="float" office:value="0.05"/>
          <table:table-cell office:value-type="float" office:value="1104.0"/>
          <table:table-cell office:value-type="float" office:value="55.0"/>
          <table:table-cell table:style-name="cellBest" office:value-type="float" office:value="0.01"/>
          <table:table-cell office:value-type="float" office:value="273.0"/>
          <table:table-cell table:style-name="cellBest" office:value-type="float" office:value="5.0"/>
          <table:table-cell office:value-type="float" office:value="0.02"/>
          <table:table-cell office:value-type="float" office:value="1977.0"/>
          <table:table-cell office:value-type="float" office:value="19.0"/>
          <table:table-cell office:value-type="float" office:value="0.03"/>
          <table:table-cell office:value-type="float" office:value="1977.0"/>
          <table:table-cell office:value-type="float" office:value="19.0"/>
          <table:table-cell office:value-type="float" office:value="0.06"/>
          <table:table-cell office:value-type="float" office:value="855.0"/>
          <table:table-cell office:value-type="float" office:value="168.0"/>
          <table:table-cell table:style-name="cellBest" office:value-type="float" office:value="0.01"/>
          <table:table-cell office:value-type="float" office:value="273.0"/>
          <table:table-cell table:style-name="cellBest" office:value-type="float" office:value="5.0"/>
          <table:table-cell table:formula="of:=MIN([.$B6];[.$E6];[.$H6];[.$K6];[.$N6];[.$Q6];[.$T6];[.$W6];[.$Z6];[.$AC6];[.$AF6];[.$AI6];[.$AL6];[.$AO6];[.$AR6];[.$AS6];[.$AV6];[.$AY6];[.$BB6];[.$BE6];[.$BH6];[.$BK6];[.$BN6];[.$BQ6];[.$BT6];[.$BW6];[.$BZ6];[.$CC6];[.$CF6])" office:value-type="float"/>
          <table:table-cell table:formula="of:=MIN([.$C6];[.$F6];[.$I6];[.$L6];[.$O6];[.$R6];[.$U6];[.$X6];[.$AA6];[.$AD6];[.$AG6];[.$AJ6];[.$AM6];[.$AP6];[.$AT6];[.$AW6];[.$AZ6];[.$BC6];[.$BF6];[.$BI6];[.$BL6];[.$BO6];[.$BR6];[.$BU6];[.$BX6];[.$CA6];[.$CD6];[.$CG6])" office:value-type="float"/>
          <table:table-cell table:formula="of:=MIN([.$D6];[.$G6];[.$J6];[.$M6];[.$P6];[.$S6];[.$V6];[.$Y6];[.$AB6];[.$AE6];[.$AH6];[.$AK6];[.$AN6];[.$AQ6];[.$AU6];[.$AX6];[.$BA6];[.$BD6];[.$BG6];[.$BJ6];[.$BM6];[.$BP6];[.$BS6];[.$BV6];[.$BY6];[.$CB6];[.$CE6];[.$CH6])" office:value-type="float"/>
          <table:table-cell table:formula="of:=MEDIAN([.$B6];[.$E6];[.$H6];[.$K6];[.$N6];[.$Q6];[.$T6];[.$W6];[.$Z6];[.$AC6];[.$AF6];[.$AI6];[.$AL6];[.$AO6];[.$AR6];[.$AS6];[.$AV6];[.$AY6];[.$BB6];[.$BE6];[.$BH6];[.$BK6];[.$BN6];[.$BQ6];[.$BT6];[.$BW6];[.$BZ6];[.$CC6];[.$CF6])" office:value-type="float"/>
          <table:table-cell table:formula="of:=MEDIAN([.$C6];[.$F6];[.$I6];[.$L6];[.$O6];[.$R6];[.$U6];[.$X6];[.$AA6];[.$AD6];[.$AG6];[.$AJ6];[.$AM6];[.$AP6];[.$AT6];[.$AW6];[.$AZ6];[.$BC6];[.$BF6];[.$BI6];[.$BL6];[.$BO6];[.$BR6];[.$BU6];[.$BX6];[.$CA6];[.$CD6];[.$CG6])" office:value-type="float"/>
          <table:table-cell table:formula="of:=MEDIAN([.$D6];[.$G6];[.$J6];[.$M6];[.$P6];[.$S6];[.$V6];[.$Y6];[.$AB6];[.$AE6];[.$AH6];[.$AK6];[.$AN6];[.$AQ6];[.$AU6];[.$AX6];[.$BA6];[.$BD6];[.$BG6];[.$BJ6];[.$BM6];[.$BP6];[.$BS6];[.$BV6];[.$BY6];[.$CB6];[.$CE6];[.$CH6])" office:value-type="float"/>
          <table:table-cell table:formula="of:=MAX([.$B6];[.$E6];[.$H6];[.$K6];[.$N6];[.$Q6];[.$T6];[.$W6];[.$Z6];[.$AC6];[.$AF6];[.$AI6];[.$AL6];[.$AO6];[.$AR6];[.$AS6];[.$AV6];[.$AY6];[.$BB6];[.$BE6];[.$BH6];[.$BK6];[.$BN6];[.$BQ6];[.$BT6];[.$BW6];[.$BZ6];[.$CC6];[.$CF6])" office:value-type="float"/>
          <table:table-cell table:formula="of:=MAX([.$C6];[.$F6];[.$I6];[.$L6];[.$O6];[.$R6];[.$U6];[.$X6];[.$AA6];[.$AD6];[.$AG6];[.$AJ6];[.$AM6];[.$AP6];[.$AT6];[.$AW6];[.$AZ6];[.$BC6];[.$BF6];[.$BI6];[.$BL6];[.$BO6];[.$BR6];[.$BU6];[.$BX6];[.$CA6];[.$CD6];[.$CG6])" office:value-type="float"/>
          <table:table-cell table:formula="of:=MAX([.$D6];[.$G6];[.$J6];[.$M6];[.$P6];[.$S6];[.$V6];[.$Y6];[.$AB6];[.$AE6];[.$AH6];[.$AK6];[.$AN6];[.$AQ6];[.$AU6];[.$AX6];[.$BA6];[.$BD6];[.$BG6];[.$BJ6];[.$BM6];[.$BP6];[.$BS6];[.$BV6];[.$BY6];[.$CB6];[.$CE6];[.$CH6])" office:value-type="float"/>
        </table:table-row>
        <table:table-row table:style-name="ro1">
          <table:table-cell office:value-type="string">
            <text:p>maze/maze_s7_a4_h22.lp</text:p>
          </table:table-cell>
          <table:table-cell office:value-type="float" office:value="0.0"/>
          <table:table-cell office:value-type="float" office:value="53.0"/>
          <table:table-cell table:style-name="cellBest" office:value-type="float" office:value="0.0"/>
          <table:table-cell office:value-type="float" office:value="0.0"/>
          <table:table-cell office:value-type="float" office:value="336.0"/>
          <table:table-cell office:value-type="float" office:value="2.0"/>
          <table:table-cell office:value-type="float" office:value="0.0"/>
          <table:table-cell table:style-name="cellBest" office:value-type="float" office:value="48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48.0"/>
          <table:table-cell table:style-name="cellBest" office:value-type="float" office:value="0.0"/>
          <table:table-cell office:value-type="float" office:value="0.01"/>
          <table:table-cell office:value-type="float" office:value="76.0"/>
          <table:table-cell table:style-name="cellWorst" office:value-type="float" office:value="10.0"/>
          <table:table-cell office:value-type="float" office:value="0.0"/>
          <table:table-cell office:value-type="float" office:value="295.0"/>
          <table:table-cell office:value-type="float" office:value="1.0"/>
          <table:table-cell office:value-type="float" office:value="0.0"/>
          <table:table-cell office:value-type="float" office:value="53.0"/>
          <table:table-cell table:style-name="cellBest" office:value-type="float" office:value="0.0"/>
          <table:table-cell office:value-type="float" office:value="0.01"/>
          <table:table-cell office:value-type="float" office:value="76.0"/>
          <table:table-cell table:style-name="cellWorst" office:value-type="float" office:value="10.0"/>
          <table:table-cell office:value-type="float" office:value="0.06"/>
          <table:table-cell table:style-name="cellWorst" office:value-type="float" office:value="1798.0"/>
          <table:table-cell office:value-type="float" office:value="8.0"/>
          <table:table-cell office:value-type="float" office:value="0.06"/>
          <table:table-cell table:style-name="cellWorst" office:value-type="float" office:value="1798.0"/>
          <table:table-cell office:value-type="float" office:value="8.0"/>
          <table:table-cell office:value-type="float" office:value="0.05"/>
          <table:table-cell table:style-name="cellWorst" office:value-type="float" office:value="1798.0"/>
          <table:table-cell office:value-type="float" office:value="8.0"/>
          <table:table-cell office:value-type="float" office:value="0.05"/>
          <table:table-cell table:style-name="cellWorst" office:value-type="float" office:value="1798.0"/>
          <table:table-cell office:value-type="float" office:value="8.0"/>
          <table:table-cell office:value-type="float" office:value="0.06"/>
          <table:table-cell table:style-name="cellWorst" office:value-type="float" office:value="1798.0"/>
          <table:table-cell office:value-type="float" office:value="8.0"/>
          <table:table-cell office:value-type="float" office:value="0.06"/>
          <table:table-cell table:style-name="cellWorst" office:value-type="float" office:value="1798.0"/>
          <table:table-cell office:value-type="float" office:value="8.0"/>
          <table:table-cell table:style-name="cellWorst" office:value-type="float" office:value="1200.0"/>
          <table:table-cell office:value-type="float" office:value="0.05"/>
          <table:table-cell table:style-name="cellWorst" office:value-type="float" office:value="1798.0"/>
          <table:table-cell office:value-type="float" office:value="8.0"/>
          <table:table-cell office:value-type="float" office:value="0.0"/>
          <table:table-cell office:value-type="float" office:value="56.0"/>
          <table:table-cell table:style-name="cellBest" office:value-type="float" office:value="0.0"/>
          <table:table-cell office:value-type="float" office:value="0.0"/>
          <table:table-cell office:value-type="float" office:value="56.0"/>
          <table:table-cell table:style-name="cellBest" office:value-type="float" office:value="0.0"/>
          <table:table-cell office:value-type="float" office:value="0.0"/>
          <table:table-cell office:value-type="float" office:value="56.0"/>
          <table:table-cell table:style-name="cellBest" office:value-type="float" office:value="0.0"/>
          <table:table-cell office:value-type="float" office:value="0.0"/>
          <table:table-cell office:value-type="float" office:value="56.0"/>
          <table:table-cell table:style-name="cellBest" office:value-type="float" office:value="0.0"/>
          <table:table-cell office:value-type="float" office:value="0.0"/>
          <table:table-cell office:value-type="float" office:value="53.0"/>
          <table:table-cell table:style-name="cellBest" office:value-type="float" office:value="0.0"/>
          <table:table-cell office:value-type="float" office:value="0.0"/>
          <table:table-cell office:value-type="float" office:value="168.0"/>
          <table:table-cell office:value-type="float" office:value="2.0"/>
          <table:table-cell office:value-type="float" office:value="0.0"/>
          <table:table-cell office:value-type="float" office:value="168.0"/>
          <table:table-cell office:value-type="float" office:value="2.0"/>
          <table:table-cell office:value-type="float" office:value="0.0"/>
          <table:table-cell office:value-type="float" office:value="81.0"/>
          <table:table-cell office:value-type="float" office:value="5.0"/>
          <table:table-cell office:value-type="float" office:value="0.0"/>
          <table:table-cell office:value-type="float" office:value="53.0"/>
          <table:table-cell table:style-name="cellBest" office:value-type="float" office:value="0.0"/>
          <table:table-cell office:value-type="float" office:value="0.0"/>
          <table:table-cell office:value-type="float" office:value="295.0"/>
          <table:table-cell office:value-type="float" office:value="1.0"/>
          <table:table-cell office:value-type="float" office:value="0.0"/>
          <table:table-cell office:value-type="float" office:value="295.0"/>
          <table:table-cell office:value-type="float" office:value="1.0"/>
          <table:table-cell office:value-type="float" office:value="0.01"/>
          <table:table-cell office:value-type="float" office:value="76.0"/>
          <table:table-cell table:style-name="cellWorst" office:value-type="float" office:value="10.0"/>
          <table:table-cell office:value-type="float" office:value="0.0"/>
          <table:table-cell office:value-type="float" office:value="53.0"/>
          <table:table-cell table:style-name="cellBest" office:value-type="float" office:value="0.0"/>
          <table:table-cell table:formula="of:=MIN([.$B7];[.$E7];[.$H7];[.$K7];[.$N7];[.$Q7];[.$T7];[.$W7];[.$Z7];[.$AC7];[.$AF7];[.$AI7];[.$AL7];[.$AO7];[.$AR7];[.$AS7];[.$AV7];[.$AY7];[.$BB7];[.$BE7];[.$BH7];[.$BK7];[.$BN7];[.$BQ7];[.$BT7];[.$BW7];[.$BZ7];[.$CC7];[.$CF7])" office:value-type="float"/>
          <table:table-cell table:formula="of:=MIN([.$C7];[.$F7];[.$I7];[.$L7];[.$O7];[.$R7];[.$U7];[.$X7];[.$AA7];[.$AD7];[.$AG7];[.$AJ7];[.$AM7];[.$AP7];[.$AT7];[.$AW7];[.$AZ7];[.$BC7];[.$BF7];[.$BI7];[.$BL7];[.$BO7];[.$BR7];[.$BU7];[.$BX7];[.$CA7];[.$CD7];[.$CG7])" office:value-type="float"/>
          <table:table-cell table:formula="of:=MIN([.$D7];[.$G7];[.$J7];[.$M7];[.$P7];[.$S7];[.$V7];[.$Y7];[.$AB7];[.$AE7];[.$AH7];[.$AK7];[.$AN7];[.$AQ7];[.$AU7];[.$AX7];[.$BA7];[.$BD7];[.$BG7];[.$BJ7];[.$BM7];[.$BP7];[.$BS7];[.$BV7];[.$BY7];[.$CB7];[.$CE7];[.$CH7])" office:value-type="float"/>
          <table:table-cell table:formula="of:=MEDIAN([.$B7];[.$E7];[.$H7];[.$K7];[.$N7];[.$Q7];[.$T7];[.$W7];[.$Z7];[.$AC7];[.$AF7];[.$AI7];[.$AL7];[.$AO7];[.$AR7];[.$AS7];[.$AV7];[.$AY7];[.$BB7];[.$BE7];[.$BH7];[.$BK7];[.$BN7];[.$BQ7];[.$BT7];[.$BW7];[.$BZ7];[.$CC7];[.$CF7])" office:value-type="float"/>
          <table:table-cell table:formula="of:=MEDIAN([.$C7];[.$F7];[.$I7];[.$L7];[.$O7];[.$R7];[.$U7];[.$X7];[.$AA7];[.$AD7];[.$AG7];[.$AJ7];[.$AM7];[.$AP7];[.$AT7];[.$AW7];[.$AZ7];[.$BC7];[.$BF7];[.$BI7];[.$BL7];[.$BO7];[.$BR7];[.$BU7];[.$BX7];[.$CA7];[.$CD7];[.$CG7])" office:value-type="float"/>
          <table:table-cell table:formula="of:=MEDIAN([.$D7];[.$G7];[.$J7];[.$M7];[.$P7];[.$S7];[.$V7];[.$Y7];[.$AB7];[.$AE7];[.$AH7];[.$AK7];[.$AN7];[.$AQ7];[.$AU7];[.$AX7];[.$BA7];[.$BD7];[.$BG7];[.$BJ7];[.$BM7];[.$BP7];[.$BS7];[.$BV7];[.$BY7];[.$CB7];[.$CE7];[.$CH7])" office:value-type="float"/>
          <table:table-cell table:formula="of:=MAX([.$B7];[.$E7];[.$H7];[.$K7];[.$N7];[.$Q7];[.$T7];[.$W7];[.$Z7];[.$AC7];[.$AF7];[.$AI7];[.$AL7];[.$AO7];[.$AR7];[.$AS7];[.$AV7];[.$AY7];[.$BB7];[.$BE7];[.$BH7];[.$BK7];[.$BN7];[.$BQ7];[.$BT7];[.$BW7];[.$BZ7];[.$CC7];[.$CF7])" office:value-type="float"/>
          <table:table-cell table:formula="of:=MAX([.$C7];[.$F7];[.$I7];[.$L7];[.$O7];[.$R7];[.$U7];[.$X7];[.$AA7];[.$AD7];[.$AG7];[.$AJ7];[.$AM7];[.$AP7];[.$AT7];[.$AW7];[.$AZ7];[.$BC7];[.$BF7];[.$BI7];[.$BL7];[.$BO7];[.$BR7];[.$BU7];[.$BX7];[.$CA7];[.$CD7];[.$CG7])" office:value-type="float"/>
          <table:table-cell table:formula="of:=MAX([.$D7];[.$G7];[.$J7];[.$M7];[.$P7];[.$S7];[.$V7];[.$Y7];[.$AB7];[.$AE7];[.$AH7];[.$AK7];[.$AN7];[.$AQ7];[.$AU7];[.$AX7];[.$BA7];[.$BD7];[.$BG7];[.$BJ7];[.$BM7];[.$BP7];[.$BS7];[.$BV7];[.$BY7];[.$CB7];[.$CE7];[.$CH7])" office:value-type="float"/>
        </table:table-row>
        <table:table-row table:style-name="ro1">
          <table:table-cell office:value-type="string">
            <text:p>maze/maze_s7_a5_h35.lp</text:p>
          </table:table-cell>
          <table:table-cell office:value-type="float" office:value="0.01"/>
          <table:table-cell office:value-type="float" office:value="134.0"/>
          <table:table-cell office:value-type="float" office:value="2.0"/>
          <table:table-cell office:value-type="float" office:value="0.01"/>
          <table:table-cell office:value-type="float" office:value="946.0"/>
          <table:table-cell office:value-type="float" office:value="3.0"/>
          <table:table-cell office:value-type="float" office:value="0.01"/>
          <table:table-cell table:style-name="cellBest" office:value-type="float" office:value="121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121.0"/>
          <table:table-cell table:style-name="cellBest" office:value-type="float" office:value="0.0"/>
          <table:table-cell office:value-type="float" office:value="0.02"/>
          <table:table-cell office:value-type="float" office:value="358.0"/>
          <table:table-cell table:style-name="cellWorst" office:value-type="float" office:value="28.0"/>
          <table:table-cell office:value-type="float" office:value="0.01"/>
          <table:table-cell office:value-type="float" office:value="1224.0"/>
          <table:table-cell office:value-type="float" office:value="4.0"/>
          <table:table-cell office:value-type="float" office:value="0.01"/>
          <table:table-cell office:value-type="float" office:value="130.0"/>
          <table:table-cell office:value-type="float" office:value="4.0"/>
          <table:table-cell office:value-type="float" office:value="0.02"/>
          <table:table-cell office:value-type="float" office:value="358.0"/>
          <table:table-cell table:style-name="cellWorst" office:value-type="float" office:value="28.0"/>
          <table:table-cell office:value-type="float" office:value="0.09"/>
          <table:table-cell table:style-name="cellWorst" office:value-type="float" office:value="1985.0"/>
          <table:table-cell office:value-type="float" office:value="2.0"/>
          <table:table-cell office:value-type="float" office:value="0.13"/>
          <table:table-cell table:style-name="cellWorst" office:value-type="float" office:value="1985.0"/>
          <table:table-cell office:value-type="float" office:value="2.0"/>
          <table:table-cell office:value-type="float" office:value="0.1"/>
          <table:table-cell table:style-name="cellWorst" office:value-type="float" office:value="1985.0"/>
          <table:table-cell office:value-type="float" office:value="2.0"/>
          <table:table-cell office:value-type="float" office:value="0.09"/>
          <table:table-cell table:style-name="cellWorst" office:value-type="float" office:value="1985.0"/>
          <table:table-cell office:value-type="float" office:value="2.0"/>
          <table:table-cell office:value-type="float" office:value="0.14"/>
          <table:table-cell table:style-name="cellWorst" office:value-type="float" office:value="1985.0"/>
          <table:table-cell office:value-type="float" office:value="2.0"/>
          <table:table-cell office:value-type="float" office:value="0.1"/>
          <table:table-cell table:style-name="cellWorst" office:value-type="float" office:value="1985.0"/>
          <table:table-cell office:value-type="float" office:value="2.0"/>
          <table:table-cell table:style-name="cellWorst" office:value-type="float" office:value="1200.0"/>
          <table:table-cell office:value-type="float" office:value="0.09"/>
          <table:table-cell table:style-name="cellWorst" office:value-type="float" office:value="1985.0"/>
          <table:table-cell office:value-type="float" office:value="2.0"/>
          <table:table-cell office:value-type="float" office:value="0.01"/>
          <table:table-cell office:value-type="float" office:value="148.0"/>
          <table:table-cell office:value-type="float" office:value="2.0"/>
          <table:table-cell office:value-type="float" office:value="0.01"/>
          <table:table-cell office:value-type="float" office:value="148.0"/>
          <table:table-cell office:value-type="float" office:value="2.0"/>
          <table:table-cell office:value-type="float" office:value="0.01"/>
          <table:table-cell office:value-type="float" office:value="148.0"/>
          <table:table-cell office:value-type="float" office:value="2.0"/>
          <table:table-cell office:value-type="float" office:value="0.01"/>
          <table:table-cell office:value-type="float" office:value="148.0"/>
          <table:table-cell office:value-type="float" office:value="2.0"/>
          <table:table-cell office:value-type="float" office:value="0.01"/>
          <table:table-cell office:value-type="float" office:value="159.0"/>
          <table:table-cell office:value-type="float" office:value="3.0"/>
          <table:table-cell office:value-type="float" office:value="0.01"/>
          <table:table-cell office:value-type="float" office:value="692.0"/>
          <table:table-cell office:value-type="float" office:value="4.0"/>
          <table:table-cell office:value-type="float" office:value="0.01"/>
          <table:table-cell office:value-type="float" office:value="691.0"/>
          <table:table-cell office:value-type="float" office:value="4.0"/>
          <table:table-cell office:value-type="float" office:value="0.01"/>
          <table:table-cell office:value-type="float" office:value="124.0"/>
          <table:table-cell office:value-type="float" office:value="1.0"/>
          <table:table-cell office:value-type="float" office:value="0.01"/>
          <table:table-cell office:value-type="float" office:value="147.0"/>
          <table:table-cell office:value-type="float" office:value="2.0"/>
          <table:table-cell office:value-type="float" office:value="0.01"/>
          <table:table-cell office:value-type="float" office:value="1224.0"/>
          <table:table-cell office:value-type="float" office:value="4.0"/>
          <table:table-cell office:value-type="float" office:value="0.01"/>
          <table:table-cell office:value-type="float" office:value="1224.0"/>
          <table:table-cell office:value-type="float" office:value="4.0"/>
          <table:table-cell office:value-type="float" office:value="0.02"/>
          <table:table-cell office:value-type="float" office:value="358.0"/>
          <table:table-cell table:style-name="cellWorst" office:value-type="float" office:value="28.0"/>
          <table:table-cell office:value-type="float" office:value="0.01"/>
          <table:table-cell office:value-type="float" office:value="146.0"/>
          <table:table-cell office:value-type="float" office:value="2.0"/>
          <table:table-cell table:formula="of:=MIN([.$B8];[.$E8];[.$H8];[.$K8];[.$N8];[.$Q8];[.$T8];[.$W8];[.$Z8];[.$AC8];[.$AF8];[.$AI8];[.$AL8];[.$AO8];[.$AR8];[.$AS8];[.$AV8];[.$AY8];[.$BB8];[.$BE8];[.$BH8];[.$BK8];[.$BN8];[.$BQ8];[.$BT8];[.$BW8];[.$BZ8];[.$CC8];[.$CF8])" office:value-type="float"/>
          <table:table-cell table:formula="of:=MIN([.$C8];[.$F8];[.$I8];[.$L8];[.$O8];[.$R8];[.$U8];[.$X8];[.$AA8];[.$AD8];[.$AG8];[.$AJ8];[.$AM8];[.$AP8];[.$AT8];[.$AW8];[.$AZ8];[.$BC8];[.$BF8];[.$BI8];[.$BL8];[.$BO8];[.$BR8];[.$BU8];[.$BX8];[.$CA8];[.$CD8];[.$CG8])" office:value-type="float"/>
          <table:table-cell table:formula="of:=MIN([.$D8];[.$G8];[.$J8];[.$M8];[.$P8];[.$S8];[.$V8];[.$Y8];[.$AB8];[.$AE8];[.$AH8];[.$AK8];[.$AN8];[.$AQ8];[.$AU8];[.$AX8];[.$BA8];[.$BD8];[.$BG8];[.$BJ8];[.$BM8];[.$BP8];[.$BS8];[.$BV8];[.$BY8];[.$CB8];[.$CE8];[.$CH8])" office:value-type="float"/>
          <table:table-cell table:formula="of:=MEDIAN([.$B8];[.$E8];[.$H8];[.$K8];[.$N8];[.$Q8];[.$T8];[.$W8];[.$Z8];[.$AC8];[.$AF8];[.$AI8];[.$AL8];[.$AO8];[.$AR8];[.$AS8];[.$AV8];[.$AY8];[.$BB8];[.$BE8];[.$BH8];[.$BK8];[.$BN8];[.$BQ8];[.$BT8];[.$BW8];[.$BZ8];[.$CC8];[.$CF8])" office:value-type="float"/>
          <table:table-cell table:formula="of:=MEDIAN([.$C8];[.$F8];[.$I8];[.$L8];[.$O8];[.$R8];[.$U8];[.$X8];[.$AA8];[.$AD8];[.$AG8];[.$AJ8];[.$AM8];[.$AP8];[.$AT8];[.$AW8];[.$AZ8];[.$BC8];[.$BF8];[.$BI8];[.$BL8];[.$BO8];[.$BR8];[.$BU8];[.$BX8];[.$CA8];[.$CD8];[.$CG8])" office:value-type="float"/>
          <table:table-cell table:formula="of:=MEDIAN([.$D8];[.$G8];[.$J8];[.$M8];[.$P8];[.$S8];[.$V8];[.$Y8];[.$AB8];[.$AE8];[.$AH8];[.$AK8];[.$AN8];[.$AQ8];[.$AU8];[.$AX8];[.$BA8];[.$BD8];[.$BG8];[.$BJ8];[.$BM8];[.$BP8];[.$BS8];[.$BV8];[.$BY8];[.$CB8];[.$CE8];[.$CH8])" office:value-type="float"/>
          <table:table-cell table:formula="of:=MAX([.$B8];[.$E8];[.$H8];[.$K8];[.$N8];[.$Q8];[.$T8];[.$W8];[.$Z8];[.$AC8];[.$AF8];[.$AI8];[.$AL8];[.$AO8];[.$AR8];[.$AS8];[.$AV8];[.$AY8];[.$BB8];[.$BE8];[.$BH8];[.$BK8];[.$BN8];[.$BQ8];[.$BT8];[.$BW8];[.$BZ8];[.$CC8];[.$CF8])" office:value-type="float"/>
          <table:table-cell table:formula="of:=MAX([.$C8];[.$F8];[.$I8];[.$L8];[.$O8];[.$R8];[.$U8];[.$X8];[.$AA8];[.$AD8];[.$AG8];[.$AJ8];[.$AM8];[.$AP8];[.$AT8];[.$AW8];[.$AZ8];[.$BC8];[.$BF8];[.$BI8];[.$BL8];[.$BO8];[.$BR8];[.$BU8];[.$BX8];[.$CA8];[.$CD8];[.$CG8])" office:value-type="float"/>
          <table:table-cell table:formula="of:=MAX([.$D8];[.$G8];[.$J8];[.$M8];[.$P8];[.$S8];[.$V8];[.$Y8];[.$AB8];[.$AE8];[.$AH8];[.$AK8];[.$AN8];[.$AQ8];[.$AU8];[.$AX8];[.$BA8];[.$BD8];[.$BG8];[.$BJ8];[.$BM8];[.$BP8];[.$BS8];[.$BV8];[.$BY8];[.$CB8];[.$CE8];[.$CH8])" office:value-type="float"/>
        </table:table-row>
        <table:table-row table:style-name="ro1">
          <table:table-cell office:value-type="string">
            <text:p>maze/maze_s7_a6_h28.lp</text:p>
          </table:table-cell>
          <table:table-cell office:value-type="float" office:value="0.01"/>
          <table:table-cell office:value-type="float" office:value="80.0"/>
          <table:table-cell office:value-type="float" office:value="4.0"/>
          <table:table-cell office:value-type="float" office:value="0.02"/>
          <table:table-cell office:value-type="float" office:value="513.0"/>
          <table:table-cell office:value-type="float" office:value="58.0"/>
          <table:table-cell office:value-type="float" office:value="0.03"/>
          <table:table-cell office:value-type="float" office:value="632.0"/>
          <table:table-cell office:value-type="float" office:value="38.0"/>
          <table:table-cell office:value-type="float" office:value="0.03"/>
          <table:table-cell office:value-type="float" office:value="632.0"/>
          <table:table-cell office:value-type="float" office:value="38.0"/>
          <table:table-cell office:value-type="float" office:value="0.01"/>
          <table:table-cell office:value-type="float" office:value="296.0"/>
          <table:table-cell office:value-type="float" office:value="27.0"/>
          <table:table-cell office:value-type="float" office:value="0.01"/>
          <table:table-cell office:value-type="float" office:value="1109.0"/>
          <table:table-cell table:style-name="cellWorst" office:value-type="float" office:value="62.0"/>
          <table:table-cell office:value-type="float" office:value="0.01"/>
          <table:table-cell table:style-name="cellBest" office:value-type="float" office:value="79.0"/>
          <table:table-cell table:style-name="cellBest" office:value-type="float" office:value="2.0"/>
          <table:table-cell office:value-type="float" office:value="0.02"/>
          <table:table-cell office:value-type="float" office:value="296.0"/>
          <table:table-cell office:value-type="float" office:value="27.0"/>
          <table:table-cell office:value-type="float" office:value="0.13"/>
          <table:table-cell office:value-type="float" office:value="3241.0"/>
          <table:table-cell office:value-type="float" office:value="14.0"/>
          <table:table-cell office:value-type="float" office:value="0.18"/>
          <table:table-cell table:style-name="cellWorst" office:value-type="float" office:value="3247.0"/>
          <table:table-cell office:value-type="float" office:value="15.0"/>
          <table:table-cell office:value-type="float" office:value="0.13"/>
          <table:table-cell table:style-name="cellWorst" office:value-type="float" office:value="3247.0"/>
          <table:table-cell office:value-type="float" office:value="15.0"/>
          <table:table-cell office:value-type="float" office:value="0.13"/>
          <table:table-cell office:value-type="float" office:value="3229.0"/>
          <table:table-cell office:value-type="float" office:value="14.0"/>
          <table:table-cell office:value-type="float" office:value="0.14"/>
          <table:table-cell office:value-type="float" office:value="3241.0"/>
          <table:table-cell office:value-type="float" office:value="14.0"/>
          <table:table-cell office:value-type="float" office:value="0.13"/>
          <table:table-cell table:style-name="cellWorst" office:value-type="float" office:value="3247.0"/>
          <table:table-cell office:value-type="float" office:value="15.0"/>
          <table:table-cell table:style-name="cellWorst" office:value-type="float" office:value="1200.0"/>
          <table:table-cell office:value-type="float" office:value="0.15"/>
          <table:table-cell office:value-type="float" office:value="3229.0"/>
          <table:table-cell office:value-type="float" office:value="14.0"/>
          <table:table-cell office:value-type="float" office:value="0.01"/>
          <table:table-cell office:value-type="float" office:value="88.0"/>
          <table:table-cell office:value-type="float" office:value="3.0"/>
          <table:table-cell office:value-type="float" office:value="0.01"/>
          <table:table-cell office:value-type="float" office:value="88.0"/>
          <table:table-cell office:value-type="float" office:value="3.0"/>
          <table:table-cell office:value-type="float" office:value="0.01"/>
          <table:table-cell office:value-type="float" office:value="88.0"/>
          <table:table-cell office:value-type="float" office:value="3.0"/>
          <table:table-cell office:value-type="float" office:value="0.01"/>
          <table:table-cell office:value-type="float" office:value="88.0"/>
          <table:table-cell office:value-type="float" office:value="3.0"/>
          <table:table-cell office:value-type="float" office:value="0.01"/>
          <table:table-cell office:value-type="float" office:value="81.0"/>
          <table:table-cell office:value-type="float" office:value="4.0"/>
          <table:table-cell office:value-type="float" office:value="0.01"/>
          <table:table-cell office:value-type="float" office:value="895.0"/>
          <table:table-cell office:value-type="float" office:value="7.0"/>
          <table:table-cell office:value-type="float" office:value="0.01"/>
          <table:table-cell office:value-type="float" office:value="895.0"/>
          <table:table-cell office:value-type="float" office:value="7.0"/>
          <table:table-cell office:value-type="float" office:value="0.04"/>
          <table:table-cell office:value-type="float" office:value="334.0"/>
          <table:table-cell office:value-type="float" office:value="30.0"/>
          <table:table-cell office:value-type="float" office:value="0.01"/>
          <table:table-cell office:value-type="float" office:value="83.0"/>
          <table:table-cell office:value-type="float" office:value="3.0"/>
          <table:table-cell office:value-type="float" office:value="0.01"/>
          <table:table-cell office:value-type="float" office:value="1109.0"/>
          <table:table-cell table:style-name="cellWorst" office:value-type="float" office:value="62.0"/>
          <table:table-cell office:value-type="float" office:value="0.01"/>
          <table:table-cell office:value-type="float" office:value="1094.0"/>
          <table:table-cell office:value-type="float" office:value="59.0"/>
          <table:table-cell office:value-type="float" office:value="0.02"/>
          <table:table-cell office:value-type="float" office:value="296.0"/>
          <table:table-cell office:value-type="float" office:value="27.0"/>
          <table:table-cell office:value-type="float" office:value="0.01"/>
          <table:table-cell office:value-type="float" office:value="83.0"/>
          <table:table-cell office:value-type="float" office:value="3.0"/>
          <table:table-cell table:formula="of:=MIN([.$B9];[.$E9];[.$H9];[.$K9];[.$N9];[.$Q9];[.$T9];[.$W9];[.$Z9];[.$AC9];[.$AF9];[.$AI9];[.$AL9];[.$AO9];[.$AR9];[.$AS9];[.$AV9];[.$AY9];[.$BB9];[.$BE9];[.$BH9];[.$BK9];[.$BN9];[.$BQ9];[.$BT9];[.$BW9];[.$BZ9];[.$CC9];[.$CF9])" office:value-type="float"/>
          <table:table-cell table:formula="of:=MIN([.$C9];[.$F9];[.$I9];[.$L9];[.$O9];[.$R9];[.$U9];[.$X9];[.$AA9];[.$AD9];[.$AG9];[.$AJ9];[.$AM9];[.$AP9];[.$AT9];[.$AW9];[.$AZ9];[.$BC9];[.$BF9];[.$BI9];[.$BL9];[.$BO9];[.$BR9];[.$BU9];[.$BX9];[.$CA9];[.$CD9];[.$CG9])" office:value-type="float"/>
          <table:table-cell table:formula="of:=MIN([.$D9];[.$G9];[.$J9];[.$M9];[.$P9];[.$S9];[.$V9];[.$Y9];[.$AB9];[.$AE9];[.$AH9];[.$AK9];[.$AN9];[.$AQ9];[.$AU9];[.$AX9];[.$BA9];[.$BD9];[.$BG9];[.$BJ9];[.$BM9];[.$BP9];[.$BS9];[.$BV9];[.$BY9];[.$CB9];[.$CE9];[.$CH9])" office:value-type="float"/>
          <table:table-cell table:formula="of:=MEDIAN([.$B9];[.$E9];[.$H9];[.$K9];[.$N9];[.$Q9];[.$T9];[.$W9];[.$Z9];[.$AC9];[.$AF9];[.$AI9];[.$AL9];[.$AO9];[.$AR9];[.$AS9];[.$AV9];[.$AY9];[.$BB9];[.$BE9];[.$BH9];[.$BK9];[.$BN9];[.$BQ9];[.$BT9];[.$BW9];[.$BZ9];[.$CC9];[.$CF9])" office:value-type="float"/>
          <table:table-cell table:formula="of:=MEDIAN([.$C9];[.$F9];[.$I9];[.$L9];[.$O9];[.$R9];[.$U9];[.$X9];[.$AA9];[.$AD9];[.$AG9];[.$AJ9];[.$AM9];[.$AP9];[.$AT9];[.$AW9];[.$AZ9];[.$BC9];[.$BF9];[.$BI9];[.$BL9];[.$BO9];[.$BR9];[.$BU9];[.$BX9];[.$CA9];[.$CD9];[.$CG9])" office:value-type="float"/>
          <table:table-cell table:formula="of:=MEDIAN([.$D9];[.$G9];[.$J9];[.$M9];[.$P9];[.$S9];[.$V9];[.$Y9];[.$AB9];[.$AE9];[.$AH9];[.$AK9];[.$AN9];[.$AQ9];[.$AU9];[.$AX9];[.$BA9];[.$BD9];[.$BG9];[.$BJ9];[.$BM9];[.$BP9];[.$BS9];[.$BV9];[.$BY9];[.$CB9];[.$CE9];[.$CH9])" office:value-type="float"/>
          <table:table-cell table:formula="of:=MAX([.$B9];[.$E9];[.$H9];[.$K9];[.$N9];[.$Q9];[.$T9];[.$W9];[.$Z9];[.$AC9];[.$AF9];[.$AI9];[.$AL9];[.$AO9];[.$AR9];[.$AS9];[.$AV9];[.$AY9];[.$BB9];[.$BE9];[.$BH9];[.$BK9];[.$BN9];[.$BQ9];[.$BT9];[.$BW9];[.$BZ9];[.$CC9];[.$CF9])" office:value-type="float"/>
          <table:table-cell table:formula="of:=MAX([.$C9];[.$F9];[.$I9];[.$L9];[.$O9];[.$R9];[.$U9];[.$X9];[.$AA9];[.$AD9];[.$AG9];[.$AJ9];[.$AM9];[.$AP9];[.$AT9];[.$AW9];[.$AZ9];[.$BC9];[.$BF9];[.$BI9];[.$BL9];[.$BO9];[.$BR9];[.$BU9];[.$BX9];[.$CA9];[.$CD9];[.$CG9])" office:value-type="float"/>
          <table:table-cell table:formula="of:=MAX([.$D9];[.$G9];[.$J9];[.$M9];[.$P9];[.$S9];[.$V9];[.$Y9];[.$AB9];[.$AE9];[.$AH9];[.$AK9];[.$AN9];[.$AQ9];[.$AU9];[.$AX9];[.$BA9];[.$BD9];[.$BG9];[.$BJ9];[.$BM9];[.$BP9];[.$BS9];[.$BV9];[.$BY9];[.$CB9];[.$CE9];[.$CH9])" office:value-type="float"/>
        </table:table-row>
        <table:table-row table:style-name="ro1">
          <table:table-cell office:value-type="string">
            <text:p>maze/maze_s7_a7_h22.lp</text:p>
          </table:table-cell>
          <table:table-cell office:value-type="float" office:value="0.01"/>
          <table:table-cell table:style-name="cellBest" office:value-type="float" office:value="60.0"/>
          <table:table-cell table:style-name="cellBest" office:value-type="float" office:value="0.0"/>
          <table:table-cell office:value-type="float" office:value="0.01"/>
          <table:table-cell office:value-type="float" office:value="368.0"/>
          <table:table-cell office:value-type="float" office:value="5.0"/>
          <table:table-cell office:value-type="float" office:value="0.01"/>
          <table:table-cell office:value-type="float" office:value="80.0"/>
          <table:table-cell office:value-type="float" office:value="9.0"/>
          <table:table-cell office:value-type="float" office:value="0.01"/>
          <table:table-cell office:value-type="float" office:value="80.0"/>
          <table:table-cell office:value-type="float" office:value="9.0"/>
          <table:table-cell office:value-type="float" office:value="0.01"/>
          <table:table-cell office:value-type="float" office:value="276.0"/>
          <table:table-cell office:value-type="float" office:value="25.0"/>
          <table:table-cell office:value-type="float" office:value="0.01"/>
          <table:table-cell office:value-type="float" office:value="1278.0"/>
          <table:table-cell office:value-type="float" office:value="68.0"/>
          <table:table-cell table:style-name="cellBest" office:value-type="float" office:value="0.0"/>
          <table:table-cell table:style-name="cellBest" office:value-type="float" office:value="60.0"/>
          <table:table-cell table:style-name="cellBest" office:value-type="float" office:value="0.0"/>
          <table:table-cell office:value-type="float" office:value="0.01"/>
          <table:table-cell office:value-type="float" office:value="276.0"/>
          <table:table-cell office:value-type="float" office:value="25.0"/>
          <table:table-cell office:value-type="float" office:value="2.28"/>
          <table:table-cell table:style-name="cellWorst" office:value-type="float" office:value="156890.0"/>
          <table:table-cell table:style-name="cellWorst" office:value-type="float" office:value="65834.0"/>
          <table:table-cell office:value-type="float" office:value="1.49"/>
          <table:table-cell office:value-type="float" office:value="15345.0"/>
          <table:table-cell office:value-type="float" office:value="5055.0"/>
          <table:table-cell office:value-type="float" office:value="0.78"/>
          <table:table-cell office:value-type="float" office:value="20496.0"/>
          <table:table-cell office:value-type="float" office:value="1618.0"/>
          <table:table-cell office:value-type="float" office:value="0.95"/>
          <table:table-cell office:value-type="float" office:value="26488.0"/>
          <table:table-cell office:value-type="float" office:value="2087.0"/>
          <table:table-cell office:value-type="float" office:value="2.36"/>
          <table:table-cell table:style-name="cellWorst" office:value-type="float" office:value="156890.0"/>
          <table:table-cell table:style-name="cellWorst" office:value-type="float" office:value="65834.0"/>
          <table:table-cell office:value-type="float" office:value="1.56"/>
          <table:table-cell office:value-type="float" office:value="15345.0"/>
          <table:table-cell office:value-type="float" office:value="5055.0"/>
          <table:table-cell table:style-name="cellWorst" office:value-type="float" office:value="1200.0"/>
          <table:table-cell office:value-type="float" office:value="0.84"/>
          <table:table-cell office:value-type="float" office:value="26488.0"/>
          <table:table-cell office:value-type="float" office:value="2087.0"/>
          <table:table-cell office:value-type="float" office:value="0.01"/>
          <table:table-cell office:value-type="float" office:value="66.0"/>
          <table:table-cell table:style-name="cellBest" office:value-type="float" office:value="0.0"/>
          <table:table-cell office:value-type="float" office:value="0.01"/>
          <table:table-cell office:value-type="float" office:value="66.0"/>
          <table:table-cell table:style-name="cellBest" office:value-type="float" office:value="0.0"/>
          <table:table-cell office:value-type="float" office:value="0.01"/>
          <table:table-cell office:value-type="float" office:value="66.0"/>
          <table:table-cell table:style-name="cellBest" office:value-type="float" office:value="0.0"/>
          <table:table-cell office:value-type="float" office:value="0.01"/>
          <table:table-cell office:value-type="float" office:value="66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60.0"/>
          <table:table-cell table:style-name="cellBest" office:value-type="float" office:value="0.0"/>
          <table:table-cell office:value-type="float" office:value="0.01"/>
          <table:table-cell office:value-type="float" office:value="526.0"/>
          <table:table-cell office:value-type="float" office:value="11.0"/>
          <table:table-cell office:value-type="float" office:value="0.01"/>
          <table:table-cell office:value-type="float" office:value="525.0"/>
          <table:table-cell office:value-type="float" office:value="11.0"/>
          <table:table-cell office:value-type="float" office:value="0.01"/>
          <table:table-cell office:value-type="float" office:value="73.0"/>
          <table:table-cell office:value-type="float" office:value="3.0"/>
          <table:table-cell office:value-type="float" office:value="0.01"/>
          <table:table-cell table:style-name="cellBest" office:value-type="float" office:value="60.0"/>
          <table:table-cell table:style-name="cellBest" office:value-type="float" office:value="0.0"/>
          <table:table-cell office:value-type="float" office:value="0.01"/>
          <table:table-cell office:value-type="float" office:value="1278.0"/>
          <table:table-cell office:value-type="float" office:value="68.0"/>
          <table:table-cell office:value-type="float" office:value="0.01"/>
          <table:table-cell office:value-type="float" office:value="1561.0"/>
          <table:table-cell office:value-type="float" office:value="77.0"/>
          <table:table-cell office:value-type="float" office:value="0.01"/>
          <table:table-cell office:value-type="float" office:value="276.0"/>
          <table:table-cell office:value-type="float" office:value="25.0"/>
          <table:table-cell office:value-type="float" office:value="0.01"/>
          <table:table-cell table:style-name="cellBest" office:value-type="float" office:value="60.0"/>
          <table:table-cell table:style-name="cellBest" office:value-type="float" office:value="0.0"/>
          <table:table-cell table:formula="of:=MIN([.$B10];[.$E10];[.$H10];[.$K10];[.$N10];[.$Q10];[.$T10];[.$W10];[.$Z10];[.$AC10];[.$AF10];[.$AI10];[.$AL10];[.$AO10];[.$AR10];[.$AS10];[.$AV10];[.$AY10];[.$BB10];[.$BE10];[.$BH10];[.$BK10];[.$BN10];[.$BQ10];[.$BT10];[.$BW10];[.$BZ10];[.$CC10];[.$CF10])" office:value-type="float"/>
          <table:table-cell table:formula="of:=MIN([.$C10];[.$F10];[.$I10];[.$L10];[.$O10];[.$R10];[.$U10];[.$X10];[.$AA10];[.$AD10];[.$AG10];[.$AJ10];[.$AM10];[.$AP10];[.$AT10];[.$AW10];[.$AZ10];[.$BC10];[.$BF10];[.$BI10];[.$BL10];[.$BO10];[.$BR10];[.$BU10];[.$BX10];[.$CA10];[.$CD10];[.$CG10])" office:value-type="float"/>
          <table:table-cell table:formula="of:=MIN([.$D10];[.$G10];[.$J10];[.$M10];[.$P10];[.$S10];[.$V10];[.$Y10];[.$AB10];[.$AE10];[.$AH10];[.$AK10];[.$AN10];[.$AQ10];[.$AU10];[.$AX10];[.$BA10];[.$BD10];[.$BG10];[.$BJ10];[.$BM10];[.$BP10];[.$BS10];[.$BV10];[.$BY10];[.$CB10];[.$CE10];[.$CH10])" office:value-type="float"/>
          <table:table-cell table:formula="of:=MEDIAN([.$B10];[.$E10];[.$H10];[.$K10];[.$N10];[.$Q10];[.$T10];[.$W10];[.$Z10];[.$AC10];[.$AF10];[.$AI10];[.$AL10];[.$AO10];[.$AR10];[.$AS10];[.$AV10];[.$AY10];[.$BB10];[.$BE10];[.$BH10];[.$BK10];[.$BN10];[.$BQ10];[.$BT10];[.$BW10];[.$BZ10];[.$CC10];[.$CF10])" office:value-type="float"/>
          <table:table-cell table:formula="of:=MEDIAN([.$C10];[.$F10];[.$I10];[.$L10];[.$O10];[.$R10];[.$U10];[.$X10];[.$AA10];[.$AD10];[.$AG10];[.$AJ10];[.$AM10];[.$AP10];[.$AT10];[.$AW10];[.$AZ10];[.$BC10];[.$BF10];[.$BI10];[.$BL10];[.$BO10];[.$BR10];[.$BU10];[.$BX10];[.$CA10];[.$CD10];[.$CG10])" office:value-type="float"/>
          <table:table-cell table:formula="of:=MEDIAN([.$D10];[.$G10];[.$J10];[.$M10];[.$P10];[.$S10];[.$V10];[.$Y10];[.$AB10];[.$AE10];[.$AH10];[.$AK10];[.$AN10];[.$AQ10];[.$AU10];[.$AX10];[.$BA10];[.$BD10];[.$BG10];[.$BJ10];[.$BM10];[.$BP10];[.$BS10];[.$BV10];[.$BY10];[.$CB10];[.$CE10];[.$CH10])" office:value-type="float"/>
          <table:table-cell table:formula="of:=MAX([.$B10];[.$E10];[.$H10];[.$K10];[.$N10];[.$Q10];[.$T10];[.$W10];[.$Z10];[.$AC10];[.$AF10];[.$AI10];[.$AL10];[.$AO10];[.$AR10];[.$AS10];[.$AV10];[.$AY10];[.$BB10];[.$BE10];[.$BH10];[.$BK10];[.$BN10];[.$BQ10];[.$BT10];[.$BW10];[.$BZ10];[.$CC10];[.$CF10])" office:value-type="float"/>
          <table:table-cell table:formula="of:=MAX([.$C10];[.$F10];[.$I10];[.$L10];[.$O10];[.$R10];[.$U10];[.$X10];[.$AA10];[.$AD10];[.$AG10];[.$AJ10];[.$AM10];[.$AP10];[.$AT10];[.$AW10];[.$AZ10];[.$BC10];[.$BF10];[.$BI10];[.$BL10];[.$BO10];[.$BR10];[.$BU10];[.$BX10];[.$CA10];[.$CD10];[.$CG10])" office:value-type="float"/>
          <table:table-cell table:formula="of:=MAX([.$D10];[.$G10];[.$J10];[.$M10];[.$P10];[.$S10];[.$V10];[.$Y10];[.$AB10];[.$AE10];[.$AH10];[.$AK10];[.$AN10];[.$AQ10];[.$AU10];[.$AX10];[.$BA10];[.$BD10];[.$BG10];[.$BJ10];[.$BM10];[.$BP10];[.$BS10];[.$BV10];[.$BY10];[.$CB10];[.$CE10];[.$CH10])" office:value-type="float"/>
        </table:table-row>
        <table:table-row table:style-name="ro1">
          <table:table-cell office:value-type="string">
            <text:p>maze/maze_s7_a8_h24.lp</text:p>
          </table:table-cell>
          <table:table-cell office:value-type="float" office:value="0.03"/>
          <table:table-cell office:value-type="float" office:value="1122.0"/>
          <table:table-cell office:value-type="float" office:value="345.0"/>
          <table:table-cell office:value-type="float" office:value="0.03"/>
          <table:table-cell office:value-type="float" office:value="2006.0"/>
          <table:table-cell office:value-type="float" office:value="314.0"/>
          <table:table-cell table:style-name="cellBest" office:value-type="float" office:value="0.02"/>
          <table:table-cell office:value-type="float" office:value="468.0"/>
          <table:table-cell office:value-type="float" office:value="72.0"/>
          <table:table-cell table:style-name="cellBest" office:value-type="float" office:value="0.02"/>
          <table:table-cell office:value-type="float" office:value="468.0"/>
          <table:table-cell office:value-type="float" office:value="72.0"/>
          <table:table-cell table:style-name="cellBest" office:value-type="float" office:value="0.02"/>
          <table:table-cell table:style-name="cellBest" office:value-type="float" office:value="435.0"/>
          <table:table-cell table:style-name="cellBest" office:value-type="float" office:value="44.0"/>
          <table:table-cell table:style-name="cellBest" office:value-type="float" office:value="0.02"/>
          <table:table-cell office:value-type="float" office:value="1651.0"/>
          <table:table-cell office:value-type="float" office:value="153.0"/>
          <table:table-cell table:style-name="cellBest" office:value-type="float" office:value="0.02"/>
          <table:table-cell office:value-type="float" office:value="547.0"/>
          <table:table-cell office:value-type="float" office:value="158.0"/>
          <table:table-cell table:style-name="cellBest" office:value-type="float" office:value="0.02"/>
          <table:table-cell table:style-name="cellBest" office:value-type="float" office:value="435.0"/>
          <table:table-cell table:style-name="cellBest" office:value-type="float" office:value="44.0"/>
          <table:table-cell office:value-type="float" office:value="1.76"/>
          <table:table-cell office:value-type="float" office:value="14920.0"/>
          <table:table-cell table:style-name="cellWorst" office:value-type="float" office:value="4391.0"/>
          <table:table-cell office:value-type="float" office:value="0.11"/>
          <table:table-cell office:value-type="float" office:value="3349.0"/>
          <table:table-cell office:value-type="float" office:value="286.0"/>
          <table:table-cell office:value-type="float" office:value="0.44"/>
          <table:table-cell office:value-type="float" office:value="19027.0"/>
          <table:table-cell office:value-type="float" office:value="669.0"/>
          <table:table-cell office:value-type="float" office:value="0.15"/>
          <table:table-cell office:value-type="float" office:value="3386.0"/>
          <table:table-cell office:value-type="float" office:value="397.0"/>
          <table:table-cell office:value-type="float" office:value="1.72"/>
          <table:table-cell office:value-type="float" office:value="14920.0"/>
          <table:table-cell table:style-name="cellWorst" office:value-type="float" office:value="4391.0"/>
          <table:table-cell office:value-type="float" office:value="0.12"/>
          <table:table-cell office:value-type="float" office:value="3349.0"/>
          <table:table-cell office:value-type="float" office:value="286.0"/>
          <table:table-cell table:style-name="cellWorst" office:value-type="float" office:value="1200.0"/>
          <table:table-cell office:value-type="float" office:value="0.11"/>
          <table:table-cell office:value-type="float" office:value="3386.0"/>
          <table:table-cell office:value-type="float" office:value="397.0"/>
          <table:table-cell office:value-type="float" office:value="0.03"/>
          <table:table-cell office:value-type="float" office:value="825.0"/>
          <table:table-cell office:value-type="float" office:value="208.0"/>
          <table:table-cell table:style-name="cellBest" office:value-type="float" office:value="0.02"/>
          <table:table-cell office:value-type="float" office:value="825.0"/>
          <table:table-cell office:value-type="float" office:value="208.0"/>
          <table:table-cell table:style-name="cellBest" office:value-type="float" office:value="0.02"/>
          <table:table-cell office:value-type="float" office:value="825.0"/>
          <table:table-cell office:value-type="float" office:value="208.0"/>
          <table:table-cell table:style-name="cellBest" office:value-type="float" office:value="0.02"/>
          <table:table-cell office:value-type="float" office:value="825.0"/>
          <table:table-cell office:value-type="float" office:value="208.0"/>
          <table:table-cell office:value-type="float" office:value="0.06"/>
          <table:table-cell office:value-type="float" office:value="2154.0"/>
          <table:table-cell office:value-type="float" office:value="1002.0"/>
          <table:table-cell office:value-type="float" office:value="0.05"/>
          <table:table-cell office:value-type="float" office:value="3072.0"/>
          <table:table-cell office:value-type="float" office:value="622.0"/>
          <table:table-cell office:value-type="float" office:value="0.04"/>
          <table:table-cell office:value-type="float" office:value="3100.0"/>
          <table:table-cell office:value-type="float" office:value="278.0"/>
          <table:table-cell office:value-type="float" office:value="0.75"/>
          <table:table-cell table:style-name="cellWorst" office:value-type="float" office:value="28487.0"/>
          <table:table-cell office:value-type="float" office:value="2513.0"/>
          <table:table-cell office:value-type="float" office:value="0.03"/>
          <table:table-cell office:value-type="float" office:value="1059.0"/>
          <table:table-cell office:value-type="float" office:value="342.0"/>
          <table:table-cell table:style-name="cellBest" office:value-type="float" office:value="0.02"/>
          <table:table-cell office:value-type="float" office:value="1651.0"/>
          <table:table-cell office:value-type="float" office:value="153.0"/>
          <table:table-cell table:style-name="cellBest" office:value-type="float" office:value="0.02"/>
          <table:table-cell office:value-type="float" office:value="1762.0"/>
          <table:table-cell office:value-type="float" office:value="150.0"/>
          <table:table-cell table:style-name="cellBest" office:value-type="float" office:value="0.02"/>
          <table:table-cell table:style-name="cellBest" office:value-type="float" office:value="435.0"/>
          <table:table-cell table:style-name="cellBest" office:value-type="float" office:value="44.0"/>
          <table:table-cell office:value-type="float" office:value="0.07"/>
          <table:table-cell office:value-type="float" office:value="4133.0"/>
          <table:table-cell office:value-type="float" office:value="517.0"/>
          <table:table-cell table:formula="of:=MIN([.$B11];[.$E11];[.$H11];[.$K11];[.$N11];[.$Q11];[.$T11];[.$W11];[.$Z11];[.$AC11];[.$AF11];[.$AI11];[.$AL11];[.$AO11];[.$AR11];[.$AS11];[.$AV11];[.$AY11];[.$BB11];[.$BE11];[.$BH11];[.$BK11];[.$BN11];[.$BQ11];[.$BT11];[.$BW11];[.$BZ11];[.$CC11];[.$CF11])" office:value-type="float"/>
          <table:table-cell table:formula="of:=MIN([.$C11];[.$F11];[.$I11];[.$L11];[.$O11];[.$R11];[.$U11];[.$X11];[.$AA11];[.$AD11];[.$AG11];[.$AJ11];[.$AM11];[.$AP11];[.$AT11];[.$AW11];[.$AZ11];[.$BC11];[.$BF11];[.$BI11];[.$BL11];[.$BO11];[.$BR11];[.$BU11];[.$BX11];[.$CA11];[.$CD11];[.$CG11])" office:value-type="float"/>
          <table:table-cell table:formula="of:=MIN([.$D11];[.$G11];[.$J11];[.$M11];[.$P11];[.$S11];[.$V11];[.$Y11];[.$AB11];[.$AE11];[.$AH11];[.$AK11];[.$AN11];[.$AQ11];[.$AU11];[.$AX11];[.$BA11];[.$BD11];[.$BG11];[.$BJ11];[.$BM11];[.$BP11];[.$BS11];[.$BV11];[.$BY11];[.$CB11];[.$CE11];[.$CH11])" office:value-type="float"/>
          <table:table-cell table:formula="of:=MEDIAN([.$B11];[.$E11];[.$H11];[.$K11];[.$N11];[.$Q11];[.$T11];[.$W11];[.$Z11];[.$AC11];[.$AF11];[.$AI11];[.$AL11];[.$AO11];[.$AR11];[.$AS11];[.$AV11];[.$AY11];[.$BB11];[.$BE11];[.$BH11];[.$BK11];[.$BN11];[.$BQ11];[.$BT11];[.$BW11];[.$BZ11];[.$CC11];[.$CF11])" office:value-type="float"/>
          <table:table-cell table:formula="of:=MEDIAN([.$C11];[.$F11];[.$I11];[.$L11];[.$O11];[.$R11];[.$U11];[.$X11];[.$AA11];[.$AD11];[.$AG11];[.$AJ11];[.$AM11];[.$AP11];[.$AT11];[.$AW11];[.$AZ11];[.$BC11];[.$BF11];[.$BI11];[.$BL11];[.$BO11];[.$BR11];[.$BU11];[.$BX11];[.$CA11];[.$CD11];[.$CG11])" office:value-type="float"/>
          <table:table-cell table:formula="of:=MEDIAN([.$D11];[.$G11];[.$J11];[.$M11];[.$P11];[.$S11];[.$V11];[.$Y11];[.$AB11];[.$AE11];[.$AH11];[.$AK11];[.$AN11];[.$AQ11];[.$AU11];[.$AX11];[.$BA11];[.$BD11];[.$BG11];[.$BJ11];[.$BM11];[.$BP11];[.$BS11];[.$BV11];[.$BY11];[.$CB11];[.$CE11];[.$CH11])" office:value-type="float"/>
          <table:table-cell table:formula="of:=MAX([.$B11];[.$E11];[.$H11];[.$K11];[.$N11];[.$Q11];[.$T11];[.$W11];[.$Z11];[.$AC11];[.$AF11];[.$AI11];[.$AL11];[.$AO11];[.$AR11];[.$AS11];[.$AV11];[.$AY11];[.$BB11];[.$BE11];[.$BH11];[.$BK11];[.$BN11];[.$BQ11];[.$BT11];[.$BW11];[.$BZ11];[.$CC11];[.$CF11])" office:value-type="float"/>
          <table:table-cell table:formula="of:=MAX([.$C11];[.$F11];[.$I11];[.$L11];[.$O11];[.$R11];[.$U11];[.$X11];[.$AA11];[.$AD11];[.$AG11];[.$AJ11];[.$AM11];[.$AP11];[.$AT11];[.$AW11];[.$AZ11];[.$BC11];[.$BF11];[.$BI11];[.$BL11];[.$BO11];[.$BR11];[.$BU11];[.$BX11];[.$CA11];[.$CD11];[.$CG11])" office:value-type="float"/>
          <table:table-cell table:formula="of:=MAX([.$D11];[.$G11];[.$J11];[.$M11];[.$P11];[.$S11];[.$V11];[.$Y11];[.$AB11];[.$AE11];[.$AH11];[.$AK11];[.$AN11];[.$AQ11];[.$AU11];[.$AX11];[.$BA11];[.$BD11];[.$BG11];[.$BJ11];[.$BM11];[.$BP11];[.$BS11];[.$BV11];[.$BY11];[.$CB11];[.$CE11];[.$CH11])" office:value-type="float"/>
        </table:table-row>
        <table:table-row table:style-name="ro1">
          <table:table-cell office:value-type="string">
            <text:p>maze/maze_s7_a9_h38.lp</text:p>
          </table:table-cell>
          <table:table-cell office:value-type="float" office:value="0.38"/>
          <table:table-cell office:value-type="float" office:value="21280.0"/>
          <table:table-cell office:value-type="float" office:value="3077.0"/>
          <table:table-cell table:style-name="cellBest" office:value-type="float" office:value="0.02"/>
          <table:table-cell table:style-name="cellBest" office:value-type="float" office:value="1783.0"/>
          <table:table-cell table:style-name="cellBest" office:value-type="float" office:value="31.0"/>
          <table:table-cell office:value-type="float" office:value="13.6"/>
          <table:table-cell office:value-type="float" office:value="417564.0"/>
          <table:table-cell office:value-type="float" office:value="10392.0"/>
          <table:table-cell office:value-type="float" office:value="13.6"/>
          <table:table-cell office:value-type="float" office:value="417564.0"/>
          <table:table-cell office:value-type="float" office:value="10392.0"/>
          <table:table-cell office:value-type="float" office:value="0.23"/>
          <table:table-cell office:value-type="float" office:value="2674.0"/>
          <table:table-cell office:value-type="float" office:value="1209.0"/>
          <table:table-cell office:value-type="float" office:value="0.19"/>
          <table:table-cell office:value-type="float" office:value="11017.0"/>
          <table:table-cell office:value-type="float" office:value="1223.0"/>
          <table:table-cell office:value-type="float" office:value="6.02"/>
          <table:table-cell office:value-type="float" office:value="289711.0"/>
          <table:table-cell office:value-type="float" office:value="42117.0"/>
          <table:table-cell office:value-type="float" office:value="0.18"/>
          <table:table-cell office:value-type="float" office:value="2674.0"/>
          <table:table-cell office:value-type="float" office:value="1209.0"/>
          <table:table-cell office:value-type="float" office:value="0.79"/>
          <table:table-cell office:value-type="float" office:value="20970.0"/>
          <table:table-cell office:value-type="float" office:value="524.0"/>
          <table:table-cell office:value-type="float" office:value="0.69"/>
          <table:table-cell office:value-type="float" office:value="20970.0"/>
          <table:table-cell office:value-type="float" office:value="524.0"/>
          <table:table-cell office:value-type="float" office:value="1.51"/>
          <table:table-cell office:value-type="float" office:value="70980.0"/>
          <table:table-cell office:value-type="float" office:value="1489.0"/>
          <table:table-cell office:value-type="float" office:value="6.16"/>
          <table:table-cell office:value-type="float" office:value="317325.0"/>
          <table:table-cell office:value-type="float" office:value="10471.0"/>
          <table:table-cell office:value-type="float" office:value="0.72"/>
          <table:table-cell office:value-type="float" office:value="20970.0"/>
          <table:table-cell office:value-type="float" office:value="524.0"/>
          <table:table-cell office:value-type="float" office:value="0.73"/>
          <table:table-cell office:value-type="float" office:value="20970.0"/>
          <table:table-cell office:value-type="float" office:value="524.0"/>
          <table:table-cell table:style-name="cellWorst" office:value-type="float" office:value="1200.0"/>
          <table:table-cell office:value-type="float" office:value="6.78"/>
          <table:table-cell office:value-type="float" office:value="317325.0"/>
          <table:table-cell office:value-type="float" office:value="10471.0"/>
          <table:table-cell office:value-type="float" office:value="0.67"/>
          <table:table-cell office:value-type="float" office:value="59141.0"/>
          <table:table-cell office:value-type="float" office:value="3290.0"/>
          <table:table-cell office:value-type="float" office:value="0.73"/>
          <table:table-cell office:value-type="float" office:value="59141.0"/>
          <table:table-cell office:value-type="float" office:value="3290.0"/>
          <table:table-cell office:value-type="float" office:value="0.66"/>
          <table:table-cell office:value-type="float" office:value="59141.0"/>
          <table:table-cell office:value-type="float" office:value="3290.0"/>
          <table:table-cell office:value-type="float" office:value="0.69"/>
          <table:table-cell office:value-type="float" office:value="59141.0"/>
          <table:table-cell office:value-type="float" office:value="3290.0"/>
          <table:table-cell office:value-type="float" office:value="0.32"/>
          <table:table-cell office:value-type="float" office:value="20664.0"/>
          <table:table-cell office:value-type="float" office:value="1572.0"/>
          <table:table-cell office:value-type="float" office:value="0.17"/>
          <table:table-cell office:value-type="float" office:value="9315.0"/>
          <table:table-cell office:value-type="float" office:value="1021.0"/>
          <table:table-cell table:style-name="cellWorst" office:value-type="float" office:value="1200.0"/>
          <table:table-cell table:style-name="cellWorst" office:value-type="float" office:value="192814826.0"/>
          <table:table-cell table:style-name="cellWorst" office:value-type="float" office:value="5107856.0"/>
          <table:table-cell office:value-type="float" office:value="21.19"/>
          <table:table-cell office:value-type="float" office:value="546445.0"/>
          <table:table-cell office:value-type="float" office:value="82046.0"/>
          <table:table-cell office:value-type="float" office:value="0.49"/>
          <table:table-cell office:value-type="float" office:value="38595.0"/>
          <table:table-cell office:value-type="float" office:value="2499.0"/>
          <table:table-cell office:value-type="float" office:value="0.17"/>
          <table:table-cell office:value-type="float" office:value="11017.0"/>
          <table:table-cell office:value-type="float" office:value="1223.0"/>
          <table:table-cell office:value-type="float" office:value="0.1"/>
          <table:table-cell office:value-type="float" office:value="5865.0"/>
          <table:table-cell office:value-type="float" office:value="813.0"/>
          <table:table-cell office:value-type="float" office:value="0.18"/>
          <table:table-cell office:value-type="float" office:value="2674.0"/>
          <table:table-cell office:value-type="float" office:value="1209.0"/>
          <table:table-cell office:value-type="float" office:value="0.65"/>
          <table:table-cell office:value-type="float" office:value="59668.0"/>
          <table:table-cell office:value-type="float" office:value="6332.0"/>
          <table:table-cell table:formula="of:=MIN([.$B12];[.$E12];[.$H12];[.$K12];[.$N12];[.$Q12];[.$T12];[.$W12];[.$Z12];[.$AC12];[.$AF12];[.$AI12];[.$AL12];[.$AO12];[.$AR12];[.$AS12];[.$AV12];[.$AY12];[.$BB12];[.$BE12];[.$BH12];[.$BK12];[.$BN12];[.$BQ12];[.$BT12];[.$BW12];[.$BZ12];[.$CC12];[.$CF12])" office:value-type="float"/>
          <table:table-cell table:formula="of:=MIN([.$C12];[.$F12];[.$I12];[.$L12];[.$O12];[.$R12];[.$U12];[.$X12];[.$AA12];[.$AD12];[.$AG12];[.$AJ12];[.$AM12];[.$AP12];[.$AT12];[.$AW12];[.$AZ12];[.$BC12];[.$BF12];[.$BI12];[.$BL12];[.$BO12];[.$BR12];[.$BU12];[.$BX12];[.$CA12];[.$CD12];[.$CG12])" office:value-type="float"/>
          <table:table-cell table:formula="of:=MIN([.$D12];[.$G12];[.$J12];[.$M12];[.$P12];[.$S12];[.$V12];[.$Y12];[.$AB12];[.$AE12];[.$AH12];[.$AK12];[.$AN12];[.$AQ12];[.$AU12];[.$AX12];[.$BA12];[.$BD12];[.$BG12];[.$BJ12];[.$BM12];[.$BP12];[.$BS12];[.$BV12];[.$BY12];[.$CB12];[.$CE12];[.$CH12])" office:value-type="float"/>
          <table:table-cell table:formula="of:=MEDIAN([.$B12];[.$E12];[.$H12];[.$K12];[.$N12];[.$Q12];[.$T12];[.$W12];[.$Z12];[.$AC12];[.$AF12];[.$AI12];[.$AL12];[.$AO12];[.$AR12];[.$AS12];[.$AV12];[.$AY12];[.$BB12];[.$BE12];[.$BH12];[.$BK12];[.$BN12];[.$BQ12];[.$BT12];[.$BW12];[.$BZ12];[.$CC12];[.$CF12])" office:value-type="float"/>
          <table:table-cell table:formula="of:=MEDIAN([.$C12];[.$F12];[.$I12];[.$L12];[.$O12];[.$R12];[.$U12];[.$X12];[.$AA12];[.$AD12];[.$AG12];[.$AJ12];[.$AM12];[.$AP12];[.$AT12];[.$AW12];[.$AZ12];[.$BC12];[.$BF12];[.$BI12];[.$BL12];[.$BO12];[.$BR12];[.$BU12];[.$BX12];[.$CA12];[.$CD12];[.$CG12])" office:value-type="float"/>
          <table:table-cell table:formula="of:=MEDIAN([.$D12];[.$G12];[.$J12];[.$M12];[.$P12];[.$S12];[.$V12];[.$Y12];[.$AB12];[.$AE12];[.$AH12];[.$AK12];[.$AN12];[.$AQ12];[.$AU12];[.$AX12];[.$BA12];[.$BD12];[.$BG12];[.$BJ12];[.$BM12];[.$BP12];[.$BS12];[.$BV12];[.$BY12];[.$CB12];[.$CE12];[.$CH12])" office:value-type="float"/>
          <table:table-cell table:formula="of:=MAX([.$B12];[.$E12];[.$H12];[.$K12];[.$N12];[.$Q12];[.$T12];[.$W12];[.$Z12];[.$AC12];[.$AF12];[.$AI12];[.$AL12];[.$AO12];[.$AR12];[.$AS12];[.$AV12];[.$AY12];[.$BB12];[.$BE12];[.$BH12];[.$BK12];[.$BN12];[.$BQ12];[.$BT12];[.$BW12];[.$BZ12];[.$CC12];[.$CF12])" office:value-type="float"/>
          <table:table-cell table:formula="of:=MAX([.$C12];[.$F12];[.$I12];[.$L12];[.$O12];[.$R12];[.$U12];[.$X12];[.$AA12];[.$AD12];[.$AG12];[.$AJ12];[.$AM12];[.$AP12];[.$AT12];[.$AW12];[.$AZ12];[.$BC12];[.$BF12];[.$BI12];[.$BL12];[.$BO12];[.$BR12];[.$BU12];[.$BX12];[.$CA12];[.$CD12];[.$CG12])" office:value-type="float"/>
          <table:table-cell table:formula="of:=MAX([.$D12];[.$G12];[.$J12];[.$M12];[.$P12];[.$S12];[.$V12];[.$Y12];[.$AB12];[.$AE12];[.$AH12];[.$AK12];[.$AN12];[.$AQ12];[.$AU12];[.$AX12];[.$BA12];[.$BD12];[.$BG12];[.$BJ12];[.$BM12];[.$BP12];[.$BS12];[.$BV12];[.$BY12];[.$CB12];[.$CE12];[.$CH12])" office:value-type="float"/>
        </table:table-row>
        <table:table-row table:style-name="ro1">
          <table:table-cell office:value-type="string">
            <text:p>maze/maze_s8_a10_h26.lp</text:p>
          </table:table-cell>
          <table:table-cell table:style-name="cellBest" office:value-type="float" office:value="0.01"/>
          <table:table-cell table:style-name="cellBest" office:value-type="float" office:value="196.0"/>
          <table:table-cell table:style-name="cellBest" office:value-type="float" office:value="8.0"/>
          <table:table-cell office:value-type="float" office:value="0.03"/>
          <table:table-cell office:value-type="float" office:value="2438.0"/>
          <table:table-cell table:style-name="cellWorst" office:value-type="float" office:value="149.0"/>
          <table:table-cell office:value-type="float" office:value="0.03"/>
          <table:table-cell office:value-type="float" office:value="633.0"/>
          <table:table-cell office:value-type="float" office:value="22.0"/>
          <table:table-cell office:value-type="float" office:value="0.03"/>
          <table:table-cell office:value-type="float" office:value="633.0"/>
          <table:table-cell office:value-type="float" office:value="22.0"/>
          <table:table-cell office:value-type="float" office:value="0.03"/>
          <table:table-cell office:value-type="float" office:value="526.0"/>
          <table:table-cell office:value-type="float" office:value="46.0"/>
          <table:table-cell office:value-type="float" office:value="0.02"/>
          <table:table-cell office:value-type="float" office:value="2319.0"/>
          <table:table-cell table:style-name="cellBest" office:value-type="float" office:value="8.0"/>
          <table:table-cell office:value-type="float" office:value="0.02"/>
          <table:table-cell office:value-type="float" office:value="324.0"/>
          <table:table-cell office:value-type="float" office:value="20.0"/>
          <table:table-cell office:value-type="float" office:value="0.03"/>
          <table:table-cell office:value-type="float" office:value="526.0"/>
          <table:table-cell office:value-type="float" office:value="46.0"/>
          <table:table-cell office:value-type="float" office:value="0.22"/>
          <table:table-cell office:value-type="float" office:value="5063.0"/>
          <table:table-cell office:value-type="float" office:value="10.0"/>
          <table:table-cell office:value-type="float" office:value="0.24"/>
          <table:table-cell office:value-type="float" office:value="5087.0"/>
          <table:table-cell office:value-type="float" office:value="10.0"/>
          <table:table-cell office:value-type="float" office:value="0.29"/>
          <table:table-cell office:value-type="float" office:value="5110.0"/>
          <table:table-cell office:value-type="float" office:value="10.0"/>
          <table:table-cell office:value-type="float" office:value="0.27"/>
          <table:table-cell table:style-name="cellWorst" office:value-type="float" office:value="7026.0"/>
          <table:table-cell office:value-type="float" office:value="22.0"/>
          <table:table-cell office:value-type="float" office:value="0.2"/>
          <table:table-cell office:value-type="float" office:value="5063.0"/>
          <table:table-cell office:value-type="float" office:value="10.0"/>
          <table:table-cell office:value-type="float" office:value="0.25"/>
          <table:table-cell office:value-type="float" office:value="5087.0"/>
          <table:table-cell office:value-type="float" office:value="10.0"/>
          <table:table-cell table:style-name="cellWorst" office:value-type="float" office:value="1200.0"/>
          <table:table-cell office:value-type="float" office:value="0.32"/>
          <table:table-cell table:style-name="cellWorst" office:value-type="float" office:value="7026.0"/>
          <table:table-cell office:value-type="float" office:value="22.0"/>
          <table:table-cell table:style-name="cellBest" office:value-type="float" office:value="0.01"/>
          <table:table-cell office:value-type="float" office:value="212.0"/>
          <table:table-cell office:value-type="float" office:value="10.0"/>
          <table:table-cell table:style-name="cellBest" office:value-type="float" office:value="0.01"/>
          <table:table-cell office:value-type="float" office:value="212.0"/>
          <table:table-cell office:value-type="float" office:value="10.0"/>
          <table:table-cell table:style-name="cellBest" office:value-type="float" office:value="0.01"/>
          <table:table-cell office:value-type="float" office:value="212.0"/>
          <table:table-cell office:value-type="float" office:value="10.0"/>
          <table:table-cell table:style-name="cellBest" office:value-type="float" office:value="0.01"/>
          <table:table-cell office:value-type="float" office:value="212.0"/>
          <table:table-cell office:value-type="float" office:value="10.0"/>
          <table:table-cell table:style-name="cellBest" office:value-type="float" office:value="0.01"/>
          <table:table-cell office:value-type="float" office:value="208.0"/>
          <table:table-cell table:style-name="cellBest" office:value-type="float" office:value="8.0"/>
          <table:table-cell table:style-name="cellBest" office:value-type="float" office:value="0.01"/>
          <table:table-cell office:value-type="float" office:value="1009.0"/>
          <table:table-cell office:value-type="float" office:value="20.0"/>
          <table:table-cell table:style-name="cellBest" office:value-type="float" office:value="0.01"/>
          <table:table-cell office:value-type="float" office:value="1017.0"/>
          <table:table-cell office:value-type="float" office:value="21.0"/>
          <table:table-cell office:value-type="float" office:value="0.02"/>
          <table:table-cell office:value-type="float" office:value="332.0"/>
          <table:table-cell office:value-type="float" office:value="28.0"/>
          <table:table-cell table:style-name="cellBest" office:value-type="float" office:value="0.01"/>
          <table:table-cell office:value-type="float" office:value="202.0"/>
          <table:table-cell office:value-type="float" office:value="10.0"/>
          <table:table-cell office:value-type="float" office:value="0.02"/>
          <table:table-cell office:value-type="float" office:value="2319.0"/>
          <table:table-cell table:style-name="cellBest" office:value-type="float" office:value="8.0"/>
          <table:table-cell office:value-type="float" office:value="0.02"/>
          <table:table-cell office:value-type="float" office:value="2319.0"/>
          <table:table-cell table:style-name="cellBest" office:value-type="float" office:value="8.0"/>
          <table:table-cell office:value-type="float" office:value="0.02"/>
          <table:table-cell office:value-type="float" office:value="526.0"/>
          <table:table-cell office:value-type="float" office:value="46.0"/>
          <table:table-cell table:style-name="cellBest" office:value-type="float" office:value="0.01"/>
          <table:table-cell office:value-type="float" office:value="204.0"/>
          <table:table-cell office:value-type="float" office:value="10.0"/>
          <table:table-cell table:formula="of:=MIN([.$B13];[.$E13];[.$H13];[.$K13];[.$N13];[.$Q13];[.$T13];[.$W13];[.$Z13];[.$AC13];[.$AF13];[.$AI13];[.$AL13];[.$AO13];[.$AR13];[.$AS13];[.$AV13];[.$AY13];[.$BB13];[.$BE13];[.$BH13];[.$BK13];[.$BN13];[.$BQ13];[.$BT13];[.$BW13];[.$BZ13];[.$CC13];[.$CF13])" office:value-type="float"/>
          <table:table-cell table:formula="of:=MIN([.$C13];[.$F13];[.$I13];[.$L13];[.$O13];[.$R13];[.$U13];[.$X13];[.$AA13];[.$AD13];[.$AG13];[.$AJ13];[.$AM13];[.$AP13];[.$AT13];[.$AW13];[.$AZ13];[.$BC13];[.$BF13];[.$BI13];[.$BL13];[.$BO13];[.$BR13];[.$BU13];[.$BX13];[.$CA13];[.$CD13];[.$CG13])" office:value-type="float"/>
          <table:table-cell table:formula="of:=MIN([.$D13];[.$G13];[.$J13];[.$M13];[.$P13];[.$S13];[.$V13];[.$Y13];[.$AB13];[.$AE13];[.$AH13];[.$AK13];[.$AN13];[.$AQ13];[.$AU13];[.$AX13];[.$BA13];[.$BD13];[.$BG13];[.$BJ13];[.$BM13];[.$BP13];[.$BS13];[.$BV13];[.$BY13];[.$CB13];[.$CE13];[.$CH13])" office:value-type="float"/>
          <table:table-cell table:formula="of:=MEDIAN([.$B13];[.$E13];[.$H13];[.$K13];[.$N13];[.$Q13];[.$T13];[.$W13];[.$Z13];[.$AC13];[.$AF13];[.$AI13];[.$AL13];[.$AO13];[.$AR13];[.$AS13];[.$AV13];[.$AY13];[.$BB13];[.$BE13];[.$BH13];[.$BK13];[.$BN13];[.$BQ13];[.$BT13];[.$BW13];[.$BZ13];[.$CC13];[.$CF13])" office:value-type="float"/>
          <table:table-cell table:formula="of:=MEDIAN([.$C13];[.$F13];[.$I13];[.$L13];[.$O13];[.$R13];[.$U13];[.$X13];[.$AA13];[.$AD13];[.$AG13];[.$AJ13];[.$AM13];[.$AP13];[.$AT13];[.$AW13];[.$AZ13];[.$BC13];[.$BF13];[.$BI13];[.$BL13];[.$BO13];[.$BR13];[.$BU13];[.$BX13];[.$CA13];[.$CD13];[.$CG13])" office:value-type="float"/>
          <table:table-cell table:formula="of:=MEDIAN([.$D13];[.$G13];[.$J13];[.$M13];[.$P13];[.$S13];[.$V13];[.$Y13];[.$AB13];[.$AE13];[.$AH13];[.$AK13];[.$AN13];[.$AQ13];[.$AU13];[.$AX13];[.$BA13];[.$BD13];[.$BG13];[.$BJ13];[.$BM13];[.$BP13];[.$BS13];[.$BV13];[.$BY13];[.$CB13];[.$CE13];[.$CH13])" office:value-type="float"/>
          <table:table-cell table:formula="of:=MAX([.$B13];[.$E13];[.$H13];[.$K13];[.$N13];[.$Q13];[.$T13];[.$W13];[.$Z13];[.$AC13];[.$AF13];[.$AI13];[.$AL13];[.$AO13];[.$AR13];[.$AS13];[.$AV13];[.$AY13];[.$BB13];[.$BE13];[.$BH13];[.$BK13];[.$BN13];[.$BQ13];[.$BT13];[.$BW13];[.$BZ13];[.$CC13];[.$CF13])" office:value-type="float"/>
          <table:table-cell table:formula="of:=MAX([.$C13];[.$F13];[.$I13];[.$L13];[.$O13];[.$R13];[.$U13];[.$X13];[.$AA13];[.$AD13];[.$AG13];[.$AJ13];[.$AM13];[.$AP13];[.$AT13];[.$AW13];[.$AZ13];[.$BC13];[.$BF13];[.$BI13];[.$BL13];[.$BO13];[.$BR13];[.$BU13];[.$BX13];[.$CA13];[.$CD13];[.$CG13])" office:value-type="float"/>
          <table:table-cell table:formula="of:=MAX([.$D13];[.$G13];[.$J13];[.$M13];[.$P13];[.$S13];[.$V13];[.$Y13];[.$AB13];[.$AE13];[.$AH13];[.$AK13];[.$AN13];[.$AQ13];[.$AU13];[.$AX13];[.$BA13];[.$BD13];[.$BG13];[.$BJ13];[.$BM13];[.$BP13];[.$BS13];[.$BV13];[.$BY13];[.$CB13];[.$CE13];[.$CH13])" office:value-type="float"/>
        </table:table-row>
        <table:table-row table:style-name="ro1">
          <table:table-cell office:value-type="string">
            <text:p>maze/maze_s8_a1_h2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15.0"/>
          <table:table-cell office:value-type="float" office:value="0.0"/>
          <table:table-cell office:value-type="float" office:value="0.0"/>
          <table:table-cell table:style-name="cellWorst" office:value-type="float" office:value="15.0"/>
          <table:table-cell office:value-type="float" office:value="0.0"/>
          <table:table-cell office:value-type="float" office:value="0.0"/>
          <table:table-cell table:style-name="cellWorst" office:value-type="float" office:value="15.0"/>
          <table:table-cell office:value-type="float" office:value="0.0"/>
          <table:table-cell office:value-type="float" office:value="0.0"/>
          <table:table-cell table:style-name="cellWorst" office:value-type="float" office:value="15.0"/>
          <table:table-cell office:value-type="float" office:value="0.0"/>
          <table:table-cell office:value-type="float" office:value="0.0"/>
          <table:table-cell table:style-name="cellWorst" office:value-type="float" office:value="15.0"/>
          <table:table-cell office:value-type="float" office:value="0.0"/>
          <table:table-cell office:value-type="float" office:value="0.0"/>
          <table:table-cell table:style-name="cellWorst" office:value-type="float" office:value="15.0"/>
          <table:table-cell office:value-type="float" office:value="0.0"/>
          <table:table-cell table:style-name="cellWorst" office:value-type="float" office:value="1200.0"/>
          <table:table-cell office:value-type="float" office:value="0.0"/>
          <table:table-cell table:style-name="cellWorst" office:value-type="float" office:value="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E14];[.$H14];[.$K14];[.$N14];[.$Q14];[.$T14];[.$W14];[.$Z14];[.$AC14];[.$AF14];[.$AI14];[.$AL14];[.$AO14];[.$AR14];[.$AS14];[.$AV14];[.$AY14];[.$BB14];[.$BE14];[.$BH14];[.$BK14];[.$BN14];[.$BQ14];[.$BT14];[.$BW14];[.$BZ14];[.$CC14];[.$CF14])" office:value-type="float"/>
          <table:table-cell table:formula="of:=MIN([.$C14];[.$F14];[.$I14];[.$L14];[.$O14];[.$R14];[.$U14];[.$X14];[.$AA14];[.$AD14];[.$AG14];[.$AJ14];[.$AM14];[.$AP14];[.$AT14];[.$AW14];[.$AZ14];[.$BC14];[.$BF14];[.$BI14];[.$BL14];[.$BO14];[.$BR14];[.$BU14];[.$BX14];[.$CA14];[.$CD14];[.$CG14])" office:value-type="float"/>
          <table:table-cell table:formula="of:=MIN([.$D14];[.$G14];[.$J14];[.$M14];[.$P14];[.$S14];[.$V14];[.$Y14];[.$AB14];[.$AE14];[.$AH14];[.$AK14];[.$AN14];[.$AQ14];[.$AU14];[.$AX14];[.$BA14];[.$BD14];[.$BG14];[.$BJ14];[.$BM14];[.$BP14];[.$BS14];[.$BV14];[.$BY14];[.$CB14];[.$CE14];[.$CH14])" office:value-type="float"/>
          <table:table-cell table:formula="of:=MEDIAN([.$B14];[.$E14];[.$H14];[.$K14];[.$N14];[.$Q14];[.$T14];[.$W14];[.$Z14];[.$AC14];[.$AF14];[.$AI14];[.$AL14];[.$AO14];[.$AR14];[.$AS14];[.$AV14];[.$AY14];[.$BB14];[.$BE14];[.$BH14];[.$BK14];[.$BN14];[.$BQ14];[.$BT14];[.$BW14];[.$BZ14];[.$CC14];[.$CF14])" office:value-type="float"/>
          <table:table-cell table:formula="of:=MEDIAN([.$C14];[.$F14];[.$I14];[.$L14];[.$O14];[.$R14];[.$U14];[.$X14];[.$AA14];[.$AD14];[.$AG14];[.$AJ14];[.$AM14];[.$AP14];[.$AT14];[.$AW14];[.$AZ14];[.$BC14];[.$BF14];[.$BI14];[.$BL14];[.$BO14];[.$BR14];[.$BU14];[.$BX14];[.$CA14];[.$CD14];[.$CG14])" office:value-type="float"/>
          <table:table-cell table:formula="of:=MEDIAN([.$D14];[.$G14];[.$J14];[.$M14];[.$P14];[.$S14];[.$V14];[.$Y14];[.$AB14];[.$AE14];[.$AH14];[.$AK14];[.$AN14];[.$AQ14];[.$AU14];[.$AX14];[.$BA14];[.$BD14];[.$BG14];[.$BJ14];[.$BM14];[.$BP14];[.$BS14];[.$BV14];[.$BY14];[.$CB14];[.$CE14];[.$CH14])" office:value-type="float"/>
          <table:table-cell table:formula="of:=MAX([.$B14];[.$E14];[.$H14];[.$K14];[.$N14];[.$Q14];[.$T14];[.$W14];[.$Z14];[.$AC14];[.$AF14];[.$AI14];[.$AL14];[.$AO14];[.$AR14];[.$AS14];[.$AV14];[.$AY14];[.$BB14];[.$BE14];[.$BH14];[.$BK14];[.$BN14];[.$BQ14];[.$BT14];[.$BW14];[.$BZ14];[.$CC14];[.$CF14])" office:value-type="float"/>
          <table:table-cell table:formula="of:=MAX([.$C14];[.$F14];[.$I14];[.$L14];[.$O14];[.$R14];[.$U14];[.$X14];[.$AA14];[.$AD14];[.$AG14];[.$AJ14];[.$AM14];[.$AP14];[.$AT14];[.$AW14];[.$AZ14];[.$BC14];[.$BF14];[.$BI14];[.$BL14];[.$BO14];[.$BR14];[.$BU14];[.$BX14];[.$CA14];[.$CD14];[.$CG14])" office:value-type="float"/>
          <table:table-cell table:formula="of:=MAX([.$D14];[.$G14];[.$J14];[.$M14];[.$P14];[.$S14];[.$V14];[.$Y14];[.$AB14];[.$AE14];[.$AH14];[.$AK14];[.$AN14];[.$AQ14];[.$AU14];[.$AX14];[.$BA14];[.$BD14];[.$BG14];[.$BJ14];[.$BM14];[.$BP14];[.$BS14];[.$BV14];[.$BY14];[.$CB14];[.$CE14];[.$CH14])" office:value-type="float"/>
        </table:table-row>
        <table:table-row table:style-name="ro1">
          <table:table-cell office:value-type="string">
            <text:p>maze/maze_s8_a2_h24.lp</text:p>
          </table:table-cell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1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.0"/>
          <table:table-cell office:value-type="float" office:value="0.0"/>
          <table:table-cell office:value-type="float" office:value="127.0"/>
          <table:table-cell office:value-type="float" office:value="1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.0"/>
          <table:table-cell office:value-type="float" office:value="0.02"/>
          <table:table-cell table:style-name="cellWorst" office:value-type="float" office:value="504.0"/>
          <table:table-cell office:value-type="float" office:value="0.0"/>
          <table:table-cell office:value-type="float" office:value="0.02"/>
          <table:table-cell table:style-name="cellWorst" office:value-type="float" office:value="504.0"/>
          <table:table-cell office:value-type="float" office:value="0.0"/>
          <table:table-cell office:value-type="float" office:value="0.02"/>
          <table:table-cell table:style-name="cellWorst" office:value-type="float" office:value="504.0"/>
          <table:table-cell office:value-type="float" office:value="0.0"/>
          <table:table-cell office:value-type="float" office:value="0.02"/>
          <table:table-cell table:style-name="cellWorst" office:value-type="float" office:value="504.0"/>
          <table:table-cell office:value-type="float" office:value="0.0"/>
          <table:table-cell office:value-type="float" office:value="0.02"/>
          <table:table-cell table:style-name="cellWorst" office:value-type="float" office:value="504.0"/>
          <table:table-cell office:value-type="float" office:value="0.0"/>
          <table:table-cell office:value-type="float" office:value="0.02"/>
          <table:table-cell table:style-name="cellWorst" office:value-type="float" office:value="504.0"/>
          <table:table-cell office:value-type="float" office:value="0.0"/>
          <table:table-cell table:style-name="cellWorst" office:value-type="float" office:value="1200.0"/>
          <table:table-cell office:value-type="float" office:value="0.02"/>
          <table:table-cell table:style-name="cellWorst" office:value-type="float" office:value="504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office:value-type="float" office:value="185.0"/>
          <table:table-cell table:style-name="cellWorst" office:value-type="float" office:value="3.0"/>
          <table:table-cell office:value-type="float" office:value="0.0"/>
          <table:table-cell office:value-type="float" office:value="185.0"/>
          <table:table-cell table:style-name="cellWorst" office:value-type="float" office:value="3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office:value-type="float" office:value="127.0"/>
          <table:table-cell office:value-type="float" office:value="1.0"/>
          <table:table-cell office:value-type="float" office:value="0.0"/>
          <table:table-cell office:value-type="float" office:value="127.0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1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formula="of:=MIN([.$B15];[.$E15];[.$H15];[.$K15];[.$N15];[.$Q15];[.$T15];[.$W15];[.$Z15];[.$AC15];[.$AF15];[.$AI15];[.$AL15];[.$AO15];[.$AR15];[.$AS15];[.$AV15];[.$AY15];[.$BB15];[.$BE15];[.$BH15];[.$BK15];[.$BN15];[.$BQ15];[.$BT15];[.$BW15];[.$BZ15];[.$CC15];[.$CF15])" office:value-type="float"/>
          <table:table-cell table:formula="of:=MIN([.$C15];[.$F15];[.$I15];[.$L15];[.$O15];[.$R15];[.$U15];[.$X15];[.$AA15];[.$AD15];[.$AG15];[.$AJ15];[.$AM15];[.$AP15];[.$AT15];[.$AW15];[.$AZ15];[.$BC15];[.$BF15];[.$BI15];[.$BL15];[.$BO15];[.$BR15];[.$BU15];[.$BX15];[.$CA15];[.$CD15];[.$CG15])" office:value-type="float"/>
          <table:table-cell table:formula="of:=MIN([.$D15];[.$G15];[.$J15];[.$M15];[.$P15];[.$S15];[.$V15];[.$Y15];[.$AB15];[.$AE15];[.$AH15];[.$AK15];[.$AN15];[.$AQ15];[.$AU15];[.$AX15];[.$BA15];[.$BD15];[.$BG15];[.$BJ15];[.$BM15];[.$BP15];[.$BS15];[.$BV15];[.$BY15];[.$CB15];[.$CE15];[.$CH15])" office:value-type="float"/>
          <table:table-cell table:formula="of:=MEDIAN([.$B15];[.$E15];[.$H15];[.$K15];[.$N15];[.$Q15];[.$T15];[.$W15];[.$Z15];[.$AC15];[.$AF15];[.$AI15];[.$AL15];[.$AO15];[.$AR15];[.$AS15];[.$AV15];[.$AY15];[.$BB15];[.$BE15];[.$BH15];[.$BK15];[.$BN15];[.$BQ15];[.$BT15];[.$BW15];[.$BZ15];[.$CC15];[.$CF15])" office:value-type="float"/>
          <table:table-cell table:formula="of:=MEDIAN([.$C15];[.$F15];[.$I15];[.$L15];[.$O15];[.$R15];[.$U15];[.$X15];[.$AA15];[.$AD15];[.$AG15];[.$AJ15];[.$AM15];[.$AP15];[.$AT15];[.$AW15];[.$AZ15];[.$BC15];[.$BF15];[.$BI15];[.$BL15];[.$BO15];[.$BR15];[.$BU15];[.$BX15];[.$CA15];[.$CD15];[.$CG15])" office:value-type="float"/>
          <table:table-cell table:formula="of:=MEDIAN([.$D15];[.$G15];[.$J15];[.$M15];[.$P15];[.$S15];[.$V15];[.$Y15];[.$AB15];[.$AE15];[.$AH15];[.$AK15];[.$AN15];[.$AQ15];[.$AU15];[.$AX15];[.$BA15];[.$BD15];[.$BG15];[.$BJ15];[.$BM15];[.$BP15];[.$BS15];[.$BV15];[.$BY15];[.$CB15];[.$CE15];[.$CH15])" office:value-type="float"/>
          <table:table-cell table:formula="of:=MAX([.$B15];[.$E15];[.$H15];[.$K15];[.$N15];[.$Q15];[.$T15];[.$W15];[.$Z15];[.$AC15];[.$AF15];[.$AI15];[.$AL15];[.$AO15];[.$AR15];[.$AS15];[.$AV15];[.$AY15];[.$BB15];[.$BE15];[.$BH15];[.$BK15];[.$BN15];[.$BQ15];[.$BT15];[.$BW15];[.$BZ15];[.$CC15];[.$CF15])" office:value-type="float"/>
          <table:table-cell table:formula="of:=MAX([.$C15];[.$F15];[.$I15];[.$L15];[.$O15];[.$R15];[.$U15];[.$X15];[.$AA15];[.$AD15];[.$AG15];[.$AJ15];[.$AM15];[.$AP15];[.$AT15];[.$AW15];[.$AZ15];[.$BC15];[.$BF15];[.$BI15];[.$BL15];[.$BO15];[.$BR15];[.$BU15];[.$BX15];[.$CA15];[.$CD15];[.$CG15])" office:value-type="float"/>
          <table:table-cell table:formula="of:=MAX([.$D15];[.$G15];[.$J15];[.$M15];[.$P15];[.$S15];[.$V15];[.$Y15];[.$AB15];[.$AE15];[.$AH15];[.$AK15];[.$AN15];[.$AQ15];[.$AU15];[.$AX15];[.$BA15];[.$BD15];[.$BG15];[.$BJ15];[.$BM15];[.$BP15];[.$BS15];[.$BV15];[.$BY15];[.$CB15];[.$CE15];[.$CH15])" office:value-type="float"/>
        </table:table-row>
        <table:table-row table:style-name="ro1">
          <table:table-cell office:value-type="string">
            <text:p>maze/maze_s8_a3_h36.lp</text:p>
          </table:table-cell>
          <table:table-cell table:style-name="cellBest" office:value-type="float" office:value="0.0"/>
          <table:table-cell office:value-type="float" office:value="63.0"/>
          <table:table-cell table:style-name="cellBest" office:value-type="float" office:value="1.0"/>
          <table:table-cell table:style-name="cellBest" office:value-type="float" office:value="0.0"/>
          <table:table-cell office:value-type="float" office:value="379.0"/>
          <table:table-cell office:value-type="float" office:value="2.0"/>
          <table:table-cell table:style-name="cellBest" office:value-type="float" office:value="0.0"/>
          <table:table-cell table:style-name="cellBest" office:value-type="float" office:value="47.0"/>
          <table:table-cell table:style-name="cellBest" office:value-type="float" office:value="1.0"/>
          <table:table-cell table:style-name="cellBest" office:value-type="float" office:value="0.0"/>
          <table:table-cell table:style-name="cellBest" office:value-type="float" office:value="47.0"/>
          <table:table-cell table:style-name="cellBest" office:value-type="float" office:value="1.0"/>
          <table:table-cell office:value-type="float" office:value="0.01"/>
          <table:table-cell office:value-type="float" office:value="178.0"/>
          <table:table-cell table:style-name="cellWorst" office:value-type="float" office:value="9.0"/>
          <table:table-cell office:value-type="float" office:value="0.01"/>
          <table:table-cell office:value-type="float" office:value="624.0"/>
          <table:table-cell table:style-name="cellBest" office:value-type="float" office:value="1.0"/>
          <table:table-cell table:style-name="cellBest" office:value-type="float" office:value="0.0"/>
          <table:table-cell office:value-type="float" office:value="55.0"/>
          <table:table-cell office:value-type="float" office:value="2.0"/>
          <table:table-cell office:value-type="float" office:value="0.01"/>
          <table:table-cell office:value-type="float" office:value="178.0"/>
          <table:table-cell table:style-name="cellWorst" office:value-type="float" office:value="9.0"/>
          <table:table-cell office:value-type="float" office:value="0.04"/>
          <table:table-cell office:value-type="float" office:value="1133.0"/>
          <table:table-cell office:value-type="float" office:value="3.0"/>
          <table:table-cell office:value-type="float" office:value="0.05"/>
          <table:table-cell table:style-name="cellWorst" office:value-type="float" office:value="1134.0"/>
          <table:table-cell office:value-type="float" office:value="3.0"/>
          <table:table-cell office:value-type="float" office:value="0.06"/>
          <table:table-cell table:style-name="cellWorst" office:value-type="float" office:value="1134.0"/>
          <table:table-cell office:value-type="float" office:value="3.0"/>
          <table:table-cell office:value-type="float" office:value="0.04"/>
          <table:table-cell table:style-name="cellWorst" office:value-type="float" office:value="1134.0"/>
          <table:table-cell office:value-type="float" office:value="3.0"/>
          <table:table-cell office:value-type="float" office:value="0.04"/>
          <table:table-cell office:value-type="float" office:value="1133.0"/>
          <table:table-cell office:value-type="float" office:value="3.0"/>
          <table:table-cell office:value-type="float" office:value="0.05"/>
          <table:table-cell table:style-name="cellWorst" office:value-type="float" office:value="1134.0"/>
          <table:table-cell office:value-type="float" office:value="3.0"/>
          <table:table-cell table:style-name="cellWorst" office:value-type="float" office:value="1200.0"/>
          <table:table-cell office:value-type="float" office:value="0.06"/>
          <table:table-cell table:style-name="cellWorst" office:value-type="float" office:value="1134.0"/>
          <table:table-cell office:value-type="float" office:value="3.0"/>
          <table:table-cell table:style-name="cellBest" office:value-type="float" office:value="0.0"/>
          <table:table-cell office:value-type="float" office:value="80.0"/>
          <table:table-cell table:style-name="cellBest" office:value-type="float" office:value="1.0"/>
          <table:table-cell office:value-type="float" office:value="0.01"/>
          <table:table-cell office:value-type="float" office:value="80.0"/>
          <table:table-cell table:style-name="cellBest" office:value-type="float" office:value="1.0"/>
          <table:table-cell office:value-type="float" office:value="0.01"/>
          <table:table-cell office:value-type="float" office:value="80.0"/>
          <table:table-cell table:style-name="cellBest" office:value-type="float" office:value="1.0"/>
          <table:table-cell office:value-type="float" office:value="0.01"/>
          <table:table-cell office:value-type="float" office:value="80.0"/>
          <table:table-cell table:style-name="cellBest" office:value-type="float" office:value="1.0"/>
          <table:table-cell table:style-name="cellBest" office:value-type="float" office:value="0.0"/>
          <table:table-cell office:value-type="float" office:value="63.0"/>
          <table:table-cell table:style-name="cellBest" office:value-type="float" office:value="1.0"/>
          <table:table-cell office:value-type="float" office:value="0.01"/>
          <table:table-cell office:value-type="float" office:value="514.0"/>
          <table:table-cell office:value-type="float" office:value="3.0"/>
          <table:table-cell office:value-type="float" office:value="0.01"/>
          <table:table-cell office:value-type="float" office:value="514.0"/>
          <table:table-cell office:value-type="float" office:value="3.0"/>
          <table:table-cell office:value-type="float" office:value="0.01"/>
          <table:table-cell office:value-type="float" office:value="59.0"/>
          <table:table-cell office:value-type="float" office:value="3.0"/>
          <table:table-cell table:style-name="cellBest" office:value-type="float" office:value="0.0"/>
          <table:table-cell office:value-type="float" office:value="77.0"/>
          <table:table-cell table:style-name="cellBest" office:value-type="float" office:value="1.0"/>
          <table:table-cell office:value-type="float" office:value="0.01"/>
          <table:table-cell office:value-type="float" office:value="624.0"/>
          <table:table-cell table:style-name="cellBest" office:value-type="float" office:value="1.0"/>
          <table:table-cell office:value-type="float" office:value="0.01"/>
          <table:table-cell office:value-type="float" office:value="624.0"/>
          <table:table-cell table:style-name="cellBest" office:value-type="float" office:value="1.0"/>
          <table:table-cell office:value-type="float" office:value="0.01"/>
          <table:table-cell office:value-type="float" office:value="178.0"/>
          <table:table-cell table:style-name="cellWorst" office:value-type="float" office:value="9.0"/>
          <table:table-cell table:style-name="cellBest" office:value-type="float" office:value="0.0"/>
          <table:table-cell office:value-type="float" office:value="77.0"/>
          <table:table-cell table:style-name="cellBest" office:value-type="float" office:value="1.0"/>
          <table:table-cell table:formula="of:=MIN([.$B16];[.$E16];[.$H16];[.$K16];[.$N16];[.$Q16];[.$T16];[.$W16];[.$Z16];[.$AC16];[.$AF16];[.$AI16];[.$AL16];[.$AO16];[.$AR16];[.$AS16];[.$AV16];[.$AY16];[.$BB16];[.$BE16];[.$BH16];[.$BK16];[.$BN16];[.$BQ16];[.$BT16];[.$BW16];[.$BZ16];[.$CC16];[.$CF16])" office:value-type="float"/>
          <table:table-cell table:formula="of:=MIN([.$C16];[.$F16];[.$I16];[.$L16];[.$O16];[.$R16];[.$U16];[.$X16];[.$AA16];[.$AD16];[.$AG16];[.$AJ16];[.$AM16];[.$AP16];[.$AT16];[.$AW16];[.$AZ16];[.$BC16];[.$BF16];[.$BI16];[.$BL16];[.$BO16];[.$BR16];[.$BU16];[.$BX16];[.$CA16];[.$CD16];[.$CG16])" office:value-type="float"/>
          <table:table-cell table:formula="of:=MIN([.$D16];[.$G16];[.$J16];[.$M16];[.$P16];[.$S16];[.$V16];[.$Y16];[.$AB16];[.$AE16];[.$AH16];[.$AK16];[.$AN16];[.$AQ16];[.$AU16];[.$AX16];[.$BA16];[.$BD16];[.$BG16];[.$BJ16];[.$BM16];[.$BP16];[.$BS16];[.$BV16];[.$BY16];[.$CB16];[.$CE16];[.$CH16])" office:value-type="float"/>
          <table:table-cell table:formula="of:=MEDIAN([.$B16];[.$E16];[.$H16];[.$K16];[.$N16];[.$Q16];[.$T16];[.$W16];[.$Z16];[.$AC16];[.$AF16];[.$AI16];[.$AL16];[.$AO16];[.$AR16];[.$AS16];[.$AV16];[.$AY16];[.$BB16];[.$BE16];[.$BH16];[.$BK16];[.$BN16];[.$BQ16];[.$BT16];[.$BW16];[.$BZ16];[.$CC16];[.$CF16])" office:value-type="float"/>
          <table:table-cell table:formula="of:=MEDIAN([.$C16];[.$F16];[.$I16];[.$L16];[.$O16];[.$R16];[.$U16];[.$X16];[.$AA16];[.$AD16];[.$AG16];[.$AJ16];[.$AM16];[.$AP16];[.$AT16];[.$AW16];[.$AZ16];[.$BC16];[.$BF16];[.$BI16];[.$BL16];[.$BO16];[.$BR16];[.$BU16];[.$BX16];[.$CA16];[.$CD16];[.$CG16])" office:value-type="float"/>
          <table:table-cell table:formula="of:=MEDIAN([.$D16];[.$G16];[.$J16];[.$M16];[.$P16];[.$S16];[.$V16];[.$Y16];[.$AB16];[.$AE16];[.$AH16];[.$AK16];[.$AN16];[.$AQ16];[.$AU16];[.$AX16];[.$BA16];[.$BD16];[.$BG16];[.$BJ16];[.$BM16];[.$BP16];[.$BS16];[.$BV16];[.$BY16];[.$CB16];[.$CE16];[.$CH16])" office:value-type="float"/>
          <table:table-cell table:formula="of:=MAX([.$B16];[.$E16];[.$H16];[.$K16];[.$N16];[.$Q16];[.$T16];[.$W16];[.$Z16];[.$AC16];[.$AF16];[.$AI16];[.$AL16];[.$AO16];[.$AR16];[.$AS16];[.$AV16];[.$AY16];[.$BB16];[.$BE16];[.$BH16];[.$BK16];[.$BN16];[.$BQ16];[.$BT16];[.$BW16];[.$BZ16];[.$CC16];[.$CF16])" office:value-type="float"/>
          <table:table-cell table:formula="of:=MAX([.$C16];[.$F16];[.$I16];[.$L16];[.$O16];[.$R16];[.$U16];[.$X16];[.$AA16];[.$AD16];[.$AG16];[.$AJ16];[.$AM16];[.$AP16];[.$AT16];[.$AW16];[.$AZ16];[.$BC16];[.$BF16];[.$BI16];[.$BL16];[.$BO16];[.$BR16];[.$BU16];[.$BX16];[.$CA16];[.$CD16];[.$CG16])" office:value-type="float"/>
          <table:table-cell table:formula="of:=MAX([.$D16];[.$G16];[.$J16];[.$M16];[.$P16];[.$S16];[.$V16];[.$Y16];[.$AB16];[.$AE16];[.$AH16];[.$AK16];[.$AN16];[.$AQ16];[.$AU16];[.$AX16];[.$BA16];[.$BD16];[.$BG16];[.$BJ16];[.$BM16];[.$BP16];[.$BS16];[.$BV16];[.$BY16];[.$CB16];[.$CE16];[.$CH16])" office:value-type="float"/>
        </table:table-row>
        <table:table-row table:style-name="ro1">
          <table:table-cell office:value-type="string">
            <text:p>maze/maze_s8_a4_h16.lp</text:p>
          </table:table-cell>
          <table:table-cell office:value-type="float" office:value="0.0"/>
          <table:table-cell office:value-type="float" office:value="75.0"/>
          <table:table-cell office:value-type="float" office:value="3.0"/>
          <table:table-cell office:value-type="float" office:value="0.0"/>
          <table:table-cell office:value-type="float" office:value="232.0"/>
          <table:table-cell table:style-name="cellWorst" office:value-type="float" office:value="7.0"/>
          <table:table-cell office:value-type="float" office:value="0.0"/>
          <table:table-cell table:style-name="cellBest" office:value-type="float" office:value="38.0"/>
          <table:table-cell office:value-type="float" office:value="2.0"/>
          <table:table-cell office:value-type="float" office:value="0.0"/>
          <table:table-cell table:style-name="cellBest" office:value-type="float" office:value="38.0"/>
          <table:table-cell office:value-type="float" office:value="2.0"/>
          <table:table-cell office:value-type="float" office:value="0.0"/>
          <table:table-cell office:value-type="float" office:value="70.0"/>
          <table:table-cell office:value-type="float" office:value="6.0"/>
          <table:table-cell office:value-type="float" office:value="0.0"/>
          <table:table-cell office:value-type="float" office:value="254.0"/>
          <table:table-cell table:style-name="cellBest" office:value-type="float" office:value="1.0"/>
          <table:table-cell office:value-type="float" office:value="0.0"/>
          <table:table-cell office:value-type="float" office:value="44.0"/>
          <table:table-cell office:value-type="float" office:value="4.0"/>
          <table:table-cell office:value-type="float" office:value="0.0"/>
          <table:table-cell office:value-type="float" office:value="70.0"/>
          <table:table-cell office:value-type="float" office:value="6.0"/>
          <table:table-cell office:value-type="float" office:value="0.03"/>
          <table:table-cell table:style-name="cellWorst" office:value-type="float" office:value="917.0"/>
          <table:table-cell table:style-name="cellWorst" office:value-type="float" office:value="7.0"/>
          <table:table-cell office:value-type="float" office:value="0.03"/>
          <table:table-cell table:style-name="cellWorst" office:value-type="float" office:value="917.0"/>
          <table:table-cell table:style-name="cellWorst" office:value-type="float" office:value="7.0"/>
          <table:table-cell office:value-type="float" office:value="0.02"/>
          <table:table-cell table:style-name="cellWorst" office:value-type="float" office:value="917.0"/>
          <table:table-cell table:style-name="cellWorst" office:value-type="float" office:value="7.0"/>
          <table:table-cell office:value-type="float" office:value="0.03"/>
          <table:table-cell table:style-name="cellWorst" office:value-type="float" office:value="917.0"/>
          <table:table-cell table:style-name="cellWorst" office:value-type="float" office:value="7.0"/>
          <table:table-cell office:value-type="float" office:value="0.03"/>
          <table:table-cell table:style-name="cellWorst" office:value-type="float" office:value="917.0"/>
          <table:table-cell table:style-name="cellWorst" office:value-type="float" office:value="7.0"/>
          <table:table-cell office:value-type="float" office:value="0.03"/>
          <table:table-cell table:style-name="cellWorst" office:value-type="float" office:value="917.0"/>
          <table:table-cell table:style-name="cellWorst" office:value-type="float" office:value="7.0"/>
          <table:table-cell table:style-name="cellWorst" office:value-type="float" office:value="1200.0"/>
          <table:table-cell office:value-type="float" office:value="0.03"/>
          <table:table-cell table:style-name="cellWorst" office:value-type="float" office:value="917.0"/>
          <table:table-cell table:style-name="cellWorst" office:value-type="float" office:value="7.0"/>
          <table:table-cell office:value-type="float" office:value="0.0"/>
          <table:table-cell office:value-type="float" office:value="89.0"/>
          <table:table-cell office:value-type="float" office:value="4.0"/>
          <table:table-cell office:value-type="float" office:value="0.0"/>
          <table:table-cell office:value-type="float" office:value="89.0"/>
          <table:table-cell office:value-type="float" office:value="4.0"/>
          <table:table-cell office:value-type="float" office:value="0.0"/>
          <table:table-cell office:value-type="float" office:value="89.0"/>
          <table:table-cell office:value-type="float" office:value="4.0"/>
          <table:table-cell office:value-type="float" office:value="0.0"/>
          <table:table-cell office:value-type="float" office:value="89.0"/>
          <table:table-cell office:value-type="float" office:value="4.0"/>
          <table:table-cell office:value-type="float" office:value="0.0"/>
          <table:table-cell office:value-type="float" office:value="47.0"/>
          <table:table-cell office:value-type="float" office:value="2.0"/>
          <table:table-cell office:value-type="float" office:value="0.0"/>
          <table:table-cell office:value-type="float" office:value="144.0"/>
          <table:table-cell office:value-type="float" office:value="3.0"/>
          <table:table-cell office:value-type="float" office:value="0.0"/>
          <table:table-cell office:value-type="float" office:value="144.0"/>
          <table:table-cell office:value-type="float" office:value="3.0"/>
          <table:table-cell office:value-type="float" office:value="0.0"/>
          <table:table-cell office:value-type="float" office:value="48.0"/>
          <table:table-cell office:value-type="float" office:value="3.0"/>
          <table:table-cell office:value-type="float" office:value="0.0"/>
          <table:table-cell office:value-type="float" office:value="55.0"/>
          <table:table-cell office:value-type="float" office:value="3.0"/>
          <table:table-cell office:value-type="float" office:value="0.0"/>
          <table:table-cell office:value-type="float" office:value="254.0"/>
          <table:table-cell table:style-name="cellBest" office:value-type="float" office:value="1.0"/>
          <table:table-cell office:value-type="float" office:value="0.0"/>
          <table:table-cell office:value-type="float" office:value="254.0"/>
          <table:table-cell table:style-name="cellBest" office:value-type="float" office:value="1.0"/>
          <table:table-cell office:value-type="float" office:value="0.0"/>
          <table:table-cell office:value-type="float" office:value="70.0"/>
          <table:table-cell office:value-type="float" office:value="6.0"/>
          <table:table-cell office:value-type="float" office:value="0.0"/>
          <table:table-cell office:value-type="float" office:value="55.0"/>
          <table:table-cell office:value-type="float" office:value="3.0"/>
          <table:table-cell table:formula="of:=MIN([.$B17];[.$E17];[.$H17];[.$K17];[.$N17];[.$Q17];[.$T17];[.$W17];[.$Z17];[.$AC17];[.$AF17];[.$AI17];[.$AL17];[.$AO17];[.$AR17];[.$AS17];[.$AV17];[.$AY17];[.$BB17];[.$BE17];[.$BH17];[.$BK17];[.$BN17];[.$BQ17];[.$BT17];[.$BW17];[.$BZ17];[.$CC17];[.$CF17])" office:value-type="float"/>
          <table:table-cell table:formula="of:=MIN([.$C17];[.$F17];[.$I17];[.$L17];[.$O17];[.$R17];[.$U17];[.$X17];[.$AA17];[.$AD17];[.$AG17];[.$AJ17];[.$AM17];[.$AP17];[.$AT17];[.$AW17];[.$AZ17];[.$BC17];[.$BF17];[.$BI17];[.$BL17];[.$BO17];[.$BR17];[.$BU17];[.$BX17];[.$CA17];[.$CD17];[.$CG17])" office:value-type="float"/>
          <table:table-cell table:formula="of:=MIN([.$D17];[.$G17];[.$J17];[.$M17];[.$P17];[.$S17];[.$V17];[.$Y17];[.$AB17];[.$AE17];[.$AH17];[.$AK17];[.$AN17];[.$AQ17];[.$AU17];[.$AX17];[.$BA17];[.$BD17];[.$BG17];[.$BJ17];[.$BM17];[.$BP17];[.$BS17];[.$BV17];[.$BY17];[.$CB17];[.$CE17];[.$CH17])" office:value-type="float"/>
          <table:table-cell table:formula="of:=MEDIAN([.$B17];[.$E17];[.$H17];[.$K17];[.$N17];[.$Q17];[.$T17];[.$W17];[.$Z17];[.$AC17];[.$AF17];[.$AI17];[.$AL17];[.$AO17];[.$AR17];[.$AS17];[.$AV17];[.$AY17];[.$BB17];[.$BE17];[.$BH17];[.$BK17];[.$BN17];[.$BQ17];[.$BT17];[.$BW17];[.$BZ17];[.$CC17];[.$CF17])" office:value-type="float"/>
          <table:table-cell table:formula="of:=MEDIAN([.$C17];[.$F17];[.$I17];[.$L17];[.$O17];[.$R17];[.$U17];[.$X17];[.$AA17];[.$AD17];[.$AG17];[.$AJ17];[.$AM17];[.$AP17];[.$AT17];[.$AW17];[.$AZ17];[.$BC17];[.$BF17];[.$BI17];[.$BL17];[.$BO17];[.$BR17];[.$BU17];[.$BX17];[.$CA17];[.$CD17];[.$CG17])" office:value-type="float"/>
          <table:table-cell table:formula="of:=MEDIAN([.$D17];[.$G17];[.$J17];[.$M17];[.$P17];[.$S17];[.$V17];[.$Y17];[.$AB17];[.$AE17];[.$AH17];[.$AK17];[.$AN17];[.$AQ17];[.$AU17];[.$AX17];[.$BA17];[.$BD17];[.$BG17];[.$BJ17];[.$BM17];[.$BP17];[.$BS17];[.$BV17];[.$BY17];[.$CB17];[.$CE17];[.$CH17])" office:value-type="float"/>
          <table:table-cell table:formula="of:=MAX([.$B17];[.$E17];[.$H17];[.$K17];[.$N17];[.$Q17];[.$T17];[.$W17];[.$Z17];[.$AC17];[.$AF17];[.$AI17];[.$AL17];[.$AO17];[.$AR17];[.$AS17];[.$AV17];[.$AY17];[.$BB17];[.$BE17];[.$BH17];[.$BK17];[.$BN17];[.$BQ17];[.$BT17];[.$BW17];[.$BZ17];[.$CC17];[.$CF17])" office:value-type="float"/>
          <table:table-cell table:formula="of:=MAX([.$C17];[.$F17];[.$I17];[.$L17];[.$O17];[.$R17];[.$U17];[.$X17];[.$AA17];[.$AD17];[.$AG17];[.$AJ17];[.$AM17];[.$AP17];[.$AT17];[.$AW17];[.$AZ17];[.$BC17];[.$BF17];[.$BI17];[.$BL17];[.$BO17];[.$BR17];[.$BU17];[.$BX17];[.$CA17];[.$CD17];[.$CG17])" office:value-type="float"/>
          <table:table-cell table:formula="of:=MAX([.$D17];[.$G17];[.$J17];[.$M17];[.$P17];[.$S17];[.$V17];[.$Y17];[.$AB17];[.$AE17];[.$AH17];[.$AK17];[.$AN17];[.$AQ17];[.$AU17];[.$AX17];[.$BA17];[.$BD17];[.$BG17];[.$BJ17];[.$BM17];[.$BP17];[.$BS17];[.$BV17];[.$BY17];[.$CB17];[.$CE17];[.$CH17])" office:value-type="float"/>
        </table:table-row>
        <table:table-row table:style-name="ro1">
          <table:table-cell office:value-type="string">
            <text:p>maze/maze_s8_a5_h19.lp</text:p>
          </table:table-cell>
          <table:table-cell office:value-type="float" office:value="0.02"/>
          <table:table-cell office:value-type="float" office:value="462.0"/>
          <table:table-cell office:value-type="float" office:value="110.0"/>
          <table:table-cell table:style-name="cellBest" office:value-type="float" office:value="0.0"/>
          <table:table-cell office:value-type="float" office:value="65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52.0"/>
          <table:table-cell office:value-type="float" office:value="5.0"/>
          <table:table-cell office:value-type="float" office:value="0.01"/>
          <table:table-cell table:style-name="cellBest" office:value-type="float" office:value="52.0"/>
          <table:table-cell office:value-type="float" office:value="5.0"/>
          <table:table-cell office:value-type="float" office:value="0.01"/>
          <table:table-cell office:value-type="float" office:value="148.0"/>
          <table:table-cell office:value-type="float" office:value="30.0"/>
          <table:table-cell office:value-type="float" office:value="0.02"/>
          <table:table-cell office:value-type="float" office:value="813.0"/>
          <table:table-cell office:value-type="float" office:value="93.0"/>
          <table:table-cell office:value-type="float" office:value="0.02"/>
          <table:table-cell office:value-type="float" office:value="225.0"/>
          <table:table-cell office:value-type="float" office:value="119.0"/>
          <table:table-cell office:value-type="float" office:value="0.01"/>
          <table:table-cell office:value-type="float" office:value="148.0"/>
          <table:table-cell office:value-type="float" office:value="30.0"/>
          <table:table-cell office:value-type="float" office:value="0.04"/>
          <table:table-cell office:value-type="float" office:value="1738.0"/>
          <table:table-cell office:value-type="float" office:value="16.0"/>
          <table:table-cell office:value-type="float" office:value="0.06"/>
          <table:table-cell table:style-name="cellWorst" office:value-type="float" office:value="1968.0"/>
          <table:table-cell office:value-type="float" office:value="132.0"/>
          <table:table-cell office:value-type="float" office:value="0.07"/>
          <table:table-cell table:style-name="cellWorst" office:value-type="float" office:value="1968.0"/>
          <table:table-cell office:value-type="float" office:value="132.0"/>
          <table:table-cell office:value-type="float" office:value="0.04"/>
          <table:table-cell office:value-type="float" office:value="1744.0"/>
          <table:table-cell office:value-type="float" office:value="16.0"/>
          <table:table-cell office:value-type="float" office:value="0.05"/>
          <table:table-cell office:value-type="float" office:value="1738.0"/>
          <table:table-cell office:value-type="float" office:value="16.0"/>
          <table:table-cell office:value-type="float" office:value="0.07"/>
          <table:table-cell table:style-name="cellWorst" office:value-type="float" office:value="1968.0"/>
          <table:table-cell office:value-type="float" office:value="132.0"/>
          <table:table-cell table:style-name="cellWorst" office:value-type="float" office:value="1200.0"/>
          <table:table-cell office:value-type="float" office:value="0.05"/>
          <table:table-cell office:value-type="float" office:value="1744.0"/>
          <table:table-cell office:value-type="float" office:value="16.0"/>
          <table:table-cell office:value-type="float" office:value="0.01"/>
          <table:table-cell office:value-type="float" office:value="130.0"/>
          <table:table-cell office:value-type="float" office:value="15.0"/>
          <table:table-cell office:value-type="float" office:value="0.01"/>
          <table:table-cell office:value-type="float" office:value="130.0"/>
          <table:table-cell office:value-type="float" office:value="15.0"/>
          <table:table-cell office:value-type="float" office:value="0.01"/>
          <table:table-cell office:value-type="float" office:value="130.0"/>
          <table:table-cell office:value-type="float" office:value="15.0"/>
          <table:table-cell office:value-type="float" office:value="0.01"/>
          <table:table-cell office:value-type="float" office:value="130.0"/>
          <table:table-cell office:value-type="float" office:value="15.0"/>
          <table:table-cell office:value-type="float" office:value="0.01"/>
          <table:table-cell office:value-type="float" office:value="129.0"/>
          <table:table-cell office:value-type="float" office:value="15.0"/>
          <table:table-cell office:value-type="float" office:value="0.02"/>
          <table:table-cell office:value-type="float" office:value="770.0"/>
          <table:table-cell table:style-name="cellWorst" office:value-type="float" office:value="160.0"/>
          <table:table-cell office:value-type="float" office:value="0.02"/>
          <table:table-cell office:value-type="float" office:value="1792.0"/>
          <table:table-cell office:value-type="float" office:value="112.0"/>
          <table:table-cell office:value-type="float" office:value="0.02"/>
          <table:table-cell office:value-type="float" office:value="368.0"/>
          <table:table-cell office:value-type="float" office:value="115.0"/>
          <table:table-cell office:value-type="float" office:value="0.01"/>
          <table:table-cell office:value-type="float" office:value="130.0"/>
          <table:table-cell office:value-type="float" office:value="15.0"/>
          <table:table-cell office:value-type="float" office:value="0.02"/>
          <table:table-cell office:value-type="float" office:value="813.0"/>
          <table:table-cell office:value-type="float" office:value="93.0"/>
          <table:table-cell office:value-type="float" office:value="0.02"/>
          <table:table-cell office:value-type="float" office:value="746.0"/>
          <table:table-cell office:value-type="float" office:value="74.0"/>
          <table:table-cell office:value-type="float" office:value="0.01"/>
          <table:table-cell office:value-type="float" office:value="148.0"/>
          <table:table-cell office:value-type="float" office:value="30.0"/>
          <table:table-cell office:value-type="float" office:value="0.01"/>
          <table:table-cell office:value-type="float" office:value="127.0"/>
          <table:table-cell office:value-type="float" office:value="15.0"/>
          <table:table-cell table:formula="of:=MIN([.$B18];[.$E18];[.$H18];[.$K18];[.$N18];[.$Q18];[.$T18];[.$W18];[.$Z18];[.$AC18];[.$AF18];[.$AI18];[.$AL18];[.$AO18];[.$AR18];[.$AS18];[.$AV18];[.$AY18];[.$BB18];[.$BE18];[.$BH18];[.$BK18];[.$BN18];[.$BQ18];[.$BT18];[.$BW18];[.$BZ18];[.$CC18];[.$CF18])" office:value-type="float"/>
          <table:table-cell table:formula="of:=MIN([.$C18];[.$F18];[.$I18];[.$L18];[.$O18];[.$R18];[.$U18];[.$X18];[.$AA18];[.$AD18];[.$AG18];[.$AJ18];[.$AM18];[.$AP18];[.$AT18];[.$AW18];[.$AZ18];[.$BC18];[.$BF18];[.$BI18];[.$BL18];[.$BO18];[.$BR18];[.$BU18];[.$BX18];[.$CA18];[.$CD18];[.$CG18])" office:value-type="float"/>
          <table:table-cell table:formula="of:=MIN([.$D18];[.$G18];[.$J18];[.$M18];[.$P18];[.$S18];[.$V18];[.$Y18];[.$AB18];[.$AE18];[.$AH18];[.$AK18];[.$AN18];[.$AQ18];[.$AU18];[.$AX18];[.$BA18];[.$BD18];[.$BG18];[.$BJ18];[.$BM18];[.$BP18];[.$BS18];[.$BV18];[.$BY18];[.$CB18];[.$CE18];[.$CH18])" office:value-type="float"/>
          <table:table-cell table:formula="of:=MEDIAN([.$B18];[.$E18];[.$H18];[.$K18];[.$N18];[.$Q18];[.$T18];[.$W18];[.$Z18];[.$AC18];[.$AF18];[.$AI18];[.$AL18];[.$AO18];[.$AR18];[.$AS18];[.$AV18];[.$AY18];[.$BB18];[.$BE18];[.$BH18];[.$BK18];[.$BN18];[.$BQ18];[.$BT18];[.$BW18];[.$BZ18];[.$CC18];[.$CF18])" office:value-type="float"/>
          <table:table-cell table:formula="of:=MEDIAN([.$C18];[.$F18];[.$I18];[.$L18];[.$O18];[.$R18];[.$U18];[.$X18];[.$AA18];[.$AD18];[.$AG18];[.$AJ18];[.$AM18];[.$AP18];[.$AT18];[.$AW18];[.$AZ18];[.$BC18];[.$BF18];[.$BI18];[.$BL18];[.$BO18];[.$BR18];[.$BU18];[.$BX18];[.$CA18];[.$CD18];[.$CG18])" office:value-type="float"/>
          <table:table-cell table:formula="of:=MEDIAN([.$D18];[.$G18];[.$J18];[.$M18];[.$P18];[.$S18];[.$V18];[.$Y18];[.$AB18];[.$AE18];[.$AH18];[.$AK18];[.$AN18];[.$AQ18];[.$AU18];[.$AX18];[.$BA18];[.$BD18];[.$BG18];[.$BJ18];[.$BM18];[.$BP18];[.$BS18];[.$BV18];[.$BY18];[.$CB18];[.$CE18];[.$CH18])" office:value-type="float"/>
          <table:table-cell table:formula="of:=MAX([.$B18];[.$E18];[.$H18];[.$K18];[.$N18];[.$Q18];[.$T18];[.$W18];[.$Z18];[.$AC18];[.$AF18];[.$AI18];[.$AL18];[.$AO18];[.$AR18];[.$AS18];[.$AV18];[.$AY18];[.$BB18];[.$BE18];[.$BH18];[.$BK18];[.$BN18];[.$BQ18];[.$BT18];[.$BW18];[.$BZ18];[.$CC18];[.$CF18])" office:value-type="float"/>
          <table:table-cell table:formula="of:=MAX([.$C18];[.$F18];[.$I18];[.$L18];[.$O18];[.$R18];[.$U18];[.$X18];[.$AA18];[.$AD18];[.$AG18];[.$AJ18];[.$AM18];[.$AP18];[.$AT18];[.$AW18];[.$AZ18];[.$BC18];[.$BF18];[.$BI18];[.$BL18];[.$BO18];[.$BR18];[.$BU18];[.$BX18];[.$CA18];[.$CD18];[.$CG18])" office:value-type="float"/>
          <table:table-cell table:formula="of:=MAX([.$D18];[.$G18];[.$J18];[.$M18];[.$P18];[.$S18];[.$V18];[.$Y18];[.$AB18];[.$AE18];[.$AH18];[.$AK18];[.$AN18];[.$AQ18];[.$AU18];[.$AX18];[.$BA18];[.$BD18];[.$BG18];[.$BJ18];[.$BM18];[.$BP18];[.$BS18];[.$BV18];[.$BY18];[.$CB18];[.$CE18];[.$CH18])" office:value-type="float"/>
        </table:table-row>
        <table:table-row table:style-name="ro1">
          <table:table-cell office:value-type="string">
            <text:p>maze/maze_s8_a6_h18.lp</text:p>
          </table:table-cell>
          <table:table-cell table:style-name="cellBest" office:value-type="float" office:value="0.0"/>
          <table:table-cell office:value-type="float" office:value="68.0"/>
          <table:table-cell table:style-name="cellBest" office:value-type="float" office:value="3.0"/>
          <table:table-cell office:value-type="float" office:value="0.01"/>
          <table:table-cell office:value-type="float" office:value="206.0"/>
          <table:table-cell office:value-type="float" office:value="8.0"/>
          <table:table-cell office:value-type="float" office:value="0.01"/>
          <table:table-cell table:style-name="cellBest" office:value-type="float" office:value="53.0"/>
          <table:table-cell office:value-type="float" office:value="7.0"/>
          <table:table-cell office:value-type="float" office:value="0.01"/>
          <table:table-cell table:style-name="cellBest" office:value-type="float" office:value="53.0"/>
          <table:table-cell office:value-type="float" office:value="7.0"/>
          <table:table-cell office:value-type="float" office:value="0.01"/>
          <table:table-cell office:value-type="float" office:value="234.0"/>
          <table:table-cell table:style-name="cellWorst" office:value-type="float" office:value="20.0"/>
          <table:table-cell office:value-type="float" office:value="0.01"/>
          <table:table-cell office:value-type="float" office:value="443.0"/>
          <table:table-cell office:value-type="float" office:value="8.0"/>
          <table:table-cell table:style-name="cellBest" office:value-type="float" office:value="0.0"/>
          <table:table-cell office:value-type="float" office:value="64.0"/>
          <table:table-cell table:style-name="cellBest" office:value-type="float" office:value="3.0"/>
          <table:table-cell office:value-type="float" office:value="0.01"/>
          <table:table-cell office:value-type="float" office:value="234.0"/>
          <table:table-cell table:style-name="cellWorst" office:value-type="float" office:value="20.0"/>
          <table:table-cell office:value-type="float" office:value="0.05"/>
          <table:table-cell office:value-type="float" office:value="792.0"/>
          <table:table-cell table:style-name="cellBest" office:value-type="float" office:value="3.0"/>
          <table:table-cell office:value-type="float" office:value="0.06"/>
          <table:table-cell table:style-name="cellWorst" office:value-type="float" office:value="797.0"/>
          <table:table-cell table:style-name="cellBest" office:value-type="float" office:value="3.0"/>
          <table:table-cell office:value-type="float" office:value="0.06"/>
          <table:table-cell table:style-name="cellWorst" office:value-type="float" office:value="797.0"/>
          <table:table-cell table:style-name="cellBest" office:value-type="float" office:value="3.0"/>
          <table:table-cell office:value-type="float" office:value="0.05"/>
          <table:table-cell office:value-type="float" office:value="796.0"/>
          <table:table-cell table:style-name="cellBest" office:value-type="float" office:value="3.0"/>
          <table:table-cell office:value-type="float" office:value="0.05"/>
          <table:table-cell office:value-type="float" office:value="792.0"/>
          <table:table-cell table:style-name="cellBest" office:value-type="float" office:value="3.0"/>
          <table:table-cell office:value-type="float" office:value="0.06"/>
          <table:table-cell table:style-name="cellWorst" office:value-type="float" office:value="797.0"/>
          <table:table-cell table:style-name="cellBest" office:value-type="float" office:value="3.0"/>
          <table:table-cell table:style-name="cellWorst" office:value-type="float" office:value="1200.0"/>
          <table:table-cell office:value-type="float" office:value="0.06"/>
          <table:table-cell office:value-type="float" office:value="796.0"/>
          <table:table-cell table:style-name="cellBest" office:value-type="float" office:value="3.0"/>
          <table:table-cell office:value-type="float" office:value="0.01"/>
          <table:table-cell office:value-type="float" office:value="91.0"/>
          <table:table-cell office:value-type="float" office:value="4.0"/>
          <table:table-cell office:value-type="float" office:value="0.01"/>
          <table:table-cell office:value-type="float" office:value="91.0"/>
          <table:table-cell office:value-type="float" office:value="4.0"/>
          <table:table-cell table:style-name="cellBest" office:value-type="float" office:value="0.0"/>
          <table:table-cell office:value-type="float" office:value="91.0"/>
          <table:table-cell office:value-type="float" office:value="4.0"/>
          <table:table-cell table:style-name="cellBest" office:value-type="float" office:value="0.0"/>
          <table:table-cell office:value-type="float" office:value="91.0"/>
          <table:table-cell office:value-type="float" office:value="4.0"/>
          <table:table-cell table:style-name="cellBest" office:value-type="float" office:value="0.0"/>
          <table:table-cell office:value-type="float" office:value="75.0"/>
          <table:table-cell table:style-name="cellBest" office:value-type="float" office:value="3.0"/>
          <table:table-cell office:value-type="float" office:value="0.01"/>
          <table:table-cell office:value-type="float" office:value="361.0"/>
          <table:table-cell office:value-type="float" office:value="8.0"/>
          <table:table-cell table:style-name="cellBest" office:value-type="float" office:value="0.0"/>
          <table:table-cell office:value-type="float" office:value="347.0"/>
          <table:table-cell office:value-type="float" office:value="8.0"/>
          <table:table-cell office:value-type="float" office:value="0.01"/>
          <table:table-cell office:value-type="float" office:value="109.0"/>
          <table:table-cell office:value-type="float" office:value="6.0"/>
          <table:table-cell office:value-type="float" office:value="0.01"/>
          <table:table-cell office:value-type="float" office:value="86.0"/>
          <table:table-cell office:value-type="float" office:value="4.0"/>
          <table:table-cell office:value-type="float" office:value="0.01"/>
          <table:table-cell office:value-type="float" office:value="443.0"/>
          <table:table-cell office:value-type="float" office:value="8.0"/>
          <table:table-cell office:value-type="float" office:value="0.01"/>
          <table:table-cell office:value-type="float" office:value="443.0"/>
          <table:table-cell office:value-type="float" office:value="8.0"/>
          <table:table-cell office:value-type="float" office:value="0.01"/>
          <table:table-cell office:value-type="float" office:value="234.0"/>
          <table:table-cell table:style-name="cellWorst" office:value-type="float" office:value="20.0"/>
          <table:table-cell office:value-type="float" office:value="0.01"/>
          <table:table-cell office:value-type="float" office:value="86.0"/>
          <table:table-cell office:value-type="float" office:value="4.0"/>
          <table:table-cell table:formula="of:=MIN([.$B19];[.$E19];[.$H19];[.$K19];[.$N19];[.$Q19];[.$T19];[.$W19];[.$Z19];[.$AC19];[.$AF19];[.$AI19];[.$AL19];[.$AO19];[.$AR19];[.$AS19];[.$AV19];[.$AY19];[.$BB19];[.$BE19];[.$BH19];[.$BK19];[.$BN19];[.$BQ19];[.$BT19];[.$BW19];[.$BZ19];[.$CC19];[.$CF19])" office:value-type="float"/>
          <table:table-cell table:formula="of:=MIN([.$C19];[.$F19];[.$I19];[.$L19];[.$O19];[.$R19];[.$U19];[.$X19];[.$AA19];[.$AD19];[.$AG19];[.$AJ19];[.$AM19];[.$AP19];[.$AT19];[.$AW19];[.$AZ19];[.$BC19];[.$BF19];[.$BI19];[.$BL19];[.$BO19];[.$BR19];[.$BU19];[.$BX19];[.$CA19];[.$CD19];[.$CG19])" office:value-type="float"/>
          <table:table-cell table:formula="of:=MIN([.$D19];[.$G19];[.$J19];[.$M19];[.$P19];[.$S19];[.$V19];[.$Y19];[.$AB19];[.$AE19];[.$AH19];[.$AK19];[.$AN19];[.$AQ19];[.$AU19];[.$AX19];[.$BA19];[.$BD19];[.$BG19];[.$BJ19];[.$BM19];[.$BP19];[.$BS19];[.$BV19];[.$BY19];[.$CB19];[.$CE19];[.$CH19])" office:value-type="float"/>
          <table:table-cell table:formula="of:=MEDIAN([.$B19];[.$E19];[.$H19];[.$K19];[.$N19];[.$Q19];[.$T19];[.$W19];[.$Z19];[.$AC19];[.$AF19];[.$AI19];[.$AL19];[.$AO19];[.$AR19];[.$AS19];[.$AV19];[.$AY19];[.$BB19];[.$BE19];[.$BH19];[.$BK19];[.$BN19];[.$BQ19];[.$BT19];[.$BW19];[.$BZ19];[.$CC19];[.$CF19])" office:value-type="float"/>
          <table:table-cell table:formula="of:=MEDIAN([.$C19];[.$F19];[.$I19];[.$L19];[.$O19];[.$R19];[.$U19];[.$X19];[.$AA19];[.$AD19];[.$AG19];[.$AJ19];[.$AM19];[.$AP19];[.$AT19];[.$AW19];[.$AZ19];[.$BC19];[.$BF19];[.$BI19];[.$BL19];[.$BO19];[.$BR19];[.$BU19];[.$BX19];[.$CA19];[.$CD19];[.$CG19])" office:value-type="float"/>
          <table:table-cell table:formula="of:=MEDIAN([.$D19];[.$G19];[.$J19];[.$M19];[.$P19];[.$S19];[.$V19];[.$Y19];[.$AB19];[.$AE19];[.$AH19];[.$AK19];[.$AN19];[.$AQ19];[.$AU19];[.$AX19];[.$BA19];[.$BD19];[.$BG19];[.$BJ19];[.$BM19];[.$BP19];[.$BS19];[.$BV19];[.$BY19];[.$CB19];[.$CE19];[.$CH19])" office:value-type="float"/>
          <table:table-cell table:formula="of:=MAX([.$B19];[.$E19];[.$H19];[.$K19];[.$N19];[.$Q19];[.$T19];[.$W19];[.$Z19];[.$AC19];[.$AF19];[.$AI19];[.$AL19];[.$AO19];[.$AR19];[.$AS19];[.$AV19];[.$AY19];[.$BB19];[.$BE19];[.$BH19];[.$BK19];[.$BN19];[.$BQ19];[.$BT19];[.$BW19];[.$BZ19];[.$CC19];[.$CF19])" office:value-type="float"/>
          <table:table-cell table:formula="of:=MAX([.$C19];[.$F19];[.$I19];[.$L19];[.$O19];[.$R19];[.$U19];[.$X19];[.$AA19];[.$AD19];[.$AG19];[.$AJ19];[.$AM19];[.$AP19];[.$AT19];[.$AW19];[.$AZ19];[.$BC19];[.$BF19];[.$BI19];[.$BL19];[.$BO19];[.$BR19];[.$BU19];[.$BX19];[.$CA19];[.$CD19];[.$CG19])" office:value-type="float"/>
          <table:table-cell table:formula="of:=MAX([.$D19];[.$G19];[.$J19];[.$M19];[.$P19];[.$S19];[.$V19];[.$Y19];[.$AB19];[.$AE19];[.$AH19];[.$AK19];[.$AN19];[.$AQ19];[.$AU19];[.$AX19];[.$BA19];[.$BD19];[.$BG19];[.$BJ19];[.$BM19];[.$BP19];[.$BS19];[.$BV19];[.$BY19];[.$CB19];[.$CE19];[.$CH19])" office:value-type="float"/>
        </table:table-row>
        <table:table-row table:style-name="ro1">
          <table:table-cell office:value-type="string">
            <text:p>maze/maze_s8_a7_h38.lp</text:p>
          </table:table-cell>
          <table:table-cell table:style-name="cellBest" office:value-type="float" office:value="0.01"/>
          <table:table-cell office:value-type="float" office:value="285.0"/>
          <table:table-cell office:value-type="float" office:value="18.0"/>
          <table:table-cell office:value-type="float" office:value="0.02"/>
          <table:table-cell office:value-type="float" office:value="1404.0"/>
          <table:table-cell office:value-type="float" office:value="9.0"/>
          <table:table-cell office:value-type="float" office:value="0.02"/>
          <table:table-cell office:value-type="float" office:value="299.0"/>
          <table:table-cell office:value-type="float" office:value="40.0"/>
          <table:table-cell office:value-type="float" office:value="0.02"/>
          <table:table-cell office:value-type="float" office:value="299.0"/>
          <table:table-cell office:value-type="float" office:value="40.0"/>
          <table:table-cell office:value-type="float" office:value="0.03"/>
          <table:table-cell table:style-name="cellBest" office:value-type="float" office:value="209.0"/>
          <table:table-cell office:value-type="float" office:value="31.0"/>
          <table:table-cell office:value-type="float" office:value="0.02"/>
          <table:table-cell office:value-type="float" office:value="1282.0"/>
          <table:table-cell office:value-type="float" office:value="12.0"/>
          <table:table-cell table:style-name="cellBest" office:value-type="float" office:value="0.01"/>
          <table:table-cell office:value-type="float" office:value="213.0"/>
          <table:table-cell office:value-type="float" office:value="19.0"/>
          <table:table-cell office:value-type="float" office:value="0.03"/>
          <table:table-cell table:style-name="cellBest" office:value-type="float" office:value="209.0"/>
          <table:table-cell office:value-type="float" office:value="31.0"/>
          <table:table-cell office:value-type="float" office:value="0.86"/>
          <table:table-cell office:value-type="float" office:value="25147.0"/>
          <table:table-cell office:value-type="float" office:value="628.0"/>
          <table:table-cell office:value-type="float" office:value="1.0"/>
          <table:table-cell office:value-type="float" office:value="25147.0"/>
          <table:table-cell office:value-type="float" office:value="628.0"/>
          <table:table-cell office:value-type="float" office:value="1.46"/>
          <table:table-cell table:style-name="cellWorst" office:value-type="float" office:value="50204.0"/>
          <table:table-cell table:style-name="cellWorst" office:value-type="float" office:value="1455.0"/>
          <table:table-cell office:value-type="float" office:value="0.92"/>
          <table:table-cell office:value-type="float" office:value="32095.0"/>
          <table:table-cell office:value-type="float" office:value="452.0"/>
          <table:table-cell office:value-type="float" office:value="0.99"/>
          <table:table-cell office:value-type="float" office:value="25147.0"/>
          <table:table-cell office:value-type="float" office:value="628.0"/>
          <table:table-cell office:value-type="float" office:value="1.1"/>
          <table:table-cell office:value-type="float" office:value="25147.0"/>
          <table:table-cell office:value-type="float" office:value="628.0"/>
          <table:table-cell table:style-name="cellWorst" office:value-type="float" office:value="1200.0"/>
          <table:table-cell office:value-type="float" office:value="0.76"/>
          <table:table-cell office:value-type="float" office:value="32095.0"/>
          <table:table-cell office:value-type="float" office:value="452.0"/>
          <table:table-cell table:style-name="cellBest" office:value-type="float" office:value="0.01"/>
          <table:table-cell office:value-type="float" office:value="353.0"/>
          <table:table-cell office:value-type="float" office:value="15.0"/>
          <table:table-cell table:style-name="cellBest" office:value-type="float" office:value="0.01"/>
          <table:table-cell office:value-type="float" office:value="353.0"/>
          <table:table-cell office:value-type="float" office:value="15.0"/>
          <table:table-cell table:style-name="cellBest" office:value-type="float" office:value="0.01"/>
          <table:table-cell office:value-type="float" office:value="353.0"/>
          <table:table-cell office:value-type="float" office:value="15.0"/>
          <table:table-cell table:style-name="cellBest" office:value-type="float" office:value="0.01"/>
          <table:table-cell office:value-type="float" office:value="353.0"/>
          <table:table-cell office:value-type="float" office:value="15.0"/>
          <table:table-cell table:style-name="cellBest" office:value-type="float" office:value="0.01"/>
          <table:table-cell office:value-type="float" office:value="275.0"/>
          <table:table-cell office:value-type="float" office:value="13.0"/>
          <table:table-cell office:value-type="float" office:value="0.02"/>
          <table:table-cell office:value-type="float" office:value="1422.0"/>
          <table:table-cell table:style-name="cellBest" office:value-type="float" office:value="4.0"/>
          <table:table-cell office:value-type="float" office:value="0.02"/>
          <table:table-cell office:value-type="float" office:value="1422.0"/>
          <table:table-cell table:style-name="cellBest" office:value-type="float" office:value="4.0"/>
          <table:table-cell office:value-type="float" office:value="0.06"/>
          <table:table-cell office:value-type="float" office:value="1295.0"/>
          <table:table-cell office:value-type="float" office:value="175.0"/>
          <table:table-cell table:style-name="cellBest" office:value-type="float" office:value="0.01"/>
          <table:table-cell office:value-type="float" office:value="348.0"/>
          <table:table-cell office:value-type="float" office:value="15.0"/>
          <table:table-cell office:value-type="float" office:value="0.02"/>
          <table:table-cell office:value-type="float" office:value="1282.0"/>
          <table:table-cell office:value-type="float" office:value="12.0"/>
          <table:table-cell office:value-type="float" office:value="0.02"/>
          <table:table-cell office:value-type="float" office:value="1282.0"/>
          <table:table-cell office:value-type="float" office:value="12.0"/>
          <table:table-cell office:value-type="float" office:value="0.03"/>
          <table:table-cell table:style-name="cellBest" office:value-type="float" office:value="209.0"/>
          <table:table-cell office:value-type="float" office:value="31.0"/>
          <table:table-cell table:style-name="cellBest" office:value-type="float" office:value="0.01"/>
          <table:table-cell office:value-type="float" office:value="352.0"/>
          <table:table-cell office:value-type="float" office:value="18.0"/>
          <table:table-cell table:formula="of:=MIN([.$B20];[.$E20];[.$H20];[.$K20];[.$N20];[.$Q20];[.$T20];[.$W20];[.$Z20];[.$AC20];[.$AF20];[.$AI20];[.$AL20];[.$AO20];[.$AR20];[.$AS20];[.$AV20];[.$AY20];[.$BB20];[.$BE20];[.$BH20];[.$BK20];[.$BN20];[.$BQ20];[.$BT20];[.$BW20];[.$BZ20];[.$CC20];[.$CF20])" office:value-type="float"/>
          <table:table-cell table:formula="of:=MIN([.$C20];[.$F20];[.$I20];[.$L20];[.$O20];[.$R20];[.$U20];[.$X20];[.$AA20];[.$AD20];[.$AG20];[.$AJ20];[.$AM20];[.$AP20];[.$AT20];[.$AW20];[.$AZ20];[.$BC20];[.$BF20];[.$BI20];[.$BL20];[.$BO20];[.$BR20];[.$BU20];[.$BX20];[.$CA20];[.$CD20];[.$CG20])" office:value-type="float"/>
          <table:table-cell table:formula="of:=MIN([.$D20];[.$G20];[.$J20];[.$M20];[.$P20];[.$S20];[.$V20];[.$Y20];[.$AB20];[.$AE20];[.$AH20];[.$AK20];[.$AN20];[.$AQ20];[.$AU20];[.$AX20];[.$BA20];[.$BD20];[.$BG20];[.$BJ20];[.$BM20];[.$BP20];[.$BS20];[.$BV20];[.$BY20];[.$CB20];[.$CE20];[.$CH20])" office:value-type="float"/>
          <table:table-cell table:formula="of:=MEDIAN([.$B20];[.$E20];[.$H20];[.$K20];[.$N20];[.$Q20];[.$T20];[.$W20];[.$Z20];[.$AC20];[.$AF20];[.$AI20];[.$AL20];[.$AO20];[.$AR20];[.$AS20];[.$AV20];[.$AY20];[.$BB20];[.$BE20];[.$BH20];[.$BK20];[.$BN20];[.$BQ20];[.$BT20];[.$BW20];[.$BZ20];[.$CC20];[.$CF20])" office:value-type="float"/>
          <table:table-cell table:formula="of:=MEDIAN([.$C20];[.$F20];[.$I20];[.$L20];[.$O20];[.$R20];[.$U20];[.$X20];[.$AA20];[.$AD20];[.$AG20];[.$AJ20];[.$AM20];[.$AP20];[.$AT20];[.$AW20];[.$AZ20];[.$BC20];[.$BF20];[.$BI20];[.$BL20];[.$BO20];[.$BR20];[.$BU20];[.$BX20];[.$CA20];[.$CD20];[.$CG20])" office:value-type="float"/>
          <table:table-cell table:formula="of:=MEDIAN([.$D20];[.$G20];[.$J20];[.$M20];[.$P20];[.$S20];[.$V20];[.$Y20];[.$AB20];[.$AE20];[.$AH20];[.$AK20];[.$AN20];[.$AQ20];[.$AU20];[.$AX20];[.$BA20];[.$BD20];[.$BG20];[.$BJ20];[.$BM20];[.$BP20];[.$BS20];[.$BV20];[.$BY20];[.$CB20];[.$CE20];[.$CH20])" office:value-type="float"/>
          <table:table-cell table:formula="of:=MAX([.$B20];[.$E20];[.$H20];[.$K20];[.$N20];[.$Q20];[.$T20];[.$W20];[.$Z20];[.$AC20];[.$AF20];[.$AI20];[.$AL20];[.$AO20];[.$AR20];[.$AS20];[.$AV20];[.$AY20];[.$BB20];[.$BE20];[.$BH20];[.$BK20];[.$BN20];[.$BQ20];[.$BT20];[.$BW20];[.$BZ20];[.$CC20];[.$CF20])" office:value-type="float"/>
          <table:table-cell table:formula="of:=MAX([.$C20];[.$F20];[.$I20];[.$L20];[.$O20];[.$R20];[.$U20];[.$X20];[.$AA20];[.$AD20];[.$AG20];[.$AJ20];[.$AM20];[.$AP20];[.$AT20];[.$AW20];[.$AZ20];[.$BC20];[.$BF20];[.$BI20];[.$BL20];[.$BO20];[.$BR20];[.$BU20];[.$BX20];[.$CA20];[.$CD20];[.$CG20])" office:value-type="float"/>
          <table:table-cell table:formula="of:=MAX([.$D20];[.$G20];[.$J20];[.$M20];[.$P20];[.$S20];[.$V20];[.$Y20];[.$AB20];[.$AE20];[.$AH20];[.$AK20];[.$AN20];[.$AQ20];[.$AU20];[.$AX20];[.$BA20];[.$BD20];[.$BG20];[.$BJ20];[.$BM20];[.$BP20];[.$BS20];[.$BV20];[.$BY20];[.$CB20];[.$CE20];[.$CH20])" office:value-type="float"/>
        </table:table-row>
        <table:table-row table:style-name="ro1">
          <table:table-cell office:value-type="string">
            <text:p>maze/maze_s8_a8_h28.lp</text:p>
          </table:table-cell>
          <table:table-cell table:style-name="cellBest" office:value-type="float" office:value="0.01"/>
          <table:table-cell table:style-name="cellBest" office:value-type="float" office:value="99.0"/>
          <table:table-cell table:style-name="cellBest" office:value-type="float" office:value="1.0"/>
          <table:table-cell office:value-type="float" office:value="0.02"/>
          <table:table-cell office:value-type="float" office:value="1061.0"/>
          <table:table-cell office:value-type="float" office:value="34.0"/>
          <table:table-cell office:value-type="float" office:value="0.07"/>
          <table:table-cell office:value-type="float" office:value="1367.0"/>
          <table:table-cell office:value-type="float" office:value="44.0"/>
          <table:table-cell office:value-type="float" office:value="0.07"/>
          <table:table-cell office:value-type="float" office:value="1367.0"/>
          <table:table-cell office:value-type="float" office:value="44.0"/>
          <table:table-cell office:value-type="float" office:value="0.05"/>
          <table:table-cell office:value-type="float" office:value="893.0"/>
          <table:table-cell office:value-type="float" office:value="78.0"/>
          <table:table-cell office:value-type="float" office:value="0.02"/>
          <table:table-cell office:value-type="float" office:value="1217.0"/>
          <table:table-cell office:value-type="float" office:value="23.0"/>
          <table:table-cell office:value-type="float" office:value="0.02"/>
          <table:table-cell office:value-type="float" office:value="126.0"/>
          <table:table-cell office:value-type="float" office:value="13.0"/>
          <table:table-cell office:value-type="float" office:value="0.06"/>
          <table:table-cell office:value-type="float" office:value="893.0"/>
          <table:table-cell office:value-type="float" office:value="78.0"/>
          <table:table-cell office:value-type="float" office:value="0.92"/>
          <table:table-cell table:style-name="cellWorst" office:value-type="float" office:value="29848.0"/>
          <table:table-cell table:style-name="cellWorst" office:value-type="float" office:value="557.0"/>
          <table:table-cell office:value-type="float" office:value="0.48"/>
          <table:table-cell office:value-type="float" office:value="13870.0"/>
          <table:table-cell office:value-type="float" office:value="409.0"/>
          <table:table-cell office:value-type="float" office:value="0.69"/>
          <table:table-cell office:value-type="float" office:value="25060.0"/>
          <table:table-cell office:value-type="float" office:value="344.0"/>
          <table:table-cell office:value-type="float" office:value="0.74"/>
          <table:table-cell office:value-type="float" office:value="18911.0"/>
          <table:table-cell office:value-type="float" office:value="523.0"/>
          <table:table-cell office:value-type="float" office:value="0.98"/>
          <table:table-cell table:style-name="cellWorst" office:value-type="float" office:value="29848.0"/>
          <table:table-cell table:style-name="cellWorst" office:value-type="float" office:value="557.0"/>
          <table:table-cell office:value-type="float" office:value="0.54"/>
          <table:table-cell office:value-type="float" office:value="13870.0"/>
          <table:table-cell office:value-type="float" office:value="409.0"/>
          <table:table-cell table:style-name="cellWorst" office:value-type="float" office:value="1200.0"/>
          <table:table-cell office:value-type="float" office:value="0.76"/>
          <table:table-cell office:value-type="float" office:value="18911.0"/>
          <table:table-cell office:value-type="float" office:value="523.0"/>
          <table:table-cell table:style-name="cellBest" office:value-type="float" office:value="0.01"/>
          <table:table-cell office:value-type="float" office:value="120.0"/>
          <table:table-cell table:style-name="cellBest" office:value-type="float" office:value="1.0"/>
          <table:table-cell office:value-type="float" office:value="0.02"/>
          <table:table-cell office:value-type="float" office:value="120.0"/>
          <table:table-cell table:style-name="cellBest" office:value-type="float" office:value="1.0"/>
          <table:table-cell table:style-name="cellBest" office:value-type="float" office:value="0.01"/>
          <table:table-cell office:value-type="float" office:value="120.0"/>
          <table:table-cell table:style-name="cellBest" office:value-type="float" office:value="1.0"/>
          <table:table-cell table:style-name="cellBest" office:value-type="float" office:value="0.01"/>
          <table:table-cell office:value-type="float" office:value="120.0"/>
          <table:table-cell table:style-name="cellBest" office:value-type="float" office:value="1.0"/>
          <table:table-cell table:style-name="cellBest" office:value-type="float" office:value="0.01"/>
          <table:table-cell office:value-type="float" office:value="116.0"/>
          <table:table-cell office:value-type="float" office:value="2.0"/>
          <table:table-cell office:value-type="float" office:value="0.02"/>
          <table:table-cell office:value-type="float" office:value="2283.0"/>
          <table:table-cell office:value-type="float" office:value="49.0"/>
          <table:table-cell office:value-type="float" office:value="0.1"/>
          <table:table-cell office:value-type="float" office:value="11740.0"/>
          <table:table-cell office:value-type="float" office:value="313.0"/>
          <table:table-cell office:value-type="float" office:value="0.11"/>
          <table:table-cell office:value-type="float" office:value="1864.0"/>
          <table:table-cell office:value-type="float" office:value="117.0"/>
          <table:table-cell table:style-name="cellBest" office:value-type="float" office:value="0.01"/>
          <table:table-cell office:value-type="float" office:value="114.0"/>
          <table:table-cell table:style-name="cellBest" office:value-type="float" office:value="1.0"/>
          <table:table-cell office:value-type="float" office:value="0.02"/>
          <table:table-cell office:value-type="float" office:value="1217.0"/>
          <table:table-cell office:value-type="float" office:value="23.0"/>
          <table:table-cell office:value-type="float" office:value="0.03"/>
          <table:table-cell office:value-type="float" office:value="1217.0"/>
          <table:table-cell office:value-type="float" office:value="23.0"/>
          <table:table-cell office:value-type="float" office:value="0.06"/>
          <table:table-cell office:value-type="float" office:value="893.0"/>
          <table:table-cell office:value-type="float" office:value="78.0"/>
          <table:table-cell table:style-name="cellBest" office:value-type="float" office:value="0.01"/>
          <table:table-cell office:value-type="float" office:value="114.0"/>
          <table:table-cell table:style-name="cellBest" office:value-type="float" office:value="1.0"/>
          <table:table-cell table:formula="of:=MIN([.$B21];[.$E21];[.$H21];[.$K21];[.$N21];[.$Q21];[.$T21];[.$W21];[.$Z21];[.$AC21];[.$AF21];[.$AI21];[.$AL21];[.$AO21];[.$AR21];[.$AS21];[.$AV21];[.$AY21];[.$BB21];[.$BE21];[.$BH21];[.$BK21];[.$BN21];[.$BQ21];[.$BT21];[.$BW21];[.$BZ21];[.$CC21];[.$CF21])" office:value-type="float"/>
          <table:table-cell table:formula="of:=MIN([.$C21];[.$F21];[.$I21];[.$L21];[.$O21];[.$R21];[.$U21];[.$X21];[.$AA21];[.$AD21];[.$AG21];[.$AJ21];[.$AM21];[.$AP21];[.$AT21];[.$AW21];[.$AZ21];[.$BC21];[.$BF21];[.$BI21];[.$BL21];[.$BO21];[.$BR21];[.$BU21];[.$BX21];[.$CA21];[.$CD21];[.$CG21])" office:value-type="float"/>
          <table:table-cell table:formula="of:=MIN([.$D21];[.$G21];[.$J21];[.$M21];[.$P21];[.$S21];[.$V21];[.$Y21];[.$AB21];[.$AE21];[.$AH21];[.$AK21];[.$AN21];[.$AQ21];[.$AU21];[.$AX21];[.$BA21];[.$BD21];[.$BG21];[.$BJ21];[.$BM21];[.$BP21];[.$BS21];[.$BV21];[.$BY21];[.$CB21];[.$CE21];[.$CH21])" office:value-type="float"/>
          <table:table-cell table:formula="of:=MEDIAN([.$B21];[.$E21];[.$H21];[.$K21];[.$N21];[.$Q21];[.$T21];[.$W21];[.$Z21];[.$AC21];[.$AF21];[.$AI21];[.$AL21];[.$AO21];[.$AR21];[.$AS21];[.$AV21];[.$AY21];[.$BB21];[.$BE21];[.$BH21];[.$BK21];[.$BN21];[.$BQ21];[.$BT21];[.$BW21];[.$BZ21];[.$CC21];[.$CF21])" office:value-type="float"/>
          <table:table-cell table:formula="of:=MEDIAN([.$C21];[.$F21];[.$I21];[.$L21];[.$O21];[.$R21];[.$U21];[.$X21];[.$AA21];[.$AD21];[.$AG21];[.$AJ21];[.$AM21];[.$AP21];[.$AT21];[.$AW21];[.$AZ21];[.$BC21];[.$BF21];[.$BI21];[.$BL21];[.$BO21];[.$BR21];[.$BU21];[.$BX21];[.$CA21];[.$CD21];[.$CG21])" office:value-type="float"/>
          <table:table-cell table:formula="of:=MEDIAN([.$D21];[.$G21];[.$J21];[.$M21];[.$P21];[.$S21];[.$V21];[.$Y21];[.$AB21];[.$AE21];[.$AH21];[.$AK21];[.$AN21];[.$AQ21];[.$AU21];[.$AX21];[.$BA21];[.$BD21];[.$BG21];[.$BJ21];[.$BM21];[.$BP21];[.$BS21];[.$BV21];[.$BY21];[.$CB21];[.$CE21];[.$CH21])" office:value-type="float"/>
          <table:table-cell table:formula="of:=MAX([.$B21];[.$E21];[.$H21];[.$K21];[.$N21];[.$Q21];[.$T21];[.$W21];[.$Z21];[.$AC21];[.$AF21];[.$AI21];[.$AL21];[.$AO21];[.$AR21];[.$AS21];[.$AV21];[.$AY21];[.$BB21];[.$BE21];[.$BH21];[.$BK21];[.$BN21];[.$BQ21];[.$BT21];[.$BW21];[.$BZ21];[.$CC21];[.$CF21])" office:value-type="float"/>
          <table:table-cell table:formula="of:=MAX([.$C21];[.$F21];[.$I21];[.$L21];[.$O21];[.$R21];[.$U21];[.$X21];[.$AA21];[.$AD21];[.$AG21];[.$AJ21];[.$AM21];[.$AP21];[.$AT21];[.$AW21];[.$AZ21];[.$BC21];[.$BF21];[.$BI21];[.$BL21];[.$BO21];[.$BR21];[.$BU21];[.$BX21];[.$CA21];[.$CD21];[.$CG21])" office:value-type="float"/>
          <table:table-cell table:formula="of:=MAX([.$D21];[.$G21];[.$J21];[.$M21];[.$P21];[.$S21];[.$V21];[.$Y21];[.$AB21];[.$AE21];[.$AH21];[.$AK21];[.$AN21];[.$AQ21];[.$AU21];[.$AX21];[.$BA21];[.$BD21];[.$BG21];[.$BJ21];[.$BM21];[.$BP21];[.$BS21];[.$BV21];[.$BY21];[.$CB21];[.$CE21];[.$CH21])" office:value-type="float"/>
        </table:table-row>
        <table:table-row table:style-name="ro1">
          <table:table-cell office:value-type="string">
            <text:p>maze/maze_s8_a9_h20.lp</text:p>
          </table:table-cell>
          <table:table-cell table:style-name="cellBest" office:value-type="float" office:value="0.01"/>
          <table:table-cell office:value-type="float" office:value="164.0"/>
          <table:table-cell office:value-type="float" office:value="21.0"/>
          <table:table-cell table:style-name="cellBest" office:value-type="float" office:value="0.01"/>
          <table:table-cell office:value-type="float" office:value="402.0"/>
          <table:table-cell table:style-name="cellBest" office:value-type="float" office:value="9.0"/>
          <table:table-cell office:value-type="float" office:value="0.02"/>
          <table:table-cell office:value-type="float" office:value="231.0"/>
          <table:table-cell office:value-type="float" office:value="21.0"/>
          <table:table-cell office:value-type="float" office:value="0.02"/>
          <table:table-cell office:value-type="float" office:value="231.0"/>
          <table:table-cell office:value-type="float" office:value="21.0"/>
          <table:table-cell office:value-type="float" office:value="0.04"/>
          <table:table-cell office:value-type="float" office:value="460.0"/>
          <table:table-cell office:value-type="float" office:value="100.0"/>
          <table:table-cell office:value-type="float" office:value="0.02"/>
          <table:table-cell office:value-type="float" office:value="1285.0"/>
          <table:table-cell office:value-type="float" office:value="74.0"/>
          <table:table-cell table:style-name="cellBest" office:value-type="float" office:value="0.01"/>
          <table:table-cell table:style-name="cellBest" office:value-type="float" office:value="149.0"/>
          <table:table-cell office:value-type="float" office:value="19.0"/>
          <table:table-cell office:value-type="float" office:value="0.03"/>
          <table:table-cell office:value-type="float" office:value="460.0"/>
          <table:table-cell office:value-type="float" office:value="100.0"/>
          <table:table-cell office:value-type="float" office:value="0.24"/>
          <table:table-cell office:value-type="float" office:value="9220.0"/>
          <table:table-cell office:value-type="float" office:value="170.0"/>
          <table:table-cell office:value-type="float" office:value="0.21"/>
          <table:table-cell office:value-type="float" office:value="7252.0"/>
          <table:table-cell office:value-type="float" office:value="112.0"/>
          <table:table-cell office:value-type="float" office:value="0.5"/>
          <table:table-cell office:value-type="float" office:value="23327.0"/>
          <table:table-cell office:value-type="float" office:value="395.0"/>
          <table:table-cell office:value-type="float" office:value="1.28"/>
          <table:table-cell table:style-name="cellWorst" office:value-type="float" office:value="53473.0"/>
          <table:table-cell table:style-name="cellWorst" office:value-type="float" office:value="986.0"/>
          <table:table-cell office:value-type="float" office:value="0.26"/>
          <table:table-cell office:value-type="float" office:value="9220.0"/>
          <table:table-cell office:value-type="float" office:value="170.0"/>
          <table:table-cell office:value-type="float" office:value="0.22"/>
          <table:table-cell office:value-type="float" office:value="7252.0"/>
          <table:table-cell office:value-type="float" office:value="112.0"/>
          <table:table-cell table:style-name="cellWorst" office:value-type="float" office:value="1200.0"/>
          <table:table-cell office:value-type="float" office:value="1.11"/>
          <table:table-cell table:style-name="cellWorst" office:value-type="float" office:value="53473.0"/>
          <table:table-cell table:style-name="cellWorst" office:value-type="float" office:value="986.0"/>
          <table:table-cell table:style-name="cellBest" office:value-type="float" office:value="0.01"/>
          <table:table-cell office:value-type="float" office:value="192.0"/>
          <table:table-cell office:value-type="float" office:value="11.0"/>
          <table:table-cell table:style-name="cellBest" office:value-type="float" office:value="0.01"/>
          <table:table-cell office:value-type="float" office:value="192.0"/>
          <table:table-cell office:value-type="float" office:value="11.0"/>
          <table:table-cell table:style-name="cellBest" office:value-type="float" office:value="0.01"/>
          <table:table-cell office:value-type="float" office:value="192.0"/>
          <table:table-cell office:value-type="float" office:value="11.0"/>
          <table:table-cell table:style-name="cellBest" office:value-type="float" office:value="0.01"/>
          <table:table-cell office:value-type="float" office:value="192.0"/>
          <table:table-cell office:value-type="float" office:value="11.0"/>
          <table:table-cell table:style-name="cellBest" office:value-type="float" office:value="0.01"/>
          <table:table-cell office:value-type="float" office:value="180.0"/>
          <table:table-cell office:value-type="float" office:value="20.0"/>
          <table:table-cell table:style-name="cellBest" office:value-type="float" office:value="0.01"/>
          <table:table-cell office:value-type="float" office:value="363.0"/>
          <table:table-cell office:value-type="float" office:value="10.0"/>
          <table:table-cell table:style-name="cellBest" office:value-type="float" office:value="0.01"/>
          <table:table-cell office:value-type="float" office:value="347.0"/>
          <table:table-cell office:value-type="float" office:value="10.0"/>
          <table:table-cell office:value-type="float" office:value="0.05"/>
          <table:table-cell office:value-type="float" office:value="936.0"/>
          <table:table-cell office:value-type="float" office:value="134.0"/>
          <table:table-cell table:style-name="cellBest" office:value-type="float" office:value="0.01"/>
          <table:table-cell office:value-type="float" office:value="189.0"/>
          <table:table-cell office:value-type="float" office:value="11.0"/>
          <table:table-cell office:value-type="float" office:value="0.02"/>
          <table:table-cell office:value-type="float" office:value="1285.0"/>
          <table:table-cell office:value-type="float" office:value="74.0"/>
          <table:table-cell office:value-type="float" office:value="0.02"/>
          <table:table-cell office:value-type="float" office:value="1464.0"/>
          <table:table-cell office:value-type="float" office:value="83.0"/>
          <table:table-cell office:value-type="float" office:value="0.04"/>
          <table:table-cell office:value-type="float" office:value="460.0"/>
          <table:table-cell office:value-type="float" office:value="100.0"/>
          <table:table-cell table:style-name="cellBest" office:value-type="float" office:value="0.01"/>
          <table:table-cell office:value-type="float" office:value="191.0"/>
          <table:table-cell office:value-type="float" office:value="11.0"/>
          <table:table-cell table:formula="of:=MIN([.$B22];[.$E22];[.$H22];[.$K22];[.$N22];[.$Q22];[.$T22];[.$W22];[.$Z22];[.$AC22];[.$AF22];[.$AI22];[.$AL22];[.$AO22];[.$AR22];[.$AS22];[.$AV22];[.$AY22];[.$BB22];[.$BE22];[.$BH22];[.$BK22];[.$BN22];[.$BQ22];[.$BT22];[.$BW22];[.$BZ22];[.$CC22];[.$CF22])" office:value-type="float"/>
          <table:table-cell table:formula="of:=MIN([.$C22];[.$F22];[.$I22];[.$L22];[.$O22];[.$R22];[.$U22];[.$X22];[.$AA22];[.$AD22];[.$AG22];[.$AJ22];[.$AM22];[.$AP22];[.$AT22];[.$AW22];[.$AZ22];[.$BC22];[.$BF22];[.$BI22];[.$BL22];[.$BO22];[.$BR22];[.$BU22];[.$BX22];[.$CA22];[.$CD22];[.$CG22])" office:value-type="float"/>
          <table:table-cell table:formula="of:=MIN([.$D22];[.$G22];[.$J22];[.$M22];[.$P22];[.$S22];[.$V22];[.$Y22];[.$AB22];[.$AE22];[.$AH22];[.$AK22];[.$AN22];[.$AQ22];[.$AU22];[.$AX22];[.$BA22];[.$BD22];[.$BG22];[.$BJ22];[.$BM22];[.$BP22];[.$BS22];[.$BV22];[.$BY22];[.$CB22];[.$CE22];[.$CH22])" office:value-type="float"/>
          <table:table-cell table:formula="of:=MEDIAN([.$B22];[.$E22];[.$H22];[.$K22];[.$N22];[.$Q22];[.$T22];[.$W22];[.$Z22];[.$AC22];[.$AF22];[.$AI22];[.$AL22];[.$AO22];[.$AR22];[.$AS22];[.$AV22];[.$AY22];[.$BB22];[.$BE22];[.$BH22];[.$BK22];[.$BN22];[.$BQ22];[.$BT22];[.$BW22];[.$BZ22];[.$CC22];[.$CF22])" office:value-type="float"/>
          <table:table-cell table:formula="of:=MEDIAN([.$C22];[.$F22];[.$I22];[.$L22];[.$O22];[.$R22];[.$U22];[.$X22];[.$AA22];[.$AD22];[.$AG22];[.$AJ22];[.$AM22];[.$AP22];[.$AT22];[.$AW22];[.$AZ22];[.$BC22];[.$BF22];[.$BI22];[.$BL22];[.$BO22];[.$BR22];[.$BU22];[.$BX22];[.$CA22];[.$CD22];[.$CG22])" office:value-type="float"/>
          <table:table-cell table:formula="of:=MEDIAN([.$D22];[.$G22];[.$J22];[.$M22];[.$P22];[.$S22];[.$V22];[.$Y22];[.$AB22];[.$AE22];[.$AH22];[.$AK22];[.$AN22];[.$AQ22];[.$AU22];[.$AX22];[.$BA22];[.$BD22];[.$BG22];[.$BJ22];[.$BM22];[.$BP22];[.$BS22];[.$BV22];[.$BY22];[.$CB22];[.$CE22];[.$CH22])" office:value-type="float"/>
          <table:table-cell table:formula="of:=MAX([.$B22];[.$E22];[.$H22];[.$K22];[.$N22];[.$Q22];[.$T22];[.$W22];[.$Z22];[.$AC22];[.$AF22];[.$AI22];[.$AL22];[.$AO22];[.$AR22];[.$AS22];[.$AV22];[.$AY22];[.$BB22];[.$BE22];[.$BH22];[.$BK22];[.$BN22];[.$BQ22];[.$BT22];[.$BW22];[.$BZ22];[.$CC22];[.$CF22])" office:value-type="float"/>
          <table:table-cell table:formula="of:=MAX([.$C22];[.$F22];[.$I22];[.$L22];[.$O22];[.$R22];[.$U22];[.$X22];[.$AA22];[.$AD22];[.$AG22];[.$AJ22];[.$AM22];[.$AP22];[.$AT22];[.$AW22];[.$AZ22];[.$BC22];[.$BF22];[.$BI22];[.$BL22];[.$BO22];[.$BR22];[.$BU22];[.$BX22];[.$CA22];[.$CD22];[.$CG22])" office:value-type="float"/>
          <table:table-cell table:formula="of:=MAX([.$D22];[.$G22];[.$J22];[.$M22];[.$P22];[.$S22];[.$V22];[.$Y22];[.$AB22];[.$AE22];[.$AH22];[.$AK22];[.$AN22];[.$AQ22];[.$AU22];[.$AX22];[.$BA22];[.$BD22];[.$BG22];[.$BJ22];[.$BM22];[.$BP22];[.$BS22];[.$BV22];[.$BY22];[.$CB22];[.$CE22];[.$CH22])" office:value-type="float"/>
        </table:table-row>
        <table:table-row table:style-name="ro1">
          <table:table-cell office:value-type="string">
            <text:p>maze/maze_s9_a10_h49.lp</text:p>
          </table:table-cell>
          <table:table-cell office:value-type="float" office:value="0.16"/>
          <table:table-cell office:value-type="float" office:value="2146.0"/>
          <table:table-cell office:value-type="float" office:value="163.0"/>
          <table:table-cell table:style-name="cellBest" office:value-type="float" office:value="0.07"/>
          <table:table-cell office:value-type="float" office:value="3207.0"/>
          <table:table-cell table:style-name="cellBest" office:value-type="float" office:value="110.0"/>
          <table:table-cell office:value-type="float" office:value="7.61"/>
          <table:table-cell office:value-type="float" office:value="117039.0"/>
          <table:table-cell office:value-type="float" office:value="3146.0"/>
          <table:table-cell office:value-type="float" office:value="7.55"/>
          <table:table-cell office:value-type="float" office:value="117039.0"/>
          <table:table-cell office:value-type="float" office:value="3146.0"/>
          <table:table-cell office:value-type="float" office:value="0.42"/>
          <table:table-cell office:value-type="float" office:value="3719.0"/>
          <table:table-cell office:value-type="float" office:value="1107.0"/>
          <table:table-cell office:value-type="float" office:value="0.43"/>
          <table:table-cell office:value-type="float" office:value="18188.0"/>
          <table:table-cell office:value-type="float" office:value="827.0"/>
          <table:table-cell office:value-type="float" office:value="0.16"/>
          <table:table-cell table:style-name="cellBest" office:value-type="float" office:value="1532.0"/>
          <table:table-cell office:value-type="float" office:value="362.0"/>
          <table:table-cell office:value-type="float" office:value="0.4"/>
          <table:table-cell office:value-type="float" office:value="3719.0"/>
          <table:table-cell office:value-type="float" office:value="1107.0"/>
          <table:table-cell office:value-type="float" office:value="1.28"/>
          <table:table-cell office:value-type="float" office:value="26295.0"/>
          <table:table-cell office:value-type="float" office:value="423.0"/>
          <table:table-cell office:value-type="float" office:value="0.89"/>
          <table:table-cell office:value-type="float" office:value="19083.0"/>
          <table:table-cell office:value-type="float" office:value="222.0"/>
          <table:table-cell office:value-type="float" office:value="1.14"/>
          <table:table-cell office:value-type="float" office:value="25786.0"/>
          <table:table-cell office:value-type="float" office:value="207.0"/>
          <table:table-cell office:value-type="float" office:value="1.4"/>
          <table:table-cell office:value-type="float" office:value="30826.0"/>
          <table:table-cell office:value-type="float" office:value="550.0"/>
          <table:table-cell office:value-type="float" office:value="1.25"/>
          <table:table-cell office:value-type="float" office:value="26295.0"/>
          <table:table-cell office:value-type="float" office:value="423.0"/>
          <table:table-cell office:value-type="float" office:value="0.83"/>
          <table:table-cell office:value-type="float" office:value="19083.0"/>
          <table:table-cell office:value-type="float" office:value="222.0"/>
          <table:table-cell table:style-name="cellWorst" office:value-type="float" office:value="1200.0"/>
          <table:table-cell office:value-type="float" office:value="1.38"/>
          <table:table-cell office:value-type="float" office:value="30826.0"/>
          <table:table-cell office:value-type="float" office:value="550.0"/>
          <table:table-cell office:value-type="float" office:value="0.35"/>
          <table:table-cell office:value-type="float" office:value="3603.0"/>
          <table:table-cell office:value-type="float" office:value="759.0"/>
          <table:table-cell office:value-type="float" office:value="0.32"/>
          <table:table-cell office:value-type="float" office:value="3603.0"/>
          <table:table-cell office:value-type="float" office:value="759.0"/>
          <table:table-cell office:value-type="float" office:value="0.33"/>
          <table:table-cell office:value-type="float" office:value="3603.0"/>
          <table:table-cell office:value-type="float" office:value="759.0"/>
          <table:table-cell office:value-type="float" office:value="0.4"/>
          <table:table-cell office:value-type="float" office:value="3603.0"/>
          <table:table-cell office:value-type="float" office:value="759.0"/>
          <table:table-cell office:value-type="float" office:value="0.36"/>
          <table:table-cell office:value-type="float" office:value="8838.0"/>
          <table:table-cell office:value-type="float" office:value="501.0"/>
          <table:table-cell office:value-type="float" office:value="0.08"/>
          <table:table-cell office:value-type="float" office:value="3982.0"/>
          <table:table-cell office:value-type="float" office:value="195.0"/>
          <table:table-cell office:value-type="float" office:value="6.81"/>
          <table:table-cell table:style-name="cellWorst" office:value-type="float" office:value="562023.0"/>
          <table:table-cell table:style-name="cellWorst" office:value-type="float" office:value="21117.0"/>
          <table:table-cell office:value-type="float" office:value="0.42"/>
          <table:table-cell office:value-type="float" office:value="7516.0"/>
          <table:table-cell office:value-type="float" office:value="501.0"/>
          <table:table-cell office:value-type="float" office:value="0.22"/>
          <table:table-cell office:value-type="float" office:value="3813.0"/>
          <table:table-cell office:value-type="float" office:value="249.0"/>
          <table:table-cell office:value-type="float" office:value="0.43"/>
          <table:table-cell office:value-type="float" office:value="18188.0"/>
          <table:table-cell office:value-type="float" office:value="827.0"/>
          <table:table-cell office:value-type="float" office:value="0.23"/>
          <table:table-cell office:value-type="float" office:value="7168.0"/>
          <table:table-cell office:value-type="float" office:value="770.0"/>
          <table:table-cell office:value-type="float" office:value="0.39"/>
          <table:table-cell office:value-type="float" office:value="3719.0"/>
          <table:table-cell office:value-type="float" office:value="1107.0"/>
          <table:table-cell office:value-type="float" office:value="0.15"/>
          <table:table-cell office:value-type="float" office:value="1637.0"/>
          <table:table-cell office:value-type="float" office:value="324.0"/>
          <table:table-cell table:formula="of:=MIN([.$B23];[.$E23];[.$H23];[.$K23];[.$N23];[.$Q23];[.$T23];[.$W23];[.$Z23];[.$AC23];[.$AF23];[.$AI23];[.$AL23];[.$AO23];[.$AR23];[.$AS23];[.$AV23];[.$AY23];[.$BB23];[.$BE23];[.$BH23];[.$BK23];[.$BN23];[.$BQ23];[.$BT23];[.$BW23];[.$BZ23];[.$CC23];[.$CF23])" office:value-type="float"/>
          <table:table-cell table:formula="of:=MIN([.$C23];[.$F23];[.$I23];[.$L23];[.$O23];[.$R23];[.$U23];[.$X23];[.$AA23];[.$AD23];[.$AG23];[.$AJ23];[.$AM23];[.$AP23];[.$AT23];[.$AW23];[.$AZ23];[.$BC23];[.$BF23];[.$BI23];[.$BL23];[.$BO23];[.$BR23];[.$BU23];[.$BX23];[.$CA23];[.$CD23];[.$CG23])" office:value-type="float"/>
          <table:table-cell table:formula="of:=MIN([.$D23];[.$G23];[.$J23];[.$M23];[.$P23];[.$S23];[.$V23];[.$Y23];[.$AB23];[.$AE23];[.$AH23];[.$AK23];[.$AN23];[.$AQ23];[.$AU23];[.$AX23];[.$BA23];[.$BD23];[.$BG23];[.$BJ23];[.$BM23];[.$BP23];[.$BS23];[.$BV23];[.$BY23];[.$CB23];[.$CE23];[.$CH23])" office:value-type="float"/>
          <table:table-cell table:formula="of:=MEDIAN([.$B23];[.$E23];[.$H23];[.$K23];[.$N23];[.$Q23];[.$T23];[.$W23];[.$Z23];[.$AC23];[.$AF23];[.$AI23];[.$AL23];[.$AO23];[.$AR23];[.$AS23];[.$AV23];[.$AY23];[.$BB23];[.$BE23];[.$BH23];[.$BK23];[.$BN23];[.$BQ23];[.$BT23];[.$BW23];[.$BZ23];[.$CC23];[.$CF23])" office:value-type="float"/>
          <table:table-cell table:formula="of:=MEDIAN([.$C23];[.$F23];[.$I23];[.$L23];[.$O23];[.$R23];[.$U23];[.$X23];[.$AA23];[.$AD23];[.$AG23];[.$AJ23];[.$AM23];[.$AP23];[.$AT23];[.$AW23];[.$AZ23];[.$BC23];[.$BF23];[.$BI23];[.$BL23];[.$BO23];[.$BR23];[.$BU23];[.$BX23];[.$CA23];[.$CD23];[.$CG23])" office:value-type="float"/>
          <table:table-cell table:formula="of:=MEDIAN([.$D23];[.$G23];[.$J23];[.$M23];[.$P23];[.$S23];[.$V23];[.$Y23];[.$AB23];[.$AE23];[.$AH23];[.$AK23];[.$AN23];[.$AQ23];[.$AU23];[.$AX23];[.$BA23];[.$BD23];[.$BG23];[.$BJ23];[.$BM23];[.$BP23];[.$BS23];[.$BV23];[.$BY23];[.$CB23];[.$CE23];[.$CH23])" office:value-type="float"/>
          <table:table-cell table:formula="of:=MAX([.$B23];[.$E23];[.$H23];[.$K23];[.$N23];[.$Q23];[.$T23];[.$W23];[.$Z23];[.$AC23];[.$AF23];[.$AI23];[.$AL23];[.$AO23];[.$AR23];[.$AS23];[.$AV23];[.$AY23];[.$BB23];[.$BE23];[.$BH23];[.$BK23];[.$BN23];[.$BQ23];[.$BT23];[.$BW23];[.$BZ23];[.$CC23];[.$CF23])" office:value-type="float"/>
          <table:table-cell table:formula="of:=MAX([.$C23];[.$F23];[.$I23];[.$L23];[.$O23];[.$R23];[.$U23];[.$X23];[.$AA23];[.$AD23];[.$AG23];[.$AJ23];[.$AM23];[.$AP23];[.$AT23];[.$AW23];[.$AZ23];[.$BC23];[.$BF23];[.$BI23];[.$BL23];[.$BO23];[.$BR23];[.$BU23];[.$BX23];[.$CA23];[.$CD23];[.$CG23])" office:value-type="float"/>
          <table:table-cell table:formula="of:=MAX([.$D23];[.$G23];[.$J23];[.$M23];[.$P23];[.$S23];[.$V23];[.$Y23];[.$AB23];[.$AE23];[.$AH23];[.$AK23];[.$AN23];[.$AQ23];[.$AU23];[.$AX23];[.$BA23];[.$BD23];[.$BG23];[.$BJ23];[.$BM23];[.$BP23];[.$BS23];[.$BV23];[.$BY23];[.$CB23];[.$CE23];[.$CH23])" office:value-type="float"/>
        </table:table-row>
        <table:table-row table:style-name="ro1">
          <table:table-cell office:value-type="string">
            <text:p>maze/maze_s9_a1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37.0"/>
          <table:table-cell office:value-type="float" office:value="0.0"/>
          <table:table-cell office:value-type="float" office:value="0.0"/>
          <table:table-cell table:style-name="cellWorst" office:value-type="float" office:value="37.0"/>
          <table:table-cell office:value-type="float" office:value="0.0"/>
          <table:table-cell office:value-type="float" office:value="0.0"/>
          <table:table-cell table:style-name="cellWorst" office:value-type="float" office:value="37.0"/>
          <table:table-cell office:value-type="float" office:value="0.0"/>
          <table:table-cell office:value-type="float" office:value="0.0"/>
          <table:table-cell table:style-name="cellWorst" office:value-type="float" office:value="37.0"/>
          <table:table-cell office:value-type="float" office:value="0.0"/>
          <table:table-cell office:value-type="float" office:value="0.0"/>
          <table:table-cell table:style-name="cellWorst" office:value-type="float" office:value="37.0"/>
          <table:table-cell office:value-type="float" office:value="0.0"/>
          <table:table-cell office:value-type="float" office:value="0.0"/>
          <table:table-cell table:style-name="cellWorst" office:value-type="float" office:value="37.0"/>
          <table:table-cell office:value-type="float" office:value="0.0"/>
          <table:table-cell table:style-name="cellWorst" office:value-type="float" office:value="1200.0"/>
          <table:table-cell office:value-type="float" office:value="0.0"/>
          <table:table-cell table:style-name="cellWorst" office:value-type="float" office:value="3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E24];[.$H24];[.$K24];[.$N24];[.$Q24];[.$T24];[.$W24];[.$Z24];[.$AC24];[.$AF24];[.$AI24];[.$AL24];[.$AO24];[.$AR24];[.$AS24];[.$AV24];[.$AY24];[.$BB24];[.$BE24];[.$BH24];[.$BK24];[.$BN24];[.$BQ24];[.$BT24];[.$BW24];[.$BZ24];[.$CC24];[.$CF24])" office:value-type="float"/>
          <table:table-cell table:formula="of:=MIN([.$C24];[.$F24];[.$I24];[.$L24];[.$O24];[.$R24];[.$U24];[.$X24];[.$AA24];[.$AD24];[.$AG24];[.$AJ24];[.$AM24];[.$AP24];[.$AT24];[.$AW24];[.$AZ24];[.$BC24];[.$BF24];[.$BI24];[.$BL24];[.$BO24];[.$BR24];[.$BU24];[.$BX24];[.$CA24];[.$CD24];[.$CG24])" office:value-type="float"/>
          <table:table-cell table:formula="of:=MIN([.$D24];[.$G24];[.$J24];[.$M24];[.$P24];[.$S24];[.$V24];[.$Y24];[.$AB24];[.$AE24];[.$AH24];[.$AK24];[.$AN24];[.$AQ24];[.$AU24];[.$AX24];[.$BA24];[.$BD24];[.$BG24];[.$BJ24];[.$BM24];[.$BP24];[.$BS24];[.$BV24];[.$BY24];[.$CB24];[.$CE24];[.$CH24])" office:value-type="float"/>
          <table:table-cell table:formula="of:=MEDIAN([.$B24];[.$E24];[.$H24];[.$K24];[.$N24];[.$Q24];[.$T24];[.$W24];[.$Z24];[.$AC24];[.$AF24];[.$AI24];[.$AL24];[.$AO24];[.$AR24];[.$AS24];[.$AV24];[.$AY24];[.$BB24];[.$BE24];[.$BH24];[.$BK24];[.$BN24];[.$BQ24];[.$BT24];[.$BW24];[.$BZ24];[.$CC24];[.$CF24])" office:value-type="float"/>
          <table:table-cell table:formula="of:=MEDIAN([.$C24];[.$F24];[.$I24];[.$L24];[.$O24];[.$R24];[.$U24];[.$X24];[.$AA24];[.$AD24];[.$AG24];[.$AJ24];[.$AM24];[.$AP24];[.$AT24];[.$AW24];[.$AZ24];[.$BC24];[.$BF24];[.$BI24];[.$BL24];[.$BO24];[.$BR24];[.$BU24];[.$BX24];[.$CA24];[.$CD24];[.$CG24])" office:value-type="float"/>
          <table:table-cell table:formula="of:=MEDIAN([.$D24];[.$G24];[.$J24];[.$M24];[.$P24];[.$S24];[.$V24];[.$Y24];[.$AB24];[.$AE24];[.$AH24];[.$AK24];[.$AN24];[.$AQ24];[.$AU24];[.$AX24];[.$BA24];[.$BD24];[.$BG24];[.$BJ24];[.$BM24];[.$BP24];[.$BS24];[.$BV24];[.$BY24];[.$CB24];[.$CE24];[.$CH24])" office:value-type="float"/>
          <table:table-cell table:formula="of:=MAX([.$B24];[.$E24];[.$H24];[.$K24];[.$N24];[.$Q24];[.$T24];[.$W24];[.$Z24];[.$AC24];[.$AF24];[.$AI24];[.$AL24];[.$AO24];[.$AR24];[.$AS24];[.$AV24];[.$AY24];[.$BB24];[.$BE24];[.$BH24];[.$BK24];[.$BN24];[.$BQ24];[.$BT24];[.$BW24];[.$BZ24];[.$CC24];[.$CF24])" office:value-type="float"/>
          <table:table-cell table:formula="of:=MAX([.$C24];[.$F24];[.$I24];[.$L24];[.$O24];[.$R24];[.$U24];[.$X24];[.$AA24];[.$AD24];[.$AG24];[.$AJ24];[.$AM24];[.$AP24];[.$AT24];[.$AW24];[.$AZ24];[.$BC24];[.$BF24];[.$BI24];[.$BL24];[.$BO24];[.$BR24];[.$BU24];[.$BX24];[.$CA24];[.$CD24];[.$CG24])" office:value-type="float"/>
          <table:table-cell table:formula="of:=MAX([.$D24];[.$G24];[.$J24];[.$M24];[.$P24];[.$S24];[.$V24];[.$Y24];[.$AB24];[.$AE24];[.$AH24];[.$AK24];[.$AN24];[.$AQ24];[.$AU24];[.$AX24];[.$BA24];[.$BD24];[.$BG24];[.$BJ24];[.$BM24];[.$BP24];[.$BS24];[.$BV24];[.$BY24];[.$CB24];[.$CE24];[.$CH24])" office:value-type="float"/>
        </table:table-row>
        <table:table-row table:style-name="ro1">
          <table:table-cell office:value-type="string">
            <text:p>maze/maze_s9_a2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1.0"/>
          <table:table-cell office:value-type="float" office:value="0.0"/>
          <table:table-cell office:value-type="float" office:value="0.0"/>
          <table:table-cell table:style-name="cellWorst" office:value-type="float" office:value="61.0"/>
          <table:table-cell office:value-type="float" office:value="0.0"/>
          <table:table-cell office:value-type="float" office:value="0.0"/>
          <table:table-cell table:style-name="cellWorst" office:value-type="float" office:value="61.0"/>
          <table:table-cell office:value-type="float" office:value="0.0"/>
          <table:table-cell office:value-type="float" office:value="0.0"/>
          <table:table-cell table:style-name="cellWorst" office:value-type="float" office:value="61.0"/>
          <table:table-cell office:value-type="float" office:value="0.0"/>
          <table:table-cell office:value-type="float" office:value="0.0"/>
          <table:table-cell table:style-name="cellWorst" office:value-type="float" office:value="61.0"/>
          <table:table-cell office:value-type="float" office:value="0.0"/>
          <table:table-cell office:value-type="float" office:value="0.0"/>
          <table:table-cell table:style-name="cellWorst" office:value-type="float" office:value="61.0"/>
          <table:table-cell office:value-type="float" office:value="0.0"/>
          <table:table-cell table:style-name="cellWorst" office:value-type="float" office:value="1200.0"/>
          <table:table-cell office:value-type="float" office:value="0.0"/>
          <table:table-cell table:style-name="cellWorst" office:value-type="float" office:value="6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E25];[.$H25];[.$K25];[.$N25];[.$Q25];[.$T25];[.$W25];[.$Z25];[.$AC25];[.$AF25];[.$AI25];[.$AL25];[.$AO25];[.$AR25];[.$AS25];[.$AV25];[.$AY25];[.$BB25];[.$BE25];[.$BH25];[.$BK25];[.$BN25];[.$BQ25];[.$BT25];[.$BW25];[.$BZ25];[.$CC25];[.$CF25])" office:value-type="float"/>
          <table:table-cell table:formula="of:=MIN([.$C25];[.$F25];[.$I25];[.$L25];[.$O25];[.$R25];[.$U25];[.$X25];[.$AA25];[.$AD25];[.$AG25];[.$AJ25];[.$AM25];[.$AP25];[.$AT25];[.$AW25];[.$AZ25];[.$BC25];[.$BF25];[.$BI25];[.$BL25];[.$BO25];[.$BR25];[.$BU25];[.$BX25];[.$CA25];[.$CD25];[.$CG25])" office:value-type="float"/>
          <table:table-cell table:formula="of:=MIN([.$D25];[.$G25];[.$J25];[.$M25];[.$P25];[.$S25];[.$V25];[.$Y25];[.$AB25];[.$AE25];[.$AH25];[.$AK25];[.$AN25];[.$AQ25];[.$AU25];[.$AX25];[.$BA25];[.$BD25];[.$BG25];[.$BJ25];[.$BM25];[.$BP25];[.$BS25];[.$BV25];[.$BY25];[.$CB25];[.$CE25];[.$CH25])" office:value-type="float"/>
          <table:table-cell table:formula="of:=MEDIAN([.$B25];[.$E25];[.$H25];[.$K25];[.$N25];[.$Q25];[.$T25];[.$W25];[.$Z25];[.$AC25];[.$AF25];[.$AI25];[.$AL25];[.$AO25];[.$AR25];[.$AS25];[.$AV25];[.$AY25];[.$BB25];[.$BE25];[.$BH25];[.$BK25];[.$BN25];[.$BQ25];[.$BT25];[.$BW25];[.$BZ25];[.$CC25];[.$CF25])" office:value-type="float"/>
          <table:table-cell table:formula="of:=MEDIAN([.$C25];[.$F25];[.$I25];[.$L25];[.$O25];[.$R25];[.$U25];[.$X25];[.$AA25];[.$AD25];[.$AG25];[.$AJ25];[.$AM25];[.$AP25];[.$AT25];[.$AW25];[.$AZ25];[.$BC25];[.$BF25];[.$BI25];[.$BL25];[.$BO25];[.$BR25];[.$BU25];[.$BX25];[.$CA25];[.$CD25];[.$CG25])" office:value-type="float"/>
          <table:table-cell table:formula="of:=MEDIAN([.$D25];[.$G25];[.$J25];[.$M25];[.$P25];[.$S25];[.$V25];[.$Y25];[.$AB25];[.$AE25];[.$AH25];[.$AK25];[.$AN25];[.$AQ25];[.$AU25];[.$AX25];[.$BA25];[.$BD25];[.$BG25];[.$BJ25];[.$BM25];[.$BP25];[.$BS25];[.$BV25];[.$BY25];[.$CB25];[.$CE25];[.$CH25])" office:value-type="float"/>
          <table:table-cell table:formula="of:=MAX([.$B25];[.$E25];[.$H25];[.$K25];[.$N25];[.$Q25];[.$T25];[.$W25];[.$Z25];[.$AC25];[.$AF25];[.$AI25];[.$AL25];[.$AO25];[.$AR25];[.$AS25];[.$AV25];[.$AY25];[.$BB25];[.$BE25];[.$BH25];[.$BK25];[.$BN25];[.$BQ25];[.$BT25];[.$BW25];[.$BZ25];[.$CC25];[.$CF25])" office:value-type="float"/>
          <table:table-cell table:formula="of:=MAX([.$C25];[.$F25];[.$I25];[.$L25];[.$O25];[.$R25];[.$U25];[.$X25];[.$AA25];[.$AD25];[.$AG25];[.$AJ25];[.$AM25];[.$AP25];[.$AT25];[.$AW25];[.$AZ25];[.$BC25];[.$BF25];[.$BI25];[.$BL25];[.$BO25];[.$BR25];[.$BU25];[.$BX25];[.$CA25];[.$CD25];[.$CG25])" office:value-type="float"/>
          <table:table-cell table:formula="of:=MAX([.$D25];[.$G25];[.$J25];[.$M25];[.$P25];[.$S25];[.$V25];[.$Y25];[.$AB25];[.$AE25];[.$AH25];[.$AK25];[.$AN25];[.$AQ25];[.$AU25];[.$AX25];[.$BA25];[.$BD25];[.$BG25];[.$BJ25];[.$BM25];[.$BP25];[.$BS25];[.$BV25];[.$BY25];[.$CB25];[.$CE25];[.$CH25])" office:value-type="float"/>
        </table:table-row>
        <table:table-row table:style-name="ro1">
          <table:table-cell office:value-type="string">
            <text:p>maze/maze_s9_a3_h51.lp</text:p>
          </table:table-cell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office:value-type="float" office:value="103.0"/>
          <table:table-cell office:value-type="float" office:value="0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office:value-type="float" office:value="89.0"/>
          <table:table-cell table:style-name="cellWorst" office:value-type="float" office:value="7.0"/>
          <table:table-cell office:value-type="float" office:value="0.01"/>
          <table:table-cell office:value-type="float" office:value="1019.0"/>
          <table:table-cell office:value-type="float" office:value="1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office:value-type="float" office:value="89.0"/>
          <table:table-cell table:style-name="cellWorst" office:value-type="float" office:value="7.0"/>
          <table:table-cell office:value-type="float" office:value="0.15"/>
          <table:table-cell table:style-name="cellWorst" office:value-type="float" office:value="2270.0"/>
          <table:table-cell office:value-type="float" office:value="0.0"/>
          <table:table-cell office:value-type="float" office:value="0.18"/>
          <table:table-cell table:style-name="cellWorst" office:value-type="float" office:value="2270.0"/>
          <table:table-cell office:value-type="float" office:value="0.0"/>
          <table:table-cell office:value-type="float" office:value="0.18"/>
          <table:table-cell table:style-name="cellWorst" office:value-type="float" office:value="2270.0"/>
          <table:table-cell office:value-type="float" office:value="0.0"/>
          <table:table-cell office:value-type="float" office:value="0.18"/>
          <table:table-cell table:style-name="cellWorst" office:value-type="float" office:value="2270.0"/>
          <table:table-cell office:value-type="float" office:value="0.0"/>
          <table:table-cell office:value-type="float" office:value="0.17"/>
          <table:table-cell table:style-name="cellWorst" office:value-type="float" office:value="2270.0"/>
          <table:table-cell office:value-type="float" office:value="0.0"/>
          <table:table-cell office:value-type="float" office:value="0.22"/>
          <table:table-cell table:style-name="cellWorst" office:value-type="float" office:value="2270.0"/>
          <table:table-cell office:value-type="float" office:value="0.0"/>
          <table:table-cell table:style-name="cellWorst" office:value-type="float" office:value="1200.0"/>
          <table:table-cell office:value-type="float" office:value="0.17"/>
          <table:table-cell table:style-name="cellWorst" office:value-type="float" office:value="2270.0"/>
          <table:table-cell office:value-type="float" office:value="0.0"/>
          <table:table-cell office:value-type="float" office:value="0.01"/>
          <table:table-cell office:value-type="float" office:value="88.0"/>
          <table:table-cell office:value-type="float" office:value="0.0"/>
          <table:table-cell office:value-type="float" office:value="0.01"/>
          <table:table-cell office:value-type="float" office:value="88.0"/>
          <table:table-cell office:value-type="float" office:value="0.0"/>
          <table:table-cell office:value-type="float" office:value="0.01"/>
          <table:table-cell office:value-type="float" office:value="88.0"/>
          <table:table-cell office:value-type="float" office:value="0.0"/>
          <table:table-cell office:value-type="float" office:value="0.01"/>
          <table:table-cell office:value-type="float" office:value="88.0"/>
          <table:table-cell office:value-type="float" office:value="0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office:value-type="float" office:value="209.0"/>
          <table:table-cell office:value-type="float" office:value="1.0"/>
          <table:table-cell office:value-type="float" office:value="0.01"/>
          <table:table-cell office:value-type="float" office:value="209.0"/>
          <table:table-cell office:value-type="float" office:value="1.0"/>
          <table:table-cell office:value-type="float" office:value="0.01"/>
          <table:table-cell office:value-type="float" office:value="88.0"/>
          <table:table-cell office:value-type="float" office:value="0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office:value-type="float" office:value="1019.0"/>
          <table:table-cell office:value-type="float" office:value="1.0"/>
          <table:table-cell office:value-type="float" office:value="0.01"/>
          <table:table-cell office:value-type="float" office:value="1019.0"/>
          <table:table-cell office:value-type="float" office:value="1.0"/>
          <table:table-cell office:value-type="float" office:value="0.01"/>
          <table:table-cell office:value-type="float" office:value="89.0"/>
          <table:table-cell table:style-name="cellWorst" office:value-type="float" office:value="7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table:formula="of:=MIN([.$B26];[.$E26];[.$H26];[.$K26];[.$N26];[.$Q26];[.$T26];[.$W26];[.$Z26];[.$AC26];[.$AF26];[.$AI26];[.$AL26];[.$AO26];[.$AR26];[.$AS26];[.$AV26];[.$AY26];[.$BB26];[.$BE26];[.$BH26];[.$BK26];[.$BN26];[.$BQ26];[.$BT26];[.$BW26];[.$BZ26];[.$CC26];[.$CF26])" office:value-type="float"/>
          <table:table-cell table:formula="of:=MIN([.$C26];[.$F26];[.$I26];[.$L26];[.$O26];[.$R26];[.$U26];[.$X26];[.$AA26];[.$AD26];[.$AG26];[.$AJ26];[.$AM26];[.$AP26];[.$AT26];[.$AW26];[.$AZ26];[.$BC26];[.$BF26];[.$BI26];[.$BL26];[.$BO26];[.$BR26];[.$BU26];[.$BX26];[.$CA26];[.$CD26];[.$CG26])" office:value-type="float"/>
          <table:table-cell table:formula="of:=MIN([.$D26];[.$G26];[.$J26];[.$M26];[.$P26];[.$S26];[.$V26];[.$Y26];[.$AB26];[.$AE26];[.$AH26];[.$AK26];[.$AN26];[.$AQ26];[.$AU26];[.$AX26];[.$BA26];[.$BD26];[.$BG26];[.$BJ26];[.$BM26];[.$BP26];[.$BS26];[.$BV26];[.$BY26];[.$CB26];[.$CE26];[.$CH26])" office:value-type="float"/>
          <table:table-cell table:formula="of:=MEDIAN([.$B26];[.$E26];[.$H26];[.$K26];[.$N26];[.$Q26];[.$T26];[.$W26];[.$Z26];[.$AC26];[.$AF26];[.$AI26];[.$AL26];[.$AO26];[.$AR26];[.$AS26];[.$AV26];[.$AY26];[.$BB26];[.$BE26];[.$BH26];[.$BK26];[.$BN26];[.$BQ26];[.$BT26];[.$BW26];[.$BZ26];[.$CC26];[.$CF26])" office:value-type="float"/>
          <table:table-cell table:formula="of:=MEDIAN([.$C26];[.$F26];[.$I26];[.$L26];[.$O26];[.$R26];[.$U26];[.$X26];[.$AA26];[.$AD26];[.$AG26];[.$AJ26];[.$AM26];[.$AP26];[.$AT26];[.$AW26];[.$AZ26];[.$BC26];[.$BF26];[.$BI26];[.$BL26];[.$BO26];[.$BR26];[.$BU26];[.$BX26];[.$CA26];[.$CD26];[.$CG26])" office:value-type="float"/>
          <table:table-cell table:formula="of:=MEDIAN([.$D26];[.$G26];[.$J26];[.$M26];[.$P26];[.$S26];[.$V26];[.$Y26];[.$AB26];[.$AE26];[.$AH26];[.$AK26];[.$AN26];[.$AQ26];[.$AU26];[.$AX26];[.$BA26];[.$BD26];[.$BG26];[.$BJ26];[.$BM26];[.$BP26];[.$BS26];[.$BV26];[.$BY26];[.$CB26];[.$CE26];[.$CH26])" office:value-type="float"/>
          <table:table-cell table:formula="of:=MAX([.$B26];[.$E26];[.$H26];[.$K26];[.$N26];[.$Q26];[.$T26];[.$W26];[.$Z26];[.$AC26];[.$AF26];[.$AI26];[.$AL26];[.$AO26];[.$AR26];[.$AS26];[.$AV26];[.$AY26];[.$BB26];[.$BE26];[.$BH26];[.$BK26];[.$BN26];[.$BQ26];[.$BT26];[.$BW26];[.$BZ26];[.$CC26];[.$CF26])" office:value-type="float"/>
          <table:table-cell table:formula="of:=MAX([.$C26];[.$F26];[.$I26];[.$L26];[.$O26];[.$R26];[.$U26];[.$X26];[.$AA26];[.$AD26];[.$AG26];[.$AJ26];[.$AM26];[.$AP26];[.$AT26];[.$AW26];[.$AZ26];[.$BC26];[.$BF26];[.$BI26];[.$BL26];[.$BO26];[.$BR26];[.$BU26];[.$BX26];[.$CA26];[.$CD26];[.$CG26])" office:value-type="float"/>
          <table:table-cell table:formula="of:=MAX([.$D26];[.$G26];[.$J26];[.$M26];[.$P26];[.$S26];[.$V26];[.$Y26];[.$AB26];[.$AE26];[.$AH26];[.$AK26];[.$AN26];[.$AQ26];[.$AU26];[.$AX26];[.$BA26];[.$BD26];[.$BG26];[.$BJ26];[.$BM26];[.$BP26];[.$BS26];[.$BV26];[.$BY26];[.$CB26];[.$CE26];[.$CH26])" office:value-type="float"/>
        </table:table-row>
        <table:table-row table:style-name="ro1">
          <table:table-cell office:value-type="string">
            <text:p>maze/maze_s9_a4_h20.lp</text:p>
          </table:table-cell>
          <table:table-cell office:value-type="float" office:value="0.0"/>
          <table:table-cell office:value-type="float" office:value="58.0"/>
          <table:table-cell office:value-type="float" office:value="4.0"/>
          <table:table-cell office:value-type="float" office:value="0.0"/>
          <table:table-cell office:value-type="float" office:value="203.0"/>
          <table:table-cell office:value-type="float" office:value="4.0"/>
          <table:table-cell office:value-type="float" office:value="0.01"/>
          <table:table-cell office:value-type="float" office:value="57.0"/>
          <table:table-cell table:style-name="cellWorst" office:value-type="float" office:value="11.0"/>
          <table:table-cell office:value-type="float" office:value="0.01"/>
          <table:table-cell office:value-type="float" office:value="57.0"/>
          <table:table-cell table:style-name="cellWorst" office:value-type="float" office:value="11.0"/>
          <table:table-cell office:value-type="float" office:value="0.0"/>
          <table:table-cell office:value-type="float" office:value="58.0"/>
          <table:table-cell office:value-type="float" office:value="5.0"/>
          <table:table-cell office:value-type="float" office:value="0.0"/>
          <table:table-cell office:value-type="float" office:value="259.0"/>
          <table:table-cell office:value-type="float" office:value="8.0"/>
          <table:table-cell office:value-type="float" office:value="0.0"/>
          <table:table-cell office:value-type="float" office:value="49.0"/>
          <table:table-cell office:value-type="float" office:value="5.0"/>
          <table:table-cell office:value-type="float" office:value="0.0"/>
          <table:table-cell office:value-type="float" office:value="58.0"/>
          <table:table-cell office:value-type="float" office:value="5.0"/>
          <table:table-cell office:value-type="float" office:value="0.04"/>
          <table:table-cell table:style-name="cellWorst" office:value-type="float" office:value="1338.0"/>
          <table:table-cell office:value-type="float" office:value="4.0"/>
          <table:table-cell office:value-type="float" office:value="0.04"/>
          <table:table-cell table:style-name="cellWorst" office:value-type="float" office:value="1338.0"/>
          <table:table-cell office:value-type="float" office:value="4.0"/>
          <table:table-cell office:value-type="float" office:value="0.04"/>
          <table:table-cell table:style-name="cellWorst" office:value-type="float" office:value="1338.0"/>
          <table:table-cell office:value-type="float" office:value="4.0"/>
          <table:table-cell office:value-type="float" office:value="0.04"/>
          <table:table-cell table:style-name="cellWorst" office:value-type="float" office:value="1338.0"/>
          <table:table-cell office:value-type="float" office:value="4.0"/>
          <table:table-cell office:value-type="float" office:value="0.05"/>
          <table:table-cell table:style-name="cellWorst" office:value-type="float" office:value="1338.0"/>
          <table:table-cell office:value-type="float" office:value="4.0"/>
          <table:table-cell office:value-type="float" office:value="0.05"/>
          <table:table-cell table:style-name="cellWorst" office:value-type="float" office:value="1338.0"/>
          <table:table-cell office:value-type="float" office:value="4.0"/>
          <table:table-cell table:style-name="cellWorst" office:value-type="float" office:value="1200.0"/>
          <table:table-cell office:value-type="float" office:value="0.04"/>
          <table:table-cell table:style-name="cellWorst" office:value-type="float" office:value="1338.0"/>
          <table:table-cell office:value-type="float" office:value="4.0"/>
          <table:table-cell office:value-type="float" office:value="0.0"/>
          <table:table-cell office:value-type="float" office:value="61.0"/>
          <table:table-cell office:value-type="float" office:value="4.0"/>
          <table:table-cell office:value-type="float" office:value="0.0"/>
          <table:table-cell office:value-type="float" office:value="61.0"/>
          <table:table-cell office:value-type="float" office:value="4.0"/>
          <table:table-cell office:value-type="float" office:value="0.0"/>
          <table:table-cell office:value-type="float" office:value="61.0"/>
          <table:table-cell office:value-type="float" office:value="4.0"/>
          <table:table-cell office:value-type="float" office:value="0.0"/>
          <table:table-cell office:value-type="float" office:value="61.0"/>
          <table:table-cell office:value-type="float" office:value="4.0"/>
          <table:table-cell office:value-type="float" office:value="0.0"/>
          <table:table-cell table:style-name="cellBest" office:value-type="float" office:value="47.0"/>
          <table:table-cell office:value-type="float" office:value="4.0"/>
          <table:table-cell office:value-type="float" office:value="0.0"/>
          <table:table-cell office:value-type="float" office:value="227.0"/>
          <table:table-cell office:value-type="float" office:value="5.0"/>
          <table:table-cell office:value-type="float" office:value="0.0"/>
          <table:table-cell office:value-type="float" office:value="228.0"/>
          <table:table-cell office:value-type="float" office:value="5.0"/>
          <table:table-cell office:value-type="float" office:value="0.0"/>
          <table:table-cell office:value-type="float" office:value="67.0"/>
          <table:table-cell table:style-name="cellBest" office:value-type="float" office:value="2.0"/>
          <table:table-cell office:value-type="float" office:value="0.0"/>
          <table:table-cell office:value-type="float" office:value="58.0"/>
          <table:table-cell office:value-type="float" office:value="4.0"/>
          <table:table-cell office:value-type="float" office:value="0.01"/>
          <table:table-cell office:value-type="float" office:value="259.0"/>
          <table:table-cell office:value-type="float" office:value="8.0"/>
          <table:table-cell office:value-type="float" office:value="0.0"/>
          <table:table-cell office:value-type="float" office:value="259.0"/>
          <table:table-cell office:value-type="float" office:value="8.0"/>
          <table:table-cell office:value-type="float" office:value="0.0"/>
          <table:table-cell office:value-type="float" office:value="58.0"/>
          <table:table-cell office:value-type="float" office:value="5.0"/>
          <table:table-cell office:value-type="float" office:value="0.0"/>
          <table:table-cell office:value-type="float" office:value="58.0"/>
          <table:table-cell office:value-type="float" office:value="4.0"/>
          <table:table-cell table:formula="of:=MIN([.$B27];[.$E27];[.$H27];[.$K27];[.$N27];[.$Q27];[.$T27];[.$W27];[.$Z27];[.$AC27];[.$AF27];[.$AI27];[.$AL27];[.$AO27];[.$AR27];[.$AS27];[.$AV27];[.$AY27];[.$BB27];[.$BE27];[.$BH27];[.$BK27];[.$BN27];[.$BQ27];[.$BT27];[.$BW27];[.$BZ27];[.$CC27];[.$CF27])" office:value-type="float"/>
          <table:table-cell table:formula="of:=MIN([.$C27];[.$F27];[.$I27];[.$L27];[.$O27];[.$R27];[.$U27];[.$X27];[.$AA27];[.$AD27];[.$AG27];[.$AJ27];[.$AM27];[.$AP27];[.$AT27];[.$AW27];[.$AZ27];[.$BC27];[.$BF27];[.$BI27];[.$BL27];[.$BO27];[.$BR27];[.$BU27];[.$BX27];[.$CA27];[.$CD27];[.$CG27])" office:value-type="float"/>
          <table:table-cell table:formula="of:=MIN([.$D27];[.$G27];[.$J27];[.$M27];[.$P27];[.$S27];[.$V27];[.$Y27];[.$AB27];[.$AE27];[.$AH27];[.$AK27];[.$AN27];[.$AQ27];[.$AU27];[.$AX27];[.$BA27];[.$BD27];[.$BG27];[.$BJ27];[.$BM27];[.$BP27];[.$BS27];[.$BV27];[.$BY27];[.$CB27];[.$CE27];[.$CH27])" office:value-type="float"/>
          <table:table-cell table:formula="of:=MEDIAN([.$B27];[.$E27];[.$H27];[.$K27];[.$N27];[.$Q27];[.$T27];[.$W27];[.$Z27];[.$AC27];[.$AF27];[.$AI27];[.$AL27];[.$AO27];[.$AR27];[.$AS27];[.$AV27];[.$AY27];[.$BB27];[.$BE27];[.$BH27];[.$BK27];[.$BN27];[.$BQ27];[.$BT27];[.$BW27];[.$BZ27];[.$CC27];[.$CF27])" office:value-type="float"/>
          <table:table-cell table:formula="of:=MEDIAN([.$C27];[.$F27];[.$I27];[.$L27];[.$O27];[.$R27];[.$U27];[.$X27];[.$AA27];[.$AD27];[.$AG27];[.$AJ27];[.$AM27];[.$AP27];[.$AT27];[.$AW27];[.$AZ27];[.$BC27];[.$BF27];[.$BI27];[.$BL27];[.$BO27];[.$BR27];[.$BU27];[.$BX27];[.$CA27];[.$CD27];[.$CG27])" office:value-type="float"/>
          <table:table-cell table:formula="of:=MEDIAN([.$D27];[.$G27];[.$J27];[.$M27];[.$P27];[.$S27];[.$V27];[.$Y27];[.$AB27];[.$AE27];[.$AH27];[.$AK27];[.$AN27];[.$AQ27];[.$AU27];[.$AX27];[.$BA27];[.$BD27];[.$BG27];[.$BJ27];[.$BM27];[.$BP27];[.$BS27];[.$BV27];[.$BY27];[.$CB27];[.$CE27];[.$CH27])" office:value-type="float"/>
          <table:table-cell table:formula="of:=MAX([.$B27];[.$E27];[.$H27];[.$K27];[.$N27];[.$Q27];[.$T27];[.$W27];[.$Z27];[.$AC27];[.$AF27];[.$AI27];[.$AL27];[.$AO27];[.$AR27];[.$AS27];[.$AV27];[.$AY27];[.$BB27];[.$BE27];[.$BH27];[.$BK27];[.$BN27];[.$BQ27];[.$BT27];[.$BW27];[.$BZ27];[.$CC27];[.$CF27])" office:value-type="float"/>
          <table:table-cell table:formula="of:=MAX([.$C27];[.$F27];[.$I27];[.$L27];[.$O27];[.$R27];[.$U27];[.$X27];[.$AA27];[.$AD27];[.$AG27];[.$AJ27];[.$AM27];[.$AP27];[.$AT27];[.$AW27];[.$AZ27];[.$BC27];[.$BF27];[.$BI27];[.$BL27];[.$BO27];[.$BR27];[.$BU27];[.$BX27];[.$CA27];[.$CD27];[.$CG27])" office:value-type="float"/>
          <table:table-cell table:formula="of:=MAX([.$D27];[.$G27];[.$J27];[.$M27];[.$P27];[.$S27];[.$V27];[.$Y27];[.$AB27];[.$AE27];[.$AH27];[.$AK27];[.$AN27];[.$AQ27];[.$AU27];[.$AX27];[.$BA27];[.$BD27];[.$BG27];[.$BJ27];[.$BM27];[.$BP27];[.$BS27];[.$BV27];[.$BY27];[.$CB27];[.$CE27];[.$CH27])" office:value-type="float"/>
        </table:table-row>
        <table:table-row table:style-name="ro1">
          <table:table-cell office:value-type="string">
            <text:p>maze/maze_s9_a5_h44.lp</text:p>
          </table:table-cell>
          <table:table-cell office:value-type="float" office:value="0.03"/>
          <table:table-cell office:value-type="float" office:value="306.0"/>
          <table:table-cell office:value-type="float" office:value="56.0"/>
          <table:table-cell table:style-name="cellBest" office:value-type="float" office:value="0.02"/>
          <table:table-cell office:value-type="float" office:value="1215.0"/>
          <table:table-cell table:style-name="cellBest" office:value-type="float" office:value="2.0"/>
          <table:table-cell office:value-type="float" office:value="0.08"/>
          <table:table-cell office:value-type="float" office:value="1296.0"/>
          <table:table-cell office:value-type="float" office:value="28.0"/>
          <table:table-cell office:value-type="float" office:value="0.08"/>
          <table:table-cell office:value-type="float" office:value="1296.0"/>
          <table:table-cell office:value-type="float" office:value="28.0"/>
          <table:table-cell office:value-type="float" office:value="0.03"/>
          <table:table-cell office:value-type="float" office:value="235.0"/>
          <table:table-cell office:value-type="float" office:value="22.0"/>
          <table:table-cell table:style-name="cellBest" office:value-type="float" office:value="0.02"/>
          <table:table-cell office:value-type="float" office:value="2615.0"/>
          <table:table-cell office:value-type="float" office:value="13.0"/>
          <table:table-cell table:style-name="cellBest" office:value-type="float" office:value="0.02"/>
          <table:table-cell office:value-type="float" office:value="212.0"/>
          <table:table-cell office:value-type="float" office:value="48.0"/>
          <table:table-cell office:value-type="float" office:value="0.03"/>
          <table:table-cell office:value-type="float" office:value="235.0"/>
          <table:table-cell office:value-type="float" office:value="22.0"/>
          <table:table-cell office:value-type="float" office:value="1.47"/>
          <table:table-cell office:value-type="float" office:value="25982.0"/>
          <table:table-cell office:value-type="float" office:value="781.0"/>
          <table:table-cell office:value-type="float" office:value="1.43"/>
          <table:table-cell office:value-type="float" office:value="25982.0"/>
          <table:table-cell office:value-type="float" office:value="781.0"/>
          <table:table-cell office:value-type="float" office:value="4.22"/>
          <table:table-cell table:style-name="cellWorst" office:value-type="float" office:value="146490.0"/>
          <table:table-cell table:style-name="cellWorst" office:value-type="float" office:value="4784.0"/>
          <table:table-cell office:value-type="float" office:value="2.18"/>
          <table:table-cell office:value-type="float" office:value="57271.0"/>
          <table:table-cell office:value-type="float" office:value="775.0"/>
          <table:table-cell office:value-type="float" office:value="1.47"/>
          <table:table-cell office:value-type="float" office:value="25982.0"/>
          <table:table-cell office:value-type="float" office:value="781.0"/>
          <table:table-cell office:value-type="float" office:value="1.59"/>
          <table:table-cell office:value-type="float" office:value="25982.0"/>
          <table:table-cell office:value-type="float" office:value="781.0"/>
          <table:table-cell table:style-name="cellWorst" office:value-type="float" office:value="1200.0"/>
          <table:table-cell office:value-type="float" office:value="1.94"/>
          <table:table-cell office:value-type="float" office:value="57271.0"/>
          <table:table-cell office:value-type="float" office:value="775.0"/>
          <table:table-cell office:value-type="float" office:value="0.03"/>
          <table:table-cell office:value-type="float" office:value="455.0"/>
          <table:table-cell office:value-type="float" office:value="65.0"/>
          <table:table-cell office:value-type="float" office:value="0.03"/>
          <table:table-cell office:value-type="float" office:value="455.0"/>
          <table:table-cell office:value-type="float" office:value="65.0"/>
          <table:table-cell office:value-type="float" office:value="0.03"/>
          <table:table-cell office:value-type="float" office:value="455.0"/>
          <table:table-cell office:value-type="float" office:value="65.0"/>
          <table:table-cell office:value-type="float" office:value="0.03"/>
          <table:table-cell office:value-type="float" office:value="455.0"/>
          <table:table-cell office:value-type="float" office:value="65.0"/>
          <table:table-cell office:value-type="float" office:value="0.03"/>
          <table:table-cell office:value-type="float" office:value="284.0"/>
          <table:table-cell office:value-type="float" office:value="58.0"/>
          <table:table-cell table:style-name="cellBest" office:value-type="float" office:value="0.02"/>
          <table:table-cell office:value-type="float" office:value="1414.0"/>
          <table:table-cell office:value-type="float" office:value="5.0"/>
          <table:table-cell table:style-name="cellBest" office:value-type="float" office:value="0.02"/>
          <table:table-cell office:value-type="float" office:value="1414.0"/>
          <table:table-cell office:value-type="float" office:value="5.0"/>
          <table:table-cell table:style-name="cellBest" office:value-type="float" office:value="0.02"/>
          <table:table-cell table:style-name="cellBest" office:value-type="float" office:value="191.0"/>
          <table:table-cell office:value-type="float" office:value="3.0"/>
          <table:table-cell office:value-type="float" office:value="0.03"/>
          <table:table-cell office:value-type="float" office:value="301.0"/>
          <table:table-cell office:value-type="float" office:value="56.0"/>
          <table:table-cell table:style-name="cellBest" office:value-type="float" office:value="0.02"/>
          <table:table-cell office:value-type="float" office:value="2615.0"/>
          <table:table-cell office:value-type="float" office:value="13.0"/>
          <table:table-cell office:value-type="float" office:value="0.03"/>
          <table:table-cell office:value-type="float" office:value="2615.0"/>
          <table:table-cell office:value-type="float" office:value="13.0"/>
          <table:table-cell office:value-type="float" office:value="0.03"/>
          <table:table-cell office:value-type="float" office:value="235.0"/>
          <table:table-cell office:value-type="float" office:value="22.0"/>
          <table:table-cell office:value-type="float" office:value="0.03"/>
          <table:table-cell office:value-type="float" office:value="283.0"/>
          <table:table-cell office:value-type="float" office:value="53.0"/>
          <table:table-cell table:formula="of:=MIN([.$B28];[.$E28];[.$H28];[.$K28];[.$N28];[.$Q28];[.$T28];[.$W28];[.$Z28];[.$AC28];[.$AF28];[.$AI28];[.$AL28];[.$AO28];[.$AR28];[.$AS28];[.$AV28];[.$AY28];[.$BB28];[.$BE28];[.$BH28];[.$BK28];[.$BN28];[.$BQ28];[.$BT28];[.$BW28];[.$BZ28];[.$CC28];[.$CF28])" office:value-type="float"/>
          <table:table-cell table:formula="of:=MIN([.$C28];[.$F28];[.$I28];[.$L28];[.$O28];[.$R28];[.$U28];[.$X28];[.$AA28];[.$AD28];[.$AG28];[.$AJ28];[.$AM28];[.$AP28];[.$AT28];[.$AW28];[.$AZ28];[.$BC28];[.$BF28];[.$BI28];[.$BL28];[.$BO28];[.$BR28];[.$BU28];[.$BX28];[.$CA28];[.$CD28];[.$CG28])" office:value-type="float"/>
          <table:table-cell table:formula="of:=MIN([.$D28];[.$G28];[.$J28];[.$M28];[.$P28];[.$S28];[.$V28];[.$Y28];[.$AB28];[.$AE28];[.$AH28];[.$AK28];[.$AN28];[.$AQ28];[.$AU28];[.$AX28];[.$BA28];[.$BD28];[.$BG28];[.$BJ28];[.$BM28];[.$BP28];[.$BS28];[.$BV28];[.$BY28];[.$CB28];[.$CE28];[.$CH28])" office:value-type="float"/>
          <table:table-cell table:formula="of:=MEDIAN([.$B28];[.$E28];[.$H28];[.$K28];[.$N28];[.$Q28];[.$T28];[.$W28];[.$Z28];[.$AC28];[.$AF28];[.$AI28];[.$AL28];[.$AO28];[.$AR28];[.$AS28];[.$AV28];[.$AY28];[.$BB28];[.$BE28];[.$BH28];[.$BK28];[.$BN28];[.$BQ28];[.$BT28];[.$BW28];[.$BZ28];[.$CC28];[.$CF28])" office:value-type="float"/>
          <table:table-cell table:formula="of:=MEDIAN([.$C28];[.$F28];[.$I28];[.$L28];[.$O28];[.$R28];[.$U28];[.$X28];[.$AA28];[.$AD28];[.$AG28];[.$AJ28];[.$AM28];[.$AP28];[.$AT28];[.$AW28];[.$AZ28];[.$BC28];[.$BF28];[.$BI28];[.$BL28];[.$BO28];[.$BR28];[.$BU28];[.$BX28];[.$CA28];[.$CD28];[.$CG28])" office:value-type="float"/>
          <table:table-cell table:formula="of:=MEDIAN([.$D28];[.$G28];[.$J28];[.$M28];[.$P28];[.$S28];[.$V28];[.$Y28];[.$AB28];[.$AE28];[.$AH28];[.$AK28];[.$AN28];[.$AQ28];[.$AU28];[.$AX28];[.$BA28];[.$BD28];[.$BG28];[.$BJ28];[.$BM28];[.$BP28];[.$BS28];[.$BV28];[.$BY28];[.$CB28];[.$CE28];[.$CH28])" office:value-type="float"/>
          <table:table-cell table:formula="of:=MAX([.$B28];[.$E28];[.$H28];[.$K28];[.$N28];[.$Q28];[.$T28];[.$W28];[.$Z28];[.$AC28];[.$AF28];[.$AI28];[.$AL28];[.$AO28];[.$AR28];[.$AS28];[.$AV28];[.$AY28];[.$BB28];[.$BE28];[.$BH28];[.$BK28];[.$BN28];[.$BQ28];[.$BT28];[.$BW28];[.$BZ28];[.$CC28];[.$CF28])" office:value-type="float"/>
          <table:table-cell table:formula="of:=MAX([.$C28];[.$F28];[.$I28];[.$L28];[.$O28];[.$R28];[.$U28];[.$X28];[.$AA28];[.$AD28];[.$AG28];[.$AJ28];[.$AM28];[.$AP28];[.$AT28];[.$AW28];[.$AZ28];[.$BC28];[.$BF28];[.$BI28];[.$BL28];[.$BO28];[.$BR28];[.$BU28];[.$BX28];[.$CA28];[.$CD28];[.$CG28])" office:value-type="float"/>
          <table:table-cell table:formula="of:=MAX([.$D28];[.$G28];[.$J28];[.$M28];[.$P28];[.$S28];[.$V28];[.$Y28];[.$AB28];[.$AE28];[.$AH28];[.$AK28];[.$AN28];[.$AQ28];[.$AU28];[.$AX28];[.$BA28];[.$BD28];[.$BG28];[.$BJ28];[.$BM28];[.$BP28];[.$BS28];[.$BV28];[.$BY28];[.$CB28];[.$CE28];[.$CH28])" office:value-type="float"/>
        </table:table-row>
        <table:table-row table:style-name="ro1">
          <table:table-cell office:value-type="string">
            <text:p>maze/maze_s9_a6_h50.lp</text:p>
          </table:table-cell>
          <table:table-cell table:style-name="cellBest" office:value-type="float" office:value="0.02"/>
          <table:table-cell table:style-name="cellBest" office:value-type="float" office:value="133.0"/>
          <table:table-cell table:style-name="cellBest" office:value-type="float" office:value="1.0"/>
          <table:table-cell office:value-type="float" office:value="0.03"/>
          <table:table-cell office:value-type="float" office:value="1097.0"/>
          <table:table-cell office:value-type="float" office:value="7.0"/>
          <table:table-cell table:style-name="cellBest" office:value-type="float" office:value="0.02"/>
          <table:table-cell office:value-type="float" office:value="158.0"/>
          <table:table-cell table:style-name="cellBest" office:value-type="float" office:value="1.0"/>
          <table:table-cell table:style-name="cellBest" office:value-type="float" office:value="0.02"/>
          <table:table-cell office:value-type="float" office:value="158.0"/>
          <table:table-cell table:style-name="cellBest" office:value-type="float" office:value="1.0"/>
          <table:table-cell office:value-type="float" office:value="0.05"/>
          <table:table-cell office:value-type="float" office:value="620.0"/>
          <table:table-cell table:style-name="cellWorst" office:value-type="float" office:value="55.0"/>
          <table:table-cell office:value-type="float" office:value="0.03"/>
          <table:table-cell office:value-type="float" office:value="1768.0"/>
          <table:table-cell office:value-type="float" office:value="5.0"/>
          <table:table-cell table:style-name="cellBest" office:value-type="float" office:value="0.02"/>
          <table:table-cell office:value-type="float" office:value="183.0"/>
          <table:table-cell office:value-type="float" office:value="8.0"/>
          <table:table-cell office:value-type="float" office:value="0.06"/>
          <table:table-cell office:value-type="float" office:value="620.0"/>
          <table:table-cell table:style-name="cellWorst" office:value-type="float" office:value="55.0"/>
          <table:table-cell office:value-type="float" office:value="0.39"/>
          <table:table-cell office:value-type="float" office:value="3974.0"/>
          <table:table-cell table:style-name="cellBest" office:value-type="float" office:value="1.0"/>
          <table:table-cell office:value-type="float" office:value="0.39"/>
          <table:table-cell office:value-type="float" office:value="3975.0"/>
          <table:table-cell office:value-type="float" office:value="2.0"/>
          <table:table-cell office:value-type="float" office:value="0.48"/>
          <table:table-cell office:value-type="float" office:value="3975.0"/>
          <table:table-cell office:value-type="float" office:value="2.0"/>
          <table:table-cell office:value-type="float" office:value="0.38"/>
          <table:table-cell table:style-name="cellWorst" office:value-type="float" office:value="3976.0"/>
          <table:table-cell office:value-type="float" office:value="2.0"/>
          <table:table-cell office:value-type="float" office:value="0.53"/>
          <table:table-cell office:value-type="float" office:value="3974.0"/>
          <table:table-cell table:style-name="cellBest" office:value-type="float" office:value="1.0"/>
          <table:table-cell office:value-type="float" office:value="0.48"/>
          <table:table-cell office:value-type="float" office:value="3975.0"/>
          <table:table-cell office:value-type="float" office:value="2.0"/>
          <table:table-cell table:style-name="cellWorst" office:value-type="float" office:value="1200.0"/>
          <table:table-cell office:value-type="float" office:value="0.44"/>
          <table:table-cell table:style-name="cellWorst" office:value-type="float" office:value="3976.0"/>
          <table:table-cell office:value-type="float" office:value="2.0"/>
          <table:table-cell table:style-name="cellBest" office:value-type="float" office:value="0.02"/>
          <table:table-cell office:value-type="float" office:value="203.0"/>
          <table:table-cell table:style-name="cellBest" office:value-type="float" office:value="1.0"/>
          <table:table-cell table:style-name="cellBest" office:value-type="float" office:value="0.02"/>
          <table:table-cell office:value-type="float" office:value="203.0"/>
          <table:table-cell table:style-name="cellBest" office:value-type="float" office:value="1.0"/>
          <table:table-cell table:style-name="cellBest" office:value-type="float" office:value="0.02"/>
          <table:table-cell office:value-type="float" office:value="203.0"/>
          <table:table-cell table:style-name="cellBest" office:value-type="float" office:value="1.0"/>
          <table:table-cell table:style-name="cellBest" office:value-type="float" office:value="0.02"/>
          <table:table-cell office:value-type="float" office:value="203.0"/>
          <table:table-cell table:style-name="cellBest" office:value-type="float" office:value="1.0"/>
          <table:table-cell table:style-name="cellBest" office:value-type="float" office:value="0.02"/>
          <table:table-cell office:value-type="float" office:value="135.0"/>
          <table:table-cell table:style-name="cellBest" office:value-type="float" office:value="1.0"/>
          <table:table-cell office:value-type="float" office:value="0.03"/>
          <table:table-cell office:value-type="float" office:value="2134.0"/>
          <table:table-cell office:value-type="float" office:value="12.0"/>
          <table:table-cell office:value-type="float" office:value="0.03"/>
          <table:table-cell office:value-type="float" office:value="2232.0"/>
          <table:table-cell office:value-type="float" office:value="13.0"/>
          <table:table-cell office:value-type="float" office:value="0.03"/>
          <table:table-cell office:value-type="float" office:value="194.0"/>
          <table:table-cell office:value-type="float" office:value="6.0"/>
          <table:table-cell table:style-name="cellBest" office:value-type="float" office:value="0.02"/>
          <table:table-cell office:value-type="float" office:value="200.0"/>
          <table:table-cell table:style-name="cellBest" office:value-type="float" office:value="1.0"/>
          <table:table-cell table:style-name="cellBest" office:value-type="float" office:value="0.02"/>
          <table:table-cell office:value-type="float" office:value="1768.0"/>
          <table:table-cell office:value-type="float" office:value="5.0"/>
          <table:table-cell office:value-type="float" office:value="0.03"/>
          <table:table-cell office:value-type="float" office:value="1768.0"/>
          <table:table-cell office:value-type="float" office:value="5.0"/>
          <table:table-cell office:value-type="float" office:value="0.05"/>
          <table:table-cell office:value-type="float" office:value="620.0"/>
          <table:table-cell table:style-name="cellWorst" office:value-type="float" office:value="55.0"/>
          <table:table-cell table:style-name="cellBest" office:value-type="float" office:value="0.02"/>
          <table:table-cell office:value-type="float" office:value="200.0"/>
          <table:table-cell table:style-name="cellBest" office:value-type="float" office:value="1.0"/>
          <table:table-cell table:formula="of:=MIN([.$B29];[.$E29];[.$H29];[.$K29];[.$N29];[.$Q29];[.$T29];[.$W29];[.$Z29];[.$AC29];[.$AF29];[.$AI29];[.$AL29];[.$AO29];[.$AR29];[.$AS29];[.$AV29];[.$AY29];[.$BB29];[.$BE29];[.$BH29];[.$BK29];[.$BN29];[.$BQ29];[.$BT29];[.$BW29];[.$BZ29];[.$CC29];[.$CF29])" office:value-type="float"/>
          <table:table-cell table:formula="of:=MIN([.$C29];[.$F29];[.$I29];[.$L29];[.$O29];[.$R29];[.$U29];[.$X29];[.$AA29];[.$AD29];[.$AG29];[.$AJ29];[.$AM29];[.$AP29];[.$AT29];[.$AW29];[.$AZ29];[.$BC29];[.$BF29];[.$BI29];[.$BL29];[.$BO29];[.$BR29];[.$BU29];[.$BX29];[.$CA29];[.$CD29];[.$CG29])" office:value-type="float"/>
          <table:table-cell table:formula="of:=MIN([.$D29];[.$G29];[.$J29];[.$M29];[.$P29];[.$S29];[.$V29];[.$Y29];[.$AB29];[.$AE29];[.$AH29];[.$AK29];[.$AN29];[.$AQ29];[.$AU29];[.$AX29];[.$BA29];[.$BD29];[.$BG29];[.$BJ29];[.$BM29];[.$BP29];[.$BS29];[.$BV29];[.$BY29];[.$CB29];[.$CE29];[.$CH29])" office:value-type="float"/>
          <table:table-cell table:formula="of:=MEDIAN([.$B29];[.$E29];[.$H29];[.$K29];[.$N29];[.$Q29];[.$T29];[.$W29];[.$Z29];[.$AC29];[.$AF29];[.$AI29];[.$AL29];[.$AO29];[.$AR29];[.$AS29];[.$AV29];[.$AY29];[.$BB29];[.$BE29];[.$BH29];[.$BK29];[.$BN29];[.$BQ29];[.$BT29];[.$BW29];[.$BZ29];[.$CC29];[.$CF29])" office:value-type="float"/>
          <table:table-cell table:formula="of:=MEDIAN([.$C29];[.$F29];[.$I29];[.$L29];[.$O29];[.$R29];[.$U29];[.$X29];[.$AA29];[.$AD29];[.$AG29];[.$AJ29];[.$AM29];[.$AP29];[.$AT29];[.$AW29];[.$AZ29];[.$BC29];[.$BF29];[.$BI29];[.$BL29];[.$BO29];[.$BR29];[.$BU29];[.$BX29];[.$CA29];[.$CD29];[.$CG29])" office:value-type="float"/>
          <table:table-cell table:formula="of:=MEDIAN([.$D29];[.$G29];[.$J29];[.$M29];[.$P29];[.$S29];[.$V29];[.$Y29];[.$AB29];[.$AE29];[.$AH29];[.$AK29];[.$AN29];[.$AQ29];[.$AU29];[.$AX29];[.$BA29];[.$BD29];[.$BG29];[.$BJ29];[.$BM29];[.$BP29];[.$BS29];[.$BV29];[.$BY29];[.$CB29];[.$CE29];[.$CH29])" office:value-type="float"/>
          <table:table-cell table:formula="of:=MAX([.$B29];[.$E29];[.$H29];[.$K29];[.$N29];[.$Q29];[.$T29];[.$W29];[.$Z29];[.$AC29];[.$AF29];[.$AI29];[.$AL29];[.$AO29];[.$AR29];[.$AS29];[.$AV29];[.$AY29];[.$BB29];[.$BE29];[.$BH29];[.$BK29];[.$BN29];[.$BQ29];[.$BT29];[.$BW29];[.$BZ29];[.$CC29];[.$CF29])" office:value-type="float"/>
          <table:table-cell table:formula="of:=MAX([.$C29];[.$F29];[.$I29];[.$L29];[.$O29];[.$R29];[.$U29];[.$X29];[.$AA29];[.$AD29];[.$AG29];[.$AJ29];[.$AM29];[.$AP29];[.$AT29];[.$AW29];[.$AZ29];[.$BC29];[.$BF29];[.$BI29];[.$BL29];[.$BO29];[.$BR29];[.$BU29];[.$BX29];[.$CA29];[.$CD29];[.$CG29])" office:value-type="float"/>
          <table:table-cell table:formula="of:=MAX([.$D29];[.$G29];[.$J29];[.$M29];[.$P29];[.$S29];[.$V29];[.$Y29];[.$AB29];[.$AE29];[.$AH29];[.$AK29];[.$AN29];[.$AQ29];[.$AU29];[.$AX29];[.$BA29];[.$BD29];[.$BG29];[.$BJ29];[.$BM29];[.$BP29];[.$BS29];[.$BV29];[.$BY29];[.$CB29];[.$CE29];[.$CH29])" office:value-type="float"/>
        </table:table-row>
        <table:table-row table:style-name="ro1">
          <table:table-cell office:value-type="string">
            <text:p>maze/maze_s9_a7_h43.lp</text:p>
          </table:table-cell>
          <table:table-cell office:value-type="float" office:value="0.13"/>
          <table:table-cell office:value-type="float" office:value="1843.0"/>
          <table:table-cell office:value-type="float" office:value="386.0"/>
          <table:table-cell table:style-name="cellBest" office:value-type="float" office:value="0.03"/>
          <table:table-cell office:value-type="float" office:value="931.0"/>
          <table:table-cell table:style-name="cellBest" office:value-type="float" office:value="3.0"/>
          <table:table-cell office:value-type="float" office:value="0.12"/>
          <table:table-cell office:value-type="float" office:value="1424.0"/>
          <table:table-cell office:value-type="float" office:value="43.0"/>
          <table:table-cell office:value-type="float" office:value="0.12"/>
          <table:table-cell office:value-type="float" office:value="1424.0"/>
          <table:table-cell office:value-type="float" office:value="43.0"/>
          <table:table-cell office:value-type="float" office:value="0.21"/>
          <table:table-cell office:value-type="float" office:value="2352.0"/>
          <table:table-cell office:value-type="float" office:value="707.0"/>
          <table:table-cell office:value-type="float" office:value="0.55"/>
          <table:table-cell office:value-type="float" office:value="17408.0"/>
          <table:table-cell office:value-type="float" office:value="1526.0"/>
          <table:table-cell office:value-type="float" office:value="0.1"/>
          <table:table-cell office:value-type="float" office:value="863.0"/>
          <table:table-cell office:value-type="float" office:value="196.0"/>
          <table:table-cell office:value-type="float" office:value="0.25"/>
          <table:table-cell office:value-type="float" office:value="2352.0"/>
          <table:table-cell office:value-type="float" office:value="707.0"/>
          <table:table-cell office:value-type="float" office:value="2.76"/>
          <table:table-cell office:value-type="float" office:value="66868.0"/>
          <table:table-cell office:value-type="float" office:value="1672.0"/>
          <table:table-cell office:value-type="float" office:value="0.9"/>
          <table:table-cell office:value-type="float" office:value="25254.0"/>
          <table:table-cell office:value-type="float" office:value="766.0"/>
          <table:table-cell office:value-type="float" office:value="3.16"/>
          <table:table-cell table:style-name="cellWorst" office:value-type="float" office:value="132298.0"/>
          <table:table-cell table:style-name="cellWorst" office:value-type="float" office:value="2905.0"/>
          <table:table-cell office:value-type="float" office:value="2.75"/>
          <table:table-cell office:value-type="float" office:value="93849.0"/>
          <table:table-cell office:value-type="float" office:value="1320.0"/>
          <table:table-cell office:value-type="float" office:value="2.64"/>
          <table:table-cell office:value-type="float" office:value="66868.0"/>
          <table:table-cell office:value-type="float" office:value="1672.0"/>
          <table:table-cell office:value-type="float" office:value="1.17"/>
          <table:table-cell office:value-type="float" office:value="25254.0"/>
          <table:table-cell office:value-type="float" office:value="766.0"/>
          <table:table-cell table:style-name="cellWorst" office:value-type="float" office:value="1200.0"/>
          <table:table-cell office:value-type="float" office:value="3.42"/>
          <table:table-cell office:value-type="float" office:value="93849.0"/>
          <table:table-cell office:value-type="float" office:value="1320.0"/>
          <table:table-cell office:value-type="float" office:value="0.07"/>
          <table:table-cell office:value-type="float" office:value="705.0"/>
          <table:table-cell office:value-type="float" office:value="92.0"/>
          <table:table-cell office:value-type="float" office:value="0.08"/>
          <table:table-cell office:value-type="float" office:value="705.0"/>
          <table:table-cell office:value-type="float" office:value="92.0"/>
          <table:table-cell office:value-type="float" office:value="0.07"/>
          <table:table-cell office:value-type="float" office:value="705.0"/>
          <table:table-cell office:value-type="float" office:value="92.0"/>
          <table:table-cell office:value-type="float" office:value="0.08"/>
          <table:table-cell office:value-type="float" office:value="705.0"/>
          <table:table-cell office:value-type="float" office:value="92.0"/>
          <table:table-cell office:value-type="float" office:value="0.06"/>
          <table:table-cell office:value-type="float" office:value="740.0"/>
          <table:table-cell office:value-type="float" office:value="64.0"/>
          <table:table-cell office:value-type="float" office:value="0.33"/>
          <table:table-cell office:value-type="float" office:value="14823.0"/>
          <table:table-cell office:value-type="float" office:value="805.0"/>
          <table:table-cell office:value-type="float" office:value="0.29"/>
          <table:table-cell office:value-type="float" office:value="22123.0"/>
          <table:table-cell office:value-type="float" office:value="680.0"/>
          <table:table-cell office:value-type="float" office:value="0.1"/>
          <table:table-cell office:value-type="float" office:value="940.0"/>
          <table:table-cell office:value-type="float" office:value="245.0"/>
          <table:table-cell office:value-type="float" office:value="0.06"/>
          <table:table-cell office:value-type="float" office:value="693.0"/>
          <table:table-cell office:value-type="float" office:value="88.0"/>
          <table:table-cell office:value-type="float" office:value="0.5"/>
          <table:table-cell office:value-type="float" office:value="17408.0"/>
          <table:table-cell office:value-type="float" office:value="1526.0"/>
          <table:table-cell office:value-type="float" office:value="0.11"/>
          <table:table-cell office:value-type="float" office:value="4773.0"/>
          <table:table-cell office:value-type="float" office:value="238.0"/>
          <table:table-cell office:value-type="float" office:value="0.23"/>
          <table:table-cell office:value-type="float" office:value="2352.0"/>
          <table:table-cell office:value-type="float" office:value="707.0"/>
          <table:table-cell office:value-type="float" office:value="0.06"/>
          <table:table-cell table:style-name="cellBest" office:value-type="float" office:value="646.0"/>
          <table:table-cell office:value-type="float" office:value="121.0"/>
          <table:table-cell table:formula="of:=MIN([.$B30];[.$E30];[.$H30];[.$K30];[.$N30];[.$Q30];[.$T30];[.$W30];[.$Z30];[.$AC30];[.$AF30];[.$AI30];[.$AL30];[.$AO30];[.$AR30];[.$AS30];[.$AV30];[.$AY30];[.$BB30];[.$BE30];[.$BH30];[.$BK30];[.$BN30];[.$BQ30];[.$BT30];[.$BW30];[.$BZ30];[.$CC30];[.$CF30])" office:value-type="float"/>
          <table:table-cell table:formula="of:=MIN([.$C30];[.$F30];[.$I30];[.$L30];[.$O30];[.$R30];[.$U30];[.$X30];[.$AA30];[.$AD30];[.$AG30];[.$AJ30];[.$AM30];[.$AP30];[.$AT30];[.$AW30];[.$AZ30];[.$BC30];[.$BF30];[.$BI30];[.$BL30];[.$BO30];[.$BR30];[.$BU30];[.$BX30];[.$CA30];[.$CD30];[.$CG30])" office:value-type="float"/>
          <table:table-cell table:formula="of:=MIN([.$D30];[.$G30];[.$J30];[.$M30];[.$P30];[.$S30];[.$V30];[.$Y30];[.$AB30];[.$AE30];[.$AH30];[.$AK30];[.$AN30];[.$AQ30];[.$AU30];[.$AX30];[.$BA30];[.$BD30];[.$BG30];[.$BJ30];[.$BM30];[.$BP30];[.$BS30];[.$BV30];[.$BY30];[.$CB30];[.$CE30];[.$CH30])" office:value-type="float"/>
          <table:table-cell table:formula="of:=MEDIAN([.$B30];[.$E30];[.$H30];[.$K30];[.$N30];[.$Q30];[.$T30];[.$W30];[.$Z30];[.$AC30];[.$AF30];[.$AI30];[.$AL30];[.$AO30];[.$AR30];[.$AS30];[.$AV30];[.$AY30];[.$BB30];[.$BE30];[.$BH30];[.$BK30];[.$BN30];[.$BQ30];[.$BT30];[.$BW30];[.$BZ30];[.$CC30];[.$CF30])" office:value-type="float"/>
          <table:table-cell table:formula="of:=MEDIAN([.$C30];[.$F30];[.$I30];[.$L30];[.$O30];[.$R30];[.$U30];[.$X30];[.$AA30];[.$AD30];[.$AG30];[.$AJ30];[.$AM30];[.$AP30];[.$AT30];[.$AW30];[.$AZ30];[.$BC30];[.$BF30];[.$BI30];[.$BL30];[.$BO30];[.$BR30];[.$BU30];[.$BX30];[.$CA30];[.$CD30];[.$CG30])" office:value-type="float"/>
          <table:table-cell table:formula="of:=MEDIAN([.$D30];[.$G30];[.$J30];[.$M30];[.$P30];[.$S30];[.$V30];[.$Y30];[.$AB30];[.$AE30];[.$AH30];[.$AK30];[.$AN30];[.$AQ30];[.$AU30];[.$AX30];[.$BA30];[.$BD30];[.$BG30];[.$BJ30];[.$BM30];[.$BP30];[.$BS30];[.$BV30];[.$BY30];[.$CB30];[.$CE30];[.$CH30])" office:value-type="float"/>
          <table:table-cell table:formula="of:=MAX([.$B30];[.$E30];[.$H30];[.$K30];[.$N30];[.$Q30];[.$T30];[.$W30];[.$Z30];[.$AC30];[.$AF30];[.$AI30];[.$AL30];[.$AO30];[.$AR30];[.$AS30];[.$AV30];[.$AY30];[.$BB30];[.$BE30];[.$BH30];[.$BK30];[.$BN30];[.$BQ30];[.$BT30];[.$BW30];[.$BZ30];[.$CC30];[.$CF30])" office:value-type="float"/>
          <table:table-cell table:formula="of:=MAX([.$C30];[.$F30];[.$I30];[.$L30];[.$O30];[.$R30];[.$U30];[.$X30];[.$AA30];[.$AD30];[.$AG30];[.$AJ30];[.$AM30];[.$AP30];[.$AT30];[.$AW30];[.$AZ30];[.$BC30];[.$BF30];[.$BI30];[.$BL30];[.$BO30];[.$BR30];[.$BU30];[.$BX30];[.$CA30];[.$CD30];[.$CG30])" office:value-type="float"/>
          <table:table-cell table:formula="of:=MAX([.$D30];[.$G30];[.$J30];[.$M30];[.$P30];[.$S30];[.$V30];[.$Y30];[.$AB30];[.$AE30];[.$AH30];[.$AK30];[.$AN30];[.$AQ30];[.$AU30];[.$AX30];[.$BA30];[.$BD30];[.$BG30];[.$BJ30];[.$BM30];[.$BP30];[.$BS30];[.$BV30];[.$BY30];[.$CB30];[.$CE30];[.$CH30])" office:value-type="float"/>
        </table:table-row>
        <table:table-row table:style-name="ro1">
          <table:table-cell office:value-type="string">
            <text:p>maze/maze_s9_a8_h50.lp</text:p>
          </table:table-cell>
          <table:table-cell table:style-name="cellBest" office:value-type="float" office:value="0.02"/>
          <table:table-cell table:style-name="cellBest" office:value-type="float" office:value="329.0"/>
          <table:table-cell office:value-type="float" office:value="10.0"/>
          <table:table-cell office:value-type="float" office:value="0.04"/>
          <table:table-cell office:value-type="float" office:value="2276.0"/>
          <table:table-cell office:value-type="float" office:value="15.0"/>
          <table:table-cell office:value-type="float" office:value="0.08"/>
          <table:table-cell office:value-type="float" office:value="741.0"/>
          <table:table-cell office:value-type="float" office:value="15.0"/>
          <table:table-cell office:value-type="float" office:value="0.07"/>
          <table:table-cell office:value-type="float" office:value="741.0"/>
          <table:table-cell office:value-type="float" office:value="15.0"/>
          <table:table-cell office:value-type="float" office:value="0.16"/>
          <table:table-cell office:value-type="float" office:value="1367.0"/>
          <table:table-cell office:value-type="float" office:value="163.0"/>
          <table:table-cell office:value-type="float" office:value="0.04"/>
          <table:table-cell office:value-type="float" office:value="4477.0"/>
          <table:table-cell office:value-type="float" office:value="9.0"/>
          <table:table-cell office:value-type="float" office:value="0.03"/>
          <table:table-cell office:value-type="float" office:value="621.0"/>
          <table:table-cell office:value-type="float" office:value="20.0"/>
          <table:table-cell office:value-type="float" office:value="0.16"/>
          <table:table-cell office:value-type="float" office:value="1367.0"/>
          <table:table-cell office:value-type="float" office:value="163.0"/>
          <table:table-cell office:value-type="float" office:value="1.17"/>
          <table:table-cell office:value-type="float" office:value="13820.0"/>
          <table:table-cell office:value-type="float" office:value="226.0"/>
          <table:table-cell office:value-type="float" office:value="2.33"/>
          <table:table-cell office:value-type="float" office:value="35315.0"/>
          <table:table-cell table:style-name="cellWorst" office:value-type="float" office:value="842.0"/>
          <table:table-cell office:value-type="float" office:value="1.86"/>
          <table:table-cell office:value-type="float" office:value="26187.0"/>
          <table:table-cell office:value-type="float" office:value="448.0"/>
          <table:table-cell office:value-type="float" office:value="2.08"/>
          <table:table-cell table:style-name="cellWorst" office:value-type="float" office:value="42235.0"/>
          <table:table-cell office:value-type="float" office:value="432.0"/>
          <table:table-cell office:value-type="float" office:value="1.14"/>
          <table:table-cell office:value-type="float" office:value="13820.0"/>
          <table:table-cell office:value-type="float" office:value="226.0"/>
          <table:table-cell office:value-type="float" office:value="2.15"/>
          <table:table-cell office:value-type="float" office:value="35315.0"/>
          <table:table-cell table:style-name="cellWorst" office:value-type="float" office:value="842.0"/>
          <table:table-cell table:style-name="cellWorst" office:value-type="float" office:value="1200.0"/>
          <table:table-cell office:value-type="float" office:value="2.45"/>
          <table:table-cell table:style-name="cellWorst" office:value-type="float" office:value="42235.0"/>
          <table:table-cell office:value-type="float" office:value="432.0"/>
          <table:table-cell table:style-name="cellBest" office:value-type="float" office:value="0.02"/>
          <table:table-cell office:value-type="float" office:value="388.0"/>
          <table:table-cell table:style-name="cellBest" office:value-type="float" office:value="7.0"/>
          <table:table-cell office:value-type="float" office:value="0.03"/>
          <table:table-cell office:value-type="float" office:value="388.0"/>
          <table:table-cell table:style-name="cellBest" office:value-type="float" office:value="7.0"/>
          <table:table-cell office:value-type="float" office:value="0.03"/>
          <table:table-cell office:value-type="float" office:value="388.0"/>
          <table:table-cell table:style-name="cellBest" office:value-type="float" office:value="7.0"/>
          <table:table-cell office:value-type="float" office:value="0.03"/>
          <table:table-cell office:value-type="float" office:value="388.0"/>
          <table:table-cell table:style-name="cellBest" office:value-type="float" office:value="7.0"/>
          <table:table-cell office:value-type="float" office:value="0.03"/>
          <table:table-cell office:value-type="float" office:value="445.0"/>
          <table:table-cell office:value-type="float" office:value="10.0"/>
          <table:table-cell office:value-type="float" office:value="0.05"/>
          <table:table-cell office:value-type="float" office:value="3389.0"/>
          <table:table-cell office:value-type="float" office:value="72.0"/>
          <table:table-cell office:value-type="float" office:value="0.05"/>
          <table:table-cell office:value-type="float" office:value="4256.0"/>
          <table:table-cell office:value-type="float" office:value="65.0"/>
          <table:table-cell office:value-type="float" office:value="0.06"/>
          <table:table-cell office:value-type="float" office:value="335.0"/>
          <table:table-cell office:value-type="float" office:value="25.0"/>
          <table:table-cell office:value-type="float" office:value="0.03"/>
          <table:table-cell office:value-type="float" office:value="379.0"/>
          <table:table-cell table:style-name="cellBest" office:value-type="float" office:value="7.0"/>
          <table:table-cell office:value-type="float" office:value="0.04"/>
          <table:table-cell office:value-type="float" office:value="4477.0"/>
          <table:table-cell office:value-type="float" office:value="9.0"/>
          <table:table-cell office:value-type="float" office:value="0.05"/>
          <table:table-cell office:value-type="float" office:value="4477.0"/>
          <table:table-cell office:value-type="float" office:value="9.0"/>
          <table:table-cell office:value-type="float" office:value="0.15"/>
          <table:table-cell office:value-type="float" office:value="1367.0"/>
          <table:table-cell office:value-type="float" office:value="163.0"/>
          <table:table-cell office:value-type="float" office:value="0.03"/>
          <table:table-cell office:value-type="float" office:value="380.0"/>
          <table:table-cell table:style-name="cellBest" office:value-type="float" office:value="7.0"/>
          <table:table-cell table:formula="of:=MIN([.$B31];[.$E31];[.$H31];[.$K31];[.$N31];[.$Q31];[.$T31];[.$W31];[.$Z31];[.$AC31];[.$AF31];[.$AI31];[.$AL31];[.$AO31];[.$AR31];[.$AS31];[.$AV31];[.$AY31];[.$BB31];[.$BE31];[.$BH31];[.$BK31];[.$BN31];[.$BQ31];[.$BT31];[.$BW31];[.$BZ31];[.$CC31];[.$CF31])" office:value-type="float"/>
          <table:table-cell table:formula="of:=MIN([.$C31];[.$F31];[.$I31];[.$L31];[.$O31];[.$R31];[.$U31];[.$X31];[.$AA31];[.$AD31];[.$AG31];[.$AJ31];[.$AM31];[.$AP31];[.$AT31];[.$AW31];[.$AZ31];[.$BC31];[.$BF31];[.$BI31];[.$BL31];[.$BO31];[.$BR31];[.$BU31];[.$BX31];[.$CA31];[.$CD31];[.$CG31])" office:value-type="float"/>
          <table:table-cell table:formula="of:=MIN([.$D31];[.$G31];[.$J31];[.$M31];[.$P31];[.$S31];[.$V31];[.$Y31];[.$AB31];[.$AE31];[.$AH31];[.$AK31];[.$AN31];[.$AQ31];[.$AU31];[.$AX31];[.$BA31];[.$BD31];[.$BG31];[.$BJ31];[.$BM31];[.$BP31];[.$BS31];[.$BV31];[.$BY31];[.$CB31];[.$CE31];[.$CH31])" office:value-type="float"/>
          <table:table-cell table:formula="of:=MEDIAN([.$B31];[.$E31];[.$H31];[.$K31];[.$N31];[.$Q31];[.$T31];[.$W31];[.$Z31];[.$AC31];[.$AF31];[.$AI31];[.$AL31];[.$AO31];[.$AR31];[.$AS31];[.$AV31];[.$AY31];[.$BB31];[.$BE31];[.$BH31];[.$BK31];[.$BN31];[.$BQ31];[.$BT31];[.$BW31];[.$BZ31];[.$CC31];[.$CF31])" office:value-type="float"/>
          <table:table-cell table:formula="of:=MEDIAN([.$C31];[.$F31];[.$I31];[.$L31];[.$O31];[.$R31];[.$U31];[.$X31];[.$AA31];[.$AD31];[.$AG31];[.$AJ31];[.$AM31];[.$AP31];[.$AT31];[.$AW31];[.$AZ31];[.$BC31];[.$BF31];[.$BI31];[.$BL31];[.$BO31];[.$BR31];[.$BU31];[.$BX31];[.$CA31];[.$CD31];[.$CG31])" office:value-type="float"/>
          <table:table-cell table:formula="of:=MEDIAN([.$D31];[.$G31];[.$J31];[.$M31];[.$P31];[.$S31];[.$V31];[.$Y31];[.$AB31];[.$AE31];[.$AH31];[.$AK31];[.$AN31];[.$AQ31];[.$AU31];[.$AX31];[.$BA31];[.$BD31];[.$BG31];[.$BJ31];[.$BM31];[.$BP31];[.$BS31];[.$BV31];[.$BY31];[.$CB31];[.$CE31];[.$CH31])" office:value-type="float"/>
          <table:table-cell table:formula="of:=MAX([.$B31];[.$E31];[.$H31];[.$K31];[.$N31];[.$Q31];[.$T31];[.$W31];[.$Z31];[.$AC31];[.$AF31];[.$AI31];[.$AL31];[.$AO31];[.$AR31];[.$AS31];[.$AV31];[.$AY31];[.$BB31];[.$BE31];[.$BH31];[.$BK31];[.$BN31];[.$BQ31];[.$BT31];[.$BW31];[.$BZ31];[.$CC31];[.$CF31])" office:value-type="float"/>
          <table:table-cell table:formula="of:=MAX([.$C31];[.$F31];[.$I31];[.$L31];[.$O31];[.$R31];[.$U31];[.$X31];[.$AA31];[.$AD31];[.$AG31];[.$AJ31];[.$AM31];[.$AP31];[.$AT31];[.$AW31];[.$AZ31];[.$BC31];[.$BF31];[.$BI31];[.$BL31];[.$BO31];[.$BR31];[.$BU31];[.$BX31];[.$CA31];[.$CD31];[.$CG31])" office:value-type="float"/>
          <table:table-cell table:formula="of:=MAX([.$D31];[.$G31];[.$J31];[.$M31];[.$P31];[.$S31];[.$V31];[.$Y31];[.$AB31];[.$AE31];[.$AH31];[.$AK31];[.$AN31];[.$AQ31];[.$AU31];[.$AX31];[.$BA31];[.$BD31];[.$BG31];[.$BJ31];[.$BM31];[.$BP31];[.$BS31];[.$BV31];[.$BY31];[.$CB31];[.$CE31];[.$CH31])" office:value-type="float"/>
        </table:table-row>
        <table:table-row table:style-name="ro1">
          <table:table-cell office:value-type="string">
            <text:p>maze/maze_s9_a9_h42.lp</text:p>
          </table:table-cell>
          <table:table-cell table:style-name="cellBest" office:value-type="float" office:value="0.02"/>
          <table:table-cell office:value-type="float" office:value="231.0"/>
          <table:table-cell office:value-type="float" office:value="7.0"/>
          <table:table-cell office:value-type="float" office:value="0.03"/>
          <table:table-cell office:value-type="float" office:value="1792.0"/>
          <table:table-cell office:value-type="float" office:value="25.0"/>
          <table:table-cell office:value-type="float" office:value="0.12"/>
          <table:table-cell office:value-type="float" office:value="1729.0"/>
          <table:table-cell office:value-type="float" office:value="65.0"/>
          <table:table-cell office:value-type="float" office:value="0.15"/>
          <table:table-cell office:value-type="float" office:value="1729.0"/>
          <table:table-cell office:value-type="float" office:value="65.0"/>
          <table:table-cell office:value-type="float" office:value="0.15"/>
          <table:table-cell office:value-type="float" office:value="1808.0"/>
          <table:table-cell table:style-name="cellWorst" office:value-type="float" office:value="90.0"/>
          <table:table-cell office:value-type="float" office:value="0.05"/>
          <table:table-cell office:value-type="float" office:value="2599.0"/>
          <table:table-cell office:value-type="float" office:value="23.0"/>
          <table:table-cell table:style-name="cellBest" office:value-type="float" office:value="0.02"/>
          <table:table-cell table:style-name="cellBest" office:value-type="float" office:value="230.0"/>
          <table:table-cell table:style-name="cellBest" office:value-type="float" office:value="6.0"/>
          <table:table-cell office:value-type="float" office:value="0.17"/>
          <table:table-cell office:value-type="float" office:value="1808.0"/>
          <table:table-cell table:style-name="cellWorst" office:value-type="float" office:value="90.0"/>
          <table:table-cell office:value-type="float" office:value="0.64"/>
          <table:table-cell table:style-name="cellWorst" office:value-type="float" office:value="10548.0"/>
          <table:table-cell office:value-type="float" office:value="44.0"/>
          <table:table-cell office:value-type="float" office:value="0.7"/>
          <table:table-cell table:style-name="cellWorst" office:value-type="float" office:value="10548.0"/>
          <table:table-cell office:value-type="float" office:value="44.0"/>
          <table:table-cell office:value-type="float" office:value="0.66"/>
          <table:table-cell table:style-name="cellWorst" office:value-type="float" office:value="10548.0"/>
          <table:table-cell office:value-type="float" office:value="44.0"/>
          <table:table-cell office:value-type="float" office:value="0.65"/>
          <table:table-cell table:style-name="cellWorst" office:value-type="float" office:value="10548.0"/>
          <table:table-cell office:value-type="float" office:value="44.0"/>
          <table:table-cell office:value-type="float" office:value="0.68"/>
          <table:table-cell table:style-name="cellWorst" office:value-type="float" office:value="10548.0"/>
          <table:table-cell office:value-type="float" office:value="44.0"/>
          <table:table-cell office:value-type="float" office:value="0.63"/>
          <table:table-cell table:style-name="cellWorst" office:value-type="float" office:value="10548.0"/>
          <table:table-cell office:value-type="float" office:value="44.0"/>
          <table:table-cell table:style-name="cellWorst" office:value-type="float" office:value="1200.0"/>
          <table:table-cell office:value-type="float" office:value="0.57"/>
          <table:table-cell table:style-name="cellWorst" office:value-type="float" office:value="10548.0"/>
          <table:table-cell office:value-type="float" office:value="44.0"/>
          <table:table-cell table:style-name="cellBest" office:value-type="float" office:value="0.02"/>
          <table:table-cell office:value-type="float" office:value="248.0"/>
          <table:table-cell office:value-type="float" office:value="10.0"/>
          <table:table-cell table:style-name="cellBest" office:value-type="float" office:value="0.02"/>
          <table:table-cell office:value-type="float" office:value="248.0"/>
          <table:table-cell office:value-type="float" office:value="10.0"/>
          <table:table-cell table:style-name="cellBest" office:value-type="float" office:value="0.02"/>
          <table:table-cell office:value-type="float" office:value="248.0"/>
          <table:table-cell office:value-type="float" office:value="10.0"/>
          <table:table-cell table:style-name="cellBest" office:value-type="float" office:value="0.02"/>
          <table:table-cell office:value-type="float" office:value="248.0"/>
          <table:table-cell office:value-type="float" office:value="10.0"/>
          <table:table-cell table:style-name="cellBest" office:value-type="float" office:value="0.02"/>
          <table:table-cell office:value-type="float" office:value="239.0"/>
          <table:table-cell office:value-type="float" office:value="11.0"/>
          <table:table-cell office:value-type="float" office:value="0.03"/>
          <table:table-cell office:value-type="float" office:value="1679.0"/>
          <table:table-cell office:value-type="float" office:value="11.0"/>
          <table:table-cell office:value-type="float" office:value="0.03"/>
          <table:table-cell office:value-type="float" office:value="1677.0"/>
          <table:table-cell office:value-type="float" office:value="11.0"/>
          <table:table-cell office:value-type="float" office:value="0.04"/>
          <table:table-cell office:value-type="float" office:value="427.0"/>
          <table:table-cell office:value-type="float" office:value="18.0"/>
          <table:table-cell table:style-name="cellBest" office:value-type="float" office:value="0.02"/>
          <table:table-cell office:value-type="float" office:value="240.0"/>
          <table:table-cell office:value-type="float" office:value="10.0"/>
          <table:table-cell office:value-type="float" office:value="0.05"/>
          <table:table-cell office:value-type="float" office:value="2599.0"/>
          <table:table-cell office:value-type="float" office:value="23.0"/>
          <table:table-cell office:value-type="float" office:value="0.07"/>
          <table:table-cell office:value-type="float" office:value="2599.0"/>
          <table:table-cell office:value-type="float" office:value="23.0"/>
          <table:table-cell office:value-type="float" office:value="0.15"/>
          <table:table-cell office:value-type="float" office:value="1808.0"/>
          <table:table-cell table:style-name="cellWorst" office:value-type="float" office:value="90.0"/>
          <table:table-cell table:style-name="cellBest" office:value-type="float" office:value="0.02"/>
          <table:table-cell office:value-type="float" office:value="240.0"/>
          <table:table-cell office:value-type="float" office:value="10.0"/>
          <table:table-cell table:formula="of:=MIN([.$B32];[.$E32];[.$H32];[.$K32];[.$N32];[.$Q32];[.$T32];[.$W32];[.$Z32];[.$AC32];[.$AF32];[.$AI32];[.$AL32];[.$AO32];[.$AR32];[.$AS32];[.$AV32];[.$AY32];[.$BB32];[.$BE32];[.$BH32];[.$BK32];[.$BN32];[.$BQ32];[.$BT32];[.$BW32];[.$BZ32];[.$CC32];[.$CF32])" office:value-type="float"/>
          <table:table-cell table:formula="of:=MIN([.$C32];[.$F32];[.$I32];[.$L32];[.$O32];[.$R32];[.$U32];[.$X32];[.$AA32];[.$AD32];[.$AG32];[.$AJ32];[.$AM32];[.$AP32];[.$AT32];[.$AW32];[.$AZ32];[.$BC32];[.$BF32];[.$BI32];[.$BL32];[.$BO32];[.$BR32];[.$BU32];[.$BX32];[.$CA32];[.$CD32];[.$CG32])" office:value-type="float"/>
          <table:table-cell table:formula="of:=MIN([.$D32];[.$G32];[.$J32];[.$M32];[.$P32];[.$S32];[.$V32];[.$Y32];[.$AB32];[.$AE32];[.$AH32];[.$AK32];[.$AN32];[.$AQ32];[.$AU32];[.$AX32];[.$BA32];[.$BD32];[.$BG32];[.$BJ32];[.$BM32];[.$BP32];[.$BS32];[.$BV32];[.$BY32];[.$CB32];[.$CE32];[.$CH32])" office:value-type="float"/>
          <table:table-cell table:formula="of:=MEDIAN([.$B32];[.$E32];[.$H32];[.$K32];[.$N32];[.$Q32];[.$T32];[.$W32];[.$Z32];[.$AC32];[.$AF32];[.$AI32];[.$AL32];[.$AO32];[.$AR32];[.$AS32];[.$AV32];[.$AY32];[.$BB32];[.$BE32];[.$BH32];[.$BK32];[.$BN32];[.$BQ32];[.$BT32];[.$BW32];[.$BZ32];[.$CC32];[.$CF32])" office:value-type="float"/>
          <table:table-cell table:formula="of:=MEDIAN([.$C32];[.$F32];[.$I32];[.$L32];[.$O32];[.$R32];[.$U32];[.$X32];[.$AA32];[.$AD32];[.$AG32];[.$AJ32];[.$AM32];[.$AP32];[.$AT32];[.$AW32];[.$AZ32];[.$BC32];[.$BF32];[.$BI32];[.$BL32];[.$BO32];[.$BR32];[.$BU32];[.$BX32];[.$CA32];[.$CD32];[.$CG32])" office:value-type="float"/>
          <table:table-cell table:formula="of:=MEDIAN([.$D32];[.$G32];[.$J32];[.$M32];[.$P32];[.$S32];[.$V32];[.$Y32];[.$AB32];[.$AE32];[.$AH32];[.$AK32];[.$AN32];[.$AQ32];[.$AU32];[.$AX32];[.$BA32];[.$BD32];[.$BG32];[.$BJ32];[.$BM32];[.$BP32];[.$BS32];[.$BV32];[.$BY32];[.$CB32];[.$CE32];[.$CH32])" office:value-type="float"/>
          <table:table-cell table:formula="of:=MAX([.$B32];[.$E32];[.$H32];[.$K32];[.$N32];[.$Q32];[.$T32];[.$W32];[.$Z32];[.$AC32];[.$AF32];[.$AI32];[.$AL32];[.$AO32];[.$AR32];[.$AS32];[.$AV32];[.$AY32];[.$BB32];[.$BE32];[.$BH32];[.$BK32];[.$BN32];[.$BQ32];[.$BT32];[.$BW32];[.$BZ32];[.$CC32];[.$CF32])" office:value-type="float"/>
          <table:table-cell table:formula="of:=MAX([.$C32];[.$F32];[.$I32];[.$L32];[.$O32];[.$R32];[.$U32];[.$X32];[.$AA32];[.$AD32];[.$AG32];[.$AJ32];[.$AM32];[.$AP32];[.$AT32];[.$AW32];[.$AZ32];[.$BC32];[.$BF32];[.$BI32];[.$BL32];[.$BO32];[.$BR32];[.$BU32];[.$BX32];[.$CA32];[.$CD32];[.$CG32])" office:value-type="float"/>
          <table:table-cell table:formula="of:=MAX([.$D32];[.$G32];[.$J32];[.$M32];[.$P32];[.$S32];[.$V32];[.$Y32];[.$AB32];[.$AE32];[.$AH32];[.$AK32];[.$AN32];[.$AQ32];[.$AU32];[.$AX32];[.$BA32];[.$BD32];[.$BG32];[.$BJ32];[.$BM32];[.$BP32];[.$BS32];[.$BV32];[.$BY32];[.$CB32];[.$CE32];[.$CH32])" office:value-type="float"/>
        </table:table-row>
        <table:table-row table:style-name="ro1">
          <table:table-cell office:value-type="string">
            <text:p>random/random_s11_a12_c61_h16.lp</text:p>
          </table:table-cell>
          <table:table-cell table:style-name="cellBest" office:value-type="float" office:value="0.02"/>
          <table:table-cell table:style-name="cellBest" office:value-type="float" office:value="528.0"/>
          <table:table-cell table:style-name="cellBest" office:value-type="float" office:value="49.0"/>
          <table:table-cell office:value-type="float" office:value="0.03"/>
          <table:table-cell office:value-type="float" office:value="1956.0"/>
          <table:table-cell office:value-type="float" office:value="155.0"/>
          <table:table-cell office:value-type="float" office:value="0.08"/>
          <table:table-cell office:value-type="float" office:value="3463.0"/>
          <table:table-cell office:value-type="float" office:value="200.0"/>
          <table:table-cell office:value-type="float" office:value="0.08"/>
          <table:table-cell office:value-type="float" office:value="3463.0"/>
          <table:table-cell office:value-type="float" office:value="200.0"/>
          <table:table-cell office:value-type="float" office:value="0.04"/>
          <table:table-cell office:value-type="float" office:value="1199.0"/>
          <table:table-cell office:value-type="float" office:value="120.0"/>
          <table:table-cell table:style-name="cellBest" office:value-type="float" office:value="0.02"/>
          <table:table-cell office:value-type="float" office:value="1181.0"/>
          <table:table-cell office:value-type="float" office:value="59.0"/>
          <table:table-cell office:value-type="float" office:value="0.03"/>
          <table:table-cell office:value-type="float" office:value="899.0"/>
          <table:table-cell office:value-type="float" office:value="94.0"/>
          <table:table-cell office:value-type="float" office:value="0.03"/>
          <table:table-cell office:value-type="float" office:value="1199.0"/>
          <table:table-cell office:value-type="float" office:value="120.0"/>
          <table:table-cell office:value-type="float" office:value="0.1"/>
          <table:table-cell office:value-type="float" office:value="6779.0"/>
          <table:table-cell office:value-type="float" office:value="59.0"/>
          <table:table-cell office:value-type="float" office:value="0.28"/>
          <table:table-cell office:value-type="float" office:value="25247.0"/>
          <table:table-cell office:value-type="float" office:value="114.0"/>
          <table:table-cell office:value-type="float" office:value="0.34"/>
          <table:table-cell office:value-type="float" office:value="25250.0"/>
          <table:table-cell office:value-type="float" office:value="114.0"/>
          <table:table-cell office:value-type="float" office:value="0.21"/>
          <table:table-cell office:value-type="float" office:value="13292.0"/>
          <table:table-cell office:value-type="float" office:value="77.0"/>
          <table:table-cell office:value-type="float" office:value="0.12"/>
          <table:table-cell office:value-type="float" office:value="6779.0"/>
          <table:table-cell office:value-type="float" office:value="59.0"/>
          <table:table-cell office:value-type="float" office:value="0.31"/>
          <table:table-cell office:value-type="float" office:value="25247.0"/>
          <table:table-cell office:value-type="float" office:value="114.0"/>
          <table:table-cell table:style-name="cellWorst" office:value-type="float" office:value="1200.0"/>
          <table:table-cell office:value-type="float" office:value="0.22"/>
          <table:table-cell office:value-type="float" office:value="13292.0"/>
          <table:table-cell office:value-type="float" office:value="77.0"/>
          <table:table-cell office:value-type="float" office:value="0.04"/>
          <table:table-cell office:value-type="float" office:value="1739.0"/>
          <table:table-cell office:value-type="float" office:value="112.0"/>
          <table:table-cell office:value-type="float" office:value="0.03"/>
          <table:table-cell office:value-type="float" office:value="1739.0"/>
          <table:table-cell office:value-type="float" office:value="112.0"/>
          <table:table-cell office:value-type="float" office:value="0.04"/>
          <table:table-cell office:value-type="float" office:value="1739.0"/>
          <table:table-cell office:value-type="float" office:value="112.0"/>
          <table:table-cell office:value-type="float" office:value="0.03"/>
          <table:table-cell office:value-type="float" office:value="1739.0"/>
          <table:table-cell office:value-type="float" office:value="112.0"/>
          <table:table-cell table:style-name="cellBest" office:value-type="float" office:value="0.02"/>
          <table:table-cell office:value-type="float" office:value="898.0"/>
          <table:table-cell office:value-type="float" office:value="56.0"/>
          <table:table-cell office:value-type="float" office:value="0.03"/>
          <table:table-cell office:value-type="float" office:value="2623.0"/>
          <table:table-cell office:value-type="float" office:value="128.0"/>
          <table:table-cell office:value-type="float" office:value="0.41"/>
          <table:table-cell table:style-name="cellWorst" office:value-type="float" office:value="51455.0"/>
          <table:table-cell table:style-name="cellWorst" office:value-type="float" office:value="2468.0"/>
          <table:table-cell office:value-type="float" office:value="0.05"/>
          <table:table-cell office:value-type="float" office:value="1450.0"/>
          <table:table-cell office:value-type="float" office:value="209.0"/>
          <table:table-cell office:value-type="float" office:value="0.03"/>
          <table:table-cell office:value-type="float" office:value="1017.0"/>
          <table:table-cell office:value-type="float" office:value="56.0"/>
          <table:table-cell table:style-name="cellBest" office:value-type="float" office:value="0.02"/>
          <table:table-cell office:value-type="float" office:value="1181.0"/>
          <table:table-cell office:value-type="float" office:value="59.0"/>
          <table:table-cell table:style-name="cellBest" office:value-type="float" office:value="0.02"/>
          <table:table-cell office:value-type="float" office:value="1272.0"/>
          <table:table-cell office:value-type="float" office:value="65.0"/>
          <table:table-cell office:value-type="float" office:value="0.04"/>
          <table:table-cell office:value-type="float" office:value="1199.0"/>
          <table:table-cell office:value-type="float" office:value="120.0"/>
          <table:table-cell office:value-type="float" office:value="0.05"/>
          <table:table-cell office:value-type="float" office:value="2095.0"/>
          <table:table-cell office:value-type="float" office:value="153.0"/>
          <table:table-cell table:formula="of:=MIN([.$B33];[.$E33];[.$H33];[.$K33];[.$N33];[.$Q33];[.$T33];[.$W33];[.$Z33];[.$AC33];[.$AF33];[.$AI33];[.$AL33];[.$AO33];[.$AR33];[.$AS33];[.$AV33];[.$AY33];[.$BB33];[.$BE33];[.$BH33];[.$BK33];[.$BN33];[.$BQ33];[.$BT33];[.$BW33];[.$BZ33];[.$CC33];[.$CF33])" office:value-type="float"/>
          <table:table-cell table:formula="of:=MIN([.$C33];[.$F33];[.$I33];[.$L33];[.$O33];[.$R33];[.$U33];[.$X33];[.$AA33];[.$AD33];[.$AG33];[.$AJ33];[.$AM33];[.$AP33];[.$AT33];[.$AW33];[.$AZ33];[.$BC33];[.$BF33];[.$BI33];[.$BL33];[.$BO33];[.$BR33];[.$BU33];[.$BX33];[.$CA33];[.$CD33];[.$CG33])" office:value-type="float"/>
          <table:table-cell table:formula="of:=MIN([.$D33];[.$G33];[.$J33];[.$M33];[.$P33];[.$S33];[.$V33];[.$Y33];[.$AB33];[.$AE33];[.$AH33];[.$AK33];[.$AN33];[.$AQ33];[.$AU33];[.$AX33];[.$BA33];[.$BD33];[.$BG33];[.$BJ33];[.$BM33];[.$BP33];[.$BS33];[.$BV33];[.$BY33];[.$CB33];[.$CE33];[.$CH33])" office:value-type="float"/>
          <table:table-cell table:formula="of:=MEDIAN([.$B33];[.$E33];[.$H33];[.$K33];[.$N33];[.$Q33];[.$T33];[.$W33];[.$Z33];[.$AC33];[.$AF33];[.$AI33];[.$AL33];[.$AO33];[.$AR33];[.$AS33];[.$AV33];[.$AY33];[.$BB33];[.$BE33];[.$BH33];[.$BK33];[.$BN33];[.$BQ33];[.$BT33];[.$BW33];[.$BZ33];[.$CC33];[.$CF33])" office:value-type="float"/>
          <table:table-cell table:formula="of:=MEDIAN([.$C33];[.$F33];[.$I33];[.$L33];[.$O33];[.$R33];[.$U33];[.$X33];[.$AA33];[.$AD33];[.$AG33];[.$AJ33];[.$AM33];[.$AP33];[.$AT33];[.$AW33];[.$AZ33];[.$BC33];[.$BF33];[.$BI33];[.$BL33];[.$BO33];[.$BR33];[.$BU33];[.$BX33];[.$CA33];[.$CD33];[.$CG33])" office:value-type="float"/>
          <table:table-cell table:formula="of:=MEDIAN([.$D33];[.$G33];[.$J33];[.$M33];[.$P33];[.$S33];[.$V33];[.$Y33];[.$AB33];[.$AE33];[.$AH33];[.$AK33];[.$AN33];[.$AQ33];[.$AU33];[.$AX33];[.$BA33];[.$BD33];[.$BG33];[.$BJ33];[.$BM33];[.$BP33];[.$BS33];[.$BV33];[.$BY33];[.$CB33];[.$CE33];[.$CH33])" office:value-type="float"/>
          <table:table-cell table:formula="of:=MAX([.$B33];[.$E33];[.$H33];[.$K33];[.$N33];[.$Q33];[.$T33];[.$W33];[.$Z33];[.$AC33];[.$AF33];[.$AI33];[.$AL33];[.$AO33];[.$AR33];[.$AS33];[.$AV33];[.$AY33];[.$BB33];[.$BE33];[.$BH33];[.$BK33];[.$BN33];[.$BQ33];[.$BT33];[.$BW33];[.$BZ33];[.$CC33];[.$CF33])" office:value-type="float"/>
          <table:table-cell table:formula="of:=MAX([.$C33];[.$F33];[.$I33];[.$L33];[.$O33];[.$R33];[.$U33];[.$X33];[.$AA33];[.$AD33];[.$AG33];[.$AJ33];[.$AM33];[.$AP33];[.$AT33];[.$AW33];[.$AZ33];[.$BC33];[.$BF33];[.$BI33];[.$BL33];[.$BO33];[.$BR33];[.$BU33];[.$BX33];[.$CA33];[.$CD33];[.$CG33])" office:value-type="float"/>
          <table:table-cell table:formula="of:=MAX([.$D33];[.$G33];[.$J33];[.$M33];[.$P33];[.$S33];[.$V33];[.$Y33];[.$AB33];[.$AE33];[.$AH33];[.$AK33];[.$AN33];[.$AQ33];[.$AU33];[.$AX33];[.$BA33];[.$BD33];[.$BG33];[.$BJ33];[.$BM33];[.$BP33];[.$BS33];[.$BV33];[.$BY33];[.$CB33];[.$CE33];[.$CH33])" office:value-type="float"/>
        </table:table-row>
        <table:table-row table:style-name="ro1">
          <table:table-cell office:value-type="string">
            <text:p>random/random_s12_a14_c62_h37.lp</text:p>
          </table:table-cell>
          <table:table-cell office:value-type="float" office:value="0.12"/>
          <table:table-cell office:value-type="float" office:value="2970.0"/>
          <table:table-cell office:value-type="float" office:value="134.0"/>
          <table:table-cell office:value-type="float" office:value="0.1"/>
          <table:table-cell office:value-type="float" office:value="12439.0"/>
          <table:table-cell table:style-name="cellBest" office:value-type="float" office:value="57.0"/>
          <table:table-cell office:value-type="float" office:value="6.47"/>
          <table:table-cell office:value-type="float" office:value="134652.0"/>
          <table:table-cell office:value-type="float" office:value="5429.0"/>
          <table:table-cell office:value-type="float" office:value="6.63"/>
          <table:table-cell office:value-type="float" office:value="134652.0"/>
          <table:table-cell office:value-type="float" office:value="5429.0"/>
          <table:table-cell office:value-type="float" office:value="0.2"/>
          <table:table-cell office:value-type="float" office:value="3356.0"/>
          <table:table-cell office:value-type="float" office:value="313.0"/>
          <table:table-cell office:value-type="float" office:value="0.1"/>
          <table:table-cell office:value-type="float" office:value="6156.0"/>
          <table:table-cell office:value-type="float" office:value="253.0"/>
          <table:table-cell office:value-type="float" office:value="0.24"/>
          <table:table-cell office:value-type="float" office:value="3770.0"/>
          <table:table-cell office:value-type="float" office:value="339.0"/>
          <table:table-cell office:value-type="float" office:value="0.2"/>
          <table:table-cell office:value-type="float" office:value="3356.0"/>
          <table:table-cell office:value-type="float" office:value="313.0"/>
          <table:table-cell office:value-type="float" office:value="3.36"/>
          <table:table-cell office:value-type="float" office:value="115633.0"/>
          <table:table-cell office:value-type="float" office:value="3595.0"/>
          <table:table-cell office:value-type="float" office:value="3.04"/>
          <table:table-cell office:value-type="float" office:value="115633.0"/>
          <table:table-cell office:value-type="float" office:value="3595.0"/>
          <table:table-cell office:value-type="float" office:value="3.34"/>
          <table:table-cell office:value-type="float" office:value="179584.0"/>
          <table:table-cell office:value-type="float" office:value="1391.0"/>
          <table:table-cell office:value-type="float" office:value="2.59"/>
          <table:table-cell office:value-type="float" office:value="173799.0"/>
          <table:table-cell office:value-type="float" office:value="751.0"/>
          <table:table-cell office:value-type="float" office:value="3.33"/>
          <table:table-cell office:value-type="float" office:value="115633.0"/>
          <table:table-cell office:value-type="float" office:value="3595.0"/>
          <table:table-cell office:value-type="float" office:value="3.47"/>
          <table:table-cell office:value-type="float" office:value="115633.0"/>
          <table:table-cell office:value-type="float" office:value="3595.0"/>
          <table:table-cell table:style-name="cellWorst" office:value-type="float" office:value="1200.0"/>
          <table:table-cell office:value-type="float" office:value="2.58"/>
          <table:table-cell office:value-type="float" office:value="173799.0"/>
          <table:table-cell office:value-type="float" office:value="751.0"/>
          <table:table-cell office:value-type="float" office:value="0.1"/>
          <table:table-cell table:style-name="cellBest" office:value-type="float" office:value="1586.0"/>
          <table:table-cell office:value-type="float" office:value="152.0"/>
          <table:table-cell office:value-type="float" office:value="0.11"/>
          <table:table-cell table:style-name="cellBest" office:value-type="float" office:value="1586.0"/>
          <table:table-cell office:value-type="float" office:value="152.0"/>
          <table:table-cell table:style-name="cellBest" office:value-type="float" office:value="0.09"/>
          <table:table-cell table:style-name="cellBest" office:value-type="float" office:value="1586.0"/>
          <table:table-cell office:value-type="float" office:value="152.0"/>
          <table:table-cell office:value-type="float" office:value="0.12"/>
          <table:table-cell table:style-name="cellBest" office:value-type="float" office:value="1586.0"/>
          <table:table-cell office:value-type="float" office:value="152.0"/>
          <table:table-cell office:value-type="float" office:value="0.14"/>
          <table:table-cell office:value-type="float" office:value="4341.0"/>
          <table:table-cell office:value-type="float" office:value="151.0"/>
          <table:table-cell office:value-type="float" office:value="0.12"/>
          <table:table-cell office:value-type="float" office:value="8496.0"/>
          <table:table-cell office:value-type="float" office:value="214.0"/>
          <table:table-cell office:value-type="float" office:value="44.63"/>
          <table:table-cell table:style-name="cellWorst" office:value-type="float" office:value="6866882.0"/>
          <table:table-cell table:style-name="cellWorst" office:value-type="float" office:value="71731.0"/>
          <table:table-cell office:value-type="float" office:value="1.42"/>
          <table:table-cell office:value-type="float" office:value="30111.0"/>
          <table:table-cell office:value-type="float" office:value="1083.0"/>
          <table:table-cell office:value-type="float" office:value="0.17"/>
          <table:table-cell office:value-type="float" office:value="4896.0"/>
          <table:table-cell office:value-type="float" office:value="182.0"/>
          <table:table-cell office:value-type="float" office:value="0.1"/>
          <table:table-cell office:value-type="float" office:value="6156.0"/>
          <table:table-cell office:value-type="float" office:value="253.0"/>
          <table:table-cell office:value-type="float" office:value="0.11"/>
          <table:table-cell office:value-type="float" office:value="5039.0"/>
          <table:table-cell office:value-type="float" office:value="216.0"/>
          <table:table-cell office:value-type="float" office:value="0.21"/>
          <table:table-cell office:value-type="float" office:value="3356.0"/>
          <table:table-cell office:value-type="float" office:value="313.0"/>
          <table:table-cell office:value-type="float" office:value="0.25"/>
          <table:table-cell office:value-type="float" office:value="6844.0"/>
          <table:table-cell office:value-type="float" office:value="380.0"/>
          <table:table-cell table:formula="of:=MIN([.$B34];[.$E34];[.$H34];[.$K34];[.$N34];[.$Q34];[.$T34];[.$W34];[.$Z34];[.$AC34];[.$AF34];[.$AI34];[.$AL34];[.$AO34];[.$AR34];[.$AS34];[.$AV34];[.$AY34];[.$BB34];[.$BE34];[.$BH34];[.$BK34];[.$BN34];[.$BQ34];[.$BT34];[.$BW34];[.$BZ34];[.$CC34];[.$CF34])" office:value-type="float"/>
          <table:table-cell table:formula="of:=MIN([.$C34];[.$F34];[.$I34];[.$L34];[.$O34];[.$R34];[.$U34];[.$X34];[.$AA34];[.$AD34];[.$AG34];[.$AJ34];[.$AM34];[.$AP34];[.$AT34];[.$AW34];[.$AZ34];[.$BC34];[.$BF34];[.$BI34];[.$BL34];[.$BO34];[.$BR34];[.$BU34];[.$BX34];[.$CA34];[.$CD34];[.$CG34])" office:value-type="float"/>
          <table:table-cell table:formula="of:=MIN([.$D34];[.$G34];[.$J34];[.$M34];[.$P34];[.$S34];[.$V34];[.$Y34];[.$AB34];[.$AE34];[.$AH34];[.$AK34];[.$AN34];[.$AQ34];[.$AU34];[.$AX34];[.$BA34];[.$BD34];[.$BG34];[.$BJ34];[.$BM34];[.$BP34];[.$BS34];[.$BV34];[.$BY34];[.$CB34];[.$CE34];[.$CH34])" office:value-type="float"/>
          <table:table-cell table:formula="of:=MEDIAN([.$B34];[.$E34];[.$H34];[.$K34];[.$N34];[.$Q34];[.$T34];[.$W34];[.$Z34];[.$AC34];[.$AF34];[.$AI34];[.$AL34];[.$AO34];[.$AR34];[.$AS34];[.$AV34];[.$AY34];[.$BB34];[.$BE34];[.$BH34];[.$BK34];[.$BN34];[.$BQ34];[.$BT34];[.$BW34];[.$BZ34];[.$CC34];[.$CF34])" office:value-type="float"/>
          <table:table-cell table:formula="of:=MEDIAN([.$C34];[.$F34];[.$I34];[.$L34];[.$O34];[.$R34];[.$U34];[.$X34];[.$AA34];[.$AD34];[.$AG34];[.$AJ34];[.$AM34];[.$AP34];[.$AT34];[.$AW34];[.$AZ34];[.$BC34];[.$BF34];[.$BI34];[.$BL34];[.$BO34];[.$BR34];[.$BU34];[.$BX34];[.$CA34];[.$CD34];[.$CG34])" office:value-type="float"/>
          <table:table-cell table:formula="of:=MEDIAN([.$D34];[.$G34];[.$J34];[.$M34];[.$P34];[.$S34];[.$V34];[.$Y34];[.$AB34];[.$AE34];[.$AH34];[.$AK34];[.$AN34];[.$AQ34];[.$AU34];[.$AX34];[.$BA34];[.$BD34];[.$BG34];[.$BJ34];[.$BM34];[.$BP34];[.$BS34];[.$BV34];[.$BY34];[.$CB34];[.$CE34];[.$CH34])" office:value-type="float"/>
          <table:table-cell table:formula="of:=MAX([.$B34];[.$E34];[.$H34];[.$K34];[.$N34];[.$Q34];[.$T34];[.$W34];[.$Z34];[.$AC34];[.$AF34];[.$AI34];[.$AL34];[.$AO34];[.$AR34];[.$AS34];[.$AV34];[.$AY34];[.$BB34];[.$BE34];[.$BH34];[.$BK34];[.$BN34];[.$BQ34];[.$BT34];[.$BW34];[.$BZ34];[.$CC34];[.$CF34])" office:value-type="float"/>
          <table:table-cell table:formula="of:=MAX([.$C34];[.$F34];[.$I34];[.$L34];[.$O34];[.$R34];[.$U34];[.$X34];[.$AA34];[.$AD34];[.$AG34];[.$AJ34];[.$AM34];[.$AP34];[.$AT34];[.$AW34];[.$AZ34];[.$BC34];[.$BF34];[.$BI34];[.$BL34];[.$BO34];[.$BR34];[.$BU34];[.$BX34];[.$CA34];[.$CD34];[.$CG34])" office:value-type="float"/>
          <table:table-cell table:formula="of:=MAX([.$D34];[.$G34];[.$J34];[.$M34];[.$P34];[.$S34];[.$V34];[.$Y34];[.$AB34];[.$AE34];[.$AH34];[.$AK34];[.$AN34];[.$AQ34];[.$AU34];[.$AX34];[.$BA34];[.$BD34];[.$BG34];[.$BJ34];[.$BM34];[.$BP34];[.$BS34];[.$BV34];[.$BY34];[.$CB34];[.$CE34];[.$CH34])" office:value-type="float"/>
        </table:table-row>
        <table:table-row table:style-name="ro1">
          <table:table-cell office:value-type="string">
            <text:p>random/random_s12_a3_c70_h25.lp</text:p>
          </table:table-cell>
          <table:table-cell table:style-name="cellBest" office:value-type="float" office:value="0.0"/>
          <table:table-cell office:value-type="float" office:value="136.0"/>
          <table:table-cell office:value-type="float" office:value="8.0"/>
          <table:table-cell office:value-type="float" office:value="0.01"/>
          <table:table-cell office:value-type="float" office:value="910.0"/>
          <table:table-cell office:value-type="float" office:value="8.0"/>
          <table:table-cell office:value-type="float" office:value="0.01"/>
          <table:table-cell office:value-type="float" office:value="130.0"/>
          <table:table-cell table:style-name="cellBest" office:value-type="float" office:value="2.0"/>
          <table:table-cell office:value-type="float" office:value="0.01"/>
          <table:table-cell office:value-type="float" office:value="130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89.0"/>
          <table:table-cell office:value-type="float" office:value="13.0"/>
          <table:table-cell office:value-type="float" office:value="0.01"/>
          <table:table-cell office:value-type="float" office:value="777.0"/>
          <table:table-cell office:value-type="float" office:value="3.0"/>
          <table:table-cell table:style-name="cellBest" office:value-type="float" office:value="0.0"/>
          <table:table-cell office:value-type="float" office:value="103.0"/>
          <table:table-cell office:value-type="float" office:value="10.0"/>
          <table:table-cell office:value-type="float" office:value="0.01"/>
          <table:table-cell table:style-name="cellBest" office:value-type="float" office:value="89.0"/>
          <table:table-cell office:value-type="float" office:value="13.0"/>
          <table:table-cell office:value-type="float" office:value="0.11"/>
          <table:table-cell office:value-type="float" office:value="9120.0"/>
          <table:table-cell office:value-type="float" office:value="9.0"/>
          <table:table-cell office:value-type="float" office:value="0.12"/>
          <table:table-cell office:value-type="float" office:value="9120.0"/>
          <table:table-cell office:value-type="float" office:value="9.0"/>
          <table:table-cell office:value-type="float" office:value="0.13"/>
          <table:table-cell office:value-type="float" office:value="9080.0"/>
          <table:table-cell office:value-type="float" office:value="9.0"/>
          <table:table-cell office:value-type="float" office:value="0.15"/>
          <table:table-cell table:style-name="cellWorst" office:value-type="float" office:value="10447.0"/>
          <table:table-cell office:value-type="float" office:value="10.0"/>
          <table:table-cell office:value-type="float" office:value="0.12"/>
          <table:table-cell office:value-type="float" office:value="9120.0"/>
          <table:table-cell office:value-type="float" office:value="9.0"/>
          <table:table-cell office:value-type="float" office:value="0.11"/>
          <table:table-cell office:value-type="float" office:value="9120.0"/>
          <table:table-cell office:value-type="float" office:value="9.0"/>
          <table:table-cell table:style-name="cellWorst" office:value-type="float" office:value="1200.0"/>
          <table:table-cell office:value-type="float" office:value="0.15"/>
          <table:table-cell table:style-name="cellWorst" office:value-type="float" office:value="10447.0"/>
          <table:table-cell office:value-type="float" office:value="10.0"/>
          <table:table-cell office:value-type="float" office:value="0.01"/>
          <table:table-cell office:value-type="float" office:value="179.0"/>
          <table:table-cell office:value-type="float" office:value="5.0"/>
          <table:table-cell office:value-type="float" office:value="0.01"/>
          <table:table-cell office:value-type="float" office:value="179.0"/>
          <table:table-cell office:value-type="float" office:value="5.0"/>
          <table:table-cell office:value-type="float" office:value="0.01"/>
          <table:table-cell office:value-type="float" office:value="179.0"/>
          <table:table-cell office:value-type="float" office:value="5.0"/>
          <table:table-cell office:value-type="float" office:value="0.01"/>
          <table:table-cell office:value-type="float" office:value="179.0"/>
          <table:table-cell office:value-type="float" office:value="5.0"/>
          <table:table-cell office:value-type="float" office:value="0.01"/>
          <table:table-cell office:value-type="float" office:value="218.0"/>
          <table:table-cell office:value-type="float" office:value="9.0"/>
          <table:table-cell office:value-type="float" office:value="0.01"/>
          <table:table-cell office:value-type="float" office:value="758.0"/>
          <table:table-cell office:value-type="float" office:value="4.0"/>
          <table:table-cell office:value-type="float" office:value="0.01"/>
          <table:table-cell office:value-type="float" office:value="760.0"/>
          <table:table-cell office:value-type="float" office:value="4.0"/>
          <table:table-cell office:value-type="float" office:value="0.03"/>
          <table:table-cell office:value-type="float" office:value="595.0"/>
          <table:table-cell table:style-name="cellWorst" office:value-type="float" office:value="17.0"/>
          <table:table-cell table:style-name="cellBest" office:value-type="float" office:value="0.0"/>
          <table:table-cell office:value-type="float" office:value="177.0"/>
          <table:table-cell office:value-type="float" office:value="5.0"/>
          <table:table-cell office:value-type="float" office:value="0.01"/>
          <table:table-cell office:value-type="float" office:value="777.0"/>
          <table:table-cell office:value-type="float" office:value="3.0"/>
          <table:table-cell table:style-name="cellBest" office:value-type="float" office:value="0.0"/>
          <table:table-cell office:value-type="float" office:value="777.0"/>
          <table:table-cell office:value-type="float" office:value="3.0"/>
          <table:table-cell office:value-type="float" office:value="0.01"/>
          <table:table-cell table:style-name="cellBest" office:value-type="float" office:value="89.0"/>
          <table:table-cell office:value-type="float" office:value="13.0"/>
          <table:table-cell office:value-type="float" office:value="0.01"/>
          <table:table-cell office:value-type="float" office:value="177.0"/>
          <table:table-cell office:value-type="float" office:value="5.0"/>
          <table:table-cell table:formula="of:=MIN([.$B35];[.$E35];[.$H35];[.$K35];[.$N35];[.$Q35];[.$T35];[.$W35];[.$Z35];[.$AC35];[.$AF35];[.$AI35];[.$AL35];[.$AO35];[.$AR35];[.$AS35];[.$AV35];[.$AY35];[.$BB35];[.$BE35];[.$BH35];[.$BK35];[.$BN35];[.$BQ35];[.$BT35];[.$BW35];[.$BZ35];[.$CC35];[.$CF35])" office:value-type="float"/>
          <table:table-cell table:formula="of:=MIN([.$C35];[.$F35];[.$I35];[.$L35];[.$O35];[.$R35];[.$U35];[.$X35];[.$AA35];[.$AD35];[.$AG35];[.$AJ35];[.$AM35];[.$AP35];[.$AT35];[.$AW35];[.$AZ35];[.$BC35];[.$BF35];[.$BI35];[.$BL35];[.$BO35];[.$BR35];[.$BU35];[.$BX35];[.$CA35];[.$CD35];[.$CG35])" office:value-type="float"/>
          <table:table-cell table:formula="of:=MIN([.$D35];[.$G35];[.$J35];[.$M35];[.$P35];[.$S35];[.$V35];[.$Y35];[.$AB35];[.$AE35];[.$AH35];[.$AK35];[.$AN35];[.$AQ35];[.$AU35];[.$AX35];[.$BA35];[.$BD35];[.$BG35];[.$BJ35];[.$BM35];[.$BP35];[.$BS35];[.$BV35];[.$BY35];[.$CB35];[.$CE35];[.$CH35])" office:value-type="float"/>
          <table:table-cell table:formula="of:=MEDIAN([.$B35];[.$E35];[.$H35];[.$K35];[.$N35];[.$Q35];[.$T35];[.$W35];[.$Z35];[.$AC35];[.$AF35];[.$AI35];[.$AL35];[.$AO35];[.$AR35];[.$AS35];[.$AV35];[.$AY35];[.$BB35];[.$BE35];[.$BH35];[.$BK35];[.$BN35];[.$BQ35];[.$BT35];[.$BW35];[.$BZ35];[.$CC35];[.$CF35])" office:value-type="float"/>
          <table:table-cell table:formula="of:=MEDIAN([.$C35];[.$F35];[.$I35];[.$L35];[.$O35];[.$R35];[.$U35];[.$X35];[.$AA35];[.$AD35];[.$AG35];[.$AJ35];[.$AM35];[.$AP35];[.$AT35];[.$AW35];[.$AZ35];[.$BC35];[.$BF35];[.$BI35];[.$BL35];[.$BO35];[.$BR35];[.$BU35];[.$BX35];[.$CA35];[.$CD35];[.$CG35])" office:value-type="float"/>
          <table:table-cell table:formula="of:=MEDIAN([.$D35];[.$G35];[.$J35];[.$M35];[.$P35];[.$S35];[.$V35];[.$Y35];[.$AB35];[.$AE35];[.$AH35];[.$AK35];[.$AN35];[.$AQ35];[.$AU35];[.$AX35];[.$BA35];[.$BD35];[.$BG35];[.$BJ35];[.$BM35];[.$BP35];[.$BS35];[.$BV35];[.$BY35];[.$CB35];[.$CE35];[.$CH35])" office:value-type="float"/>
          <table:table-cell table:formula="of:=MAX([.$B35];[.$E35];[.$H35];[.$K35];[.$N35];[.$Q35];[.$T35];[.$W35];[.$Z35];[.$AC35];[.$AF35];[.$AI35];[.$AL35];[.$AO35];[.$AR35];[.$AS35];[.$AV35];[.$AY35];[.$BB35];[.$BE35];[.$BH35];[.$BK35];[.$BN35];[.$BQ35];[.$BT35];[.$BW35];[.$BZ35];[.$CC35];[.$CF35])" office:value-type="float"/>
          <table:table-cell table:formula="of:=MAX([.$C35];[.$F35];[.$I35];[.$L35];[.$O35];[.$R35];[.$U35];[.$X35];[.$AA35];[.$AD35];[.$AG35];[.$AJ35];[.$AM35];[.$AP35];[.$AT35];[.$AW35];[.$AZ35];[.$BC35];[.$BF35];[.$BI35];[.$BL35];[.$BO35];[.$BR35];[.$BU35];[.$BX35];[.$CA35];[.$CD35];[.$CG35])" office:value-type="float"/>
          <table:table-cell table:formula="of:=MAX([.$D35];[.$G35];[.$J35];[.$M35];[.$P35];[.$S35];[.$V35];[.$Y35];[.$AB35];[.$AE35];[.$AH35];[.$AK35];[.$AN35];[.$AQ35];[.$AU35];[.$AX35];[.$BA35];[.$BD35];[.$BG35];[.$BJ35];[.$BM35];[.$BP35];[.$BS35];[.$BV35];[.$BY35];[.$CB35];[.$CE35];[.$CH35])" office:value-type="float"/>
        </table:table-row>
        <table:table-row table:style-name="ro1">
          <table:table-cell office:value-type="string">
            <text:p>random/random_s13_a16_c63_h14.lp</text:p>
          </table:table-cell>
          <table:table-cell table:style-name="cellBest" office:value-type="float" office:value="0.01"/>
          <table:table-cell office:value-type="float" office:value="330.0"/>
          <table:table-cell office:value-type="float" office:value="19.0"/>
          <table:table-cell table:style-name="cellBest" office:value-type="float" office:value="0.01"/>
          <table:table-cell office:value-type="float" office:value="701.0"/>
          <table:table-cell office:value-type="float" office:value="13.0"/>
          <table:table-cell office:value-type="float" office:value="0.03"/>
          <table:table-cell office:value-type="float" office:value="541.0"/>
          <table:table-cell table:style-name="cellBest" office:value-type="float" office:value="9.0"/>
          <table:table-cell office:value-type="float" office:value="0.03"/>
          <table:table-cell office:value-type="float" office:value="541.0"/>
          <table:table-cell table:style-name="cellBest" office:value-type="float" office:value="9.0"/>
          <table:table-cell office:value-type="float" office:value="0.02"/>
          <table:table-cell office:value-type="float" office:value="457.0"/>
          <table:table-cell office:value-type="float" office:value="41.0"/>
          <table:table-cell office:value-type="float" office:value="0.03"/>
          <table:table-cell office:value-type="float" office:value="2167.0"/>
          <table:table-cell office:value-type="float" office:value="84.0"/>
          <table:table-cell office:value-type="float" office:value="0.02"/>
          <table:table-cell office:value-type="float" office:value="560.0"/>
          <table:table-cell office:value-type="float" office:value="57.0"/>
          <table:table-cell office:value-type="float" office:value="0.03"/>
          <table:table-cell office:value-type="float" office:value="457.0"/>
          <table:table-cell office:value-type="float" office:value="41.0"/>
          <table:table-cell office:value-type="float" office:value="2.37"/>
          <table:table-cell office:value-type="float" office:value="162982.0"/>
          <table:table-cell table:style-name="cellWorst" office:value-type="float" office:value="5316.0"/>
          <table:table-cell office:value-type="float" office:value="2.4"/>
          <table:table-cell office:value-type="float" office:value="162982.0"/>
          <table:table-cell table:style-name="cellWorst" office:value-type="float" office:value="5316.0"/>
          <table:table-cell office:value-type="float" office:value="2.07"/>
          <table:table-cell office:value-type="float" office:value="155790.0"/>
          <table:table-cell office:value-type="float" office:value="4294.0"/>
          <table:table-cell office:value-type="float" office:value="3.13"/>
          <table:table-cell table:style-name="cellWorst" office:value-type="float" office:value="281277.0"/>
          <table:table-cell office:value-type="float" office:value="2452.0"/>
          <table:table-cell office:value-type="float" office:value="2.7"/>
          <table:table-cell office:value-type="float" office:value="162982.0"/>
          <table:table-cell table:style-name="cellWorst" office:value-type="float" office:value="5316.0"/>
          <table:table-cell office:value-type="float" office:value="2.61"/>
          <table:table-cell office:value-type="float" office:value="162982.0"/>
          <table:table-cell table:style-name="cellWorst" office:value-type="float" office:value="5316.0"/>
          <table:table-cell table:style-name="cellWorst" office:value-type="float" office:value="1200.0"/>
          <table:table-cell office:value-type="float" office:value="3.27"/>
          <table:table-cell table:style-name="cellWorst" office:value-type="float" office:value="281277.0"/>
          <table:table-cell office:value-type="float" office:value="2452.0"/>
          <table:table-cell office:value-type="float" office:value="0.02"/>
          <table:table-cell office:value-type="float" office:value="550.0"/>
          <table:table-cell office:value-type="float" office:value="24.0"/>
          <table:table-cell office:value-type="float" office:value="0.02"/>
          <table:table-cell office:value-type="float" office:value="550.0"/>
          <table:table-cell office:value-type="float" office:value="24.0"/>
          <table:table-cell office:value-type="float" office:value="0.02"/>
          <table:table-cell office:value-type="float" office:value="550.0"/>
          <table:table-cell office:value-type="float" office:value="24.0"/>
          <table:table-cell office:value-type="float" office:value="0.02"/>
          <table:table-cell office:value-type="float" office:value="550.0"/>
          <table:table-cell office:value-type="float" office:value="24.0"/>
          <table:table-cell table:style-name="cellBest" office:value-type="float" office:value="0.01"/>
          <table:table-cell office:value-type="float" office:value="363.0"/>
          <table:table-cell office:value-type="float" office:value="19.0"/>
          <table:table-cell office:value-type="float" office:value="0.03"/>
          <table:table-cell office:value-type="float" office:value="1646.0"/>
          <table:table-cell office:value-type="float" office:value="78.0"/>
          <table:table-cell office:value-type="float" office:value="0.03"/>
          <table:table-cell office:value-type="float" office:value="2540.0"/>
          <table:table-cell office:value-type="float" office:value="69.0"/>
          <table:table-cell office:value-type="float" office:value="0.02"/>
          <table:table-cell table:style-name="cellBest" office:value-type="float" office:value="242.0"/>
          <table:table-cell office:value-type="float" office:value="15.0"/>
          <table:table-cell office:value-type="float" office:value="0.03"/>
          <table:table-cell office:value-type="float" office:value="963.0"/>
          <table:table-cell office:value-type="float" office:value="47.0"/>
          <table:table-cell office:value-type="float" office:value="0.03"/>
          <table:table-cell office:value-type="float" office:value="2167.0"/>
          <table:table-cell office:value-type="float" office:value="84.0"/>
          <table:table-cell office:value-type="float" office:value="0.03"/>
          <table:table-cell office:value-type="float" office:value="2111.0"/>
          <table:table-cell office:value-type="float" office:value="77.0"/>
          <table:table-cell office:value-type="float" office:value="0.03"/>
          <table:table-cell office:value-type="float" office:value="457.0"/>
          <table:table-cell office:value-type="float" office:value="41.0"/>
          <table:table-cell office:value-type="float" office:value="0.02"/>
          <table:table-cell office:value-type="float" office:value="504.0"/>
          <table:table-cell office:value-type="float" office:value="22.0"/>
          <table:table-cell table:formula="of:=MIN([.$B36];[.$E36];[.$H36];[.$K36];[.$N36];[.$Q36];[.$T36];[.$W36];[.$Z36];[.$AC36];[.$AF36];[.$AI36];[.$AL36];[.$AO36];[.$AR36];[.$AS36];[.$AV36];[.$AY36];[.$BB36];[.$BE36];[.$BH36];[.$BK36];[.$BN36];[.$BQ36];[.$BT36];[.$BW36];[.$BZ36];[.$CC36];[.$CF36])" office:value-type="float"/>
          <table:table-cell table:formula="of:=MIN([.$C36];[.$F36];[.$I36];[.$L36];[.$O36];[.$R36];[.$U36];[.$X36];[.$AA36];[.$AD36];[.$AG36];[.$AJ36];[.$AM36];[.$AP36];[.$AT36];[.$AW36];[.$AZ36];[.$BC36];[.$BF36];[.$BI36];[.$BL36];[.$BO36];[.$BR36];[.$BU36];[.$BX36];[.$CA36];[.$CD36];[.$CG36])" office:value-type="float"/>
          <table:table-cell table:formula="of:=MIN([.$D36];[.$G36];[.$J36];[.$M36];[.$P36];[.$S36];[.$V36];[.$Y36];[.$AB36];[.$AE36];[.$AH36];[.$AK36];[.$AN36];[.$AQ36];[.$AU36];[.$AX36];[.$BA36];[.$BD36];[.$BG36];[.$BJ36];[.$BM36];[.$BP36];[.$BS36];[.$BV36];[.$BY36];[.$CB36];[.$CE36];[.$CH36])" office:value-type="float"/>
          <table:table-cell table:formula="of:=MEDIAN([.$B36];[.$E36];[.$H36];[.$K36];[.$N36];[.$Q36];[.$T36];[.$W36];[.$Z36];[.$AC36];[.$AF36];[.$AI36];[.$AL36];[.$AO36];[.$AR36];[.$AS36];[.$AV36];[.$AY36];[.$BB36];[.$BE36];[.$BH36];[.$BK36];[.$BN36];[.$BQ36];[.$BT36];[.$BW36];[.$BZ36];[.$CC36];[.$CF36])" office:value-type="float"/>
          <table:table-cell table:formula="of:=MEDIAN([.$C36];[.$F36];[.$I36];[.$L36];[.$O36];[.$R36];[.$U36];[.$X36];[.$AA36];[.$AD36];[.$AG36];[.$AJ36];[.$AM36];[.$AP36];[.$AT36];[.$AW36];[.$AZ36];[.$BC36];[.$BF36];[.$BI36];[.$BL36];[.$BO36];[.$BR36];[.$BU36];[.$BX36];[.$CA36];[.$CD36];[.$CG36])" office:value-type="float"/>
          <table:table-cell table:formula="of:=MEDIAN([.$D36];[.$G36];[.$J36];[.$M36];[.$P36];[.$S36];[.$V36];[.$Y36];[.$AB36];[.$AE36];[.$AH36];[.$AK36];[.$AN36];[.$AQ36];[.$AU36];[.$AX36];[.$BA36];[.$BD36];[.$BG36];[.$BJ36];[.$BM36];[.$BP36];[.$BS36];[.$BV36];[.$BY36];[.$CB36];[.$CE36];[.$CH36])" office:value-type="float"/>
          <table:table-cell table:formula="of:=MAX([.$B36];[.$E36];[.$H36];[.$K36];[.$N36];[.$Q36];[.$T36];[.$W36];[.$Z36];[.$AC36];[.$AF36];[.$AI36];[.$AL36];[.$AO36];[.$AR36];[.$AS36];[.$AV36];[.$AY36];[.$BB36];[.$BE36];[.$BH36];[.$BK36];[.$BN36];[.$BQ36];[.$BT36];[.$BW36];[.$BZ36];[.$CC36];[.$CF36])" office:value-type="float"/>
          <table:table-cell table:formula="of:=MAX([.$C36];[.$F36];[.$I36];[.$L36];[.$O36];[.$R36];[.$U36];[.$X36];[.$AA36];[.$AD36];[.$AG36];[.$AJ36];[.$AM36];[.$AP36];[.$AT36];[.$AW36];[.$AZ36];[.$BC36];[.$BF36];[.$BI36];[.$BL36];[.$BO36];[.$BR36];[.$BU36];[.$BX36];[.$CA36];[.$CD36];[.$CG36])" office:value-type="float"/>
          <table:table-cell table:formula="of:=MAX([.$D36];[.$G36];[.$J36];[.$M36];[.$P36];[.$S36];[.$V36];[.$Y36];[.$AB36];[.$AE36];[.$AH36];[.$AK36];[.$AN36];[.$AQ36];[.$AU36];[.$AX36];[.$BA36];[.$BD36];[.$BG36];[.$BJ36];[.$BM36];[.$BP36];[.$BS36];[.$BV36];[.$BY36];[.$CB36];[.$CE36];[.$CH36])" office:value-type="float"/>
        </table:table-row>
        <table:table-row table:style-name="ro1">
          <table:table-cell office:value-type="string">
            <text:p>random/random_s13_a1_c70_h18.lp</text:p>
          </table:table-cell>
          <table:table-cell office:value-type="float" office:value="0.0"/>
          <table:table-cell office:value-type="float" office:value="15.0"/>
          <table:table-cell office:value-type="float" office:value="9.0"/>
          <table:table-cell office:value-type="float" office:value="0.0"/>
          <table:table-cell office:value-type="float" office:value="13.0"/>
          <table:table-cell office:value-type="float" office:value="5.0"/>
          <table:table-cell office:value-type="float" office:value="0.0"/>
          <table:table-cell office:value-type="float" office:value="8.0"/>
          <table:table-cell table:style-name="cellBest" office:value-type="float" office:value="3.0"/>
          <table:table-cell office:value-type="float" office:value="0.0"/>
          <table:table-cell office:value-type="float" office:value="8.0"/>
          <table:table-cell table:style-name="cellBest" office:value-type="float" office:value="3.0"/>
          <table:table-cell office:value-type="float" office:value="0.0"/>
          <table:table-cell office:value-type="float" office:value="11.0"/>
          <table:table-cell table:style-name="cellBest" office:value-type="float" office:value="3.0"/>
          <table:table-cell office:value-type="float" office:value="0.0"/>
          <table:table-cell office:value-type="float" office:value="10.0"/>
          <table:table-cell table:style-name="cellBest" office:value-type="float" office:value="3.0"/>
          <table:table-cell office:value-type="float" office:value="0.0"/>
          <table:table-cell office:value-type="float" office:value="21.0"/>
          <table:table-cell table:style-name="cellWorst" office:value-type="float" office:value="14.0"/>
          <table:table-cell office:value-type="float" office:value="0.0"/>
          <table:table-cell office:value-type="float" office:value="11.0"/>
          <table:table-cell table:style-name="cellBest" office:value-type="float" office:value="3.0"/>
          <table:table-cell office:value-type="float" office:value="0.03"/>
          <table:table-cell table:style-name="cellWorst" office:value-type="float" office:value="1350.0"/>
          <table:table-cell office:value-type="float" office:value="9.0"/>
          <table:table-cell office:value-type="float" office:value="0.01"/>
          <table:table-cell office:value-type="float" office:value="929.0"/>
          <table:table-cell office:value-type="float" office:value="4.0"/>
          <table:table-cell office:value-type="float" office:value="0.02"/>
          <table:table-cell office:value-type="float" office:value="929.0"/>
          <table:table-cell office:value-type="float" office:value="4.0"/>
          <table:table-cell office:value-type="float" office:value="0.02"/>
          <table:table-cell office:value-type="float" office:value="995.0"/>
          <table:table-cell office:value-type="float" office:value="8.0"/>
          <table:table-cell office:value-type="float" office:value="0.02"/>
          <table:table-cell table:style-name="cellWorst" office:value-type="float" office:value="1350.0"/>
          <table:table-cell office:value-type="float" office:value="9.0"/>
          <table:table-cell office:value-type="float" office:value="0.02"/>
          <table:table-cell office:value-type="float" office:value="929.0"/>
          <table:table-cell office:value-type="float" office:value="4.0"/>
          <table:table-cell table:style-name="cellWorst" office:value-type="float" office:value="1200.0"/>
          <table:table-cell office:value-type="float" office:value="0.02"/>
          <table:table-cell office:value-type="float" office:value="995.0"/>
          <table:table-cell office:value-type="float" office:value="8.0"/>
          <table:table-cell office:value-type="float" office:value="0.0"/>
          <table:table-cell office:value-type="float" office:value="15.0"/>
          <table:table-cell office:value-type="float" office:value="9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3.0"/>
          <table:table-cell office:value-type="float" office:value="0.0"/>
          <table:table-cell office:value-type="float" office:value="52.0"/>
          <table:table-cell office:value-type="float" office:value="11.0"/>
          <table:table-cell office:value-type="float" office:value="0.0"/>
          <table:table-cell office:value-type="float" office:value="19.0"/>
          <table:table-cell office:value-type="float" office:value="4.0"/>
          <table:table-cell office:value-type="float" office:value="0.0"/>
          <table:table-cell office:value-type="float" office:value="19.0"/>
          <table:table-cell office:value-type="float" office:value="4.0"/>
          <table:table-cell office:value-type="float" office:value="0.0"/>
          <table:table-cell office:value-type="float" office:value="21.0"/>
          <table:table-cell office:value-type="float" office:value="9.0"/>
          <table:table-cell office:value-type="float" office:value="0.0"/>
          <table:table-cell office:value-type="float" office:value="74.0"/>
          <table:table-cell office:value-type="float" office:value="8.0"/>
          <table:table-cell office:value-type="float" office:value="0.0"/>
          <table:table-cell office:value-type="float" office:value="10.0"/>
          <table:table-cell table:style-name="cellBest" office:value-type="float" office:value="3.0"/>
          <table:table-cell office:value-type="float" office:value="0.0"/>
          <table:table-cell office:value-type="float" office:value="10.0"/>
          <table:table-cell table:style-name="cellBest" office:value-type="float" office:value="3.0"/>
          <table:table-cell office:value-type="float" office:value="0.0"/>
          <table:table-cell office:value-type="float" office:value="11.0"/>
          <table:table-cell table:style-name="cellBest" office:value-type="float" office:value="3.0"/>
          <table:table-cell office:value-type="float" office:value="0.0"/>
          <table:table-cell office:value-type="float" office:value="74.0"/>
          <table:table-cell office:value-type="float" office:value="8.0"/>
          <table:table-cell table:formula="of:=MIN([.$B37];[.$E37];[.$H37];[.$K37];[.$N37];[.$Q37];[.$T37];[.$W37];[.$Z37];[.$AC37];[.$AF37];[.$AI37];[.$AL37];[.$AO37];[.$AR37];[.$AS37];[.$AV37];[.$AY37];[.$BB37];[.$BE37];[.$BH37];[.$BK37];[.$BN37];[.$BQ37];[.$BT37];[.$BW37];[.$BZ37];[.$CC37];[.$CF37])" office:value-type="float"/>
          <table:table-cell table:formula="of:=MIN([.$C37];[.$F37];[.$I37];[.$L37];[.$O37];[.$R37];[.$U37];[.$X37];[.$AA37];[.$AD37];[.$AG37];[.$AJ37];[.$AM37];[.$AP37];[.$AT37];[.$AW37];[.$AZ37];[.$BC37];[.$BF37];[.$BI37];[.$BL37];[.$BO37];[.$BR37];[.$BU37];[.$BX37];[.$CA37];[.$CD37];[.$CG37])" office:value-type="float"/>
          <table:table-cell table:formula="of:=MIN([.$D37];[.$G37];[.$J37];[.$M37];[.$P37];[.$S37];[.$V37];[.$Y37];[.$AB37];[.$AE37];[.$AH37];[.$AK37];[.$AN37];[.$AQ37];[.$AU37];[.$AX37];[.$BA37];[.$BD37];[.$BG37];[.$BJ37];[.$BM37];[.$BP37];[.$BS37];[.$BV37];[.$BY37];[.$CB37];[.$CE37];[.$CH37])" office:value-type="float"/>
          <table:table-cell table:formula="of:=MEDIAN([.$B37];[.$E37];[.$H37];[.$K37];[.$N37];[.$Q37];[.$T37];[.$W37];[.$Z37];[.$AC37];[.$AF37];[.$AI37];[.$AL37];[.$AO37];[.$AR37];[.$AS37];[.$AV37];[.$AY37];[.$BB37];[.$BE37];[.$BH37];[.$BK37];[.$BN37];[.$BQ37];[.$BT37];[.$BW37];[.$BZ37];[.$CC37];[.$CF37])" office:value-type="float"/>
          <table:table-cell table:formula="of:=MEDIAN([.$C37];[.$F37];[.$I37];[.$L37];[.$O37];[.$R37];[.$U37];[.$X37];[.$AA37];[.$AD37];[.$AG37];[.$AJ37];[.$AM37];[.$AP37];[.$AT37];[.$AW37];[.$AZ37];[.$BC37];[.$BF37];[.$BI37];[.$BL37];[.$BO37];[.$BR37];[.$BU37];[.$BX37];[.$CA37];[.$CD37];[.$CG37])" office:value-type="float"/>
          <table:table-cell table:formula="of:=MEDIAN([.$D37];[.$G37];[.$J37];[.$M37];[.$P37];[.$S37];[.$V37];[.$Y37];[.$AB37];[.$AE37];[.$AH37];[.$AK37];[.$AN37];[.$AQ37];[.$AU37];[.$AX37];[.$BA37];[.$BD37];[.$BG37];[.$BJ37];[.$BM37];[.$BP37];[.$BS37];[.$BV37];[.$BY37];[.$CB37];[.$CE37];[.$CH37])" office:value-type="float"/>
          <table:table-cell table:formula="of:=MAX([.$B37];[.$E37];[.$H37];[.$K37];[.$N37];[.$Q37];[.$T37];[.$W37];[.$Z37];[.$AC37];[.$AF37];[.$AI37];[.$AL37];[.$AO37];[.$AR37];[.$AS37];[.$AV37];[.$AY37];[.$BB37];[.$BE37];[.$BH37];[.$BK37];[.$BN37];[.$BQ37];[.$BT37];[.$BW37];[.$BZ37];[.$CC37];[.$CF37])" office:value-type="float"/>
          <table:table-cell table:formula="of:=MAX([.$C37];[.$F37];[.$I37];[.$L37];[.$O37];[.$R37];[.$U37];[.$X37];[.$AA37];[.$AD37];[.$AG37];[.$AJ37];[.$AM37];[.$AP37];[.$AT37];[.$AW37];[.$AZ37];[.$BC37];[.$BF37];[.$BI37];[.$BL37];[.$BO37];[.$BR37];[.$BU37];[.$BX37];[.$CA37];[.$CD37];[.$CG37])" office:value-type="float"/>
          <table:table-cell table:formula="of:=MAX([.$D37];[.$G37];[.$J37];[.$M37];[.$P37];[.$S37];[.$V37];[.$Y37];[.$AB37];[.$AE37];[.$AH37];[.$AK37];[.$AN37];[.$AQ37];[.$AU37];[.$AX37];[.$BA37];[.$BD37];[.$BG37];[.$BJ37];[.$BM37];[.$BP37];[.$BS37];[.$BV37];[.$BY37];[.$CB37];[.$CE37];[.$CH37])" office:value-type="float"/>
        </table:table-row>
        <table:table-row table:style-name="ro1">
          <table:table-cell office:value-type="string">
            <text:p>random/random_s14_a1_c70_h16.lp</text:p>
          </table:table-cell>
          <table:table-cell office:value-type="float" office:value="0.0"/>
          <table:table-cell office:value-type="float" office:value="6.0"/>
          <table:table-cell office:value-type="float" office:value="3.0"/>
          <table:table-cell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2.0"/>
          <table:table-cell table:style-name="cellWorst" office:value-type="float" office:value="8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2"/>
          <table:table-cell table:style-name="cellWorst" office:value-type="float" office:value="1155.0"/>
          <table:table-cell office:value-type="float" office:value="6.0"/>
          <table:table-cell office:value-type="float" office:value="0.02"/>
          <table:table-cell table:style-name="cellWorst" office:value-type="float" office:value="1155.0"/>
          <table:table-cell office:value-type="float" office:value="6.0"/>
          <table:table-cell office:value-type="float" office:value="0.02"/>
          <table:table-cell table:style-name="cellWorst" office:value-type="float" office:value="1155.0"/>
          <table:table-cell office:value-type="float" office:value="6.0"/>
          <table:table-cell office:value-type="float" office:value="0.02"/>
          <table:table-cell table:style-name="cellWorst" office:value-type="float" office:value="1155.0"/>
          <table:table-cell office:value-type="float" office:value="6.0"/>
          <table:table-cell office:value-type="float" office:value="0.02"/>
          <table:table-cell table:style-name="cellWorst" office:value-type="float" office:value="1155.0"/>
          <table:table-cell office:value-type="float" office:value="6.0"/>
          <table:table-cell office:value-type="float" office:value="0.02"/>
          <table:table-cell table:style-name="cellWorst" office:value-type="float" office:value="1155.0"/>
          <table:table-cell office:value-type="float" office:value="6.0"/>
          <table:table-cell table:style-name="cellWorst" office:value-type="float" office:value="1200.0"/>
          <table:table-cell office:value-type="float" office:value="0.02"/>
          <table:table-cell table:style-name="cellWorst" office:value-type="float" office:value="1155.0"/>
          <table:table-cell office:value-type="float" office:value="6.0"/>
          <table:table-cell office:value-type="float" office:value="0.0"/>
          <table:table-cell office:value-type="float" office:value="6.0"/>
          <table:table-cell office:value-type="float" office:value="3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18.0"/>
          <table:table-cell office:value-type="float" office:value="2.0"/>
          <table:table-cell office:value-type="float" office:value="0.0"/>
          <table:table-cell office:value-type="float" office:value="32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55.0"/>
          <table:table-cell office:value-type="float" office:value="5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55.0"/>
          <table:table-cell office:value-type="float" office:value="5.0"/>
          <table:table-cell table:formula="of:=MIN([.$B38];[.$E38];[.$H38];[.$K38];[.$N38];[.$Q38];[.$T38];[.$W38];[.$Z38];[.$AC38];[.$AF38];[.$AI38];[.$AL38];[.$AO38];[.$AR38];[.$AS38];[.$AV38];[.$AY38];[.$BB38];[.$BE38];[.$BH38];[.$BK38];[.$BN38];[.$BQ38];[.$BT38];[.$BW38];[.$BZ38];[.$CC38];[.$CF38])" office:value-type="float"/>
          <table:table-cell table:formula="of:=MIN([.$C38];[.$F38];[.$I38];[.$L38];[.$O38];[.$R38];[.$U38];[.$X38];[.$AA38];[.$AD38];[.$AG38];[.$AJ38];[.$AM38];[.$AP38];[.$AT38];[.$AW38];[.$AZ38];[.$BC38];[.$BF38];[.$BI38];[.$BL38];[.$BO38];[.$BR38];[.$BU38];[.$BX38];[.$CA38];[.$CD38];[.$CG38])" office:value-type="float"/>
          <table:table-cell table:formula="of:=MIN([.$D38];[.$G38];[.$J38];[.$M38];[.$P38];[.$S38];[.$V38];[.$Y38];[.$AB38];[.$AE38];[.$AH38];[.$AK38];[.$AN38];[.$AQ38];[.$AU38];[.$AX38];[.$BA38];[.$BD38];[.$BG38];[.$BJ38];[.$BM38];[.$BP38];[.$BS38];[.$BV38];[.$BY38];[.$CB38];[.$CE38];[.$CH38])" office:value-type="float"/>
          <table:table-cell table:formula="of:=MEDIAN([.$B38];[.$E38];[.$H38];[.$K38];[.$N38];[.$Q38];[.$T38];[.$W38];[.$Z38];[.$AC38];[.$AF38];[.$AI38];[.$AL38];[.$AO38];[.$AR38];[.$AS38];[.$AV38];[.$AY38];[.$BB38];[.$BE38];[.$BH38];[.$BK38];[.$BN38];[.$BQ38];[.$BT38];[.$BW38];[.$BZ38];[.$CC38];[.$CF38])" office:value-type="float"/>
          <table:table-cell table:formula="of:=MEDIAN([.$C38];[.$F38];[.$I38];[.$L38];[.$O38];[.$R38];[.$U38];[.$X38];[.$AA38];[.$AD38];[.$AG38];[.$AJ38];[.$AM38];[.$AP38];[.$AT38];[.$AW38];[.$AZ38];[.$BC38];[.$BF38];[.$BI38];[.$BL38];[.$BO38];[.$BR38];[.$BU38];[.$BX38];[.$CA38];[.$CD38];[.$CG38])" office:value-type="float"/>
          <table:table-cell table:formula="of:=MEDIAN([.$D38];[.$G38];[.$J38];[.$M38];[.$P38];[.$S38];[.$V38];[.$Y38];[.$AB38];[.$AE38];[.$AH38];[.$AK38];[.$AN38];[.$AQ38];[.$AU38];[.$AX38];[.$BA38];[.$BD38];[.$BG38];[.$BJ38];[.$BM38];[.$BP38];[.$BS38];[.$BV38];[.$BY38];[.$CB38];[.$CE38];[.$CH38])" office:value-type="float"/>
          <table:table-cell table:formula="of:=MAX([.$B38];[.$E38];[.$H38];[.$K38];[.$N38];[.$Q38];[.$T38];[.$W38];[.$Z38];[.$AC38];[.$AF38];[.$AI38];[.$AL38];[.$AO38];[.$AR38];[.$AS38];[.$AV38];[.$AY38];[.$BB38];[.$BE38];[.$BH38];[.$BK38];[.$BN38];[.$BQ38];[.$BT38];[.$BW38];[.$BZ38];[.$CC38];[.$CF38])" office:value-type="float"/>
          <table:table-cell table:formula="of:=MAX([.$C38];[.$F38];[.$I38];[.$L38];[.$O38];[.$R38];[.$U38];[.$X38];[.$AA38];[.$AD38];[.$AG38];[.$AJ38];[.$AM38];[.$AP38];[.$AT38];[.$AW38];[.$AZ38];[.$BC38];[.$BF38];[.$BI38];[.$BL38];[.$BO38];[.$BR38];[.$BU38];[.$BX38];[.$CA38];[.$CD38];[.$CG38])" office:value-type="float"/>
          <table:table-cell table:formula="of:=MAX([.$D38];[.$G38];[.$J38];[.$M38];[.$P38];[.$S38];[.$V38];[.$Y38];[.$AB38];[.$AE38];[.$AH38];[.$AK38];[.$AN38];[.$AQ38];[.$AU38];[.$AX38];[.$BA38];[.$BD38];[.$BG38];[.$BJ38];[.$BM38];[.$BP38];[.$BS38];[.$BV38];[.$BY38];[.$CB38];[.$CE38];[.$CH38])" office:value-type="float"/>
        </table:table-row>
        <table:table-row table:style-name="ro1">
          <table:table-cell office:value-type="string">
            <text:p>random/random_s14_a3_c70_h14.lp</text:p>
          </table:table-cell>
          <table:table-cell table:style-name="cellBest" office:value-type="float" office:value="0.0"/>
          <table:table-cell office:value-type="float" office:value="39.0"/>
          <table:table-cell office:value-type="float" office:value="6.0"/>
          <table:table-cell table:style-name="cellBest" office:value-type="float" office:value="0.0"/>
          <table:table-cell office:value-type="float" office:value="70.0"/>
          <table:table-cell office:value-type="float" office:value="2.0"/>
          <table:table-cell table:style-name="cellBest" office:value-type="float" office:value="0.0"/>
          <table:table-cell table:style-name="cellBest" office:value-type="float" office:value="26.0"/>
          <table:table-cell table:style-name="cellBest" office:value-type="float" office:value="1.0"/>
          <table:table-cell table:style-name="cellBest" office:value-type="float" office:value="0.0"/>
          <table:table-cell table:style-name="cellBest" office:value-type="float" office:value="26.0"/>
          <table:table-cell table:style-name="cellBest" office:value-type="float" office:value="1.0"/>
          <table:table-cell office:value-type="float" office:value="0.01"/>
          <table:table-cell office:value-type="float" office:value="36.0"/>
          <table:table-cell office:value-type="float" office:value="5.0"/>
          <table:table-cell office:value-type="float" office:value="0.01"/>
          <table:table-cell office:value-type="float" office:value="122.0"/>
          <table:table-cell office:value-type="float" office:value="6.0"/>
          <table:table-cell office:value-type="float" office:value="0.01"/>
          <table:table-cell office:value-type="float" office:value="79.0"/>
          <table:table-cell table:style-name="cellWorst" office:value-type="float" office:value="13.0"/>
          <table:table-cell office:value-type="float" office:value="0.01"/>
          <table:table-cell office:value-type="float" office:value="36.0"/>
          <table:table-cell office:value-type="float" office:value="5.0"/>
          <table:table-cell office:value-type="float" office:value="0.06"/>
          <table:table-cell table:style-name="cellWorst" office:value-type="float" office:value="3278.0"/>
          <table:table-cell table:style-name="cellWorst" office:value-type="float" office:value="13.0"/>
          <table:table-cell office:value-type="float" office:value="0.04"/>
          <table:table-cell table:style-name="cellWorst" office:value-type="float" office:value="3278.0"/>
          <table:table-cell table:style-name="cellWorst" office:value-type="float" office:value="13.0"/>
          <table:table-cell office:value-type="float" office:value="0.05"/>
          <table:table-cell table:style-name="cellWorst" office:value-type="float" office:value="3278.0"/>
          <table:table-cell table:style-name="cellWorst" office:value-type="float" office:value="13.0"/>
          <table:table-cell office:value-type="float" office:value="0.04"/>
          <table:table-cell table:style-name="cellWorst" office:value-type="float" office:value="3278.0"/>
          <table:table-cell table:style-name="cellWorst" office:value-type="float" office:value="13.0"/>
          <table:table-cell office:value-type="float" office:value="0.05"/>
          <table:table-cell table:style-name="cellWorst" office:value-type="float" office:value="3278.0"/>
          <table:table-cell table:style-name="cellWorst" office:value-type="float" office:value="13.0"/>
          <table:table-cell office:value-type="float" office:value="0.06"/>
          <table:table-cell table:style-name="cellWorst" office:value-type="float" office:value="3278.0"/>
          <table:table-cell table:style-name="cellWorst" office:value-type="float" office:value="13.0"/>
          <table:table-cell table:style-name="cellWorst" office:value-type="float" office:value="1200.0"/>
          <table:table-cell office:value-type="float" office:value="0.05"/>
          <table:table-cell table:style-name="cellWorst" office:value-type="float" office:value="3278.0"/>
          <table:table-cell table:style-name="cellWorst" office:value-type="float" office:value="13.0"/>
          <table:table-cell office:value-type="float" office:value="0.01"/>
          <table:table-cell office:value-type="float" office:value="171.0"/>
          <table:table-cell office:value-type="float" office:value="8.0"/>
          <table:table-cell office:value-type="float" office:value="0.01"/>
          <table:table-cell office:value-type="float" office:value="171.0"/>
          <table:table-cell office:value-type="float" office:value="8.0"/>
          <table:table-cell office:value-type="float" office:value="0.01"/>
          <table:table-cell office:value-type="float" office:value="171.0"/>
          <table:table-cell office:value-type="float" office:value="8.0"/>
          <table:table-cell office:value-type="float" office:value="0.01"/>
          <table:table-cell office:value-type="float" office:value="171.0"/>
          <table:table-cell office:value-type="float" office:value="8.0"/>
          <table:table-cell office:value-type="float" office:value="0.01"/>
          <table:table-cell office:value-type="float" office:value="106.0"/>
          <table:table-cell office:value-type="float" office:value="6.0"/>
          <table:table-cell table:style-name="cellBest" office:value-type="float" office:value="0.0"/>
          <table:table-cell office:value-type="float" office:value="200.0"/>
          <table:table-cell office:value-type="float" office:value="6.0"/>
          <table:table-cell table:style-name="cellBest" office:value-type="float" office:value="0.0"/>
          <table:table-cell office:value-type="float" office:value="200.0"/>
          <table:table-cell office:value-type="float" office:value="6.0"/>
          <table:table-cell office:value-type="float" office:value="0.01"/>
          <table:table-cell office:value-type="float" office:value="70.0"/>
          <table:table-cell office:value-type="float" office:value="5.0"/>
          <table:table-cell office:value-type="float" office:value="0.01"/>
          <table:table-cell office:value-type="float" office:value="169.0"/>
          <table:table-cell office:value-type="float" office:value="8.0"/>
          <table:table-cell office:value-type="float" office:value="0.01"/>
          <table:table-cell office:value-type="float" office:value="122.0"/>
          <table:table-cell office:value-type="float" office:value="6.0"/>
          <table:table-cell office:value-type="float" office:value="0.01"/>
          <table:table-cell office:value-type="float" office:value="122.0"/>
          <table:table-cell office:value-type="float" office:value="6.0"/>
          <table:table-cell office:value-type="float" office:value="0.01"/>
          <table:table-cell office:value-type="float" office:value="36.0"/>
          <table:table-cell office:value-type="float" office:value="5.0"/>
          <table:table-cell office:value-type="float" office:value="0.01"/>
          <table:table-cell office:value-type="float" office:value="169.0"/>
          <table:table-cell office:value-type="float" office:value="8.0"/>
          <table:table-cell table:formula="of:=MIN([.$B39];[.$E39];[.$H39];[.$K39];[.$N39];[.$Q39];[.$T39];[.$W39];[.$Z39];[.$AC39];[.$AF39];[.$AI39];[.$AL39];[.$AO39];[.$AR39];[.$AS39];[.$AV39];[.$AY39];[.$BB39];[.$BE39];[.$BH39];[.$BK39];[.$BN39];[.$BQ39];[.$BT39];[.$BW39];[.$BZ39];[.$CC39];[.$CF39])" office:value-type="float"/>
          <table:table-cell table:formula="of:=MIN([.$C39];[.$F39];[.$I39];[.$L39];[.$O39];[.$R39];[.$U39];[.$X39];[.$AA39];[.$AD39];[.$AG39];[.$AJ39];[.$AM39];[.$AP39];[.$AT39];[.$AW39];[.$AZ39];[.$BC39];[.$BF39];[.$BI39];[.$BL39];[.$BO39];[.$BR39];[.$BU39];[.$BX39];[.$CA39];[.$CD39];[.$CG39])" office:value-type="float"/>
          <table:table-cell table:formula="of:=MIN([.$D39];[.$G39];[.$J39];[.$M39];[.$P39];[.$S39];[.$V39];[.$Y39];[.$AB39];[.$AE39];[.$AH39];[.$AK39];[.$AN39];[.$AQ39];[.$AU39];[.$AX39];[.$BA39];[.$BD39];[.$BG39];[.$BJ39];[.$BM39];[.$BP39];[.$BS39];[.$BV39];[.$BY39];[.$CB39];[.$CE39];[.$CH39])" office:value-type="float"/>
          <table:table-cell table:formula="of:=MEDIAN([.$B39];[.$E39];[.$H39];[.$K39];[.$N39];[.$Q39];[.$T39];[.$W39];[.$Z39];[.$AC39];[.$AF39];[.$AI39];[.$AL39];[.$AO39];[.$AR39];[.$AS39];[.$AV39];[.$AY39];[.$BB39];[.$BE39];[.$BH39];[.$BK39];[.$BN39];[.$BQ39];[.$BT39];[.$BW39];[.$BZ39];[.$CC39];[.$CF39])" office:value-type="float"/>
          <table:table-cell table:formula="of:=MEDIAN([.$C39];[.$F39];[.$I39];[.$L39];[.$O39];[.$R39];[.$U39];[.$X39];[.$AA39];[.$AD39];[.$AG39];[.$AJ39];[.$AM39];[.$AP39];[.$AT39];[.$AW39];[.$AZ39];[.$BC39];[.$BF39];[.$BI39];[.$BL39];[.$BO39];[.$BR39];[.$BU39];[.$BX39];[.$CA39];[.$CD39];[.$CG39])" office:value-type="float"/>
          <table:table-cell table:formula="of:=MEDIAN([.$D39];[.$G39];[.$J39];[.$M39];[.$P39];[.$S39];[.$V39];[.$Y39];[.$AB39];[.$AE39];[.$AH39];[.$AK39];[.$AN39];[.$AQ39];[.$AU39];[.$AX39];[.$BA39];[.$BD39];[.$BG39];[.$BJ39];[.$BM39];[.$BP39];[.$BS39];[.$BV39];[.$BY39];[.$CB39];[.$CE39];[.$CH39])" office:value-type="float"/>
          <table:table-cell table:formula="of:=MAX([.$B39];[.$E39];[.$H39];[.$K39];[.$N39];[.$Q39];[.$T39];[.$W39];[.$Z39];[.$AC39];[.$AF39];[.$AI39];[.$AL39];[.$AO39];[.$AR39];[.$AS39];[.$AV39];[.$AY39];[.$BB39];[.$BE39];[.$BH39];[.$BK39];[.$BN39];[.$BQ39];[.$BT39];[.$BW39];[.$BZ39];[.$CC39];[.$CF39])" office:value-type="float"/>
          <table:table-cell table:formula="of:=MAX([.$C39];[.$F39];[.$I39];[.$L39];[.$O39];[.$R39];[.$U39];[.$X39];[.$AA39];[.$AD39];[.$AG39];[.$AJ39];[.$AM39];[.$AP39];[.$AT39];[.$AW39];[.$AZ39];[.$BC39];[.$BF39];[.$BI39];[.$BL39];[.$BO39];[.$BR39];[.$BU39];[.$BX39];[.$CA39];[.$CD39];[.$CG39])" office:value-type="float"/>
          <table:table-cell table:formula="of:=MAX([.$D39];[.$G39];[.$J39];[.$M39];[.$P39];[.$S39];[.$V39];[.$Y39];[.$AB39];[.$AE39];[.$AH39];[.$AK39];[.$AN39];[.$AQ39];[.$AU39];[.$AX39];[.$BA39];[.$BD39];[.$BG39];[.$BJ39];[.$BM39];[.$BP39];[.$BS39];[.$BV39];[.$BY39];[.$CB39];[.$CE39];[.$CH39])" office:value-type="float"/>
        </table:table-row>
        <table:table-row table:style-name="ro1">
          <table:table-cell office:value-type="string">
            <text:p>random/random_s15_a3_c70_h17.lp</text:p>
          </table:table-cell>
          <table:table-cell office:value-type="float" office:value="0.0"/>
          <table:table-cell office:value-type="float" office:value="55.0"/>
          <table:table-cell office:value-type="float" office:value="4.0"/>
          <table:table-cell office:value-type="float" office:value="0.0"/>
          <table:table-cell office:value-type="float" office:value="130.0"/>
          <table:table-cell office:value-type="float" office:value="5.0"/>
          <table:table-cell office:value-type="float" office:value="0.0"/>
          <table:table-cell table:style-name="cellBest" office:value-type="float" office:value="27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7.0"/>
          <table:table-cell table:style-name="cellBest" office:value-type="float" office:value="0.0"/>
          <table:table-cell office:value-type="float" office:value="0.01"/>
          <table:table-cell office:value-type="float" office:value="120.0"/>
          <table:table-cell table:style-name="cellWorst" office:value-type="float" office:value="15.0"/>
          <table:table-cell office:value-type="float" office:value="0.0"/>
          <table:table-cell office:value-type="float" office:value="381.0"/>
          <table:table-cell office:value-type="float" office:value="2.0"/>
          <table:table-cell office:value-type="float" office:value="0.0"/>
          <table:table-cell office:value-type="float" office:value="38.0"/>
          <table:table-cell office:value-type="float" office:value="4.0"/>
          <table:table-cell office:value-type="float" office:value="0.01"/>
          <table:table-cell office:value-type="float" office:value="120.0"/>
          <table:table-cell table:style-name="cellWorst" office:value-type="float" office:value="15.0"/>
          <table:table-cell office:value-type="float" office:value="0.06"/>
          <table:table-cell table:style-name="cellWorst" office:value-type="float" office:value="3358.0"/>
          <table:table-cell office:value-type="float" office:value="4.0"/>
          <table:table-cell office:value-type="float" office:value="0.06"/>
          <table:table-cell table:style-name="cellWorst" office:value-type="float" office:value="3358.0"/>
          <table:table-cell office:value-type="float" office:value="4.0"/>
          <table:table-cell office:value-type="float" office:value="0.08"/>
          <table:table-cell table:style-name="cellWorst" office:value-type="float" office:value="3358.0"/>
          <table:table-cell office:value-type="float" office:value="4.0"/>
          <table:table-cell office:value-type="float" office:value="0.07"/>
          <table:table-cell table:style-name="cellWorst" office:value-type="float" office:value="3358.0"/>
          <table:table-cell office:value-type="float" office:value="4.0"/>
          <table:table-cell office:value-type="float" office:value="0.08"/>
          <table:table-cell table:style-name="cellWorst" office:value-type="float" office:value="3358.0"/>
          <table:table-cell office:value-type="float" office:value="4.0"/>
          <table:table-cell office:value-type="float" office:value="0.08"/>
          <table:table-cell table:style-name="cellWorst" office:value-type="float" office:value="3358.0"/>
          <table:table-cell office:value-type="float" office:value="4.0"/>
          <table:table-cell table:style-name="cellWorst" office:value-type="float" office:value="1200.0"/>
          <table:table-cell office:value-type="float" office:value="0.09"/>
          <table:table-cell table:style-name="cellWorst" office:value-type="float" office:value="3358.0"/>
          <table:table-cell office:value-type="float" office:value="4.0"/>
          <table:table-cell office:value-type="float" office:value="0.0"/>
          <table:table-cell office:value-type="float" office:value="45.0"/>
          <table:table-cell office:value-type="float" office:value="3.0"/>
          <table:table-cell office:value-type="float" office:value="0.0"/>
          <table:table-cell office:value-type="float" office:value="45.0"/>
          <table:table-cell office:value-type="float" office:value="3.0"/>
          <table:table-cell office:value-type="float" office:value="0.0"/>
          <table:table-cell office:value-type="float" office:value="45.0"/>
          <table:table-cell office:value-type="float" office:value="3.0"/>
          <table:table-cell office:value-type="float" office:value="0.0"/>
          <table:table-cell office:value-type="float" office:value="45.0"/>
          <table:table-cell office:value-type="float" office:value="3.0"/>
          <table:table-cell office:value-type="float" office:value="0.0"/>
          <table:table-cell office:value-type="float" office:value="35.0"/>
          <table:table-cell office:value-type="float" office:value="4.0"/>
          <table:table-cell office:value-type="float" office:value="0.0"/>
          <table:table-cell office:value-type="float" office:value="242.0"/>
          <table:table-cell office:value-type="float" office:value="2.0"/>
          <table:table-cell office:value-type="float" office:value="0.0"/>
          <table:table-cell office:value-type="float" office:value="240.0"/>
          <table:table-cell office:value-type="float" office:value="2.0"/>
          <table:table-cell office:value-type="float" office:value="0.0"/>
          <table:table-cell office:value-type="float" office:value="35.0"/>
          <table:table-cell office:value-type="float" office:value="1.0"/>
          <table:table-cell office:value-type="float" office:value="0.0"/>
          <table:table-cell office:value-type="float" office:value="44.0"/>
          <table:table-cell office:value-type="float" office:value="4.0"/>
          <table:table-cell office:value-type="float" office:value="0.0"/>
          <table:table-cell office:value-type="float" office:value="381.0"/>
          <table:table-cell office:value-type="float" office:value="2.0"/>
          <table:table-cell office:value-type="float" office:value="0.0"/>
          <table:table-cell office:value-type="float" office:value="381.0"/>
          <table:table-cell office:value-type="float" office:value="2.0"/>
          <table:table-cell office:value-type="float" office:value="0.01"/>
          <table:table-cell office:value-type="float" office:value="120.0"/>
          <table:table-cell table:style-name="cellWorst" office:value-type="float" office:value="15.0"/>
          <table:table-cell office:value-type="float" office:value="0.0"/>
          <table:table-cell office:value-type="float" office:value="44.0"/>
          <table:table-cell office:value-type="float" office:value="4.0"/>
          <table:table-cell table:formula="of:=MIN([.$B40];[.$E40];[.$H40];[.$K40];[.$N40];[.$Q40];[.$T40];[.$W40];[.$Z40];[.$AC40];[.$AF40];[.$AI40];[.$AL40];[.$AO40];[.$AR40];[.$AS40];[.$AV40];[.$AY40];[.$BB40];[.$BE40];[.$BH40];[.$BK40];[.$BN40];[.$BQ40];[.$BT40];[.$BW40];[.$BZ40];[.$CC40];[.$CF40])" office:value-type="float"/>
          <table:table-cell table:formula="of:=MIN([.$C40];[.$F40];[.$I40];[.$L40];[.$O40];[.$R40];[.$U40];[.$X40];[.$AA40];[.$AD40];[.$AG40];[.$AJ40];[.$AM40];[.$AP40];[.$AT40];[.$AW40];[.$AZ40];[.$BC40];[.$BF40];[.$BI40];[.$BL40];[.$BO40];[.$BR40];[.$BU40];[.$BX40];[.$CA40];[.$CD40];[.$CG40])" office:value-type="float"/>
          <table:table-cell table:formula="of:=MIN([.$D40];[.$G40];[.$J40];[.$M40];[.$P40];[.$S40];[.$V40];[.$Y40];[.$AB40];[.$AE40];[.$AH40];[.$AK40];[.$AN40];[.$AQ40];[.$AU40];[.$AX40];[.$BA40];[.$BD40];[.$BG40];[.$BJ40];[.$BM40];[.$BP40];[.$BS40];[.$BV40];[.$BY40];[.$CB40];[.$CE40];[.$CH40])" office:value-type="float"/>
          <table:table-cell table:formula="of:=MEDIAN([.$B40];[.$E40];[.$H40];[.$K40];[.$N40];[.$Q40];[.$T40];[.$W40];[.$Z40];[.$AC40];[.$AF40];[.$AI40];[.$AL40];[.$AO40];[.$AR40];[.$AS40];[.$AV40];[.$AY40];[.$BB40];[.$BE40];[.$BH40];[.$BK40];[.$BN40];[.$BQ40];[.$BT40];[.$BW40];[.$BZ40];[.$CC40];[.$CF40])" office:value-type="float"/>
          <table:table-cell table:formula="of:=MEDIAN([.$C40];[.$F40];[.$I40];[.$L40];[.$O40];[.$R40];[.$U40];[.$X40];[.$AA40];[.$AD40];[.$AG40];[.$AJ40];[.$AM40];[.$AP40];[.$AT40];[.$AW40];[.$AZ40];[.$BC40];[.$BF40];[.$BI40];[.$BL40];[.$BO40];[.$BR40];[.$BU40];[.$BX40];[.$CA40];[.$CD40];[.$CG40])" office:value-type="float"/>
          <table:table-cell table:formula="of:=MEDIAN([.$D40];[.$G40];[.$J40];[.$M40];[.$P40];[.$S40];[.$V40];[.$Y40];[.$AB40];[.$AE40];[.$AH40];[.$AK40];[.$AN40];[.$AQ40];[.$AU40];[.$AX40];[.$BA40];[.$BD40];[.$BG40];[.$BJ40];[.$BM40];[.$BP40];[.$BS40];[.$BV40];[.$BY40];[.$CB40];[.$CE40];[.$CH40])" office:value-type="float"/>
          <table:table-cell table:formula="of:=MAX([.$B40];[.$E40];[.$H40];[.$K40];[.$N40];[.$Q40];[.$T40];[.$W40];[.$Z40];[.$AC40];[.$AF40];[.$AI40];[.$AL40];[.$AO40];[.$AR40];[.$AS40];[.$AV40];[.$AY40];[.$BB40];[.$BE40];[.$BH40];[.$BK40];[.$BN40];[.$BQ40];[.$BT40];[.$BW40];[.$BZ40];[.$CC40];[.$CF40])" office:value-type="float"/>
          <table:table-cell table:formula="of:=MAX([.$C40];[.$F40];[.$I40];[.$L40];[.$O40];[.$R40];[.$U40];[.$X40];[.$AA40];[.$AD40];[.$AG40];[.$AJ40];[.$AM40];[.$AP40];[.$AT40];[.$AW40];[.$AZ40];[.$BC40];[.$BF40];[.$BI40];[.$BL40];[.$BO40];[.$BR40];[.$BU40];[.$BX40];[.$CA40];[.$CD40];[.$CG40])" office:value-type="float"/>
          <table:table-cell table:formula="of:=MAX([.$D40];[.$G40];[.$J40];[.$M40];[.$P40];[.$S40];[.$V40];[.$Y40];[.$AB40];[.$AE40];[.$AH40];[.$AK40];[.$AN40];[.$AQ40];[.$AU40];[.$AX40];[.$BA40];[.$BD40];[.$BG40];[.$BJ40];[.$BM40];[.$BP40];[.$BS40];[.$BV40];[.$BY40];[.$CB40];[.$CE40];[.$CH40])" office:value-type="float"/>
        </table:table-row>
        <table:table-row table:style-name="ro1">
          <table:table-cell office:value-type="string">
            <text:p>random/random_s16_a3_c70_h22.lp</text:p>
          </table:table-cell>
          <table:table-cell table:style-name="cellBest" office:value-type="float" office:value="0.0"/>
          <table:table-cell office:value-type="float" office:value="85.0"/>
          <table:table-cell office:value-type="float" office:value="6.0"/>
          <table:table-cell table:style-name="cellBest" office:value-type="float" office:value="0.0"/>
          <table:table-cell office:value-type="float" office:value="305.0"/>
          <table:table-cell table:style-name="cellBest" office:value-type="float" office:value="1.0"/>
          <table:table-cell table:style-name="cellBest" office:value-type="float" office:value="0.0"/>
          <table:table-cell office:value-type="float" office:value="32.0"/>
          <table:table-cell office:value-type="float" office:value="6.0"/>
          <table:table-cell table:style-name="cellBest" office:value-type="float" office:value="0.0"/>
          <table:table-cell office:value-type="float" office:value="32.0"/>
          <table:table-cell office:value-type="float" office:value="6.0"/>
          <table:table-cell table:style-name="cellBest" office:value-type="float" office:value="0.0"/>
          <table:table-cell office:value-type="float" office:value="34.0"/>
          <table:table-cell office:value-type="float" office:value="2.0"/>
          <table:table-cell office:value-type="float" office:value="0.01"/>
          <table:table-cell office:value-type="float" office:value="741.0"/>
          <table:table-cell office:value-type="float" office:value="4.0"/>
          <table:table-cell office:value-type="float" office:value="0.01"/>
          <table:table-cell office:value-type="float" office:value="80.0"/>
          <table:table-cell table:style-name="cellWorst" office:value-type="float" office:value="17.0"/>
          <table:table-cell office:value-type="float" office:value="0.01"/>
          <table:table-cell office:value-type="float" office:value="34.0"/>
          <table:table-cell office:value-type="float" office:value="2.0"/>
          <table:table-cell office:value-type="float" office:value="0.19"/>
          <table:table-cell table:style-name="cellWorst" office:value-type="float" office:value="8898.0"/>
          <table:table-cell office:value-type="float" office:value="10.0"/>
          <table:table-cell office:value-type="float" office:value="0.24"/>
          <table:table-cell table:style-name="cellWorst" office:value-type="float" office:value="8898.0"/>
          <table:table-cell office:value-type="float" office:value="10.0"/>
          <table:table-cell office:value-type="float" office:value="0.21"/>
          <table:table-cell table:style-name="cellWorst" office:value-type="float" office:value="8898.0"/>
          <table:table-cell office:value-type="float" office:value="10.0"/>
          <table:table-cell office:value-type="float" office:value="0.2"/>
          <table:table-cell table:style-name="cellWorst" office:value-type="float" office:value="8898.0"/>
          <table:table-cell office:value-type="float" office:value="10.0"/>
          <table:table-cell office:value-type="float" office:value="0.22"/>
          <table:table-cell table:style-name="cellWorst" office:value-type="float" office:value="8898.0"/>
          <table:table-cell office:value-type="float" office:value="10.0"/>
          <table:table-cell office:value-type="float" office:value="0.16"/>
          <table:table-cell table:style-name="cellWorst" office:value-type="float" office:value="8898.0"/>
          <table:table-cell office:value-type="float" office:value="10.0"/>
          <table:table-cell table:style-name="cellWorst" office:value-type="float" office:value="1200.0"/>
          <table:table-cell office:value-type="float" office:value="0.2"/>
          <table:table-cell table:style-name="cellWorst" office:value-type="float" office:value="8898.0"/>
          <table:table-cell office:value-type="float" office:value="10.0"/>
          <table:table-cell office:value-type="float" office:value="0.01"/>
          <table:table-cell office:value-type="float" office:value="167.0"/>
          <table:table-cell office:value-type="float" office:value="8.0"/>
          <table:table-cell office:value-type="float" office:value="0.01"/>
          <table:table-cell office:value-type="float" office:value="167.0"/>
          <table:table-cell office:value-type="float" office:value="8.0"/>
          <table:table-cell office:value-type="float" office:value="0.01"/>
          <table:table-cell office:value-type="float" office:value="167.0"/>
          <table:table-cell office:value-type="float" office:value="8.0"/>
          <table:table-cell office:value-type="float" office:value="0.01"/>
          <table:table-cell office:value-type="float" office:value="167.0"/>
          <table:table-cell office:value-type="float" office:value="8.0"/>
          <table:table-cell table:style-name="cellBest" office:value-type="float" office:value="0.0"/>
          <table:table-cell office:value-type="float" office:value="102.0"/>
          <table:table-cell office:value-type="float" office:value="6.0"/>
          <table:table-cell table:style-name="cellBest" office:value-type="float" office:value="0.0"/>
          <table:table-cell office:value-type="float" office:value="439.0"/>
          <table:table-cell office:value-type="float" office:value="3.0"/>
          <table:table-cell table:style-name="cellBest" office:value-type="float" office:value="0.0"/>
          <table:table-cell office:value-type="float" office:value="439.0"/>
          <table:table-cell office:value-type="float" office:value="3.0"/>
          <table:table-cell office:value-type="float" office:value="0.01"/>
          <table:table-cell table:style-name="cellBest" office:value-type="float" office:value="27.0"/>
          <table:table-cell office:value-type="float" office:value="3.0"/>
          <table:table-cell table:style-name="cellBest" office:value-type="float" office:value="0.0"/>
          <table:table-cell office:value-type="float" office:value="166.0"/>
          <table:table-cell office:value-type="float" office:value="8.0"/>
          <table:table-cell table:style-name="cellBest" office:value-type="float" office:value="0.0"/>
          <table:table-cell office:value-type="float" office:value="741.0"/>
          <table:table-cell office:value-type="float" office:value="4.0"/>
          <table:table-cell table:style-name="cellBest" office:value-type="float" office:value="0.0"/>
          <table:table-cell office:value-type="float" office:value="741.0"/>
          <table:table-cell office:value-type="float" office:value="4.0"/>
          <table:table-cell table:style-name="cellBest" office:value-type="float" office:value="0.0"/>
          <table:table-cell office:value-type="float" office:value="34.0"/>
          <table:table-cell office:value-type="float" office:value="2.0"/>
          <table:table-cell office:value-type="float" office:value="0.01"/>
          <table:table-cell office:value-type="float" office:value="166.0"/>
          <table:table-cell office:value-type="float" office:value="8.0"/>
          <table:table-cell table:formula="of:=MIN([.$B41];[.$E41];[.$H41];[.$K41];[.$N41];[.$Q41];[.$T41];[.$W41];[.$Z41];[.$AC41];[.$AF41];[.$AI41];[.$AL41];[.$AO41];[.$AR41];[.$AS41];[.$AV41];[.$AY41];[.$BB41];[.$BE41];[.$BH41];[.$BK41];[.$BN41];[.$BQ41];[.$BT41];[.$BW41];[.$BZ41];[.$CC41];[.$CF41])" office:value-type="float"/>
          <table:table-cell table:formula="of:=MIN([.$C41];[.$F41];[.$I41];[.$L41];[.$O41];[.$R41];[.$U41];[.$X41];[.$AA41];[.$AD41];[.$AG41];[.$AJ41];[.$AM41];[.$AP41];[.$AT41];[.$AW41];[.$AZ41];[.$BC41];[.$BF41];[.$BI41];[.$BL41];[.$BO41];[.$BR41];[.$BU41];[.$BX41];[.$CA41];[.$CD41];[.$CG41])" office:value-type="float"/>
          <table:table-cell table:formula="of:=MIN([.$D41];[.$G41];[.$J41];[.$M41];[.$P41];[.$S41];[.$V41];[.$Y41];[.$AB41];[.$AE41];[.$AH41];[.$AK41];[.$AN41];[.$AQ41];[.$AU41];[.$AX41];[.$BA41];[.$BD41];[.$BG41];[.$BJ41];[.$BM41];[.$BP41];[.$BS41];[.$BV41];[.$BY41];[.$CB41];[.$CE41];[.$CH41])" office:value-type="float"/>
          <table:table-cell table:formula="of:=MEDIAN([.$B41];[.$E41];[.$H41];[.$K41];[.$N41];[.$Q41];[.$T41];[.$W41];[.$Z41];[.$AC41];[.$AF41];[.$AI41];[.$AL41];[.$AO41];[.$AR41];[.$AS41];[.$AV41];[.$AY41];[.$BB41];[.$BE41];[.$BH41];[.$BK41];[.$BN41];[.$BQ41];[.$BT41];[.$BW41];[.$BZ41];[.$CC41];[.$CF41])" office:value-type="float"/>
          <table:table-cell table:formula="of:=MEDIAN([.$C41];[.$F41];[.$I41];[.$L41];[.$O41];[.$R41];[.$U41];[.$X41];[.$AA41];[.$AD41];[.$AG41];[.$AJ41];[.$AM41];[.$AP41];[.$AT41];[.$AW41];[.$AZ41];[.$BC41];[.$BF41];[.$BI41];[.$BL41];[.$BO41];[.$BR41];[.$BU41];[.$BX41];[.$CA41];[.$CD41];[.$CG41])" office:value-type="float"/>
          <table:table-cell table:formula="of:=MEDIAN([.$D41];[.$G41];[.$J41];[.$M41];[.$P41];[.$S41];[.$V41];[.$Y41];[.$AB41];[.$AE41];[.$AH41];[.$AK41];[.$AN41];[.$AQ41];[.$AU41];[.$AX41];[.$BA41];[.$BD41];[.$BG41];[.$BJ41];[.$BM41];[.$BP41];[.$BS41];[.$BV41];[.$BY41];[.$CB41];[.$CE41];[.$CH41])" office:value-type="float"/>
          <table:table-cell table:formula="of:=MAX([.$B41];[.$E41];[.$H41];[.$K41];[.$N41];[.$Q41];[.$T41];[.$W41];[.$Z41];[.$AC41];[.$AF41];[.$AI41];[.$AL41];[.$AO41];[.$AR41];[.$AS41];[.$AV41];[.$AY41];[.$BB41];[.$BE41];[.$BH41];[.$BK41];[.$BN41];[.$BQ41];[.$BT41];[.$BW41];[.$BZ41];[.$CC41];[.$CF41])" office:value-type="float"/>
          <table:table-cell table:formula="of:=MAX([.$C41];[.$F41];[.$I41];[.$L41];[.$O41];[.$R41];[.$U41];[.$X41];[.$AA41];[.$AD41];[.$AG41];[.$AJ41];[.$AM41];[.$AP41];[.$AT41];[.$AW41];[.$AZ41];[.$BC41];[.$BF41];[.$BI41];[.$BL41];[.$BO41];[.$BR41];[.$BU41];[.$BX41];[.$CA41];[.$CD41];[.$CG41])" office:value-type="float"/>
          <table:table-cell table:formula="of:=MAX([.$D41];[.$G41];[.$J41];[.$M41];[.$P41];[.$S41];[.$V41];[.$Y41];[.$AB41];[.$AE41];[.$AH41];[.$AK41];[.$AN41];[.$AQ41];[.$AU41];[.$AX41];[.$BA41];[.$BD41];[.$BG41];[.$BJ41];[.$BM41];[.$BP41];[.$BS41];[.$BV41];[.$BY41];[.$CB41];[.$CE41];[.$CH41])" office:value-type="float"/>
        </table:table-row>
        <table:table-row table:style-name="ro1">
          <table:table-cell office:value-type="string">
            <text:p>random/random_s17_a2_c70_h15.lp</text:p>
          </table:table-cell>
          <table:table-cell office:value-type="float" office:value="0.0"/>
          <table:table-cell office:value-type="float" office:value="29.0"/>
          <table:table-cell office:value-type="float" office:value="1.0"/>
          <table:table-cell office:value-type="float" office:value="0.0"/>
          <table:table-cell office:value-type="float" office:value="130.0"/>
          <table:table-cell office:value-type="float" office:value="0.0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office:value-type="float" office:value="0.0"/>
          <table:table-cell table:style-name="cellBest" office:value-type="float" office:value="15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.0"/>
          <table:table-cell office:value-type="float" office:value="0.0"/>
          <table:table-cell office:value-type="float" office:value="220.0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2.0"/>
          <table:table-cell office:value-type="float" office:value="0.0"/>
          <table:table-cell office:value-type="float" office:value="16.0"/>
          <table:table-cell office:value-type="float" office:value="2.0"/>
          <table:table-cell office:value-type="float" office:value="0.05"/>
          <table:table-cell table:style-name="cellWorst" office:value-type="float" office:value="2449.0"/>
          <table:table-cell office:value-type="float" office:value="1.0"/>
          <table:table-cell office:value-type="float" office:value="0.07"/>
          <table:table-cell table:style-name="cellWorst" office:value-type="float" office:value="2449.0"/>
          <table:table-cell office:value-type="float" office:value="1.0"/>
          <table:table-cell office:value-type="float" office:value="0.05"/>
          <table:table-cell table:style-name="cellWorst" office:value-type="float" office:value="2449.0"/>
          <table:table-cell office:value-type="float" office:value="1.0"/>
          <table:table-cell office:value-type="float" office:value="0.06"/>
          <table:table-cell table:style-name="cellWorst" office:value-type="float" office:value="2449.0"/>
          <table:table-cell office:value-type="float" office:value="1.0"/>
          <table:table-cell office:value-type="float" office:value="0.06"/>
          <table:table-cell table:style-name="cellWorst" office:value-type="float" office:value="2449.0"/>
          <table:table-cell office:value-type="float" office:value="1.0"/>
          <table:table-cell office:value-type="float" office:value="0.08"/>
          <table:table-cell table:style-name="cellWorst" office:value-type="float" office:value="2449.0"/>
          <table:table-cell office:value-type="float" office:value="1.0"/>
          <table:table-cell table:style-name="cellWorst" office:value-type="float" office:value="1200.0"/>
          <table:table-cell office:value-type="float" office:value="0.07"/>
          <table:table-cell table:style-name="cellWorst" office:value-type="float" office:value="2449.0"/>
          <table:table-cell office:value-type="float" office:value="1.0"/>
          <table:table-cell office:value-type="float" office:value="0.0"/>
          <table:table-cell office:value-type="float" office:value="31.0"/>
          <table:table-cell office:value-type="float" office:value="1.0"/>
          <table:table-cell office:value-type="float" office:value="0.0"/>
          <table:table-cell office:value-type="float" office:value="31.0"/>
          <table:table-cell office:value-type="float" office:value="1.0"/>
          <table:table-cell office:value-type="float" office:value="0.0"/>
          <table:table-cell office:value-type="float" office:value="31.0"/>
          <table:table-cell office:value-type="float" office:value="1.0"/>
          <table:table-cell office:value-type="float" office:value="0.0"/>
          <table:table-cell office:value-type="float" office:value="31.0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2.0"/>
          <table:table-cell office:value-type="float" office:value="0.0"/>
          <table:table-cell office:value-type="float" office:value="199.0"/>
          <table:table-cell office:value-type="float" office:value="2.0"/>
          <table:table-cell office:value-type="float" office:value="0.0"/>
          <table:table-cell office:value-type="float" office:value="199.0"/>
          <table:table-cell office:value-type="float" office:value="2.0"/>
          <table:table-cell office:value-type="float" office:value="0.0"/>
          <table:table-cell office:value-type="float" office:value="30.0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2.0"/>
          <table:table-cell office:value-type="float" office:value="0.0"/>
          <table:table-cell office:value-type="float" office:value="220.0"/>
          <table:table-cell office:value-type="float" office:value="1.0"/>
          <table:table-cell office:value-type="float" office:value="0.0"/>
          <table:table-cell office:value-type="float" office:value="220.0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.0"/>
          <table:table-cell office:value-type="float" office:value="0.0"/>
          <table:table-cell office:value-type="float" office:value="30.0"/>
          <table:table-cell office:value-type="float" office:value="2.0"/>
          <table:table-cell table:formula="of:=MIN([.$B42];[.$E42];[.$H42];[.$K42];[.$N42];[.$Q42];[.$T42];[.$W42];[.$Z42];[.$AC42];[.$AF42];[.$AI42];[.$AL42];[.$AO42];[.$AR42];[.$AS42];[.$AV42];[.$AY42];[.$BB42];[.$BE42];[.$BH42];[.$BK42];[.$BN42];[.$BQ42];[.$BT42];[.$BW42];[.$BZ42];[.$CC42];[.$CF42])" office:value-type="float"/>
          <table:table-cell table:formula="of:=MIN([.$C42];[.$F42];[.$I42];[.$L42];[.$O42];[.$R42];[.$U42];[.$X42];[.$AA42];[.$AD42];[.$AG42];[.$AJ42];[.$AM42];[.$AP42];[.$AT42];[.$AW42];[.$AZ42];[.$BC42];[.$BF42];[.$BI42];[.$BL42];[.$BO42];[.$BR42];[.$BU42];[.$BX42];[.$CA42];[.$CD42];[.$CG42])" office:value-type="float"/>
          <table:table-cell table:formula="of:=MIN([.$D42];[.$G42];[.$J42];[.$M42];[.$P42];[.$S42];[.$V42];[.$Y42];[.$AB42];[.$AE42];[.$AH42];[.$AK42];[.$AN42];[.$AQ42];[.$AU42];[.$AX42];[.$BA42];[.$BD42];[.$BG42];[.$BJ42];[.$BM42];[.$BP42];[.$BS42];[.$BV42];[.$BY42];[.$CB42];[.$CE42];[.$CH42])" office:value-type="float"/>
          <table:table-cell table:formula="of:=MEDIAN([.$B42];[.$E42];[.$H42];[.$K42];[.$N42];[.$Q42];[.$T42];[.$W42];[.$Z42];[.$AC42];[.$AF42];[.$AI42];[.$AL42];[.$AO42];[.$AR42];[.$AS42];[.$AV42];[.$AY42];[.$BB42];[.$BE42];[.$BH42];[.$BK42];[.$BN42];[.$BQ42];[.$BT42];[.$BW42];[.$BZ42];[.$CC42];[.$CF42])" office:value-type="float"/>
          <table:table-cell table:formula="of:=MEDIAN([.$C42];[.$F42];[.$I42];[.$L42];[.$O42];[.$R42];[.$U42];[.$X42];[.$AA42];[.$AD42];[.$AG42];[.$AJ42];[.$AM42];[.$AP42];[.$AT42];[.$AW42];[.$AZ42];[.$BC42];[.$BF42];[.$BI42];[.$BL42];[.$BO42];[.$BR42];[.$BU42];[.$BX42];[.$CA42];[.$CD42];[.$CG42])" office:value-type="float"/>
          <table:table-cell table:formula="of:=MEDIAN([.$D42];[.$G42];[.$J42];[.$M42];[.$P42];[.$S42];[.$V42];[.$Y42];[.$AB42];[.$AE42];[.$AH42];[.$AK42];[.$AN42];[.$AQ42];[.$AU42];[.$AX42];[.$BA42];[.$BD42];[.$BG42];[.$BJ42];[.$BM42];[.$BP42];[.$BS42];[.$BV42];[.$BY42];[.$CB42];[.$CE42];[.$CH42])" office:value-type="float"/>
          <table:table-cell table:formula="of:=MAX([.$B42];[.$E42];[.$H42];[.$K42];[.$N42];[.$Q42];[.$T42];[.$W42];[.$Z42];[.$AC42];[.$AF42];[.$AI42];[.$AL42];[.$AO42];[.$AR42];[.$AS42];[.$AV42];[.$AY42];[.$BB42];[.$BE42];[.$BH42];[.$BK42];[.$BN42];[.$BQ42];[.$BT42];[.$BW42];[.$BZ42];[.$CC42];[.$CF42])" office:value-type="float"/>
          <table:table-cell table:formula="of:=MAX([.$C42];[.$F42];[.$I42];[.$L42];[.$O42];[.$R42];[.$U42];[.$X42];[.$AA42];[.$AD42];[.$AG42];[.$AJ42];[.$AM42];[.$AP42];[.$AT42];[.$AW42];[.$AZ42];[.$BC42];[.$BF42];[.$BI42];[.$BL42];[.$BO42];[.$BR42];[.$BU42];[.$BX42];[.$CA42];[.$CD42];[.$CG42])" office:value-type="float"/>
          <table:table-cell table:formula="of:=MAX([.$D42];[.$G42];[.$J42];[.$M42];[.$P42];[.$S42];[.$V42];[.$Y42];[.$AB42];[.$AE42];[.$AH42];[.$AK42];[.$AN42];[.$AQ42];[.$AU42];[.$AX42];[.$BA42];[.$BD42];[.$BG42];[.$BJ42];[.$BM42];[.$BP42];[.$BS42];[.$BV42];[.$BY42];[.$CB42];[.$CE42];[.$CH42])" office:value-type="float"/>
        </table:table-row>
        <table:table-row table:style-name="ro1">
          <table:table-cell office:value-type="string">
            <text:p>random/random_s17_a3_c70_h13.lp</text:p>
          </table:table-cell>
          <table:table-cell office:value-type="float" office:value="0.01"/>
          <table:table-cell office:value-type="float" office:value="58.0"/>
          <table:table-cell office:value-type="float" office:value="4.0"/>
          <table:table-cell table:style-name="cellBest" office:value-type="float" office:value="0.0"/>
          <table:table-cell office:value-type="float" office:value="60.0"/>
          <table:table-cell office:value-type="float" office:value="2.0"/>
          <table:table-cell table:style-name="cellBest" office:value-type="float" office:value="0.0"/>
          <table:table-cell table:style-name="cellBest" office:value-type="float" office:value="18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8.0"/>
          <table:table-cell table:style-name="cellBest" office:value-type="float" office:value="0.0"/>
          <table:table-cell office:value-type="float" office:value="0.01"/>
          <table:table-cell office:value-type="float" office:value="55.0"/>
          <table:table-cell office:value-type="float" office:value="9.0"/>
          <table:table-cell office:value-type="float" office:value="0.01"/>
          <table:table-cell office:value-type="float" office:value="798.0"/>
          <table:table-cell office:value-type="float" office:value="4.0"/>
          <table:table-cell office:value-type="float" office:value="0.01"/>
          <table:table-cell office:value-type="float" office:value="71.0"/>
          <table:table-cell office:value-type="float" office:value="8.0"/>
          <table:table-cell office:value-type="float" office:value="0.01"/>
          <table:table-cell office:value-type="float" office:value="55.0"/>
          <table:table-cell office:value-type="float" office:value="9.0"/>
          <table:table-cell office:value-type="float" office:value="0.07"/>
          <table:table-cell table:style-name="cellWorst" office:value-type="float" office:value="4228.0"/>
          <table:table-cell office:value-type="float" office:value="8.0"/>
          <table:table-cell office:value-type="float" office:value="0.06"/>
          <table:table-cell table:style-name="cellWorst" office:value-type="float" office:value="4228.0"/>
          <table:table-cell office:value-type="float" office:value="8.0"/>
          <table:table-cell office:value-type="float" office:value="0.08"/>
          <table:table-cell table:style-name="cellWorst" office:value-type="float" office:value="4228.0"/>
          <table:table-cell office:value-type="float" office:value="8.0"/>
          <table:table-cell office:value-type="float" office:value="0.07"/>
          <table:table-cell table:style-name="cellWorst" office:value-type="float" office:value="4228.0"/>
          <table:table-cell office:value-type="float" office:value="8.0"/>
          <table:table-cell office:value-type="float" office:value="0.08"/>
          <table:table-cell table:style-name="cellWorst" office:value-type="float" office:value="4228.0"/>
          <table:table-cell office:value-type="float" office:value="8.0"/>
          <table:table-cell office:value-type="float" office:value="0.06"/>
          <table:table-cell table:style-name="cellWorst" office:value-type="float" office:value="4228.0"/>
          <table:table-cell office:value-type="float" office:value="8.0"/>
          <table:table-cell table:style-name="cellWorst" office:value-type="float" office:value="1200.0"/>
          <table:table-cell office:value-type="float" office:value="0.08"/>
          <table:table-cell table:style-name="cellWorst" office:value-type="float" office:value="4228.0"/>
          <table:table-cell office:value-type="float" office:value="8.0"/>
          <table:table-cell office:value-type="float" office:value="0.01"/>
          <table:table-cell office:value-type="float" office:value="138.0"/>
          <table:table-cell office:value-type="float" office:value="8.0"/>
          <table:table-cell office:value-type="float" office:value="0.01"/>
          <table:table-cell office:value-type="float" office:value="138.0"/>
          <table:table-cell office:value-type="float" office:value="8.0"/>
          <table:table-cell office:value-type="float" office:value="0.01"/>
          <table:table-cell office:value-type="float" office:value="138.0"/>
          <table:table-cell office:value-type="float" office:value="8.0"/>
          <table:table-cell office:value-type="float" office:value="0.01"/>
          <table:table-cell office:value-type="float" office:value="138.0"/>
          <table:table-cell office:value-type="float" office:value="8.0"/>
          <table:table-cell office:value-type="float" office:value="0.01"/>
          <table:table-cell office:value-type="float" office:value="93.0"/>
          <table:table-cell office:value-type="float" office:value="4.0"/>
          <table:table-cell office:value-type="float" office:value="0.01"/>
          <table:table-cell office:value-type="float" office:value="414.0"/>
          <table:table-cell office:value-type="float" office:value="5.0"/>
          <table:table-cell office:value-type="float" office:value="0.01"/>
          <table:table-cell office:value-type="float" office:value="402.0"/>
          <table:table-cell office:value-type="float" office:value="4.0"/>
          <table:table-cell office:value-type="float" office:value="0.01"/>
          <table:table-cell office:value-type="float" office:value="72.0"/>
          <table:table-cell office:value-type="float" office:value="9.0"/>
          <table:table-cell office:value-type="float" office:value="0.01"/>
          <table:table-cell office:value-type="float" office:value="132.0"/>
          <table:table-cell office:value-type="float" office:value="8.0"/>
          <table:table-cell office:value-type="float" office:value="0.01"/>
          <table:table-cell office:value-type="float" office:value="798.0"/>
          <table:table-cell office:value-type="float" office:value="4.0"/>
          <table:table-cell office:value-type="float" office:value="0.01"/>
          <table:table-cell office:value-type="float" office:value="798.0"/>
          <table:table-cell office:value-type="float" office:value="4.0"/>
          <table:table-cell office:value-type="float" office:value="0.01"/>
          <table:table-cell office:value-type="float" office:value="55.0"/>
          <table:table-cell office:value-type="float" office:value="9.0"/>
          <table:table-cell office:value-type="float" office:value="0.01"/>
          <table:table-cell office:value-type="float" office:value="135.0"/>
          <table:table-cell office:value-type="float" office:value="8.0"/>
          <table:table-cell table:formula="of:=MIN([.$B43];[.$E43];[.$H43];[.$K43];[.$N43];[.$Q43];[.$T43];[.$W43];[.$Z43];[.$AC43];[.$AF43];[.$AI43];[.$AL43];[.$AO43];[.$AR43];[.$AS43];[.$AV43];[.$AY43];[.$BB43];[.$BE43];[.$BH43];[.$BK43];[.$BN43];[.$BQ43];[.$BT43];[.$BW43];[.$BZ43];[.$CC43];[.$CF43])" office:value-type="float"/>
          <table:table-cell table:formula="of:=MIN([.$C43];[.$F43];[.$I43];[.$L43];[.$O43];[.$R43];[.$U43];[.$X43];[.$AA43];[.$AD43];[.$AG43];[.$AJ43];[.$AM43];[.$AP43];[.$AT43];[.$AW43];[.$AZ43];[.$BC43];[.$BF43];[.$BI43];[.$BL43];[.$BO43];[.$BR43];[.$BU43];[.$BX43];[.$CA43];[.$CD43];[.$CG43])" office:value-type="float"/>
          <table:table-cell table:formula="of:=MIN([.$D43];[.$G43];[.$J43];[.$M43];[.$P43];[.$S43];[.$V43];[.$Y43];[.$AB43];[.$AE43];[.$AH43];[.$AK43];[.$AN43];[.$AQ43];[.$AU43];[.$AX43];[.$BA43];[.$BD43];[.$BG43];[.$BJ43];[.$BM43];[.$BP43];[.$BS43];[.$BV43];[.$BY43];[.$CB43];[.$CE43];[.$CH43])" office:value-type="float"/>
          <table:table-cell table:formula="of:=MEDIAN([.$B43];[.$E43];[.$H43];[.$K43];[.$N43];[.$Q43];[.$T43];[.$W43];[.$Z43];[.$AC43];[.$AF43];[.$AI43];[.$AL43];[.$AO43];[.$AR43];[.$AS43];[.$AV43];[.$AY43];[.$BB43];[.$BE43];[.$BH43];[.$BK43];[.$BN43];[.$BQ43];[.$BT43];[.$BW43];[.$BZ43];[.$CC43];[.$CF43])" office:value-type="float"/>
          <table:table-cell table:formula="of:=MEDIAN([.$C43];[.$F43];[.$I43];[.$L43];[.$O43];[.$R43];[.$U43];[.$X43];[.$AA43];[.$AD43];[.$AG43];[.$AJ43];[.$AM43];[.$AP43];[.$AT43];[.$AW43];[.$AZ43];[.$BC43];[.$BF43];[.$BI43];[.$BL43];[.$BO43];[.$BR43];[.$BU43];[.$BX43];[.$CA43];[.$CD43];[.$CG43])" office:value-type="float"/>
          <table:table-cell table:formula="of:=MEDIAN([.$D43];[.$G43];[.$J43];[.$M43];[.$P43];[.$S43];[.$V43];[.$Y43];[.$AB43];[.$AE43];[.$AH43];[.$AK43];[.$AN43];[.$AQ43];[.$AU43];[.$AX43];[.$BA43];[.$BD43];[.$BG43];[.$BJ43];[.$BM43];[.$BP43];[.$BS43];[.$BV43];[.$BY43];[.$CB43];[.$CE43];[.$CH43])" office:value-type="float"/>
          <table:table-cell table:formula="of:=MAX([.$B43];[.$E43];[.$H43];[.$K43];[.$N43];[.$Q43];[.$T43];[.$W43];[.$Z43];[.$AC43];[.$AF43];[.$AI43];[.$AL43];[.$AO43];[.$AR43];[.$AS43];[.$AV43];[.$AY43];[.$BB43];[.$BE43];[.$BH43];[.$BK43];[.$BN43];[.$BQ43];[.$BT43];[.$BW43];[.$BZ43];[.$CC43];[.$CF43])" office:value-type="float"/>
          <table:table-cell table:formula="of:=MAX([.$C43];[.$F43];[.$I43];[.$L43];[.$O43];[.$R43];[.$U43];[.$X43];[.$AA43];[.$AD43];[.$AG43];[.$AJ43];[.$AM43];[.$AP43];[.$AT43];[.$AW43];[.$AZ43];[.$BC43];[.$BF43];[.$BI43];[.$BL43];[.$BO43];[.$BR43];[.$BU43];[.$BX43];[.$CA43];[.$CD43];[.$CG43])" office:value-type="float"/>
          <table:table-cell table:formula="of:=MAX([.$D43];[.$G43];[.$J43];[.$M43];[.$P43];[.$S43];[.$V43];[.$Y43];[.$AB43];[.$AE43];[.$AH43];[.$AK43];[.$AN43];[.$AQ43];[.$AU43];[.$AX43];[.$BA43];[.$BD43];[.$BG43];[.$BJ43];[.$BM43];[.$BP43];[.$BS43];[.$BV43];[.$BY43];[.$CB43];[.$CE43];[.$CH43])" office:value-type="float"/>
        </table:table-row>
        <table:table-row table:style-name="ro1">
          <table:table-cell office:value-type="string">
            <text:p>random/random_s18_a2_c70_h19.lp</text:p>
          </table:table-cell>
          <table:table-cell table:style-name="cellBest" office:value-type="float" office:value="0.0"/>
          <table:table-cell office:value-type="float" office:value="15.0"/>
          <table:table-cell office:value-type="float" office:value="6.0"/>
          <table:table-cell table:style-name="cellBest" office:value-type="float" office:value="0.0"/>
          <table:table-cell office:value-type="float" office:value="14.0"/>
          <table:table-cell table:style-name="cellBest" office:value-type="float" office:value="1.0"/>
          <table:table-cell table:style-name="cellBest" office:value-type="float" office:value="0.0"/>
          <table:table-cell table:style-name="cellBest" office:value-type="float" office:value="11.0"/>
          <table:table-cell table:style-name="cellBest" office:value-type="float" office:value="1.0"/>
          <table:table-cell table:style-name="cellBest" office:value-type="float" office:value="0.0"/>
          <table:table-cell table:style-name="cellBest" office:value-type="float" office:value="11.0"/>
          <table:table-cell table:style-name="cellBest" office:value-type="float" office:value="1.0"/>
          <table:table-cell table:style-name="cellBest" office:value-type="float" office:value="0.0"/>
          <table:table-cell office:value-type="float" office:value="22.0"/>
          <table:table-cell office:value-type="float" office:value="5.0"/>
          <table:table-cell office:value-type="float" office:value="0.01"/>
          <table:table-cell office:value-type="float" office:value="168.0"/>
          <table:table-cell office:value-type="float" office:value="7.0"/>
          <table:table-cell office:value-type="float" office:value="0.01"/>
          <table:table-cell office:value-type="float" office:value="45.0"/>
          <table:table-cell office:value-type="float" office:value="11.0"/>
          <table:table-cell table:style-name="cellBest" office:value-type="float" office:value="0.0"/>
          <table:table-cell office:value-type="float" office:value="22.0"/>
          <table:table-cell office:value-type="float" office:value="5.0"/>
          <table:table-cell office:value-type="float" office:value="1.81"/>
          <table:table-cell office:value-type="float" office:value="61746.0"/>
          <table:table-cell office:value-type="float" office:value="4873.0"/>
          <table:table-cell office:value-type="float" office:value="1.92"/>
          <table:table-cell office:value-type="float" office:value="61746.0"/>
          <table:table-cell office:value-type="float" office:value="4873.0"/>
          <table:table-cell office:value-type="float" office:value="7.43"/>
          <table:table-cell table:style-name="cellWorst" office:value-type="float" office:value="265904.0"/>
          <table:table-cell table:style-name="cellWorst" office:value-type="float" office:value="24280.0"/>
          <table:table-cell office:value-type="float" office:value="5.67"/>
          <table:table-cell office:value-type="float" office:value="112243.0"/>
          <table:table-cell office:value-type="float" office:value="9044.0"/>
          <table:table-cell office:value-type="float" office:value="1.87"/>
          <table:table-cell office:value-type="float" office:value="61746.0"/>
          <table:table-cell office:value-type="float" office:value="4873.0"/>
          <table:table-cell office:value-type="float" office:value="1.93"/>
          <table:table-cell office:value-type="float" office:value="61746.0"/>
          <table:table-cell office:value-type="float" office:value="4873.0"/>
          <table:table-cell table:style-name="cellWorst" office:value-type="float" office:value="1200.0"/>
          <table:table-cell office:value-type="float" office:value="5.46"/>
          <table:table-cell office:value-type="float" office:value="112243.0"/>
          <table:table-cell office:value-type="float" office:value="9044.0"/>
          <table:table-cell office:value-type="float" office:value="0.01"/>
          <table:table-cell office:value-type="float" office:value="288.0"/>
          <table:table-cell office:value-type="float" office:value="8.0"/>
          <table:table-cell office:value-type="float" office:value="0.01"/>
          <table:table-cell office:value-type="float" office:value="288.0"/>
          <table:table-cell office:value-type="float" office:value="8.0"/>
          <table:table-cell office:value-type="float" office:value="0.01"/>
          <table:table-cell office:value-type="float" office:value="288.0"/>
          <table:table-cell office:value-type="float" office:value="8.0"/>
          <table:table-cell office:value-type="float" office:value="0.01"/>
          <table:table-cell office:value-type="float" office:value="288.0"/>
          <table:table-cell office:value-type="float" office:value="8.0"/>
          <table:table-cell office:value-type="float" office:value="0.01"/>
          <table:table-cell office:value-type="float" office:value="124.0"/>
          <table:table-cell office:value-type="float" office:value="8.0"/>
          <table:table-cell office:value-type="float" office:value="0.01"/>
          <table:table-cell office:value-type="float" office:value="98.0"/>
          <table:table-cell office:value-type="float" office:value="7.0"/>
          <table:table-cell office:value-type="float" office:value="0.01"/>
          <table:table-cell office:value-type="float" office:value="98.0"/>
          <table:table-cell office:value-type="float" office:value="7.0"/>
          <table:table-cell office:value-type="float" office:value="0.01"/>
          <table:table-cell office:value-type="float" office:value="45.0"/>
          <table:table-cell office:value-type="float" office:value="7.0"/>
          <table:table-cell office:value-type="float" office:value="0.01"/>
          <table:table-cell office:value-type="float" office:value="285.0"/>
          <table:table-cell office:value-type="float" office:value="8.0"/>
          <table:table-cell office:value-type="float" office:value="0.01"/>
          <table:table-cell office:value-type="float" office:value="168.0"/>
          <table:table-cell office:value-type="float" office:value="7.0"/>
          <table:table-cell office:value-type="float" office:value="0.01"/>
          <table:table-cell office:value-type="float" office:value="168.0"/>
          <table:table-cell office:value-type="float" office:value="7.0"/>
          <table:table-cell office:value-type="float" office:value="0.01"/>
          <table:table-cell office:value-type="float" office:value="22.0"/>
          <table:table-cell office:value-type="float" office:value="5.0"/>
          <table:table-cell office:value-type="float" office:value="0.01"/>
          <table:table-cell office:value-type="float" office:value="286.0"/>
          <table:table-cell office:value-type="float" office:value="8.0"/>
          <table:table-cell table:formula="of:=MIN([.$B44];[.$E44];[.$H44];[.$K44];[.$N44];[.$Q44];[.$T44];[.$W44];[.$Z44];[.$AC44];[.$AF44];[.$AI44];[.$AL44];[.$AO44];[.$AR44];[.$AS44];[.$AV44];[.$AY44];[.$BB44];[.$BE44];[.$BH44];[.$BK44];[.$BN44];[.$BQ44];[.$BT44];[.$BW44];[.$BZ44];[.$CC44];[.$CF44])" office:value-type="float"/>
          <table:table-cell table:formula="of:=MIN([.$C44];[.$F44];[.$I44];[.$L44];[.$O44];[.$R44];[.$U44];[.$X44];[.$AA44];[.$AD44];[.$AG44];[.$AJ44];[.$AM44];[.$AP44];[.$AT44];[.$AW44];[.$AZ44];[.$BC44];[.$BF44];[.$BI44];[.$BL44];[.$BO44];[.$BR44];[.$BU44];[.$BX44];[.$CA44];[.$CD44];[.$CG44])" office:value-type="float"/>
          <table:table-cell table:formula="of:=MIN([.$D44];[.$G44];[.$J44];[.$M44];[.$P44];[.$S44];[.$V44];[.$Y44];[.$AB44];[.$AE44];[.$AH44];[.$AK44];[.$AN44];[.$AQ44];[.$AU44];[.$AX44];[.$BA44];[.$BD44];[.$BG44];[.$BJ44];[.$BM44];[.$BP44];[.$BS44];[.$BV44];[.$BY44];[.$CB44];[.$CE44];[.$CH44])" office:value-type="float"/>
          <table:table-cell table:formula="of:=MEDIAN([.$B44];[.$E44];[.$H44];[.$K44];[.$N44];[.$Q44];[.$T44];[.$W44];[.$Z44];[.$AC44];[.$AF44];[.$AI44];[.$AL44];[.$AO44];[.$AR44];[.$AS44];[.$AV44];[.$AY44];[.$BB44];[.$BE44];[.$BH44];[.$BK44];[.$BN44];[.$BQ44];[.$BT44];[.$BW44];[.$BZ44];[.$CC44];[.$CF44])" office:value-type="float"/>
          <table:table-cell table:formula="of:=MEDIAN([.$C44];[.$F44];[.$I44];[.$L44];[.$O44];[.$R44];[.$U44];[.$X44];[.$AA44];[.$AD44];[.$AG44];[.$AJ44];[.$AM44];[.$AP44];[.$AT44];[.$AW44];[.$AZ44];[.$BC44];[.$BF44];[.$BI44];[.$BL44];[.$BO44];[.$BR44];[.$BU44];[.$BX44];[.$CA44];[.$CD44];[.$CG44])" office:value-type="float"/>
          <table:table-cell table:formula="of:=MEDIAN([.$D44];[.$G44];[.$J44];[.$M44];[.$P44];[.$S44];[.$V44];[.$Y44];[.$AB44];[.$AE44];[.$AH44];[.$AK44];[.$AN44];[.$AQ44];[.$AU44];[.$AX44];[.$BA44];[.$BD44];[.$BG44];[.$BJ44];[.$BM44];[.$BP44];[.$BS44];[.$BV44];[.$BY44];[.$CB44];[.$CE44];[.$CH44])" office:value-type="float"/>
          <table:table-cell table:formula="of:=MAX([.$B44];[.$E44];[.$H44];[.$K44];[.$N44];[.$Q44];[.$T44];[.$W44];[.$Z44];[.$AC44];[.$AF44];[.$AI44];[.$AL44];[.$AO44];[.$AR44];[.$AS44];[.$AV44];[.$AY44];[.$BB44];[.$BE44];[.$BH44];[.$BK44];[.$BN44];[.$BQ44];[.$BT44];[.$BW44];[.$BZ44];[.$CC44];[.$CF44])" office:value-type="float"/>
          <table:table-cell table:formula="of:=MAX([.$C44];[.$F44];[.$I44];[.$L44];[.$O44];[.$R44];[.$U44];[.$X44];[.$AA44];[.$AD44];[.$AG44];[.$AJ44];[.$AM44];[.$AP44];[.$AT44];[.$AW44];[.$AZ44];[.$BC44];[.$BF44];[.$BI44];[.$BL44];[.$BO44];[.$BR44];[.$BU44];[.$BX44];[.$CA44];[.$CD44];[.$CG44])" office:value-type="float"/>
          <table:table-cell table:formula="of:=MAX([.$D44];[.$G44];[.$J44];[.$M44];[.$P44];[.$S44];[.$V44];[.$Y44];[.$AB44];[.$AE44];[.$AH44];[.$AK44];[.$AN44];[.$AQ44];[.$AU44];[.$AX44];[.$BA44];[.$BD44];[.$BG44];[.$BJ44];[.$BM44];[.$BP44];[.$BS44];[.$BV44];[.$BY44];[.$CB44];[.$CE44];[.$CH44])" office:value-type="float"/>
        </table:table-row>
        <table:table-row table:style-name="ro1">
          <table:table-cell office:value-type="string">
            <text:p>random/random_s18_a3_c70_h18.lp</text:p>
          </table:table-cell>
          <table:table-cell table:style-name="cellBest" office:value-type="float" office:value="0.01"/>
          <table:table-cell office:value-type="float" office:value="169.0"/>
          <table:table-cell office:value-type="float" office:value="8.0"/>
          <table:table-cell table:style-name="cellBest" office:value-type="float" office:value="0.01"/>
          <table:table-cell office:value-type="float" office:value="407.0"/>
          <table:table-cell table:style-name="cellBest" office:value-type="float" office:value="3.0"/>
          <table:table-cell office:value-type="float" office:value="0.02"/>
          <table:table-cell office:value-type="float" office:value="186.0"/>
          <table:table-cell office:value-type="float" office:value="8.0"/>
          <table:table-cell office:value-type="float" office:value="0.02"/>
          <table:table-cell office:value-type="float" office:value="186.0"/>
          <table:table-cell office:value-type="float" office:value="8.0"/>
          <table:table-cell table:style-name="cellBest" office:value-type="float" office:value="0.01"/>
          <table:table-cell table:style-name="cellBest" office:value-type="float" office:value="43.0"/>
          <table:table-cell office:value-type="float" office:value="8.0"/>
          <table:table-cell table:style-name="cellBest" office:value-type="float" office:value="0.01"/>
          <table:table-cell office:value-type="float" office:value="957.0"/>
          <table:table-cell office:value-type="float" office:value="5.0"/>
          <table:table-cell table:style-name="cellBest" office:value-type="float" office:value="0.01"/>
          <table:table-cell office:value-type="float" office:value="152.0"/>
          <table:table-cell office:value-type="float" office:value="11.0"/>
          <table:table-cell table:style-name="cellBest" office:value-type="float" office:value="0.01"/>
          <table:table-cell table:style-name="cellBest" office:value-type="float" office:value="43.0"/>
          <table:table-cell office:value-type="float" office:value="8.0"/>
          <table:table-cell office:value-type="float" office:value="0.14"/>
          <table:table-cell table:style-name="cellWorst" office:value-type="float" office:value="6606.0"/>
          <table:table-cell office:value-type="float" office:value="7.0"/>
          <table:table-cell office:value-type="float" office:value="0.12"/>
          <table:table-cell table:style-name="cellWorst" office:value-type="float" office:value="6606.0"/>
          <table:table-cell office:value-type="float" office:value="7.0"/>
          <table:table-cell office:value-type="float" office:value="0.14"/>
          <table:table-cell table:style-name="cellWorst" office:value-type="float" office:value="6606.0"/>
          <table:table-cell office:value-type="float" office:value="7.0"/>
          <table:table-cell office:value-type="float" office:value="0.16"/>
          <table:table-cell table:style-name="cellWorst" office:value-type="float" office:value="6606.0"/>
          <table:table-cell office:value-type="float" office:value="7.0"/>
          <table:table-cell office:value-type="float" office:value="0.14"/>
          <table:table-cell table:style-name="cellWorst" office:value-type="float" office:value="6606.0"/>
          <table:table-cell office:value-type="float" office:value="7.0"/>
          <table:table-cell office:value-type="float" office:value="0.17"/>
          <table:table-cell table:style-name="cellWorst" office:value-type="float" office:value="6606.0"/>
          <table:table-cell office:value-type="float" office:value="7.0"/>
          <table:table-cell table:style-name="cellWorst" office:value-type="float" office:value="1200.0"/>
          <table:table-cell office:value-type="float" office:value="0.14"/>
          <table:table-cell table:style-name="cellWorst" office:value-type="float" office:value="6606.0"/>
          <table:table-cell office:value-type="float" office:value="7.0"/>
          <table:table-cell table:style-name="cellBest" office:value-type="float" office:value="0.01"/>
          <table:table-cell office:value-type="float" office:value="240.0"/>
          <table:table-cell office:value-type="float" office:value="8.0"/>
          <table:table-cell office:value-type="float" office:value="0.02"/>
          <table:table-cell office:value-type="float" office:value="240.0"/>
          <table:table-cell office:value-type="float" office:value="8.0"/>
          <table:table-cell office:value-type="float" office:value="0.02"/>
          <table:table-cell office:value-type="float" office:value="240.0"/>
          <table:table-cell office:value-type="float" office:value="8.0"/>
          <table:table-cell office:value-type="float" office:value="0.02"/>
          <table:table-cell office:value-type="float" office:value="240.0"/>
          <table:table-cell office:value-type="float" office:value="8.0"/>
          <table:table-cell office:value-type="float" office:value="0.02"/>
          <table:table-cell office:value-type="float" office:value="269.0"/>
          <table:table-cell office:value-type="float" office:value="8.0"/>
          <table:table-cell table:style-name="cellBest" office:value-type="float" office:value="0.01"/>
          <table:table-cell office:value-type="float" office:value="1019.0"/>
          <table:table-cell office:value-type="float" office:value="4.0"/>
          <table:table-cell table:style-name="cellBest" office:value-type="float" office:value="0.01"/>
          <table:table-cell office:value-type="float" office:value="1045.0"/>
          <table:table-cell office:value-type="float" office:value="4.0"/>
          <table:table-cell office:value-type="float" office:value="0.05"/>
          <table:table-cell office:value-type="float" office:value="553.0"/>
          <table:table-cell table:style-name="cellWorst" office:value-type="float" office:value="28.0"/>
          <table:table-cell table:style-name="cellBest" office:value-type="float" office:value="0.01"/>
          <table:table-cell office:value-type="float" office:value="197.0"/>
          <table:table-cell office:value-type="float" office:value="7.0"/>
          <table:table-cell table:style-name="cellBest" office:value-type="float" office:value="0.01"/>
          <table:table-cell office:value-type="float" office:value="957.0"/>
          <table:table-cell office:value-type="float" office:value="5.0"/>
          <table:table-cell table:style-name="cellBest" office:value-type="float" office:value="0.01"/>
          <table:table-cell office:value-type="float" office:value="957.0"/>
          <table:table-cell office:value-type="float" office:value="5.0"/>
          <table:table-cell table:style-name="cellBest" office:value-type="float" office:value="0.01"/>
          <table:table-cell table:style-name="cellBest" office:value-type="float" office:value="43.0"/>
          <table:table-cell office:value-type="float" office:value="8.0"/>
          <table:table-cell table:style-name="cellBest" office:value-type="float" office:value="0.01"/>
          <table:table-cell office:value-type="float" office:value="237.0"/>
          <table:table-cell office:value-type="float" office:value="7.0"/>
          <table:table-cell table:formula="of:=MIN([.$B45];[.$E45];[.$H45];[.$K45];[.$N45];[.$Q45];[.$T45];[.$W45];[.$Z45];[.$AC45];[.$AF45];[.$AI45];[.$AL45];[.$AO45];[.$AR45];[.$AS45];[.$AV45];[.$AY45];[.$BB45];[.$BE45];[.$BH45];[.$BK45];[.$BN45];[.$BQ45];[.$BT45];[.$BW45];[.$BZ45];[.$CC45];[.$CF45])" office:value-type="float"/>
          <table:table-cell table:formula="of:=MIN([.$C45];[.$F45];[.$I45];[.$L45];[.$O45];[.$R45];[.$U45];[.$X45];[.$AA45];[.$AD45];[.$AG45];[.$AJ45];[.$AM45];[.$AP45];[.$AT45];[.$AW45];[.$AZ45];[.$BC45];[.$BF45];[.$BI45];[.$BL45];[.$BO45];[.$BR45];[.$BU45];[.$BX45];[.$CA45];[.$CD45];[.$CG45])" office:value-type="float"/>
          <table:table-cell table:formula="of:=MIN([.$D45];[.$G45];[.$J45];[.$M45];[.$P45];[.$S45];[.$V45];[.$Y45];[.$AB45];[.$AE45];[.$AH45];[.$AK45];[.$AN45];[.$AQ45];[.$AU45];[.$AX45];[.$BA45];[.$BD45];[.$BG45];[.$BJ45];[.$BM45];[.$BP45];[.$BS45];[.$BV45];[.$BY45];[.$CB45];[.$CE45];[.$CH45])" office:value-type="float"/>
          <table:table-cell table:formula="of:=MEDIAN([.$B45];[.$E45];[.$H45];[.$K45];[.$N45];[.$Q45];[.$T45];[.$W45];[.$Z45];[.$AC45];[.$AF45];[.$AI45];[.$AL45];[.$AO45];[.$AR45];[.$AS45];[.$AV45];[.$AY45];[.$BB45];[.$BE45];[.$BH45];[.$BK45];[.$BN45];[.$BQ45];[.$BT45];[.$BW45];[.$BZ45];[.$CC45];[.$CF45])" office:value-type="float"/>
          <table:table-cell table:formula="of:=MEDIAN([.$C45];[.$F45];[.$I45];[.$L45];[.$O45];[.$R45];[.$U45];[.$X45];[.$AA45];[.$AD45];[.$AG45];[.$AJ45];[.$AM45];[.$AP45];[.$AT45];[.$AW45];[.$AZ45];[.$BC45];[.$BF45];[.$BI45];[.$BL45];[.$BO45];[.$BR45];[.$BU45];[.$BX45];[.$CA45];[.$CD45];[.$CG45])" office:value-type="float"/>
          <table:table-cell table:formula="of:=MEDIAN([.$D45];[.$G45];[.$J45];[.$M45];[.$P45];[.$S45];[.$V45];[.$Y45];[.$AB45];[.$AE45];[.$AH45];[.$AK45];[.$AN45];[.$AQ45];[.$AU45];[.$AX45];[.$BA45];[.$BD45];[.$BG45];[.$BJ45];[.$BM45];[.$BP45];[.$BS45];[.$BV45];[.$BY45];[.$CB45];[.$CE45];[.$CH45])" office:value-type="float"/>
          <table:table-cell table:formula="of:=MAX([.$B45];[.$E45];[.$H45];[.$K45];[.$N45];[.$Q45];[.$T45];[.$W45];[.$Z45];[.$AC45];[.$AF45];[.$AI45];[.$AL45];[.$AO45];[.$AR45];[.$AS45];[.$AV45];[.$AY45];[.$BB45];[.$BE45];[.$BH45];[.$BK45];[.$BN45];[.$BQ45];[.$BT45];[.$BW45];[.$BZ45];[.$CC45];[.$CF45])" office:value-type="float"/>
          <table:table-cell table:formula="of:=MAX([.$C45];[.$F45];[.$I45];[.$L45];[.$O45];[.$R45];[.$U45];[.$X45];[.$AA45];[.$AD45];[.$AG45];[.$AJ45];[.$AM45];[.$AP45];[.$AT45];[.$AW45];[.$AZ45];[.$BC45];[.$BF45];[.$BI45];[.$BL45];[.$BO45];[.$BR45];[.$BU45];[.$BX45];[.$CA45];[.$CD45];[.$CG45])" office:value-type="float"/>
          <table:table-cell table:formula="of:=MAX([.$D45];[.$G45];[.$J45];[.$M45];[.$P45];[.$S45];[.$V45];[.$Y45];[.$AB45];[.$AE45];[.$AH45];[.$AK45];[.$AN45];[.$AQ45];[.$AU45];[.$AX45];[.$BA45];[.$BD45];[.$BG45];[.$BJ45];[.$BM45];[.$BP45];[.$BS45];[.$BV45];[.$BY45];[.$CB45];[.$CE45];[.$CH45])" office:value-type="float"/>
        </table:table-row>
        <table:table-row table:style-name="ro1">
          <table:table-cell office:value-type="string">
            <text:p>random/random_s19_a2_c70_h32.lp</text:p>
          </table:table-cell>
          <table:table-cell table:style-name="cellBest" office:value-type="float" office:value="0.01"/>
          <table:table-cell office:value-type="float" office:value="88.0"/>
          <table:table-cell office:value-type="float" office:value="15.0"/>
          <table:table-cell table:style-name="cellBest" office:value-type="float" office:value="0.01"/>
          <table:table-cell office:value-type="float" office:value="102.0"/>
          <table:table-cell office:value-type="float" office:value="5.0"/>
          <table:table-cell table:style-name="cellBest" office:value-type="float" office:value="0.01"/>
          <table:table-cell table:style-name="cellBest" office:value-type="float" office:value="24.0"/>
          <table:table-cell table:style-name="cellBest" office:value-type="float" office:value="1.0"/>
          <table:table-cell table:style-name="cellBest" office:value-type="float" office:value="0.01"/>
          <table:table-cell table:style-name="cellBest" office:value-type="float" office:value="24.0"/>
          <table:table-cell table:style-name="cellBest" office:value-type="float" office:value="1.0"/>
          <table:table-cell table:style-name="cellBest" office:value-type="float" office:value="0.01"/>
          <table:table-cell office:value-type="float" office:value="41.0"/>
          <table:table-cell office:value-type="float" office:value="6.0"/>
          <table:table-cell office:value-type="float" office:value="0.02"/>
          <table:table-cell office:value-type="float" office:value="504.0"/>
          <table:table-cell office:value-type="float" office:value="9.0"/>
          <table:table-cell table:style-name="cellBest" office:value-type="float" office:value="0.01"/>
          <table:table-cell office:value-type="float" office:value="93.0"/>
          <table:table-cell table:style-name="cellWorst" office:value-type="float" office:value="23.0"/>
          <table:table-cell office:value-type="float" office:value="0.02"/>
          <table:table-cell office:value-type="float" office:value="41.0"/>
          <table:table-cell office:value-type="float" office:value="6.0"/>
          <table:table-cell office:value-type="float" office:value="0.33"/>
          <table:table-cell office:value-type="float" office:value="7849.0"/>
          <table:table-cell office:value-type="float" office:value="22.0"/>
          <table:table-cell office:value-type="float" office:value="0.25"/>
          <table:table-cell table:style-name="cellWorst" office:value-type="float" office:value="8092.0"/>
          <table:table-cell office:value-type="float" office:value="18.0"/>
          <table:table-cell office:value-type="float" office:value="0.23"/>
          <table:table-cell table:style-name="cellWorst" office:value-type="float" office:value="8092.0"/>
          <table:table-cell office:value-type="float" office:value="18.0"/>
          <table:table-cell office:value-type="float" office:value="0.24"/>
          <table:table-cell office:value-type="float" office:value="7852.0"/>
          <table:table-cell table:style-name="cellWorst" office:value-type="float" office:value="23.0"/>
          <table:table-cell office:value-type="float" office:value="0.36"/>
          <table:table-cell office:value-type="float" office:value="7849.0"/>
          <table:table-cell office:value-type="float" office:value="22.0"/>
          <table:table-cell office:value-type="float" office:value="0.39"/>
          <table:table-cell table:style-name="cellWorst" office:value-type="float" office:value="8092.0"/>
          <table:table-cell office:value-type="float" office:value="18.0"/>
          <table:table-cell table:style-name="cellWorst" office:value-type="float" office:value="1200.0"/>
          <table:table-cell office:value-type="float" office:value="0.31"/>
          <table:table-cell office:value-type="float" office:value="7852.0"/>
          <table:table-cell table:style-name="cellWorst" office:value-type="float" office:value="23.0"/>
          <table:table-cell office:value-type="float" office:value="0.02"/>
          <table:table-cell office:value-type="float" office:value="356.0"/>
          <table:table-cell office:value-type="float" office:value="20.0"/>
          <table:table-cell office:value-type="float" office:value="0.02"/>
          <table:table-cell office:value-type="float" office:value="356.0"/>
          <table:table-cell office:value-type="float" office:value="20.0"/>
          <table:table-cell office:value-type="float" office:value="0.02"/>
          <table:table-cell office:value-type="float" office:value="356.0"/>
          <table:table-cell office:value-type="float" office:value="20.0"/>
          <table:table-cell office:value-type="float" office:value="0.02"/>
          <table:table-cell office:value-type="float" office:value="356.0"/>
          <table:table-cell office:value-type="float" office:value="20.0"/>
          <table:table-cell table:style-name="cellBest" office:value-type="float" office:value="0.01"/>
          <table:table-cell office:value-type="float" office:value="665.0"/>
          <table:table-cell office:value-type="float" office:value="15.0"/>
          <table:table-cell office:value-type="float" office:value="0.02"/>
          <table:table-cell office:value-type="float" office:value="872.0"/>
          <table:table-cell office:value-type="float" office:value="5.0"/>
          <table:table-cell office:value-type="float" office:value="0.02"/>
          <table:table-cell office:value-type="float" office:value="872.0"/>
          <table:table-cell office:value-type="float" office:value="5.0"/>
          <table:table-cell office:value-type="float" office:value="0.02"/>
          <table:table-cell office:value-type="float" office:value="82.0"/>
          <table:table-cell office:value-type="float" office:value="13.0"/>
          <table:table-cell table:style-name="cellBest" office:value-type="float" office:value="0.01"/>
          <table:table-cell office:value-type="float" office:value="378.0"/>
          <table:table-cell table:style-name="cellWorst" office:value-type="float" office:value="23.0"/>
          <table:table-cell office:value-type="float" office:value="0.02"/>
          <table:table-cell office:value-type="float" office:value="504.0"/>
          <table:table-cell office:value-type="float" office:value="9.0"/>
          <table:table-cell office:value-type="float" office:value="0.02"/>
          <table:table-cell office:value-type="float" office:value="504.0"/>
          <table:table-cell office:value-type="float" office:value="9.0"/>
          <table:table-cell office:value-type="float" office:value="0.02"/>
          <table:table-cell office:value-type="float" office:value="41.0"/>
          <table:table-cell office:value-type="float" office:value="6.0"/>
          <table:table-cell table:style-name="cellBest" office:value-type="float" office:value="0.01"/>
          <table:table-cell office:value-type="float" office:value="363.0"/>
          <table:table-cell office:value-type="float" office:value="21.0"/>
          <table:table-cell table:formula="of:=MIN([.$B46];[.$E46];[.$H46];[.$K46];[.$N46];[.$Q46];[.$T46];[.$W46];[.$Z46];[.$AC46];[.$AF46];[.$AI46];[.$AL46];[.$AO46];[.$AR46];[.$AS46];[.$AV46];[.$AY46];[.$BB46];[.$BE46];[.$BH46];[.$BK46];[.$BN46];[.$BQ46];[.$BT46];[.$BW46];[.$BZ46];[.$CC46];[.$CF46])" office:value-type="float"/>
          <table:table-cell table:formula="of:=MIN([.$C46];[.$F46];[.$I46];[.$L46];[.$O46];[.$R46];[.$U46];[.$X46];[.$AA46];[.$AD46];[.$AG46];[.$AJ46];[.$AM46];[.$AP46];[.$AT46];[.$AW46];[.$AZ46];[.$BC46];[.$BF46];[.$BI46];[.$BL46];[.$BO46];[.$BR46];[.$BU46];[.$BX46];[.$CA46];[.$CD46];[.$CG46])" office:value-type="float"/>
          <table:table-cell table:formula="of:=MIN([.$D46];[.$G46];[.$J46];[.$M46];[.$P46];[.$S46];[.$V46];[.$Y46];[.$AB46];[.$AE46];[.$AH46];[.$AK46];[.$AN46];[.$AQ46];[.$AU46];[.$AX46];[.$BA46];[.$BD46];[.$BG46];[.$BJ46];[.$BM46];[.$BP46];[.$BS46];[.$BV46];[.$BY46];[.$CB46];[.$CE46];[.$CH46])" office:value-type="float"/>
          <table:table-cell table:formula="of:=MEDIAN([.$B46];[.$E46];[.$H46];[.$K46];[.$N46];[.$Q46];[.$T46];[.$W46];[.$Z46];[.$AC46];[.$AF46];[.$AI46];[.$AL46];[.$AO46];[.$AR46];[.$AS46];[.$AV46];[.$AY46];[.$BB46];[.$BE46];[.$BH46];[.$BK46];[.$BN46];[.$BQ46];[.$BT46];[.$BW46];[.$BZ46];[.$CC46];[.$CF46])" office:value-type="float"/>
          <table:table-cell table:formula="of:=MEDIAN([.$C46];[.$F46];[.$I46];[.$L46];[.$O46];[.$R46];[.$U46];[.$X46];[.$AA46];[.$AD46];[.$AG46];[.$AJ46];[.$AM46];[.$AP46];[.$AT46];[.$AW46];[.$AZ46];[.$BC46];[.$BF46];[.$BI46];[.$BL46];[.$BO46];[.$BR46];[.$BU46];[.$BX46];[.$CA46];[.$CD46];[.$CG46])" office:value-type="float"/>
          <table:table-cell table:formula="of:=MEDIAN([.$D46];[.$G46];[.$J46];[.$M46];[.$P46];[.$S46];[.$V46];[.$Y46];[.$AB46];[.$AE46];[.$AH46];[.$AK46];[.$AN46];[.$AQ46];[.$AU46];[.$AX46];[.$BA46];[.$BD46];[.$BG46];[.$BJ46];[.$BM46];[.$BP46];[.$BS46];[.$BV46];[.$BY46];[.$CB46];[.$CE46];[.$CH46])" office:value-type="float"/>
          <table:table-cell table:formula="of:=MAX([.$B46];[.$E46];[.$H46];[.$K46];[.$N46];[.$Q46];[.$T46];[.$W46];[.$Z46];[.$AC46];[.$AF46];[.$AI46];[.$AL46];[.$AO46];[.$AR46];[.$AS46];[.$AV46];[.$AY46];[.$BB46];[.$BE46];[.$BH46];[.$BK46];[.$BN46];[.$BQ46];[.$BT46];[.$BW46];[.$BZ46];[.$CC46];[.$CF46])" office:value-type="float"/>
          <table:table-cell table:formula="of:=MAX([.$C46];[.$F46];[.$I46];[.$L46];[.$O46];[.$R46];[.$U46];[.$X46];[.$AA46];[.$AD46];[.$AG46];[.$AJ46];[.$AM46];[.$AP46];[.$AT46];[.$AW46];[.$AZ46];[.$BC46];[.$BF46];[.$BI46];[.$BL46];[.$BO46];[.$BR46];[.$BU46];[.$BX46];[.$CA46];[.$CD46];[.$CG46])" office:value-type="float"/>
          <table:table-cell table:formula="of:=MAX([.$D46];[.$G46];[.$J46];[.$M46];[.$P46];[.$S46];[.$V46];[.$Y46];[.$AB46];[.$AE46];[.$AH46];[.$AK46];[.$AN46];[.$AQ46];[.$AU46];[.$AX46];[.$BA46];[.$BD46];[.$BG46];[.$BJ46];[.$BM46];[.$BP46];[.$BS46];[.$BV46];[.$BY46];[.$CB46];[.$CE46];[.$CH46])" office:value-type="float"/>
        </table:table-row>
        <table:table-row table:style-name="ro1">
          <table:table-cell office:value-type="string">
            <text:p>random/random_s20_a2_c70_h27.lp</text:p>
          </table:table-cell>
          <table:table-cell table:style-name="cellBest" office:value-type="float" office:value="0.01"/>
          <table:table-cell office:value-type="float" office:value="91.0"/>
          <table:table-cell office:value-type="float" office:value="4.0"/>
          <table:table-cell table:style-name="cellBest" office:value-type="float" office:value="0.01"/>
          <table:table-cell office:value-type="float" office:value="662.0"/>
          <table:table-cell table:style-name="cellBest" office:value-type="float" office:value="3.0"/>
          <table:table-cell table:style-name="cellBest" office:value-type="float" office:value="0.01"/>
          <table:table-cell office:value-type="float" office:value="85.0"/>
          <table:table-cell office:value-type="float" office:value="4.0"/>
          <table:table-cell table:style-name="cellBest" office:value-type="float" office:value="0.01"/>
          <table:table-cell office:value-type="float" office:value="85.0"/>
          <table:table-cell office:value-type="float" office:value="4.0"/>
          <table:table-cell table:style-name="cellBest" office:value-type="float" office:value="0.01"/>
          <table:table-cell table:style-name="cellBest" office:value-type="float" office:value="51.0"/>
          <table:table-cell table:style-name="cellWorst" office:value-type="float" office:value="14.0"/>
          <table:table-cell table:style-name="cellBest" office:value-type="float" office:value="0.01"/>
          <table:table-cell office:value-type="float" office:value="1574.0"/>
          <table:table-cell office:value-type="float" office:value="6.0"/>
          <table:table-cell table:style-name="cellBest" office:value-type="float" office:value="0.01"/>
          <table:table-cell office:value-type="float" office:value="112.0"/>
          <table:table-cell office:value-type="float" office:value="8.0"/>
          <table:table-cell table:style-name="cellBest" office:value-type="float" office:value="0.01"/>
          <table:table-cell table:style-name="cellBest" office:value-type="float" office:value="51.0"/>
          <table:table-cell table:style-name="cellWorst" office:value-type="float" office:value="14.0"/>
          <table:table-cell office:value-type="float" office:value="0.22"/>
          <table:table-cell table:style-name="cellWorst" office:value-type="float" office:value="8146.0"/>
          <table:table-cell office:value-type="float" office:value="5.0"/>
          <table:table-cell office:value-type="float" office:value="0.2"/>
          <table:table-cell table:style-name="cellWorst" office:value-type="float" office:value="8146.0"/>
          <table:table-cell office:value-type="float" office:value="5.0"/>
          <table:table-cell office:value-type="float" office:value="0.18"/>
          <table:table-cell table:style-name="cellWorst" office:value-type="float" office:value="8146.0"/>
          <table:table-cell office:value-type="float" office:value="5.0"/>
          <table:table-cell office:value-type="float" office:value="0.23"/>
          <table:table-cell table:style-name="cellWorst" office:value-type="float" office:value="8146.0"/>
          <table:table-cell office:value-type="float" office:value="5.0"/>
          <table:table-cell office:value-type="float" office:value="0.26"/>
          <table:table-cell table:style-name="cellWorst" office:value-type="float" office:value="8146.0"/>
          <table:table-cell office:value-type="float" office:value="5.0"/>
          <table:table-cell office:value-type="float" office:value="0.25"/>
          <table:table-cell table:style-name="cellWorst" office:value-type="float" office:value="8146.0"/>
          <table:table-cell office:value-type="float" office:value="5.0"/>
          <table:table-cell table:style-name="cellWorst" office:value-type="float" office:value="1200.0"/>
          <table:table-cell office:value-type="float" office:value="0.25"/>
          <table:table-cell table:style-name="cellWorst" office:value-type="float" office:value="8146.0"/>
          <table:table-cell office:value-type="float" office:value="5.0"/>
          <table:table-cell office:value-type="float" office:value="0.02"/>
          <table:table-cell office:value-type="float" office:value="159.0"/>
          <table:table-cell office:value-type="float" office:value="5.0"/>
          <table:table-cell office:value-type="float" office:value="0.02"/>
          <table:table-cell office:value-type="float" office:value="159.0"/>
          <table:table-cell office:value-type="float" office:value="5.0"/>
          <table:table-cell office:value-type="float" office:value="0.02"/>
          <table:table-cell office:value-type="float" office:value="159.0"/>
          <table:table-cell office:value-type="float" office:value="5.0"/>
          <table:table-cell office:value-type="float" office:value="0.02"/>
          <table:table-cell office:value-type="float" office:value="159.0"/>
          <table:table-cell office:value-type="float" office:value="5.0"/>
          <table:table-cell table:style-name="cellBest" office:value-type="float" office:value="0.01"/>
          <table:table-cell office:value-type="float" office:value="154.0"/>
          <table:table-cell office:value-type="float" office:value="4.0"/>
          <table:table-cell office:value-type="float" office:value="0.02"/>
          <table:table-cell office:value-type="float" office:value="515.0"/>
          <table:table-cell office:value-type="float" office:value="4.0"/>
          <table:table-cell office:value-type="float" office:value="0.02"/>
          <table:table-cell office:value-type="float" office:value="515.0"/>
          <table:table-cell office:value-type="float" office:value="4.0"/>
          <table:table-cell office:value-type="float" office:value="0.02"/>
          <table:table-cell office:value-type="float" office:value="114.0"/>
          <table:table-cell table:style-name="cellBest" office:value-type="float" office:value="3.0"/>
          <table:table-cell table:style-name="cellBest" office:value-type="float" office:value="0.01"/>
          <table:table-cell office:value-type="float" office:value="159.0"/>
          <table:table-cell office:value-type="float" office:value="5.0"/>
          <table:table-cell table:style-name="cellBest" office:value-type="float" office:value="0.01"/>
          <table:table-cell office:value-type="float" office:value="1574.0"/>
          <table:table-cell office:value-type="float" office:value="6.0"/>
          <table:table-cell table:style-name="cellBest" office:value-type="float" office:value="0.01"/>
          <table:table-cell office:value-type="float" office:value="1574.0"/>
          <table:table-cell office:value-type="float" office:value="6.0"/>
          <table:table-cell table:style-name="cellBest" office:value-type="float" office:value="0.01"/>
          <table:table-cell table:style-name="cellBest" office:value-type="float" office:value="51.0"/>
          <table:table-cell table:style-name="cellWorst" office:value-type="float" office:value="14.0"/>
          <table:table-cell table:style-name="cellBest" office:value-type="float" office:value="0.01"/>
          <table:table-cell office:value-type="float" office:value="159.0"/>
          <table:table-cell office:value-type="float" office:value="5.0"/>
          <table:table-cell table:formula="of:=MIN([.$B47];[.$E47];[.$H47];[.$K47];[.$N47];[.$Q47];[.$T47];[.$W47];[.$Z47];[.$AC47];[.$AF47];[.$AI47];[.$AL47];[.$AO47];[.$AR47];[.$AS47];[.$AV47];[.$AY47];[.$BB47];[.$BE47];[.$BH47];[.$BK47];[.$BN47];[.$BQ47];[.$BT47];[.$BW47];[.$BZ47];[.$CC47];[.$CF47])" office:value-type="float"/>
          <table:table-cell table:formula="of:=MIN([.$C47];[.$F47];[.$I47];[.$L47];[.$O47];[.$R47];[.$U47];[.$X47];[.$AA47];[.$AD47];[.$AG47];[.$AJ47];[.$AM47];[.$AP47];[.$AT47];[.$AW47];[.$AZ47];[.$BC47];[.$BF47];[.$BI47];[.$BL47];[.$BO47];[.$BR47];[.$BU47];[.$BX47];[.$CA47];[.$CD47];[.$CG47])" office:value-type="float"/>
          <table:table-cell table:formula="of:=MIN([.$D47];[.$G47];[.$J47];[.$M47];[.$P47];[.$S47];[.$V47];[.$Y47];[.$AB47];[.$AE47];[.$AH47];[.$AK47];[.$AN47];[.$AQ47];[.$AU47];[.$AX47];[.$BA47];[.$BD47];[.$BG47];[.$BJ47];[.$BM47];[.$BP47];[.$BS47];[.$BV47];[.$BY47];[.$CB47];[.$CE47];[.$CH47])" office:value-type="float"/>
          <table:table-cell table:formula="of:=MEDIAN([.$B47];[.$E47];[.$H47];[.$K47];[.$N47];[.$Q47];[.$T47];[.$W47];[.$Z47];[.$AC47];[.$AF47];[.$AI47];[.$AL47];[.$AO47];[.$AR47];[.$AS47];[.$AV47];[.$AY47];[.$BB47];[.$BE47];[.$BH47];[.$BK47];[.$BN47];[.$BQ47];[.$BT47];[.$BW47];[.$BZ47];[.$CC47];[.$CF47])" office:value-type="float"/>
          <table:table-cell table:formula="of:=MEDIAN([.$C47];[.$F47];[.$I47];[.$L47];[.$O47];[.$R47];[.$U47];[.$X47];[.$AA47];[.$AD47];[.$AG47];[.$AJ47];[.$AM47];[.$AP47];[.$AT47];[.$AW47];[.$AZ47];[.$BC47];[.$BF47];[.$BI47];[.$BL47];[.$BO47];[.$BR47];[.$BU47];[.$BX47];[.$CA47];[.$CD47];[.$CG47])" office:value-type="float"/>
          <table:table-cell table:formula="of:=MEDIAN([.$D47];[.$G47];[.$J47];[.$M47];[.$P47];[.$S47];[.$V47];[.$Y47];[.$AB47];[.$AE47];[.$AH47];[.$AK47];[.$AN47];[.$AQ47];[.$AU47];[.$AX47];[.$BA47];[.$BD47];[.$BG47];[.$BJ47];[.$BM47];[.$BP47];[.$BS47];[.$BV47];[.$BY47];[.$CB47];[.$CE47];[.$CH47])" office:value-type="float"/>
          <table:table-cell table:formula="of:=MAX([.$B47];[.$E47];[.$H47];[.$K47];[.$N47];[.$Q47];[.$T47];[.$W47];[.$Z47];[.$AC47];[.$AF47];[.$AI47];[.$AL47];[.$AO47];[.$AR47];[.$AS47];[.$AV47];[.$AY47];[.$BB47];[.$BE47];[.$BH47];[.$BK47];[.$BN47];[.$BQ47];[.$BT47];[.$BW47];[.$BZ47];[.$CC47];[.$CF47])" office:value-type="float"/>
          <table:table-cell table:formula="of:=MAX([.$C47];[.$F47];[.$I47];[.$L47];[.$O47];[.$R47];[.$U47];[.$X47];[.$AA47];[.$AD47];[.$AG47];[.$AJ47];[.$AM47];[.$AP47];[.$AT47];[.$AW47];[.$AZ47];[.$BC47];[.$BF47];[.$BI47];[.$BL47];[.$BO47];[.$BR47];[.$BU47];[.$BX47];[.$CA47];[.$CD47];[.$CG47])" office:value-type="float"/>
          <table:table-cell table:formula="of:=MAX([.$D47];[.$G47];[.$J47];[.$M47];[.$P47];[.$S47];[.$V47];[.$Y47];[.$AB47];[.$AE47];[.$AH47];[.$AK47];[.$AN47];[.$AQ47];[.$AU47];[.$AX47];[.$BA47];[.$BD47];[.$BG47];[.$BJ47];[.$BM47];[.$BP47];[.$BS47];[.$BV47];[.$BY47];[.$CB47];[.$CE47];[.$CH47])" office:value-type="float"/>
        </table:table-row>
        <table:table-row table:style-name="ro1">
          <table:table-cell office:value-type="string">
            <text:p>random/random_s20_a3_c70_h20.lp</text:p>
          </table:table-cell>
          <table:table-cell table:style-name="cellBest" office:value-type="float" office:value="0.01"/>
          <table:table-cell office:value-type="float" office:value="158.0"/>
          <table:table-cell office:value-type="float" office:value="5.0"/>
          <table:table-cell table:style-name="cellBest" office:value-type="float" office:value="0.01"/>
          <table:table-cell office:value-type="float" office:value="361.0"/>
          <table:table-cell table:style-name="cellBest" office:value-type="float" office:value="2.0"/>
          <table:table-cell office:value-type="float" office:value="0.02"/>
          <table:table-cell office:value-type="float" office:value="231.0"/>
          <table:table-cell office:value-type="float" office:value="5.0"/>
          <table:table-cell office:value-type="float" office:value="0.02"/>
          <table:table-cell office:value-type="float" office:value="231.0"/>
          <table:table-cell office:value-type="float" office:value="5.0"/>
          <table:table-cell office:value-type="float" office:value="0.02"/>
          <table:table-cell table:style-name="cellBest" office:value-type="float" office:value="141.0"/>
          <table:table-cell table:style-name="cellWorst" office:value-type="float" office:value="23.0"/>
          <table:table-cell table:style-name="cellBest" office:value-type="float" office:value="0.01"/>
          <table:table-cell office:value-type="float" office:value="896.0"/>
          <table:table-cell office:value-type="float" office:value="4.0"/>
          <table:table-cell office:value-type="float" office:value="0.02"/>
          <table:table-cell office:value-type="float" office:value="167.0"/>
          <table:table-cell office:value-type="float" office:value="12.0"/>
          <table:table-cell office:value-type="float" office:value="0.02"/>
          <table:table-cell table:style-name="cellBest" office:value-type="float" office:value="141.0"/>
          <table:table-cell table:style-name="cellWorst" office:value-type="float" office:value="23.0"/>
          <table:table-cell office:value-type="float" office:value="0.22"/>
          <table:table-cell table:style-name="cellWorst" office:value-type="float" office:value="8344.0"/>
          <table:table-cell office:value-type="float" office:value="9.0"/>
          <table:table-cell office:value-type="float" office:value="0.24"/>
          <table:table-cell table:style-name="cellWorst" office:value-type="float" office:value="8344.0"/>
          <table:table-cell office:value-type="float" office:value="9.0"/>
          <table:table-cell office:value-type="float" office:value="0.24"/>
          <table:table-cell table:style-name="cellWorst" office:value-type="float" office:value="8344.0"/>
          <table:table-cell office:value-type="float" office:value="9.0"/>
          <table:table-cell office:value-type="float" office:value="0.28"/>
          <table:table-cell table:style-name="cellWorst" office:value-type="float" office:value="8344.0"/>
          <table:table-cell office:value-type="float" office:value="9.0"/>
          <table:table-cell office:value-type="float" office:value="0.27"/>
          <table:table-cell table:style-name="cellWorst" office:value-type="float" office:value="8344.0"/>
          <table:table-cell office:value-type="float" office:value="9.0"/>
          <table:table-cell office:value-type="float" office:value="0.27"/>
          <table:table-cell table:style-name="cellWorst" office:value-type="float" office:value="8344.0"/>
          <table:table-cell office:value-type="float" office:value="9.0"/>
          <table:table-cell table:style-name="cellWorst" office:value-type="float" office:value="1200.0"/>
          <table:table-cell office:value-type="float" office:value="0.27"/>
          <table:table-cell table:style-name="cellWorst" office:value-type="float" office:value="8344.0"/>
          <table:table-cell office:value-type="float" office:value="9.0"/>
          <table:table-cell office:value-type="float" office:value="0.02"/>
          <table:table-cell office:value-type="float" office:value="214.0"/>
          <table:table-cell office:value-type="float" office:value="8.0"/>
          <table:table-cell office:value-type="float" office:value="0.02"/>
          <table:table-cell office:value-type="float" office:value="214.0"/>
          <table:table-cell office:value-type="float" office:value="8.0"/>
          <table:table-cell office:value-type="float" office:value="0.02"/>
          <table:table-cell office:value-type="float" office:value="214.0"/>
          <table:table-cell office:value-type="float" office:value="8.0"/>
          <table:table-cell office:value-type="float" office:value="0.02"/>
          <table:table-cell office:value-type="float" office:value="214.0"/>
          <table:table-cell office:value-type="float" office:value="8.0"/>
          <table:table-cell table:style-name="cellBest" office:value-type="float" office:value="0.01"/>
          <table:table-cell office:value-type="float" office:value="212.0"/>
          <table:table-cell office:value-type="float" office:value="5.0"/>
          <table:table-cell office:value-type="float" office:value="0.02"/>
          <table:table-cell office:value-type="float" office:value="1109.0"/>
          <table:table-cell office:value-type="float" office:value="5.0"/>
          <table:table-cell office:value-type="float" office:value="0.02"/>
          <table:table-cell office:value-type="float" office:value="1105.0"/>
          <table:table-cell office:value-type="float" office:value="5.0"/>
          <table:table-cell office:value-type="float" office:value="0.03"/>
          <table:table-cell office:value-type="float" office:value="295.0"/>
          <table:table-cell office:value-type="float" office:value="8.0"/>
          <table:table-cell office:value-type="float" office:value="0.02"/>
          <table:table-cell office:value-type="float" office:value="212.0"/>
          <table:table-cell office:value-type="float" office:value="8.0"/>
          <table:table-cell table:style-name="cellBest" office:value-type="float" office:value="0.01"/>
          <table:table-cell office:value-type="float" office:value="896.0"/>
          <table:table-cell office:value-type="float" office:value="4.0"/>
          <table:table-cell table:style-name="cellBest" office:value-type="float" office:value="0.01"/>
          <table:table-cell office:value-type="float" office:value="896.0"/>
          <table:table-cell office:value-type="float" office:value="4.0"/>
          <table:table-cell office:value-type="float" office:value="0.02"/>
          <table:table-cell table:style-name="cellBest" office:value-type="float" office:value="141.0"/>
          <table:table-cell table:style-name="cellWorst" office:value-type="float" office:value="23.0"/>
          <table:table-cell office:value-type="float" office:value="0.02"/>
          <table:table-cell office:value-type="float" office:value="212.0"/>
          <table:table-cell office:value-type="float" office:value="8.0"/>
          <table:table-cell table:formula="of:=MIN([.$B48];[.$E48];[.$H48];[.$K48];[.$N48];[.$Q48];[.$T48];[.$W48];[.$Z48];[.$AC48];[.$AF48];[.$AI48];[.$AL48];[.$AO48];[.$AR48];[.$AS48];[.$AV48];[.$AY48];[.$BB48];[.$BE48];[.$BH48];[.$BK48];[.$BN48];[.$BQ48];[.$BT48];[.$BW48];[.$BZ48];[.$CC48];[.$CF48])" office:value-type="float"/>
          <table:table-cell table:formula="of:=MIN([.$C48];[.$F48];[.$I48];[.$L48];[.$O48];[.$R48];[.$U48];[.$X48];[.$AA48];[.$AD48];[.$AG48];[.$AJ48];[.$AM48];[.$AP48];[.$AT48];[.$AW48];[.$AZ48];[.$BC48];[.$BF48];[.$BI48];[.$BL48];[.$BO48];[.$BR48];[.$BU48];[.$BX48];[.$CA48];[.$CD48];[.$CG48])" office:value-type="float"/>
          <table:table-cell table:formula="of:=MIN([.$D48];[.$G48];[.$J48];[.$M48];[.$P48];[.$S48];[.$V48];[.$Y48];[.$AB48];[.$AE48];[.$AH48];[.$AK48];[.$AN48];[.$AQ48];[.$AU48];[.$AX48];[.$BA48];[.$BD48];[.$BG48];[.$BJ48];[.$BM48];[.$BP48];[.$BS48];[.$BV48];[.$BY48];[.$CB48];[.$CE48];[.$CH48])" office:value-type="float"/>
          <table:table-cell table:formula="of:=MEDIAN([.$B48];[.$E48];[.$H48];[.$K48];[.$N48];[.$Q48];[.$T48];[.$W48];[.$Z48];[.$AC48];[.$AF48];[.$AI48];[.$AL48];[.$AO48];[.$AR48];[.$AS48];[.$AV48];[.$AY48];[.$BB48];[.$BE48];[.$BH48];[.$BK48];[.$BN48];[.$BQ48];[.$BT48];[.$BW48];[.$BZ48];[.$CC48];[.$CF48])" office:value-type="float"/>
          <table:table-cell table:formula="of:=MEDIAN([.$C48];[.$F48];[.$I48];[.$L48];[.$O48];[.$R48];[.$U48];[.$X48];[.$AA48];[.$AD48];[.$AG48];[.$AJ48];[.$AM48];[.$AP48];[.$AT48];[.$AW48];[.$AZ48];[.$BC48];[.$BF48];[.$BI48];[.$BL48];[.$BO48];[.$BR48];[.$BU48];[.$BX48];[.$CA48];[.$CD48];[.$CG48])" office:value-type="float"/>
          <table:table-cell table:formula="of:=MEDIAN([.$D48];[.$G48];[.$J48];[.$M48];[.$P48];[.$S48];[.$V48];[.$Y48];[.$AB48];[.$AE48];[.$AH48];[.$AK48];[.$AN48];[.$AQ48];[.$AU48];[.$AX48];[.$BA48];[.$BD48];[.$BG48];[.$BJ48];[.$BM48];[.$BP48];[.$BS48];[.$BV48];[.$BY48];[.$CB48];[.$CE48];[.$CH48])" office:value-type="float"/>
          <table:table-cell table:formula="of:=MAX([.$B48];[.$E48];[.$H48];[.$K48];[.$N48];[.$Q48];[.$T48];[.$W48];[.$Z48];[.$AC48];[.$AF48];[.$AI48];[.$AL48];[.$AO48];[.$AR48];[.$AS48];[.$AV48];[.$AY48];[.$BB48];[.$BE48];[.$BH48];[.$BK48];[.$BN48];[.$BQ48];[.$BT48];[.$BW48];[.$BZ48];[.$CC48];[.$CF48])" office:value-type="float"/>
          <table:table-cell table:formula="of:=MAX([.$C48];[.$F48];[.$I48];[.$L48];[.$O48];[.$R48];[.$U48];[.$X48];[.$AA48];[.$AD48];[.$AG48];[.$AJ48];[.$AM48];[.$AP48];[.$AT48];[.$AW48];[.$AZ48];[.$BC48];[.$BF48];[.$BI48];[.$BL48];[.$BO48];[.$BR48];[.$BU48];[.$BX48];[.$CA48];[.$CD48];[.$CG48])" office:value-type="float"/>
          <table:table-cell table:formula="of:=MAX([.$D48];[.$G48];[.$J48];[.$M48];[.$P48];[.$S48];[.$V48];[.$Y48];[.$AB48];[.$AE48];[.$AH48];[.$AK48];[.$AN48];[.$AQ48];[.$AU48];[.$AX48];[.$BA48];[.$BD48];[.$BG48];[.$BJ48];[.$BM48];[.$BP48];[.$BS48];[.$BV48];[.$BY48];[.$CB48];[.$CE48];[.$CH48])" office:value-type="float"/>
        </table:table-row>
        <table:table-row table:style-name="ro1">
          <table:table-cell office:value-type="string">
            <text:p>random/random_s21_a12_c41_h47.lp</text:p>
          </table:table-cell>
          <table:table-cell office:value-type="float" office:value="0.13"/>
          <table:table-cell office:value-type="float" office:value="1155.0"/>
          <table:table-cell office:value-type="float" office:value="52.0"/>
          <table:table-cell office:value-type="float" office:value="0.38"/>
          <table:table-cell office:value-type="float" office:value="19330.0"/>
          <table:table-cell office:value-type="float" office:value="306.0"/>
          <table:table-cell office:value-type="float" office:value="0.44"/>
          <table:table-cell office:value-type="float" office:value="4646.0"/>
          <table:table-cell office:value-type="float" office:value="295.0"/>
          <table:table-cell office:value-type="float" office:value="0.4"/>
          <table:table-cell office:value-type="float" office:value="4646.0"/>
          <table:table-cell office:value-type="float" office:value="295.0"/>
          <table:table-cell office:value-type="float" office:value="0.33"/>
          <table:table-cell office:value-type="float" office:value="2649.0"/>
          <table:table-cell office:value-type="float" office:value="202.0"/>
          <table:table-cell office:value-type="float" office:value="0.34"/>
          <table:table-cell office:value-type="float" office:value="11319.0"/>
          <table:table-cell office:value-type="float" office:value="303.0"/>
          <table:table-cell office:value-type="float" office:value="0.14"/>
          <table:table-cell table:style-name="cellBest" office:value-type="float" office:value="846.0"/>
          <table:table-cell office:value-type="float" office:value="64.0"/>
          <table:table-cell office:value-type="float" office:value="0.28"/>
          <table:table-cell office:value-type="float" office:value="2649.0"/>
          <table:table-cell office:value-type="float" office:value="202.0"/>
          <table:table-cell office:value-type="float" office:value="1.13"/>
          <table:table-cell office:value-type="float" office:value="15260.0"/>
          <table:table-cell office:value-type="float" office:value="161.0"/>
          <table:table-cell office:value-type="float" office:value="1.6"/>
          <table:table-cell office:value-type="float" office:value="22916.0"/>
          <table:table-cell table:style-name="cellBest" office:value-type="float" office:value="42.0"/>
          <table:table-cell office:value-type="float" office:value="1.42"/>
          <table:table-cell office:value-type="float" office:value="23004.0"/>
          <table:table-cell table:style-name="cellBest" office:value-type="float" office:value="42.0"/>
          <table:table-cell office:value-type="float" office:value="1.07"/>
          <table:table-cell office:value-type="float" office:value="15451.0"/>
          <table:table-cell office:value-type="float" office:value="61.0"/>
          <table:table-cell office:value-type="float" office:value="1.33"/>
          <table:table-cell office:value-type="float" office:value="15260.0"/>
          <table:table-cell office:value-type="float" office:value="161.0"/>
          <table:table-cell office:value-type="float" office:value="1.64"/>
          <table:table-cell office:value-type="float" office:value="22916.0"/>
          <table:table-cell table:style-name="cellBest" office:value-type="float" office:value="42.0"/>
          <table:table-cell table:style-name="cellWorst" office:value-type="float" office:value="1200.0"/>
          <table:table-cell office:value-type="float" office:value="1.26"/>
          <table:table-cell office:value-type="float" office:value="15451.0"/>
          <table:table-cell office:value-type="float" office:value="61.0"/>
          <table:table-cell office:value-type="float" office:value="0.17"/>
          <table:table-cell office:value-type="float" office:value="1656.0"/>
          <table:table-cell office:value-type="float" office:value="168.0"/>
          <table:table-cell office:value-type="float" office:value="0.15"/>
          <table:table-cell office:value-type="float" office:value="1656.0"/>
          <table:table-cell office:value-type="float" office:value="168.0"/>
          <table:table-cell office:value-type="float" office:value="0.15"/>
          <table:table-cell office:value-type="float" office:value="1656.0"/>
          <table:table-cell office:value-type="float" office:value="168.0"/>
          <table:table-cell office:value-type="float" office:value="0.15"/>
          <table:table-cell office:value-type="float" office:value="1656.0"/>
          <table:table-cell office:value-type="float" office:value="168.0"/>
          <table:table-cell office:value-type="float" office:value="0.12"/>
          <table:table-cell office:value-type="float" office:value="875.0"/>
          <table:table-cell office:value-type="float" office:value="54.0"/>
          <table:table-cell table:style-name="cellBest" office:value-type="float" office:value="0.1"/>
          <table:table-cell office:value-type="float" office:value="2983.0"/>
          <table:table-cell office:value-type="float" office:value="45.0"/>
          <table:table-cell office:value-type="float" office:value="0.4"/>
          <table:table-cell table:style-name="cellWorst" office:value-type="float" office:value="27326.0"/>
          <table:table-cell office:value-type="float" office:value="320.0"/>
          <table:table-cell office:value-type="float" office:value="0.49"/>
          <table:table-cell office:value-type="float" office:value="4496.0"/>
          <table:table-cell table:style-name="cellWorst" office:value-type="float" office:value="358.0"/>
          <table:table-cell office:value-type="float" office:value="0.14"/>
          <table:table-cell office:value-type="float" office:value="917.0"/>
          <table:table-cell office:value-type="float" office:value="46.0"/>
          <table:table-cell office:value-type="float" office:value="0.37"/>
          <table:table-cell office:value-type="float" office:value="11319.0"/>
          <table:table-cell office:value-type="float" office:value="303.0"/>
          <table:table-cell office:value-type="float" office:value="0.16"/>
          <table:table-cell office:value-type="float" office:value="5631.0"/>
          <table:table-cell office:value-type="float" office:value="312.0"/>
          <table:table-cell office:value-type="float" office:value="0.34"/>
          <table:table-cell office:value-type="float" office:value="2649.0"/>
          <table:table-cell office:value-type="float" office:value="202.0"/>
          <table:table-cell office:value-type="float" office:value="0.16"/>
          <table:table-cell office:value-type="float" office:value="1162.0"/>
          <table:table-cell office:value-type="float" office:value="77.0"/>
          <table:table-cell table:formula="of:=MIN([.$B49];[.$E49];[.$H49];[.$K49];[.$N49];[.$Q49];[.$T49];[.$W49];[.$Z49];[.$AC49];[.$AF49];[.$AI49];[.$AL49];[.$AO49];[.$AR49];[.$AS49];[.$AV49];[.$AY49];[.$BB49];[.$BE49];[.$BH49];[.$BK49];[.$BN49];[.$BQ49];[.$BT49];[.$BW49];[.$BZ49];[.$CC49];[.$CF49])" office:value-type="float"/>
          <table:table-cell table:formula="of:=MIN([.$C49];[.$F49];[.$I49];[.$L49];[.$O49];[.$R49];[.$U49];[.$X49];[.$AA49];[.$AD49];[.$AG49];[.$AJ49];[.$AM49];[.$AP49];[.$AT49];[.$AW49];[.$AZ49];[.$BC49];[.$BF49];[.$BI49];[.$BL49];[.$BO49];[.$BR49];[.$BU49];[.$BX49];[.$CA49];[.$CD49];[.$CG49])" office:value-type="float"/>
          <table:table-cell table:formula="of:=MIN([.$D49];[.$G49];[.$J49];[.$M49];[.$P49];[.$S49];[.$V49];[.$Y49];[.$AB49];[.$AE49];[.$AH49];[.$AK49];[.$AN49];[.$AQ49];[.$AU49];[.$AX49];[.$BA49];[.$BD49];[.$BG49];[.$BJ49];[.$BM49];[.$BP49];[.$BS49];[.$BV49];[.$BY49];[.$CB49];[.$CE49];[.$CH49])" office:value-type="float"/>
          <table:table-cell table:formula="of:=MEDIAN([.$B49];[.$E49];[.$H49];[.$K49];[.$N49];[.$Q49];[.$T49];[.$W49];[.$Z49];[.$AC49];[.$AF49];[.$AI49];[.$AL49];[.$AO49];[.$AR49];[.$AS49];[.$AV49];[.$AY49];[.$BB49];[.$BE49];[.$BH49];[.$BK49];[.$BN49];[.$BQ49];[.$BT49];[.$BW49];[.$BZ49];[.$CC49];[.$CF49])" office:value-type="float"/>
          <table:table-cell table:formula="of:=MEDIAN([.$C49];[.$F49];[.$I49];[.$L49];[.$O49];[.$R49];[.$U49];[.$X49];[.$AA49];[.$AD49];[.$AG49];[.$AJ49];[.$AM49];[.$AP49];[.$AT49];[.$AW49];[.$AZ49];[.$BC49];[.$BF49];[.$BI49];[.$BL49];[.$BO49];[.$BR49];[.$BU49];[.$BX49];[.$CA49];[.$CD49];[.$CG49])" office:value-type="float"/>
          <table:table-cell table:formula="of:=MEDIAN([.$D49];[.$G49];[.$J49];[.$M49];[.$P49];[.$S49];[.$V49];[.$Y49];[.$AB49];[.$AE49];[.$AH49];[.$AK49];[.$AN49];[.$AQ49];[.$AU49];[.$AX49];[.$BA49];[.$BD49];[.$BG49];[.$BJ49];[.$BM49];[.$BP49];[.$BS49];[.$BV49];[.$BY49];[.$CB49];[.$CE49];[.$CH49])" office:value-type="float"/>
          <table:table-cell table:formula="of:=MAX([.$B49];[.$E49];[.$H49];[.$K49];[.$N49];[.$Q49];[.$T49];[.$W49];[.$Z49];[.$AC49];[.$AF49];[.$AI49];[.$AL49];[.$AO49];[.$AR49];[.$AS49];[.$AV49];[.$AY49];[.$BB49];[.$BE49];[.$BH49];[.$BK49];[.$BN49];[.$BQ49];[.$BT49];[.$BW49];[.$BZ49];[.$CC49];[.$CF49])" office:value-type="float"/>
          <table:table-cell table:formula="of:=MAX([.$C49];[.$F49];[.$I49];[.$L49];[.$O49];[.$R49];[.$U49];[.$X49];[.$AA49];[.$AD49];[.$AG49];[.$AJ49];[.$AM49];[.$AP49];[.$AT49];[.$AW49];[.$AZ49];[.$BC49];[.$BF49];[.$BI49];[.$BL49];[.$BO49];[.$BR49];[.$BU49];[.$BX49];[.$CA49];[.$CD49];[.$CG49])" office:value-type="float"/>
          <table:table-cell table:formula="of:=MAX([.$D49];[.$G49];[.$J49];[.$M49];[.$P49];[.$S49];[.$V49];[.$Y49];[.$AB49];[.$AE49];[.$AH49];[.$AK49];[.$AN49];[.$AQ49];[.$AU49];[.$AX49];[.$BA49];[.$BD49];[.$BG49];[.$BJ49];[.$BM49];[.$BP49];[.$BS49];[.$BV49];[.$BY49];[.$CB49];[.$CE49];[.$CH49])" office:value-type="float"/>
        </table:table-row>
        <table:table-row table:style-name="ro1">
          <table:table-cell office:value-type="string">
            <text:p>random/random_s21_a1_c70_h28.lp</text:p>
          </table:table-cell>
          <table:table-cell table:style-name="cellBest" office:value-type="float" office:value="0.0"/>
          <table:table-cell office:value-type="float" office:value="14.0"/>
          <table:table-cell office:value-type="float" office:value="6.0"/>
          <table:table-cell table:style-name="cellBest" office:value-type="float" office:value="0.0"/>
          <table:table-cell table:style-name="cellBest" office:value-type="float" office:value="7.0"/>
          <table:table-cell table:style-name="cellBest" office:value-type="float" office:value="1.0"/>
          <table:table-cell table:style-name="cellBest" office:value-type="float" office:value="0.0"/>
          <table:table-cell office:value-type="float" office:value="9.0"/>
          <table:table-cell office:value-type="float" office:value="3.0"/>
          <table:table-cell table:style-name="cellBest" office:value-type="float" office:value="0.0"/>
          <table:table-cell office:value-type="float" office:value="9.0"/>
          <table:table-cell office:value-type="float" office:value="3.0"/>
          <table:table-cell office:value-type="float" office:value="0.01"/>
          <table:table-cell office:value-type="float" office:value="22.0"/>
          <table:table-cell office:value-type="float" office:value="4.0"/>
          <table:table-cell office:value-type="float" office:value="0.01"/>
          <table:table-cell office:value-type="float" office:value="21.0"/>
          <table:table-cell office:value-type="float" office:value="4.0"/>
          <table:table-cell table:style-name="cellBest" office:value-type="float" office:value="0.0"/>
          <table:table-cell office:value-type="float" office:value="21.0"/>
          <table:table-cell office:value-type="float" office:value="14.0"/>
          <table:table-cell office:value-type="float" office:value="0.01"/>
          <table:table-cell office:value-type="float" office:value="22.0"/>
          <table:table-cell office:value-type="float" office:value="4.0"/>
          <table:table-cell office:value-type="float" office:value="0.23"/>
          <table:table-cell table:style-name="cellWorst" office:value-type="float" office:value="4127.0"/>
          <table:table-cell office:value-type="float" office:value="9.0"/>
          <table:table-cell office:value-type="float" office:value="0.17"/>
          <table:table-cell table:style-name="cellWorst" office:value-type="float" office:value="4127.0"/>
          <table:table-cell office:value-type="float" office:value="9.0"/>
          <table:table-cell office:value-type="float" office:value="0.19"/>
          <table:table-cell table:style-name="cellWorst" office:value-type="float" office:value="4127.0"/>
          <table:table-cell office:value-type="float" office:value="9.0"/>
          <table:table-cell office:value-type="float" office:value="0.16"/>
          <table:table-cell table:style-name="cellWorst" office:value-type="float" office:value="4127.0"/>
          <table:table-cell office:value-type="float" office:value="9.0"/>
          <table:table-cell office:value-type="float" office:value="0.18"/>
          <table:table-cell table:style-name="cellWorst" office:value-type="float" office:value="4127.0"/>
          <table:table-cell office:value-type="float" office:value="9.0"/>
          <table:table-cell office:value-type="float" office:value="0.12"/>
          <table:table-cell table:style-name="cellWorst" office:value-type="float" office:value="4127.0"/>
          <table:table-cell office:value-type="float" office:value="9.0"/>
          <table:table-cell table:style-name="cellWorst" office:value-type="float" office:value="1200.0"/>
          <table:table-cell office:value-type="float" office:value="0.12"/>
          <table:table-cell table:style-name="cellWorst" office:value-type="float" office:value="4127.0"/>
          <table:table-cell office:value-type="float" office:value="9.0"/>
          <table:table-cell table:style-name="cellBest" office:value-type="float" office:value="0.0"/>
          <table:table-cell office:value-type="float" office:value="14.0"/>
          <table:table-cell office:value-type="float" office:value="6.0"/>
          <table:table-cell office:value-type="float" office:value="0.01"/>
          <table:table-cell office:value-type="float" office:value="14.0"/>
          <table:table-cell office:value-type="float" office:value="3.0"/>
          <table:table-cell office:value-type="float" office:value="0.01"/>
          <table:table-cell office:value-type="float" office:value="15.0"/>
          <table:table-cell office:value-type="float" office:value="3.0"/>
          <table:table-cell office:value-type="float" office:value="0.01"/>
          <table:table-cell office:value-type="float" office:value="24.0"/>
          <table:table-cell office:value-type="float" office:value="3.0"/>
          <table:table-cell table:style-name="cellBest" office:value-type="float" office:value="0.0"/>
          <table:table-cell office:value-type="float" office:value="148.0"/>
          <table:table-cell office:value-type="float" office:value="7.0"/>
          <table:table-cell office:value-type="float" office:value="0.01"/>
          <table:table-cell office:value-type="float" office:value="29.0"/>
          <table:table-cell office:value-type="float" office:value="4.0"/>
          <table:table-cell office:value-type="float" office:value="0.01"/>
          <table:table-cell office:value-type="float" office:value="29.0"/>
          <table:table-cell office:value-type="float" office:value="4.0"/>
          <table:table-cell office:value-type="float" office:value="0.01"/>
          <table:table-cell office:value-type="float" office:value="64.0"/>
          <table:table-cell table:style-name="cellWorst" office:value-type="float" office:value="16.0"/>
          <table:table-cell table:style-name="cellBest" office:value-type="float" office:value="0.0"/>
          <table:table-cell office:value-type="float" office:value="282.0"/>
          <table:table-cell office:value-type="float" office:value="9.0"/>
          <table:table-cell office:value-type="float" office:value="0.01"/>
          <table:table-cell office:value-type="float" office:value="21.0"/>
          <table:table-cell office:value-type="float" office:value="4.0"/>
          <table:table-cell office:value-type="float" office:value="0.01"/>
          <table:table-cell office:value-type="float" office:value="21.0"/>
          <table:table-cell office:value-type="float" office:value="4.0"/>
          <table:table-cell office:value-type="float" office:value="0.01"/>
          <table:table-cell office:value-type="float" office:value="22.0"/>
          <table:table-cell office:value-type="float" office:value="4.0"/>
          <table:table-cell table:style-name="cellBest" office:value-type="float" office:value="0.0"/>
          <table:table-cell office:value-type="float" office:value="282.0"/>
          <table:table-cell office:value-type="float" office:value="9.0"/>
          <table:table-cell table:formula="of:=MIN([.$B50];[.$E50];[.$H50];[.$K50];[.$N50];[.$Q50];[.$T50];[.$W50];[.$Z50];[.$AC50];[.$AF50];[.$AI50];[.$AL50];[.$AO50];[.$AR50];[.$AS50];[.$AV50];[.$AY50];[.$BB50];[.$BE50];[.$BH50];[.$BK50];[.$BN50];[.$BQ50];[.$BT50];[.$BW50];[.$BZ50];[.$CC50];[.$CF50])" office:value-type="float"/>
          <table:table-cell table:formula="of:=MIN([.$C50];[.$F50];[.$I50];[.$L50];[.$O50];[.$R50];[.$U50];[.$X50];[.$AA50];[.$AD50];[.$AG50];[.$AJ50];[.$AM50];[.$AP50];[.$AT50];[.$AW50];[.$AZ50];[.$BC50];[.$BF50];[.$BI50];[.$BL50];[.$BO50];[.$BR50];[.$BU50];[.$BX50];[.$CA50];[.$CD50];[.$CG50])" office:value-type="float"/>
          <table:table-cell table:formula="of:=MIN([.$D50];[.$G50];[.$J50];[.$M50];[.$P50];[.$S50];[.$V50];[.$Y50];[.$AB50];[.$AE50];[.$AH50];[.$AK50];[.$AN50];[.$AQ50];[.$AU50];[.$AX50];[.$BA50];[.$BD50];[.$BG50];[.$BJ50];[.$BM50];[.$BP50];[.$BS50];[.$BV50];[.$BY50];[.$CB50];[.$CE50];[.$CH50])" office:value-type="float"/>
          <table:table-cell table:formula="of:=MEDIAN([.$B50];[.$E50];[.$H50];[.$K50];[.$N50];[.$Q50];[.$T50];[.$W50];[.$Z50];[.$AC50];[.$AF50];[.$AI50];[.$AL50];[.$AO50];[.$AR50];[.$AS50];[.$AV50];[.$AY50];[.$BB50];[.$BE50];[.$BH50];[.$BK50];[.$BN50];[.$BQ50];[.$BT50];[.$BW50];[.$BZ50];[.$CC50];[.$CF50])" office:value-type="float"/>
          <table:table-cell table:formula="of:=MEDIAN([.$C50];[.$F50];[.$I50];[.$L50];[.$O50];[.$R50];[.$U50];[.$X50];[.$AA50];[.$AD50];[.$AG50];[.$AJ50];[.$AM50];[.$AP50];[.$AT50];[.$AW50];[.$AZ50];[.$BC50];[.$BF50];[.$BI50];[.$BL50];[.$BO50];[.$BR50];[.$BU50];[.$BX50];[.$CA50];[.$CD50];[.$CG50])" office:value-type="float"/>
          <table:table-cell table:formula="of:=MEDIAN([.$D50];[.$G50];[.$J50];[.$M50];[.$P50];[.$S50];[.$V50];[.$Y50];[.$AB50];[.$AE50];[.$AH50];[.$AK50];[.$AN50];[.$AQ50];[.$AU50];[.$AX50];[.$BA50];[.$BD50];[.$BG50];[.$BJ50];[.$BM50];[.$BP50];[.$BS50];[.$BV50];[.$BY50];[.$CB50];[.$CE50];[.$CH50])" office:value-type="float"/>
          <table:table-cell table:formula="of:=MAX([.$B50];[.$E50];[.$H50];[.$K50];[.$N50];[.$Q50];[.$T50];[.$W50];[.$Z50];[.$AC50];[.$AF50];[.$AI50];[.$AL50];[.$AO50];[.$AR50];[.$AS50];[.$AV50];[.$AY50];[.$BB50];[.$BE50];[.$BH50];[.$BK50];[.$BN50];[.$BQ50];[.$BT50];[.$BW50];[.$BZ50];[.$CC50];[.$CF50])" office:value-type="float"/>
          <table:table-cell table:formula="of:=MAX([.$C50];[.$F50];[.$I50];[.$L50];[.$O50];[.$R50];[.$U50];[.$X50];[.$AA50];[.$AD50];[.$AG50];[.$AJ50];[.$AM50];[.$AP50];[.$AT50];[.$AW50];[.$AZ50];[.$BC50];[.$BF50];[.$BI50];[.$BL50];[.$BO50];[.$BR50];[.$BU50];[.$BX50];[.$CA50];[.$CD50];[.$CG50])" office:value-type="float"/>
          <table:table-cell table:formula="of:=MAX([.$D50];[.$G50];[.$J50];[.$M50];[.$P50];[.$S50];[.$V50];[.$Y50];[.$AB50];[.$AE50];[.$AH50];[.$AK50];[.$AN50];[.$AQ50];[.$AU50];[.$AX50];[.$BA50];[.$BD50];[.$BG50];[.$BJ50];[.$BM50];[.$BP50];[.$BS50];[.$BV50];[.$BY50];[.$CB50];[.$CE50];[.$CH50])" office:value-type="float"/>
        </table:table-row>
        <table:table-row table:style-name="ro1">
          <table:table-cell office:value-type="string">
            <text:p>random/random_s21_a2_c70_h24.lp</text:p>
          </table:table-cell>
          <table:table-cell office:value-type="float" office:value="0.01"/>
          <table:table-cell office:value-type="float" office:value="83.0"/>
          <table:table-cell office:value-type="float" office:value="6.0"/>
          <table:table-cell office:value-type="float" office:value="0.01"/>
          <table:table-cell office:value-type="float" office:value="178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31.0"/>
          <table:table-cell office:value-type="float" office:value="4.0"/>
          <table:table-cell office:value-type="float" office:value="0.01"/>
          <table:table-cell table:style-name="cellBest" office:value-type="float" office:value="31.0"/>
          <table:table-cell office:value-type="float" office:value="4.0"/>
          <table:table-cell office:value-type="float" office:value="0.01"/>
          <table:table-cell office:value-type="float" office:value="74.0"/>
          <table:table-cell office:value-type="float" office:value="15.0"/>
          <table:table-cell office:value-type="float" office:value="0.01"/>
          <table:table-cell office:value-type="float" office:value="837.0"/>
          <table:table-cell office:value-type="float" office:value="5.0"/>
          <table:table-cell office:value-type="float" office:value="0.01"/>
          <table:table-cell office:value-type="float" office:value="132.0"/>
          <table:table-cell office:value-type="float" office:value="17.0"/>
          <table:table-cell office:value-type="float" office:value="0.01"/>
          <table:table-cell office:value-type="float" office:value="74.0"/>
          <table:table-cell office:value-type="float" office:value="15.0"/>
          <table:table-cell office:value-type="float" office:value="0.23"/>
          <table:table-cell table:style-name="cellWorst" office:value-type="float" office:value="6249.0"/>
          <table:table-cell office:value-type="float" office:value="7.0"/>
          <table:table-cell office:value-type="float" office:value="0.2"/>
          <table:table-cell table:style-name="cellWorst" office:value-type="float" office:value="6249.0"/>
          <table:table-cell office:value-type="float" office:value="7.0"/>
          <table:table-cell office:value-type="float" office:value="0.26"/>
          <table:table-cell table:style-name="cellWorst" office:value-type="float" office:value="6249.0"/>
          <table:table-cell office:value-type="float" office:value="7.0"/>
          <table:table-cell office:value-type="float" office:value="0.18"/>
          <table:table-cell table:style-name="cellWorst" office:value-type="float" office:value="6249.0"/>
          <table:table-cell office:value-type="float" office:value="7.0"/>
          <table:table-cell office:value-type="float" office:value="0.19"/>
          <table:table-cell table:style-name="cellWorst" office:value-type="float" office:value="6249.0"/>
          <table:table-cell office:value-type="float" office:value="7.0"/>
          <table:table-cell office:value-type="float" office:value="0.17"/>
          <table:table-cell table:style-name="cellWorst" office:value-type="float" office:value="6249.0"/>
          <table:table-cell office:value-type="float" office:value="7.0"/>
          <table:table-cell table:style-name="cellWorst" office:value-type="float" office:value="1200.0"/>
          <table:table-cell office:value-type="float" office:value="0.25"/>
          <table:table-cell table:style-name="cellWorst" office:value-type="float" office:value="6249.0"/>
          <table:table-cell office:value-type="float" office:value="7.0"/>
          <table:table-cell office:value-type="float" office:value="0.01"/>
          <table:table-cell office:value-type="float" office:value="185.0"/>
          <table:table-cell office:value-type="float" office:value="7.0"/>
          <table:table-cell office:value-type="float" office:value="0.01"/>
          <table:table-cell office:value-type="float" office:value="185.0"/>
          <table:table-cell office:value-type="float" office:value="7.0"/>
          <table:table-cell office:value-type="float" office:value="0.01"/>
          <table:table-cell office:value-type="float" office:value="185.0"/>
          <table:table-cell office:value-type="float" office:value="7.0"/>
          <table:table-cell office:value-type="float" office:value="0.02"/>
          <table:table-cell office:value-type="float" office:value="185.0"/>
          <table:table-cell office:value-type="float" office:value="7.0"/>
          <table:table-cell office:value-type="float" office:value="0.01"/>
          <table:table-cell office:value-type="float" office:value="146.0"/>
          <table:table-cell office:value-type="float" office:value="7.0"/>
          <table:table-cell office:value-type="float" office:value="0.02"/>
          <table:table-cell office:value-type="float" office:value="2146.0"/>
          <table:table-cell office:value-type="float" office:value="7.0"/>
          <table:table-cell office:value-type="float" office:value="0.02"/>
          <table:table-cell office:value-type="float" office:value="2614.0"/>
          <table:table-cell office:value-type="float" office:value="7.0"/>
          <table:table-cell office:value-type="float" office:value="0.08"/>
          <table:table-cell office:value-type="float" office:value="760.0"/>
          <table:table-cell table:style-name="cellWorst" office:value-type="float" office:value="41.0"/>
          <table:table-cell office:value-type="float" office:value="0.01"/>
          <table:table-cell office:value-type="float" office:value="184.0"/>
          <table:table-cell office:value-type="float" office:value="7.0"/>
          <table:table-cell office:value-type="float" office:value="0.01"/>
          <table:table-cell office:value-type="float" office:value="837.0"/>
          <table:table-cell office:value-type="float" office:value="5.0"/>
          <table:table-cell office:value-type="float" office:value="0.01"/>
          <table:table-cell office:value-type="float" office:value="837.0"/>
          <table:table-cell office:value-type="float" office:value="5.0"/>
          <table:table-cell office:value-type="float" office:value="0.01"/>
          <table:table-cell office:value-type="float" office:value="74.0"/>
          <table:table-cell office:value-type="float" office:value="15.0"/>
          <table:table-cell office:value-type="float" office:value="0.01"/>
          <table:table-cell office:value-type="float" office:value="184.0"/>
          <table:table-cell office:value-type="float" office:value="7.0"/>
          <table:table-cell table:formula="of:=MIN([.$B51];[.$E51];[.$H51];[.$K51];[.$N51];[.$Q51];[.$T51];[.$W51];[.$Z51];[.$AC51];[.$AF51];[.$AI51];[.$AL51];[.$AO51];[.$AR51];[.$AS51];[.$AV51];[.$AY51];[.$BB51];[.$BE51];[.$BH51];[.$BK51];[.$BN51];[.$BQ51];[.$BT51];[.$BW51];[.$BZ51];[.$CC51];[.$CF51])" office:value-type="float"/>
          <table:table-cell table:formula="of:=MIN([.$C51];[.$F51];[.$I51];[.$L51];[.$O51];[.$R51];[.$U51];[.$X51];[.$AA51];[.$AD51];[.$AG51];[.$AJ51];[.$AM51];[.$AP51];[.$AT51];[.$AW51];[.$AZ51];[.$BC51];[.$BF51];[.$BI51];[.$BL51];[.$BO51];[.$BR51];[.$BU51];[.$BX51];[.$CA51];[.$CD51];[.$CG51])" office:value-type="float"/>
          <table:table-cell table:formula="of:=MIN([.$D51];[.$G51];[.$J51];[.$M51];[.$P51];[.$S51];[.$V51];[.$Y51];[.$AB51];[.$AE51];[.$AH51];[.$AK51];[.$AN51];[.$AQ51];[.$AU51];[.$AX51];[.$BA51];[.$BD51];[.$BG51];[.$BJ51];[.$BM51];[.$BP51];[.$BS51];[.$BV51];[.$BY51];[.$CB51];[.$CE51];[.$CH51])" office:value-type="float"/>
          <table:table-cell table:formula="of:=MEDIAN([.$B51];[.$E51];[.$H51];[.$K51];[.$N51];[.$Q51];[.$T51];[.$W51];[.$Z51];[.$AC51];[.$AF51];[.$AI51];[.$AL51];[.$AO51];[.$AR51];[.$AS51];[.$AV51];[.$AY51];[.$BB51];[.$BE51];[.$BH51];[.$BK51];[.$BN51];[.$BQ51];[.$BT51];[.$BW51];[.$BZ51];[.$CC51];[.$CF51])" office:value-type="float"/>
          <table:table-cell table:formula="of:=MEDIAN([.$C51];[.$F51];[.$I51];[.$L51];[.$O51];[.$R51];[.$U51];[.$X51];[.$AA51];[.$AD51];[.$AG51];[.$AJ51];[.$AM51];[.$AP51];[.$AT51];[.$AW51];[.$AZ51];[.$BC51];[.$BF51];[.$BI51];[.$BL51];[.$BO51];[.$BR51];[.$BU51];[.$BX51];[.$CA51];[.$CD51];[.$CG51])" office:value-type="float"/>
          <table:table-cell table:formula="of:=MEDIAN([.$D51];[.$G51];[.$J51];[.$M51];[.$P51];[.$S51];[.$V51];[.$Y51];[.$AB51];[.$AE51];[.$AH51];[.$AK51];[.$AN51];[.$AQ51];[.$AU51];[.$AX51];[.$BA51];[.$BD51];[.$BG51];[.$BJ51];[.$BM51];[.$BP51];[.$BS51];[.$BV51];[.$BY51];[.$CB51];[.$CE51];[.$CH51])" office:value-type="float"/>
          <table:table-cell table:formula="of:=MAX([.$B51];[.$E51];[.$H51];[.$K51];[.$N51];[.$Q51];[.$T51];[.$W51];[.$Z51];[.$AC51];[.$AF51];[.$AI51];[.$AL51];[.$AO51];[.$AR51];[.$AS51];[.$AV51];[.$AY51];[.$BB51];[.$BE51];[.$BH51];[.$BK51];[.$BN51];[.$BQ51];[.$BT51];[.$BW51];[.$BZ51];[.$CC51];[.$CF51])" office:value-type="float"/>
          <table:table-cell table:formula="of:=MAX([.$C51];[.$F51];[.$I51];[.$L51];[.$O51];[.$R51];[.$U51];[.$X51];[.$AA51];[.$AD51];[.$AG51];[.$AJ51];[.$AM51];[.$AP51];[.$AT51];[.$AW51];[.$AZ51];[.$BC51];[.$BF51];[.$BI51];[.$BL51];[.$BO51];[.$BR51];[.$BU51];[.$BX51];[.$CA51];[.$CD51];[.$CG51])" office:value-type="float"/>
          <table:table-cell table:formula="of:=MAX([.$D51];[.$G51];[.$J51];[.$M51];[.$P51];[.$S51];[.$V51];[.$Y51];[.$AB51];[.$AE51];[.$AH51];[.$AK51];[.$AN51];[.$AQ51];[.$AU51];[.$AX51];[.$BA51];[.$BD51];[.$BG51];[.$BJ51];[.$BM51];[.$BP51];[.$BS51];[.$BV51];[.$BY51];[.$CB51];[.$CE51];[.$CH51])" office:value-type="float"/>
        </table:table-row>
        <table:table-row table:style-name="ro1">
          <table:table-cell office:value-type="string">
            <text:p>random/random_s21_a3_c70_h23.lp</text:p>
          </table:table-cell>
          <table:table-cell office:value-type="float" office:value="0.01"/>
          <table:table-cell office:value-type="float" office:value="89.0"/>
          <table:table-cell office:value-type="float" office:value="4.0"/>
          <table:table-cell office:value-type="float" office:value="0.01"/>
          <table:table-cell office:value-type="float" office:value="345.0"/>
          <table:table-cell office:value-type="float" office:value="1.0"/>
          <table:table-cell office:value-type="float" office:value="0.01"/>
          <table:table-cell table:style-name="cellBest" office:value-type="float" office:value="46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46.0"/>
          <table:table-cell table:style-name="cellBest" office:value-type="float" office:value="0.0"/>
          <table:table-cell office:value-type="float" office:value="0.01"/>
          <table:table-cell office:value-type="float" office:value="61.0"/>
          <table:table-cell office:value-type="float" office:value="6.0"/>
          <table:table-cell office:value-type="float" office:value="0.01"/>
          <table:table-cell office:value-type="float" office:value="938.0"/>
          <table:table-cell office:value-type="float" office:value="4.0"/>
          <table:table-cell office:value-type="float" office:value="0.01"/>
          <table:table-cell office:value-type="float" office:value="116.0"/>
          <table:table-cell office:value-type="float" office:value="10.0"/>
          <table:table-cell office:value-type="float" office:value="0.01"/>
          <table:table-cell office:value-type="float" office:value="61.0"/>
          <table:table-cell office:value-type="float" office:value="6.0"/>
          <table:table-cell office:value-type="float" office:value="0.43"/>
          <table:table-cell table:style-name="cellWorst" office:value-type="float" office:value="15068.0"/>
          <table:table-cell office:value-type="float" office:value="8.0"/>
          <table:table-cell office:value-type="float" office:value="0.48"/>
          <table:table-cell table:style-name="cellWorst" office:value-type="float" office:value="15068.0"/>
          <table:table-cell office:value-type="float" office:value="8.0"/>
          <table:table-cell office:value-type="float" office:value="0.6"/>
          <table:table-cell table:style-name="cellWorst" office:value-type="float" office:value="15068.0"/>
          <table:table-cell office:value-type="float" office:value="8.0"/>
          <table:table-cell office:value-type="float" office:value="0.5"/>
          <table:table-cell table:style-name="cellWorst" office:value-type="float" office:value="15068.0"/>
          <table:table-cell office:value-type="float" office:value="8.0"/>
          <table:table-cell office:value-type="float" office:value="0.43"/>
          <table:table-cell table:style-name="cellWorst" office:value-type="float" office:value="15068.0"/>
          <table:table-cell office:value-type="float" office:value="8.0"/>
          <table:table-cell office:value-type="float" office:value="0.57"/>
          <table:table-cell table:style-name="cellWorst" office:value-type="float" office:value="15068.0"/>
          <table:table-cell office:value-type="float" office:value="8.0"/>
          <table:table-cell table:style-name="cellWorst" office:value-type="float" office:value="1200.0"/>
          <table:table-cell office:value-type="float" office:value="0.52"/>
          <table:table-cell table:style-name="cellWorst" office:value-type="float" office:value="15068.0"/>
          <table:table-cell office:value-type="float" office:value="8.0"/>
          <table:table-cell office:value-type="float" office:value="0.02"/>
          <table:table-cell office:value-type="float" office:value="114.0"/>
          <table:table-cell office:value-type="float" office:value="7.0"/>
          <table:table-cell office:value-type="float" office:value="0.02"/>
          <table:table-cell office:value-type="float" office:value="114.0"/>
          <table:table-cell office:value-type="float" office:value="7.0"/>
          <table:table-cell office:value-type="float" office:value="0.01"/>
          <table:table-cell office:value-type="float" office:value="114.0"/>
          <table:table-cell office:value-type="float" office:value="7.0"/>
          <table:table-cell office:value-type="float" office:value="0.02"/>
          <table:table-cell office:value-type="float" office:value="114.0"/>
          <table:table-cell office:value-type="float" office:value="7.0"/>
          <table:table-cell office:value-type="float" office:value="0.01"/>
          <table:table-cell office:value-type="float" office:value="161.0"/>
          <table:table-cell office:value-type="float" office:value="4.0"/>
          <table:table-cell office:value-type="float" office:value="0.03"/>
          <table:table-cell office:value-type="float" office:value="2244.0"/>
          <table:table-cell office:value-type="float" office:value="5.0"/>
          <table:table-cell office:value-type="float" office:value="0.03"/>
          <table:table-cell office:value-type="float" office:value="2231.0"/>
          <table:table-cell office:value-type="float" office:value="5.0"/>
          <table:table-cell office:value-type="float" office:value="0.07"/>
          <table:table-cell office:value-type="float" office:value="732.0"/>
          <table:table-cell table:style-name="cellWorst" office:value-type="float" office:value="17.0"/>
          <table:table-cell office:value-type="float" office:value="0.01"/>
          <table:table-cell office:value-type="float" office:value="112.0"/>
          <table:table-cell office:value-type="float" office:value="7.0"/>
          <table:table-cell office:value-type="float" office:value="0.01"/>
          <table:table-cell office:value-type="float" office:value="938.0"/>
          <table:table-cell office:value-type="float" office:value="4.0"/>
          <table:table-cell office:value-type="float" office:value="0.01"/>
          <table:table-cell office:value-type="float" office:value="938.0"/>
          <table:table-cell office:value-type="float" office:value="4.0"/>
          <table:table-cell office:value-type="float" office:value="0.01"/>
          <table:table-cell office:value-type="float" office:value="61.0"/>
          <table:table-cell office:value-type="float" office:value="6.0"/>
          <table:table-cell office:value-type="float" office:value="0.01"/>
          <table:table-cell office:value-type="float" office:value="112.0"/>
          <table:table-cell office:value-type="float" office:value="7.0"/>
          <table:table-cell table:formula="of:=MIN([.$B52];[.$E52];[.$H52];[.$K52];[.$N52];[.$Q52];[.$T52];[.$W52];[.$Z52];[.$AC52];[.$AF52];[.$AI52];[.$AL52];[.$AO52];[.$AR52];[.$AS52];[.$AV52];[.$AY52];[.$BB52];[.$BE52];[.$BH52];[.$BK52];[.$BN52];[.$BQ52];[.$BT52];[.$BW52];[.$BZ52];[.$CC52];[.$CF52])" office:value-type="float"/>
          <table:table-cell table:formula="of:=MIN([.$C52];[.$F52];[.$I52];[.$L52];[.$O52];[.$R52];[.$U52];[.$X52];[.$AA52];[.$AD52];[.$AG52];[.$AJ52];[.$AM52];[.$AP52];[.$AT52];[.$AW52];[.$AZ52];[.$BC52];[.$BF52];[.$BI52];[.$BL52];[.$BO52];[.$BR52];[.$BU52];[.$BX52];[.$CA52];[.$CD52];[.$CG52])" office:value-type="float"/>
          <table:table-cell table:formula="of:=MIN([.$D52];[.$G52];[.$J52];[.$M52];[.$P52];[.$S52];[.$V52];[.$Y52];[.$AB52];[.$AE52];[.$AH52];[.$AK52];[.$AN52];[.$AQ52];[.$AU52];[.$AX52];[.$BA52];[.$BD52];[.$BG52];[.$BJ52];[.$BM52];[.$BP52];[.$BS52];[.$BV52];[.$BY52];[.$CB52];[.$CE52];[.$CH52])" office:value-type="float"/>
          <table:table-cell table:formula="of:=MEDIAN([.$B52];[.$E52];[.$H52];[.$K52];[.$N52];[.$Q52];[.$T52];[.$W52];[.$Z52];[.$AC52];[.$AF52];[.$AI52];[.$AL52];[.$AO52];[.$AR52];[.$AS52];[.$AV52];[.$AY52];[.$BB52];[.$BE52];[.$BH52];[.$BK52];[.$BN52];[.$BQ52];[.$BT52];[.$BW52];[.$BZ52];[.$CC52];[.$CF52])" office:value-type="float"/>
          <table:table-cell table:formula="of:=MEDIAN([.$C52];[.$F52];[.$I52];[.$L52];[.$O52];[.$R52];[.$U52];[.$X52];[.$AA52];[.$AD52];[.$AG52];[.$AJ52];[.$AM52];[.$AP52];[.$AT52];[.$AW52];[.$AZ52];[.$BC52];[.$BF52];[.$BI52];[.$BL52];[.$BO52];[.$BR52];[.$BU52];[.$BX52];[.$CA52];[.$CD52];[.$CG52])" office:value-type="float"/>
          <table:table-cell table:formula="of:=MEDIAN([.$D52];[.$G52];[.$J52];[.$M52];[.$P52];[.$S52];[.$V52];[.$Y52];[.$AB52];[.$AE52];[.$AH52];[.$AK52];[.$AN52];[.$AQ52];[.$AU52];[.$AX52];[.$BA52];[.$BD52];[.$BG52];[.$BJ52];[.$BM52];[.$BP52];[.$BS52];[.$BV52];[.$BY52];[.$CB52];[.$CE52];[.$CH52])" office:value-type="float"/>
          <table:table-cell table:formula="of:=MAX([.$B52];[.$E52];[.$H52];[.$K52];[.$N52];[.$Q52];[.$T52];[.$W52];[.$Z52];[.$AC52];[.$AF52];[.$AI52];[.$AL52];[.$AO52];[.$AR52];[.$AS52];[.$AV52];[.$AY52];[.$BB52];[.$BE52];[.$BH52];[.$BK52];[.$BN52];[.$BQ52];[.$BT52];[.$BW52];[.$BZ52];[.$CC52];[.$CF52])" office:value-type="float"/>
          <table:table-cell table:formula="of:=MAX([.$C52];[.$F52];[.$I52];[.$L52];[.$O52];[.$R52];[.$U52];[.$X52];[.$AA52];[.$AD52];[.$AG52];[.$AJ52];[.$AM52];[.$AP52];[.$AT52];[.$AW52];[.$AZ52];[.$BC52];[.$BF52];[.$BI52];[.$BL52];[.$BO52];[.$BR52];[.$BU52];[.$BX52];[.$CA52];[.$CD52];[.$CG52])" office:value-type="float"/>
          <table:table-cell table:formula="of:=MAX([.$D52];[.$G52];[.$J52];[.$M52];[.$P52];[.$S52];[.$V52];[.$Y52];[.$AB52];[.$AE52];[.$AH52];[.$AK52];[.$AN52];[.$AQ52];[.$AU52];[.$AX52];[.$BA52];[.$BD52];[.$BG52];[.$BJ52];[.$BM52];[.$BP52];[.$BS52];[.$BV52];[.$BY52];[.$CB52];[.$CE52];[.$CH52])" office:value-type="float"/>
        </table:table-row>
        <table:table-row table:style-name="ro1">
          <table:table-cell office:value-type="string">
            <text:p>random/random_s22_a2_c70_h26.lp</text:p>
          </table:table-cell>
          <table:table-cell table:style-name="cellBest" office:value-type="float" office:value="0.01"/>
          <table:table-cell office:value-type="float" office:value="156.0"/>
          <table:table-cell office:value-type="float" office:value="18.0"/>
          <table:table-cell table:style-name="cellBest" office:value-type="float" office:value="0.01"/>
          <table:table-cell office:value-type="float" office:value="84.0"/>
          <table:table-cell office:value-type="float" office:value="6.0"/>
          <table:table-cell table:style-name="cellBest" office:value-type="float" office:value="0.01"/>
          <table:table-cell table:style-name="cellBest" office:value-type="float" office:value="38.0"/>
          <table:table-cell office:value-type="float" office:value="9.0"/>
          <table:table-cell table:style-name="cellBest" office:value-type="float" office:value="0.01"/>
          <table:table-cell table:style-name="cellBest" office:value-type="float" office:value="38.0"/>
          <table:table-cell office:value-type="float" office:value="9.0"/>
          <table:table-cell table:style-name="cellBest" office:value-type="float" office:value="0.01"/>
          <table:table-cell office:value-type="float" office:value="45.0"/>
          <table:table-cell office:value-type="float" office:value="9.0"/>
          <table:table-cell table:style-name="cellBest" office:value-type="float" office:value="0.01"/>
          <table:table-cell office:value-type="float" office:value="763.0"/>
          <table:table-cell table:style-name="cellBest" office:value-type="float" office:value="2.0"/>
          <table:table-cell office:value-type="float" office:value="0.02"/>
          <table:table-cell office:value-type="float" office:value="162.0"/>
          <table:table-cell office:value-type="float" office:value="29.0"/>
          <table:table-cell table:style-name="cellBest" office:value-type="float" office:value="0.01"/>
          <table:table-cell office:value-type="float" office:value="45.0"/>
          <table:table-cell office:value-type="float" office:value="9.0"/>
          <table:table-cell office:value-type="float" office:value="0.25"/>
          <table:table-cell table:style-name="cellWorst" office:value-type="float" office:value="10233.0"/>
          <table:table-cell table:style-name="cellWorst" office:value-type="float" office:value="31.0"/>
          <table:table-cell office:value-type="float" office:value="0.28"/>
          <table:table-cell table:style-name="cellWorst" office:value-type="float" office:value="10233.0"/>
          <table:table-cell table:style-name="cellWorst" office:value-type="float" office:value="31.0"/>
          <table:table-cell office:value-type="float" office:value="0.26"/>
          <table:table-cell table:style-name="cellWorst" office:value-type="float" office:value="10233.0"/>
          <table:table-cell table:style-name="cellWorst" office:value-type="float" office:value="31.0"/>
          <table:table-cell office:value-type="float" office:value="0.37"/>
          <table:table-cell table:style-name="cellWorst" office:value-type="float" office:value="10233.0"/>
          <table:table-cell table:style-name="cellWorst" office:value-type="float" office:value="31.0"/>
          <table:table-cell office:value-type="float" office:value="0.32"/>
          <table:table-cell table:style-name="cellWorst" office:value-type="float" office:value="10233.0"/>
          <table:table-cell table:style-name="cellWorst" office:value-type="float" office:value="31.0"/>
          <table:table-cell office:value-type="float" office:value="0.36"/>
          <table:table-cell table:style-name="cellWorst" office:value-type="float" office:value="10233.0"/>
          <table:table-cell table:style-name="cellWorst" office:value-type="float" office:value="31.0"/>
          <table:table-cell table:style-name="cellWorst" office:value-type="float" office:value="1200.0"/>
          <table:table-cell office:value-type="float" office:value="0.33"/>
          <table:table-cell table:style-name="cellWorst" office:value-type="float" office:value="10233.0"/>
          <table:table-cell table:style-name="cellWorst" office:value-type="float" office:value="31.0"/>
          <table:table-cell office:value-type="float" office:value="0.03"/>
          <table:table-cell office:value-type="float" office:value="828.0"/>
          <table:table-cell office:value-type="float" office:value="18.0"/>
          <table:table-cell office:value-type="float" office:value="0.03"/>
          <table:table-cell office:value-type="float" office:value="828.0"/>
          <table:table-cell office:value-type="float" office:value="18.0"/>
          <table:table-cell office:value-type="float" office:value="0.02"/>
          <table:table-cell office:value-type="float" office:value="828.0"/>
          <table:table-cell office:value-type="float" office:value="18.0"/>
          <table:table-cell office:value-type="float" office:value="0.03"/>
          <table:table-cell office:value-type="float" office:value="828.0"/>
          <table:table-cell office:value-type="float" office:value="18.0"/>
          <table:table-cell table:style-name="cellBest" office:value-type="float" office:value="0.01"/>
          <table:table-cell office:value-type="float" office:value="523.0"/>
          <table:table-cell office:value-type="float" office:value="15.0"/>
          <table:table-cell table:style-name="cellBest" office:value-type="float" office:value="0.01"/>
          <table:table-cell office:value-type="float" office:value="637.0"/>
          <table:table-cell table:style-name="cellBest" office:value-type="float" office:value="2.0"/>
          <table:table-cell table:style-name="cellBest" office:value-type="float" office:value="0.01"/>
          <table:table-cell office:value-type="float" office:value="637.0"/>
          <table:table-cell table:style-name="cellBest" office:value-type="float" office:value="2.0"/>
          <table:table-cell table:style-name="cellBest" office:value-type="float" office:value="0.01"/>
          <table:table-cell office:value-type="float" office:value="84.0"/>
          <table:table-cell office:value-type="float" office:value="15.0"/>
          <table:table-cell office:value-type="float" office:value="0.02"/>
          <table:table-cell office:value-type="float" office:value="652.0"/>
          <table:table-cell office:value-type="float" office:value="17.0"/>
          <table:table-cell table:style-name="cellBest" office:value-type="float" office:value="0.01"/>
          <table:table-cell office:value-type="float" office:value="763.0"/>
          <table:table-cell table:style-name="cellBest" office:value-type="float" office:value="2.0"/>
          <table:table-cell table:style-name="cellBest" office:value-type="float" office:value="0.01"/>
          <table:table-cell office:value-type="float" office:value="763.0"/>
          <table:table-cell table:style-name="cellBest" office:value-type="float" office:value="2.0"/>
          <table:table-cell table:style-name="cellBest" office:value-type="float" office:value="0.01"/>
          <table:table-cell office:value-type="float" office:value="45.0"/>
          <table:table-cell office:value-type="float" office:value="9.0"/>
          <table:table-cell office:value-type="float" office:value="0.02"/>
          <table:table-cell office:value-type="float" office:value="989.0"/>
          <table:table-cell office:value-type="float" office:value="19.0"/>
          <table:table-cell table:formula="of:=MIN([.$B53];[.$E53];[.$H53];[.$K53];[.$N53];[.$Q53];[.$T53];[.$W53];[.$Z53];[.$AC53];[.$AF53];[.$AI53];[.$AL53];[.$AO53];[.$AR53];[.$AS53];[.$AV53];[.$AY53];[.$BB53];[.$BE53];[.$BH53];[.$BK53];[.$BN53];[.$BQ53];[.$BT53];[.$BW53];[.$BZ53];[.$CC53];[.$CF53])" office:value-type="float"/>
          <table:table-cell table:formula="of:=MIN([.$C53];[.$F53];[.$I53];[.$L53];[.$O53];[.$R53];[.$U53];[.$X53];[.$AA53];[.$AD53];[.$AG53];[.$AJ53];[.$AM53];[.$AP53];[.$AT53];[.$AW53];[.$AZ53];[.$BC53];[.$BF53];[.$BI53];[.$BL53];[.$BO53];[.$BR53];[.$BU53];[.$BX53];[.$CA53];[.$CD53];[.$CG53])" office:value-type="float"/>
          <table:table-cell table:formula="of:=MIN([.$D53];[.$G53];[.$J53];[.$M53];[.$P53];[.$S53];[.$V53];[.$Y53];[.$AB53];[.$AE53];[.$AH53];[.$AK53];[.$AN53];[.$AQ53];[.$AU53];[.$AX53];[.$BA53];[.$BD53];[.$BG53];[.$BJ53];[.$BM53];[.$BP53];[.$BS53];[.$BV53];[.$BY53];[.$CB53];[.$CE53];[.$CH53])" office:value-type="float"/>
          <table:table-cell table:formula="of:=MEDIAN([.$B53];[.$E53];[.$H53];[.$K53];[.$N53];[.$Q53];[.$T53];[.$W53];[.$Z53];[.$AC53];[.$AF53];[.$AI53];[.$AL53];[.$AO53];[.$AR53];[.$AS53];[.$AV53];[.$AY53];[.$BB53];[.$BE53];[.$BH53];[.$BK53];[.$BN53];[.$BQ53];[.$BT53];[.$BW53];[.$BZ53];[.$CC53];[.$CF53])" office:value-type="float"/>
          <table:table-cell table:formula="of:=MEDIAN([.$C53];[.$F53];[.$I53];[.$L53];[.$O53];[.$R53];[.$U53];[.$X53];[.$AA53];[.$AD53];[.$AG53];[.$AJ53];[.$AM53];[.$AP53];[.$AT53];[.$AW53];[.$AZ53];[.$BC53];[.$BF53];[.$BI53];[.$BL53];[.$BO53];[.$BR53];[.$BU53];[.$BX53];[.$CA53];[.$CD53];[.$CG53])" office:value-type="float"/>
          <table:table-cell table:formula="of:=MEDIAN([.$D53];[.$G53];[.$J53];[.$M53];[.$P53];[.$S53];[.$V53];[.$Y53];[.$AB53];[.$AE53];[.$AH53];[.$AK53];[.$AN53];[.$AQ53];[.$AU53];[.$AX53];[.$BA53];[.$BD53];[.$BG53];[.$BJ53];[.$BM53];[.$BP53];[.$BS53];[.$BV53];[.$BY53];[.$CB53];[.$CE53];[.$CH53])" office:value-type="float"/>
          <table:table-cell table:formula="of:=MAX([.$B53];[.$E53];[.$H53];[.$K53];[.$N53];[.$Q53];[.$T53];[.$W53];[.$Z53];[.$AC53];[.$AF53];[.$AI53];[.$AL53];[.$AO53];[.$AR53];[.$AS53];[.$AV53];[.$AY53];[.$BB53];[.$BE53];[.$BH53];[.$BK53];[.$BN53];[.$BQ53];[.$BT53];[.$BW53];[.$BZ53];[.$CC53];[.$CF53])" office:value-type="float"/>
          <table:table-cell table:formula="of:=MAX([.$C53];[.$F53];[.$I53];[.$L53];[.$O53];[.$R53];[.$U53];[.$X53];[.$AA53];[.$AD53];[.$AG53];[.$AJ53];[.$AM53];[.$AP53];[.$AT53];[.$AW53];[.$AZ53];[.$BC53];[.$BF53];[.$BI53];[.$BL53];[.$BO53];[.$BR53];[.$BU53];[.$BX53];[.$CA53];[.$CD53];[.$CG53])" office:value-type="float"/>
          <table:table-cell table:formula="of:=MAX([.$D53];[.$G53];[.$J53];[.$M53];[.$P53];[.$S53];[.$V53];[.$Y53];[.$AB53];[.$AE53];[.$AH53];[.$AK53];[.$AN53];[.$AQ53];[.$AU53];[.$AX53];[.$BA53];[.$BD53];[.$BG53];[.$BJ53];[.$BM53];[.$BP53];[.$BS53];[.$BV53];[.$BY53];[.$CB53];[.$CE53];[.$CH53])" office:value-type="float"/>
        </table:table-row>
        <table:table-row table:style-name="ro1">
          <table:table-cell office:value-type="string">
            <text:p>random/random_s23_a2_c70_h19.lp</text:p>
          </table:table-cell>
          <table:table-cell office:value-type="float" office:value="0.01"/>
          <table:table-cell office:value-type="float" office:value="44.0"/>
          <table:table-cell office:value-type="float" office:value="3.0"/>
          <table:table-cell table:style-name="cellBest" office:value-type="float" office:value="0.0"/>
          <table:table-cell office:value-type="float" office:value="59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7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7.0"/>
          <table:table-cell table:style-name="cellBest" office:value-type="float" office:value="0.0"/>
          <table:table-cell office:value-type="float" office:value="0.01"/>
          <table:table-cell office:value-type="float" office:value="30.0"/>
          <table:table-cell office:value-type="float" office:value="7.0"/>
          <table:table-cell office:value-type="float" office:value="0.01"/>
          <table:table-cell office:value-type="float" office:value="306.0"/>
          <table:table-cell office:value-type="float" office:value="3.0"/>
          <table:table-cell office:value-type="float" office:value="0.01"/>
          <table:table-cell office:value-type="float" office:value="54.0"/>
          <table:table-cell office:value-type="float" office:value="8.0"/>
          <table:table-cell office:value-type="float" office:value="0.01"/>
          <table:table-cell office:value-type="float" office:value="30.0"/>
          <table:table-cell office:value-type="float" office:value="7.0"/>
          <table:table-cell office:value-type="float" office:value="0.15"/>
          <table:table-cell table:style-name="cellWorst" office:value-type="float" office:value="6053.0"/>
          <table:table-cell office:value-type="float" office:value="6.0"/>
          <table:table-cell office:value-type="float" office:value="0.13"/>
          <table:table-cell table:style-name="cellWorst" office:value-type="float" office:value="6053.0"/>
          <table:table-cell office:value-type="float" office:value="6.0"/>
          <table:table-cell office:value-type="float" office:value="0.15"/>
          <table:table-cell table:style-name="cellWorst" office:value-type="float" office:value="6053.0"/>
          <table:table-cell office:value-type="float" office:value="6.0"/>
          <table:table-cell office:value-type="float" office:value="0.17"/>
          <table:table-cell table:style-name="cellWorst" office:value-type="float" office:value="6053.0"/>
          <table:table-cell office:value-type="float" office:value="6.0"/>
          <table:table-cell office:value-type="float" office:value="0.18"/>
          <table:table-cell table:style-name="cellWorst" office:value-type="float" office:value="6053.0"/>
          <table:table-cell office:value-type="float" office:value="6.0"/>
          <table:table-cell office:value-type="float" office:value="0.13"/>
          <table:table-cell table:style-name="cellWorst" office:value-type="float" office:value="6053.0"/>
          <table:table-cell office:value-type="float" office:value="6.0"/>
          <table:table-cell table:style-name="cellWorst" office:value-type="float" office:value="1200.0"/>
          <table:table-cell office:value-type="float" office:value="0.18"/>
          <table:table-cell table:style-name="cellWorst" office:value-type="float" office:value="6053.0"/>
          <table:table-cell office:value-type="float" office:value="6.0"/>
          <table:table-cell office:value-type="float" office:value="0.01"/>
          <table:table-cell office:value-type="float" office:value="108.0"/>
          <table:table-cell office:value-type="float" office:value="6.0"/>
          <table:table-cell office:value-type="float" office:value="0.01"/>
          <table:table-cell office:value-type="float" office:value="108.0"/>
          <table:table-cell office:value-type="float" office:value="6.0"/>
          <table:table-cell office:value-type="float" office:value="0.01"/>
          <table:table-cell office:value-type="float" office:value="108.0"/>
          <table:table-cell office:value-type="float" office:value="6.0"/>
          <table:table-cell office:value-type="float" office:value="0.01"/>
          <table:table-cell office:value-type="float" office:value="108.0"/>
          <table:table-cell office:value-type="float" office:value="6.0"/>
          <table:table-cell table:style-name="cellBest" office:value-type="float" office:value="0.0"/>
          <table:table-cell office:value-type="float" office:value="73.0"/>
          <table:table-cell office:value-type="float" office:value="3.0"/>
          <table:table-cell office:value-type="float" office:value="0.01"/>
          <table:table-cell office:value-type="float" office:value="426.0"/>
          <table:table-cell office:value-type="float" office:value="3.0"/>
          <table:table-cell office:value-type="float" office:value="0.01"/>
          <table:table-cell office:value-type="float" office:value="426.0"/>
          <table:table-cell office:value-type="float" office:value="3.0"/>
          <table:table-cell office:value-type="float" office:value="0.01"/>
          <table:table-cell office:value-type="float" office:value="67.0"/>
          <table:table-cell office:value-type="float" office:value="4.0"/>
          <table:table-cell office:value-type="float" office:value="0.01"/>
          <table:table-cell office:value-type="float" office:value="107.0"/>
          <table:table-cell office:value-type="float" office:value="6.0"/>
          <table:table-cell office:value-type="float" office:value="0.01"/>
          <table:table-cell office:value-type="float" office:value="306.0"/>
          <table:table-cell office:value-type="float" office:value="3.0"/>
          <table:table-cell office:value-type="float" office:value="0.01"/>
          <table:table-cell office:value-type="float" office:value="306.0"/>
          <table:table-cell office:value-type="float" office:value="3.0"/>
          <table:table-cell office:value-type="float" office:value="0.01"/>
          <table:table-cell office:value-type="float" office:value="30.0"/>
          <table:table-cell office:value-type="float" office:value="7.0"/>
          <table:table-cell office:value-type="float" office:value="0.01"/>
          <table:table-cell office:value-type="float" office:value="107.0"/>
          <table:table-cell office:value-type="float" office:value="6.0"/>
          <table:table-cell table:formula="of:=MIN([.$B54];[.$E54];[.$H54];[.$K54];[.$N54];[.$Q54];[.$T54];[.$W54];[.$Z54];[.$AC54];[.$AF54];[.$AI54];[.$AL54];[.$AO54];[.$AR54];[.$AS54];[.$AV54];[.$AY54];[.$BB54];[.$BE54];[.$BH54];[.$BK54];[.$BN54];[.$BQ54];[.$BT54];[.$BW54];[.$BZ54];[.$CC54];[.$CF54])" office:value-type="float"/>
          <table:table-cell table:formula="of:=MIN([.$C54];[.$F54];[.$I54];[.$L54];[.$O54];[.$R54];[.$U54];[.$X54];[.$AA54];[.$AD54];[.$AG54];[.$AJ54];[.$AM54];[.$AP54];[.$AT54];[.$AW54];[.$AZ54];[.$BC54];[.$BF54];[.$BI54];[.$BL54];[.$BO54];[.$BR54];[.$BU54];[.$BX54];[.$CA54];[.$CD54];[.$CG54])" office:value-type="float"/>
          <table:table-cell table:formula="of:=MIN([.$D54];[.$G54];[.$J54];[.$M54];[.$P54];[.$S54];[.$V54];[.$Y54];[.$AB54];[.$AE54];[.$AH54];[.$AK54];[.$AN54];[.$AQ54];[.$AU54];[.$AX54];[.$BA54];[.$BD54];[.$BG54];[.$BJ54];[.$BM54];[.$BP54];[.$BS54];[.$BV54];[.$BY54];[.$CB54];[.$CE54];[.$CH54])" office:value-type="float"/>
          <table:table-cell table:formula="of:=MEDIAN([.$B54];[.$E54];[.$H54];[.$K54];[.$N54];[.$Q54];[.$T54];[.$W54];[.$Z54];[.$AC54];[.$AF54];[.$AI54];[.$AL54];[.$AO54];[.$AR54];[.$AS54];[.$AV54];[.$AY54];[.$BB54];[.$BE54];[.$BH54];[.$BK54];[.$BN54];[.$BQ54];[.$BT54];[.$BW54];[.$BZ54];[.$CC54];[.$CF54])" office:value-type="float"/>
          <table:table-cell table:formula="of:=MEDIAN([.$C54];[.$F54];[.$I54];[.$L54];[.$O54];[.$R54];[.$U54];[.$X54];[.$AA54];[.$AD54];[.$AG54];[.$AJ54];[.$AM54];[.$AP54];[.$AT54];[.$AW54];[.$AZ54];[.$BC54];[.$BF54];[.$BI54];[.$BL54];[.$BO54];[.$BR54];[.$BU54];[.$BX54];[.$CA54];[.$CD54];[.$CG54])" office:value-type="float"/>
          <table:table-cell table:formula="of:=MEDIAN([.$D54];[.$G54];[.$J54];[.$M54];[.$P54];[.$S54];[.$V54];[.$Y54];[.$AB54];[.$AE54];[.$AH54];[.$AK54];[.$AN54];[.$AQ54];[.$AU54];[.$AX54];[.$BA54];[.$BD54];[.$BG54];[.$BJ54];[.$BM54];[.$BP54];[.$BS54];[.$BV54];[.$BY54];[.$CB54];[.$CE54];[.$CH54])" office:value-type="float"/>
          <table:table-cell table:formula="of:=MAX([.$B54];[.$E54];[.$H54];[.$K54];[.$N54];[.$Q54];[.$T54];[.$W54];[.$Z54];[.$AC54];[.$AF54];[.$AI54];[.$AL54];[.$AO54];[.$AR54];[.$AS54];[.$AV54];[.$AY54];[.$BB54];[.$BE54];[.$BH54];[.$BK54];[.$BN54];[.$BQ54];[.$BT54];[.$BW54];[.$BZ54];[.$CC54];[.$CF54])" office:value-type="float"/>
          <table:table-cell table:formula="of:=MAX([.$C54];[.$F54];[.$I54];[.$L54];[.$O54];[.$R54];[.$U54];[.$X54];[.$AA54];[.$AD54];[.$AG54];[.$AJ54];[.$AM54];[.$AP54];[.$AT54];[.$AW54];[.$AZ54];[.$BC54];[.$BF54];[.$BI54];[.$BL54];[.$BO54];[.$BR54];[.$BU54];[.$BX54];[.$CA54];[.$CD54];[.$CG54])" office:value-type="float"/>
          <table:table-cell table:formula="of:=MAX([.$D54];[.$G54];[.$J54];[.$M54];[.$P54];[.$S54];[.$V54];[.$Y54];[.$AB54];[.$AE54];[.$AH54];[.$AK54];[.$AN54];[.$AQ54];[.$AU54];[.$AX54];[.$BA54];[.$BD54];[.$BG54];[.$BJ54];[.$BM54];[.$BP54];[.$BS54];[.$BV54];[.$BY54];[.$CB54];[.$CE54];[.$CH54])" office:value-type="float"/>
        </table:table-row>
        <table:table-row table:style-name="ro1">
          <table:table-cell office:value-type="string">
            <text:p>random/random_s23_a3_c70_h27.lp</text:p>
          </table:table-cell>
          <table:table-cell office:value-type="float" office:value="0.03"/>
          <table:table-cell office:value-type="float" office:value="178.0"/>
          <table:table-cell office:value-type="float" office:value="10.0"/>
          <table:table-cell table:style-name="cellBest" office:value-type="float" office:value="0.02"/>
          <table:table-cell office:value-type="float" office:value="1835.0"/>
          <table:table-cell office:value-type="float" office:value="6.0"/>
          <table:table-cell table:style-name="cellBest" office:value-type="float" office:value="0.02"/>
          <table:table-cell table:style-name="cellBest" office:value-type="float" office:value="77.0"/>
          <table:table-cell office:value-type="float" office:value="10.0"/>
          <table:table-cell table:style-name="cellBest" office:value-type="float" office:value="0.02"/>
          <table:table-cell table:style-name="cellBest" office:value-type="float" office:value="77.0"/>
          <table:table-cell office:value-type="float" office:value="10.0"/>
          <table:table-cell table:style-name="cellBest" office:value-type="float" office:value="0.02"/>
          <table:table-cell office:value-type="float" office:value="88.0"/>
          <table:table-cell office:value-type="float" office:value="12.0"/>
          <table:table-cell table:style-name="cellBest" office:value-type="float" office:value="0.02"/>
          <table:table-cell office:value-type="float" office:value="2385.0"/>
          <table:table-cell table:style-name="cellBest" office:value-type="float" office:value="4.0"/>
          <table:table-cell office:value-type="float" office:value="0.03"/>
          <table:table-cell office:value-type="float" office:value="274.0"/>
          <table:table-cell office:value-type="float" office:value="20.0"/>
          <table:table-cell table:style-name="cellBest" office:value-type="float" office:value="0.02"/>
          <table:table-cell office:value-type="float" office:value="88.0"/>
          <table:table-cell office:value-type="float" office:value="12.0"/>
          <table:table-cell office:value-type="float" office:value="0.44"/>
          <table:table-cell table:style-name="cellWorst" office:value-type="float" office:value="13615.0"/>
          <table:table-cell office:value-type="float" office:value="16.0"/>
          <table:table-cell office:value-type="float" office:value="0.48"/>
          <table:table-cell table:style-name="cellWorst" office:value-type="float" office:value="13615.0"/>
          <table:table-cell office:value-type="float" office:value="16.0"/>
          <table:table-cell office:value-type="float" office:value="0.38"/>
          <table:table-cell table:style-name="cellWorst" office:value-type="float" office:value="13615.0"/>
          <table:table-cell office:value-type="float" office:value="16.0"/>
          <table:table-cell office:value-type="float" office:value="0.39"/>
          <table:table-cell table:style-name="cellWorst" office:value-type="float" office:value="13615.0"/>
          <table:table-cell office:value-type="float" office:value="16.0"/>
          <table:table-cell office:value-type="float" office:value="0.37"/>
          <table:table-cell table:style-name="cellWorst" office:value-type="float" office:value="13615.0"/>
          <table:table-cell office:value-type="float" office:value="16.0"/>
          <table:table-cell office:value-type="float" office:value="0.52"/>
          <table:table-cell table:style-name="cellWorst" office:value-type="float" office:value="13615.0"/>
          <table:table-cell office:value-type="float" office:value="16.0"/>
          <table:table-cell table:style-name="cellWorst" office:value-type="float" office:value="1200.0"/>
          <table:table-cell office:value-type="float" office:value="0.46"/>
          <table:table-cell table:style-name="cellWorst" office:value-type="float" office:value="13615.0"/>
          <table:table-cell office:value-type="float" office:value="16.0"/>
          <table:table-cell office:value-type="float" office:value="0.03"/>
          <table:table-cell office:value-type="float" office:value="604.0"/>
          <table:table-cell office:value-type="float" office:value="16.0"/>
          <table:table-cell office:value-type="float" office:value="0.04"/>
          <table:table-cell office:value-type="float" office:value="604.0"/>
          <table:table-cell office:value-type="float" office:value="16.0"/>
          <table:table-cell office:value-type="float" office:value="0.03"/>
          <table:table-cell office:value-type="float" office:value="604.0"/>
          <table:table-cell office:value-type="float" office:value="16.0"/>
          <table:table-cell office:value-type="float" office:value="0.04"/>
          <table:table-cell office:value-type="float" office:value="604.0"/>
          <table:table-cell office:value-type="float" office:value="16.0"/>
          <table:table-cell office:value-type="float" office:value="0.04"/>
          <table:table-cell office:value-type="float" office:value="360.0"/>
          <table:table-cell office:value-type="float" office:value="16.0"/>
          <table:table-cell table:style-name="cellBest" office:value-type="float" office:value="0.02"/>
          <table:table-cell office:value-type="float" office:value="402.0"/>
          <table:table-cell office:value-type="float" office:value="6.0"/>
          <table:table-cell table:style-name="cellBest" office:value-type="float" office:value="0.02"/>
          <table:table-cell office:value-type="float" office:value="598.0"/>
          <table:table-cell office:value-type="float" office:value="7.0"/>
          <table:table-cell office:value-type="float" office:value="0.04"/>
          <table:table-cell office:value-type="float" office:value="230.0"/>
          <table:table-cell table:style-name="cellWorst" office:value-type="float" office:value="32.0"/>
          <table:table-cell office:value-type="float" office:value="0.03"/>
          <table:table-cell office:value-type="float" office:value="601.0"/>
          <table:table-cell office:value-type="float" office:value="16.0"/>
          <table:table-cell table:style-name="cellBest" office:value-type="float" office:value="0.02"/>
          <table:table-cell office:value-type="float" office:value="2385.0"/>
          <table:table-cell table:style-name="cellBest" office:value-type="float" office:value="4.0"/>
          <table:table-cell table:style-name="cellBest" office:value-type="float" office:value="0.02"/>
          <table:table-cell office:value-type="float" office:value="2385.0"/>
          <table:table-cell table:style-name="cellBest" office:value-type="float" office:value="4.0"/>
          <table:table-cell table:style-name="cellBest" office:value-type="float" office:value="0.02"/>
          <table:table-cell office:value-type="float" office:value="88.0"/>
          <table:table-cell office:value-type="float" office:value="12.0"/>
          <table:table-cell office:value-type="float" office:value="0.03"/>
          <table:table-cell office:value-type="float" office:value="603.0"/>
          <table:table-cell office:value-type="float" office:value="16.0"/>
          <table:table-cell table:formula="of:=MIN([.$B55];[.$E55];[.$H55];[.$K55];[.$N55];[.$Q55];[.$T55];[.$W55];[.$Z55];[.$AC55];[.$AF55];[.$AI55];[.$AL55];[.$AO55];[.$AR55];[.$AS55];[.$AV55];[.$AY55];[.$BB55];[.$BE55];[.$BH55];[.$BK55];[.$BN55];[.$BQ55];[.$BT55];[.$BW55];[.$BZ55];[.$CC55];[.$CF55])" office:value-type="float"/>
          <table:table-cell table:formula="of:=MIN([.$C55];[.$F55];[.$I55];[.$L55];[.$O55];[.$R55];[.$U55];[.$X55];[.$AA55];[.$AD55];[.$AG55];[.$AJ55];[.$AM55];[.$AP55];[.$AT55];[.$AW55];[.$AZ55];[.$BC55];[.$BF55];[.$BI55];[.$BL55];[.$BO55];[.$BR55];[.$BU55];[.$BX55];[.$CA55];[.$CD55];[.$CG55])" office:value-type="float"/>
          <table:table-cell table:formula="of:=MIN([.$D55];[.$G55];[.$J55];[.$M55];[.$P55];[.$S55];[.$V55];[.$Y55];[.$AB55];[.$AE55];[.$AH55];[.$AK55];[.$AN55];[.$AQ55];[.$AU55];[.$AX55];[.$BA55];[.$BD55];[.$BG55];[.$BJ55];[.$BM55];[.$BP55];[.$BS55];[.$BV55];[.$BY55];[.$CB55];[.$CE55];[.$CH55])" office:value-type="float"/>
          <table:table-cell table:formula="of:=MEDIAN([.$B55];[.$E55];[.$H55];[.$K55];[.$N55];[.$Q55];[.$T55];[.$W55];[.$Z55];[.$AC55];[.$AF55];[.$AI55];[.$AL55];[.$AO55];[.$AR55];[.$AS55];[.$AV55];[.$AY55];[.$BB55];[.$BE55];[.$BH55];[.$BK55];[.$BN55];[.$BQ55];[.$BT55];[.$BW55];[.$BZ55];[.$CC55];[.$CF55])" office:value-type="float"/>
          <table:table-cell table:formula="of:=MEDIAN([.$C55];[.$F55];[.$I55];[.$L55];[.$O55];[.$R55];[.$U55];[.$X55];[.$AA55];[.$AD55];[.$AG55];[.$AJ55];[.$AM55];[.$AP55];[.$AT55];[.$AW55];[.$AZ55];[.$BC55];[.$BF55];[.$BI55];[.$BL55];[.$BO55];[.$BR55];[.$BU55];[.$BX55];[.$CA55];[.$CD55];[.$CG55])" office:value-type="float"/>
          <table:table-cell table:formula="of:=MEDIAN([.$D55];[.$G55];[.$J55];[.$M55];[.$P55];[.$S55];[.$V55];[.$Y55];[.$AB55];[.$AE55];[.$AH55];[.$AK55];[.$AN55];[.$AQ55];[.$AU55];[.$AX55];[.$BA55];[.$BD55];[.$BG55];[.$BJ55];[.$BM55];[.$BP55];[.$BS55];[.$BV55];[.$BY55];[.$CB55];[.$CE55];[.$CH55])" office:value-type="float"/>
          <table:table-cell table:formula="of:=MAX([.$B55];[.$E55];[.$H55];[.$K55];[.$N55];[.$Q55];[.$T55];[.$W55];[.$Z55];[.$AC55];[.$AF55];[.$AI55];[.$AL55];[.$AO55];[.$AR55];[.$AS55];[.$AV55];[.$AY55];[.$BB55];[.$BE55];[.$BH55];[.$BK55];[.$BN55];[.$BQ55];[.$BT55];[.$BW55];[.$BZ55];[.$CC55];[.$CF55])" office:value-type="float"/>
          <table:table-cell table:formula="of:=MAX([.$C55];[.$F55];[.$I55];[.$L55];[.$O55];[.$R55];[.$U55];[.$X55];[.$AA55];[.$AD55];[.$AG55];[.$AJ55];[.$AM55];[.$AP55];[.$AT55];[.$AW55];[.$AZ55];[.$BC55];[.$BF55];[.$BI55];[.$BL55];[.$BO55];[.$BR55];[.$BU55];[.$BX55];[.$CA55];[.$CD55];[.$CG55])" office:value-type="float"/>
          <table:table-cell table:formula="of:=MAX([.$D55];[.$G55];[.$J55];[.$M55];[.$P55];[.$S55];[.$V55];[.$Y55];[.$AB55];[.$AE55];[.$AH55];[.$AK55];[.$AN55];[.$AQ55];[.$AU55];[.$AX55];[.$BA55];[.$BD55];[.$BG55];[.$BJ55];[.$BM55];[.$BP55];[.$BS55];[.$BV55];[.$BY55];[.$CB55];[.$CE55];[.$CH55])" office:value-type="float"/>
        </table:table-row>
        <table:table-row table:style-name="ro1">
          <table:table-cell office:value-type="string">
            <text:p>random/random_s24_a1_c70_h21.lp</text:p>
          </table:table-cell>
          <table:table-cell office:value-type="float" office:value="0.0"/>
          <table:table-cell office:value-type="float" office:value="17.0"/>
          <table:table-cell office:value-type="float" office:value="4.0"/>
          <table:table-cell office:value-type="float" office:value="0.0"/>
          <table:table-cell table:style-name="cellBest" office:value-type="float" office:value="6.0"/>
          <table:table-cell table:style-name="cellBest" office:value-type="float" office:value="2.0"/>
          <table:table-cell office:value-type="float" office:value="0.0"/>
          <table:table-cell table:style-name="cellBest" office:value-type="float" office:value="6.0"/>
          <table:table-cell table:style-name="cellBest" office:value-type="float" office:value="2.0"/>
          <table:table-cell office:value-type="float" office:value="0.0"/>
          <table:table-cell table:style-name="cellBest" office:value-type="float" office:value="6.0"/>
          <table:table-cell table:style-name="cellBest" office:value-type="float" office:value="2.0"/>
          <table:table-cell office:value-type="float" office:value="0.01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12.0"/>
          <table:table-cell table:style-name="cellWorst" office:value-type="float" office:value="8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8"/>
          <table:table-cell table:style-name="cellWorst" office:value-type="float" office:value="2387.0"/>
          <table:table-cell office:value-type="float" office:value="6.0"/>
          <table:table-cell office:value-type="float" office:value="0.1"/>
          <table:table-cell table:style-name="cellWorst" office:value-type="float" office:value="2387.0"/>
          <table:table-cell office:value-type="float" office:value="6.0"/>
          <table:table-cell office:value-type="float" office:value="0.12"/>
          <table:table-cell table:style-name="cellWorst" office:value-type="float" office:value="2387.0"/>
          <table:table-cell office:value-type="float" office:value="6.0"/>
          <table:table-cell office:value-type="float" office:value="0.09"/>
          <table:table-cell table:style-name="cellWorst" office:value-type="float" office:value="2387.0"/>
          <table:table-cell office:value-type="float" office:value="6.0"/>
          <table:table-cell office:value-type="float" office:value="0.08"/>
          <table:table-cell table:style-name="cellWorst" office:value-type="float" office:value="2387.0"/>
          <table:table-cell office:value-type="float" office:value="6.0"/>
          <table:table-cell office:value-type="float" office:value="0.13"/>
          <table:table-cell table:style-name="cellWorst" office:value-type="float" office:value="2387.0"/>
          <table:table-cell office:value-type="float" office:value="6.0"/>
          <table:table-cell table:style-name="cellWorst" office:value-type="float" office:value="1200.0"/>
          <table:table-cell office:value-type="float" office:value="0.12"/>
          <table:table-cell table:style-name="cellWorst" office:value-type="float" office:value="2387.0"/>
          <table:table-cell office:value-type="float" office:value="6.0"/>
          <table:table-cell office:value-type="float" office:value="0.0"/>
          <table:table-cell office:value-type="float" office:value="17.0"/>
          <table:table-cell office:value-type="float" office:value="4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8.0"/>
          <table:table-cell office:value-type="float" office:value="4.0"/>
          <table:table-cell office:value-type="float" office:value="0.0"/>
          <table:table-cell office:value-type="float" office:value="28.0"/>
          <table:table-cell office:value-type="float" office:value="4.0"/>
          <table:table-cell office:value-type="float" office:value="0.01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1"/>
          <table:table-cell office:value-type="float" office:value="8.0"/>
          <table:table-cell office:value-type="float" office:value="4.0"/>
          <table:table-cell office:value-type="float" office:value="0.0"/>
          <table:table-cell office:value-type="float" office:value="81.0"/>
          <table:table-cell office:value-type="float" office:value="4.0"/>
          <table:table-cell office:value-type="float" office:value="0.01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1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81.0"/>
          <table:table-cell office:value-type="float" office:value="4.0"/>
          <table:table-cell table:formula="of:=MIN([.$B56];[.$E56];[.$H56];[.$K56];[.$N56];[.$Q56];[.$T56];[.$W56];[.$Z56];[.$AC56];[.$AF56];[.$AI56];[.$AL56];[.$AO56];[.$AR56];[.$AS56];[.$AV56];[.$AY56];[.$BB56];[.$BE56];[.$BH56];[.$BK56];[.$BN56];[.$BQ56];[.$BT56];[.$BW56];[.$BZ56];[.$CC56];[.$CF56])" office:value-type="float"/>
          <table:table-cell table:formula="of:=MIN([.$C56];[.$F56];[.$I56];[.$L56];[.$O56];[.$R56];[.$U56];[.$X56];[.$AA56];[.$AD56];[.$AG56];[.$AJ56];[.$AM56];[.$AP56];[.$AT56];[.$AW56];[.$AZ56];[.$BC56];[.$BF56];[.$BI56];[.$BL56];[.$BO56];[.$BR56];[.$BU56];[.$BX56];[.$CA56];[.$CD56];[.$CG56])" office:value-type="float"/>
          <table:table-cell table:formula="of:=MIN([.$D56];[.$G56];[.$J56];[.$M56];[.$P56];[.$S56];[.$V56];[.$Y56];[.$AB56];[.$AE56];[.$AH56];[.$AK56];[.$AN56];[.$AQ56];[.$AU56];[.$AX56];[.$BA56];[.$BD56];[.$BG56];[.$BJ56];[.$BM56];[.$BP56];[.$BS56];[.$BV56];[.$BY56];[.$CB56];[.$CE56];[.$CH56])" office:value-type="float"/>
          <table:table-cell table:formula="of:=MEDIAN([.$B56];[.$E56];[.$H56];[.$K56];[.$N56];[.$Q56];[.$T56];[.$W56];[.$Z56];[.$AC56];[.$AF56];[.$AI56];[.$AL56];[.$AO56];[.$AR56];[.$AS56];[.$AV56];[.$AY56];[.$BB56];[.$BE56];[.$BH56];[.$BK56];[.$BN56];[.$BQ56];[.$BT56];[.$BW56];[.$BZ56];[.$CC56];[.$CF56])" office:value-type="float"/>
          <table:table-cell table:formula="of:=MEDIAN([.$C56];[.$F56];[.$I56];[.$L56];[.$O56];[.$R56];[.$U56];[.$X56];[.$AA56];[.$AD56];[.$AG56];[.$AJ56];[.$AM56];[.$AP56];[.$AT56];[.$AW56];[.$AZ56];[.$BC56];[.$BF56];[.$BI56];[.$BL56];[.$BO56];[.$BR56];[.$BU56];[.$BX56];[.$CA56];[.$CD56];[.$CG56])" office:value-type="float"/>
          <table:table-cell table:formula="of:=MEDIAN([.$D56];[.$G56];[.$J56];[.$M56];[.$P56];[.$S56];[.$V56];[.$Y56];[.$AB56];[.$AE56];[.$AH56];[.$AK56];[.$AN56];[.$AQ56];[.$AU56];[.$AX56];[.$BA56];[.$BD56];[.$BG56];[.$BJ56];[.$BM56];[.$BP56];[.$BS56];[.$BV56];[.$BY56];[.$CB56];[.$CE56];[.$CH56])" office:value-type="float"/>
          <table:table-cell table:formula="of:=MAX([.$B56];[.$E56];[.$H56];[.$K56];[.$N56];[.$Q56];[.$T56];[.$W56];[.$Z56];[.$AC56];[.$AF56];[.$AI56];[.$AL56];[.$AO56];[.$AR56];[.$AS56];[.$AV56];[.$AY56];[.$BB56];[.$BE56];[.$BH56];[.$BK56];[.$BN56];[.$BQ56];[.$BT56];[.$BW56];[.$BZ56];[.$CC56];[.$CF56])" office:value-type="float"/>
          <table:table-cell table:formula="of:=MAX([.$C56];[.$F56];[.$I56];[.$L56];[.$O56];[.$R56];[.$U56];[.$X56];[.$AA56];[.$AD56];[.$AG56];[.$AJ56];[.$AM56];[.$AP56];[.$AT56];[.$AW56];[.$AZ56];[.$BC56];[.$BF56];[.$BI56];[.$BL56];[.$BO56];[.$BR56];[.$BU56];[.$BX56];[.$CA56];[.$CD56];[.$CG56])" office:value-type="float"/>
          <table:table-cell table:formula="of:=MAX([.$D56];[.$G56];[.$J56];[.$M56];[.$P56];[.$S56];[.$V56];[.$Y56];[.$AB56];[.$AE56];[.$AH56];[.$AK56];[.$AN56];[.$AQ56];[.$AU56];[.$AX56];[.$BA56];[.$BD56];[.$BG56];[.$BJ56];[.$BM56];[.$BP56];[.$BS56];[.$BV56];[.$BY56];[.$CB56];[.$CE56];[.$CH56])" office:value-type="float"/>
        </table:table-row>
        <table:table-row table:style-name="ro1">
          <table:table-cell office:value-type="string">
            <text:p>random/random_s24_a2_c70_h23.lp</text:p>
          </table:table-cell>
          <table:table-cell office:value-type="float" office:value="0.01"/>
          <table:table-cell office:value-type="float" office:value="96.0"/>
          <table:table-cell office:value-type="float" office:value="5.0"/>
          <table:table-cell office:value-type="float" office:value="0.01"/>
          <table:table-cell office:value-type="float" office:value="678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33.0"/>
          <table:table-cell office:value-type="float" office:value="5.0"/>
          <table:table-cell office:value-type="float" office:value="0.01"/>
          <table:table-cell table:style-name="cellBest" office:value-type="float" office:value="33.0"/>
          <table:table-cell office:value-type="float" office:value="5.0"/>
          <table:table-cell office:value-type="float" office:value="0.01"/>
          <table:table-cell office:value-type="float" office:value="58.0"/>
          <table:table-cell office:value-type="float" office:value="6.0"/>
          <table:table-cell office:value-type="float" office:value="0.01"/>
          <table:table-cell office:value-type="float" office:value="426.0"/>
          <table:table-cell office:value-type="float" office:value="3.0"/>
          <table:table-cell office:value-type="float" office:value="0.01"/>
          <table:table-cell office:value-type="float" office:value="141.0"/>
          <table:table-cell office:value-type="float" office:value="14.0"/>
          <table:table-cell office:value-type="float" office:value="0.01"/>
          <table:table-cell office:value-type="float" office:value="58.0"/>
          <table:table-cell office:value-type="float" office:value="6.0"/>
          <table:table-cell office:value-type="float" office:value="0.35"/>
          <table:table-cell office:value-type="float" office:value="14135.0"/>
          <table:table-cell office:value-type="float" office:value="11.0"/>
          <table:table-cell office:value-type="float" office:value="0.47"/>
          <table:table-cell office:value-type="float" office:value="14135.0"/>
          <table:table-cell office:value-type="float" office:value="11.0"/>
          <table:table-cell office:value-type="float" office:value="0.42"/>
          <table:table-cell office:value-type="float" office:value="14137.0"/>
          <table:table-cell office:value-type="float" office:value="11.0"/>
          <table:table-cell office:value-type="float" office:value="0.51"/>
          <table:table-cell table:style-name="cellWorst" office:value-type="float" office:value="18817.0"/>
          <table:table-cell office:value-type="float" office:value="14.0"/>
          <table:table-cell office:value-type="float" office:value="0.33"/>
          <table:table-cell office:value-type="float" office:value="14135.0"/>
          <table:table-cell office:value-type="float" office:value="11.0"/>
          <table:table-cell office:value-type="float" office:value="0.45"/>
          <table:table-cell office:value-type="float" office:value="14135.0"/>
          <table:table-cell office:value-type="float" office:value="11.0"/>
          <table:table-cell table:style-name="cellWorst" office:value-type="float" office:value="1200.0"/>
          <table:table-cell office:value-type="float" office:value="0.56"/>
          <table:table-cell table:style-name="cellWorst" office:value-type="float" office:value="18817.0"/>
          <table:table-cell office:value-type="float" office:value="14.0"/>
          <table:table-cell office:value-type="float" office:value="0.01"/>
          <table:table-cell office:value-type="float" office:value="191.0"/>
          <table:table-cell office:value-type="float" office:value="8.0"/>
          <table:table-cell office:value-type="float" office:value="0.01"/>
          <table:table-cell office:value-type="float" office:value="191.0"/>
          <table:table-cell office:value-type="float" office:value="8.0"/>
          <table:table-cell office:value-type="float" office:value="0.01"/>
          <table:table-cell office:value-type="float" office:value="191.0"/>
          <table:table-cell office:value-type="float" office:value="8.0"/>
          <table:table-cell office:value-type="float" office:value="0.01"/>
          <table:table-cell office:value-type="float" office:value="191.0"/>
          <table:table-cell office:value-type="float" office:value="8.0"/>
          <table:table-cell office:value-type="float" office:value="0.01"/>
          <table:table-cell office:value-type="float" office:value="116.0"/>
          <table:table-cell office:value-type="float" office:value="5.0"/>
          <table:table-cell office:value-type="float" office:value="0.01"/>
          <table:table-cell office:value-type="float" office:value="819.0"/>
          <table:table-cell office:value-type="float" office:value="3.0"/>
          <table:table-cell office:value-type="float" office:value="0.01"/>
          <table:table-cell office:value-type="float" office:value="819.0"/>
          <table:table-cell office:value-type="float" office:value="3.0"/>
          <table:table-cell office:value-type="float" office:value="0.04"/>
          <table:table-cell office:value-type="float" office:value="370.0"/>
          <table:table-cell table:style-name="cellWorst" office:value-type="float" office:value="15.0"/>
          <table:table-cell office:value-type="float" office:value="0.01"/>
          <table:table-cell office:value-type="float" office:value="190.0"/>
          <table:table-cell office:value-type="float" office:value="8.0"/>
          <table:table-cell office:value-type="float" office:value="0.01"/>
          <table:table-cell office:value-type="float" office:value="426.0"/>
          <table:table-cell office:value-type="float" office:value="3.0"/>
          <table:table-cell office:value-type="float" office:value="0.01"/>
          <table:table-cell office:value-type="float" office:value="426.0"/>
          <table:table-cell office:value-type="float" office:value="3.0"/>
          <table:table-cell office:value-type="float" office:value="0.01"/>
          <table:table-cell office:value-type="float" office:value="58.0"/>
          <table:table-cell office:value-type="float" office:value="6.0"/>
          <table:table-cell office:value-type="float" office:value="0.01"/>
          <table:table-cell office:value-type="float" office:value="190.0"/>
          <table:table-cell office:value-type="float" office:value="8.0"/>
          <table:table-cell table:formula="of:=MIN([.$B57];[.$E57];[.$H57];[.$K57];[.$N57];[.$Q57];[.$T57];[.$W57];[.$Z57];[.$AC57];[.$AF57];[.$AI57];[.$AL57];[.$AO57];[.$AR57];[.$AS57];[.$AV57];[.$AY57];[.$BB57];[.$BE57];[.$BH57];[.$BK57];[.$BN57];[.$BQ57];[.$BT57];[.$BW57];[.$BZ57];[.$CC57];[.$CF57])" office:value-type="float"/>
          <table:table-cell table:formula="of:=MIN([.$C57];[.$F57];[.$I57];[.$L57];[.$O57];[.$R57];[.$U57];[.$X57];[.$AA57];[.$AD57];[.$AG57];[.$AJ57];[.$AM57];[.$AP57];[.$AT57];[.$AW57];[.$AZ57];[.$BC57];[.$BF57];[.$BI57];[.$BL57];[.$BO57];[.$BR57];[.$BU57];[.$BX57];[.$CA57];[.$CD57];[.$CG57])" office:value-type="float"/>
          <table:table-cell table:formula="of:=MIN([.$D57];[.$G57];[.$J57];[.$M57];[.$P57];[.$S57];[.$V57];[.$Y57];[.$AB57];[.$AE57];[.$AH57];[.$AK57];[.$AN57];[.$AQ57];[.$AU57];[.$AX57];[.$BA57];[.$BD57];[.$BG57];[.$BJ57];[.$BM57];[.$BP57];[.$BS57];[.$BV57];[.$BY57];[.$CB57];[.$CE57];[.$CH57])" office:value-type="float"/>
          <table:table-cell table:formula="of:=MEDIAN([.$B57];[.$E57];[.$H57];[.$K57];[.$N57];[.$Q57];[.$T57];[.$W57];[.$Z57];[.$AC57];[.$AF57];[.$AI57];[.$AL57];[.$AO57];[.$AR57];[.$AS57];[.$AV57];[.$AY57];[.$BB57];[.$BE57];[.$BH57];[.$BK57];[.$BN57];[.$BQ57];[.$BT57];[.$BW57];[.$BZ57];[.$CC57];[.$CF57])" office:value-type="float"/>
          <table:table-cell table:formula="of:=MEDIAN([.$C57];[.$F57];[.$I57];[.$L57];[.$O57];[.$R57];[.$U57];[.$X57];[.$AA57];[.$AD57];[.$AG57];[.$AJ57];[.$AM57];[.$AP57];[.$AT57];[.$AW57];[.$AZ57];[.$BC57];[.$BF57];[.$BI57];[.$BL57];[.$BO57];[.$BR57];[.$BU57];[.$BX57];[.$CA57];[.$CD57];[.$CG57])" office:value-type="float"/>
          <table:table-cell table:formula="of:=MEDIAN([.$D57];[.$G57];[.$J57];[.$M57];[.$P57];[.$S57];[.$V57];[.$Y57];[.$AB57];[.$AE57];[.$AH57];[.$AK57];[.$AN57];[.$AQ57];[.$AU57];[.$AX57];[.$BA57];[.$BD57];[.$BG57];[.$BJ57];[.$BM57];[.$BP57];[.$BS57];[.$BV57];[.$BY57];[.$CB57];[.$CE57];[.$CH57])" office:value-type="float"/>
          <table:table-cell table:formula="of:=MAX([.$B57];[.$E57];[.$H57];[.$K57];[.$N57];[.$Q57];[.$T57];[.$W57];[.$Z57];[.$AC57];[.$AF57];[.$AI57];[.$AL57];[.$AO57];[.$AR57];[.$AS57];[.$AV57];[.$AY57];[.$BB57];[.$BE57];[.$BH57];[.$BK57];[.$BN57];[.$BQ57];[.$BT57];[.$BW57];[.$BZ57];[.$CC57];[.$CF57])" office:value-type="float"/>
          <table:table-cell table:formula="of:=MAX([.$C57];[.$F57];[.$I57];[.$L57];[.$O57];[.$R57];[.$U57];[.$X57];[.$AA57];[.$AD57];[.$AG57];[.$AJ57];[.$AM57];[.$AP57];[.$AT57];[.$AW57];[.$AZ57];[.$BC57];[.$BF57];[.$BI57];[.$BL57];[.$BO57];[.$BR57];[.$BU57];[.$BX57];[.$CA57];[.$CD57];[.$CG57])" office:value-type="float"/>
          <table:table-cell table:formula="of:=MAX([.$D57];[.$G57];[.$J57];[.$M57];[.$P57];[.$S57];[.$V57];[.$Y57];[.$AB57];[.$AE57];[.$AH57];[.$AK57];[.$AN57];[.$AQ57];[.$AU57];[.$AX57];[.$BA57];[.$BD57];[.$BG57];[.$BJ57];[.$BM57];[.$BP57];[.$BS57];[.$BV57];[.$BY57];[.$CB57];[.$CE57];[.$CH57])" office:value-type="float"/>
        </table:table-row>
        <table:table-row table:style-name="ro1">
          <table:table-cell office:value-type="string">
            <text:p>random/random_s25_a3_c70_h17.lp</text:p>
          </table:table-cell>
          <table:table-cell office:value-type="float" office:value="0.02"/>
          <table:table-cell office:value-type="float" office:value="184.0"/>
          <table:table-cell office:value-type="float" office:value="7.0"/>
          <table:table-cell office:value-type="float" office:value="0.01"/>
          <table:table-cell office:value-type="float" office:value="215.0"/>
          <table:table-cell office:value-type="float" office:value="1.0"/>
          <table:table-cell office:value-type="float" office:value="0.01"/>
          <table:table-cell table:style-name="cellBest" office:value-type="float" office:value="31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31.0"/>
          <table:table-cell table:style-name="cellBest" office:value-type="float" office:value="0.0"/>
          <table:table-cell office:value-type="float" office:value="0.01"/>
          <table:table-cell office:value-type="float" office:value="58.0"/>
          <table:table-cell office:value-type="float" office:value="7.0"/>
          <table:table-cell office:value-type="float" office:value="0.01"/>
          <table:table-cell office:value-type="float" office:value="746.0"/>
          <table:table-cell office:value-type="float" office:value="1.0"/>
          <table:table-cell office:value-type="float" office:value="0.02"/>
          <table:table-cell office:value-type="float" office:value="188.0"/>
          <table:table-cell table:style-name="cellWorst" office:value-type="float" office:value="17.0"/>
          <table:table-cell office:value-type="float" office:value="0.01"/>
          <table:table-cell office:value-type="float" office:value="58.0"/>
          <table:table-cell office:value-type="float" office:value="7.0"/>
          <table:table-cell office:value-type="float" office:value="0.5"/>
          <table:table-cell table:style-name="cellWorst" office:value-type="float" office:value="18723.0"/>
          <table:table-cell office:value-type="float" office:value="9.0"/>
          <table:table-cell office:value-type="float" office:value="0.51"/>
          <table:table-cell table:style-name="cellWorst" office:value-type="float" office:value="18723.0"/>
          <table:table-cell office:value-type="float" office:value="9.0"/>
          <table:table-cell office:value-type="float" office:value="0.43"/>
          <table:table-cell table:style-name="cellWorst" office:value-type="float" office:value="18723.0"/>
          <table:table-cell office:value-type="float" office:value="9.0"/>
          <table:table-cell office:value-type="float" office:value="0.62"/>
          <table:table-cell table:style-name="cellWorst" office:value-type="float" office:value="18723.0"/>
          <table:table-cell office:value-type="float" office:value="9.0"/>
          <table:table-cell office:value-type="float" office:value="0.48"/>
          <table:table-cell table:style-name="cellWorst" office:value-type="float" office:value="18723.0"/>
          <table:table-cell office:value-type="float" office:value="9.0"/>
          <table:table-cell office:value-type="float" office:value="0.45"/>
          <table:table-cell table:style-name="cellWorst" office:value-type="float" office:value="18723.0"/>
          <table:table-cell office:value-type="float" office:value="9.0"/>
          <table:table-cell table:style-name="cellWorst" office:value-type="float" office:value="1200.0"/>
          <table:table-cell office:value-type="float" office:value="0.57"/>
          <table:table-cell table:style-name="cellWorst" office:value-type="float" office:value="18723.0"/>
          <table:table-cell office:value-type="float" office:value="9.0"/>
          <table:table-cell office:value-type="float" office:value="0.01"/>
          <table:table-cell office:value-type="float" office:value="81.0"/>
          <table:table-cell office:value-type="float" office:value="7.0"/>
          <table:table-cell office:value-type="float" office:value="0.01"/>
          <table:table-cell office:value-type="float" office:value="81.0"/>
          <table:table-cell office:value-type="float" office:value="7.0"/>
          <table:table-cell office:value-type="float" office:value="0.01"/>
          <table:table-cell office:value-type="float" office:value="81.0"/>
          <table:table-cell office:value-type="float" office:value="7.0"/>
          <table:table-cell office:value-type="float" office:value="0.01"/>
          <table:table-cell office:value-type="float" office:value="81.0"/>
          <table:table-cell office:value-type="float" office:value="7.0"/>
          <table:table-cell office:value-type="float" office:value="0.02"/>
          <table:table-cell office:value-type="float" office:value="205.0"/>
          <table:table-cell office:value-type="float" office:value="7.0"/>
          <table:table-cell office:value-type="float" office:value="0.01"/>
          <table:table-cell office:value-type="float" office:value="285.0"/>
          <table:table-cell office:value-type="float" office:value="3.0"/>
          <table:table-cell office:value-type="float" office:value="0.01"/>
          <table:table-cell office:value-type="float" office:value="285.0"/>
          <table:table-cell office:value-type="float" office:value="3.0"/>
          <table:table-cell office:value-type="float" office:value="0.01"/>
          <table:table-cell office:value-type="float" office:value="96.0"/>
          <table:table-cell office:value-type="float" office:value="3.0"/>
          <table:table-cell office:value-type="float" office:value="0.01"/>
          <table:table-cell office:value-type="float" office:value="79.0"/>
          <table:table-cell office:value-type="float" office:value="7.0"/>
          <table:table-cell office:value-type="float" office:value="0.01"/>
          <table:table-cell office:value-type="float" office:value="746.0"/>
          <table:table-cell office:value-type="float" office:value="1.0"/>
          <table:table-cell office:value-type="float" office:value="0.01"/>
          <table:table-cell office:value-type="float" office:value="746.0"/>
          <table:table-cell office:value-type="float" office:value="1.0"/>
          <table:table-cell office:value-type="float" office:value="0.01"/>
          <table:table-cell office:value-type="float" office:value="58.0"/>
          <table:table-cell office:value-type="float" office:value="7.0"/>
          <table:table-cell office:value-type="float" office:value="0.01"/>
          <table:table-cell office:value-type="float" office:value="79.0"/>
          <table:table-cell office:value-type="float" office:value="7.0"/>
          <table:table-cell table:formula="of:=MIN([.$B58];[.$E58];[.$H58];[.$K58];[.$N58];[.$Q58];[.$T58];[.$W58];[.$Z58];[.$AC58];[.$AF58];[.$AI58];[.$AL58];[.$AO58];[.$AR58];[.$AS58];[.$AV58];[.$AY58];[.$BB58];[.$BE58];[.$BH58];[.$BK58];[.$BN58];[.$BQ58];[.$BT58];[.$BW58];[.$BZ58];[.$CC58];[.$CF58])" office:value-type="float"/>
          <table:table-cell table:formula="of:=MIN([.$C58];[.$F58];[.$I58];[.$L58];[.$O58];[.$R58];[.$U58];[.$X58];[.$AA58];[.$AD58];[.$AG58];[.$AJ58];[.$AM58];[.$AP58];[.$AT58];[.$AW58];[.$AZ58];[.$BC58];[.$BF58];[.$BI58];[.$BL58];[.$BO58];[.$BR58];[.$BU58];[.$BX58];[.$CA58];[.$CD58];[.$CG58])" office:value-type="float"/>
          <table:table-cell table:formula="of:=MIN([.$D58];[.$G58];[.$J58];[.$M58];[.$P58];[.$S58];[.$V58];[.$Y58];[.$AB58];[.$AE58];[.$AH58];[.$AK58];[.$AN58];[.$AQ58];[.$AU58];[.$AX58];[.$BA58];[.$BD58];[.$BG58];[.$BJ58];[.$BM58];[.$BP58];[.$BS58];[.$BV58];[.$BY58];[.$CB58];[.$CE58];[.$CH58])" office:value-type="float"/>
          <table:table-cell table:formula="of:=MEDIAN([.$B58];[.$E58];[.$H58];[.$K58];[.$N58];[.$Q58];[.$T58];[.$W58];[.$Z58];[.$AC58];[.$AF58];[.$AI58];[.$AL58];[.$AO58];[.$AR58];[.$AS58];[.$AV58];[.$AY58];[.$BB58];[.$BE58];[.$BH58];[.$BK58];[.$BN58];[.$BQ58];[.$BT58];[.$BW58];[.$BZ58];[.$CC58];[.$CF58])" office:value-type="float"/>
          <table:table-cell table:formula="of:=MEDIAN([.$C58];[.$F58];[.$I58];[.$L58];[.$O58];[.$R58];[.$U58];[.$X58];[.$AA58];[.$AD58];[.$AG58];[.$AJ58];[.$AM58];[.$AP58];[.$AT58];[.$AW58];[.$AZ58];[.$BC58];[.$BF58];[.$BI58];[.$BL58];[.$BO58];[.$BR58];[.$BU58];[.$BX58];[.$CA58];[.$CD58];[.$CG58])" office:value-type="float"/>
          <table:table-cell table:formula="of:=MEDIAN([.$D58];[.$G58];[.$J58];[.$M58];[.$P58];[.$S58];[.$V58];[.$Y58];[.$AB58];[.$AE58];[.$AH58];[.$AK58];[.$AN58];[.$AQ58];[.$AU58];[.$AX58];[.$BA58];[.$BD58];[.$BG58];[.$BJ58];[.$BM58];[.$BP58];[.$BS58];[.$BV58];[.$BY58];[.$CB58];[.$CE58];[.$CH58])" office:value-type="float"/>
          <table:table-cell table:formula="of:=MAX([.$B58];[.$E58];[.$H58];[.$K58];[.$N58];[.$Q58];[.$T58];[.$W58];[.$Z58];[.$AC58];[.$AF58];[.$AI58];[.$AL58];[.$AO58];[.$AR58];[.$AS58];[.$AV58];[.$AY58];[.$BB58];[.$BE58];[.$BH58];[.$BK58];[.$BN58];[.$BQ58];[.$BT58];[.$BW58];[.$BZ58];[.$CC58];[.$CF58])" office:value-type="float"/>
          <table:table-cell table:formula="of:=MAX([.$C58];[.$F58];[.$I58];[.$L58];[.$O58];[.$R58];[.$U58];[.$X58];[.$AA58];[.$AD58];[.$AG58];[.$AJ58];[.$AM58];[.$AP58];[.$AT58];[.$AW58];[.$AZ58];[.$BC58];[.$BF58];[.$BI58];[.$BL58];[.$BO58];[.$BR58];[.$BU58];[.$BX58];[.$CA58];[.$CD58];[.$CG58])" office:value-type="float"/>
          <table:table-cell table:formula="of:=MAX([.$D58];[.$G58];[.$J58];[.$M58];[.$P58];[.$S58];[.$V58];[.$Y58];[.$AB58];[.$AE58];[.$AH58];[.$AK58];[.$AN58];[.$AQ58];[.$AU58];[.$AX58];[.$BA58];[.$BD58];[.$BG58];[.$BJ58];[.$BM58];[.$BP58];[.$BS58];[.$BV58];[.$BY58];[.$CB58];[.$CE58];[.$CH58])" office:value-type="float"/>
        </table:table-row>
        <table:table-row table:style-name="ro1">
          <table:table-cell office:value-type="string">
            <text:p>random/random_s26_a1_c70_h17.lp</text:p>
          </table:table-cell>
          <table:table-cell office:value-type="float" office:value="0.0"/>
          <table:table-cell office:value-type="float" office:value="10.0"/>
          <table:table-cell office:value-type="float" office:value="5.0"/>
          <table:table-cell office:value-type="float" office:value="0.0"/>
          <table:table-cell office:value-type="float" office:value="11.0"/>
          <table:table-cell table:style-name="cellBest" office:value-type="float" office:value="2.0"/>
          <table:table-cell office:value-type="float" office:value="0.0"/>
          <table:table-cell office:value-type="float" office:value="8.0"/>
          <table:table-cell office:value-type="float" office:value="4.0"/>
          <table:table-cell office:value-type="float" office:value="0.0"/>
          <table:table-cell office:value-type="float" office:value="8.0"/>
          <table:table-cell office:value-type="float" office:value="4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14.0"/>
          <table:table-cell table:style-name="cellWorst" office:value-type="float" office:value="9.0"/>
          <table:table-cell office:value-type="float" office:value="0.01"/>
          <table:table-cell office:value-type="float" office:value="12.0"/>
          <table:table-cell office:value-type="float" office:value="3.0"/>
          <table:table-cell office:value-type="float" office:value="0.09"/>
          <table:table-cell table:style-name="cellWorst" office:value-type="float" office:value="2438.0"/>
          <table:table-cell office:value-type="float" office:value="6.0"/>
          <table:table-cell office:value-type="float" office:value="0.07"/>
          <table:table-cell table:style-name="cellWorst" office:value-type="float" office:value="2438.0"/>
          <table:table-cell office:value-type="float" office:value="6.0"/>
          <table:table-cell office:value-type="float" office:value="0.09"/>
          <table:table-cell table:style-name="cellWorst" office:value-type="float" office:value="2438.0"/>
          <table:table-cell office:value-type="float" office:value="6.0"/>
          <table:table-cell office:value-type="float" office:value="0.07"/>
          <table:table-cell table:style-name="cellWorst" office:value-type="float" office:value="2438.0"/>
          <table:table-cell office:value-type="float" office:value="6.0"/>
          <table:table-cell office:value-type="float" office:value="0.07"/>
          <table:table-cell table:style-name="cellWorst" office:value-type="float" office:value="2438.0"/>
          <table:table-cell office:value-type="float" office:value="6.0"/>
          <table:table-cell office:value-type="float" office:value="0.07"/>
          <table:table-cell table:style-name="cellWorst" office:value-type="float" office:value="2438.0"/>
          <table:table-cell office:value-type="float" office:value="6.0"/>
          <table:table-cell table:style-name="cellWorst" office:value-type="float" office:value="1200.0"/>
          <table:table-cell office:value-type="float" office:value="0.07"/>
          <table:table-cell table:style-name="cellWorst" office:value-type="float" office:value="2438.0"/>
          <table:table-cell office:value-type="float" office:value="6.0"/>
          <table:table-cell office:value-type="float" office:value="0.0"/>
          <table:table-cell office:value-type="float" office:value="10.0"/>
          <table:table-cell office:value-type="float" office:value="5.0"/>
          <table:table-cell office:value-type="float" office:value="0.01"/>
          <table:table-cell office:value-type="float" office:value="11.0"/>
          <table:table-cell table:style-name="cellBest" office:value-type="float" office:value="2.0"/>
          <table:table-cell office:value-type="float" office:value="0.01"/>
          <table:table-cell office:value-type="float" office:value="11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7.0"/>
          <table:table-cell office:value-type="float" office:value="3.0"/>
          <table:table-cell office:value-type="float" office:value="0.0"/>
          <table:table-cell office:value-type="float" office:value="40.0"/>
          <table:table-cell office:value-type="float" office:value="6.0"/>
          <table:table-cell office:value-type="float" office:value="0.0"/>
          <table:table-cell office:value-type="float" office:value="18.0"/>
          <table:table-cell office:value-type="float" office:value="4.0"/>
          <table:table-cell office:value-type="float" office:value="0.01"/>
          <table:table-cell office:value-type="float" office:value="18.0"/>
          <table:table-cell office:value-type="float" office:value="4.0"/>
          <table:table-cell office:value-type="float" office:value="0.01"/>
          <table:table-cell office:value-type="float" office:value="20.0"/>
          <table:table-cell office:value-type="float" office:value="7.0"/>
          <table:table-cell office:value-type="float" office:value="0.0"/>
          <table:table-cell office:value-type="float" office:value="113.0"/>
          <table:table-cell office:value-type="float" office:value="5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113.0"/>
          <table:table-cell office:value-type="float" office:value="5.0"/>
          <table:table-cell table:formula="of:=MIN([.$B59];[.$E59];[.$H59];[.$K59];[.$N59];[.$Q59];[.$T59];[.$W59];[.$Z59];[.$AC59];[.$AF59];[.$AI59];[.$AL59];[.$AO59];[.$AR59];[.$AS59];[.$AV59];[.$AY59];[.$BB59];[.$BE59];[.$BH59];[.$BK59];[.$BN59];[.$BQ59];[.$BT59];[.$BW59];[.$BZ59];[.$CC59];[.$CF59])" office:value-type="float"/>
          <table:table-cell table:formula="of:=MIN([.$C59];[.$F59];[.$I59];[.$L59];[.$O59];[.$R59];[.$U59];[.$X59];[.$AA59];[.$AD59];[.$AG59];[.$AJ59];[.$AM59];[.$AP59];[.$AT59];[.$AW59];[.$AZ59];[.$BC59];[.$BF59];[.$BI59];[.$BL59];[.$BO59];[.$BR59];[.$BU59];[.$BX59];[.$CA59];[.$CD59];[.$CG59])" office:value-type="float"/>
          <table:table-cell table:formula="of:=MIN([.$D59];[.$G59];[.$J59];[.$M59];[.$P59];[.$S59];[.$V59];[.$Y59];[.$AB59];[.$AE59];[.$AH59];[.$AK59];[.$AN59];[.$AQ59];[.$AU59];[.$AX59];[.$BA59];[.$BD59];[.$BG59];[.$BJ59];[.$BM59];[.$BP59];[.$BS59];[.$BV59];[.$BY59];[.$CB59];[.$CE59];[.$CH59])" office:value-type="float"/>
          <table:table-cell table:formula="of:=MEDIAN([.$B59];[.$E59];[.$H59];[.$K59];[.$N59];[.$Q59];[.$T59];[.$W59];[.$Z59];[.$AC59];[.$AF59];[.$AI59];[.$AL59];[.$AO59];[.$AR59];[.$AS59];[.$AV59];[.$AY59];[.$BB59];[.$BE59];[.$BH59];[.$BK59];[.$BN59];[.$BQ59];[.$BT59];[.$BW59];[.$BZ59];[.$CC59];[.$CF59])" office:value-type="float"/>
          <table:table-cell table:formula="of:=MEDIAN([.$C59];[.$F59];[.$I59];[.$L59];[.$O59];[.$R59];[.$U59];[.$X59];[.$AA59];[.$AD59];[.$AG59];[.$AJ59];[.$AM59];[.$AP59];[.$AT59];[.$AW59];[.$AZ59];[.$BC59];[.$BF59];[.$BI59];[.$BL59];[.$BO59];[.$BR59];[.$BU59];[.$BX59];[.$CA59];[.$CD59];[.$CG59])" office:value-type="float"/>
          <table:table-cell table:formula="of:=MEDIAN([.$D59];[.$G59];[.$J59];[.$M59];[.$P59];[.$S59];[.$V59];[.$Y59];[.$AB59];[.$AE59];[.$AH59];[.$AK59];[.$AN59];[.$AQ59];[.$AU59];[.$AX59];[.$BA59];[.$BD59];[.$BG59];[.$BJ59];[.$BM59];[.$BP59];[.$BS59];[.$BV59];[.$BY59];[.$CB59];[.$CE59];[.$CH59])" office:value-type="float"/>
          <table:table-cell table:formula="of:=MAX([.$B59];[.$E59];[.$H59];[.$K59];[.$N59];[.$Q59];[.$T59];[.$W59];[.$Z59];[.$AC59];[.$AF59];[.$AI59];[.$AL59];[.$AO59];[.$AR59];[.$AS59];[.$AV59];[.$AY59];[.$BB59];[.$BE59];[.$BH59];[.$BK59];[.$BN59];[.$BQ59];[.$BT59];[.$BW59];[.$BZ59];[.$CC59];[.$CF59])" office:value-type="float"/>
          <table:table-cell table:formula="of:=MAX([.$C59];[.$F59];[.$I59];[.$L59];[.$O59];[.$R59];[.$U59];[.$X59];[.$AA59];[.$AD59];[.$AG59];[.$AJ59];[.$AM59];[.$AP59];[.$AT59];[.$AW59];[.$AZ59];[.$BC59];[.$BF59];[.$BI59];[.$BL59];[.$BO59];[.$BR59];[.$BU59];[.$BX59];[.$CA59];[.$CD59];[.$CG59])" office:value-type="float"/>
          <table:table-cell table:formula="of:=MAX([.$D59];[.$G59];[.$J59];[.$M59];[.$P59];[.$S59];[.$V59];[.$Y59];[.$AB59];[.$AE59];[.$AH59];[.$AK59];[.$AN59];[.$AQ59];[.$AU59];[.$AX59];[.$BA59];[.$BD59];[.$BG59];[.$BJ59];[.$BM59];[.$BP59];[.$BS59];[.$BV59];[.$BY59];[.$CB59];[.$CE59];[.$CH59])" office:value-type="float"/>
        </table:table-row>
        <table:table-row table:style-name="ro1">
          <table:table-cell office:value-type="string">
            <text:p>random/random_s26_a2_c70_h35.lp</text:p>
          </table:table-cell>
          <table:table-cell office:value-type="float" office:value="0.03"/>
          <table:table-cell office:value-type="float" office:value="277.0"/>
          <table:table-cell office:value-type="float" office:value="18.0"/>
          <table:table-cell table:style-name="cellBest" office:value-type="float" office:value="0.02"/>
          <table:table-cell office:value-type="float" office:value="615.0"/>
          <table:table-cell office:value-type="float" office:value="8.0"/>
          <table:table-cell table:style-name="cellBest" office:value-type="float" office:value="0.02"/>
          <table:table-cell office:value-type="float" office:value="97.0"/>
          <table:table-cell office:value-type="float" office:value="11.0"/>
          <table:table-cell table:style-name="cellBest" office:value-type="float" office:value="0.02"/>
          <table:table-cell office:value-type="float" office:value="97.0"/>
          <table:table-cell office:value-type="float" office:value="11.0"/>
          <table:table-cell office:value-type="float" office:value="0.03"/>
          <table:table-cell table:style-name="cellBest" office:value-type="float" office:value="75.0"/>
          <table:table-cell table:style-name="cellBest" office:value-type="float" office:value="6.0"/>
          <table:table-cell table:style-name="cellBest" office:value-type="float" office:value="0.02"/>
          <table:table-cell office:value-type="float" office:value="158.0"/>
          <table:table-cell office:value-type="float" office:value="7.0"/>
          <table:table-cell office:value-type="float" office:value="0.04"/>
          <table:table-cell office:value-type="float" office:value="290.0"/>
          <table:table-cell office:value-type="float" office:value="32.0"/>
          <table:table-cell table:style-name="cellBest" office:value-type="float" office:value="0.02"/>
          <table:table-cell table:style-name="cellBest" office:value-type="float" office:value="75.0"/>
          <table:table-cell table:style-name="cellBest" office:value-type="float" office:value="6.0"/>
          <table:table-cell office:value-type="float" office:value="1.87"/>
          <table:table-cell office:value-type="float" office:value="27583.0"/>
          <table:table-cell office:value-type="float" office:value="29.0"/>
          <table:table-cell office:value-type="float" office:value="1.85"/>
          <table:table-cell office:value-type="float" office:value="27583.0"/>
          <table:table-cell office:value-type="float" office:value="29.0"/>
          <table:table-cell office:value-type="float" office:value="1.77"/>
          <table:table-cell office:value-type="float" office:value="27950.0"/>
          <table:table-cell office:value-type="float" office:value="29.0"/>
          <table:table-cell office:value-type="float" office:value="2.11"/>
          <table:table-cell table:style-name="cellWorst" office:value-type="float" office:value="34536.0"/>
          <table:table-cell table:style-name="cellWorst" office:value-type="float" office:value="40.0"/>
          <table:table-cell office:value-type="float" office:value="2.05"/>
          <table:table-cell office:value-type="float" office:value="27583.0"/>
          <table:table-cell office:value-type="float" office:value="29.0"/>
          <table:table-cell office:value-type="float" office:value="2.21"/>
          <table:table-cell office:value-type="float" office:value="27583.0"/>
          <table:table-cell office:value-type="float" office:value="29.0"/>
          <table:table-cell table:style-name="cellWorst" office:value-type="float" office:value="1200.0"/>
          <table:table-cell office:value-type="float" office:value="2.53"/>
          <table:table-cell table:style-name="cellWorst" office:value-type="float" office:value="34536.0"/>
          <table:table-cell table:style-name="cellWorst" office:value-type="float" office:value="40.0"/>
          <table:table-cell office:value-type="float" office:value="0.04"/>
          <table:table-cell office:value-type="float" office:value="539.0"/>
          <table:table-cell office:value-type="float" office:value="19.0"/>
          <table:table-cell office:value-type="float" office:value="0.03"/>
          <table:table-cell office:value-type="float" office:value="539.0"/>
          <table:table-cell office:value-type="float" office:value="19.0"/>
          <table:table-cell office:value-type="float" office:value="0.03"/>
          <table:table-cell office:value-type="float" office:value="539.0"/>
          <table:table-cell office:value-type="float" office:value="19.0"/>
          <table:table-cell office:value-type="float" office:value="0.03"/>
          <table:table-cell office:value-type="float" office:value="539.0"/>
          <table:table-cell office:value-type="float" office:value="19.0"/>
          <table:table-cell office:value-type="float" office:value="0.03"/>
          <table:table-cell office:value-type="float" office:value="548.0"/>
          <table:table-cell office:value-type="float" office:value="19.0"/>
          <table:table-cell office:value-type="float" office:value="0.05"/>
          <table:table-cell office:value-type="float" office:value="570.0"/>
          <table:table-cell office:value-type="float" office:value="21.0"/>
          <table:table-cell office:value-type="float" office:value="0.04"/>
          <table:table-cell office:value-type="float" office:value="697.0"/>
          <table:table-cell office:value-type="float" office:value="20.0"/>
          <table:table-cell office:value-type="float" office:value="0.08"/>
          <table:table-cell office:value-type="float" office:value="486.0"/>
          <table:table-cell office:value-type="float" office:value="28.0"/>
          <table:table-cell office:value-type="float" office:value="0.03"/>
          <table:table-cell office:value-type="float" office:value="538.0"/>
          <table:table-cell office:value-type="float" office:value="19.0"/>
          <table:table-cell table:style-name="cellBest" office:value-type="float" office:value="0.02"/>
          <table:table-cell office:value-type="float" office:value="158.0"/>
          <table:table-cell office:value-type="float" office:value="7.0"/>
          <table:table-cell table:style-name="cellBest" office:value-type="float" office:value="0.02"/>
          <table:table-cell office:value-type="float" office:value="158.0"/>
          <table:table-cell office:value-type="float" office:value="7.0"/>
          <table:table-cell table:style-name="cellBest" office:value-type="float" office:value="0.02"/>
          <table:table-cell table:style-name="cellBest" office:value-type="float" office:value="75.0"/>
          <table:table-cell table:style-name="cellBest" office:value-type="float" office:value="6.0"/>
          <table:table-cell office:value-type="float" office:value="0.03"/>
          <table:table-cell office:value-type="float" office:value="537.0"/>
          <table:table-cell office:value-type="float" office:value="19.0"/>
          <table:table-cell table:formula="of:=MIN([.$B60];[.$E60];[.$H60];[.$K60];[.$N60];[.$Q60];[.$T60];[.$W60];[.$Z60];[.$AC60];[.$AF60];[.$AI60];[.$AL60];[.$AO60];[.$AR60];[.$AS60];[.$AV60];[.$AY60];[.$BB60];[.$BE60];[.$BH60];[.$BK60];[.$BN60];[.$BQ60];[.$BT60];[.$BW60];[.$BZ60];[.$CC60];[.$CF60])" office:value-type="float"/>
          <table:table-cell table:formula="of:=MIN([.$C60];[.$F60];[.$I60];[.$L60];[.$O60];[.$R60];[.$U60];[.$X60];[.$AA60];[.$AD60];[.$AG60];[.$AJ60];[.$AM60];[.$AP60];[.$AT60];[.$AW60];[.$AZ60];[.$BC60];[.$BF60];[.$BI60];[.$BL60];[.$BO60];[.$BR60];[.$BU60];[.$BX60];[.$CA60];[.$CD60];[.$CG60])" office:value-type="float"/>
          <table:table-cell table:formula="of:=MIN([.$D60];[.$G60];[.$J60];[.$M60];[.$P60];[.$S60];[.$V60];[.$Y60];[.$AB60];[.$AE60];[.$AH60];[.$AK60];[.$AN60];[.$AQ60];[.$AU60];[.$AX60];[.$BA60];[.$BD60];[.$BG60];[.$BJ60];[.$BM60];[.$BP60];[.$BS60];[.$BV60];[.$BY60];[.$CB60];[.$CE60];[.$CH60])" office:value-type="float"/>
          <table:table-cell table:formula="of:=MEDIAN([.$B60];[.$E60];[.$H60];[.$K60];[.$N60];[.$Q60];[.$T60];[.$W60];[.$Z60];[.$AC60];[.$AF60];[.$AI60];[.$AL60];[.$AO60];[.$AR60];[.$AS60];[.$AV60];[.$AY60];[.$BB60];[.$BE60];[.$BH60];[.$BK60];[.$BN60];[.$BQ60];[.$BT60];[.$BW60];[.$BZ60];[.$CC60];[.$CF60])" office:value-type="float"/>
          <table:table-cell table:formula="of:=MEDIAN([.$C60];[.$F60];[.$I60];[.$L60];[.$O60];[.$R60];[.$U60];[.$X60];[.$AA60];[.$AD60];[.$AG60];[.$AJ60];[.$AM60];[.$AP60];[.$AT60];[.$AW60];[.$AZ60];[.$BC60];[.$BF60];[.$BI60];[.$BL60];[.$BO60];[.$BR60];[.$BU60];[.$BX60];[.$CA60];[.$CD60];[.$CG60])" office:value-type="float"/>
          <table:table-cell table:formula="of:=MEDIAN([.$D60];[.$G60];[.$J60];[.$M60];[.$P60];[.$S60];[.$V60];[.$Y60];[.$AB60];[.$AE60];[.$AH60];[.$AK60];[.$AN60];[.$AQ60];[.$AU60];[.$AX60];[.$BA60];[.$BD60];[.$BG60];[.$BJ60];[.$BM60];[.$BP60];[.$BS60];[.$BV60];[.$BY60];[.$CB60];[.$CE60];[.$CH60])" office:value-type="float"/>
          <table:table-cell table:formula="of:=MAX([.$B60];[.$E60];[.$H60];[.$K60];[.$N60];[.$Q60];[.$T60];[.$W60];[.$Z60];[.$AC60];[.$AF60];[.$AI60];[.$AL60];[.$AO60];[.$AR60];[.$AS60];[.$AV60];[.$AY60];[.$BB60];[.$BE60];[.$BH60];[.$BK60];[.$BN60];[.$BQ60];[.$BT60];[.$BW60];[.$BZ60];[.$CC60];[.$CF60])" office:value-type="float"/>
          <table:table-cell table:formula="of:=MAX([.$C60];[.$F60];[.$I60];[.$L60];[.$O60];[.$R60];[.$U60];[.$X60];[.$AA60];[.$AD60];[.$AG60];[.$AJ60];[.$AM60];[.$AP60];[.$AT60];[.$AW60];[.$AZ60];[.$BC60];[.$BF60];[.$BI60];[.$BL60];[.$BO60];[.$BR60];[.$BU60];[.$BX60];[.$CA60];[.$CD60];[.$CG60])" office:value-type="float"/>
          <table:table-cell table:formula="of:=MAX([.$D60];[.$G60];[.$J60];[.$M60];[.$P60];[.$S60];[.$V60];[.$Y60];[.$AB60];[.$AE60];[.$AH60];[.$AK60];[.$AN60];[.$AQ60];[.$AU60];[.$AX60];[.$BA60];[.$BD60];[.$BG60];[.$BJ60];[.$BM60];[.$BP60];[.$BS60];[.$BV60];[.$BY60];[.$CB60];[.$CE60];[.$CH60])" office:value-type="float"/>
        </table:table-row>
        <table:table-row table:style-name="ro1">
          <table:table-cell office:value-type="string">
            <text:p>random/random_s26_a3_c70_h27.lp</text:p>
          </table:table-cell>
          <table:table-cell office:value-type="float" office:value="0.04"/>
          <table:table-cell office:value-type="float" office:value="330.0"/>
          <table:table-cell office:value-type="float" office:value="11.0"/>
          <table:table-cell table:style-name="cellBest" office:value-type="float" office:value="0.01"/>
          <table:table-cell office:value-type="float" office:value="399.0"/>
          <table:table-cell table:style-name="cellBest" office:value-type="float" office:value="1.0"/>
          <table:table-cell office:value-type="float" office:value="0.1"/>
          <table:table-cell office:value-type="float" office:value="648.0"/>
          <table:table-cell office:value-type="float" office:value="23.0"/>
          <table:table-cell office:value-type="float" office:value="0.11"/>
          <table:table-cell office:value-type="float" office:value="648.0"/>
          <table:table-cell office:value-type="float" office:value="23.0"/>
          <table:table-cell office:value-type="float" office:value="0.02"/>
          <table:table-cell table:style-name="cellBest" office:value-type="float" office:value="143.0"/>
          <table:table-cell office:value-type="float" office:value="24.0"/>
          <table:table-cell office:value-type="float" office:value="0.02"/>
          <table:table-cell office:value-type="float" office:value="2549.0"/>
          <table:table-cell office:value-type="float" office:value="7.0"/>
          <table:table-cell office:value-type="float" office:value="0.04"/>
          <table:table-cell office:value-type="float" office:value="281.0"/>
          <table:table-cell office:value-type="float" office:value="14.0"/>
          <table:table-cell office:value-type="float" office:value="0.02"/>
          <table:table-cell table:style-name="cellBest" office:value-type="float" office:value="143.0"/>
          <table:table-cell office:value-type="float" office:value="24.0"/>
          <table:table-cell office:value-type="float" office:value="8.28"/>
          <table:table-cell office:value-type="float" office:value="262513.0"/>
          <table:table-cell table:style-name="cellWorst" office:value-type="float" office:value="3432.0"/>
          <table:table-cell office:value-type="float" office:value="7.61"/>
          <table:table-cell office:value-type="float" office:value="262513.0"/>
          <table:table-cell table:style-name="cellWorst" office:value-type="float" office:value="3432.0"/>
          <table:table-cell office:value-type="float" office:value="2.5"/>
          <table:table-cell office:value-type="float" office:value="71354.0"/>
          <table:table-cell office:value-type="float" office:value="175.0"/>
          <table:table-cell office:value-type="float" office:value="7.92"/>
          <table:table-cell table:style-name="cellWorst" office:value-type="float" office:value="362429.0"/>
          <table:table-cell office:value-type="float" office:value="1607.0"/>
          <table:table-cell office:value-type="float" office:value="8.72"/>
          <table:table-cell office:value-type="float" office:value="262513.0"/>
          <table:table-cell table:style-name="cellWorst" office:value-type="float" office:value="3432.0"/>
          <table:table-cell office:value-type="float" office:value="7.0"/>
          <table:table-cell office:value-type="float" office:value="262513.0"/>
          <table:table-cell table:style-name="cellWorst" office:value-type="float" office:value="3432.0"/>
          <table:table-cell table:style-name="cellWorst" office:value-type="float" office:value="1200.0"/>
          <table:table-cell office:value-type="float" office:value="7.84"/>
          <table:table-cell table:style-name="cellWorst" office:value-type="float" office:value="362429.0"/>
          <table:table-cell office:value-type="float" office:value="1607.0"/>
          <table:table-cell office:value-type="float" office:value="0.05"/>
          <table:table-cell office:value-type="float" office:value="330.0"/>
          <table:table-cell office:value-type="float" office:value="13.0"/>
          <table:table-cell office:value-type="float" office:value="0.05"/>
          <table:table-cell office:value-type="float" office:value="330.0"/>
          <table:table-cell office:value-type="float" office:value="13.0"/>
          <table:table-cell office:value-type="float" office:value="0.06"/>
          <table:table-cell office:value-type="float" office:value="330.0"/>
          <table:table-cell office:value-type="float" office:value="13.0"/>
          <table:table-cell office:value-type="float" office:value="0.06"/>
          <table:table-cell office:value-type="float" office:value="330.0"/>
          <table:table-cell office:value-type="float" office:value="13.0"/>
          <table:table-cell office:value-type="float" office:value="0.04"/>
          <table:table-cell office:value-type="float" office:value="464.0"/>
          <table:table-cell office:value-type="float" office:value="11.0"/>
          <table:table-cell office:value-type="float" office:value="0.03"/>
          <table:table-cell office:value-type="float" office:value="1494.0"/>
          <table:table-cell office:value-type="float" office:value="6.0"/>
          <table:table-cell office:value-type="float" office:value="0.02"/>
          <table:table-cell office:value-type="float" office:value="1284.0"/>
          <table:table-cell office:value-type="float" office:value="5.0"/>
          <table:table-cell office:value-type="float" office:value="0.54"/>
          <table:table-cell office:value-type="float" office:value="2946.0"/>
          <table:table-cell office:value-type="float" office:value="114.0"/>
          <table:table-cell office:value-type="float" office:value="0.05"/>
          <table:table-cell office:value-type="float" office:value="328.0"/>
          <table:table-cell office:value-type="float" office:value="13.0"/>
          <table:table-cell office:value-type="float" office:value="0.02"/>
          <table:table-cell office:value-type="float" office:value="2549.0"/>
          <table:table-cell office:value-type="float" office:value="7.0"/>
          <table:table-cell office:value-type="float" office:value="0.02"/>
          <table:table-cell office:value-type="float" office:value="2549.0"/>
          <table:table-cell office:value-type="float" office:value="7.0"/>
          <table:table-cell office:value-type="float" office:value="0.02"/>
          <table:table-cell table:style-name="cellBest" office:value-type="float" office:value="143.0"/>
          <table:table-cell office:value-type="float" office:value="24.0"/>
          <table:table-cell office:value-type="float" office:value="0.05"/>
          <table:table-cell office:value-type="float" office:value="328.0"/>
          <table:table-cell office:value-type="float" office:value="13.0"/>
          <table:table-cell table:formula="of:=MIN([.$B61];[.$E61];[.$H61];[.$K61];[.$N61];[.$Q61];[.$T61];[.$W61];[.$Z61];[.$AC61];[.$AF61];[.$AI61];[.$AL61];[.$AO61];[.$AR61];[.$AS61];[.$AV61];[.$AY61];[.$BB61];[.$BE61];[.$BH61];[.$BK61];[.$BN61];[.$BQ61];[.$BT61];[.$BW61];[.$BZ61];[.$CC61];[.$CF61])" office:value-type="float"/>
          <table:table-cell table:formula="of:=MIN([.$C61];[.$F61];[.$I61];[.$L61];[.$O61];[.$R61];[.$U61];[.$X61];[.$AA61];[.$AD61];[.$AG61];[.$AJ61];[.$AM61];[.$AP61];[.$AT61];[.$AW61];[.$AZ61];[.$BC61];[.$BF61];[.$BI61];[.$BL61];[.$BO61];[.$BR61];[.$BU61];[.$BX61];[.$CA61];[.$CD61];[.$CG61])" office:value-type="float"/>
          <table:table-cell table:formula="of:=MIN([.$D61];[.$G61];[.$J61];[.$M61];[.$P61];[.$S61];[.$V61];[.$Y61];[.$AB61];[.$AE61];[.$AH61];[.$AK61];[.$AN61];[.$AQ61];[.$AU61];[.$AX61];[.$BA61];[.$BD61];[.$BG61];[.$BJ61];[.$BM61];[.$BP61];[.$BS61];[.$BV61];[.$BY61];[.$CB61];[.$CE61];[.$CH61])" office:value-type="float"/>
          <table:table-cell table:formula="of:=MEDIAN([.$B61];[.$E61];[.$H61];[.$K61];[.$N61];[.$Q61];[.$T61];[.$W61];[.$Z61];[.$AC61];[.$AF61];[.$AI61];[.$AL61];[.$AO61];[.$AR61];[.$AS61];[.$AV61];[.$AY61];[.$BB61];[.$BE61];[.$BH61];[.$BK61];[.$BN61];[.$BQ61];[.$BT61];[.$BW61];[.$BZ61];[.$CC61];[.$CF61])" office:value-type="float"/>
          <table:table-cell table:formula="of:=MEDIAN([.$C61];[.$F61];[.$I61];[.$L61];[.$O61];[.$R61];[.$U61];[.$X61];[.$AA61];[.$AD61];[.$AG61];[.$AJ61];[.$AM61];[.$AP61];[.$AT61];[.$AW61];[.$AZ61];[.$BC61];[.$BF61];[.$BI61];[.$BL61];[.$BO61];[.$BR61];[.$BU61];[.$BX61];[.$CA61];[.$CD61];[.$CG61])" office:value-type="float"/>
          <table:table-cell table:formula="of:=MEDIAN([.$D61];[.$G61];[.$J61];[.$M61];[.$P61];[.$S61];[.$V61];[.$Y61];[.$AB61];[.$AE61];[.$AH61];[.$AK61];[.$AN61];[.$AQ61];[.$AU61];[.$AX61];[.$BA61];[.$BD61];[.$BG61];[.$BJ61];[.$BM61];[.$BP61];[.$BS61];[.$BV61];[.$BY61];[.$CB61];[.$CE61];[.$CH61])" office:value-type="float"/>
          <table:table-cell table:formula="of:=MAX([.$B61];[.$E61];[.$H61];[.$K61];[.$N61];[.$Q61];[.$T61];[.$W61];[.$Z61];[.$AC61];[.$AF61];[.$AI61];[.$AL61];[.$AO61];[.$AR61];[.$AS61];[.$AV61];[.$AY61];[.$BB61];[.$BE61];[.$BH61];[.$BK61];[.$BN61];[.$BQ61];[.$BT61];[.$BW61];[.$BZ61];[.$CC61];[.$CF61])" office:value-type="float"/>
          <table:table-cell table:formula="of:=MAX([.$C61];[.$F61];[.$I61];[.$L61];[.$O61];[.$R61];[.$U61];[.$X61];[.$AA61];[.$AD61];[.$AG61];[.$AJ61];[.$AM61];[.$AP61];[.$AT61];[.$AW61];[.$AZ61];[.$BC61];[.$BF61];[.$BI61];[.$BL61];[.$BO61];[.$BR61];[.$BU61];[.$BX61];[.$CA61];[.$CD61];[.$CG61])" office:value-type="float"/>
          <table:table-cell table:formula="of:=MAX([.$D61];[.$G61];[.$J61];[.$M61];[.$P61];[.$S61];[.$V61];[.$Y61];[.$AB61];[.$AE61];[.$AH61];[.$AK61];[.$AN61];[.$AQ61];[.$AU61];[.$AX61];[.$BA61];[.$BD61];[.$BG61];[.$BJ61];[.$BM61];[.$BP61];[.$BS61];[.$BV61];[.$BY61];[.$CB61];[.$CE61];[.$CH61])" office:value-type="float"/>
        </table:table-row>
        <table:table-row table:style-name="ro1">
          <table:table-cell office:value-type="string">
            <text:p>random/random_s27_a2_c70_h15.lp</text:p>
          </table:table-cell>
          <table:table-cell office:value-type="float" office:value="0.01"/>
          <table:table-cell office:value-type="float" office:value="24.0"/>
          <table:table-cell office:value-type="float" office:value="3.0"/>
          <table:table-cell table:style-name="cellBest" office:value-type="float" office:value="0.0"/>
          <table:table-cell office:value-type="float" office:value="36.0"/>
          <table:table-cell table:style-name="cellBest" office:value-type="float" office:value="1.0"/>
          <table:table-cell table:style-name="cellBest" office:value-type="float" office:value="0.0"/>
          <table:table-cell table:style-name="cellBest" office:value-type="float" office:value="13.0"/>
          <table:table-cell table:style-name="cellBest" office:value-type="float" office:value="1.0"/>
          <table:table-cell table:style-name="cellBest" office:value-type="float" office:value="0.0"/>
          <table:table-cell table:style-name="cellBest" office:value-type="float" office:value="13.0"/>
          <table:table-cell table:style-name="cellBest" office:value-type="float" office:value="1.0"/>
          <table:table-cell office:value-type="float" office:value="0.01"/>
          <table:table-cell office:value-type="float" office:value="31.0"/>
          <table:table-cell office:value-type="float" office:value="8.0"/>
          <table:table-cell office:value-type="float" office:value="0.01"/>
          <table:table-cell office:value-type="float" office:value="177.0"/>
          <table:table-cell office:value-type="float" office:value="4.0"/>
          <table:table-cell office:value-type="float" office:value="0.01"/>
          <table:table-cell office:value-type="float" office:value="33.0"/>
          <table:table-cell office:value-type="float" office:value="7.0"/>
          <table:table-cell office:value-type="float" office:value="0.01"/>
          <table:table-cell office:value-type="float" office:value="31.0"/>
          <table:table-cell office:value-type="float" office:value="8.0"/>
          <table:table-cell office:value-type="float" office:value="0.38"/>
          <table:table-cell table:style-name="cellWorst" office:value-type="float" office:value="11140.0"/>
          <table:table-cell office:value-type="float" office:value="7.0"/>
          <table:table-cell office:value-type="float" office:value="0.37"/>
          <table:table-cell table:style-name="cellWorst" office:value-type="float" office:value="11140.0"/>
          <table:table-cell office:value-type="float" office:value="7.0"/>
          <table:table-cell office:value-type="float" office:value="0.43"/>
          <table:table-cell table:style-name="cellWorst" office:value-type="float" office:value="11140.0"/>
          <table:table-cell office:value-type="float" office:value="7.0"/>
          <table:table-cell office:value-type="float" office:value="0.4"/>
          <table:table-cell table:style-name="cellWorst" office:value-type="float" office:value="11140.0"/>
          <table:table-cell office:value-type="float" office:value="7.0"/>
          <table:table-cell office:value-type="float" office:value="0.31"/>
          <table:table-cell table:style-name="cellWorst" office:value-type="float" office:value="11140.0"/>
          <table:table-cell office:value-type="float" office:value="7.0"/>
          <table:table-cell office:value-type="float" office:value="0.32"/>
          <table:table-cell table:style-name="cellWorst" office:value-type="float" office:value="11140.0"/>
          <table:table-cell office:value-type="float" office:value="7.0"/>
          <table:table-cell table:style-name="cellWorst" office:value-type="float" office:value="1200.0"/>
          <table:table-cell office:value-type="float" office:value="0.41"/>
          <table:table-cell table:style-name="cellWorst" office:value-type="float" office:value="11140.0"/>
          <table:table-cell office:value-type="float" office:value="7.0"/>
          <table:table-cell office:value-type="float" office:value="0.01"/>
          <table:table-cell office:value-type="float" office:value="60.0"/>
          <table:table-cell office:value-type="float" office:value="7.0"/>
          <table:table-cell office:value-type="float" office:value="0.01"/>
          <table:table-cell office:value-type="float" office:value="60.0"/>
          <table:table-cell office:value-type="float" office:value="7.0"/>
          <table:table-cell office:value-type="float" office:value="0.01"/>
          <table:table-cell office:value-type="float" office:value="60.0"/>
          <table:table-cell office:value-type="float" office:value="7.0"/>
          <table:table-cell office:value-type="float" office:value="0.01"/>
          <table:table-cell office:value-type="float" office:value="60.0"/>
          <table:table-cell office:value-type="float" office:value="7.0"/>
          <table:table-cell office:value-type="float" office:value="0.01"/>
          <table:table-cell office:value-type="float" office:value="52.0"/>
          <table:table-cell office:value-type="float" office:value="3.0"/>
          <table:table-cell office:value-type="float" office:value="0.01"/>
          <table:table-cell office:value-type="float" office:value="254.0"/>
          <table:table-cell office:value-type="float" office:value="5.0"/>
          <table:table-cell office:value-type="float" office:value="0.01"/>
          <table:table-cell office:value-type="float" office:value="283.0"/>
          <table:table-cell office:value-type="float" office:value="4.0"/>
          <table:table-cell office:value-type="float" office:value="0.01"/>
          <table:table-cell office:value-type="float" office:value="33.0"/>
          <table:table-cell office:value-type="float" office:value="3.0"/>
          <table:table-cell office:value-type="float" office:value="0.01"/>
          <table:table-cell office:value-type="float" office:value="56.0"/>
          <table:table-cell office:value-type="float" office:value="6.0"/>
          <table:table-cell office:value-type="float" office:value="0.01"/>
          <table:table-cell office:value-type="float" office:value="177.0"/>
          <table:table-cell office:value-type="float" office:value="4.0"/>
          <table:table-cell office:value-type="float" office:value="0.01"/>
          <table:table-cell office:value-type="float" office:value="177.0"/>
          <table:table-cell office:value-type="float" office:value="4.0"/>
          <table:table-cell office:value-type="float" office:value="0.01"/>
          <table:table-cell office:value-type="float" office:value="31.0"/>
          <table:table-cell office:value-type="float" office:value="8.0"/>
          <table:table-cell office:value-type="float" office:value="0.01"/>
          <table:table-cell office:value-type="float" office:value="56.0"/>
          <table:table-cell office:value-type="float" office:value="6.0"/>
          <table:table-cell table:formula="of:=MIN([.$B62];[.$E62];[.$H62];[.$K62];[.$N62];[.$Q62];[.$T62];[.$W62];[.$Z62];[.$AC62];[.$AF62];[.$AI62];[.$AL62];[.$AO62];[.$AR62];[.$AS62];[.$AV62];[.$AY62];[.$BB62];[.$BE62];[.$BH62];[.$BK62];[.$BN62];[.$BQ62];[.$BT62];[.$BW62];[.$BZ62];[.$CC62];[.$CF62])" office:value-type="float"/>
          <table:table-cell table:formula="of:=MIN([.$C62];[.$F62];[.$I62];[.$L62];[.$O62];[.$R62];[.$U62];[.$X62];[.$AA62];[.$AD62];[.$AG62];[.$AJ62];[.$AM62];[.$AP62];[.$AT62];[.$AW62];[.$AZ62];[.$BC62];[.$BF62];[.$BI62];[.$BL62];[.$BO62];[.$BR62];[.$BU62];[.$BX62];[.$CA62];[.$CD62];[.$CG62])" office:value-type="float"/>
          <table:table-cell table:formula="of:=MIN([.$D62];[.$G62];[.$J62];[.$M62];[.$P62];[.$S62];[.$V62];[.$Y62];[.$AB62];[.$AE62];[.$AH62];[.$AK62];[.$AN62];[.$AQ62];[.$AU62];[.$AX62];[.$BA62];[.$BD62];[.$BG62];[.$BJ62];[.$BM62];[.$BP62];[.$BS62];[.$BV62];[.$BY62];[.$CB62];[.$CE62];[.$CH62])" office:value-type="float"/>
          <table:table-cell table:formula="of:=MEDIAN([.$B62];[.$E62];[.$H62];[.$K62];[.$N62];[.$Q62];[.$T62];[.$W62];[.$Z62];[.$AC62];[.$AF62];[.$AI62];[.$AL62];[.$AO62];[.$AR62];[.$AS62];[.$AV62];[.$AY62];[.$BB62];[.$BE62];[.$BH62];[.$BK62];[.$BN62];[.$BQ62];[.$BT62];[.$BW62];[.$BZ62];[.$CC62];[.$CF62])" office:value-type="float"/>
          <table:table-cell table:formula="of:=MEDIAN([.$C62];[.$F62];[.$I62];[.$L62];[.$O62];[.$R62];[.$U62];[.$X62];[.$AA62];[.$AD62];[.$AG62];[.$AJ62];[.$AM62];[.$AP62];[.$AT62];[.$AW62];[.$AZ62];[.$BC62];[.$BF62];[.$BI62];[.$BL62];[.$BO62];[.$BR62];[.$BU62];[.$BX62];[.$CA62];[.$CD62];[.$CG62])" office:value-type="float"/>
          <table:table-cell table:formula="of:=MEDIAN([.$D62];[.$G62];[.$J62];[.$M62];[.$P62];[.$S62];[.$V62];[.$Y62];[.$AB62];[.$AE62];[.$AH62];[.$AK62];[.$AN62];[.$AQ62];[.$AU62];[.$AX62];[.$BA62];[.$BD62];[.$BG62];[.$BJ62];[.$BM62];[.$BP62];[.$BS62];[.$BV62];[.$BY62];[.$CB62];[.$CE62];[.$CH62])" office:value-type="float"/>
          <table:table-cell table:formula="of:=MAX([.$B62];[.$E62];[.$H62];[.$K62];[.$N62];[.$Q62];[.$T62];[.$W62];[.$Z62];[.$AC62];[.$AF62];[.$AI62];[.$AL62];[.$AO62];[.$AR62];[.$AS62];[.$AV62];[.$AY62];[.$BB62];[.$BE62];[.$BH62];[.$BK62];[.$BN62];[.$BQ62];[.$BT62];[.$BW62];[.$BZ62];[.$CC62];[.$CF62])" office:value-type="float"/>
          <table:table-cell table:formula="of:=MAX([.$C62];[.$F62];[.$I62];[.$L62];[.$O62];[.$R62];[.$U62];[.$X62];[.$AA62];[.$AD62];[.$AG62];[.$AJ62];[.$AM62];[.$AP62];[.$AT62];[.$AW62];[.$AZ62];[.$BC62];[.$BF62];[.$BI62];[.$BL62];[.$BO62];[.$BR62];[.$BU62];[.$BX62];[.$CA62];[.$CD62];[.$CG62])" office:value-type="float"/>
          <table:table-cell table:formula="of:=MAX([.$D62];[.$G62];[.$J62];[.$M62];[.$P62];[.$S62];[.$V62];[.$Y62];[.$AB62];[.$AE62];[.$AH62];[.$AK62];[.$AN62];[.$AQ62];[.$AU62];[.$AX62];[.$BA62];[.$BD62];[.$BG62];[.$BJ62];[.$BM62];[.$BP62];[.$BS62];[.$BV62];[.$BY62];[.$CB62];[.$CE62];[.$CH62])" office:value-type="float"/>
        </table:table-row>
        <table:table-row table:style-name="ro1">
          <table:table-cell office:value-type="string">
            <text:p>random/random_s27_a3_c70_h24.lp</text:p>
          </table:table-cell>
          <table:table-cell office:value-type="float" office:value="0.02"/>
          <table:table-cell office:value-type="float" office:value="116.0"/>
          <table:table-cell office:value-type="float" office:value="6.0"/>
          <table:table-cell office:value-type="float" office:value="0.02"/>
          <table:table-cell office:value-type="float" office:value="694.0"/>
          <table:table-cell office:value-type="float" office:value="7.0"/>
          <table:table-cell table:style-name="cellBest" office:value-type="float" office:value="0.01"/>
          <table:table-cell table:style-name="cellBest" office:value-type="float" office:value="54.0"/>
          <table:table-cell table:style-name="cellBest" office:value-type="float" office:value="3.0"/>
          <table:table-cell table:style-name="cellBest" office:value-type="float" office:value="0.01"/>
          <table:table-cell table:style-name="cellBest" office:value-type="float" office:value="54.0"/>
          <table:table-cell table:style-name="cellBest" office:value-type="float" office:value="3.0"/>
          <table:table-cell office:value-type="float" office:value="0.03"/>
          <table:table-cell office:value-type="float" office:value="98.0"/>
          <table:table-cell office:value-type="float" office:value="15.0"/>
          <table:table-cell office:value-type="float" office:value="0.02"/>
          <table:table-cell office:value-type="float" office:value="1363.0"/>
          <table:table-cell table:style-name="cellBest" office:value-type="float" office:value="3.0"/>
          <table:table-cell office:value-type="float" office:value="0.03"/>
          <table:table-cell office:value-type="float" office:value="163.0"/>
          <table:table-cell table:style-name="cellWorst" office:value-type="float" office:value="16.0"/>
          <table:table-cell office:value-type="float" office:value="0.03"/>
          <table:table-cell office:value-type="float" office:value="98.0"/>
          <table:table-cell office:value-type="float" office:value="15.0"/>
          <table:table-cell office:value-type="float" office:value="1.11"/>
          <table:table-cell office:value-type="float" office:value="29133.0"/>
          <table:table-cell office:value-type="float" office:value="14.0"/>
          <table:table-cell office:value-type="float" office:value="1.36"/>
          <table:table-cell office:value-type="float" office:value="29133.0"/>
          <table:table-cell office:value-type="float" office:value="14.0"/>
          <table:table-cell office:value-type="float" office:value="1.06"/>
          <table:table-cell table:style-name="cellWorst" office:value-type="float" office:value="29386.0"/>
          <table:table-cell office:value-type="float" office:value="14.0"/>
          <table:table-cell office:value-type="float" office:value="1.34"/>
          <table:table-cell office:value-type="float" office:value="29131.0"/>
          <table:table-cell office:value-type="float" office:value="15.0"/>
          <table:table-cell office:value-type="float" office:value="1.36"/>
          <table:table-cell office:value-type="float" office:value="29133.0"/>
          <table:table-cell office:value-type="float" office:value="14.0"/>
          <table:table-cell office:value-type="float" office:value="1.0"/>
          <table:table-cell office:value-type="float" office:value="29133.0"/>
          <table:table-cell office:value-type="float" office:value="14.0"/>
          <table:table-cell table:style-name="cellWorst" office:value-type="float" office:value="1200.0"/>
          <table:table-cell office:value-type="float" office:value="1.23"/>
          <table:table-cell office:value-type="float" office:value="29131.0"/>
          <table:table-cell office:value-type="float" office:value="15.0"/>
          <table:table-cell office:value-type="float" office:value="0.03"/>
          <table:table-cell office:value-type="float" office:value="323.0"/>
          <table:table-cell office:value-type="float" office:value="8.0"/>
          <table:table-cell office:value-type="float" office:value="0.03"/>
          <table:table-cell office:value-type="float" office:value="323.0"/>
          <table:table-cell office:value-type="float" office:value="8.0"/>
          <table:table-cell office:value-type="float" office:value="0.03"/>
          <table:table-cell office:value-type="float" office:value="323.0"/>
          <table:table-cell office:value-type="float" office:value="8.0"/>
          <table:table-cell office:value-type="float" office:value="0.03"/>
          <table:table-cell office:value-type="float" office:value="323.0"/>
          <table:table-cell office:value-type="float" office:value="8.0"/>
          <table:table-cell office:value-type="float" office:value="0.03"/>
          <table:table-cell office:value-type="float" office:value="150.0"/>
          <table:table-cell office:value-type="float" office:value="7.0"/>
          <table:table-cell office:value-type="float" office:value="0.05"/>
          <table:table-cell office:value-type="float" office:value="3019.0"/>
          <table:table-cell office:value-type="float" office:value="7.0"/>
          <table:table-cell office:value-type="float" office:value="0.05"/>
          <table:table-cell office:value-type="float" office:value="3018.0"/>
          <table:table-cell office:value-type="float" office:value="7.0"/>
          <table:table-cell office:value-type="float" office:value="0.12"/>
          <table:table-cell office:value-type="float" office:value="554.0"/>
          <table:table-cell office:value-type="float" office:value="14.0"/>
          <table:table-cell office:value-type="float" office:value="0.03"/>
          <table:table-cell office:value-type="float" office:value="321.0"/>
          <table:table-cell office:value-type="float" office:value="8.0"/>
          <table:table-cell office:value-type="float" office:value="0.03"/>
          <table:table-cell office:value-type="float" office:value="1363.0"/>
          <table:table-cell table:style-name="cellBest" office:value-type="float" office:value="3.0"/>
          <table:table-cell office:value-type="float" office:value="0.02"/>
          <table:table-cell office:value-type="float" office:value="1363.0"/>
          <table:table-cell table:style-name="cellBest" office:value-type="float" office:value="3.0"/>
          <table:table-cell office:value-type="float" office:value="0.03"/>
          <table:table-cell office:value-type="float" office:value="98.0"/>
          <table:table-cell office:value-type="float" office:value="15.0"/>
          <table:table-cell office:value-type="float" office:value="0.03"/>
          <table:table-cell office:value-type="float" office:value="321.0"/>
          <table:table-cell office:value-type="float" office:value="8.0"/>
          <table:table-cell table:formula="of:=MIN([.$B63];[.$E63];[.$H63];[.$K63];[.$N63];[.$Q63];[.$T63];[.$W63];[.$Z63];[.$AC63];[.$AF63];[.$AI63];[.$AL63];[.$AO63];[.$AR63];[.$AS63];[.$AV63];[.$AY63];[.$BB63];[.$BE63];[.$BH63];[.$BK63];[.$BN63];[.$BQ63];[.$BT63];[.$BW63];[.$BZ63];[.$CC63];[.$CF63])" office:value-type="float"/>
          <table:table-cell table:formula="of:=MIN([.$C63];[.$F63];[.$I63];[.$L63];[.$O63];[.$R63];[.$U63];[.$X63];[.$AA63];[.$AD63];[.$AG63];[.$AJ63];[.$AM63];[.$AP63];[.$AT63];[.$AW63];[.$AZ63];[.$BC63];[.$BF63];[.$BI63];[.$BL63];[.$BO63];[.$BR63];[.$BU63];[.$BX63];[.$CA63];[.$CD63];[.$CG63])" office:value-type="float"/>
          <table:table-cell table:formula="of:=MIN([.$D63];[.$G63];[.$J63];[.$M63];[.$P63];[.$S63];[.$V63];[.$Y63];[.$AB63];[.$AE63];[.$AH63];[.$AK63];[.$AN63];[.$AQ63];[.$AU63];[.$AX63];[.$BA63];[.$BD63];[.$BG63];[.$BJ63];[.$BM63];[.$BP63];[.$BS63];[.$BV63];[.$BY63];[.$CB63];[.$CE63];[.$CH63])" office:value-type="float"/>
          <table:table-cell table:formula="of:=MEDIAN([.$B63];[.$E63];[.$H63];[.$K63];[.$N63];[.$Q63];[.$T63];[.$W63];[.$Z63];[.$AC63];[.$AF63];[.$AI63];[.$AL63];[.$AO63];[.$AR63];[.$AS63];[.$AV63];[.$AY63];[.$BB63];[.$BE63];[.$BH63];[.$BK63];[.$BN63];[.$BQ63];[.$BT63];[.$BW63];[.$BZ63];[.$CC63];[.$CF63])" office:value-type="float"/>
          <table:table-cell table:formula="of:=MEDIAN([.$C63];[.$F63];[.$I63];[.$L63];[.$O63];[.$R63];[.$U63];[.$X63];[.$AA63];[.$AD63];[.$AG63];[.$AJ63];[.$AM63];[.$AP63];[.$AT63];[.$AW63];[.$AZ63];[.$BC63];[.$BF63];[.$BI63];[.$BL63];[.$BO63];[.$BR63];[.$BU63];[.$BX63];[.$CA63];[.$CD63];[.$CG63])" office:value-type="float"/>
          <table:table-cell table:formula="of:=MEDIAN([.$D63];[.$G63];[.$J63];[.$M63];[.$P63];[.$S63];[.$V63];[.$Y63];[.$AB63];[.$AE63];[.$AH63];[.$AK63];[.$AN63];[.$AQ63];[.$AU63];[.$AX63];[.$BA63];[.$BD63];[.$BG63];[.$BJ63];[.$BM63];[.$BP63];[.$BS63];[.$BV63];[.$BY63];[.$CB63];[.$CE63];[.$CH63])" office:value-type="float"/>
          <table:table-cell table:formula="of:=MAX([.$B63];[.$E63];[.$H63];[.$K63];[.$N63];[.$Q63];[.$T63];[.$W63];[.$Z63];[.$AC63];[.$AF63];[.$AI63];[.$AL63];[.$AO63];[.$AR63];[.$AS63];[.$AV63];[.$AY63];[.$BB63];[.$BE63];[.$BH63];[.$BK63];[.$BN63];[.$BQ63];[.$BT63];[.$BW63];[.$BZ63];[.$CC63];[.$CF63])" office:value-type="float"/>
          <table:table-cell table:formula="of:=MAX([.$C63];[.$F63];[.$I63];[.$L63];[.$O63];[.$R63];[.$U63];[.$X63];[.$AA63];[.$AD63];[.$AG63];[.$AJ63];[.$AM63];[.$AP63];[.$AT63];[.$AW63];[.$AZ63];[.$BC63];[.$BF63];[.$BI63];[.$BL63];[.$BO63];[.$BR63];[.$BU63];[.$BX63];[.$CA63];[.$CD63];[.$CG63])" office:value-type="float"/>
          <table:table-cell table:formula="of:=MAX([.$D63];[.$G63];[.$J63];[.$M63];[.$P63];[.$S63];[.$V63];[.$Y63];[.$AB63];[.$AE63];[.$AH63];[.$AK63];[.$AN63];[.$AQ63];[.$AU63];[.$AX63];[.$BA63];[.$BD63];[.$BG63];[.$BJ63];[.$BM63];[.$BP63];[.$BS63];[.$BV63];[.$BY63];[.$CB63];[.$CE63];[.$CH63])" office:value-type="float"/>
        </table:table-row>
        <table:table-row table:style-name="ro1">
          <table:table-cell office:value-type="string">
            <text:p>random/random_s28_a2_c70_h54.lp</text:p>
          </table:table-cell>
          <table:table-cell table:style-name="cellBest" office:value-type="float" office:value="0.05"/>
          <table:table-cell office:value-type="float" office:value="267.0"/>
          <table:table-cell office:value-type="float" office:value="10.0"/>
          <table:table-cell office:value-type="float" office:value="0.07"/>
          <table:table-cell office:value-type="float" office:value="2569.0"/>
          <table:table-cell office:value-type="float" office:value="10.0"/>
          <table:table-cell office:value-type="float" office:value="0.14"/>
          <table:table-cell office:value-type="float" office:value="584.0"/>
          <table:table-cell office:value-type="float" office:value="223.0"/>
          <table:table-cell office:value-type="float" office:value="0.14"/>
          <table:table-cell office:value-type="float" office:value="584.0"/>
          <table:table-cell office:value-type="float" office:value="223.0"/>
          <table:table-cell table:style-name="cellBest" office:value-type="float" office:value="0.05"/>
          <table:table-cell table:style-name="cellBest" office:value-type="float" office:value="74.0"/>
          <table:table-cell office:value-type="float" office:value="19.0"/>
          <table:table-cell table:style-name="cellBest" office:value-type="float" office:value="0.05"/>
          <table:table-cell office:value-type="float" office:value="2851.0"/>
          <table:table-cell table:style-name="cellBest" office:value-type="float" office:value="3.0"/>
          <table:table-cell table:style-name="cellBest" office:value-type="float" office:value="0.05"/>
          <table:table-cell office:value-type="float" office:value="249.0"/>
          <table:table-cell office:value-type="float" office:value="11.0"/>
          <table:table-cell office:value-type="float" office:value="0.06"/>
          <table:table-cell table:style-name="cellBest" office:value-type="float" office:value="74.0"/>
          <table:table-cell office:value-type="float" office:value="19.0"/>
          <table:table-cell office:value-type="float" office:value="2.89"/>
          <table:table-cell table:style-name="cellWorst" office:value-type="float" office:value="30567.0"/>
          <table:table-cell office:value-type="float" office:value="31.0"/>
          <table:table-cell office:value-type="float" office:value="2.36"/>
          <table:table-cell table:style-name="cellWorst" office:value-type="float" office:value="30567.0"/>
          <table:table-cell office:value-type="float" office:value="31.0"/>
          <table:table-cell office:value-type="float" office:value="2.72"/>
          <table:table-cell table:style-name="cellWorst" office:value-type="float" office:value="30567.0"/>
          <table:table-cell office:value-type="float" office:value="31.0"/>
          <table:table-cell office:value-type="float" office:value="2.7"/>
          <table:table-cell table:style-name="cellWorst" office:value-type="float" office:value="30567.0"/>
          <table:table-cell office:value-type="float" office:value="31.0"/>
          <table:table-cell office:value-type="float" office:value="2.57"/>
          <table:table-cell table:style-name="cellWorst" office:value-type="float" office:value="30567.0"/>
          <table:table-cell office:value-type="float" office:value="31.0"/>
          <table:table-cell office:value-type="float" office:value="2.38"/>
          <table:table-cell table:style-name="cellWorst" office:value-type="float" office:value="30567.0"/>
          <table:table-cell office:value-type="float" office:value="31.0"/>
          <table:table-cell table:style-name="cellWorst" office:value-type="float" office:value="1200.0"/>
          <table:table-cell office:value-type="float" office:value="2.71"/>
          <table:table-cell table:style-name="cellWorst" office:value-type="float" office:value="30567.0"/>
          <table:table-cell office:value-type="float" office:value="31.0"/>
          <table:table-cell office:value-type="float" office:value="0.08"/>
          <table:table-cell office:value-type="float" office:value="250.0"/>
          <table:table-cell office:value-type="float" office:value="11.0"/>
          <table:table-cell office:value-type="float" office:value="0.08"/>
          <table:table-cell office:value-type="float" office:value="250.0"/>
          <table:table-cell office:value-type="float" office:value="11.0"/>
          <table:table-cell office:value-type="float" office:value="0.07"/>
          <table:table-cell office:value-type="float" office:value="250.0"/>
          <table:table-cell office:value-type="float" office:value="11.0"/>
          <table:table-cell office:value-type="float" office:value="0.09"/>
          <table:table-cell office:value-type="float" office:value="250.0"/>
          <table:table-cell office:value-type="float" office:value="11.0"/>
          <table:table-cell office:value-type="float" office:value="0.06"/>
          <table:table-cell office:value-type="float" office:value="479.0"/>
          <table:table-cell office:value-type="float" office:value="11.0"/>
          <table:table-cell office:value-type="float" office:value="0.09"/>
          <table:table-cell office:value-type="float" office:value="4060.0"/>
          <table:table-cell office:value-type="float" office:value="9.0"/>
          <table:table-cell office:value-type="float" office:value="0.1"/>
          <table:table-cell office:value-type="float" office:value="4120.0"/>
          <table:table-cell office:value-type="float" office:value="9.0"/>
          <table:table-cell office:value-type="float" office:value="2.68"/>
          <table:table-cell office:value-type="float" office:value="13239.0"/>
          <table:table-cell table:style-name="cellWorst" office:value-type="float" office:value="297.0"/>
          <table:table-cell office:value-type="float" office:value="0.06"/>
          <table:table-cell office:value-type="float" office:value="249.0"/>
          <table:table-cell office:value-type="float" office:value="11.0"/>
          <table:table-cell table:style-name="cellBest" office:value-type="float" office:value="0.05"/>
          <table:table-cell office:value-type="float" office:value="2851.0"/>
          <table:table-cell table:style-name="cellBest" office:value-type="float" office:value="3.0"/>
          <table:table-cell office:value-type="float" office:value="0.06"/>
          <table:table-cell office:value-type="float" office:value="2851.0"/>
          <table:table-cell table:style-name="cellBest" office:value-type="float" office:value="3.0"/>
          <table:table-cell table:style-name="cellBest" office:value-type="float" office:value="0.05"/>
          <table:table-cell table:style-name="cellBest" office:value-type="float" office:value="74.0"/>
          <table:table-cell office:value-type="float" office:value="19.0"/>
          <table:table-cell office:value-type="float" office:value="0.06"/>
          <table:table-cell office:value-type="float" office:value="249.0"/>
          <table:table-cell office:value-type="float" office:value="11.0"/>
          <table:table-cell table:formula="of:=MIN([.$B64];[.$E64];[.$H64];[.$K64];[.$N64];[.$Q64];[.$T64];[.$W64];[.$Z64];[.$AC64];[.$AF64];[.$AI64];[.$AL64];[.$AO64];[.$AR64];[.$AS64];[.$AV64];[.$AY64];[.$BB64];[.$BE64];[.$BH64];[.$BK64];[.$BN64];[.$BQ64];[.$BT64];[.$BW64];[.$BZ64];[.$CC64];[.$CF64])" office:value-type="float"/>
          <table:table-cell table:formula="of:=MIN([.$C64];[.$F64];[.$I64];[.$L64];[.$O64];[.$R64];[.$U64];[.$X64];[.$AA64];[.$AD64];[.$AG64];[.$AJ64];[.$AM64];[.$AP64];[.$AT64];[.$AW64];[.$AZ64];[.$BC64];[.$BF64];[.$BI64];[.$BL64];[.$BO64];[.$BR64];[.$BU64];[.$BX64];[.$CA64];[.$CD64];[.$CG64])" office:value-type="float"/>
          <table:table-cell table:formula="of:=MIN([.$D64];[.$G64];[.$J64];[.$M64];[.$P64];[.$S64];[.$V64];[.$Y64];[.$AB64];[.$AE64];[.$AH64];[.$AK64];[.$AN64];[.$AQ64];[.$AU64];[.$AX64];[.$BA64];[.$BD64];[.$BG64];[.$BJ64];[.$BM64];[.$BP64];[.$BS64];[.$BV64];[.$BY64];[.$CB64];[.$CE64];[.$CH64])" office:value-type="float"/>
          <table:table-cell table:formula="of:=MEDIAN([.$B64];[.$E64];[.$H64];[.$K64];[.$N64];[.$Q64];[.$T64];[.$W64];[.$Z64];[.$AC64];[.$AF64];[.$AI64];[.$AL64];[.$AO64];[.$AR64];[.$AS64];[.$AV64];[.$AY64];[.$BB64];[.$BE64];[.$BH64];[.$BK64];[.$BN64];[.$BQ64];[.$BT64];[.$BW64];[.$BZ64];[.$CC64];[.$CF64])" office:value-type="float"/>
          <table:table-cell table:formula="of:=MEDIAN([.$C64];[.$F64];[.$I64];[.$L64];[.$O64];[.$R64];[.$U64];[.$X64];[.$AA64];[.$AD64];[.$AG64];[.$AJ64];[.$AM64];[.$AP64];[.$AT64];[.$AW64];[.$AZ64];[.$BC64];[.$BF64];[.$BI64];[.$BL64];[.$BO64];[.$BR64];[.$BU64];[.$BX64];[.$CA64];[.$CD64];[.$CG64])" office:value-type="float"/>
          <table:table-cell table:formula="of:=MEDIAN([.$D64];[.$G64];[.$J64];[.$M64];[.$P64];[.$S64];[.$V64];[.$Y64];[.$AB64];[.$AE64];[.$AH64];[.$AK64];[.$AN64];[.$AQ64];[.$AU64];[.$AX64];[.$BA64];[.$BD64];[.$BG64];[.$BJ64];[.$BM64];[.$BP64];[.$BS64];[.$BV64];[.$BY64];[.$CB64];[.$CE64];[.$CH64])" office:value-type="float"/>
          <table:table-cell table:formula="of:=MAX([.$B64];[.$E64];[.$H64];[.$K64];[.$N64];[.$Q64];[.$T64];[.$W64];[.$Z64];[.$AC64];[.$AF64];[.$AI64];[.$AL64];[.$AO64];[.$AR64];[.$AS64];[.$AV64];[.$AY64];[.$BB64];[.$BE64];[.$BH64];[.$BK64];[.$BN64];[.$BQ64];[.$BT64];[.$BW64];[.$BZ64];[.$CC64];[.$CF64])" office:value-type="float"/>
          <table:table-cell table:formula="of:=MAX([.$C64];[.$F64];[.$I64];[.$L64];[.$O64];[.$R64];[.$U64];[.$X64];[.$AA64];[.$AD64];[.$AG64];[.$AJ64];[.$AM64];[.$AP64];[.$AT64];[.$AW64];[.$AZ64];[.$BC64];[.$BF64];[.$BI64];[.$BL64];[.$BO64];[.$BR64];[.$BU64];[.$BX64];[.$CA64];[.$CD64];[.$CG64])" office:value-type="float"/>
          <table:table-cell table:formula="of:=MAX([.$D64];[.$G64];[.$J64];[.$M64];[.$P64];[.$S64];[.$V64];[.$Y64];[.$AB64];[.$AE64];[.$AH64];[.$AK64];[.$AN64];[.$AQ64];[.$AU64];[.$AX64];[.$BA64];[.$BD64];[.$BG64];[.$BJ64];[.$BM64];[.$BP64];[.$BS64];[.$BV64];[.$BY64];[.$CB64];[.$CE64];[.$CH64])" office:value-type="float"/>
        </table:table-row>
        <table:table-row table:style-name="ro1">
          <table:table-cell office:value-type="string">
            <text:p>random/random_s28_a3_c70_h22.lp</text:p>
          </table:table-cell>
          <table:table-cell office:value-type="float" office:value="0.05"/>
          <table:table-cell office:value-type="float" office:value="311.0"/>
          <table:table-cell office:value-type="float" office:value="24.0"/>
          <table:table-cell table:style-name="cellBest" office:value-type="float" office:value="0.02"/>
          <table:table-cell office:value-type="float" office:value="191.0"/>
          <table:table-cell office:value-type="float" office:value="4.0"/>
          <table:table-cell table:style-name="cellBest" office:value-type="float" office:value="0.02"/>
          <table:table-cell table:style-name="cellBest" office:value-type="float" office:value="31.0"/>
          <table:table-cell table:style-name="cellBest" office:value-type="float" office:value="2.0"/>
          <table:table-cell table:style-name="cellBest" office:value-type="float" office:value="0.02"/>
          <table:table-cell table:style-name="cellBest" office:value-type="float" office:value="31.0"/>
          <table:table-cell table:style-name="cellBest" office:value-type="float" office:value="2.0"/>
          <table:table-cell office:value-type="float" office:value="0.03"/>
          <table:table-cell office:value-type="float" office:value="86.0"/>
          <table:table-cell office:value-type="float" office:value="14.0"/>
          <table:table-cell table:style-name="cellBest" office:value-type="float" office:value="0.02"/>
          <table:table-cell office:value-type="float" office:value="2304.0"/>
          <table:table-cell office:value-type="float" office:value="4.0"/>
          <table:table-cell office:value-type="float" office:value="0.08"/>
          <table:table-cell office:value-type="float" office:value="456.0"/>
          <table:table-cell table:style-name="cellWorst" office:value-type="float" office:value="38.0"/>
          <table:table-cell office:value-type="float" office:value="0.03"/>
          <table:table-cell office:value-type="float" office:value="86.0"/>
          <table:table-cell office:value-type="float" office:value="14.0"/>
          <table:table-cell office:value-type="float" office:value="0.91"/>
          <table:table-cell table:style-name="cellWorst" office:value-type="float" office:value="18880.0"/>
          <table:table-cell office:value-type="float" office:value="24.0"/>
          <table:table-cell office:value-type="float" office:value="0.8"/>
          <table:table-cell table:style-name="cellWorst" office:value-type="float" office:value="18880.0"/>
          <table:table-cell office:value-type="float" office:value="24.0"/>
          <table:table-cell office:value-type="float" office:value="0.9"/>
          <table:table-cell table:style-name="cellWorst" office:value-type="float" office:value="18880.0"/>
          <table:table-cell office:value-type="float" office:value="24.0"/>
          <table:table-cell office:value-type="float" office:value="1.04"/>
          <table:table-cell table:style-name="cellWorst" office:value-type="float" office:value="18880.0"/>
          <table:table-cell office:value-type="float" office:value="24.0"/>
          <table:table-cell office:value-type="float" office:value="1.05"/>
          <table:table-cell table:style-name="cellWorst" office:value-type="float" office:value="18880.0"/>
          <table:table-cell office:value-type="float" office:value="24.0"/>
          <table:table-cell office:value-type="float" office:value="0.87"/>
          <table:table-cell table:style-name="cellWorst" office:value-type="float" office:value="18880.0"/>
          <table:table-cell office:value-type="float" office:value="24.0"/>
          <table:table-cell table:style-name="cellWorst" office:value-type="float" office:value="1200.0"/>
          <table:table-cell office:value-type="float" office:value="0.74"/>
          <table:table-cell table:style-name="cellWorst" office:value-type="float" office:value="18880.0"/>
          <table:table-cell office:value-type="float" office:value="24.0"/>
          <table:table-cell office:value-type="float" office:value="0.06"/>
          <table:table-cell office:value-type="float" office:value="1194.0"/>
          <table:table-cell office:value-type="float" office:value="21.0"/>
          <table:table-cell office:value-type="float" office:value="0.06"/>
          <table:table-cell office:value-type="float" office:value="1194.0"/>
          <table:table-cell office:value-type="float" office:value="21.0"/>
          <table:table-cell office:value-type="float" office:value="0.05"/>
          <table:table-cell office:value-type="float" office:value="1194.0"/>
          <table:table-cell office:value-type="float" office:value="21.0"/>
          <table:table-cell office:value-type="float" office:value="0.05"/>
          <table:table-cell office:value-type="float" office:value="1194.0"/>
          <table:table-cell office:value-type="float" office:value="21.0"/>
          <table:table-cell office:value-type="float" office:value="0.07"/>
          <table:table-cell office:value-type="float" office:value="584.0"/>
          <table:table-cell office:value-type="float" office:value="22.0"/>
          <table:table-cell office:value-type="float" office:value="0.03"/>
          <table:table-cell office:value-type="float" office:value="2091.0"/>
          <table:table-cell office:value-type="float" office:value="6.0"/>
          <table:table-cell office:value-type="float" office:value="0.04"/>
          <table:table-cell office:value-type="float" office:value="2075.0"/>
          <table:table-cell office:value-type="float" office:value="6.0"/>
          <table:table-cell office:value-type="float" office:value="0.03"/>
          <table:table-cell office:value-type="float" office:value="46.0"/>
          <table:table-cell office:value-type="float" office:value="7.0"/>
          <table:table-cell office:value-type="float" office:value="0.06"/>
          <table:table-cell office:value-type="float" office:value="1083.0"/>
          <table:table-cell office:value-type="float" office:value="23.0"/>
          <table:table-cell table:style-name="cellBest" office:value-type="float" office:value="0.02"/>
          <table:table-cell office:value-type="float" office:value="2304.0"/>
          <table:table-cell office:value-type="float" office:value="4.0"/>
          <table:table-cell table:style-name="cellBest" office:value-type="float" office:value="0.02"/>
          <table:table-cell office:value-type="float" office:value="2304.0"/>
          <table:table-cell office:value-type="float" office:value="4.0"/>
          <table:table-cell office:value-type="float" office:value="0.03"/>
          <table:table-cell office:value-type="float" office:value="86.0"/>
          <table:table-cell office:value-type="float" office:value="14.0"/>
          <table:table-cell office:value-type="float" office:value="0.06"/>
          <table:table-cell office:value-type="float" office:value="1198.0"/>
          <table:table-cell office:value-type="float" office:value="21.0"/>
          <table:table-cell table:formula="of:=MIN([.$B65];[.$E65];[.$H65];[.$K65];[.$N65];[.$Q65];[.$T65];[.$W65];[.$Z65];[.$AC65];[.$AF65];[.$AI65];[.$AL65];[.$AO65];[.$AR65];[.$AS65];[.$AV65];[.$AY65];[.$BB65];[.$BE65];[.$BH65];[.$BK65];[.$BN65];[.$BQ65];[.$BT65];[.$BW65];[.$BZ65];[.$CC65];[.$CF65])" office:value-type="float"/>
          <table:table-cell table:formula="of:=MIN([.$C65];[.$F65];[.$I65];[.$L65];[.$O65];[.$R65];[.$U65];[.$X65];[.$AA65];[.$AD65];[.$AG65];[.$AJ65];[.$AM65];[.$AP65];[.$AT65];[.$AW65];[.$AZ65];[.$BC65];[.$BF65];[.$BI65];[.$BL65];[.$BO65];[.$BR65];[.$BU65];[.$BX65];[.$CA65];[.$CD65];[.$CG65])" office:value-type="float"/>
          <table:table-cell table:formula="of:=MIN([.$D65];[.$G65];[.$J65];[.$M65];[.$P65];[.$S65];[.$V65];[.$Y65];[.$AB65];[.$AE65];[.$AH65];[.$AK65];[.$AN65];[.$AQ65];[.$AU65];[.$AX65];[.$BA65];[.$BD65];[.$BG65];[.$BJ65];[.$BM65];[.$BP65];[.$BS65];[.$BV65];[.$BY65];[.$CB65];[.$CE65];[.$CH65])" office:value-type="float"/>
          <table:table-cell table:formula="of:=MEDIAN([.$B65];[.$E65];[.$H65];[.$K65];[.$N65];[.$Q65];[.$T65];[.$W65];[.$Z65];[.$AC65];[.$AF65];[.$AI65];[.$AL65];[.$AO65];[.$AR65];[.$AS65];[.$AV65];[.$AY65];[.$BB65];[.$BE65];[.$BH65];[.$BK65];[.$BN65];[.$BQ65];[.$BT65];[.$BW65];[.$BZ65];[.$CC65];[.$CF65])" office:value-type="float"/>
          <table:table-cell table:formula="of:=MEDIAN([.$C65];[.$F65];[.$I65];[.$L65];[.$O65];[.$R65];[.$U65];[.$X65];[.$AA65];[.$AD65];[.$AG65];[.$AJ65];[.$AM65];[.$AP65];[.$AT65];[.$AW65];[.$AZ65];[.$BC65];[.$BF65];[.$BI65];[.$BL65];[.$BO65];[.$BR65];[.$BU65];[.$BX65];[.$CA65];[.$CD65];[.$CG65])" office:value-type="float"/>
          <table:table-cell table:formula="of:=MEDIAN([.$D65];[.$G65];[.$J65];[.$M65];[.$P65];[.$S65];[.$V65];[.$Y65];[.$AB65];[.$AE65];[.$AH65];[.$AK65];[.$AN65];[.$AQ65];[.$AU65];[.$AX65];[.$BA65];[.$BD65];[.$BG65];[.$BJ65];[.$BM65];[.$BP65];[.$BS65];[.$BV65];[.$BY65];[.$CB65];[.$CE65];[.$CH65])" office:value-type="float"/>
          <table:table-cell table:formula="of:=MAX([.$B65];[.$E65];[.$H65];[.$K65];[.$N65];[.$Q65];[.$T65];[.$W65];[.$Z65];[.$AC65];[.$AF65];[.$AI65];[.$AL65];[.$AO65];[.$AR65];[.$AS65];[.$AV65];[.$AY65];[.$BB65];[.$BE65];[.$BH65];[.$BK65];[.$BN65];[.$BQ65];[.$BT65];[.$BW65];[.$BZ65];[.$CC65];[.$CF65])" office:value-type="float"/>
          <table:table-cell table:formula="of:=MAX([.$C65];[.$F65];[.$I65];[.$L65];[.$O65];[.$R65];[.$U65];[.$X65];[.$AA65];[.$AD65];[.$AG65];[.$AJ65];[.$AM65];[.$AP65];[.$AT65];[.$AW65];[.$AZ65];[.$BC65];[.$BF65];[.$BI65];[.$BL65];[.$BO65];[.$BR65];[.$BU65];[.$BX65];[.$CA65];[.$CD65];[.$CG65])" office:value-type="float"/>
          <table:table-cell table:formula="of:=MAX([.$D65];[.$G65];[.$J65];[.$M65];[.$P65];[.$S65];[.$V65];[.$Y65];[.$AB65];[.$AE65];[.$AH65];[.$AK65];[.$AN65];[.$AQ65];[.$AU65];[.$AX65];[.$BA65];[.$BD65];[.$BG65];[.$BJ65];[.$BM65];[.$BP65];[.$BS65];[.$BV65];[.$BY65];[.$CB65];[.$CE65];[.$CH65])" office:value-type="float"/>
        </table:table-row>
        <table:table-row table:style-name="ro1">
          <table:table-cell office:value-type="string">
            <text:p>random/random_s29_a1_c70_h26.lp</text:p>
          </table:table-cell>
          <table:table-cell table:style-name="cellBest" office:value-type="float" office:value="0.0"/>
          <table:table-cell office:value-type="float" office:value="12.0"/>
          <table:table-cell office:value-type="float" office:value="6.0"/>
          <table:table-cell table:style-name="cellBest"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1"/>
          <table:table-cell office:value-type="float" office:value="14.0"/>
          <table:table-cell office:value-type="float" office:value="3.0"/>
          <table:table-cell office:value-type="float" office:value="0.01"/>
          <table:table-cell office:value-type="float" office:value="17.0"/>
          <table:table-cell office:value-type="float" office:value="3.0"/>
          <table:table-cell table:style-name="cellBest" office:value-type="float" office:value="0.0"/>
          <table:table-cell office:value-type="float" office:value="9.0"/>
          <table:table-cell office:value-type="float" office:value="6.0"/>
          <table:table-cell office:value-type="float" office:value="0.01"/>
          <table:table-cell office:value-type="float" office:value="14.0"/>
          <table:table-cell office:value-type="float" office:value="3.0"/>
          <table:table-cell office:value-type="float" office:value="4.32"/>
          <table:table-cell office:value-type="float" office:value="42347.0"/>
          <table:table-cell table:style-name="cellWorst" office:value-type="float" office:value="1891.0"/>
          <table:table-cell office:value-type="float" office:value="5.57"/>
          <table:table-cell office:value-type="float" office:value="42347.0"/>
          <table:table-cell table:style-name="cellWorst" office:value-type="float" office:value="1891.0"/>
          <table:table-cell office:value-type="float" office:value="3.09"/>
          <table:table-cell table:style-name="cellWorst" office:value-type="float" office:value="77813.0"/>
          <table:table-cell office:value-type="float" office:value="1636.0"/>
          <table:table-cell office:value-type="float" office:value="5.83"/>
          <table:table-cell office:value-type="float" office:value="44149.0"/>
          <table:table-cell office:value-type="float" office:value="1297.0"/>
          <table:table-cell office:value-type="float" office:value="5.46"/>
          <table:table-cell office:value-type="float" office:value="42347.0"/>
          <table:table-cell table:style-name="cellWorst" office:value-type="float" office:value="1891.0"/>
          <table:table-cell office:value-type="float" office:value="4.84"/>
          <table:table-cell office:value-type="float" office:value="42347.0"/>
          <table:table-cell table:style-name="cellWorst" office:value-type="float" office:value="1891.0"/>
          <table:table-cell table:style-name="cellWorst" office:value-type="float" office:value="1200.0"/>
          <table:table-cell office:value-type="float" office:value="6.62"/>
          <table:table-cell office:value-type="float" office:value="44149.0"/>
          <table:table-cell office:value-type="float" office:value="1297.0"/>
          <table:table-cell table:style-name="cellBest" office:value-type="float" office:value="0.0"/>
          <table:table-cell office:value-type="float" office:value="12.0"/>
          <table:table-cell office:value-type="float" office:value="6.0"/>
          <table:table-cell office:value-type="float" office:value="0.01"/>
          <table:table-cell office:value-type="float" office:value="7.0"/>
          <table:table-cell office:value-type="float" office:value="2.0"/>
          <table:table-cell office:value-type="float" office:value="0.01"/>
          <table:table-cell office:value-type="float" office:value="7.0"/>
          <table:table-cell office:value-type="float" office:value="2.0"/>
          <table:table-cell office:value-type="float" office:value="0.01"/>
          <table:table-cell office:value-type="float" office:value="6.0"/>
          <table:table-cell office:value-type="float" office:value="2.0"/>
          <table:table-cell table:style-name="cellBest" office:value-type="float" office:value="0.0"/>
          <table:table-cell office:value-type="float" office:value="61.0"/>
          <table:table-cell office:value-type="float" office:value="8.0"/>
          <table:table-cell office:value-type="float" office:value="0.01"/>
          <table:table-cell office:value-type="float" office:value="23.0"/>
          <table:table-cell office:value-type="float" office:value="6.0"/>
          <table:table-cell office:value-type="float" office:value="0.01"/>
          <table:table-cell office:value-type="float" office:value="25.0"/>
          <table:table-cell office:value-type="float" office:value="6.0"/>
          <table:table-cell office:value-type="float" office:value="0.01"/>
          <table:table-cell office:value-type="float" office:value="15.0"/>
          <table:table-cell office:value-type="float" office:value="3.0"/>
          <table:table-cell office:value-type="float" office:value="0.01"/>
          <table:table-cell office:value-type="float" office:value="233.0"/>
          <table:table-cell office:value-type="float" office:value="6.0"/>
          <table:table-cell office:value-type="float" office:value="0.01"/>
          <table:table-cell office:value-type="float" office:value="17.0"/>
          <table:table-cell office:value-type="float" office:value="3.0"/>
          <table:table-cell office:value-type="float" office:value="0.01"/>
          <table:table-cell office:value-type="float" office:value="17.0"/>
          <table:table-cell office:value-type="float" office:value="3.0"/>
          <table:table-cell office:value-type="float" office:value="0.01"/>
          <table:table-cell office:value-type="float" office:value="14.0"/>
          <table:table-cell office:value-type="float" office:value="3.0"/>
          <table:table-cell office:value-type="float" office:value="0.01"/>
          <table:table-cell office:value-type="float" office:value="233.0"/>
          <table:table-cell office:value-type="float" office:value="6.0"/>
          <table:table-cell table:formula="of:=MIN([.$B66];[.$E66];[.$H66];[.$K66];[.$N66];[.$Q66];[.$T66];[.$W66];[.$Z66];[.$AC66];[.$AF66];[.$AI66];[.$AL66];[.$AO66];[.$AR66];[.$AS66];[.$AV66];[.$AY66];[.$BB66];[.$BE66];[.$BH66];[.$BK66];[.$BN66];[.$BQ66];[.$BT66];[.$BW66];[.$BZ66];[.$CC66];[.$CF66])" office:value-type="float"/>
          <table:table-cell table:formula="of:=MIN([.$C66];[.$F66];[.$I66];[.$L66];[.$O66];[.$R66];[.$U66];[.$X66];[.$AA66];[.$AD66];[.$AG66];[.$AJ66];[.$AM66];[.$AP66];[.$AT66];[.$AW66];[.$AZ66];[.$BC66];[.$BF66];[.$BI66];[.$BL66];[.$BO66];[.$BR66];[.$BU66];[.$BX66];[.$CA66];[.$CD66];[.$CG66])" office:value-type="float"/>
          <table:table-cell table:formula="of:=MIN([.$D66];[.$G66];[.$J66];[.$M66];[.$P66];[.$S66];[.$V66];[.$Y66];[.$AB66];[.$AE66];[.$AH66];[.$AK66];[.$AN66];[.$AQ66];[.$AU66];[.$AX66];[.$BA66];[.$BD66];[.$BG66];[.$BJ66];[.$BM66];[.$BP66];[.$BS66];[.$BV66];[.$BY66];[.$CB66];[.$CE66];[.$CH66])" office:value-type="float"/>
          <table:table-cell table:formula="of:=MEDIAN([.$B66];[.$E66];[.$H66];[.$K66];[.$N66];[.$Q66];[.$T66];[.$W66];[.$Z66];[.$AC66];[.$AF66];[.$AI66];[.$AL66];[.$AO66];[.$AR66];[.$AS66];[.$AV66];[.$AY66];[.$BB66];[.$BE66];[.$BH66];[.$BK66];[.$BN66];[.$BQ66];[.$BT66];[.$BW66];[.$BZ66];[.$CC66];[.$CF66])" office:value-type="float"/>
          <table:table-cell table:formula="of:=MEDIAN([.$C66];[.$F66];[.$I66];[.$L66];[.$O66];[.$R66];[.$U66];[.$X66];[.$AA66];[.$AD66];[.$AG66];[.$AJ66];[.$AM66];[.$AP66];[.$AT66];[.$AW66];[.$AZ66];[.$BC66];[.$BF66];[.$BI66];[.$BL66];[.$BO66];[.$BR66];[.$BU66];[.$BX66];[.$CA66];[.$CD66];[.$CG66])" office:value-type="float"/>
          <table:table-cell table:formula="of:=MEDIAN([.$D66];[.$G66];[.$J66];[.$M66];[.$P66];[.$S66];[.$V66];[.$Y66];[.$AB66];[.$AE66];[.$AH66];[.$AK66];[.$AN66];[.$AQ66];[.$AU66];[.$AX66];[.$BA66];[.$BD66];[.$BG66];[.$BJ66];[.$BM66];[.$BP66];[.$BS66];[.$BV66];[.$BY66];[.$CB66];[.$CE66];[.$CH66])" office:value-type="float"/>
          <table:table-cell table:formula="of:=MAX([.$B66];[.$E66];[.$H66];[.$K66];[.$N66];[.$Q66];[.$T66];[.$W66];[.$Z66];[.$AC66];[.$AF66];[.$AI66];[.$AL66];[.$AO66];[.$AR66];[.$AS66];[.$AV66];[.$AY66];[.$BB66];[.$BE66];[.$BH66];[.$BK66];[.$BN66];[.$BQ66];[.$BT66];[.$BW66];[.$BZ66];[.$CC66];[.$CF66])" office:value-type="float"/>
          <table:table-cell table:formula="of:=MAX([.$C66];[.$F66];[.$I66];[.$L66];[.$O66];[.$R66];[.$U66];[.$X66];[.$AA66];[.$AD66];[.$AG66];[.$AJ66];[.$AM66];[.$AP66];[.$AT66];[.$AW66];[.$AZ66];[.$BC66];[.$BF66];[.$BI66];[.$BL66];[.$BO66];[.$BR66];[.$BU66];[.$BX66];[.$CA66];[.$CD66];[.$CG66])" office:value-type="float"/>
          <table:table-cell table:formula="of:=MAX([.$D66];[.$G66];[.$J66];[.$M66];[.$P66];[.$S66];[.$V66];[.$Y66];[.$AB66];[.$AE66];[.$AH66];[.$AK66];[.$AN66];[.$AQ66];[.$AU66];[.$AX66];[.$BA66];[.$BD66];[.$BG66];[.$BJ66];[.$BM66];[.$BP66];[.$BS66];[.$BV66];[.$BY66];[.$CB66];[.$CE66];[.$CH66])" office:value-type="float"/>
        </table:table-row>
        <table:table-row table:style-name="ro1">
          <table:table-cell office:value-type="string">
            <text:p>random/random_s29_a2_c70_h13.lp</text:p>
          </table:table-cell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.0"/>
          <table:table-cell office:value-type="float" office:value="0.0"/>
          <table:table-cell office:value-type="float" office:value="128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.0"/>
          <table:table-cell office:value-type="float" office:value="0.28"/>
          <table:table-cell table:style-name="cellWorst" office:value-type="float" office:value="12480.0"/>
          <table:table-cell office:value-type="float" office:value="1.0"/>
          <table:table-cell office:value-type="float" office:value="0.39"/>
          <table:table-cell table:style-name="cellWorst" office:value-type="float" office:value="12480.0"/>
          <table:table-cell office:value-type="float" office:value="1.0"/>
          <table:table-cell office:value-type="float" office:value="0.36"/>
          <table:table-cell table:style-name="cellWorst" office:value-type="float" office:value="12480.0"/>
          <table:table-cell office:value-type="float" office:value="1.0"/>
          <table:table-cell office:value-type="float" office:value="0.33"/>
          <table:table-cell table:style-name="cellWorst" office:value-type="float" office:value="12480.0"/>
          <table:table-cell office:value-type="float" office:value="1.0"/>
          <table:table-cell office:value-type="float" office:value="0.3"/>
          <table:table-cell table:style-name="cellWorst" office:value-type="float" office:value="12480.0"/>
          <table:table-cell office:value-type="float" office:value="1.0"/>
          <table:table-cell office:value-type="float" office:value="0.32"/>
          <table:table-cell table:style-name="cellWorst" office:value-type="float" office:value="12480.0"/>
          <table:table-cell office:value-type="float" office:value="1.0"/>
          <table:table-cell table:style-name="cellWorst" office:value-type="float" office:value="1200.0"/>
          <table:table-cell office:value-type="float" office:value="0.42"/>
          <table:table-cell table:style-name="cellWorst" office:value-type="float" office:value="12480.0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office:value-type="float" office:value="128.0"/>
          <table:table-cell office:value-type="float" office:value="0.0"/>
          <table:table-cell office:value-type="float" office:value="0.0"/>
          <table:table-cell office:value-type="float" office:value="128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formula="of:=MIN([.$B67];[.$E67];[.$H67];[.$K67];[.$N67];[.$Q67];[.$T67];[.$W67];[.$Z67];[.$AC67];[.$AF67];[.$AI67];[.$AL67];[.$AO67];[.$AR67];[.$AS67];[.$AV67];[.$AY67];[.$BB67];[.$BE67];[.$BH67];[.$BK67];[.$BN67];[.$BQ67];[.$BT67];[.$BW67];[.$BZ67];[.$CC67];[.$CF67])" office:value-type="float"/>
          <table:table-cell table:formula="of:=MIN([.$C67];[.$F67];[.$I67];[.$L67];[.$O67];[.$R67];[.$U67];[.$X67];[.$AA67];[.$AD67];[.$AG67];[.$AJ67];[.$AM67];[.$AP67];[.$AT67];[.$AW67];[.$AZ67];[.$BC67];[.$BF67];[.$BI67];[.$BL67];[.$BO67];[.$BR67];[.$BU67];[.$BX67];[.$CA67];[.$CD67];[.$CG67])" office:value-type="float"/>
          <table:table-cell table:formula="of:=MIN([.$D67];[.$G67];[.$J67];[.$M67];[.$P67];[.$S67];[.$V67];[.$Y67];[.$AB67];[.$AE67];[.$AH67];[.$AK67];[.$AN67];[.$AQ67];[.$AU67];[.$AX67];[.$BA67];[.$BD67];[.$BG67];[.$BJ67];[.$BM67];[.$BP67];[.$BS67];[.$BV67];[.$BY67];[.$CB67];[.$CE67];[.$CH67])" office:value-type="float"/>
          <table:table-cell table:formula="of:=MEDIAN([.$B67];[.$E67];[.$H67];[.$K67];[.$N67];[.$Q67];[.$T67];[.$W67];[.$Z67];[.$AC67];[.$AF67];[.$AI67];[.$AL67];[.$AO67];[.$AR67];[.$AS67];[.$AV67];[.$AY67];[.$BB67];[.$BE67];[.$BH67];[.$BK67];[.$BN67];[.$BQ67];[.$BT67];[.$BW67];[.$BZ67];[.$CC67];[.$CF67])" office:value-type="float"/>
          <table:table-cell table:formula="of:=MEDIAN([.$C67];[.$F67];[.$I67];[.$L67];[.$O67];[.$R67];[.$U67];[.$X67];[.$AA67];[.$AD67];[.$AG67];[.$AJ67];[.$AM67];[.$AP67];[.$AT67];[.$AW67];[.$AZ67];[.$BC67];[.$BF67];[.$BI67];[.$BL67];[.$BO67];[.$BR67];[.$BU67];[.$BX67];[.$CA67];[.$CD67];[.$CG67])" office:value-type="float"/>
          <table:table-cell table:formula="of:=MEDIAN([.$D67];[.$G67];[.$J67];[.$M67];[.$P67];[.$S67];[.$V67];[.$Y67];[.$AB67];[.$AE67];[.$AH67];[.$AK67];[.$AN67];[.$AQ67];[.$AU67];[.$AX67];[.$BA67];[.$BD67];[.$BG67];[.$BJ67];[.$BM67];[.$BP67];[.$BS67];[.$BV67];[.$BY67];[.$CB67];[.$CE67];[.$CH67])" office:value-type="float"/>
          <table:table-cell table:formula="of:=MAX([.$B67];[.$E67];[.$H67];[.$K67];[.$N67];[.$Q67];[.$T67];[.$W67];[.$Z67];[.$AC67];[.$AF67];[.$AI67];[.$AL67];[.$AO67];[.$AR67];[.$AS67];[.$AV67];[.$AY67];[.$BB67];[.$BE67];[.$BH67];[.$BK67];[.$BN67];[.$BQ67];[.$BT67];[.$BW67];[.$BZ67];[.$CC67];[.$CF67])" office:value-type="float"/>
          <table:table-cell table:formula="of:=MAX([.$C67];[.$F67];[.$I67];[.$L67];[.$O67];[.$R67];[.$U67];[.$X67];[.$AA67];[.$AD67];[.$AG67];[.$AJ67];[.$AM67];[.$AP67];[.$AT67];[.$AW67];[.$AZ67];[.$BC67];[.$BF67];[.$BI67];[.$BL67];[.$BO67];[.$BR67];[.$BU67];[.$BX67];[.$CA67];[.$CD67];[.$CG67])" office:value-type="float"/>
          <table:table-cell table:formula="of:=MAX([.$D67];[.$G67];[.$J67];[.$M67];[.$P67];[.$S67];[.$V67];[.$Y67];[.$AB67];[.$AE67];[.$AH67];[.$AK67];[.$AN67];[.$AQ67];[.$AU67];[.$AX67];[.$BA67];[.$BD67];[.$BG67];[.$BJ67];[.$BM67];[.$BP67];[.$BS67];[.$BV67];[.$BY67];[.$CB67];[.$CE67];[.$CH67])" office:value-type="float"/>
        </table:table-row>
        <table:table-row table:style-name="ro1">
          <table:table-cell office:value-type="string">
            <text:p>random/random_s30_a1_c70_h29.lp</text:p>
          </table:table-cell>
          <table:table-cell office:value-type="float" office:value="0.01"/>
          <table:table-cell office:value-type="float" office:value="19.0"/>
          <table:table-cell office:value-type="float" office:value="5.0"/>
          <table:table-cell office:value-type="float" office:value="0.01"/>
          <table:table-cell table:style-name="cellBest" office:value-type="float" office:value="11.0"/>
          <table:table-cell table:style-name="cellBest" office:value-type="float" office:value="2.0"/>
          <table:table-cell office:value-type="float" office:value="0.01"/>
          <table:table-cell office:value-type="float" office:value="20.0"/>
          <table:table-cell office:value-type="float" office:value="8.0"/>
          <table:table-cell office:value-type="float" office:value="0.01"/>
          <table:table-cell office:value-type="float" office:value="20.0"/>
          <table:table-cell office:value-type="float" office:value="8.0"/>
          <table:table-cell office:value-type="float" office:value="0.02"/>
          <table:table-cell office:value-type="float" office:value="26.0"/>
          <table:table-cell office:value-type="float" office:value="4.0"/>
          <table:table-cell office:value-type="float" office:value="0.02"/>
          <table:table-cell office:value-type="float" office:value="26.0"/>
          <table:table-cell office:value-type="float" office:value="4.0"/>
          <table:table-cell office:value-type="float" office:value="0.01"/>
          <table:table-cell office:value-type="float" office:value="15.0"/>
          <table:table-cell office:value-type="float" office:value="10.0"/>
          <table:table-cell office:value-type="float" office:value="0.02"/>
          <table:table-cell office:value-type="float" office:value="26.0"/>
          <table:table-cell office:value-type="float" office:value="4.0"/>
          <table:table-cell office:value-type="float" office:value="0.25"/>
          <table:table-cell table:style-name="cellWorst" office:value-type="float" office:value="8901.0"/>
          <table:table-cell office:value-type="float" office:value="9.0"/>
          <table:table-cell office:value-type="float" office:value="0.31"/>
          <table:table-cell table:style-name="cellWorst" office:value-type="float" office:value="8901.0"/>
          <table:table-cell office:value-type="float" office:value="9.0"/>
          <table:table-cell office:value-type="float" office:value="0.37"/>
          <table:table-cell table:style-name="cellWorst" office:value-type="float" office:value="8901.0"/>
          <table:table-cell office:value-type="float" office:value="9.0"/>
          <table:table-cell office:value-type="float" office:value="0.3"/>
          <table:table-cell table:style-name="cellWorst" office:value-type="float" office:value="8901.0"/>
          <table:table-cell office:value-type="float" office:value="9.0"/>
          <table:table-cell office:value-type="float" office:value="0.34"/>
          <table:table-cell table:style-name="cellWorst" office:value-type="float" office:value="8901.0"/>
          <table:table-cell office:value-type="float" office:value="9.0"/>
          <table:table-cell office:value-type="float" office:value="0.36"/>
          <table:table-cell table:style-name="cellWorst" office:value-type="float" office:value="8901.0"/>
          <table:table-cell office:value-type="float" office:value="9.0"/>
          <table:table-cell table:style-name="cellWorst" office:value-type="float" office:value="1200.0"/>
          <table:table-cell office:value-type="float" office:value="0.33"/>
          <table:table-cell table:style-name="cellWorst" office:value-type="float" office:value="8901.0"/>
          <table:table-cell office:value-type="float" office:value="9.0"/>
          <table:table-cell office:value-type="float" office:value="0.01"/>
          <table:table-cell office:value-type="float" office:value="19.0"/>
          <table:table-cell office:value-type="float" office:value="5.0"/>
          <table:table-cell office:value-type="float" office:value="0.01"/>
          <table:table-cell office:value-type="float" office:value="13.0"/>
          <table:table-cell office:value-type="float" office:value="4.0"/>
          <table:table-cell office:value-type="float" office:value="0.02"/>
          <table:table-cell office:value-type="float" office:value="13.0"/>
          <table:table-cell office:value-type="float" office:value="4.0"/>
          <table:table-cell office:value-type="float" office:value="0.02"/>
          <table:table-cell office:value-type="float" office:value="13.0"/>
          <table:table-cell office:value-type="float" office:value="4.0"/>
          <table:table-cell table:style-name="cellBest" office:value-type="float" office:value="0.0"/>
          <table:table-cell office:value-type="float" office:value="164.0"/>
          <table:table-cell office:value-type="float" office:value="5.0"/>
          <table:table-cell office:value-type="float" office:value="0.02"/>
          <table:table-cell office:value-type="float" office:value="38.0"/>
          <table:table-cell office:value-type="float" office:value="4.0"/>
          <table:table-cell office:value-type="float" office:value="0.02"/>
          <table:table-cell office:value-type="float" office:value="38.0"/>
          <table:table-cell office:value-type="float" office:value="4.0"/>
          <table:table-cell office:value-type="float" office:value="0.03"/>
          <table:table-cell office:value-type="float" office:value="60.0"/>
          <table:table-cell table:style-name="cellWorst" office:value-type="float" office:value="11.0"/>
          <table:table-cell office:value-type="float" office:value="0.01"/>
          <table:table-cell office:value-type="float" office:value="330.0"/>
          <table:table-cell office:value-type="float" office:value="9.0"/>
          <table:table-cell office:value-type="float" office:value="0.02"/>
          <table:table-cell office:value-type="float" office:value="26.0"/>
          <table:table-cell office:value-type="float" office:value="4.0"/>
          <table:table-cell office:value-type="float" office:value="0.02"/>
          <table:table-cell office:value-type="float" office:value="26.0"/>
          <table:table-cell office:value-type="float" office:value="4.0"/>
          <table:table-cell office:value-type="float" office:value="0.02"/>
          <table:table-cell office:value-type="float" office:value="26.0"/>
          <table:table-cell office:value-type="float" office:value="4.0"/>
          <table:table-cell office:value-type="float" office:value="0.01"/>
          <table:table-cell office:value-type="float" office:value="330.0"/>
          <table:table-cell office:value-type="float" office:value="9.0"/>
          <table:table-cell table:formula="of:=MIN([.$B68];[.$E68];[.$H68];[.$K68];[.$N68];[.$Q68];[.$T68];[.$W68];[.$Z68];[.$AC68];[.$AF68];[.$AI68];[.$AL68];[.$AO68];[.$AR68];[.$AS68];[.$AV68];[.$AY68];[.$BB68];[.$BE68];[.$BH68];[.$BK68];[.$BN68];[.$BQ68];[.$BT68];[.$BW68];[.$BZ68];[.$CC68];[.$CF68])" office:value-type="float"/>
          <table:table-cell table:formula="of:=MIN([.$C68];[.$F68];[.$I68];[.$L68];[.$O68];[.$R68];[.$U68];[.$X68];[.$AA68];[.$AD68];[.$AG68];[.$AJ68];[.$AM68];[.$AP68];[.$AT68];[.$AW68];[.$AZ68];[.$BC68];[.$BF68];[.$BI68];[.$BL68];[.$BO68];[.$BR68];[.$BU68];[.$BX68];[.$CA68];[.$CD68];[.$CG68])" office:value-type="float"/>
          <table:table-cell table:formula="of:=MIN([.$D68];[.$G68];[.$J68];[.$M68];[.$P68];[.$S68];[.$V68];[.$Y68];[.$AB68];[.$AE68];[.$AH68];[.$AK68];[.$AN68];[.$AQ68];[.$AU68];[.$AX68];[.$BA68];[.$BD68];[.$BG68];[.$BJ68];[.$BM68];[.$BP68];[.$BS68];[.$BV68];[.$BY68];[.$CB68];[.$CE68];[.$CH68])" office:value-type="float"/>
          <table:table-cell table:formula="of:=MEDIAN([.$B68];[.$E68];[.$H68];[.$K68];[.$N68];[.$Q68];[.$T68];[.$W68];[.$Z68];[.$AC68];[.$AF68];[.$AI68];[.$AL68];[.$AO68];[.$AR68];[.$AS68];[.$AV68];[.$AY68];[.$BB68];[.$BE68];[.$BH68];[.$BK68];[.$BN68];[.$BQ68];[.$BT68];[.$BW68];[.$BZ68];[.$CC68];[.$CF68])" office:value-type="float"/>
          <table:table-cell table:formula="of:=MEDIAN([.$C68];[.$F68];[.$I68];[.$L68];[.$O68];[.$R68];[.$U68];[.$X68];[.$AA68];[.$AD68];[.$AG68];[.$AJ68];[.$AM68];[.$AP68];[.$AT68];[.$AW68];[.$AZ68];[.$BC68];[.$BF68];[.$BI68];[.$BL68];[.$BO68];[.$BR68];[.$BU68];[.$BX68];[.$CA68];[.$CD68];[.$CG68])" office:value-type="float"/>
          <table:table-cell table:formula="of:=MEDIAN([.$D68];[.$G68];[.$J68];[.$M68];[.$P68];[.$S68];[.$V68];[.$Y68];[.$AB68];[.$AE68];[.$AH68];[.$AK68];[.$AN68];[.$AQ68];[.$AU68];[.$AX68];[.$BA68];[.$BD68];[.$BG68];[.$BJ68];[.$BM68];[.$BP68];[.$BS68];[.$BV68];[.$BY68];[.$CB68];[.$CE68];[.$CH68])" office:value-type="float"/>
          <table:table-cell table:formula="of:=MAX([.$B68];[.$E68];[.$H68];[.$K68];[.$N68];[.$Q68];[.$T68];[.$W68];[.$Z68];[.$AC68];[.$AF68];[.$AI68];[.$AL68];[.$AO68];[.$AR68];[.$AS68];[.$AV68];[.$AY68];[.$BB68];[.$BE68];[.$BH68];[.$BK68];[.$BN68];[.$BQ68];[.$BT68];[.$BW68];[.$BZ68];[.$CC68];[.$CF68])" office:value-type="float"/>
          <table:table-cell table:formula="of:=MAX([.$C68];[.$F68];[.$I68];[.$L68];[.$O68];[.$R68];[.$U68];[.$X68];[.$AA68];[.$AD68];[.$AG68];[.$AJ68];[.$AM68];[.$AP68];[.$AT68];[.$AW68];[.$AZ68];[.$BC68];[.$BF68];[.$BI68];[.$BL68];[.$BO68];[.$BR68];[.$BU68];[.$BX68];[.$CA68];[.$CD68];[.$CG68])" office:value-type="float"/>
          <table:table-cell table:formula="of:=MAX([.$D68];[.$G68];[.$J68];[.$M68];[.$P68];[.$S68];[.$V68];[.$Y68];[.$AB68];[.$AE68];[.$AH68];[.$AK68];[.$AN68];[.$AQ68];[.$AU68];[.$AX68];[.$BA68];[.$BD68];[.$BG68];[.$BJ68];[.$BM68];[.$BP68];[.$BS68];[.$BV68];[.$BY68];[.$CB68];[.$CE68];[.$CH68])" office:value-type="float"/>
        </table:table-row>
        <table:table-row table:style-name="ro1">
          <table:table-cell office:value-type="string">
            <text:p>random/random_s30_a3_c70_h27.lp</text:p>
          </table:table-cell>
          <table:table-cell office:value-type="float" office:value="0.07"/>
          <table:table-cell office:value-type="float" office:value="320.0"/>
          <table:table-cell office:value-type="float" office:value="9.0"/>
          <table:table-cell office:value-type="float" office:value="0.03"/>
          <table:table-cell office:value-type="float" office:value="855.0"/>
          <table:table-cell office:value-type="float" office:value="6.0"/>
          <table:table-cell table:style-name="cellBest" office:value-type="float" office:value="0.02"/>
          <table:table-cell table:style-name="cellBest" office:value-type="float" office:value="76.0"/>
          <table:table-cell office:value-type="float" office:value="9.0"/>
          <table:table-cell office:value-type="float" office:value="0.03"/>
          <table:table-cell table:style-name="cellBest" office:value-type="float" office:value="76.0"/>
          <table:table-cell office:value-type="float" office:value="9.0"/>
          <table:table-cell office:value-type="float" office:value="0.04"/>
          <table:table-cell office:value-type="float" office:value="137.0"/>
          <table:table-cell table:style-name="cellWorst" office:value-type="float" office:value="18.0"/>
          <table:table-cell office:value-type="float" office:value="0.03"/>
          <table:table-cell office:value-type="float" office:value="2680.0"/>
          <table:table-cell office:value-type="float" office:value="4.0"/>
          <table:table-cell office:value-type="float" office:value="0.07"/>
          <table:table-cell office:value-type="float" office:value="345.0"/>
          <table:table-cell office:value-type="float" office:value="12.0"/>
          <table:table-cell office:value-type="float" office:value="0.04"/>
          <table:table-cell office:value-type="float" office:value="137.0"/>
          <table:table-cell table:style-name="cellWorst" office:value-type="float" office:value="18.0"/>
          <table:table-cell office:value-type="float" office:value="1.2"/>
          <table:table-cell office:value-type="float" office:value="23836.0"/>
          <table:table-cell office:value-type="float" office:value="10.0"/>
          <table:table-cell office:value-type="float" office:value="1.35"/>
          <table:table-cell office:value-type="float" office:value="23543.0"/>
          <table:table-cell table:style-name="cellBest" office:value-type="float" office:value="3.0"/>
          <table:table-cell office:value-type="float" office:value="1.27"/>
          <table:table-cell office:value-type="float" office:value="23543.0"/>
          <table:table-cell table:style-name="cellBest" office:value-type="float" office:value="3.0"/>
          <table:table-cell office:value-type="float" office:value="1.42"/>
          <table:table-cell table:style-name="cellWorst" office:value-type="float" office:value="23846.0"/>
          <table:table-cell office:value-type="float" office:value="10.0"/>
          <table:table-cell office:value-type="float" office:value="1.43"/>
          <table:table-cell office:value-type="float" office:value="23836.0"/>
          <table:table-cell office:value-type="float" office:value="10.0"/>
          <table:table-cell office:value-type="float" office:value="1.06"/>
          <table:table-cell office:value-type="float" office:value="23543.0"/>
          <table:table-cell table:style-name="cellBest" office:value-type="float" office:value="3.0"/>
          <table:table-cell table:style-name="cellWorst" office:value-type="float" office:value="1200.0"/>
          <table:table-cell office:value-type="float" office:value="1.21"/>
          <table:table-cell table:style-name="cellWorst" office:value-type="float" office:value="23846.0"/>
          <table:table-cell office:value-type="float" office:value="10.0"/>
          <table:table-cell office:value-type="float" office:value="0.07"/>
          <table:table-cell office:value-type="float" office:value="353.0"/>
          <table:table-cell office:value-type="float" office:value="9.0"/>
          <table:table-cell office:value-type="float" office:value="0.06"/>
          <table:table-cell office:value-type="float" office:value="353.0"/>
          <table:table-cell office:value-type="float" office:value="9.0"/>
          <table:table-cell office:value-type="float" office:value="0.06"/>
          <table:table-cell office:value-type="float" office:value="353.0"/>
          <table:table-cell office:value-type="float" office:value="9.0"/>
          <table:table-cell office:value-type="float" office:value="0.06"/>
          <table:table-cell office:value-type="float" office:value="353.0"/>
          <table:table-cell office:value-type="float" office:value="9.0"/>
          <table:table-cell office:value-type="float" office:value="0.05"/>
          <table:table-cell office:value-type="float" office:value="250.0"/>
          <table:table-cell office:value-type="float" office:value="4.0"/>
          <table:table-cell office:value-type="float" office:value="0.04"/>
          <table:table-cell office:value-type="float" office:value="2776.0"/>
          <table:table-cell office:value-type="float" office:value="6.0"/>
          <table:table-cell office:value-type="float" office:value="0.04"/>
          <table:table-cell office:value-type="float" office:value="2776.0"/>
          <table:table-cell office:value-type="float" office:value="6.0"/>
          <table:table-cell office:value-type="float" office:value="0.1"/>
          <table:table-cell office:value-type="float" office:value="408.0"/>
          <table:table-cell office:value-type="float" office:value="10.0"/>
          <table:table-cell office:value-type="float" office:value="0.07"/>
          <table:table-cell office:value-type="float" office:value="353.0"/>
          <table:table-cell office:value-type="float" office:value="10.0"/>
          <table:table-cell office:value-type="float" office:value="0.03"/>
          <table:table-cell office:value-type="float" office:value="2680.0"/>
          <table:table-cell office:value-type="float" office:value="4.0"/>
          <table:table-cell office:value-type="float" office:value="0.03"/>
          <table:table-cell office:value-type="float" office:value="2680.0"/>
          <table:table-cell office:value-type="float" office:value="4.0"/>
          <table:table-cell office:value-type="float" office:value="0.04"/>
          <table:table-cell office:value-type="float" office:value="137.0"/>
          <table:table-cell table:style-name="cellWorst" office:value-type="float" office:value="18.0"/>
          <table:table-cell office:value-type="float" office:value="0.07"/>
          <table:table-cell office:value-type="float" office:value="353.0"/>
          <table:table-cell office:value-type="float" office:value="10.0"/>
          <table:table-cell table:formula="of:=MIN([.$B69];[.$E69];[.$H69];[.$K69];[.$N69];[.$Q69];[.$T69];[.$W69];[.$Z69];[.$AC69];[.$AF69];[.$AI69];[.$AL69];[.$AO69];[.$AR69];[.$AS69];[.$AV69];[.$AY69];[.$BB69];[.$BE69];[.$BH69];[.$BK69];[.$BN69];[.$BQ69];[.$BT69];[.$BW69];[.$BZ69];[.$CC69];[.$CF69])" office:value-type="float"/>
          <table:table-cell table:formula="of:=MIN([.$C69];[.$F69];[.$I69];[.$L69];[.$O69];[.$R69];[.$U69];[.$X69];[.$AA69];[.$AD69];[.$AG69];[.$AJ69];[.$AM69];[.$AP69];[.$AT69];[.$AW69];[.$AZ69];[.$BC69];[.$BF69];[.$BI69];[.$BL69];[.$BO69];[.$BR69];[.$BU69];[.$BX69];[.$CA69];[.$CD69];[.$CG69])" office:value-type="float"/>
          <table:table-cell table:formula="of:=MIN([.$D69];[.$G69];[.$J69];[.$M69];[.$P69];[.$S69];[.$V69];[.$Y69];[.$AB69];[.$AE69];[.$AH69];[.$AK69];[.$AN69];[.$AQ69];[.$AU69];[.$AX69];[.$BA69];[.$BD69];[.$BG69];[.$BJ69];[.$BM69];[.$BP69];[.$BS69];[.$BV69];[.$BY69];[.$CB69];[.$CE69];[.$CH69])" office:value-type="float"/>
          <table:table-cell table:formula="of:=MEDIAN([.$B69];[.$E69];[.$H69];[.$K69];[.$N69];[.$Q69];[.$T69];[.$W69];[.$Z69];[.$AC69];[.$AF69];[.$AI69];[.$AL69];[.$AO69];[.$AR69];[.$AS69];[.$AV69];[.$AY69];[.$BB69];[.$BE69];[.$BH69];[.$BK69];[.$BN69];[.$BQ69];[.$BT69];[.$BW69];[.$BZ69];[.$CC69];[.$CF69])" office:value-type="float"/>
          <table:table-cell table:formula="of:=MEDIAN([.$C69];[.$F69];[.$I69];[.$L69];[.$O69];[.$R69];[.$U69];[.$X69];[.$AA69];[.$AD69];[.$AG69];[.$AJ69];[.$AM69];[.$AP69];[.$AT69];[.$AW69];[.$AZ69];[.$BC69];[.$BF69];[.$BI69];[.$BL69];[.$BO69];[.$BR69];[.$BU69];[.$BX69];[.$CA69];[.$CD69];[.$CG69])" office:value-type="float"/>
          <table:table-cell table:formula="of:=MEDIAN([.$D69];[.$G69];[.$J69];[.$M69];[.$P69];[.$S69];[.$V69];[.$Y69];[.$AB69];[.$AE69];[.$AH69];[.$AK69];[.$AN69];[.$AQ69];[.$AU69];[.$AX69];[.$BA69];[.$BD69];[.$BG69];[.$BJ69];[.$BM69];[.$BP69];[.$BS69];[.$BV69];[.$BY69];[.$CB69];[.$CE69];[.$CH69])" office:value-type="float"/>
          <table:table-cell table:formula="of:=MAX([.$B69];[.$E69];[.$H69];[.$K69];[.$N69];[.$Q69];[.$T69];[.$W69];[.$Z69];[.$AC69];[.$AF69];[.$AI69];[.$AL69];[.$AO69];[.$AR69];[.$AS69];[.$AV69];[.$AY69];[.$BB69];[.$BE69];[.$BH69];[.$BK69];[.$BN69];[.$BQ69];[.$BT69];[.$BW69];[.$BZ69];[.$CC69];[.$CF69])" office:value-type="float"/>
          <table:table-cell table:formula="of:=MAX([.$C69];[.$F69];[.$I69];[.$L69];[.$O69];[.$R69];[.$U69];[.$X69];[.$AA69];[.$AD69];[.$AG69];[.$AJ69];[.$AM69];[.$AP69];[.$AT69];[.$AW69];[.$AZ69];[.$BC69];[.$BF69];[.$BI69];[.$BL69];[.$BO69];[.$BR69];[.$BU69];[.$BX69];[.$CA69];[.$CD69];[.$CG69])" office:value-type="float"/>
          <table:table-cell table:formula="of:=MAX([.$D69];[.$G69];[.$J69];[.$M69];[.$P69];[.$S69];[.$V69];[.$Y69];[.$AB69];[.$AE69];[.$AH69];[.$AK69];[.$AN69];[.$AQ69];[.$AU69];[.$AX69];[.$BA69];[.$BD69];[.$BG69];[.$BJ69];[.$BM69];[.$BP69];[.$BS69];[.$BV69];[.$BY69];[.$CB69];[.$CE69];[.$CH69])" office:value-type="float"/>
        </table:table-row>
        <table:table-row table:style-name="ro1">
          <table:table-cell office:value-type="string">
            <text:p>room/room_s16_a2_w5_h19.lp</text:p>
          </table:table-cell>
          <table:table-cell office:value-type="float" office:value="0.01"/>
          <table:table-cell office:value-type="float" office:value="80.0"/>
          <table:table-cell office:value-type="float" office:value="6.0"/>
          <table:table-cell table:style-name="cellBest" office:value-type="float" office:value="0.0"/>
          <table:table-cell office:value-type="float" office:value="303.0"/>
          <table:table-cell office:value-type="float" office:value="4.0"/>
          <table:table-cell table:style-name="cellBest" office:value-type="float" office:value="0.0"/>
          <table:table-cell table:style-name="cellBest" office:value-type="float" office:value="26.0"/>
          <table:table-cell table:style-name="cellBest" office:value-type="float" office:value="2.0"/>
          <table:table-cell table:style-name="cellBest" office:value-type="float" office:value="0.0"/>
          <table:table-cell table:style-name="cellBest" office:value-type="float" office:value="26.0"/>
          <table:table-cell table:style-name="cellBest" office:value-type="float" office:value="2.0"/>
          <table:table-cell office:value-type="float" office:value="0.01"/>
          <table:table-cell office:value-type="float" office:value="44.0"/>
          <table:table-cell office:value-type="float" office:value="5.0"/>
          <table:table-cell office:value-type="float" office:value="0.01"/>
          <table:table-cell office:value-type="float" office:value="595.0"/>
          <table:table-cell office:value-type="float" office:value="5.0"/>
          <table:table-cell office:value-type="float" office:value="0.01"/>
          <table:table-cell office:value-type="float" office:value="119.0"/>
          <table:table-cell office:value-type="float" office:value="10.0"/>
          <table:table-cell office:value-type="float" office:value="0.01"/>
          <table:table-cell office:value-type="float" office:value="44.0"/>
          <table:table-cell office:value-type="float" office:value="5.0"/>
          <table:table-cell office:value-type="float" office:value="0.08"/>
          <table:table-cell table:style-name="cellWorst" office:value-type="float" office:value="6981.0"/>
          <table:table-cell table:style-name="cellWorst" office:value-type="float" office:value="21.0"/>
          <table:table-cell office:value-type="float" office:value="0.08"/>
          <table:table-cell table:style-name="cellWorst" office:value-type="float" office:value="6981.0"/>
          <table:table-cell table:style-name="cellWorst" office:value-type="float" office:value="21.0"/>
          <table:table-cell office:value-type="float" office:value="0.08"/>
          <table:table-cell table:style-name="cellWorst" office:value-type="float" office:value="6981.0"/>
          <table:table-cell table:style-name="cellWorst" office:value-type="float" office:value="21.0"/>
          <table:table-cell office:value-type="float" office:value="0.11"/>
          <table:table-cell table:style-name="cellWorst" office:value-type="float" office:value="6981.0"/>
          <table:table-cell table:style-name="cellWorst" office:value-type="float" office:value="21.0"/>
          <table:table-cell office:value-type="float" office:value="0.08"/>
          <table:table-cell table:style-name="cellWorst" office:value-type="float" office:value="6981.0"/>
          <table:table-cell table:style-name="cellWorst" office:value-type="float" office:value="21.0"/>
          <table:table-cell office:value-type="float" office:value="0.11"/>
          <table:table-cell table:style-name="cellWorst" office:value-type="float" office:value="6981.0"/>
          <table:table-cell table:style-name="cellWorst" office:value-type="float" office:value="21.0"/>
          <table:table-cell table:style-name="cellWorst" office:value-type="float" office:value="1200.0"/>
          <table:table-cell office:value-type="float" office:value="0.09"/>
          <table:table-cell table:style-name="cellWorst" office:value-type="float" office:value="6981.0"/>
          <table:table-cell table:style-name="cellWorst" office:value-type="float" office:value="21.0"/>
          <table:table-cell office:value-type="float" office:value="0.01"/>
          <table:table-cell office:value-type="float" office:value="113.0"/>
          <table:table-cell office:value-type="float" office:value="7.0"/>
          <table:table-cell office:value-type="float" office:value="0.01"/>
          <table:table-cell office:value-type="float" office:value="113.0"/>
          <table:table-cell office:value-type="float" office:value="7.0"/>
          <table:table-cell office:value-type="float" office:value="0.01"/>
          <table:table-cell office:value-type="float" office:value="113.0"/>
          <table:table-cell office:value-type="float" office:value="7.0"/>
          <table:table-cell office:value-type="float" office:value="0.01"/>
          <table:table-cell office:value-type="float" office:value="113.0"/>
          <table:table-cell office:value-type="float" office:value="7.0"/>
          <table:table-cell office:value-type="float" office:value="0.01"/>
          <table:table-cell office:value-type="float" office:value="127.0"/>
          <table:table-cell office:value-type="float" office:value="6.0"/>
          <table:table-cell office:value-type="float" office:value="0.01"/>
          <table:table-cell office:value-type="float" office:value="842.0"/>
          <table:table-cell office:value-type="float" office:value="4.0"/>
          <table:table-cell office:value-type="float" office:value="0.01"/>
          <table:table-cell office:value-type="float" office:value="842.0"/>
          <table:table-cell office:value-type="float" office:value="4.0"/>
          <table:table-cell office:value-type="float" office:value="0.01"/>
          <table:table-cell office:value-type="float" office:value="94.0"/>
          <table:table-cell office:value-type="float" office:value="3.0"/>
          <table:table-cell office:value-type="float" office:value="0.01"/>
          <table:table-cell office:value-type="float" office:value="112.0"/>
          <table:table-cell office:value-type="float" office:value="7.0"/>
          <table:table-cell office:value-type="float" office:value="0.01"/>
          <table:table-cell office:value-type="float" office:value="595.0"/>
          <table:table-cell office:value-type="float" office:value="5.0"/>
          <table:table-cell office:value-type="float" office:value="0.01"/>
          <table:table-cell office:value-type="float" office:value="595.0"/>
          <table:table-cell office:value-type="float" office:value="5.0"/>
          <table:table-cell office:value-type="float" office:value="0.01"/>
          <table:table-cell office:value-type="float" office:value="44.0"/>
          <table:table-cell office:value-type="float" office:value="5.0"/>
          <table:table-cell office:value-type="float" office:value="0.01"/>
          <table:table-cell office:value-type="float" office:value="112.0"/>
          <table:table-cell office:value-type="float" office:value="7.0"/>
          <table:table-cell table:formula="of:=MIN([.$B70];[.$E70];[.$H70];[.$K70];[.$N70];[.$Q70];[.$T70];[.$W70];[.$Z70];[.$AC70];[.$AF70];[.$AI70];[.$AL70];[.$AO70];[.$AR70];[.$AS70];[.$AV70];[.$AY70];[.$BB70];[.$BE70];[.$BH70];[.$BK70];[.$BN70];[.$BQ70];[.$BT70];[.$BW70];[.$BZ70];[.$CC70];[.$CF70])" office:value-type="float"/>
          <table:table-cell table:formula="of:=MIN([.$C70];[.$F70];[.$I70];[.$L70];[.$O70];[.$R70];[.$U70];[.$X70];[.$AA70];[.$AD70];[.$AG70];[.$AJ70];[.$AM70];[.$AP70];[.$AT70];[.$AW70];[.$AZ70];[.$BC70];[.$BF70];[.$BI70];[.$BL70];[.$BO70];[.$BR70];[.$BU70];[.$BX70];[.$CA70];[.$CD70];[.$CG70])" office:value-type="float"/>
          <table:table-cell table:formula="of:=MIN([.$D70];[.$G70];[.$J70];[.$M70];[.$P70];[.$S70];[.$V70];[.$Y70];[.$AB70];[.$AE70];[.$AH70];[.$AK70];[.$AN70];[.$AQ70];[.$AU70];[.$AX70];[.$BA70];[.$BD70];[.$BG70];[.$BJ70];[.$BM70];[.$BP70];[.$BS70];[.$BV70];[.$BY70];[.$CB70];[.$CE70];[.$CH70])" office:value-type="float"/>
          <table:table-cell table:formula="of:=MEDIAN([.$B70];[.$E70];[.$H70];[.$K70];[.$N70];[.$Q70];[.$T70];[.$W70];[.$Z70];[.$AC70];[.$AF70];[.$AI70];[.$AL70];[.$AO70];[.$AR70];[.$AS70];[.$AV70];[.$AY70];[.$BB70];[.$BE70];[.$BH70];[.$BK70];[.$BN70];[.$BQ70];[.$BT70];[.$BW70];[.$BZ70];[.$CC70];[.$CF70])" office:value-type="float"/>
          <table:table-cell table:formula="of:=MEDIAN([.$C70];[.$F70];[.$I70];[.$L70];[.$O70];[.$R70];[.$U70];[.$X70];[.$AA70];[.$AD70];[.$AG70];[.$AJ70];[.$AM70];[.$AP70];[.$AT70];[.$AW70];[.$AZ70];[.$BC70];[.$BF70];[.$BI70];[.$BL70];[.$BO70];[.$BR70];[.$BU70];[.$BX70];[.$CA70];[.$CD70];[.$CG70])" office:value-type="float"/>
          <table:table-cell table:formula="of:=MEDIAN([.$D70];[.$G70];[.$J70];[.$M70];[.$P70];[.$S70];[.$V70];[.$Y70];[.$AB70];[.$AE70];[.$AH70];[.$AK70];[.$AN70];[.$AQ70];[.$AU70];[.$AX70];[.$BA70];[.$BD70];[.$BG70];[.$BJ70];[.$BM70];[.$BP70];[.$BS70];[.$BV70];[.$BY70];[.$CB70];[.$CE70];[.$CH70])" office:value-type="float"/>
          <table:table-cell table:formula="of:=MAX([.$B70];[.$E70];[.$H70];[.$K70];[.$N70];[.$Q70];[.$T70];[.$W70];[.$Z70];[.$AC70];[.$AF70];[.$AI70];[.$AL70];[.$AO70];[.$AR70];[.$AS70];[.$AV70];[.$AY70];[.$BB70];[.$BE70];[.$BH70];[.$BK70];[.$BN70];[.$BQ70];[.$BT70];[.$BW70];[.$BZ70];[.$CC70];[.$CF70])" office:value-type="float"/>
          <table:table-cell table:formula="of:=MAX([.$C70];[.$F70];[.$I70];[.$L70];[.$O70];[.$R70];[.$U70];[.$X70];[.$AA70];[.$AD70];[.$AG70];[.$AJ70];[.$AM70];[.$AP70];[.$AT70];[.$AW70];[.$AZ70];[.$BC70];[.$BF70];[.$BI70];[.$BL70];[.$BO70];[.$BR70];[.$BU70];[.$BX70];[.$CA70];[.$CD70];[.$CG70])" office:value-type="float"/>
          <table:table-cell table:formula="of:=MAX([.$D70];[.$G70];[.$J70];[.$M70];[.$P70];[.$S70];[.$V70];[.$Y70];[.$AB70];[.$AE70];[.$AH70];[.$AK70];[.$AN70];[.$AQ70];[.$AU70];[.$AX70];[.$BA70];[.$BD70];[.$BG70];[.$BJ70];[.$BM70];[.$BP70];[.$BS70];[.$BV70];[.$BY70];[.$CB70];[.$CE70];[.$CH70])" office:value-type="float"/>
        </table:table-row>
        <table:table-row table:style-name="ro1">
          <table:table-cell office:value-type="string">
            <text:p>room/room_s16_a3_w5_h14.lp</text:p>
          </table:table-cell>
          <table:table-cell office:value-type="float" office:value="0.01"/>
          <table:table-cell office:value-type="float" office:value="51.0"/>
          <table:table-cell office:value-type="float" office:value="8.0"/>
          <table:table-cell office:value-type="float" office:value="0.01"/>
          <table:table-cell office:value-type="float" office:value="129.0"/>
          <table:table-cell office:value-type="float" office:value="3.0"/>
          <table:table-cell office:value-type="float" office:value="0.01"/>
          <table:table-cell table:style-name="cellBest" office:value-type="float" office:value="21.0"/>
          <table:table-cell table:style-name="cellBest" office:value-type="float" office:value="1.0"/>
          <table:table-cell office:value-type="float" office:value="0.01"/>
          <table:table-cell table:style-name="cellBest" office:value-type="float" office:value="21.0"/>
          <table:table-cell table:style-name="cellBest" office:value-type="float" office:value="1.0"/>
          <table:table-cell office:value-type="float" office:value="0.01"/>
          <table:table-cell office:value-type="float" office:value="47.0"/>
          <table:table-cell office:value-type="float" office:value="6.0"/>
          <table:table-cell office:value-type="float" office:value="0.01"/>
          <table:table-cell office:value-type="float" office:value="319.0"/>
          <table:table-cell office:value-type="float" office:value="4.0"/>
          <table:table-cell office:value-type="float" office:value="0.01"/>
          <table:table-cell office:value-type="float" office:value="100.0"/>
          <table:table-cell office:value-type="float" office:value="25.0"/>
          <table:table-cell office:value-type="float" office:value="0.01"/>
          <table:table-cell office:value-type="float" office:value="47.0"/>
          <table:table-cell office:value-type="float" office:value="6.0"/>
          <table:table-cell office:value-type="float" office:value="4.81"/>
          <table:table-cell table:style-name="cellWorst" office:value-type="float" office:value="482284.0"/>
          <table:table-cell table:style-name="cellWorst" office:value-type="float" office:value="30203.0"/>
          <table:table-cell office:value-type="float" office:value="4.44"/>
          <table:table-cell table:style-name="cellWorst" office:value-type="float" office:value="482284.0"/>
          <table:table-cell table:style-name="cellWorst" office:value-type="float" office:value="30203.0"/>
          <table:table-cell office:value-type="float" office:value="1.89"/>
          <table:table-cell office:value-type="float" office:value="79856.0"/>
          <table:table-cell office:value-type="float" office:value="9779.0"/>
          <table:table-cell office:value-type="float" office:value="1.68"/>
          <table:table-cell office:value-type="float" office:value="214267.0"/>
          <table:table-cell office:value-type="float" office:value="12521.0"/>
          <table:table-cell office:value-type="float" office:value="4.91"/>
          <table:table-cell table:style-name="cellWorst" office:value-type="float" office:value="482284.0"/>
          <table:table-cell table:style-name="cellWorst" office:value-type="float" office:value="30203.0"/>
          <table:table-cell office:value-type="float" office:value="5.38"/>
          <table:table-cell table:style-name="cellWorst" office:value-type="float" office:value="482284.0"/>
          <table:table-cell table:style-name="cellWorst" office:value-type="float" office:value="30203.0"/>
          <table:table-cell table:style-name="cellWorst" office:value-type="float" office:value="1200.0"/>
          <table:table-cell office:value-type="float" office:value="1.79"/>
          <table:table-cell office:value-type="float" office:value="214267.0"/>
          <table:table-cell office:value-type="float" office:value="12521.0"/>
          <table:table-cell office:value-type="float" office:value="0.01"/>
          <table:table-cell office:value-type="float" office:value="128.0"/>
          <table:table-cell office:value-type="float" office:value="9.0"/>
          <table:table-cell office:value-type="float" office:value="0.01"/>
          <table:table-cell office:value-type="float" office:value="128.0"/>
          <table:table-cell office:value-type="float" office:value="9.0"/>
          <table:table-cell office:value-type="float" office:value="0.01"/>
          <table:table-cell office:value-type="float" office:value="128.0"/>
          <table:table-cell office:value-type="float" office:value="9.0"/>
          <table:table-cell office:value-type="float" office:value="0.01"/>
          <table:table-cell office:value-type="float" office:value="128.0"/>
          <table:table-cell office:value-type="float" office:value="9.0"/>
          <table:table-cell office:value-type="float" office:value="0.01"/>
          <table:table-cell office:value-type="float" office:value="78.0"/>
          <table:table-cell office:value-type="float" office:value="5.0"/>
          <table:table-cell office:value-type="float" office:value="0.01"/>
          <table:table-cell office:value-type="float" office:value="213.0"/>
          <table:table-cell office:value-type="float" office:value="3.0"/>
          <table:table-cell table:style-name="cellBest" office:value-type="float" office:value="0.0"/>
          <table:table-cell office:value-type="float" office:value="214.0"/>
          <table:table-cell office:value-type="float" office:value="3.0"/>
          <table:table-cell office:value-type="float" office:value="0.01"/>
          <table:table-cell office:value-type="float" office:value="34.0"/>
          <table:table-cell office:value-type="float" office:value="4.0"/>
          <table:table-cell table:style-name="cellBest" office:value-type="float" office:value="0.0"/>
          <table:table-cell office:value-type="float" office:value="125.0"/>
          <table:table-cell office:value-type="float" office:value="9.0"/>
          <table:table-cell office:value-type="float" office:value="0.01"/>
          <table:table-cell office:value-type="float" office:value="319.0"/>
          <table:table-cell office:value-type="float" office:value="4.0"/>
          <table:table-cell office:value-type="float" office:value="0.01"/>
          <table:table-cell office:value-type="float" office:value="319.0"/>
          <table:table-cell office:value-type="float" office:value="4.0"/>
          <table:table-cell office:value-type="float" office:value="0.01"/>
          <table:table-cell office:value-type="float" office:value="47.0"/>
          <table:table-cell office:value-type="float" office:value="6.0"/>
          <table:table-cell office:value-type="float" office:value="0.01"/>
          <table:table-cell office:value-type="float" office:value="125.0"/>
          <table:table-cell office:value-type="float" office:value="9.0"/>
          <table:table-cell table:formula="of:=MIN([.$B71];[.$E71];[.$H71];[.$K71];[.$N71];[.$Q71];[.$T71];[.$W71];[.$Z71];[.$AC71];[.$AF71];[.$AI71];[.$AL71];[.$AO71];[.$AR71];[.$AS71];[.$AV71];[.$AY71];[.$BB71];[.$BE71];[.$BH71];[.$BK71];[.$BN71];[.$BQ71];[.$BT71];[.$BW71];[.$BZ71];[.$CC71];[.$CF71])" office:value-type="float"/>
          <table:table-cell table:formula="of:=MIN([.$C71];[.$F71];[.$I71];[.$L71];[.$O71];[.$R71];[.$U71];[.$X71];[.$AA71];[.$AD71];[.$AG71];[.$AJ71];[.$AM71];[.$AP71];[.$AT71];[.$AW71];[.$AZ71];[.$BC71];[.$BF71];[.$BI71];[.$BL71];[.$BO71];[.$BR71];[.$BU71];[.$BX71];[.$CA71];[.$CD71];[.$CG71])" office:value-type="float"/>
          <table:table-cell table:formula="of:=MIN([.$D71];[.$G71];[.$J71];[.$M71];[.$P71];[.$S71];[.$V71];[.$Y71];[.$AB71];[.$AE71];[.$AH71];[.$AK71];[.$AN71];[.$AQ71];[.$AU71];[.$AX71];[.$BA71];[.$BD71];[.$BG71];[.$BJ71];[.$BM71];[.$BP71];[.$BS71];[.$BV71];[.$BY71];[.$CB71];[.$CE71];[.$CH71])" office:value-type="float"/>
          <table:table-cell table:formula="of:=MEDIAN([.$B71];[.$E71];[.$H71];[.$K71];[.$N71];[.$Q71];[.$T71];[.$W71];[.$Z71];[.$AC71];[.$AF71];[.$AI71];[.$AL71];[.$AO71];[.$AR71];[.$AS71];[.$AV71];[.$AY71];[.$BB71];[.$BE71];[.$BH71];[.$BK71];[.$BN71];[.$BQ71];[.$BT71];[.$BW71];[.$BZ71];[.$CC71];[.$CF71])" office:value-type="float"/>
          <table:table-cell table:formula="of:=MEDIAN([.$C71];[.$F71];[.$I71];[.$L71];[.$O71];[.$R71];[.$U71];[.$X71];[.$AA71];[.$AD71];[.$AG71];[.$AJ71];[.$AM71];[.$AP71];[.$AT71];[.$AW71];[.$AZ71];[.$BC71];[.$BF71];[.$BI71];[.$BL71];[.$BO71];[.$BR71];[.$BU71];[.$BX71];[.$CA71];[.$CD71];[.$CG71])" office:value-type="float"/>
          <table:table-cell table:formula="of:=MEDIAN([.$D71];[.$G71];[.$J71];[.$M71];[.$P71];[.$S71];[.$V71];[.$Y71];[.$AB71];[.$AE71];[.$AH71];[.$AK71];[.$AN71];[.$AQ71];[.$AU71];[.$AX71];[.$BA71];[.$BD71];[.$BG71];[.$BJ71];[.$BM71];[.$BP71];[.$BS71];[.$BV71];[.$BY71];[.$CB71];[.$CE71];[.$CH71])" office:value-type="float"/>
          <table:table-cell table:formula="of:=MAX([.$B71];[.$E71];[.$H71];[.$K71];[.$N71];[.$Q71];[.$T71];[.$W71];[.$Z71];[.$AC71];[.$AF71];[.$AI71];[.$AL71];[.$AO71];[.$AR71];[.$AS71];[.$AV71];[.$AY71];[.$BB71];[.$BE71];[.$BH71];[.$BK71];[.$BN71];[.$BQ71];[.$BT71];[.$BW71];[.$BZ71];[.$CC71];[.$CF71])" office:value-type="float"/>
          <table:table-cell table:formula="of:=MAX([.$C71];[.$F71];[.$I71];[.$L71];[.$O71];[.$R71];[.$U71];[.$X71];[.$AA71];[.$AD71];[.$AG71];[.$AJ71];[.$AM71];[.$AP71];[.$AT71];[.$AW71];[.$AZ71];[.$BC71];[.$BF71];[.$BI71];[.$BL71];[.$BO71];[.$BR71];[.$BU71];[.$BX71];[.$CA71];[.$CD71];[.$CG71])" office:value-type="float"/>
          <table:table-cell table:formula="of:=MAX([.$D71];[.$G71];[.$J71];[.$M71];[.$P71];[.$S71];[.$V71];[.$Y71];[.$AB71];[.$AE71];[.$AH71];[.$AK71];[.$AN71];[.$AQ71];[.$AU71];[.$AX71];[.$BA71];[.$BD71];[.$BG71];[.$BJ71];[.$BM71];[.$BP71];[.$BS71];[.$BV71];[.$BY71];[.$CB71];[.$CE71];[.$CH71])" office:value-type="float"/>
        </table:table-row>
        <table:table-row table:style-name="ro1">
          <table:table-cell office:value-type="string">
            <text:p>room/room_s17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table:style-name="cellWorst" office:value-type="float" office:value="120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2];[.$E72];[.$H72];[.$K72];[.$N72];[.$Q72];[.$T72];[.$W72];[.$Z72];[.$AC72];[.$AF72];[.$AI72];[.$AL72];[.$AO72];[.$AR72];[.$AS72];[.$AV72];[.$AY72];[.$BB72];[.$BE72];[.$BH72];[.$BK72];[.$BN72];[.$BQ72];[.$BT72];[.$BW72];[.$BZ72];[.$CC72];[.$CF72])" office:value-type="float"/>
          <table:table-cell table:formula="of:=MIN([.$C72];[.$F72];[.$I72];[.$L72];[.$O72];[.$R72];[.$U72];[.$X72];[.$AA72];[.$AD72];[.$AG72];[.$AJ72];[.$AM72];[.$AP72];[.$AT72];[.$AW72];[.$AZ72];[.$BC72];[.$BF72];[.$BI72];[.$BL72];[.$BO72];[.$BR72];[.$BU72];[.$BX72];[.$CA72];[.$CD72];[.$CG72])" office:value-type="float"/>
          <table:table-cell table:formula="of:=MIN([.$D72];[.$G72];[.$J72];[.$M72];[.$P72];[.$S72];[.$V72];[.$Y72];[.$AB72];[.$AE72];[.$AH72];[.$AK72];[.$AN72];[.$AQ72];[.$AU72];[.$AX72];[.$BA72];[.$BD72];[.$BG72];[.$BJ72];[.$BM72];[.$BP72];[.$BS72];[.$BV72];[.$BY72];[.$CB72];[.$CE72];[.$CH72])" office:value-type="float"/>
          <table:table-cell table:formula="of:=MEDIAN([.$B72];[.$E72];[.$H72];[.$K72];[.$N72];[.$Q72];[.$T72];[.$W72];[.$Z72];[.$AC72];[.$AF72];[.$AI72];[.$AL72];[.$AO72];[.$AR72];[.$AS72];[.$AV72];[.$AY72];[.$BB72];[.$BE72];[.$BH72];[.$BK72];[.$BN72];[.$BQ72];[.$BT72];[.$BW72];[.$BZ72];[.$CC72];[.$CF72])" office:value-type="float"/>
          <table:table-cell table:formula="of:=MEDIAN([.$C72];[.$F72];[.$I72];[.$L72];[.$O72];[.$R72];[.$U72];[.$X72];[.$AA72];[.$AD72];[.$AG72];[.$AJ72];[.$AM72];[.$AP72];[.$AT72];[.$AW72];[.$AZ72];[.$BC72];[.$BF72];[.$BI72];[.$BL72];[.$BO72];[.$BR72];[.$BU72];[.$BX72];[.$CA72];[.$CD72];[.$CG72])" office:value-type="float"/>
          <table:table-cell table:formula="of:=MEDIAN([.$D72];[.$G72];[.$J72];[.$M72];[.$P72];[.$S72];[.$V72];[.$Y72];[.$AB72];[.$AE72];[.$AH72];[.$AK72];[.$AN72];[.$AQ72];[.$AU72];[.$AX72];[.$BA72];[.$BD72];[.$BG72];[.$BJ72];[.$BM72];[.$BP72];[.$BS72];[.$BV72];[.$BY72];[.$CB72];[.$CE72];[.$CH72])" office:value-type="float"/>
          <table:table-cell table:formula="of:=MAX([.$B72];[.$E72];[.$H72];[.$K72];[.$N72];[.$Q72];[.$T72];[.$W72];[.$Z72];[.$AC72];[.$AF72];[.$AI72];[.$AL72];[.$AO72];[.$AR72];[.$AS72];[.$AV72];[.$AY72];[.$BB72];[.$BE72];[.$BH72];[.$BK72];[.$BN72];[.$BQ72];[.$BT72];[.$BW72];[.$BZ72];[.$CC72];[.$CF72])" office:value-type="float"/>
          <table:table-cell table:formula="of:=MAX([.$C72];[.$F72];[.$I72];[.$L72];[.$O72];[.$R72];[.$U72];[.$X72];[.$AA72];[.$AD72];[.$AG72];[.$AJ72];[.$AM72];[.$AP72];[.$AT72];[.$AW72];[.$AZ72];[.$BC72];[.$BF72];[.$BI72];[.$BL72];[.$BO72];[.$BR72];[.$BU72];[.$BX72];[.$CA72];[.$CD72];[.$CG72])" office:value-type="float"/>
          <table:table-cell table:formula="of:=MAX([.$D72];[.$G72];[.$J72];[.$M72];[.$P72];[.$S72];[.$V72];[.$Y72];[.$AB72];[.$AE72];[.$AH72];[.$AK72];[.$AN72];[.$AQ72];[.$AU72];[.$AX72];[.$BA72];[.$BD72];[.$BG72];[.$BJ72];[.$BM72];[.$BP72];[.$BS72];[.$BV72];[.$BY72];[.$CB72];[.$CE72];[.$CH72])" office:value-type="float"/>
        </table:table-row>
        <table:table-row table:style-name="ro1">
          <table:table-cell office:value-type="string">
            <text:p>room/room_s17_a2_w5_h8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2"/>
          <table:table-cell table:style-name="cellWorst" office:value-type="float" office:value="2663.0"/>
          <table:table-cell office:value-type="float" office:value="0.0"/>
          <table:table-cell office:value-type="float" office:value="0.02"/>
          <table:table-cell table:style-name="cellWorst" office:value-type="float" office:value="2663.0"/>
          <table:table-cell office:value-type="float" office:value="0.0"/>
          <table:table-cell office:value-type="float" office:value="0.02"/>
          <table:table-cell table:style-name="cellWorst" office:value-type="float" office:value="2663.0"/>
          <table:table-cell office:value-type="float" office:value="0.0"/>
          <table:table-cell office:value-type="float" office:value="0.03"/>
          <table:table-cell table:style-name="cellWorst" office:value-type="float" office:value="2663.0"/>
          <table:table-cell office:value-type="float" office:value="0.0"/>
          <table:table-cell office:value-type="float" office:value="0.02"/>
          <table:table-cell table:style-name="cellWorst" office:value-type="float" office:value="2663.0"/>
          <table:table-cell office:value-type="float" office:value="0.0"/>
          <table:table-cell office:value-type="float" office:value="0.02"/>
          <table:table-cell table:style-name="cellWorst" office:value-type="float" office:value="2663.0"/>
          <table:table-cell office:value-type="float" office:value="0.0"/>
          <table:table-cell table:style-name="cellWorst" office:value-type="float" office:value="1200.0"/>
          <table:table-cell office:value-type="float" office:value="0.02"/>
          <table:table-cell table:style-name="cellWorst" office:value-type="float" office:value="2663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3];[.$E73];[.$H73];[.$K73];[.$N73];[.$Q73];[.$T73];[.$W73];[.$Z73];[.$AC73];[.$AF73];[.$AI73];[.$AL73];[.$AO73];[.$AR73];[.$AS73];[.$AV73];[.$AY73];[.$BB73];[.$BE73];[.$BH73];[.$BK73];[.$BN73];[.$BQ73];[.$BT73];[.$BW73];[.$BZ73];[.$CC73];[.$CF73])" office:value-type="float"/>
          <table:table-cell table:formula="of:=MIN([.$C73];[.$F73];[.$I73];[.$L73];[.$O73];[.$R73];[.$U73];[.$X73];[.$AA73];[.$AD73];[.$AG73];[.$AJ73];[.$AM73];[.$AP73];[.$AT73];[.$AW73];[.$AZ73];[.$BC73];[.$BF73];[.$BI73];[.$BL73];[.$BO73];[.$BR73];[.$BU73];[.$BX73];[.$CA73];[.$CD73];[.$CG73])" office:value-type="float"/>
          <table:table-cell table:formula="of:=MIN([.$D73];[.$G73];[.$J73];[.$M73];[.$P73];[.$S73];[.$V73];[.$Y73];[.$AB73];[.$AE73];[.$AH73];[.$AK73];[.$AN73];[.$AQ73];[.$AU73];[.$AX73];[.$BA73];[.$BD73];[.$BG73];[.$BJ73];[.$BM73];[.$BP73];[.$BS73];[.$BV73];[.$BY73];[.$CB73];[.$CE73];[.$CH73])" office:value-type="float"/>
          <table:table-cell table:formula="of:=MEDIAN([.$B73];[.$E73];[.$H73];[.$K73];[.$N73];[.$Q73];[.$T73];[.$W73];[.$Z73];[.$AC73];[.$AF73];[.$AI73];[.$AL73];[.$AO73];[.$AR73];[.$AS73];[.$AV73];[.$AY73];[.$BB73];[.$BE73];[.$BH73];[.$BK73];[.$BN73];[.$BQ73];[.$BT73];[.$BW73];[.$BZ73];[.$CC73];[.$CF73])" office:value-type="float"/>
          <table:table-cell table:formula="of:=MEDIAN([.$C73];[.$F73];[.$I73];[.$L73];[.$O73];[.$R73];[.$U73];[.$X73];[.$AA73];[.$AD73];[.$AG73];[.$AJ73];[.$AM73];[.$AP73];[.$AT73];[.$AW73];[.$AZ73];[.$BC73];[.$BF73];[.$BI73];[.$BL73];[.$BO73];[.$BR73];[.$BU73];[.$BX73];[.$CA73];[.$CD73];[.$CG73])" office:value-type="float"/>
          <table:table-cell table:formula="of:=MEDIAN([.$D73];[.$G73];[.$J73];[.$M73];[.$P73];[.$S73];[.$V73];[.$Y73];[.$AB73];[.$AE73];[.$AH73];[.$AK73];[.$AN73];[.$AQ73];[.$AU73];[.$AX73];[.$BA73];[.$BD73];[.$BG73];[.$BJ73];[.$BM73];[.$BP73];[.$BS73];[.$BV73];[.$BY73];[.$CB73];[.$CE73];[.$CH73])" office:value-type="float"/>
          <table:table-cell table:formula="of:=MAX([.$B73];[.$E73];[.$H73];[.$K73];[.$N73];[.$Q73];[.$T73];[.$W73];[.$Z73];[.$AC73];[.$AF73];[.$AI73];[.$AL73];[.$AO73];[.$AR73];[.$AS73];[.$AV73];[.$AY73];[.$BB73];[.$BE73];[.$BH73];[.$BK73];[.$BN73];[.$BQ73];[.$BT73];[.$BW73];[.$BZ73];[.$CC73];[.$CF73])" office:value-type="float"/>
          <table:table-cell table:formula="of:=MAX([.$C73];[.$F73];[.$I73];[.$L73];[.$O73];[.$R73];[.$U73];[.$X73];[.$AA73];[.$AD73];[.$AG73];[.$AJ73];[.$AM73];[.$AP73];[.$AT73];[.$AW73];[.$AZ73];[.$BC73];[.$BF73];[.$BI73];[.$BL73];[.$BO73];[.$BR73];[.$BU73];[.$BX73];[.$CA73];[.$CD73];[.$CG73])" office:value-type="float"/>
          <table:table-cell table:formula="of:=MAX([.$D73];[.$G73];[.$J73];[.$M73];[.$P73];[.$S73];[.$V73];[.$Y73];[.$AB73];[.$AE73];[.$AH73];[.$AK73];[.$AN73];[.$AQ73];[.$AU73];[.$AX73];[.$BA73];[.$BD73];[.$BG73];[.$BJ73];[.$BM73];[.$BP73];[.$BS73];[.$BV73];[.$BY73];[.$CB73];[.$CE73];[.$CH73])" office:value-type="float"/>
        </table:table-row>
        <table:table-row table:style-name="ro1">
          <table:table-cell office:value-type="string">
            <text:p>room/room_s17_a3_w5_h13.lp</text:p>
          </table:table-cell>
          <table:table-cell office:value-type="float" office:value="0.01"/>
          <table:table-cell office:value-type="float" office:value="92.0"/>
          <table:table-cell office:value-type="float" office:value="10.0"/>
          <table:table-cell table:style-name="cellBest" office:value-type="float" office:value="0.0"/>
          <table:table-cell office:value-type="float" office:value="107.0"/>
          <table:table-cell office:value-type="float" office:value="2.0"/>
          <table:table-cell table:style-name="cellBest" office:value-type="float" office:value="0.0"/>
          <table:table-cell table:style-name="cellBest" office:value-type="float" office:value="23.0"/>
          <table:table-cell table:style-name="cellBest" office:value-type="float" office:value="1.0"/>
          <table:table-cell office:value-type="float" office:value="0.01"/>
          <table:table-cell table:style-name="cellBest" office:value-type="float" office:value="23.0"/>
          <table:table-cell table:style-name="cellBest" office:value-type="float" office:value="1.0"/>
          <table:table-cell office:value-type="float" office:value="0.01"/>
          <table:table-cell office:value-type="float" office:value="40.0"/>
          <table:table-cell office:value-type="float" office:value="7.0"/>
          <table:table-cell office:value-type="float" office:value="0.01"/>
          <table:table-cell office:value-type="float" office:value="346.0"/>
          <table:table-cell office:value-type="float" office:value="3.0"/>
          <table:table-cell office:value-type="float" office:value="0.01"/>
          <table:table-cell office:value-type="float" office:value="146.0"/>
          <table:table-cell table:style-name="cellWorst" office:value-type="float" office:value="20.0"/>
          <table:table-cell office:value-type="float" office:value="0.01"/>
          <table:table-cell office:value-type="float" office:value="40.0"/>
          <table:table-cell office:value-type="float" office:value="7.0"/>
          <table:table-cell office:value-type="float" office:value="0.1"/>
          <table:table-cell table:style-name="cellWorst" office:value-type="float" office:value="8005.0"/>
          <table:table-cell office:value-type="float" office:value="18.0"/>
          <table:table-cell office:value-type="float" office:value="0.09"/>
          <table:table-cell table:style-name="cellWorst" office:value-type="float" office:value="8005.0"/>
          <table:table-cell office:value-type="float" office:value="18.0"/>
          <table:table-cell office:value-type="float" office:value="0.1"/>
          <table:table-cell table:style-name="cellWorst" office:value-type="float" office:value="8005.0"/>
          <table:table-cell office:value-type="float" office:value="18.0"/>
          <table:table-cell office:value-type="float" office:value="0.1"/>
          <table:table-cell table:style-name="cellWorst" office:value-type="float" office:value="8005.0"/>
          <table:table-cell office:value-type="float" office:value="18.0"/>
          <table:table-cell office:value-type="float" office:value="0.09"/>
          <table:table-cell table:style-name="cellWorst" office:value-type="float" office:value="8005.0"/>
          <table:table-cell office:value-type="float" office:value="18.0"/>
          <table:table-cell office:value-type="float" office:value="0.13"/>
          <table:table-cell table:style-name="cellWorst" office:value-type="float" office:value="8005.0"/>
          <table:table-cell office:value-type="float" office:value="18.0"/>
          <table:table-cell table:style-name="cellWorst" office:value-type="float" office:value="1200.0"/>
          <table:table-cell office:value-type="float" office:value="0.1"/>
          <table:table-cell table:style-name="cellWorst" office:value-type="float" office:value="8005.0"/>
          <table:table-cell office:value-type="float" office:value="18.0"/>
          <table:table-cell office:value-type="float" office:value="0.01"/>
          <table:table-cell office:value-type="float" office:value="210.0"/>
          <table:table-cell office:value-type="float" office:value="9.0"/>
          <table:table-cell office:value-type="float" office:value="0.01"/>
          <table:table-cell office:value-type="float" office:value="210.0"/>
          <table:table-cell office:value-type="float" office:value="9.0"/>
          <table:table-cell office:value-type="float" office:value="0.01"/>
          <table:table-cell office:value-type="float" office:value="210.0"/>
          <table:table-cell office:value-type="float" office:value="9.0"/>
          <table:table-cell office:value-type="float" office:value="0.01"/>
          <table:table-cell office:value-type="float" office:value="210.0"/>
          <table:table-cell office:value-type="float" office:value="9.0"/>
          <table:table-cell office:value-type="float" office:value="0.01"/>
          <table:table-cell office:value-type="float" office:value="225.0"/>
          <table:table-cell office:value-type="float" office:value="10.0"/>
          <table:table-cell office:value-type="float" office:value="0.01"/>
          <table:table-cell office:value-type="float" office:value="306.0"/>
          <table:table-cell office:value-type="float" office:value="6.0"/>
          <table:table-cell office:value-type="float" office:value="0.01"/>
          <table:table-cell office:value-type="float" office:value="306.0"/>
          <table:table-cell office:value-type="float" office:value="6.0"/>
          <table:table-cell office:value-type="float" office:value="0.01"/>
          <table:table-cell office:value-type="float" office:value="58.0"/>
          <table:table-cell office:value-type="float" office:value="4.0"/>
          <table:table-cell office:value-type="float" office:value="0.01"/>
          <table:table-cell office:value-type="float" office:value="245.0"/>
          <table:table-cell office:value-type="float" office:value="12.0"/>
          <table:table-cell office:value-type="float" office:value="0.01"/>
          <table:table-cell office:value-type="float" office:value="346.0"/>
          <table:table-cell office:value-type="float" office:value="3.0"/>
          <table:table-cell office:value-type="float" office:value="0.01"/>
          <table:table-cell office:value-type="float" office:value="346.0"/>
          <table:table-cell office:value-type="float" office:value="3.0"/>
          <table:table-cell office:value-type="float" office:value="0.01"/>
          <table:table-cell office:value-type="float" office:value="40.0"/>
          <table:table-cell office:value-type="float" office:value="7.0"/>
          <table:table-cell office:value-type="float" office:value="0.01"/>
          <table:table-cell office:value-type="float" office:value="208.0"/>
          <table:table-cell office:value-type="float" office:value="9.0"/>
          <table:table-cell table:formula="of:=MIN([.$B74];[.$E74];[.$H74];[.$K74];[.$N74];[.$Q74];[.$T74];[.$W74];[.$Z74];[.$AC74];[.$AF74];[.$AI74];[.$AL74];[.$AO74];[.$AR74];[.$AS74];[.$AV74];[.$AY74];[.$BB74];[.$BE74];[.$BH74];[.$BK74];[.$BN74];[.$BQ74];[.$BT74];[.$BW74];[.$BZ74];[.$CC74];[.$CF74])" office:value-type="float"/>
          <table:table-cell table:formula="of:=MIN([.$C74];[.$F74];[.$I74];[.$L74];[.$O74];[.$R74];[.$U74];[.$X74];[.$AA74];[.$AD74];[.$AG74];[.$AJ74];[.$AM74];[.$AP74];[.$AT74];[.$AW74];[.$AZ74];[.$BC74];[.$BF74];[.$BI74];[.$BL74];[.$BO74];[.$BR74];[.$BU74];[.$BX74];[.$CA74];[.$CD74];[.$CG74])" office:value-type="float"/>
          <table:table-cell table:formula="of:=MIN([.$D74];[.$G74];[.$J74];[.$M74];[.$P74];[.$S74];[.$V74];[.$Y74];[.$AB74];[.$AE74];[.$AH74];[.$AK74];[.$AN74];[.$AQ74];[.$AU74];[.$AX74];[.$BA74];[.$BD74];[.$BG74];[.$BJ74];[.$BM74];[.$BP74];[.$BS74];[.$BV74];[.$BY74];[.$CB74];[.$CE74];[.$CH74])" office:value-type="float"/>
          <table:table-cell table:formula="of:=MEDIAN([.$B74];[.$E74];[.$H74];[.$K74];[.$N74];[.$Q74];[.$T74];[.$W74];[.$Z74];[.$AC74];[.$AF74];[.$AI74];[.$AL74];[.$AO74];[.$AR74];[.$AS74];[.$AV74];[.$AY74];[.$BB74];[.$BE74];[.$BH74];[.$BK74];[.$BN74];[.$BQ74];[.$BT74];[.$BW74];[.$BZ74];[.$CC74];[.$CF74])" office:value-type="float"/>
          <table:table-cell table:formula="of:=MEDIAN([.$C74];[.$F74];[.$I74];[.$L74];[.$O74];[.$R74];[.$U74];[.$X74];[.$AA74];[.$AD74];[.$AG74];[.$AJ74];[.$AM74];[.$AP74];[.$AT74];[.$AW74];[.$AZ74];[.$BC74];[.$BF74];[.$BI74];[.$BL74];[.$BO74];[.$BR74];[.$BU74];[.$BX74];[.$CA74];[.$CD74];[.$CG74])" office:value-type="float"/>
          <table:table-cell table:formula="of:=MEDIAN([.$D74];[.$G74];[.$J74];[.$M74];[.$P74];[.$S74];[.$V74];[.$Y74];[.$AB74];[.$AE74];[.$AH74];[.$AK74];[.$AN74];[.$AQ74];[.$AU74];[.$AX74];[.$BA74];[.$BD74];[.$BG74];[.$BJ74];[.$BM74];[.$BP74];[.$BS74];[.$BV74];[.$BY74];[.$CB74];[.$CE74];[.$CH74])" office:value-type="float"/>
          <table:table-cell table:formula="of:=MAX([.$B74];[.$E74];[.$H74];[.$K74];[.$N74];[.$Q74];[.$T74];[.$W74];[.$Z74];[.$AC74];[.$AF74];[.$AI74];[.$AL74];[.$AO74];[.$AR74];[.$AS74];[.$AV74];[.$AY74];[.$BB74];[.$BE74];[.$BH74];[.$BK74];[.$BN74];[.$BQ74];[.$BT74];[.$BW74];[.$BZ74];[.$CC74];[.$CF74])" office:value-type="float"/>
          <table:table-cell table:formula="of:=MAX([.$C74];[.$F74];[.$I74];[.$L74];[.$O74];[.$R74];[.$U74];[.$X74];[.$AA74];[.$AD74];[.$AG74];[.$AJ74];[.$AM74];[.$AP74];[.$AT74];[.$AW74];[.$AZ74];[.$BC74];[.$BF74];[.$BI74];[.$BL74];[.$BO74];[.$BR74];[.$BU74];[.$BX74];[.$CA74];[.$CD74];[.$CG74])" office:value-type="float"/>
          <table:table-cell table:formula="of:=MAX([.$D74];[.$G74];[.$J74];[.$M74];[.$P74];[.$S74];[.$V74];[.$Y74];[.$AB74];[.$AE74];[.$AH74];[.$AK74];[.$AN74];[.$AQ74];[.$AU74];[.$AX74];[.$BA74];[.$BD74];[.$BG74];[.$BJ74];[.$BM74];[.$BP74];[.$BS74];[.$BV74];[.$BY74];[.$CB74];[.$CE74];[.$CH74])" office:value-type="float"/>
        </table:table-row>
        <table:table-row table:style-name="ro1">
          <table:table-cell office:value-type="string">
            <text:p>room/room_s18_a1_w5_h5.lp</text:p>
          </table:table-cell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1"/>
          <table:table-cell table:style-name="cellWorst" office:value-type="float" office:value="852.0"/>
          <table:table-cell office:value-type="float" office:value="1.0"/>
          <table:table-cell office:value-type="float" office:value="0.01"/>
          <table:table-cell table:style-name="cellWorst" office:value-type="float" office:value="852.0"/>
          <table:table-cell office:value-type="float" office:value="1.0"/>
          <table:table-cell office:value-type="float" office:value="0.01"/>
          <table:table-cell table:style-name="cellWorst" office:value-type="float" office:value="852.0"/>
          <table:table-cell office:value-type="float" office:value="1.0"/>
          <table:table-cell office:value-type="float" office:value="0.01"/>
          <table:table-cell table:style-name="cellWorst" office:value-type="float" office:value="852.0"/>
          <table:table-cell office:value-type="float" office:value="1.0"/>
          <table:table-cell office:value-type="float" office:value="0.01"/>
          <table:table-cell table:style-name="cellWorst" office:value-type="float" office:value="852.0"/>
          <table:table-cell office:value-type="float" office:value="1.0"/>
          <table:table-cell office:value-type="float" office:value="0.01"/>
          <table:table-cell table:style-name="cellWorst" office:value-type="float" office:value="852.0"/>
          <table:table-cell office:value-type="float" office:value="1.0"/>
          <table:table-cell table:style-name="cellWorst" office:value-type="float" office:value="1200.0"/>
          <table:table-cell office:value-type="float" office:value="0.01"/>
          <table:table-cell table:style-name="cellWorst" office:value-type="float" office:value="85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table:formula="of:=MIN([.$B75];[.$E75];[.$H75];[.$K75];[.$N75];[.$Q75];[.$T75];[.$W75];[.$Z75];[.$AC75];[.$AF75];[.$AI75];[.$AL75];[.$AO75];[.$AR75];[.$AS75];[.$AV75];[.$AY75];[.$BB75];[.$BE75];[.$BH75];[.$BK75];[.$BN75];[.$BQ75];[.$BT75];[.$BW75];[.$BZ75];[.$CC75];[.$CF75])" office:value-type="float"/>
          <table:table-cell table:formula="of:=MIN([.$C75];[.$F75];[.$I75];[.$L75];[.$O75];[.$R75];[.$U75];[.$X75];[.$AA75];[.$AD75];[.$AG75];[.$AJ75];[.$AM75];[.$AP75];[.$AT75];[.$AW75];[.$AZ75];[.$BC75];[.$BF75];[.$BI75];[.$BL75];[.$BO75];[.$BR75];[.$BU75];[.$BX75];[.$CA75];[.$CD75];[.$CG75])" office:value-type="float"/>
          <table:table-cell table:formula="of:=MIN([.$D75];[.$G75];[.$J75];[.$M75];[.$P75];[.$S75];[.$V75];[.$Y75];[.$AB75];[.$AE75];[.$AH75];[.$AK75];[.$AN75];[.$AQ75];[.$AU75];[.$AX75];[.$BA75];[.$BD75];[.$BG75];[.$BJ75];[.$BM75];[.$BP75];[.$BS75];[.$BV75];[.$BY75];[.$CB75];[.$CE75];[.$CH75])" office:value-type="float"/>
          <table:table-cell table:formula="of:=MEDIAN([.$B75];[.$E75];[.$H75];[.$K75];[.$N75];[.$Q75];[.$T75];[.$W75];[.$Z75];[.$AC75];[.$AF75];[.$AI75];[.$AL75];[.$AO75];[.$AR75];[.$AS75];[.$AV75];[.$AY75];[.$BB75];[.$BE75];[.$BH75];[.$BK75];[.$BN75];[.$BQ75];[.$BT75];[.$BW75];[.$BZ75];[.$CC75];[.$CF75])" office:value-type="float"/>
          <table:table-cell table:formula="of:=MEDIAN([.$C75];[.$F75];[.$I75];[.$L75];[.$O75];[.$R75];[.$U75];[.$X75];[.$AA75];[.$AD75];[.$AG75];[.$AJ75];[.$AM75];[.$AP75];[.$AT75];[.$AW75];[.$AZ75];[.$BC75];[.$BF75];[.$BI75];[.$BL75];[.$BO75];[.$BR75];[.$BU75];[.$BX75];[.$CA75];[.$CD75];[.$CG75])" office:value-type="float"/>
          <table:table-cell table:formula="of:=MEDIAN([.$D75];[.$G75];[.$J75];[.$M75];[.$P75];[.$S75];[.$V75];[.$Y75];[.$AB75];[.$AE75];[.$AH75];[.$AK75];[.$AN75];[.$AQ75];[.$AU75];[.$AX75];[.$BA75];[.$BD75];[.$BG75];[.$BJ75];[.$BM75];[.$BP75];[.$BS75];[.$BV75];[.$BY75];[.$CB75];[.$CE75];[.$CH75])" office:value-type="float"/>
          <table:table-cell table:formula="of:=MAX([.$B75];[.$E75];[.$H75];[.$K75];[.$N75];[.$Q75];[.$T75];[.$W75];[.$Z75];[.$AC75];[.$AF75];[.$AI75];[.$AL75];[.$AO75];[.$AR75];[.$AS75];[.$AV75];[.$AY75];[.$BB75];[.$BE75];[.$BH75];[.$BK75];[.$BN75];[.$BQ75];[.$BT75];[.$BW75];[.$BZ75];[.$CC75];[.$CF75])" office:value-type="float"/>
          <table:table-cell table:formula="of:=MAX([.$C75];[.$F75];[.$I75];[.$L75];[.$O75];[.$R75];[.$U75];[.$X75];[.$AA75];[.$AD75];[.$AG75];[.$AJ75];[.$AM75];[.$AP75];[.$AT75];[.$AW75];[.$AZ75];[.$BC75];[.$BF75];[.$BI75];[.$BL75];[.$BO75];[.$BR75];[.$BU75];[.$BX75];[.$CA75];[.$CD75];[.$CG75])" office:value-type="float"/>
          <table:table-cell table:formula="of:=MAX([.$D75];[.$G75];[.$J75];[.$M75];[.$P75];[.$S75];[.$V75];[.$Y75];[.$AB75];[.$AE75];[.$AH75];[.$AK75];[.$AN75];[.$AQ75];[.$AU75];[.$AX75];[.$BA75];[.$BD75];[.$BG75];[.$BJ75];[.$BM75];[.$BP75];[.$BS75];[.$BV75];[.$BY75];[.$CB75];[.$CE75];[.$CH75])" office:value-type="float"/>
        </table:table-row>
        <table:table-row table:style-name="ro1">
          <table:table-cell office:value-type="string">
            <text:p>room/room_s18_a2_w5_h15.lp</text:p>
          </table:table-cell>
          <table:table-cell table:style-name="cellBest" office:value-type="float" office:value="0.0"/>
          <table:table-cell office:value-type="float" office:value="30.0"/>
          <table:table-cell office:value-type="float" office:value="8.0"/>
          <table:table-cell table:style-name="cellBest" office:value-type="float" office:value="0.0"/>
          <table:table-cell office:value-type="float" office:value="33.0"/>
          <table:table-cell office:value-type="float" office:value="4.0"/>
          <table:table-cell table:style-name="cellBest" office:value-type="float" office:value="0.0"/>
          <table:table-cell office:value-type="float" office:value="23.0"/>
          <table:table-cell office:value-type="float" office:value="3.0"/>
          <table:table-cell table:style-name="cellBest" office:value-type="float" office:value="0.0"/>
          <table:table-cell office:value-type="float" office:value="23.0"/>
          <table:table-cell office:value-type="float" office:value="3.0"/>
          <table:table-cell table:style-name="cellBest" office:value-type="float" office:value="0.0"/>
          <table:table-cell table:style-name="cellBest" office:value-type="float" office:value="15.0"/>
          <table:table-cell office:value-type="float" office:value="3.0"/>
          <table:table-cell table:style-name="cellBest" office:value-type="float" office:value="0.0"/>
          <table:table-cell office:value-type="float" office:value="93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70.0"/>
          <table:table-cell table:style-name="cellWorst" office:value-type="float" office:value="20.0"/>
          <table:table-cell office:value-type="float" office:value="0.01"/>
          <table:table-cell table:style-name="cellBest" office:value-type="float" office:value="15.0"/>
          <table:table-cell office:value-type="float" office:value="3.0"/>
          <table:table-cell office:value-type="float" office:value="0.13"/>
          <table:table-cell table:style-name="cellWorst" office:value-type="float" office:value="10765.0"/>
          <table:table-cell office:value-type="float" office:value="11.0"/>
          <table:table-cell office:value-type="float" office:value="0.12"/>
          <table:table-cell table:style-name="cellWorst" office:value-type="float" office:value="10765.0"/>
          <table:table-cell office:value-type="float" office:value="11.0"/>
          <table:table-cell office:value-type="float" office:value="0.13"/>
          <table:table-cell table:style-name="cellWorst" office:value-type="float" office:value="10765.0"/>
          <table:table-cell office:value-type="float" office:value="11.0"/>
          <table:table-cell office:value-type="float" office:value="0.13"/>
          <table:table-cell table:style-name="cellWorst" office:value-type="float" office:value="10765.0"/>
          <table:table-cell office:value-type="float" office:value="11.0"/>
          <table:table-cell office:value-type="float" office:value="0.12"/>
          <table:table-cell table:style-name="cellWorst" office:value-type="float" office:value="10765.0"/>
          <table:table-cell office:value-type="float" office:value="11.0"/>
          <table:table-cell office:value-type="float" office:value="0.18"/>
          <table:table-cell table:style-name="cellWorst" office:value-type="float" office:value="10765.0"/>
          <table:table-cell office:value-type="float" office:value="11.0"/>
          <table:table-cell table:style-name="cellWorst" office:value-type="float" office:value="1200.0"/>
          <table:table-cell office:value-type="float" office:value="0.13"/>
          <table:table-cell table:style-name="cellWorst" office:value-type="float" office:value="10765.0"/>
          <table:table-cell office:value-type="float" office:value="11.0"/>
          <table:table-cell office:value-type="float" office:value="0.01"/>
          <table:table-cell office:value-type="float" office:value="159.0"/>
          <table:table-cell office:value-type="float" office:value="10.0"/>
          <table:table-cell office:value-type="float" office:value="0.01"/>
          <table:table-cell office:value-type="float" office:value="159.0"/>
          <table:table-cell office:value-type="float" office:value="10.0"/>
          <table:table-cell office:value-type="float" office:value="0.01"/>
          <table:table-cell office:value-type="float" office:value="159.0"/>
          <table:table-cell office:value-type="float" office:value="10.0"/>
          <table:table-cell office:value-type="float" office:value="0.01"/>
          <table:table-cell office:value-type="float" office:value="159.0"/>
          <table:table-cell office:value-type="float" office:value="10.0"/>
          <table:table-cell table:style-name="cellBest" office:value-type="float" office:value="0.0"/>
          <table:table-cell office:value-type="float" office:value="198.0"/>
          <table:table-cell office:value-type="float" office:value="11.0"/>
          <table:table-cell office:value-type="float" office:value="0.01"/>
          <table:table-cell office:value-type="float" office:value="161.0"/>
          <table:table-cell office:value-type="float" office:value="3.0"/>
          <table:table-cell office:value-type="float" office:value="0.01"/>
          <table:table-cell office:value-type="float" office:value="161.0"/>
          <table:table-cell office:value-type="float" office:value="3.0"/>
          <table:table-cell office:value-type="float" office:value="0.01"/>
          <table:table-cell office:value-type="float" office:value="50.0"/>
          <table:table-cell office:value-type="float" office:value="6.0"/>
          <table:table-cell table:style-name="cellBest" office:value-type="float" office:value="0.0"/>
          <table:table-cell office:value-type="float" office:value="164.0"/>
          <table:table-cell office:value-type="float" office:value="12.0"/>
          <table:table-cell table:style-name="cellBest" office:value-type="float" office:value="0.0"/>
          <table:table-cell office:value-type="float" office:value="93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93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15.0"/>
          <table:table-cell office:value-type="float" office:value="3.0"/>
          <table:table-cell table:style-name="cellBest" office:value-type="float" office:value="0.0"/>
          <table:table-cell office:value-type="float" office:value="158.0"/>
          <table:table-cell office:value-type="float" office:value="10.0"/>
          <table:table-cell table:formula="of:=MIN([.$B76];[.$E76];[.$H76];[.$K76];[.$N76];[.$Q76];[.$T76];[.$W76];[.$Z76];[.$AC76];[.$AF76];[.$AI76];[.$AL76];[.$AO76];[.$AR76];[.$AS76];[.$AV76];[.$AY76];[.$BB76];[.$BE76];[.$BH76];[.$BK76];[.$BN76];[.$BQ76];[.$BT76];[.$BW76];[.$BZ76];[.$CC76];[.$CF76])" office:value-type="float"/>
          <table:table-cell table:formula="of:=MIN([.$C76];[.$F76];[.$I76];[.$L76];[.$O76];[.$R76];[.$U76];[.$X76];[.$AA76];[.$AD76];[.$AG76];[.$AJ76];[.$AM76];[.$AP76];[.$AT76];[.$AW76];[.$AZ76];[.$BC76];[.$BF76];[.$BI76];[.$BL76];[.$BO76];[.$BR76];[.$BU76];[.$BX76];[.$CA76];[.$CD76];[.$CG76])" office:value-type="float"/>
          <table:table-cell table:formula="of:=MIN([.$D76];[.$G76];[.$J76];[.$M76];[.$P76];[.$S76];[.$V76];[.$Y76];[.$AB76];[.$AE76];[.$AH76];[.$AK76];[.$AN76];[.$AQ76];[.$AU76];[.$AX76];[.$BA76];[.$BD76];[.$BG76];[.$BJ76];[.$BM76];[.$BP76];[.$BS76];[.$BV76];[.$BY76];[.$CB76];[.$CE76];[.$CH76])" office:value-type="float"/>
          <table:table-cell table:formula="of:=MEDIAN([.$B76];[.$E76];[.$H76];[.$K76];[.$N76];[.$Q76];[.$T76];[.$W76];[.$Z76];[.$AC76];[.$AF76];[.$AI76];[.$AL76];[.$AO76];[.$AR76];[.$AS76];[.$AV76];[.$AY76];[.$BB76];[.$BE76];[.$BH76];[.$BK76];[.$BN76];[.$BQ76];[.$BT76];[.$BW76];[.$BZ76];[.$CC76];[.$CF76])" office:value-type="float"/>
          <table:table-cell table:formula="of:=MEDIAN([.$C76];[.$F76];[.$I76];[.$L76];[.$O76];[.$R76];[.$U76];[.$X76];[.$AA76];[.$AD76];[.$AG76];[.$AJ76];[.$AM76];[.$AP76];[.$AT76];[.$AW76];[.$AZ76];[.$BC76];[.$BF76];[.$BI76];[.$BL76];[.$BO76];[.$BR76];[.$BU76];[.$BX76];[.$CA76];[.$CD76];[.$CG76])" office:value-type="float"/>
          <table:table-cell table:formula="of:=MEDIAN([.$D76];[.$G76];[.$J76];[.$M76];[.$P76];[.$S76];[.$V76];[.$Y76];[.$AB76];[.$AE76];[.$AH76];[.$AK76];[.$AN76];[.$AQ76];[.$AU76];[.$AX76];[.$BA76];[.$BD76];[.$BG76];[.$BJ76];[.$BM76];[.$BP76];[.$BS76];[.$BV76];[.$BY76];[.$CB76];[.$CE76];[.$CH76])" office:value-type="float"/>
          <table:table-cell table:formula="of:=MAX([.$B76];[.$E76];[.$H76];[.$K76];[.$N76];[.$Q76];[.$T76];[.$W76];[.$Z76];[.$AC76];[.$AF76];[.$AI76];[.$AL76];[.$AO76];[.$AR76];[.$AS76];[.$AV76];[.$AY76];[.$BB76];[.$BE76];[.$BH76];[.$BK76];[.$BN76];[.$BQ76];[.$BT76];[.$BW76];[.$BZ76];[.$CC76];[.$CF76])" office:value-type="float"/>
          <table:table-cell table:formula="of:=MAX([.$C76];[.$F76];[.$I76];[.$L76];[.$O76];[.$R76];[.$U76];[.$X76];[.$AA76];[.$AD76];[.$AG76];[.$AJ76];[.$AM76];[.$AP76];[.$AT76];[.$AW76];[.$AZ76];[.$BC76];[.$BF76];[.$BI76];[.$BL76];[.$BO76];[.$BR76];[.$BU76];[.$BX76];[.$CA76];[.$CD76];[.$CG76])" office:value-type="float"/>
          <table:table-cell table:formula="of:=MAX([.$D76];[.$G76];[.$J76];[.$M76];[.$P76];[.$S76];[.$V76];[.$Y76];[.$AB76];[.$AE76];[.$AH76];[.$AK76];[.$AN76];[.$AQ76];[.$AU76];[.$AX76];[.$BA76];[.$BD76];[.$BG76];[.$BJ76];[.$BM76];[.$BP76];[.$BS76];[.$BV76];[.$BY76];[.$CB76];[.$CE76];[.$CH76])" office:value-type="float"/>
        </table:table-row>
        <table:table-row table:style-name="ro1">
          <table:table-cell office:value-type="string">
            <text:p>room/room_s18_a3_w5_h27.lp</text:p>
          </table:table-cell>
          <table:table-cell office:value-type="float" office:value="0.03"/>
          <table:table-cell office:value-type="float" office:value="723.0"/>
          <table:table-cell office:value-type="float" office:value="13.0"/>
          <table:table-cell table:style-name="cellBest" office:value-type="float" office:value="0.02"/>
          <table:table-cell office:value-type="float" office:value="1138.0"/>
          <table:table-cell office:value-type="float" office:value="6.0"/>
          <table:table-cell office:value-type="float" office:value="0.07"/>
          <table:table-cell office:value-type="float" office:value="612.0"/>
          <table:table-cell office:value-type="float" office:value="12.0"/>
          <table:table-cell office:value-type="float" office:value="0.07"/>
          <table:table-cell office:value-type="float" office:value="612.0"/>
          <table:table-cell office:value-type="float" office:value="12.0"/>
          <table:table-cell office:value-type="float" office:value="0.03"/>
          <table:table-cell table:style-name="cellBest" office:value-type="float" office:value="211.0"/>
          <table:table-cell office:value-type="float" office:value="18.0"/>
          <table:table-cell table:style-name="cellBest" office:value-type="float" office:value="0.02"/>
          <table:table-cell office:value-type="float" office:value="1671.0"/>
          <table:table-cell table:style-name="cellBest" office:value-type="float" office:value="5.0"/>
          <table:table-cell office:value-type="float" office:value="0.05"/>
          <table:table-cell office:value-type="float" office:value="555.0"/>
          <table:table-cell table:style-name="cellWorst" office:value-type="float" office:value="35.0"/>
          <table:table-cell office:value-type="float" office:value="0.03"/>
          <table:table-cell table:style-name="cellBest" office:value-type="float" office:value="211.0"/>
          <table:table-cell office:value-type="float" office:value="18.0"/>
          <table:table-cell office:value-type="float" office:value="0.57"/>
          <table:table-cell table:style-name="cellWorst" office:value-type="float" office:value="25293.0"/>
          <table:table-cell office:value-type="float" office:value="11.0"/>
          <table:table-cell office:value-type="float" office:value="0.56"/>
          <table:table-cell table:style-name="cellWorst" office:value-type="float" office:value="25293.0"/>
          <table:table-cell office:value-type="float" office:value="11.0"/>
          <table:table-cell office:value-type="float" office:value="0.57"/>
          <table:table-cell table:style-name="cellWorst" office:value-type="float" office:value="25293.0"/>
          <table:table-cell office:value-type="float" office:value="11.0"/>
          <table:table-cell office:value-type="float" office:value="0.58"/>
          <table:table-cell table:style-name="cellWorst" office:value-type="float" office:value="25293.0"/>
          <table:table-cell office:value-type="float" office:value="11.0"/>
          <table:table-cell office:value-type="float" office:value="0.58"/>
          <table:table-cell table:style-name="cellWorst" office:value-type="float" office:value="25293.0"/>
          <table:table-cell office:value-type="float" office:value="11.0"/>
          <table:table-cell office:value-type="float" office:value="0.78"/>
          <table:table-cell table:style-name="cellWorst" office:value-type="float" office:value="25293.0"/>
          <table:table-cell office:value-type="float" office:value="11.0"/>
          <table:table-cell table:style-name="cellWorst" office:value-type="float" office:value="1200.0"/>
          <table:table-cell office:value-type="float" office:value="0.59"/>
          <table:table-cell table:style-name="cellWorst" office:value-type="float" office:value="25293.0"/>
          <table:table-cell office:value-type="float" office:value="11.0"/>
          <table:table-cell office:value-type="float" office:value="0.03"/>
          <table:table-cell office:value-type="float" office:value="560.0"/>
          <table:table-cell office:value-type="float" office:value="11.0"/>
          <table:table-cell office:value-type="float" office:value="0.03"/>
          <table:table-cell office:value-type="float" office:value="560.0"/>
          <table:table-cell office:value-type="float" office:value="11.0"/>
          <table:table-cell office:value-type="float" office:value="0.03"/>
          <table:table-cell office:value-type="float" office:value="560.0"/>
          <table:table-cell office:value-type="float" office:value="11.0"/>
          <table:table-cell office:value-type="float" office:value="0.03"/>
          <table:table-cell office:value-type="float" office:value="560.0"/>
          <table:table-cell office:value-type="float" office:value="11.0"/>
          <table:table-cell office:value-type="float" office:value="0.04"/>
          <table:table-cell office:value-type="float" office:value="778.0"/>
          <table:table-cell office:value-type="float" office:value="18.0"/>
          <table:table-cell office:value-type="float" office:value="0.03"/>
          <table:table-cell office:value-type="float" office:value="3054.0"/>
          <table:table-cell office:value-type="float" office:value="7.0"/>
          <table:table-cell table:style-name="cellBest" office:value-type="float" office:value="0.02"/>
          <table:table-cell office:value-type="float" office:value="2812.0"/>
          <table:table-cell office:value-type="float" office:value="7.0"/>
          <table:table-cell office:value-type="float" office:value="0.11"/>
          <table:table-cell office:value-type="float" office:value="1078.0"/>
          <table:table-cell office:value-type="float" office:value="31.0"/>
          <table:table-cell office:value-type="float" office:value="0.03"/>
          <table:table-cell office:value-type="float" office:value="491.0"/>
          <table:table-cell office:value-type="float" office:value="13.0"/>
          <table:table-cell table:style-name="cellBest" office:value-type="float" office:value="0.02"/>
          <table:table-cell office:value-type="float" office:value="1671.0"/>
          <table:table-cell table:style-name="cellBest" office:value-type="float" office:value="5.0"/>
          <table:table-cell table:style-name="cellBest" office:value-type="float" office:value="0.02"/>
          <table:table-cell office:value-type="float" office:value="1671.0"/>
          <table:table-cell table:style-name="cellBest" office:value-type="float" office:value="5.0"/>
          <table:table-cell office:value-type="float" office:value="0.03"/>
          <table:table-cell table:style-name="cellBest" office:value-type="float" office:value="211.0"/>
          <table:table-cell office:value-type="float" office:value="18.0"/>
          <table:table-cell office:value-type="float" office:value="0.03"/>
          <table:table-cell office:value-type="float" office:value="554.0"/>
          <table:table-cell office:value-type="float" office:value="10.0"/>
          <table:table-cell table:formula="of:=MIN([.$B77];[.$E77];[.$H77];[.$K77];[.$N77];[.$Q77];[.$T77];[.$W77];[.$Z77];[.$AC77];[.$AF77];[.$AI77];[.$AL77];[.$AO77];[.$AR77];[.$AS77];[.$AV77];[.$AY77];[.$BB77];[.$BE77];[.$BH77];[.$BK77];[.$BN77];[.$BQ77];[.$BT77];[.$BW77];[.$BZ77];[.$CC77];[.$CF77])" office:value-type="float"/>
          <table:table-cell table:formula="of:=MIN([.$C77];[.$F77];[.$I77];[.$L77];[.$O77];[.$R77];[.$U77];[.$X77];[.$AA77];[.$AD77];[.$AG77];[.$AJ77];[.$AM77];[.$AP77];[.$AT77];[.$AW77];[.$AZ77];[.$BC77];[.$BF77];[.$BI77];[.$BL77];[.$BO77];[.$BR77];[.$BU77];[.$BX77];[.$CA77];[.$CD77];[.$CG77])" office:value-type="float"/>
          <table:table-cell table:formula="of:=MIN([.$D77];[.$G77];[.$J77];[.$M77];[.$P77];[.$S77];[.$V77];[.$Y77];[.$AB77];[.$AE77];[.$AH77];[.$AK77];[.$AN77];[.$AQ77];[.$AU77];[.$AX77];[.$BA77];[.$BD77];[.$BG77];[.$BJ77];[.$BM77];[.$BP77];[.$BS77];[.$BV77];[.$BY77];[.$CB77];[.$CE77];[.$CH77])" office:value-type="float"/>
          <table:table-cell table:formula="of:=MEDIAN([.$B77];[.$E77];[.$H77];[.$K77];[.$N77];[.$Q77];[.$T77];[.$W77];[.$Z77];[.$AC77];[.$AF77];[.$AI77];[.$AL77];[.$AO77];[.$AR77];[.$AS77];[.$AV77];[.$AY77];[.$BB77];[.$BE77];[.$BH77];[.$BK77];[.$BN77];[.$BQ77];[.$BT77];[.$BW77];[.$BZ77];[.$CC77];[.$CF77])" office:value-type="float"/>
          <table:table-cell table:formula="of:=MEDIAN([.$C77];[.$F77];[.$I77];[.$L77];[.$O77];[.$R77];[.$U77];[.$X77];[.$AA77];[.$AD77];[.$AG77];[.$AJ77];[.$AM77];[.$AP77];[.$AT77];[.$AW77];[.$AZ77];[.$BC77];[.$BF77];[.$BI77];[.$BL77];[.$BO77];[.$BR77];[.$BU77];[.$BX77];[.$CA77];[.$CD77];[.$CG77])" office:value-type="float"/>
          <table:table-cell table:formula="of:=MEDIAN([.$D77];[.$G77];[.$J77];[.$M77];[.$P77];[.$S77];[.$V77];[.$Y77];[.$AB77];[.$AE77];[.$AH77];[.$AK77];[.$AN77];[.$AQ77];[.$AU77];[.$AX77];[.$BA77];[.$BD77];[.$BG77];[.$BJ77];[.$BM77];[.$BP77];[.$BS77];[.$BV77];[.$BY77];[.$CB77];[.$CE77];[.$CH77])" office:value-type="float"/>
          <table:table-cell table:formula="of:=MAX([.$B77];[.$E77];[.$H77];[.$K77];[.$N77];[.$Q77];[.$T77];[.$W77];[.$Z77];[.$AC77];[.$AF77];[.$AI77];[.$AL77];[.$AO77];[.$AR77];[.$AS77];[.$AV77];[.$AY77];[.$BB77];[.$BE77];[.$BH77];[.$BK77];[.$BN77];[.$BQ77];[.$BT77];[.$BW77];[.$BZ77];[.$CC77];[.$CF77])" office:value-type="float"/>
          <table:table-cell table:formula="of:=MAX([.$C77];[.$F77];[.$I77];[.$L77];[.$O77];[.$R77];[.$U77];[.$X77];[.$AA77];[.$AD77];[.$AG77];[.$AJ77];[.$AM77];[.$AP77];[.$AT77];[.$AW77];[.$AZ77];[.$BC77];[.$BF77];[.$BI77];[.$BL77];[.$BO77];[.$BR77];[.$BU77];[.$BX77];[.$CA77];[.$CD77];[.$CG77])" office:value-type="float"/>
          <table:table-cell table:formula="of:=MAX([.$D77];[.$G77];[.$J77];[.$M77];[.$P77];[.$S77];[.$V77];[.$Y77];[.$AB77];[.$AE77];[.$AH77];[.$AK77];[.$AN77];[.$AQ77];[.$AU77];[.$AX77];[.$BA77];[.$BD77];[.$BG77];[.$BJ77];[.$BM77];[.$BP77];[.$BS77];[.$BV77];[.$BY77];[.$CB77];[.$CE77];[.$CH77])" office:value-type="float"/>
        </table:table-row>
        <table:table-row table:style-name="ro1">
          <table:table-cell office:value-type="string">
            <text:p>room/room_s19_a2_w5_h2.lp</text:p>
          </table:table-cell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style-name="cellWorst" office:value-type="float" office:value="406.0"/>
          <table:table-cell office:value-type="float" office:value="0.0"/>
          <table:table-cell office:value-type="float" office:value="0.01"/>
          <table:table-cell table:style-name="cellWorst" office:value-type="float" office:value="406.0"/>
          <table:table-cell office:value-type="float" office:value="0.0"/>
          <table:table-cell office:value-type="float" office:value="0.01"/>
          <table:table-cell table:style-name="cellWorst" office:value-type="float" office:value="406.0"/>
          <table:table-cell office:value-type="float" office:value="0.0"/>
          <table:table-cell office:value-type="float" office:value="0.01"/>
          <table:table-cell table:style-name="cellWorst" office:value-type="float" office:value="406.0"/>
          <table:table-cell office:value-type="float" office:value="0.0"/>
          <table:table-cell office:value-type="float" office:value="0.0"/>
          <table:table-cell table:style-name="cellWorst" office:value-type="float" office:value="406.0"/>
          <table:table-cell office:value-type="float" office:value="0.0"/>
          <table:table-cell office:value-type="float" office:value="0.01"/>
          <table:table-cell table:style-name="cellWorst" office:value-type="float" office:value="406.0"/>
          <table:table-cell office:value-type="float" office:value="0.0"/>
          <table:table-cell table:style-name="cellWorst" office:value-type="float" office:value="1200.0"/>
          <table:table-cell office:value-type="float" office:value="0.0"/>
          <table:table-cell table:style-name="cellWorst" office:value-type="float" office:value="40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table:formula="of:=MIN([.$B78];[.$E78];[.$H78];[.$K78];[.$N78];[.$Q78];[.$T78];[.$W78];[.$Z78];[.$AC78];[.$AF78];[.$AI78];[.$AL78];[.$AO78];[.$AR78];[.$AS78];[.$AV78];[.$AY78];[.$BB78];[.$BE78];[.$BH78];[.$BK78];[.$BN78];[.$BQ78];[.$BT78];[.$BW78];[.$BZ78];[.$CC78];[.$CF78])" office:value-type="float"/>
          <table:table-cell table:formula="of:=MIN([.$C78];[.$F78];[.$I78];[.$L78];[.$O78];[.$R78];[.$U78];[.$X78];[.$AA78];[.$AD78];[.$AG78];[.$AJ78];[.$AM78];[.$AP78];[.$AT78];[.$AW78];[.$AZ78];[.$BC78];[.$BF78];[.$BI78];[.$BL78];[.$BO78];[.$BR78];[.$BU78];[.$BX78];[.$CA78];[.$CD78];[.$CG78])" office:value-type="float"/>
          <table:table-cell table:formula="of:=MIN([.$D78];[.$G78];[.$J78];[.$M78];[.$P78];[.$S78];[.$V78];[.$Y78];[.$AB78];[.$AE78];[.$AH78];[.$AK78];[.$AN78];[.$AQ78];[.$AU78];[.$AX78];[.$BA78];[.$BD78];[.$BG78];[.$BJ78];[.$BM78];[.$BP78];[.$BS78];[.$BV78];[.$BY78];[.$CB78];[.$CE78];[.$CH78])" office:value-type="float"/>
          <table:table-cell table:formula="of:=MEDIAN([.$B78];[.$E78];[.$H78];[.$K78];[.$N78];[.$Q78];[.$T78];[.$W78];[.$Z78];[.$AC78];[.$AF78];[.$AI78];[.$AL78];[.$AO78];[.$AR78];[.$AS78];[.$AV78];[.$AY78];[.$BB78];[.$BE78];[.$BH78];[.$BK78];[.$BN78];[.$BQ78];[.$BT78];[.$BW78];[.$BZ78];[.$CC78];[.$CF78])" office:value-type="float"/>
          <table:table-cell table:formula="of:=MEDIAN([.$C78];[.$F78];[.$I78];[.$L78];[.$O78];[.$R78];[.$U78];[.$X78];[.$AA78];[.$AD78];[.$AG78];[.$AJ78];[.$AM78];[.$AP78];[.$AT78];[.$AW78];[.$AZ78];[.$BC78];[.$BF78];[.$BI78];[.$BL78];[.$BO78];[.$BR78];[.$BU78];[.$BX78];[.$CA78];[.$CD78];[.$CG78])" office:value-type="float"/>
          <table:table-cell table:formula="of:=MEDIAN([.$D78];[.$G78];[.$J78];[.$M78];[.$P78];[.$S78];[.$V78];[.$Y78];[.$AB78];[.$AE78];[.$AH78];[.$AK78];[.$AN78];[.$AQ78];[.$AU78];[.$AX78];[.$BA78];[.$BD78];[.$BG78];[.$BJ78];[.$BM78];[.$BP78];[.$BS78];[.$BV78];[.$BY78];[.$CB78];[.$CE78];[.$CH78])" office:value-type="float"/>
          <table:table-cell table:formula="of:=MAX([.$B78];[.$E78];[.$H78];[.$K78];[.$N78];[.$Q78];[.$T78];[.$W78];[.$Z78];[.$AC78];[.$AF78];[.$AI78];[.$AL78];[.$AO78];[.$AR78];[.$AS78];[.$AV78];[.$AY78];[.$BB78];[.$BE78];[.$BH78];[.$BK78];[.$BN78];[.$BQ78];[.$BT78];[.$BW78];[.$BZ78];[.$CC78];[.$CF78])" office:value-type="float"/>
          <table:table-cell table:formula="of:=MAX([.$C78];[.$F78];[.$I78];[.$L78];[.$O78];[.$R78];[.$U78];[.$X78];[.$AA78];[.$AD78];[.$AG78];[.$AJ78];[.$AM78];[.$AP78];[.$AT78];[.$AW78];[.$AZ78];[.$BC78];[.$BF78];[.$BI78];[.$BL78];[.$BO78];[.$BR78];[.$BU78];[.$BX78];[.$CA78];[.$CD78];[.$CG78])" office:value-type="float"/>
          <table:table-cell table:formula="of:=MAX([.$D78];[.$G78];[.$J78];[.$M78];[.$P78];[.$S78];[.$V78];[.$Y78];[.$AB78];[.$AE78];[.$AH78];[.$AK78];[.$AN78];[.$AQ78];[.$AU78];[.$AX78];[.$BA78];[.$BD78];[.$BG78];[.$BJ78];[.$BM78];[.$BP78];[.$BS78];[.$BV78];[.$BY78];[.$CB78];[.$CE78];[.$CH78])" office:value-type="float"/>
        </table:table-row>
        <table:table-row table:style-name="ro1">
          <table:table-cell office:value-type="string">
            <text:p>room/room_s19_a3_w5_h11.lp</text:p>
          </table:table-cell>
          <table:table-cell office:value-type="float" office:value="0.01"/>
          <table:table-cell office:value-type="float" office:value="29.0"/>
          <table:table-cell office:value-type="float" office:value="6.0"/>
          <table:table-cell office:value-type="float" office:value="0.01"/>
          <table:table-cell office:value-type="float" office:value="38.0"/>
          <table:table-cell table:style-name="cellBest" office:value-type="float" office:value="1.0"/>
          <table:table-cell table:style-name="cellBest" office:value-type="float" office:value="0.0"/>
          <table:table-cell table:style-name="cellBest" office:value-type="float" office:value="22.0"/>
          <table:table-cell office:value-type="float" office:value="2.0"/>
          <table:table-cell table:style-name="cellBest" office:value-type="float" office:value="0.0"/>
          <table:table-cell table:style-name="cellBest" office:value-type="float" office:value="22.0"/>
          <table:table-cell office:value-type="float" office:value="2.0"/>
          <table:table-cell office:value-type="float" office:value="0.01"/>
          <table:table-cell office:value-type="float" office:value="32.0"/>
          <table:table-cell office:value-type="float" office:value="6.0"/>
          <table:table-cell office:value-type="float" office:value="0.01"/>
          <table:table-cell office:value-type="float" office:value="185.0"/>
          <table:table-cell table:style-name="cellBest" office:value-type="float" office:value="1.0"/>
          <table:table-cell office:value-type="float" office:value="0.01"/>
          <table:table-cell office:value-type="float" office:value="55.0"/>
          <table:table-cell table:style-name="cellWorst" office:value-type="float" office:value="15.0"/>
          <table:table-cell office:value-type="float" office:value="0.01"/>
          <table:table-cell office:value-type="float" office:value="32.0"/>
          <table:table-cell office:value-type="float" office:value="6.0"/>
          <table:table-cell office:value-type="float" office:value="0.07"/>
          <table:table-cell table:style-name="cellWorst" office:value-type="float" office:value="6412.0"/>
          <table:table-cell office:value-type="float" office:value="11.0"/>
          <table:table-cell office:value-type="float" office:value="0.1"/>
          <table:table-cell table:style-name="cellWorst" office:value-type="float" office:value="6412.0"/>
          <table:table-cell office:value-type="float" office:value="11.0"/>
          <table:table-cell office:value-type="float" office:value="0.08"/>
          <table:table-cell table:style-name="cellWorst" office:value-type="float" office:value="6412.0"/>
          <table:table-cell office:value-type="float" office:value="11.0"/>
          <table:table-cell office:value-type="float" office:value="0.08"/>
          <table:table-cell table:style-name="cellWorst" office:value-type="float" office:value="6412.0"/>
          <table:table-cell office:value-type="float" office:value="11.0"/>
          <table:table-cell office:value-type="float" office:value="0.09"/>
          <table:table-cell table:style-name="cellWorst" office:value-type="float" office:value="6412.0"/>
          <table:table-cell office:value-type="float" office:value="11.0"/>
          <table:table-cell office:value-type="float" office:value="0.1"/>
          <table:table-cell table:style-name="cellWorst" office:value-type="float" office:value="6412.0"/>
          <table:table-cell office:value-type="float" office:value="11.0"/>
          <table:table-cell table:style-name="cellWorst" office:value-type="float" office:value="1200.0"/>
          <table:table-cell office:value-type="float" office:value="0.08"/>
          <table:table-cell table:style-name="cellWorst" office:value-type="float" office:value="6412.0"/>
          <table:table-cell office:value-type="float" office:value="11.0"/>
          <table:table-cell office:value-type="float" office:value="0.01"/>
          <table:table-cell office:value-type="float" office:value="50.0"/>
          <table:table-cell office:value-type="float" office:value="8.0"/>
          <table:table-cell office:value-type="float" office:value="0.01"/>
          <table:table-cell office:value-type="float" office:value="50.0"/>
          <table:table-cell office:value-type="float" office:value="8.0"/>
          <table:table-cell office:value-type="float" office:value="0.01"/>
          <table:table-cell office:value-type="float" office:value="50.0"/>
          <table:table-cell office:value-type="float" office:value="8.0"/>
          <table:table-cell office:value-type="float" office:value="0.01"/>
          <table:table-cell office:value-type="float" office:value="50.0"/>
          <table:table-cell office:value-type="float" office:value="8.0"/>
          <table:table-cell office:value-type="float" office:value="0.01"/>
          <table:table-cell office:value-type="float" office:value="79.0"/>
          <table:table-cell office:value-type="float" office:value="7.0"/>
          <table:table-cell table:style-name="cellBest" office:value-type="float" office:value="0.0"/>
          <table:table-cell office:value-type="float" office:value="106.0"/>
          <table:table-cell office:value-type="float" office:value="3.0"/>
          <table:table-cell table:style-name="cellBest" office:value-type="float" office:value="0.0"/>
          <table:table-cell office:value-type="float" office:value="106.0"/>
          <table:table-cell office:value-type="float" office:value="3.0"/>
          <table:table-cell office:value-type="float" office:value="0.01"/>
          <table:table-cell office:value-type="float" office:value="32.0"/>
          <table:table-cell office:value-type="float" office:value="8.0"/>
          <table:table-cell office:value-type="float" office:value="0.01"/>
          <table:table-cell office:value-type="float" office:value="48.0"/>
          <table:table-cell office:value-type="float" office:value="8.0"/>
          <table:table-cell office:value-type="float" office:value="0.01"/>
          <table:table-cell office:value-type="float" office:value="185.0"/>
          <table:table-cell table:style-name="cellBest" office:value-type="float" office:value="1.0"/>
          <table:table-cell office:value-type="float" office:value="0.01"/>
          <table:table-cell office:value-type="float" office:value="185.0"/>
          <table:table-cell table:style-name="cellBest" office:value-type="float" office:value="1.0"/>
          <table:table-cell office:value-type="float" office:value="0.01"/>
          <table:table-cell office:value-type="float" office:value="32.0"/>
          <table:table-cell office:value-type="float" office:value="6.0"/>
          <table:table-cell office:value-type="float" office:value="0.01"/>
          <table:table-cell office:value-type="float" office:value="48.0"/>
          <table:table-cell office:value-type="float" office:value="8.0"/>
          <table:table-cell table:formula="of:=MIN([.$B79];[.$E79];[.$H79];[.$K79];[.$N79];[.$Q79];[.$T79];[.$W79];[.$Z79];[.$AC79];[.$AF79];[.$AI79];[.$AL79];[.$AO79];[.$AR79];[.$AS79];[.$AV79];[.$AY79];[.$BB79];[.$BE79];[.$BH79];[.$BK79];[.$BN79];[.$BQ79];[.$BT79];[.$BW79];[.$BZ79];[.$CC79];[.$CF79])" office:value-type="float"/>
          <table:table-cell table:formula="of:=MIN([.$C79];[.$F79];[.$I79];[.$L79];[.$O79];[.$R79];[.$U79];[.$X79];[.$AA79];[.$AD79];[.$AG79];[.$AJ79];[.$AM79];[.$AP79];[.$AT79];[.$AW79];[.$AZ79];[.$BC79];[.$BF79];[.$BI79];[.$BL79];[.$BO79];[.$BR79];[.$BU79];[.$BX79];[.$CA79];[.$CD79];[.$CG79])" office:value-type="float"/>
          <table:table-cell table:formula="of:=MIN([.$D79];[.$G79];[.$J79];[.$M79];[.$P79];[.$S79];[.$V79];[.$Y79];[.$AB79];[.$AE79];[.$AH79];[.$AK79];[.$AN79];[.$AQ79];[.$AU79];[.$AX79];[.$BA79];[.$BD79];[.$BG79];[.$BJ79];[.$BM79];[.$BP79];[.$BS79];[.$BV79];[.$BY79];[.$CB79];[.$CE79];[.$CH79])" office:value-type="float"/>
          <table:table-cell table:formula="of:=MEDIAN([.$B79];[.$E79];[.$H79];[.$K79];[.$N79];[.$Q79];[.$T79];[.$W79];[.$Z79];[.$AC79];[.$AF79];[.$AI79];[.$AL79];[.$AO79];[.$AR79];[.$AS79];[.$AV79];[.$AY79];[.$BB79];[.$BE79];[.$BH79];[.$BK79];[.$BN79];[.$BQ79];[.$BT79];[.$BW79];[.$BZ79];[.$CC79];[.$CF79])" office:value-type="float"/>
          <table:table-cell table:formula="of:=MEDIAN([.$C79];[.$F79];[.$I79];[.$L79];[.$O79];[.$R79];[.$U79];[.$X79];[.$AA79];[.$AD79];[.$AG79];[.$AJ79];[.$AM79];[.$AP79];[.$AT79];[.$AW79];[.$AZ79];[.$BC79];[.$BF79];[.$BI79];[.$BL79];[.$BO79];[.$BR79];[.$BU79];[.$BX79];[.$CA79];[.$CD79];[.$CG79])" office:value-type="float"/>
          <table:table-cell table:formula="of:=MEDIAN([.$D79];[.$G79];[.$J79];[.$M79];[.$P79];[.$S79];[.$V79];[.$Y79];[.$AB79];[.$AE79];[.$AH79];[.$AK79];[.$AN79];[.$AQ79];[.$AU79];[.$AX79];[.$BA79];[.$BD79];[.$BG79];[.$BJ79];[.$BM79];[.$BP79];[.$BS79];[.$BV79];[.$BY79];[.$CB79];[.$CE79];[.$CH79])" office:value-type="float"/>
          <table:table-cell table:formula="of:=MAX([.$B79];[.$E79];[.$H79];[.$K79];[.$N79];[.$Q79];[.$T79];[.$W79];[.$Z79];[.$AC79];[.$AF79];[.$AI79];[.$AL79];[.$AO79];[.$AR79];[.$AS79];[.$AV79];[.$AY79];[.$BB79];[.$BE79];[.$BH79];[.$BK79];[.$BN79];[.$BQ79];[.$BT79];[.$BW79];[.$BZ79];[.$CC79];[.$CF79])" office:value-type="float"/>
          <table:table-cell table:formula="of:=MAX([.$C79];[.$F79];[.$I79];[.$L79];[.$O79];[.$R79];[.$U79];[.$X79];[.$AA79];[.$AD79];[.$AG79];[.$AJ79];[.$AM79];[.$AP79];[.$AT79];[.$AW79];[.$AZ79];[.$BC79];[.$BF79];[.$BI79];[.$BL79];[.$BO79];[.$BR79];[.$BU79];[.$BX79];[.$CA79];[.$CD79];[.$CG79])" office:value-type="float"/>
          <table:table-cell table:formula="of:=MAX([.$D79];[.$G79];[.$J79];[.$M79];[.$P79];[.$S79];[.$V79];[.$Y79];[.$AB79];[.$AE79];[.$AH79];[.$AK79];[.$AN79];[.$AQ79];[.$AU79];[.$AX79];[.$BA79];[.$BD79];[.$BG79];[.$BJ79];[.$BM79];[.$BP79];[.$BS79];[.$BV79];[.$BY79];[.$CB79];[.$CE79];[.$CH79])" office:value-type="float"/>
        </table:table-row>
        <table:table-row table:style-name="ro1">
          <table:table-cell office:value-type="string">
            <text:p>room/room_s20_a1_w5_h25.lp</text:p>
          </table:table-cell>
          <table:table-cell table:style-name="cellBest" office:value-type="float" office:value="0.0"/>
          <table:table-cell office:value-type="float" office:value="106.0"/>
          <table:table-cell office:value-type="float" office:value="6.0"/>
          <table:table-cell table:style-name="cellBest" office:value-type="float" office:value="0.0"/>
          <table:table-cell office:value-type="float" office:value="64.0"/>
          <table:table-cell table:style-name="cellBest" office:value-type="float" office:value="3.0"/>
          <table:table-cell office:value-type="float" office:value="0.01"/>
          <table:table-cell office:value-type="float" office:value="49.0"/>
          <table:table-cell table:style-name="cellWorst" office:value-type="float" office:value="21.0"/>
          <table:table-cell office:value-type="float" office:value="0.01"/>
          <table:table-cell office:value-type="float" office:value="49.0"/>
          <table:table-cell table:style-name="cellWorst" office:value-type="float" office:value="21.0"/>
          <table:table-cell office:value-type="float" office:value="0.01"/>
          <table:table-cell table:style-name="cellBest" office:value-type="float" office:value="22.0"/>
          <table:table-cell office:value-type="float" office:value="4.0"/>
          <table:table-cell office:value-type="float" office:value="0.01"/>
          <table:table-cell office:value-type="float" office:value="25.0"/>
          <table:table-cell office:value-type="float" office:value="5.0"/>
          <table:table-cell table:style-name="cellBest" office:value-type="float" office:value="0.0"/>
          <table:table-cell office:value-type="float" office:value="30.0"/>
          <table:table-cell office:value-type="float" office:value="20.0"/>
          <table:table-cell office:value-type="float" office:value="0.01"/>
          <table:table-cell table:style-name="cellBest" office:value-type="float" office:value="22.0"/>
          <table:table-cell office:value-type="float" office:value="4.0"/>
          <table:table-cell office:value-type="float" office:value="0.09"/>
          <table:table-cell table:style-name="cellWorst" office:value-type="float" office:value="4694.0"/>
          <table:table-cell office:value-type="float" office:value="17.0"/>
          <table:table-cell office:value-type="float" office:value="0.08"/>
          <table:table-cell table:style-name="cellWorst" office:value-type="float" office:value="4694.0"/>
          <table:table-cell office:value-type="float" office:value="17.0"/>
          <table:table-cell office:value-type="float" office:value="0.09"/>
          <table:table-cell table:style-name="cellWorst" office:value-type="float" office:value="4694.0"/>
          <table:table-cell office:value-type="float" office:value="17.0"/>
          <table:table-cell office:value-type="float" office:value="0.1"/>
          <table:table-cell table:style-name="cellWorst" office:value-type="float" office:value="4694.0"/>
          <table:table-cell office:value-type="float" office:value="17.0"/>
          <table:table-cell office:value-type="float" office:value="0.09"/>
          <table:table-cell table:style-name="cellWorst" office:value-type="float" office:value="4694.0"/>
          <table:table-cell office:value-type="float" office:value="17.0"/>
          <table:table-cell office:value-type="float" office:value="0.1"/>
          <table:table-cell table:style-name="cellWorst" office:value-type="float" office:value="4694.0"/>
          <table:table-cell office:value-type="float" office:value="17.0"/>
          <table:table-cell table:style-name="cellWorst" office:value-type="float" office:value="1200.0"/>
          <table:table-cell office:value-type="float" office:value="0.09"/>
          <table:table-cell table:style-name="cellWorst" office:value-type="float" office:value="4694.0"/>
          <table:table-cell office:value-type="float" office:value="17.0"/>
          <table:table-cell table:style-name="cellBest" office:value-type="float" office:value="0.0"/>
          <table:table-cell office:value-type="float" office:value="106.0"/>
          <table:table-cell office:value-type="float" office:value="6.0"/>
          <table:table-cell office:value-type="float" office:value="0.01"/>
          <table:table-cell office:value-type="float" office:value="24.0"/>
          <table:table-cell office:value-type="float" office:value="4.0"/>
          <table:table-cell office:value-type="float" office:value="0.01"/>
          <table:table-cell office:value-type="float" office:value="26.0"/>
          <table:table-cell office:value-type="float" office:value="4.0"/>
          <table:table-cell office:value-type="float" office:value="0.01"/>
          <table:table-cell table:style-name="cellBest" office:value-type="float" office:value="22.0"/>
          <table:table-cell office:value-type="float" office:value="10.0"/>
          <table:table-cell table:style-name="cellBest" office:value-type="float" office:value="0.0"/>
          <table:table-cell office:value-type="float" office:value="125.0"/>
          <table:table-cell office:value-type="float" office:value="7.0"/>
          <table:table-cell office:value-type="float" office:value="0.01"/>
          <table:table-cell office:value-type="float" office:value="42.0"/>
          <table:table-cell office:value-type="float" office:value="4.0"/>
          <table:table-cell office:value-type="float" office:value="0.01"/>
          <table:table-cell office:value-type="float" office:value="42.0"/>
          <table:table-cell office:value-type="float" office:value="4.0"/>
          <table:table-cell office:value-type="float" office:value="0.01"/>
          <table:table-cell office:value-type="float" office:value="54.0"/>
          <table:table-cell table:style-name="cellWorst" office:value-type="float" office:value="21.0"/>
          <table:table-cell table:style-name="cellBest" office:value-type="float" office:value="0.0"/>
          <table:table-cell office:value-type="float" office:value="181.0"/>
          <table:table-cell office:value-type="float" office:value="9.0"/>
          <table:table-cell office:value-type="float" office:value="0.01"/>
          <table:table-cell office:value-type="float" office:value="25.0"/>
          <table:table-cell office:value-type="float" office:value="5.0"/>
          <table:table-cell office:value-type="float" office:value="0.01"/>
          <table:table-cell office:value-type="float" office:value="25.0"/>
          <table:table-cell office:value-type="float" office:value="5.0"/>
          <table:table-cell office:value-type="float" office:value="0.01"/>
          <table:table-cell table:style-name="cellBest" office:value-type="float" office:value="22.0"/>
          <table:table-cell office:value-type="float" office:value="4.0"/>
          <table:table-cell table:style-name="cellBest" office:value-type="float" office:value="0.0"/>
          <table:table-cell office:value-type="float" office:value="181.0"/>
          <table:table-cell office:value-type="float" office:value="9.0"/>
          <table:table-cell table:formula="of:=MIN([.$B80];[.$E80];[.$H80];[.$K80];[.$N80];[.$Q80];[.$T80];[.$W80];[.$Z80];[.$AC80];[.$AF80];[.$AI80];[.$AL80];[.$AO80];[.$AR80];[.$AS80];[.$AV80];[.$AY80];[.$BB80];[.$BE80];[.$BH80];[.$BK80];[.$BN80];[.$BQ80];[.$BT80];[.$BW80];[.$BZ80];[.$CC80];[.$CF80])" office:value-type="float"/>
          <table:table-cell table:formula="of:=MIN([.$C80];[.$F80];[.$I80];[.$L80];[.$O80];[.$R80];[.$U80];[.$X80];[.$AA80];[.$AD80];[.$AG80];[.$AJ80];[.$AM80];[.$AP80];[.$AT80];[.$AW80];[.$AZ80];[.$BC80];[.$BF80];[.$BI80];[.$BL80];[.$BO80];[.$BR80];[.$BU80];[.$BX80];[.$CA80];[.$CD80];[.$CG80])" office:value-type="float"/>
          <table:table-cell table:formula="of:=MIN([.$D80];[.$G80];[.$J80];[.$M80];[.$P80];[.$S80];[.$V80];[.$Y80];[.$AB80];[.$AE80];[.$AH80];[.$AK80];[.$AN80];[.$AQ80];[.$AU80];[.$AX80];[.$BA80];[.$BD80];[.$BG80];[.$BJ80];[.$BM80];[.$BP80];[.$BS80];[.$BV80];[.$BY80];[.$CB80];[.$CE80];[.$CH80])" office:value-type="float"/>
          <table:table-cell table:formula="of:=MEDIAN([.$B80];[.$E80];[.$H80];[.$K80];[.$N80];[.$Q80];[.$T80];[.$W80];[.$Z80];[.$AC80];[.$AF80];[.$AI80];[.$AL80];[.$AO80];[.$AR80];[.$AS80];[.$AV80];[.$AY80];[.$BB80];[.$BE80];[.$BH80];[.$BK80];[.$BN80];[.$BQ80];[.$BT80];[.$BW80];[.$BZ80];[.$CC80];[.$CF80])" office:value-type="float"/>
          <table:table-cell table:formula="of:=MEDIAN([.$C80];[.$F80];[.$I80];[.$L80];[.$O80];[.$R80];[.$U80];[.$X80];[.$AA80];[.$AD80];[.$AG80];[.$AJ80];[.$AM80];[.$AP80];[.$AT80];[.$AW80];[.$AZ80];[.$BC80];[.$BF80];[.$BI80];[.$BL80];[.$BO80];[.$BR80];[.$BU80];[.$BX80];[.$CA80];[.$CD80];[.$CG80])" office:value-type="float"/>
          <table:table-cell table:formula="of:=MEDIAN([.$D80];[.$G80];[.$J80];[.$M80];[.$P80];[.$S80];[.$V80];[.$Y80];[.$AB80];[.$AE80];[.$AH80];[.$AK80];[.$AN80];[.$AQ80];[.$AU80];[.$AX80];[.$BA80];[.$BD80];[.$BG80];[.$BJ80];[.$BM80];[.$BP80];[.$BS80];[.$BV80];[.$BY80];[.$CB80];[.$CE80];[.$CH80])" office:value-type="float"/>
          <table:table-cell table:formula="of:=MAX([.$B80];[.$E80];[.$H80];[.$K80];[.$N80];[.$Q80];[.$T80];[.$W80];[.$Z80];[.$AC80];[.$AF80];[.$AI80];[.$AL80];[.$AO80];[.$AR80];[.$AS80];[.$AV80];[.$AY80];[.$BB80];[.$BE80];[.$BH80];[.$BK80];[.$BN80];[.$BQ80];[.$BT80];[.$BW80];[.$BZ80];[.$CC80];[.$CF80])" office:value-type="float"/>
          <table:table-cell table:formula="of:=MAX([.$C80];[.$F80];[.$I80];[.$L80];[.$O80];[.$R80];[.$U80];[.$X80];[.$AA80];[.$AD80];[.$AG80];[.$AJ80];[.$AM80];[.$AP80];[.$AT80];[.$AW80];[.$AZ80];[.$BC80];[.$BF80];[.$BI80];[.$BL80];[.$BO80];[.$BR80];[.$BU80];[.$BX80];[.$CA80];[.$CD80];[.$CG80])" office:value-type="float"/>
          <table:table-cell table:formula="of:=MAX([.$D80];[.$G80];[.$J80];[.$M80];[.$P80];[.$S80];[.$V80];[.$Y80];[.$AB80];[.$AE80];[.$AH80];[.$AK80];[.$AN80];[.$AQ80];[.$AU80];[.$AX80];[.$BA80];[.$BD80];[.$BG80];[.$BJ80];[.$BM80];[.$BP80];[.$BS80];[.$BV80];[.$BY80];[.$CB80];[.$CE80];[.$CH80])" office:value-type="float"/>
        </table:table-row>
        <table:table-row table:style-name="ro1">
          <table:table-cell office:value-type="string">
            <text:p>room/room_s20_a2_w5_h35.lp</text:p>
          </table:table-cell>
          <table:table-cell table:style-name="cellBest" office:value-type="float" office:value="0.02"/>
          <table:table-cell office:value-type="float" office:value="485.0"/>
          <table:table-cell office:value-type="float" office:value="10.0"/>
          <table:table-cell office:value-type="float" office:value="0.03"/>
          <table:table-cell office:value-type="float" office:value="791.0"/>
          <table:table-cell office:value-type="float" office:value="5.0"/>
          <table:table-cell office:value-type="float" office:value="0.07"/>
          <table:table-cell office:value-type="float" office:value="244.0"/>
          <table:table-cell office:value-type="float" office:value="12.0"/>
          <table:table-cell office:value-type="float" office:value="0.06"/>
          <table:table-cell office:value-type="float" office:value="244.0"/>
          <table:table-cell office:value-type="float" office:value="12.0"/>
          <table:table-cell table:style-name="cellBest" office:value-type="float" office:value="0.02"/>
          <table:table-cell table:style-name="cellBest" office:value-type="float" office:value="41.0"/>
          <table:table-cell office:value-type="float" office:value="7.0"/>
          <table:table-cell table:style-name="cellBest" office:value-type="float" office:value="0.02"/>
          <table:table-cell office:value-type="float" office:value="595.0"/>
          <table:table-cell table:style-name="cellBest" office:value-type="float" office:value="4.0"/>
          <table:table-cell office:value-type="float" office:value="0.03"/>
          <table:table-cell office:value-type="float" office:value="150.0"/>
          <table:table-cell office:value-type="float" office:value="18.0"/>
          <table:table-cell table:style-name="cellBest" office:value-type="float" office:value="0.02"/>
          <table:table-cell table:style-name="cellBest" office:value-type="float" office:value="41.0"/>
          <table:table-cell office:value-type="float" office:value="7.0"/>
          <table:table-cell office:value-type="float" office:value="0.36"/>
          <table:table-cell table:style-name="cellWorst" office:value-type="float" office:value="13919.0"/>
          <table:table-cell table:style-name="cellWorst" office:value-type="float" office:value="21.0"/>
          <table:table-cell office:value-type="float" office:value="0.37"/>
          <table:table-cell table:style-name="cellWorst" office:value-type="float" office:value="13919.0"/>
          <table:table-cell table:style-name="cellWorst" office:value-type="float" office:value="21.0"/>
          <table:table-cell office:value-type="float" office:value="0.4"/>
          <table:table-cell table:style-name="cellWorst" office:value-type="float" office:value="13919.0"/>
          <table:table-cell table:style-name="cellWorst" office:value-type="float" office:value="21.0"/>
          <table:table-cell office:value-type="float" office:value="0.35"/>
          <table:table-cell table:style-name="cellWorst" office:value-type="float" office:value="13919.0"/>
          <table:table-cell table:style-name="cellWorst" office:value-type="float" office:value="21.0"/>
          <table:table-cell office:value-type="float" office:value="0.37"/>
          <table:table-cell table:style-name="cellWorst" office:value-type="float" office:value="13919.0"/>
          <table:table-cell table:style-name="cellWorst" office:value-type="float" office:value="21.0"/>
          <table:table-cell office:value-type="float" office:value="0.46"/>
          <table:table-cell table:style-name="cellWorst" office:value-type="float" office:value="13919.0"/>
          <table:table-cell table:style-name="cellWorst" office:value-type="float" office:value="21.0"/>
          <table:table-cell table:style-name="cellWorst" office:value-type="float" office:value="1200.0"/>
          <table:table-cell office:value-type="float" office:value="0.36"/>
          <table:table-cell table:style-name="cellWorst" office:value-type="float" office:value="13919.0"/>
          <table:table-cell table:style-name="cellWorst" office:value-type="float" office:value="21.0"/>
          <table:table-cell office:value-type="float" office:value="0.03"/>
          <table:table-cell office:value-type="float" office:value="591.0"/>
          <table:table-cell office:value-type="float" office:value="10.0"/>
          <table:table-cell office:value-type="float" office:value="0.03"/>
          <table:table-cell office:value-type="float" office:value="591.0"/>
          <table:table-cell office:value-type="float" office:value="10.0"/>
          <table:table-cell office:value-type="float" office:value="0.03"/>
          <table:table-cell office:value-type="float" office:value="591.0"/>
          <table:table-cell office:value-type="float" office:value="10.0"/>
          <table:table-cell office:value-type="float" office:value="0.03"/>
          <table:table-cell office:value-type="float" office:value="591.0"/>
          <table:table-cell office:value-type="float" office:value="10.0"/>
          <table:table-cell table:style-name="cellBest" office:value-type="float" office:value="0.02"/>
          <table:table-cell office:value-type="float" office:value="395.0"/>
          <table:table-cell office:value-type="float" office:value="10.0"/>
          <table:table-cell office:value-type="float" office:value="0.03"/>
          <table:table-cell office:value-type="float" office:value="2652.0"/>
          <table:table-cell office:value-type="float" office:value="5.0"/>
          <table:table-cell office:value-type="float" office:value="0.03"/>
          <table:table-cell office:value-type="float" office:value="2648.0"/>
          <table:table-cell office:value-type="float" office:value="5.0"/>
          <table:table-cell office:value-type="float" office:value="0.05"/>
          <table:table-cell office:value-type="float" office:value="221.0"/>
          <table:table-cell office:value-type="float" office:value="15.0"/>
          <table:table-cell table:style-name="cellBest" office:value-type="float" office:value="0.02"/>
          <table:table-cell office:value-type="float" office:value="555.0"/>
          <table:table-cell office:value-type="float" office:value="10.0"/>
          <table:table-cell table:style-name="cellBest" office:value-type="float" office:value="0.02"/>
          <table:table-cell office:value-type="float" office:value="595.0"/>
          <table:table-cell table:style-name="cellBest" office:value-type="float" office:value="4.0"/>
          <table:table-cell table:style-name="cellBest" office:value-type="float" office:value="0.02"/>
          <table:table-cell office:value-type="float" office:value="595.0"/>
          <table:table-cell table:style-name="cellBest" office:value-type="float" office:value="4.0"/>
          <table:table-cell table:style-name="cellBest" office:value-type="float" office:value="0.02"/>
          <table:table-cell table:style-name="cellBest" office:value-type="float" office:value="41.0"/>
          <table:table-cell office:value-type="float" office:value="7.0"/>
          <table:table-cell table:style-name="cellBest" office:value-type="float" office:value="0.02"/>
          <table:table-cell office:value-type="float" office:value="590.0"/>
          <table:table-cell office:value-type="float" office:value="10.0"/>
          <table:table-cell table:formula="of:=MIN([.$B81];[.$E81];[.$H81];[.$K81];[.$N81];[.$Q81];[.$T81];[.$W81];[.$Z81];[.$AC81];[.$AF81];[.$AI81];[.$AL81];[.$AO81];[.$AR81];[.$AS81];[.$AV81];[.$AY81];[.$BB81];[.$BE81];[.$BH81];[.$BK81];[.$BN81];[.$BQ81];[.$BT81];[.$BW81];[.$BZ81];[.$CC81];[.$CF81])" office:value-type="float"/>
          <table:table-cell table:formula="of:=MIN([.$C81];[.$F81];[.$I81];[.$L81];[.$O81];[.$R81];[.$U81];[.$X81];[.$AA81];[.$AD81];[.$AG81];[.$AJ81];[.$AM81];[.$AP81];[.$AT81];[.$AW81];[.$AZ81];[.$BC81];[.$BF81];[.$BI81];[.$BL81];[.$BO81];[.$BR81];[.$BU81];[.$BX81];[.$CA81];[.$CD81];[.$CG81])" office:value-type="float"/>
          <table:table-cell table:formula="of:=MIN([.$D81];[.$G81];[.$J81];[.$M81];[.$P81];[.$S81];[.$V81];[.$Y81];[.$AB81];[.$AE81];[.$AH81];[.$AK81];[.$AN81];[.$AQ81];[.$AU81];[.$AX81];[.$BA81];[.$BD81];[.$BG81];[.$BJ81];[.$BM81];[.$BP81];[.$BS81];[.$BV81];[.$BY81];[.$CB81];[.$CE81];[.$CH81])" office:value-type="float"/>
          <table:table-cell table:formula="of:=MEDIAN([.$B81];[.$E81];[.$H81];[.$K81];[.$N81];[.$Q81];[.$T81];[.$W81];[.$Z81];[.$AC81];[.$AF81];[.$AI81];[.$AL81];[.$AO81];[.$AR81];[.$AS81];[.$AV81];[.$AY81];[.$BB81];[.$BE81];[.$BH81];[.$BK81];[.$BN81];[.$BQ81];[.$BT81];[.$BW81];[.$BZ81];[.$CC81];[.$CF81])" office:value-type="float"/>
          <table:table-cell table:formula="of:=MEDIAN([.$C81];[.$F81];[.$I81];[.$L81];[.$O81];[.$R81];[.$U81];[.$X81];[.$AA81];[.$AD81];[.$AG81];[.$AJ81];[.$AM81];[.$AP81];[.$AT81];[.$AW81];[.$AZ81];[.$BC81];[.$BF81];[.$BI81];[.$BL81];[.$BO81];[.$BR81];[.$BU81];[.$BX81];[.$CA81];[.$CD81];[.$CG81])" office:value-type="float"/>
          <table:table-cell table:formula="of:=MEDIAN([.$D81];[.$G81];[.$J81];[.$M81];[.$P81];[.$S81];[.$V81];[.$Y81];[.$AB81];[.$AE81];[.$AH81];[.$AK81];[.$AN81];[.$AQ81];[.$AU81];[.$AX81];[.$BA81];[.$BD81];[.$BG81];[.$BJ81];[.$BM81];[.$BP81];[.$BS81];[.$BV81];[.$BY81];[.$CB81];[.$CE81];[.$CH81])" office:value-type="float"/>
          <table:table-cell table:formula="of:=MAX([.$B81];[.$E81];[.$H81];[.$K81];[.$N81];[.$Q81];[.$T81];[.$W81];[.$Z81];[.$AC81];[.$AF81];[.$AI81];[.$AL81];[.$AO81];[.$AR81];[.$AS81];[.$AV81];[.$AY81];[.$BB81];[.$BE81];[.$BH81];[.$BK81];[.$BN81];[.$BQ81];[.$BT81];[.$BW81];[.$BZ81];[.$CC81];[.$CF81])" office:value-type="float"/>
          <table:table-cell table:formula="of:=MAX([.$C81];[.$F81];[.$I81];[.$L81];[.$O81];[.$R81];[.$U81];[.$X81];[.$AA81];[.$AD81];[.$AG81];[.$AJ81];[.$AM81];[.$AP81];[.$AT81];[.$AW81];[.$AZ81];[.$BC81];[.$BF81];[.$BI81];[.$BL81];[.$BO81];[.$BR81];[.$BU81];[.$BX81];[.$CA81];[.$CD81];[.$CG81])" office:value-type="float"/>
          <table:table-cell table:formula="of:=MAX([.$D81];[.$G81];[.$J81];[.$M81];[.$P81];[.$S81];[.$V81];[.$Y81];[.$AB81];[.$AE81];[.$AH81];[.$AK81];[.$AN81];[.$AQ81];[.$AU81];[.$AX81];[.$BA81];[.$BD81];[.$BG81];[.$BJ81];[.$BM81];[.$BP81];[.$BS81];[.$BV81];[.$BY81];[.$CB81];[.$CE81];[.$CH81])" office:value-type="float"/>
        </table:table-row>
        <table:table-row table:style-name="ro1">
          <table:table-cell office:value-type="string">
            <text:p>room/room_s20_a3_w5_h19.lp</text:p>
          </table:table-cell>
          <table:table-cell office:value-type="float" office:value="0.01"/>
          <table:table-cell office:value-type="float" office:value="64.0"/>
          <table:table-cell office:value-type="float" office:value="6.0"/>
          <table:table-cell office:value-type="float" office:value="0.01"/>
          <table:table-cell office:value-type="float" office:value="308.0"/>
          <table:table-cell table:style-name="cellBest" office:value-type="float" office:value="2.0"/>
          <table:table-cell office:value-type="float" office:value="0.01"/>
          <table:table-cell office:value-type="float" office:value="55.0"/>
          <table:table-cell office:value-type="float" office:value="4.0"/>
          <table:table-cell office:value-type="float" office:value="0.01"/>
          <table:table-cell office:value-type="float" office:value="55.0"/>
          <table:table-cell office:value-type="float" office:value="4.0"/>
          <table:table-cell office:value-type="float" office:value="0.02"/>
          <table:table-cell office:value-type="float" office:value="76.0"/>
          <table:table-cell office:value-type="float" office:value="11.0"/>
          <table:table-cell office:value-type="float" office:value="0.01"/>
          <table:table-cell office:value-type="float" office:value="1455.0"/>
          <table:table-cell office:value-type="float" office:value="4.0"/>
          <table:table-cell office:value-type="float" office:value="0.01"/>
          <table:table-cell office:value-type="float" office:value="116.0"/>
          <table:table-cell office:value-type="float" office:value="18.0"/>
          <table:table-cell office:value-type="float" office:value="0.01"/>
          <table:table-cell office:value-type="float" office:value="76.0"/>
          <table:table-cell office:value-type="float" office:value="11.0"/>
          <table:table-cell office:value-type="float" office:value="0.42"/>
          <table:table-cell office:value-type="float" office:value="16348.0"/>
          <table:table-cell office:value-type="float" office:value="17.0"/>
          <table:table-cell office:value-type="float" office:value="0.38"/>
          <table:table-cell office:value-type="float" office:value="16348.0"/>
          <table:table-cell office:value-type="float" office:value="17.0"/>
          <table:table-cell office:value-type="float" office:value="0.49"/>
          <table:table-cell office:value-type="float" office:value="16398.0"/>
          <table:table-cell office:value-type="float" office:value="17.0"/>
          <table:table-cell office:value-type="float" office:value="0.4"/>
          <table:table-cell table:style-name="cellWorst" office:value-type="float" office:value="16584.0"/>
          <table:table-cell table:style-name="cellWorst" office:value-type="float" office:value="19.0"/>
          <table:table-cell office:value-type="float" office:value="0.42"/>
          <table:table-cell office:value-type="float" office:value="16348.0"/>
          <table:table-cell office:value-type="float" office:value="17.0"/>
          <table:table-cell office:value-type="float" office:value="0.49"/>
          <table:table-cell office:value-type="float" office:value="16348.0"/>
          <table:table-cell office:value-type="float" office:value="17.0"/>
          <table:table-cell table:style-name="cellWorst" office:value-type="float" office:value="1200.0"/>
          <table:table-cell office:value-type="float" office:value="0.43"/>
          <table:table-cell table:style-name="cellWorst" office:value-type="float" office:value="16584.0"/>
          <table:table-cell table:style-name="cellWorst" office:value-type="float" office:value="19.0"/>
          <table:table-cell office:value-type="float" office:value="0.01"/>
          <table:table-cell office:value-type="float" office:value="199.0"/>
          <table:table-cell office:value-type="float" office:value="9.0"/>
          <table:table-cell office:value-type="float" office:value="0.01"/>
          <table:table-cell office:value-type="float" office:value="199.0"/>
          <table:table-cell office:value-type="float" office:value="9.0"/>
          <table:table-cell office:value-type="float" office:value="0.01"/>
          <table:table-cell office:value-type="float" office:value="199.0"/>
          <table:table-cell office:value-type="float" office:value="9.0"/>
          <table:table-cell office:value-type="float" office:value="0.01"/>
          <table:table-cell office:value-type="float" office:value="199.0"/>
          <table:table-cell office:value-type="float" office:value="9.0"/>
          <table:table-cell office:value-type="float" office:value="0.01"/>
          <table:table-cell office:value-type="float" office:value="137.0"/>
          <table:table-cell office:value-type="float" office:value="8.0"/>
          <table:table-cell office:value-type="float" office:value="0.01"/>
          <table:table-cell office:value-type="float" office:value="1016.0"/>
          <table:table-cell table:style-name="cellBest" office:value-type="float" office:value="2.0"/>
          <table:table-cell office:value-type="float" office:value="0.01"/>
          <table:table-cell office:value-type="float" office:value="1016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51.0"/>
          <table:table-cell office:value-type="float" office:value="7.0"/>
          <table:table-cell office:value-type="float" office:value="0.01"/>
          <table:table-cell office:value-type="float" office:value="183.0"/>
          <table:table-cell office:value-type="float" office:value="10.0"/>
          <table:table-cell office:value-type="float" office:value="0.01"/>
          <table:table-cell office:value-type="float" office:value="1455.0"/>
          <table:table-cell office:value-type="float" office:value="4.0"/>
          <table:table-cell office:value-type="float" office:value="0.04"/>
          <table:table-cell office:value-type="float" office:value="1455.0"/>
          <table:table-cell office:value-type="float" office:value="4.0"/>
          <table:table-cell office:value-type="float" office:value="0.02"/>
          <table:table-cell office:value-type="float" office:value="76.0"/>
          <table:table-cell office:value-type="float" office:value="11.0"/>
          <table:table-cell office:value-type="float" office:value="0.01"/>
          <table:table-cell office:value-type="float" office:value="199.0"/>
          <table:table-cell office:value-type="float" office:value="10.0"/>
          <table:table-cell table:formula="of:=MIN([.$B82];[.$E82];[.$H82];[.$K82];[.$N82];[.$Q82];[.$T82];[.$W82];[.$Z82];[.$AC82];[.$AF82];[.$AI82];[.$AL82];[.$AO82];[.$AR82];[.$AS82];[.$AV82];[.$AY82];[.$BB82];[.$BE82];[.$BH82];[.$BK82];[.$BN82];[.$BQ82];[.$BT82];[.$BW82];[.$BZ82];[.$CC82];[.$CF82])" office:value-type="float"/>
          <table:table-cell table:formula="of:=MIN([.$C82];[.$F82];[.$I82];[.$L82];[.$O82];[.$R82];[.$U82];[.$X82];[.$AA82];[.$AD82];[.$AG82];[.$AJ82];[.$AM82];[.$AP82];[.$AT82];[.$AW82];[.$AZ82];[.$BC82];[.$BF82];[.$BI82];[.$BL82];[.$BO82];[.$BR82];[.$BU82];[.$BX82];[.$CA82];[.$CD82];[.$CG82])" office:value-type="float"/>
          <table:table-cell table:formula="of:=MIN([.$D82];[.$G82];[.$J82];[.$M82];[.$P82];[.$S82];[.$V82];[.$Y82];[.$AB82];[.$AE82];[.$AH82];[.$AK82];[.$AN82];[.$AQ82];[.$AU82];[.$AX82];[.$BA82];[.$BD82];[.$BG82];[.$BJ82];[.$BM82];[.$BP82];[.$BS82];[.$BV82];[.$BY82];[.$CB82];[.$CE82];[.$CH82])" office:value-type="float"/>
          <table:table-cell table:formula="of:=MEDIAN([.$B82];[.$E82];[.$H82];[.$K82];[.$N82];[.$Q82];[.$T82];[.$W82];[.$Z82];[.$AC82];[.$AF82];[.$AI82];[.$AL82];[.$AO82];[.$AR82];[.$AS82];[.$AV82];[.$AY82];[.$BB82];[.$BE82];[.$BH82];[.$BK82];[.$BN82];[.$BQ82];[.$BT82];[.$BW82];[.$BZ82];[.$CC82];[.$CF82])" office:value-type="float"/>
          <table:table-cell table:formula="of:=MEDIAN([.$C82];[.$F82];[.$I82];[.$L82];[.$O82];[.$R82];[.$U82];[.$X82];[.$AA82];[.$AD82];[.$AG82];[.$AJ82];[.$AM82];[.$AP82];[.$AT82];[.$AW82];[.$AZ82];[.$BC82];[.$BF82];[.$BI82];[.$BL82];[.$BO82];[.$BR82];[.$BU82];[.$BX82];[.$CA82];[.$CD82];[.$CG82])" office:value-type="float"/>
          <table:table-cell table:formula="of:=MEDIAN([.$D82];[.$G82];[.$J82];[.$M82];[.$P82];[.$S82];[.$V82];[.$Y82];[.$AB82];[.$AE82];[.$AH82];[.$AK82];[.$AN82];[.$AQ82];[.$AU82];[.$AX82];[.$BA82];[.$BD82];[.$BG82];[.$BJ82];[.$BM82];[.$BP82];[.$BS82];[.$BV82];[.$BY82];[.$CB82];[.$CE82];[.$CH82])" office:value-type="float"/>
          <table:table-cell table:formula="of:=MAX([.$B82];[.$E82];[.$H82];[.$K82];[.$N82];[.$Q82];[.$T82];[.$W82];[.$Z82];[.$AC82];[.$AF82];[.$AI82];[.$AL82];[.$AO82];[.$AR82];[.$AS82];[.$AV82];[.$AY82];[.$BB82];[.$BE82];[.$BH82];[.$BK82];[.$BN82];[.$BQ82];[.$BT82];[.$BW82];[.$BZ82];[.$CC82];[.$CF82])" office:value-type="float"/>
          <table:table-cell table:formula="of:=MAX([.$C82];[.$F82];[.$I82];[.$L82];[.$O82];[.$R82];[.$U82];[.$X82];[.$AA82];[.$AD82];[.$AG82];[.$AJ82];[.$AM82];[.$AP82];[.$AT82];[.$AW82];[.$AZ82];[.$BC82];[.$BF82];[.$BI82];[.$BL82];[.$BO82];[.$BR82];[.$BU82];[.$BX82];[.$CA82];[.$CD82];[.$CG82])" office:value-type="float"/>
          <table:table-cell table:formula="of:=MAX([.$D82];[.$G82];[.$J82];[.$M82];[.$P82];[.$S82];[.$V82];[.$Y82];[.$AB82];[.$AE82];[.$AH82];[.$AK82];[.$AN82];[.$AQ82];[.$AU82];[.$AX82];[.$BA82];[.$BD82];[.$BG82];[.$BJ82];[.$BM82];[.$BP82];[.$BS82];[.$BV82];[.$BY82];[.$CB82];[.$CE82];[.$CH82])" office:value-type="float"/>
        </table:table-row>
        <table:table-row table:style-name="ro1">
          <table:table-cell office:value-type="string">
            <text:p>room/room_s21_a12_w4_h27.lp</text:p>
          </table:table-cell>
          <table:table-cell table:style-name="cellBest" office:value-type="float" office:value="0.05"/>
          <table:table-cell table:style-name="cellBest" office:value-type="float" office:value="403.0"/>
          <table:table-cell office:value-type="float" office:value="18.0"/>
          <table:table-cell office:value-type="float" office:value="0.09"/>
          <table:table-cell office:value-type="float" office:value="3942.0"/>
          <table:table-cell office:value-type="float" office:value="14.0"/>
          <table:table-cell office:value-type="float" office:value="0.1"/>
          <table:table-cell office:value-type="float" office:value="529.0"/>
          <table:table-cell table:style-name="cellBest" office:value-type="float" office:value="9.0"/>
          <table:table-cell office:value-type="float" office:value="0.09"/>
          <table:table-cell office:value-type="float" office:value="529.0"/>
          <table:table-cell table:style-name="cellBest" office:value-type="float" office:value="9.0"/>
          <table:table-cell office:value-type="float" office:value="0.34"/>
          <table:table-cell office:value-type="float" office:value="2308.0"/>
          <table:table-cell office:value-type="float" office:value="118.0"/>
          <table:table-cell office:value-type="float" office:value="0.08"/>
          <table:table-cell office:value-type="float" office:value="6606.0"/>
          <table:table-cell office:value-type="float" office:value="27.0"/>
          <table:table-cell office:value-type="float" office:value="0.33"/>
          <table:table-cell office:value-type="float" office:value="2701.0"/>
          <table:table-cell office:value-type="float" office:value="125.0"/>
          <table:table-cell office:value-type="float" office:value="0.29"/>
          <table:table-cell office:value-type="float" office:value="2308.0"/>
          <table:table-cell office:value-type="float" office:value="118.0"/>
          <table:table-cell office:value-type="float" office:value="11.26"/>
          <table:table-cell table:style-name="cellWorst" office:value-type="float" office:value="861467.0"/>
          <table:table-cell table:style-name="cellWorst" office:value-type="float" office:value="5093.0"/>
          <table:table-cell office:value-type="float" office:value="11.04"/>
          <table:table-cell table:style-name="cellWorst" office:value-type="float" office:value="861467.0"/>
          <table:table-cell table:style-name="cellWorst" office:value-type="float" office:value="5093.0"/>
          <table:table-cell office:value-type="float" office:value="8.89"/>
          <table:table-cell office:value-type="float" office:value="555534.0"/>
          <table:table-cell office:value-type="float" office:value="2066.0"/>
          <table:table-cell office:value-type="float" office:value="5.9"/>
          <table:table-cell office:value-type="float" office:value="520945.0"/>
          <table:table-cell office:value-type="float" office:value="517.0"/>
          <table:table-cell office:value-type="float" office:value="11.15"/>
          <table:table-cell table:style-name="cellWorst" office:value-type="float" office:value="861467.0"/>
          <table:table-cell table:style-name="cellWorst" office:value-type="float" office:value="5093.0"/>
          <table:table-cell office:value-type="float" office:value="12.88"/>
          <table:table-cell table:style-name="cellWorst" office:value-type="float" office:value="861467.0"/>
          <table:table-cell table:style-name="cellWorst" office:value-type="float" office:value="5093.0"/>
          <table:table-cell table:style-name="cellWorst" office:value-type="float" office:value="1200.0"/>
          <table:table-cell office:value-type="float" office:value="7.18"/>
          <table:table-cell office:value-type="float" office:value="520945.0"/>
          <table:table-cell office:value-type="float" office:value="517.0"/>
          <table:table-cell office:value-type="float" office:value="0.17"/>
          <table:table-cell office:value-type="float" office:value="2357.0"/>
          <table:table-cell office:value-type="float" office:value="82.0"/>
          <table:table-cell office:value-type="float" office:value="0.19"/>
          <table:table-cell office:value-type="float" office:value="2357.0"/>
          <table:table-cell office:value-type="float" office:value="82.0"/>
          <table:table-cell office:value-type="float" office:value="0.15"/>
          <table:table-cell office:value-type="float" office:value="2357.0"/>
          <table:table-cell office:value-type="float" office:value="82.0"/>
          <table:table-cell office:value-type="float" office:value="0.15"/>
          <table:table-cell office:value-type="float" office:value="2357.0"/>
          <table:table-cell office:value-type="float" office:value="82.0"/>
          <table:table-cell office:value-type="float" office:value="0.08"/>
          <table:table-cell office:value-type="float" office:value="833.0"/>
          <table:table-cell office:value-type="float" office:value="35.0"/>
          <table:table-cell office:value-type="float" office:value="0.07"/>
          <table:table-cell office:value-type="float" office:value="5044.0"/>
          <table:table-cell office:value-type="float" office:value="25.0"/>
          <table:table-cell office:value-type="float" office:value="0.07"/>
          <table:table-cell office:value-type="float" office:value="5267.0"/>
          <table:table-cell office:value-type="float" office:value="25.0"/>
          <table:table-cell office:value-type="float" office:value="0.16"/>
          <table:table-cell office:value-type="float" office:value="1233.0"/>
          <table:table-cell office:value-type="float" office:value="67.0"/>
          <table:table-cell office:value-type="float" office:value="0.09"/>
          <table:table-cell office:value-type="float" office:value="1036.0"/>
          <table:table-cell office:value-type="float" office:value="41.0"/>
          <table:table-cell office:value-type="float" office:value="0.09"/>
          <table:table-cell office:value-type="float" office:value="6606.0"/>
          <table:table-cell office:value-type="float" office:value="27.0"/>
          <table:table-cell office:value-type="float" office:value="0.09"/>
          <table:table-cell office:value-type="float" office:value="6606.0"/>
          <table:table-cell office:value-type="float" office:value="27.0"/>
          <table:table-cell office:value-type="float" office:value="0.34"/>
          <table:table-cell office:value-type="float" office:value="2308.0"/>
          <table:table-cell office:value-type="float" office:value="118.0"/>
          <table:table-cell office:value-type="float" office:value="0.14"/>
          <table:table-cell office:value-type="float" office:value="1866.0"/>
          <table:table-cell office:value-type="float" office:value="64.0"/>
          <table:table-cell table:formula="of:=MIN([.$B83];[.$E83];[.$H83];[.$K83];[.$N83];[.$Q83];[.$T83];[.$W83];[.$Z83];[.$AC83];[.$AF83];[.$AI83];[.$AL83];[.$AO83];[.$AR83];[.$AS83];[.$AV83];[.$AY83];[.$BB83];[.$BE83];[.$BH83];[.$BK83];[.$BN83];[.$BQ83];[.$BT83];[.$BW83];[.$BZ83];[.$CC83];[.$CF83])" office:value-type="float"/>
          <table:table-cell table:formula="of:=MIN([.$C83];[.$F83];[.$I83];[.$L83];[.$O83];[.$R83];[.$U83];[.$X83];[.$AA83];[.$AD83];[.$AG83];[.$AJ83];[.$AM83];[.$AP83];[.$AT83];[.$AW83];[.$AZ83];[.$BC83];[.$BF83];[.$BI83];[.$BL83];[.$BO83];[.$BR83];[.$BU83];[.$BX83];[.$CA83];[.$CD83];[.$CG83])" office:value-type="float"/>
          <table:table-cell table:formula="of:=MIN([.$D83];[.$G83];[.$J83];[.$M83];[.$P83];[.$S83];[.$V83];[.$Y83];[.$AB83];[.$AE83];[.$AH83];[.$AK83];[.$AN83];[.$AQ83];[.$AU83];[.$AX83];[.$BA83];[.$BD83];[.$BG83];[.$BJ83];[.$BM83];[.$BP83];[.$BS83];[.$BV83];[.$BY83];[.$CB83];[.$CE83];[.$CH83])" office:value-type="float"/>
          <table:table-cell table:formula="of:=MEDIAN([.$B83];[.$E83];[.$H83];[.$K83];[.$N83];[.$Q83];[.$T83];[.$W83];[.$Z83];[.$AC83];[.$AF83];[.$AI83];[.$AL83];[.$AO83];[.$AR83];[.$AS83];[.$AV83];[.$AY83];[.$BB83];[.$BE83];[.$BH83];[.$BK83];[.$BN83];[.$BQ83];[.$BT83];[.$BW83];[.$BZ83];[.$CC83];[.$CF83])" office:value-type="float"/>
          <table:table-cell table:formula="of:=MEDIAN([.$C83];[.$F83];[.$I83];[.$L83];[.$O83];[.$R83];[.$U83];[.$X83];[.$AA83];[.$AD83];[.$AG83];[.$AJ83];[.$AM83];[.$AP83];[.$AT83];[.$AW83];[.$AZ83];[.$BC83];[.$BF83];[.$BI83];[.$BL83];[.$BO83];[.$BR83];[.$BU83];[.$BX83];[.$CA83];[.$CD83];[.$CG83])" office:value-type="float"/>
          <table:table-cell table:formula="of:=MEDIAN([.$D83];[.$G83];[.$J83];[.$M83];[.$P83];[.$S83];[.$V83];[.$Y83];[.$AB83];[.$AE83];[.$AH83];[.$AK83];[.$AN83];[.$AQ83];[.$AU83];[.$AX83];[.$BA83];[.$BD83];[.$BG83];[.$BJ83];[.$BM83];[.$BP83];[.$BS83];[.$BV83];[.$BY83];[.$CB83];[.$CE83];[.$CH83])" office:value-type="float"/>
          <table:table-cell table:formula="of:=MAX([.$B83];[.$E83];[.$H83];[.$K83];[.$N83];[.$Q83];[.$T83];[.$W83];[.$Z83];[.$AC83];[.$AF83];[.$AI83];[.$AL83];[.$AO83];[.$AR83];[.$AS83];[.$AV83];[.$AY83];[.$BB83];[.$BE83];[.$BH83];[.$BK83];[.$BN83];[.$BQ83];[.$BT83];[.$BW83];[.$BZ83];[.$CC83];[.$CF83])" office:value-type="float"/>
          <table:table-cell table:formula="of:=MAX([.$C83];[.$F83];[.$I83];[.$L83];[.$O83];[.$R83];[.$U83];[.$X83];[.$AA83];[.$AD83];[.$AG83];[.$AJ83];[.$AM83];[.$AP83];[.$AT83];[.$AW83];[.$AZ83];[.$BC83];[.$BF83];[.$BI83];[.$BL83];[.$BO83];[.$BR83];[.$BU83];[.$BX83];[.$CA83];[.$CD83];[.$CG83])" office:value-type="float"/>
          <table:table-cell table:formula="of:=MAX([.$D83];[.$G83];[.$J83];[.$M83];[.$P83];[.$S83];[.$V83];[.$Y83];[.$AB83];[.$AE83];[.$AH83];[.$AK83];[.$AN83];[.$AQ83];[.$AU83];[.$AX83];[.$BA83];[.$BD83];[.$BG83];[.$BJ83];[.$BM83];[.$BP83];[.$BS83];[.$BV83];[.$BY83];[.$CB83];[.$CE83];[.$CH83])" office:value-type="float"/>
        </table:table-row>
        <table:table-row table:style-name="ro1">
          <table:table-cell office:value-type="string">
            <text:p>room/room_s21_a2_w5_h25.lp</text:p>
          </table:table-cell>
          <table:table-cell table:style-name="cellBest" office:value-type="float" office:value="0.01"/>
          <table:table-cell office:value-type="float" office:value="188.0"/>
          <table:table-cell office:value-type="float" office:value="12.0"/>
          <table:table-cell office:value-type="float" office:value="0.02"/>
          <table:table-cell office:value-type="float" office:value="998.0"/>
          <table:table-cell office:value-type="float" office:value="7.0"/>
          <table:table-cell table:style-name="cellBest" office:value-type="float" office:value="0.01"/>
          <table:table-cell table:style-name="cellBest" office:value-type="float" office:value="37.0"/>
          <table:table-cell office:value-type="float" office:value="7.0"/>
          <table:table-cell table:style-name="cellBest" office:value-type="float" office:value="0.01"/>
          <table:table-cell table:style-name="cellBest" office:value-type="float" office:value="37.0"/>
          <table:table-cell office:value-type="float" office:value="7.0"/>
          <table:table-cell table:style-name="cellBest" office:value-type="float" office:value="0.01"/>
          <table:table-cell office:value-type="float" office:value="47.0"/>
          <table:table-cell office:value-type="float" office:value="7.0"/>
          <table:table-cell table:style-name="cellBest" office:value-type="float" office:value="0.01"/>
          <table:table-cell office:value-type="float" office:value="678.0"/>
          <table:table-cell table:style-name="cellBest" office:value-type="float" office:value="4.0"/>
          <table:table-cell office:value-type="float" office:value="0.02"/>
          <table:table-cell office:value-type="float" office:value="143.0"/>
          <table:table-cell office:value-type="float" office:value="20.0"/>
          <table:table-cell table:style-name="cellBest" office:value-type="float" office:value="0.01"/>
          <table:table-cell office:value-type="float" office:value="47.0"/>
          <table:table-cell office:value-type="float" office:value="7.0"/>
          <table:table-cell office:value-type="float" office:value="1.82"/>
          <table:table-cell office:value-type="float" office:value="88939.0"/>
          <table:table-cell table:style-name="cellWorst" office:value-type="float" office:value="1490.0"/>
          <table:table-cell office:value-type="float" office:value="1.79"/>
          <table:table-cell office:value-type="float" office:value="88939.0"/>
          <table:table-cell table:style-name="cellWorst" office:value-type="float" office:value="1490.0"/>
          <table:table-cell office:value-type="float" office:value="1.62"/>
          <table:table-cell office:value-type="float" office:value="87936.0"/>
          <table:table-cell office:value-type="float" office:value="1420.0"/>
          <table:table-cell office:value-type="float" office:value="2.14"/>
          <table:table-cell table:style-name="cellWorst" office:value-type="float" office:value="124286.0"/>
          <table:table-cell office:value-type="float" office:value="1090.0"/>
          <table:table-cell office:value-type="float" office:value="1.87"/>
          <table:table-cell office:value-type="float" office:value="88939.0"/>
          <table:table-cell table:style-name="cellWorst" office:value-type="float" office:value="1490.0"/>
          <table:table-cell office:value-type="float" office:value="2.34"/>
          <table:table-cell office:value-type="float" office:value="88939.0"/>
          <table:table-cell table:style-name="cellWorst" office:value-type="float" office:value="1490.0"/>
          <table:table-cell table:style-name="cellWorst" office:value-type="float" office:value="1200.0"/>
          <table:table-cell office:value-type="float" office:value="2.18"/>
          <table:table-cell table:style-name="cellWorst" office:value-type="float" office:value="124286.0"/>
          <table:table-cell office:value-type="float" office:value="1090.0"/>
          <table:table-cell office:value-type="float" office:value="0.02"/>
          <table:table-cell office:value-type="float" office:value="370.0"/>
          <table:table-cell office:value-type="float" office:value="14.0"/>
          <table:table-cell office:value-type="float" office:value="0.02"/>
          <table:table-cell office:value-type="float" office:value="370.0"/>
          <table:table-cell office:value-type="float" office:value="14.0"/>
          <table:table-cell office:value-type="float" office:value="0.03"/>
          <table:table-cell office:value-type="float" office:value="370.0"/>
          <table:table-cell office:value-type="float" office:value="14.0"/>
          <table:table-cell office:value-type="float" office:value="0.02"/>
          <table:table-cell office:value-type="float" office:value="370.0"/>
          <table:table-cell office:value-type="float" office:value="14.0"/>
          <table:table-cell table:style-name="cellBest" office:value-type="float" office:value="0.01"/>
          <table:table-cell office:value-type="float" office:value="294.0"/>
          <table:table-cell office:value-type="float" office:value="12.0"/>
          <table:table-cell office:value-type="float" office:value="0.02"/>
          <table:table-cell office:value-type="float" office:value="1480.0"/>
          <table:table-cell office:value-type="float" office:value="9.0"/>
          <table:table-cell office:value-type="float" office:value="0.02"/>
          <table:table-cell office:value-type="float" office:value="1553.0"/>
          <table:table-cell office:value-type="float" office:value="8.0"/>
          <table:table-cell office:value-type="float" office:value="0.02"/>
          <table:table-cell office:value-type="float" office:value="101.0"/>
          <table:table-cell office:value-type="float" office:value="5.0"/>
          <table:table-cell table:style-name="cellBest" office:value-type="float" office:value="0.01"/>
          <table:table-cell office:value-type="float" office:value="314.0"/>
          <table:table-cell office:value-type="float" office:value="12.0"/>
          <table:table-cell table:style-name="cellBest" office:value-type="float" office:value="0.01"/>
          <table:table-cell office:value-type="float" office:value="678.0"/>
          <table:table-cell table:style-name="cellBest" office:value-type="float" office:value="4.0"/>
          <table:table-cell table:style-name="cellBest" office:value-type="float" office:value="0.01"/>
          <table:table-cell office:value-type="float" office:value="678.0"/>
          <table:table-cell table:style-name="cellBest" office:value-type="float" office:value="4.0"/>
          <table:table-cell table:style-name="cellBest" office:value-type="float" office:value="0.01"/>
          <table:table-cell office:value-type="float" office:value="47.0"/>
          <table:table-cell office:value-type="float" office:value="7.0"/>
          <table:table-cell office:value-type="float" office:value="0.02"/>
          <table:table-cell office:value-type="float" office:value="369.0"/>
          <table:table-cell office:value-type="float" office:value="14.0"/>
          <table:table-cell table:formula="of:=MIN([.$B84];[.$E84];[.$H84];[.$K84];[.$N84];[.$Q84];[.$T84];[.$W84];[.$Z84];[.$AC84];[.$AF84];[.$AI84];[.$AL84];[.$AO84];[.$AR84];[.$AS84];[.$AV84];[.$AY84];[.$BB84];[.$BE84];[.$BH84];[.$BK84];[.$BN84];[.$BQ84];[.$BT84];[.$BW84];[.$BZ84];[.$CC84];[.$CF84])" office:value-type="float"/>
          <table:table-cell table:formula="of:=MIN([.$C84];[.$F84];[.$I84];[.$L84];[.$O84];[.$R84];[.$U84];[.$X84];[.$AA84];[.$AD84];[.$AG84];[.$AJ84];[.$AM84];[.$AP84];[.$AT84];[.$AW84];[.$AZ84];[.$BC84];[.$BF84];[.$BI84];[.$BL84];[.$BO84];[.$BR84];[.$BU84];[.$BX84];[.$CA84];[.$CD84];[.$CG84])" office:value-type="float"/>
          <table:table-cell table:formula="of:=MIN([.$D84];[.$G84];[.$J84];[.$M84];[.$P84];[.$S84];[.$V84];[.$Y84];[.$AB84];[.$AE84];[.$AH84];[.$AK84];[.$AN84];[.$AQ84];[.$AU84];[.$AX84];[.$BA84];[.$BD84];[.$BG84];[.$BJ84];[.$BM84];[.$BP84];[.$BS84];[.$BV84];[.$BY84];[.$CB84];[.$CE84];[.$CH84])" office:value-type="float"/>
          <table:table-cell table:formula="of:=MEDIAN([.$B84];[.$E84];[.$H84];[.$K84];[.$N84];[.$Q84];[.$T84];[.$W84];[.$Z84];[.$AC84];[.$AF84];[.$AI84];[.$AL84];[.$AO84];[.$AR84];[.$AS84];[.$AV84];[.$AY84];[.$BB84];[.$BE84];[.$BH84];[.$BK84];[.$BN84];[.$BQ84];[.$BT84];[.$BW84];[.$BZ84];[.$CC84];[.$CF84])" office:value-type="float"/>
          <table:table-cell table:formula="of:=MEDIAN([.$C84];[.$F84];[.$I84];[.$L84];[.$O84];[.$R84];[.$U84];[.$X84];[.$AA84];[.$AD84];[.$AG84];[.$AJ84];[.$AM84];[.$AP84];[.$AT84];[.$AW84];[.$AZ84];[.$BC84];[.$BF84];[.$BI84];[.$BL84];[.$BO84];[.$BR84];[.$BU84];[.$BX84];[.$CA84];[.$CD84];[.$CG84])" office:value-type="float"/>
          <table:table-cell table:formula="of:=MEDIAN([.$D84];[.$G84];[.$J84];[.$M84];[.$P84];[.$S84];[.$V84];[.$Y84];[.$AB84];[.$AE84];[.$AH84];[.$AK84];[.$AN84];[.$AQ84];[.$AU84];[.$AX84];[.$BA84];[.$BD84];[.$BG84];[.$BJ84];[.$BM84];[.$BP84];[.$BS84];[.$BV84];[.$BY84];[.$CB84];[.$CE84];[.$CH84])" office:value-type="float"/>
          <table:table-cell table:formula="of:=MAX([.$B84];[.$E84];[.$H84];[.$K84];[.$N84];[.$Q84];[.$T84];[.$W84];[.$Z84];[.$AC84];[.$AF84];[.$AI84];[.$AL84];[.$AO84];[.$AR84];[.$AS84];[.$AV84];[.$AY84];[.$BB84];[.$BE84];[.$BH84];[.$BK84];[.$BN84];[.$BQ84];[.$BT84];[.$BW84];[.$BZ84];[.$CC84];[.$CF84])" office:value-type="float"/>
          <table:table-cell table:formula="of:=MAX([.$C84];[.$F84];[.$I84];[.$L84];[.$O84];[.$R84];[.$U84];[.$X84];[.$AA84];[.$AD84];[.$AG84];[.$AJ84];[.$AM84];[.$AP84];[.$AT84];[.$AW84];[.$AZ84];[.$BC84];[.$BF84];[.$BI84];[.$BL84];[.$BO84];[.$BR84];[.$BU84];[.$BX84];[.$CA84];[.$CD84];[.$CG84])" office:value-type="float"/>
          <table:table-cell table:formula="of:=MAX([.$D84];[.$G84];[.$J84];[.$M84];[.$P84];[.$S84];[.$V84];[.$Y84];[.$AB84];[.$AE84];[.$AH84];[.$AK84];[.$AN84];[.$AQ84];[.$AU84];[.$AX84];[.$BA84];[.$BD84];[.$BG84];[.$BJ84];[.$BM84];[.$BP84];[.$BS84];[.$BV84];[.$BY84];[.$CB84];[.$CE84];[.$CH84])" office:value-type="float"/>
        </table:table-row>
        <table:table-row table:style-name="ro1">
          <table:table-cell office:value-type="string">
            <text:p>room/room_s21_a3_w5_h14.lp</text:p>
          </table:table-cell>
          <table:table-cell office:value-type="float" office:value="0.01"/>
          <table:table-cell office:value-type="float" office:value="94.0"/>
          <table:table-cell office:value-type="float" office:value="12.0"/>
          <table:table-cell office:value-type="float" office:value="0.01"/>
          <table:table-cell office:value-type="float" office:value="183.0"/>
          <table:table-cell office:value-type="float" office:value="6.0"/>
          <table:table-cell office:value-type="float" office:value="0.01"/>
          <table:table-cell table:style-name="cellBest" office:value-type="float" office:value="28.0"/>
          <table:table-cell table:style-name="cellBest" office:value-type="float" office:value="4.0"/>
          <table:table-cell office:value-type="float" office:value="0.01"/>
          <table:table-cell table:style-name="cellBest" office:value-type="float" office:value="28.0"/>
          <table:table-cell table:style-name="cellBest" office:value-type="float" office:value="4.0"/>
          <table:table-cell office:value-type="float" office:value="0.01"/>
          <table:table-cell office:value-type="float" office:value="33.0"/>
          <table:table-cell office:value-type="float" office:value="6.0"/>
          <table:table-cell office:value-type="float" office:value="0.01"/>
          <table:table-cell office:value-type="float" office:value="233.0"/>
          <table:table-cell office:value-type="float" office:value="5.0"/>
          <table:table-cell office:value-type="float" office:value="0.01"/>
          <table:table-cell office:value-type="float" office:value="119.0"/>
          <table:table-cell table:style-name="cellWorst" office:value-type="float" office:value="23.0"/>
          <table:table-cell office:value-type="float" office:value="0.01"/>
          <table:table-cell office:value-type="float" office:value="33.0"/>
          <table:table-cell office:value-type="float" office:value="6.0"/>
          <table:table-cell office:value-type="float" office:value="0.26"/>
          <table:table-cell table:style-name="cellWorst" office:value-type="float" office:value="9199.0"/>
          <table:table-cell office:value-type="float" office:value="14.0"/>
          <table:table-cell office:value-type="float" office:value="0.23"/>
          <table:table-cell table:style-name="cellWorst" office:value-type="float" office:value="9199.0"/>
          <table:table-cell office:value-type="float" office:value="14.0"/>
          <table:table-cell office:value-type="float" office:value="0.27"/>
          <table:table-cell table:style-name="cellWorst" office:value-type="float" office:value="9199.0"/>
          <table:table-cell office:value-type="float" office:value="14.0"/>
          <table:table-cell office:value-type="float" office:value="0.24"/>
          <table:table-cell table:style-name="cellWorst" office:value-type="float" office:value="9199.0"/>
          <table:table-cell office:value-type="float" office:value="14.0"/>
          <table:table-cell office:value-type="float" office:value="0.26"/>
          <table:table-cell table:style-name="cellWorst" office:value-type="float" office:value="9199.0"/>
          <table:table-cell office:value-type="float" office:value="14.0"/>
          <table:table-cell office:value-type="float" office:value="0.23"/>
          <table:table-cell table:style-name="cellWorst" office:value-type="float" office:value="9199.0"/>
          <table:table-cell office:value-type="float" office:value="14.0"/>
          <table:table-cell table:style-name="cellWorst" office:value-type="float" office:value="1200.0"/>
          <table:table-cell office:value-type="float" office:value="0.29"/>
          <table:table-cell table:style-name="cellWorst" office:value-type="float" office:value="9199.0"/>
          <table:table-cell office:value-type="float" office:value="14.0"/>
          <table:table-cell office:value-type="float" office:value="0.01"/>
          <table:table-cell office:value-type="float" office:value="312.0"/>
          <table:table-cell office:value-type="float" office:value="15.0"/>
          <table:table-cell office:value-type="float" office:value="0.02"/>
          <table:table-cell office:value-type="float" office:value="312.0"/>
          <table:table-cell office:value-type="float" office:value="15.0"/>
          <table:table-cell office:value-type="float" office:value="0.01"/>
          <table:table-cell office:value-type="float" office:value="312.0"/>
          <table:table-cell office:value-type="float" office:value="15.0"/>
          <table:table-cell office:value-type="float" office:value="0.01"/>
          <table:table-cell office:value-type="float" office:value="312.0"/>
          <table:table-cell office:value-type="float" office:value="15.0"/>
          <table:table-cell office:value-type="float" office:value="0.02"/>
          <table:table-cell office:value-type="float" office:value="240.0"/>
          <table:table-cell office:value-type="float" office:value="21.0"/>
          <table:table-cell office:value-type="float" office:value="0.01"/>
          <table:table-cell office:value-type="float" office:value="262.0"/>
          <table:table-cell office:value-type="float" office:value="9.0"/>
          <table:table-cell office:value-type="float" office:value="0.01"/>
          <table:table-cell office:value-type="float" office:value="266.0"/>
          <table:table-cell office:value-type="float" office:value="9.0"/>
          <table:table-cell office:value-type="float" office:value="0.01"/>
          <table:table-cell office:value-type="float" office:value="81.0"/>
          <table:table-cell office:value-type="float" office:value="5.0"/>
          <table:table-cell office:value-type="float" office:value="0.01"/>
          <table:table-cell office:value-type="float" office:value="325.0"/>
          <table:table-cell office:value-type="float" office:value="18.0"/>
          <table:table-cell office:value-type="float" office:value="0.01"/>
          <table:table-cell office:value-type="float" office:value="233.0"/>
          <table:table-cell office:value-type="float" office:value="5.0"/>
          <table:table-cell office:value-type="float" office:value="0.01"/>
          <table:table-cell office:value-type="float" office:value="233.0"/>
          <table:table-cell office:value-type="float" office:value="5.0"/>
          <table:table-cell office:value-type="float" office:value="0.01"/>
          <table:table-cell office:value-type="float" office:value="33.0"/>
          <table:table-cell office:value-type="float" office:value="6.0"/>
          <table:table-cell office:value-type="float" office:value="0.01"/>
          <table:table-cell office:value-type="float" office:value="308.0"/>
          <table:table-cell office:value-type="float" office:value="15.0"/>
          <table:table-cell table:formula="of:=MIN([.$B85];[.$E85];[.$H85];[.$K85];[.$N85];[.$Q85];[.$T85];[.$W85];[.$Z85];[.$AC85];[.$AF85];[.$AI85];[.$AL85];[.$AO85];[.$AR85];[.$AS85];[.$AV85];[.$AY85];[.$BB85];[.$BE85];[.$BH85];[.$BK85];[.$BN85];[.$BQ85];[.$BT85];[.$BW85];[.$BZ85];[.$CC85];[.$CF85])" office:value-type="float"/>
          <table:table-cell table:formula="of:=MIN([.$C85];[.$F85];[.$I85];[.$L85];[.$O85];[.$R85];[.$U85];[.$X85];[.$AA85];[.$AD85];[.$AG85];[.$AJ85];[.$AM85];[.$AP85];[.$AT85];[.$AW85];[.$AZ85];[.$BC85];[.$BF85];[.$BI85];[.$BL85];[.$BO85];[.$BR85];[.$BU85];[.$BX85];[.$CA85];[.$CD85];[.$CG85])" office:value-type="float"/>
          <table:table-cell table:formula="of:=MIN([.$D85];[.$G85];[.$J85];[.$M85];[.$P85];[.$S85];[.$V85];[.$Y85];[.$AB85];[.$AE85];[.$AH85];[.$AK85];[.$AN85];[.$AQ85];[.$AU85];[.$AX85];[.$BA85];[.$BD85];[.$BG85];[.$BJ85];[.$BM85];[.$BP85];[.$BS85];[.$BV85];[.$BY85];[.$CB85];[.$CE85];[.$CH85])" office:value-type="float"/>
          <table:table-cell table:formula="of:=MEDIAN([.$B85];[.$E85];[.$H85];[.$K85];[.$N85];[.$Q85];[.$T85];[.$W85];[.$Z85];[.$AC85];[.$AF85];[.$AI85];[.$AL85];[.$AO85];[.$AR85];[.$AS85];[.$AV85];[.$AY85];[.$BB85];[.$BE85];[.$BH85];[.$BK85];[.$BN85];[.$BQ85];[.$BT85];[.$BW85];[.$BZ85];[.$CC85];[.$CF85])" office:value-type="float"/>
          <table:table-cell table:formula="of:=MEDIAN([.$C85];[.$F85];[.$I85];[.$L85];[.$O85];[.$R85];[.$U85];[.$X85];[.$AA85];[.$AD85];[.$AG85];[.$AJ85];[.$AM85];[.$AP85];[.$AT85];[.$AW85];[.$AZ85];[.$BC85];[.$BF85];[.$BI85];[.$BL85];[.$BO85];[.$BR85];[.$BU85];[.$BX85];[.$CA85];[.$CD85];[.$CG85])" office:value-type="float"/>
          <table:table-cell table:formula="of:=MEDIAN([.$D85];[.$G85];[.$J85];[.$M85];[.$P85];[.$S85];[.$V85];[.$Y85];[.$AB85];[.$AE85];[.$AH85];[.$AK85];[.$AN85];[.$AQ85];[.$AU85];[.$AX85];[.$BA85];[.$BD85];[.$BG85];[.$BJ85];[.$BM85];[.$BP85];[.$BS85];[.$BV85];[.$BY85];[.$CB85];[.$CE85];[.$CH85])" office:value-type="float"/>
          <table:table-cell table:formula="of:=MAX([.$B85];[.$E85];[.$H85];[.$K85];[.$N85];[.$Q85];[.$T85];[.$W85];[.$Z85];[.$AC85];[.$AF85];[.$AI85];[.$AL85];[.$AO85];[.$AR85];[.$AS85];[.$AV85];[.$AY85];[.$BB85];[.$BE85];[.$BH85];[.$BK85];[.$BN85];[.$BQ85];[.$BT85];[.$BW85];[.$BZ85];[.$CC85];[.$CF85])" office:value-type="float"/>
          <table:table-cell table:formula="of:=MAX([.$C85];[.$F85];[.$I85];[.$L85];[.$O85];[.$R85];[.$U85];[.$X85];[.$AA85];[.$AD85];[.$AG85];[.$AJ85];[.$AM85];[.$AP85];[.$AT85];[.$AW85];[.$AZ85];[.$BC85];[.$BF85];[.$BI85];[.$BL85];[.$BO85];[.$BR85];[.$BU85];[.$BX85];[.$CA85];[.$CD85];[.$CG85])" office:value-type="float"/>
          <table:table-cell table:formula="of:=MAX([.$D85];[.$G85];[.$J85];[.$M85];[.$P85];[.$S85];[.$V85];[.$Y85];[.$AB85];[.$AE85];[.$AH85];[.$AK85];[.$AN85];[.$AQ85];[.$AU85];[.$AX85];[.$BA85];[.$BD85];[.$BG85];[.$BJ85];[.$BM85];[.$BP85];[.$BS85];[.$BV85];[.$BY85];[.$CB85];[.$CE85];[.$CH85])" office:value-type="float"/>
        </table:table-row>
        <table:table-row table:style-name="ro1">
          <table:table-cell office:value-type="string">
            <text:p>room/room_s22_a2_w5_h8.lp</text:p>
          </table:table-cell>
          <table:table-cell office:value-type="float" office:value="0.0"/>
          <table:table-cell office:value-type="float" office:value="3.0"/>
          <table:table-cell office:value-type="float" office:value="1.0"/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office:value-type="float" office:value="3.0"/>
          <table:table-cell table:style-name="cellBest" office:value-type="float" office:value="0.0"/>
          <table:table-cell office:value-type="float" office:value="0.0"/>
          <table:table-cell office:value-type="float" office:value="3.0"/>
          <table:table-cell table:style-name="cellBest" office:value-type="float" office:value="0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33.0"/>
          <table:table-cell table:style-name="cellBest" office:value-type="float" office:value="0.0"/>
          <table:table-cell office:value-type="float" office:value="0.0"/>
          <table:table-cell office:value-type="float" office:value="6.0"/>
          <table:table-cell office:value-type="float" office:value="3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5"/>
          <table:table-cell table:style-name="cellWorst" office:value-type="float" office:value="5123.0"/>
          <table:table-cell office:value-type="float" office:value="2.0"/>
          <table:table-cell office:value-type="float" office:value="0.06"/>
          <table:table-cell table:style-name="cellWorst" office:value-type="float" office:value="5123.0"/>
          <table:table-cell office:value-type="float" office:value="2.0"/>
          <table:table-cell office:value-type="float" office:value="0.05"/>
          <table:table-cell table:style-name="cellWorst" office:value-type="float" office:value="5123.0"/>
          <table:table-cell office:value-type="float" office:value="2.0"/>
          <table:table-cell office:value-type="float" office:value="0.05"/>
          <table:table-cell table:style-name="cellWorst" office:value-type="float" office:value="5123.0"/>
          <table:table-cell office:value-type="float" office:value="2.0"/>
          <table:table-cell office:value-type="float" office:value="0.05"/>
          <table:table-cell table:style-name="cellWorst" office:value-type="float" office:value="5123.0"/>
          <table:table-cell office:value-type="float" office:value="2.0"/>
          <table:table-cell office:value-type="float" office:value="0.06"/>
          <table:table-cell table:style-name="cellWorst" office:value-type="float" office:value="5123.0"/>
          <table:table-cell office:value-type="float" office:value="2.0"/>
          <table:table-cell table:style-name="cellWorst" office:value-type="float" office:value="1200.0"/>
          <table:table-cell office:value-type="float" office:value="0.05"/>
          <table:table-cell table:style-name="cellWorst" office:value-type="float" office:value="5123.0"/>
          <table:table-cell office:value-type="float" office:value="2.0"/>
          <table:table-cell office:value-type="float" office:value="0.0"/>
          <table:table-cell office:value-type="float" office:value="20.0"/>
          <table:table-cell office:value-type="float" office:value="2.0"/>
          <table:table-cell office:value-type="float" office:value="0.0"/>
          <table:table-cell office:value-type="float" office:value="20.0"/>
          <table:table-cell office:value-type="float" office:value="2.0"/>
          <table:table-cell office:value-type="float" office:value="0.0"/>
          <table:table-cell office:value-type="float" office:value="20.0"/>
          <table:table-cell office:value-type="float" office:value="2.0"/>
          <table:table-cell office:value-type="float" office:value="0.0"/>
          <table:table-cell office:value-type="float" office:value="20.0"/>
          <table:table-cell office:value-type="float" office:value="2.0"/>
          <table:table-cell office:value-type="float" office:value="0.0"/>
          <table:table-cell office:value-type="float" office:value="9.0"/>
          <table:table-cell office:value-type="float" office:value="1.0"/>
          <table:table-cell office:value-type="float" office:value="0.0"/>
          <table:table-cell office:value-type="float" office:value="15.0"/>
          <table:table-cell table:style-name="cellBest" office:value-type="float" office:value="0.0"/>
          <table:table-cell office:value-type="float" office:value="0.0"/>
          <table:table-cell office:value-type="float" office:value="15.0"/>
          <table:table-cell table:style-name="cellBest" office:value-type="float" office:value="0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19.0"/>
          <table:table-cell office:value-type="float" office:value="2.0"/>
          <table:table-cell office:value-type="float" office:value="0.0"/>
          <table:table-cell office:value-type="float" office:value="33.0"/>
          <table:table-cell table:style-name="cellBest" office:value-type="float" office:value="0.0"/>
          <table:table-cell office:value-type="float" office:value="0.0"/>
          <table:table-cell office:value-type="float" office:value="33.0"/>
          <table:table-cell table:style-name="cellBest" office:value-type="float" office:value="0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19.0"/>
          <table:table-cell office:value-type="float" office:value="2.0"/>
          <table:table-cell table:formula="of:=MIN([.$B86];[.$E86];[.$H86];[.$K86];[.$N86];[.$Q86];[.$T86];[.$W86];[.$Z86];[.$AC86];[.$AF86];[.$AI86];[.$AL86];[.$AO86];[.$AR86];[.$AS86];[.$AV86];[.$AY86];[.$BB86];[.$BE86];[.$BH86];[.$BK86];[.$BN86];[.$BQ86];[.$BT86];[.$BW86];[.$BZ86];[.$CC86];[.$CF86])" office:value-type="float"/>
          <table:table-cell table:formula="of:=MIN([.$C86];[.$F86];[.$I86];[.$L86];[.$O86];[.$R86];[.$U86];[.$X86];[.$AA86];[.$AD86];[.$AG86];[.$AJ86];[.$AM86];[.$AP86];[.$AT86];[.$AW86];[.$AZ86];[.$BC86];[.$BF86];[.$BI86];[.$BL86];[.$BO86];[.$BR86];[.$BU86];[.$BX86];[.$CA86];[.$CD86];[.$CG86])" office:value-type="float"/>
          <table:table-cell table:formula="of:=MIN([.$D86];[.$G86];[.$J86];[.$M86];[.$P86];[.$S86];[.$V86];[.$Y86];[.$AB86];[.$AE86];[.$AH86];[.$AK86];[.$AN86];[.$AQ86];[.$AU86];[.$AX86];[.$BA86];[.$BD86];[.$BG86];[.$BJ86];[.$BM86];[.$BP86];[.$BS86];[.$BV86];[.$BY86];[.$CB86];[.$CE86];[.$CH86])" office:value-type="float"/>
          <table:table-cell table:formula="of:=MEDIAN([.$B86];[.$E86];[.$H86];[.$K86];[.$N86];[.$Q86];[.$T86];[.$W86];[.$Z86];[.$AC86];[.$AF86];[.$AI86];[.$AL86];[.$AO86];[.$AR86];[.$AS86];[.$AV86];[.$AY86];[.$BB86];[.$BE86];[.$BH86];[.$BK86];[.$BN86];[.$BQ86];[.$BT86];[.$BW86];[.$BZ86];[.$CC86];[.$CF86])" office:value-type="float"/>
          <table:table-cell table:formula="of:=MEDIAN([.$C86];[.$F86];[.$I86];[.$L86];[.$O86];[.$R86];[.$U86];[.$X86];[.$AA86];[.$AD86];[.$AG86];[.$AJ86];[.$AM86];[.$AP86];[.$AT86];[.$AW86];[.$AZ86];[.$BC86];[.$BF86];[.$BI86];[.$BL86];[.$BO86];[.$BR86];[.$BU86];[.$BX86];[.$CA86];[.$CD86];[.$CG86])" office:value-type="float"/>
          <table:table-cell table:formula="of:=MEDIAN([.$D86];[.$G86];[.$J86];[.$M86];[.$P86];[.$S86];[.$V86];[.$Y86];[.$AB86];[.$AE86];[.$AH86];[.$AK86];[.$AN86];[.$AQ86];[.$AU86];[.$AX86];[.$BA86];[.$BD86];[.$BG86];[.$BJ86];[.$BM86];[.$BP86];[.$BS86];[.$BV86];[.$BY86];[.$CB86];[.$CE86];[.$CH86])" office:value-type="float"/>
          <table:table-cell table:formula="of:=MAX([.$B86];[.$E86];[.$H86];[.$K86];[.$N86];[.$Q86];[.$T86];[.$W86];[.$Z86];[.$AC86];[.$AF86];[.$AI86];[.$AL86];[.$AO86];[.$AR86];[.$AS86];[.$AV86];[.$AY86];[.$BB86];[.$BE86];[.$BH86];[.$BK86];[.$BN86];[.$BQ86];[.$BT86];[.$BW86];[.$BZ86];[.$CC86];[.$CF86])" office:value-type="float"/>
          <table:table-cell table:formula="of:=MAX([.$C86];[.$F86];[.$I86];[.$L86];[.$O86];[.$R86];[.$U86];[.$X86];[.$AA86];[.$AD86];[.$AG86];[.$AJ86];[.$AM86];[.$AP86];[.$AT86];[.$AW86];[.$AZ86];[.$BC86];[.$BF86];[.$BI86];[.$BL86];[.$BO86];[.$BR86];[.$BU86];[.$BX86];[.$CA86];[.$CD86];[.$CG86])" office:value-type="float"/>
          <table:table-cell table:formula="of:=MAX([.$D86];[.$G86];[.$J86];[.$M86];[.$P86];[.$S86];[.$V86];[.$Y86];[.$AB86];[.$AE86];[.$AH86];[.$AK86];[.$AN86];[.$AQ86];[.$AU86];[.$AX86];[.$BA86];[.$BD86];[.$BG86];[.$BJ86];[.$BM86];[.$BP86];[.$BS86];[.$BV86];[.$BY86];[.$CB86];[.$CE86];[.$CH86])" office:value-type="float"/>
        </table:table-row>
        <table:table-row table:style-name="ro1">
          <table:table-cell office:value-type="string">
            <text:p>room/room_s22_a3_w5_h22.lp</text:p>
          </table:table-cell>
          <table:table-cell table:style-name="cellBest" office:value-type="float" office:value="0.01"/>
          <table:table-cell office:value-type="float" office:value="55.0"/>
          <table:table-cell office:value-type="float" office:value="6.0"/>
          <table:table-cell table:style-name="cellBest" office:value-type="float" office:value="0.01"/>
          <table:table-cell office:value-type="float" office:value="649.0"/>
          <table:table-cell table:style-name="cellBest" office:value-type="float" office:value="1.0"/>
          <table:table-cell table:style-name="cellBest" office:value-type="float" office:value="0.01"/>
          <table:table-cell table:style-name="cellBest" office:value-type="float" office:value="47.0"/>
          <table:table-cell office:value-type="float" office:value="2.0"/>
          <table:table-cell table:style-name="cellBest" office:value-type="float" office:value="0.01"/>
          <table:table-cell table:style-name="cellBest" office:value-type="float" office:value="47.0"/>
          <table:table-cell office:value-type="float" office:value="2.0"/>
          <table:table-cell office:value-type="float" office:value="0.03"/>
          <table:table-cell office:value-type="float" office:value="185.0"/>
          <table:table-cell office:value-type="float" office:value="13.0"/>
          <table:table-cell office:value-type="float" office:value="0.02"/>
          <table:table-cell office:value-type="float" office:value="1497.0"/>
          <table:table-cell office:value-type="float" office:value="3.0"/>
          <table:table-cell office:value-type="float" office:value="0.03"/>
          <table:table-cell office:value-type="float" office:value="247.0"/>
          <table:table-cell office:value-type="float" office:value="29.0"/>
          <table:table-cell office:value-type="float" office:value="0.04"/>
          <table:table-cell office:value-type="float" office:value="185.0"/>
          <table:table-cell office:value-type="float" office:value="13.0"/>
          <table:table-cell office:value-type="float" office:value="15.91"/>
          <table:table-cell office:value-type="float" office:value="507861.0"/>
          <table:table-cell office:value-type="float" office:value="13574.0"/>
          <table:table-cell office:value-type="float" office:value="17.63"/>
          <table:table-cell office:value-type="float" office:value="507861.0"/>
          <table:table-cell office:value-type="float" office:value="13574.0"/>
          <table:table-cell office:value-type="float" office:value="33.39"/>
          <table:table-cell office:value-type="float" office:value="1696449.0"/>
          <table:table-cell office:value-type="float" office:value="50797.0"/>
          <table:table-cell office:value-type="float" office:value="126.41"/>
          <table:table-cell table:style-name="cellWorst" office:value-type="float" office:value="10646795.0"/>
          <table:table-cell table:style-name="cellWorst" office:value-type="float" office:value="330801.0"/>
          <table:table-cell office:value-type="float" office:value="16.08"/>
          <table:table-cell office:value-type="float" office:value="507861.0"/>
          <table:table-cell office:value-type="float" office:value="13574.0"/>
          <table:table-cell office:value-type="float" office:value="24.0"/>
          <table:table-cell office:value-type="float" office:value="507861.0"/>
          <table:table-cell office:value-type="float" office:value="13574.0"/>
          <table:table-cell table:style-name="cellWorst" office:value-type="float" office:value="1200.0"/>
          <table:table-cell office:value-type="float" office:value="128.24"/>
          <table:table-cell table:style-name="cellWorst" office:value-type="float" office:value="10646795.0"/>
          <table:table-cell table:style-name="cellWorst" office:value-type="float" office:value="330801.0"/>
          <table:table-cell office:value-type="float" office:value="0.02"/>
          <table:table-cell office:value-type="float" office:value="224.0"/>
          <table:table-cell office:value-type="float" office:value="6.0"/>
          <table:table-cell table:style-name="cellBest" office:value-type="float" office:value="0.01"/>
          <table:table-cell office:value-type="float" office:value="224.0"/>
          <table:table-cell office:value-type="float" office:value="6.0"/>
          <table:table-cell table:style-name="cellBest" office:value-type="float" office:value="0.01"/>
          <table:table-cell office:value-type="float" office:value="224.0"/>
          <table:table-cell office:value-type="float" office:value="6.0"/>
          <table:table-cell table:style-name="cellBest" office:value-type="float" office:value="0.01"/>
          <table:table-cell office:value-type="float" office:value="224.0"/>
          <table:table-cell office:value-type="float" office:value="6.0"/>
          <table:table-cell table:style-name="cellBest" office:value-type="float" office:value="0.01"/>
          <table:table-cell office:value-type="float" office:value="208.0"/>
          <table:table-cell office:value-type="float" office:value="6.0"/>
          <table:table-cell office:value-type="float" office:value="0.03"/>
          <table:table-cell office:value-type="float" office:value="1950.0"/>
          <table:table-cell office:value-type="float" office:value="2.0"/>
          <table:table-cell office:value-type="float" office:value="0.03"/>
          <table:table-cell office:value-type="float" office:value="1950.0"/>
          <table:table-cell office:value-type="float" office:value="2.0"/>
          <table:table-cell office:value-type="float" office:value="0.02"/>
          <table:table-cell office:value-type="float" office:value="162.0"/>
          <table:table-cell office:value-type="float" office:value="9.0"/>
          <table:table-cell table:style-name="cellBest" office:value-type="float" office:value="0.01"/>
          <table:table-cell office:value-type="float" office:value="236.0"/>
          <table:table-cell office:value-type="float" office:value="7.0"/>
          <table:table-cell office:value-type="float" office:value="0.02"/>
          <table:table-cell office:value-type="float" office:value="1497.0"/>
          <table:table-cell office:value-type="float" office:value="3.0"/>
          <table:table-cell office:value-type="float" office:value="0.02"/>
          <table:table-cell office:value-type="float" office:value="1497.0"/>
          <table:table-cell office:value-type="float" office:value="3.0"/>
          <table:table-cell office:value-type="float" office:value="0.04"/>
          <table:table-cell office:value-type="float" office:value="185.0"/>
          <table:table-cell office:value-type="float" office:value="13.0"/>
          <table:table-cell table:style-name="cellBest" office:value-type="float" office:value="0.01"/>
          <table:table-cell office:value-type="float" office:value="222.0"/>
          <table:table-cell office:value-type="float" office:value="6.0"/>
          <table:table-cell table:formula="of:=MIN([.$B87];[.$E87];[.$H87];[.$K87];[.$N87];[.$Q87];[.$T87];[.$W87];[.$Z87];[.$AC87];[.$AF87];[.$AI87];[.$AL87];[.$AO87];[.$AR87];[.$AS87];[.$AV87];[.$AY87];[.$BB87];[.$BE87];[.$BH87];[.$BK87];[.$BN87];[.$BQ87];[.$BT87];[.$BW87];[.$BZ87];[.$CC87];[.$CF87])" office:value-type="float"/>
          <table:table-cell table:formula="of:=MIN([.$C87];[.$F87];[.$I87];[.$L87];[.$O87];[.$R87];[.$U87];[.$X87];[.$AA87];[.$AD87];[.$AG87];[.$AJ87];[.$AM87];[.$AP87];[.$AT87];[.$AW87];[.$AZ87];[.$BC87];[.$BF87];[.$BI87];[.$BL87];[.$BO87];[.$BR87];[.$BU87];[.$BX87];[.$CA87];[.$CD87];[.$CG87])" office:value-type="float"/>
          <table:table-cell table:formula="of:=MIN([.$D87];[.$G87];[.$J87];[.$M87];[.$P87];[.$S87];[.$V87];[.$Y87];[.$AB87];[.$AE87];[.$AH87];[.$AK87];[.$AN87];[.$AQ87];[.$AU87];[.$AX87];[.$BA87];[.$BD87];[.$BG87];[.$BJ87];[.$BM87];[.$BP87];[.$BS87];[.$BV87];[.$BY87];[.$CB87];[.$CE87];[.$CH87])" office:value-type="float"/>
          <table:table-cell table:formula="of:=MEDIAN([.$B87];[.$E87];[.$H87];[.$K87];[.$N87];[.$Q87];[.$T87];[.$W87];[.$Z87];[.$AC87];[.$AF87];[.$AI87];[.$AL87];[.$AO87];[.$AR87];[.$AS87];[.$AV87];[.$AY87];[.$BB87];[.$BE87];[.$BH87];[.$BK87];[.$BN87];[.$BQ87];[.$BT87];[.$BW87];[.$BZ87];[.$CC87];[.$CF87])" office:value-type="float"/>
          <table:table-cell table:formula="of:=MEDIAN([.$C87];[.$F87];[.$I87];[.$L87];[.$O87];[.$R87];[.$U87];[.$X87];[.$AA87];[.$AD87];[.$AG87];[.$AJ87];[.$AM87];[.$AP87];[.$AT87];[.$AW87];[.$AZ87];[.$BC87];[.$BF87];[.$BI87];[.$BL87];[.$BO87];[.$BR87];[.$BU87];[.$BX87];[.$CA87];[.$CD87];[.$CG87])" office:value-type="float"/>
          <table:table-cell table:formula="of:=MEDIAN([.$D87];[.$G87];[.$J87];[.$M87];[.$P87];[.$S87];[.$V87];[.$Y87];[.$AB87];[.$AE87];[.$AH87];[.$AK87];[.$AN87];[.$AQ87];[.$AU87];[.$AX87];[.$BA87];[.$BD87];[.$BG87];[.$BJ87];[.$BM87];[.$BP87];[.$BS87];[.$BV87];[.$BY87];[.$CB87];[.$CE87];[.$CH87])" office:value-type="float"/>
          <table:table-cell table:formula="of:=MAX([.$B87];[.$E87];[.$H87];[.$K87];[.$N87];[.$Q87];[.$T87];[.$W87];[.$Z87];[.$AC87];[.$AF87];[.$AI87];[.$AL87];[.$AO87];[.$AR87];[.$AS87];[.$AV87];[.$AY87];[.$BB87];[.$BE87];[.$BH87];[.$BK87];[.$BN87];[.$BQ87];[.$BT87];[.$BW87];[.$BZ87];[.$CC87];[.$CF87])" office:value-type="float"/>
          <table:table-cell table:formula="of:=MAX([.$C87];[.$F87];[.$I87];[.$L87];[.$O87];[.$R87];[.$U87];[.$X87];[.$AA87];[.$AD87];[.$AG87];[.$AJ87];[.$AM87];[.$AP87];[.$AT87];[.$AW87];[.$AZ87];[.$BC87];[.$BF87];[.$BI87];[.$BL87];[.$BO87];[.$BR87];[.$BU87];[.$BX87];[.$CA87];[.$CD87];[.$CG87])" office:value-type="float"/>
          <table:table-cell table:formula="of:=MAX([.$D87];[.$G87];[.$J87];[.$M87];[.$P87];[.$S87];[.$V87];[.$Y87];[.$AB87];[.$AE87];[.$AH87];[.$AK87];[.$AN87];[.$AQ87];[.$AU87];[.$AX87];[.$BA87];[.$BD87];[.$BG87];[.$BJ87];[.$BM87];[.$BP87];[.$BS87];[.$BV87];[.$BY87];[.$CB87];[.$CE87];[.$CH87])" office:value-type="float"/>
        </table:table-row>
        <table:table-row table:style-name="ro1">
          <table:table-cell office:value-type="string">
            <text:p>room/room_s23_a2_w5_h19.lp</text:p>
          </table:table-cell>
          <table:table-cell table:style-name="cellBest" office:value-type="float" office:value="0.0"/>
          <table:table-cell office:value-type="float" office:value="59.0"/>
          <table:table-cell office:value-type="float" office:value="8.0"/>
          <table:table-cell office:value-type="float" office:value="0.01"/>
          <table:table-cell office:value-type="float" office:value="25.0"/>
          <table:table-cell table:style-name="cellBest" office:value-type="float" office:value="4.0"/>
          <table:table-cell office:value-type="float" office:value="0.01"/>
          <table:table-cell office:value-type="float" office:value="28.0"/>
          <table:table-cell office:value-type="float" office:value="7.0"/>
          <table:table-cell office:value-type="float" office:value="0.01"/>
          <table:table-cell office:value-type="float" office:value="28.0"/>
          <table:table-cell office:value-type="float" office:value="7.0"/>
          <table:table-cell office:value-type="float" office:value="0.01"/>
          <table:table-cell office:value-type="float" office:value="21.0"/>
          <table:table-cell table:style-name="cellBest" office:value-type="float" office:value="4.0"/>
          <table:table-cell office:value-type="float" office:value="0.01"/>
          <table:table-cell office:value-type="float" office:value="15.0"/>
          <table:table-cell table:style-name="cellBest" office:value-type="float" office:value="4.0"/>
          <table:table-cell office:value-type="float" office:value="0.01"/>
          <table:table-cell office:value-type="float" office:value="50.0"/>
          <table:table-cell table:style-name="cellWorst" office:value-type="float" office:value="23.0"/>
          <table:table-cell office:value-type="float" office:value="0.01"/>
          <table:table-cell office:value-type="float" office:value="21.0"/>
          <table:table-cell table:style-name="cellBest" office:value-type="float" office:value="4.0"/>
          <table:table-cell office:value-type="float" office:value="0.25"/>
          <table:table-cell table:style-name="cellWorst" office:value-type="float" office:value="12303.0"/>
          <table:table-cell office:value-type="float" office:value="13.0"/>
          <table:table-cell office:value-type="float" office:value="0.22"/>
          <table:table-cell table:style-name="cellWorst" office:value-type="float" office:value="12303.0"/>
          <table:table-cell office:value-type="float" office:value="13.0"/>
          <table:table-cell office:value-type="float" office:value="0.33"/>
          <table:table-cell table:style-name="cellWorst" office:value-type="float" office:value="12303.0"/>
          <table:table-cell office:value-type="float" office:value="13.0"/>
          <table:table-cell office:value-type="float" office:value="0.25"/>
          <table:table-cell table:style-name="cellWorst" office:value-type="float" office:value="12303.0"/>
          <table:table-cell office:value-type="float" office:value="13.0"/>
          <table:table-cell office:value-type="float" office:value="0.3"/>
          <table:table-cell table:style-name="cellWorst" office:value-type="float" office:value="12303.0"/>
          <table:table-cell office:value-type="float" office:value="13.0"/>
          <table:table-cell office:value-type="float" office:value="0.32"/>
          <table:table-cell table:style-name="cellWorst" office:value-type="float" office:value="12303.0"/>
          <table:table-cell office:value-type="float" office:value="13.0"/>
          <table:table-cell table:style-name="cellWorst" office:value-type="float" office:value="1200.0"/>
          <table:table-cell office:value-type="float" office:value="0.24"/>
          <table:table-cell table:style-name="cellWorst" office:value-type="float" office:value="12303.0"/>
          <table:table-cell office:value-type="float" office:value="13.0"/>
          <table:table-cell office:value-type="float" office:value="0.01"/>
          <table:table-cell office:value-type="float" office:value="134.0"/>
          <table:table-cell office:value-type="float" office:value="10.0"/>
          <table:table-cell office:value-type="float" office:value="0.01"/>
          <table:table-cell office:value-type="float" office:value="134.0"/>
          <table:table-cell office:value-type="float" office:value="10.0"/>
          <table:table-cell office:value-type="float" office:value="0.01"/>
          <table:table-cell office:value-type="float" office:value="134.0"/>
          <table:table-cell office:value-type="float" office:value="10.0"/>
          <table:table-cell office:value-type="float" office:value="0.01"/>
          <table:table-cell office:value-type="float" office:value="134.0"/>
          <table:table-cell office:value-type="float" office:value="10.0"/>
          <table:table-cell table:style-name="cellBest" office:value-type="float" office:value="0.0"/>
          <table:table-cell office:value-type="float" office:value="135.0"/>
          <table:table-cell office:value-type="float" office:value="8.0"/>
          <table:table-cell table:style-name="cellBest" office:value-type="float" office:value="0.0"/>
          <table:table-cell table:style-name="cellBest" office:value-type="float" office:value="13.0"/>
          <table:table-cell table:style-name="cellBest" office:value-type="float" office:value="4.0"/>
          <table:table-cell table:style-name="cellBest" office:value-type="float" office:value="0.0"/>
          <table:table-cell table:style-name="cellBest" office:value-type="float" office:value="13.0"/>
          <table:table-cell table:style-name="cellBest" office:value-type="float" office:value="4.0"/>
          <table:table-cell office:value-type="float" office:value="0.01"/>
          <table:table-cell office:value-type="float" office:value="20.0"/>
          <table:table-cell office:value-type="float" office:value="5.0"/>
          <table:table-cell table:style-name="cellBest" office:value-type="float" office:value="0.0"/>
          <table:table-cell office:value-type="float" office:value="132.0"/>
          <table:table-cell office:value-type="float" office:value="10.0"/>
          <table:table-cell office:value-type="float" office:value="0.01"/>
          <table:table-cell office:value-type="float" office:value="15.0"/>
          <table:table-cell table:style-name="cellBest" office:value-type="float" office:value="4.0"/>
          <table:table-cell table:style-name="cellBest" office:value-type="float" office:value="0.0"/>
          <table:table-cell office:value-type="float" office:value="15.0"/>
          <table:table-cell table:style-name="cellBest" office:value-type="float" office:value="4.0"/>
          <table:table-cell office:value-type="float" office:value="0.01"/>
          <table:table-cell office:value-type="float" office:value="21.0"/>
          <table:table-cell table:style-name="cellBest" office:value-type="float" office:value="4.0"/>
          <table:table-cell table:style-name="cellBest" office:value-type="float" office:value="0.0"/>
          <table:table-cell office:value-type="float" office:value="132.0"/>
          <table:table-cell office:value-type="float" office:value="10.0"/>
          <table:table-cell table:formula="of:=MIN([.$B88];[.$E88];[.$H88];[.$K88];[.$N88];[.$Q88];[.$T88];[.$W88];[.$Z88];[.$AC88];[.$AF88];[.$AI88];[.$AL88];[.$AO88];[.$AR88];[.$AS88];[.$AV88];[.$AY88];[.$BB88];[.$BE88];[.$BH88];[.$BK88];[.$BN88];[.$BQ88];[.$BT88];[.$BW88];[.$BZ88];[.$CC88];[.$CF88])" office:value-type="float"/>
          <table:table-cell table:formula="of:=MIN([.$C88];[.$F88];[.$I88];[.$L88];[.$O88];[.$R88];[.$U88];[.$X88];[.$AA88];[.$AD88];[.$AG88];[.$AJ88];[.$AM88];[.$AP88];[.$AT88];[.$AW88];[.$AZ88];[.$BC88];[.$BF88];[.$BI88];[.$BL88];[.$BO88];[.$BR88];[.$BU88];[.$BX88];[.$CA88];[.$CD88];[.$CG88])" office:value-type="float"/>
          <table:table-cell table:formula="of:=MIN([.$D88];[.$G88];[.$J88];[.$M88];[.$P88];[.$S88];[.$V88];[.$Y88];[.$AB88];[.$AE88];[.$AH88];[.$AK88];[.$AN88];[.$AQ88];[.$AU88];[.$AX88];[.$BA88];[.$BD88];[.$BG88];[.$BJ88];[.$BM88];[.$BP88];[.$BS88];[.$BV88];[.$BY88];[.$CB88];[.$CE88];[.$CH88])" office:value-type="float"/>
          <table:table-cell table:formula="of:=MEDIAN([.$B88];[.$E88];[.$H88];[.$K88];[.$N88];[.$Q88];[.$T88];[.$W88];[.$Z88];[.$AC88];[.$AF88];[.$AI88];[.$AL88];[.$AO88];[.$AR88];[.$AS88];[.$AV88];[.$AY88];[.$BB88];[.$BE88];[.$BH88];[.$BK88];[.$BN88];[.$BQ88];[.$BT88];[.$BW88];[.$BZ88];[.$CC88];[.$CF88])" office:value-type="float"/>
          <table:table-cell table:formula="of:=MEDIAN([.$C88];[.$F88];[.$I88];[.$L88];[.$O88];[.$R88];[.$U88];[.$X88];[.$AA88];[.$AD88];[.$AG88];[.$AJ88];[.$AM88];[.$AP88];[.$AT88];[.$AW88];[.$AZ88];[.$BC88];[.$BF88];[.$BI88];[.$BL88];[.$BO88];[.$BR88];[.$BU88];[.$BX88];[.$CA88];[.$CD88];[.$CG88])" office:value-type="float"/>
          <table:table-cell table:formula="of:=MEDIAN([.$D88];[.$G88];[.$J88];[.$M88];[.$P88];[.$S88];[.$V88];[.$Y88];[.$AB88];[.$AE88];[.$AH88];[.$AK88];[.$AN88];[.$AQ88];[.$AU88];[.$AX88];[.$BA88];[.$BD88];[.$BG88];[.$BJ88];[.$BM88];[.$BP88];[.$BS88];[.$BV88];[.$BY88];[.$CB88];[.$CE88];[.$CH88])" office:value-type="float"/>
          <table:table-cell table:formula="of:=MAX([.$B88];[.$E88];[.$H88];[.$K88];[.$N88];[.$Q88];[.$T88];[.$W88];[.$Z88];[.$AC88];[.$AF88];[.$AI88];[.$AL88];[.$AO88];[.$AR88];[.$AS88];[.$AV88];[.$AY88];[.$BB88];[.$BE88];[.$BH88];[.$BK88];[.$BN88];[.$BQ88];[.$BT88];[.$BW88];[.$BZ88];[.$CC88];[.$CF88])" office:value-type="float"/>
          <table:table-cell table:formula="of:=MAX([.$C88];[.$F88];[.$I88];[.$L88];[.$O88];[.$R88];[.$U88];[.$X88];[.$AA88];[.$AD88];[.$AG88];[.$AJ88];[.$AM88];[.$AP88];[.$AT88];[.$AW88];[.$AZ88];[.$BC88];[.$BF88];[.$BI88];[.$BL88];[.$BO88];[.$BR88];[.$BU88];[.$BX88];[.$CA88];[.$CD88];[.$CG88])" office:value-type="float"/>
          <table:table-cell table:formula="of:=MAX([.$D88];[.$G88];[.$J88];[.$M88];[.$P88];[.$S88];[.$V88];[.$Y88];[.$AB88];[.$AE88];[.$AH88];[.$AK88];[.$AN88];[.$AQ88];[.$AU88];[.$AX88];[.$BA88];[.$BD88];[.$BG88];[.$BJ88];[.$BM88];[.$BP88];[.$BS88];[.$BV88];[.$BY88];[.$CB88];[.$CE88];[.$CH88])" office:value-type="float"/>
        </table:table-row>
        <table:table-row table:style-name="ro1">
          <table:table-cell office:value-type="string">
            <text:p>room/room_s23_a3_w5_h9.lp</text:p>
          </table:table-cell>
          <table:table-cell table:style-name="cellBest" office:value-type="float" office:value="0.0"/>
          <table:table-cell office:value-type="float" office:value="19.0"/>
          <table:table-cell office:value-type="float" office:value="1.0"/>
          <table:table-cell table:style-name="cellBest" office:value-type="float" office:value="0.0"/>
          <table:table-cell office:value-type="float" office:value="77.0"/>
          <table:table-cell office:value-type="float" office:value="2.0"/>
          <table:table-cell table:style-name="cellBest" office:value-type="float" office:value="0.0"/>
          <table:table-cell table:style-name="cellBest" office:value-type="float" office:value="16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6.0"/>
          <table:table-cell table:style-name="cellBest" office:value-type="float" office:value="0.0"/>
          <table:table-cell office:value-type="float" office:value="0.01"/>
          <table:table-cell office:value-type="float" office:value="60.0"/>
          <table:table-cell table:style-name="cellWorst" office:value-type="float" office:value="11.0"/>
          <table:table-cell table:style-name="cellBest" office:value-type="float" office:value="0.0"/>
          <table:table-cell office:value-type="float" office:value="157.0"/>
          <table:table-cell office:value-type="float" office:value="1.0"/>
          <table:table-cell table:style-name="cellBest" office:value-type="float" office:value="0.0"/>
          <table:table-cell office:value-type="float" office:value="20.0"/>
          <table:table-cell office:value-type="float" office:value="2.0"/>
          <table:table-cell office:value-type="float" office:value="0.01"/>
          <table:table-cell office:value-type="float" office:value="60.0"/>
          <table:table-cell table:style-name="cellWorst" office:value-type="float" office:value="11.0"/>
          <table:table-cell office:value-type="float" office:value="0.12"/>
          <table:table-cell table:style-name="cellWorst" office:value-type="float" office:value="8461.0"/>
          <table:table-cell office:value-type="float" office:value="2.0"/>
          <table:table-cell office:value-type="float" office:value="0.1"/>
          <table:table-cell table:style-name="cellWorst" office:value-type="float" office:value="8461.0"/>
          <table:table-cell office:value-type="float" office:value="2.0"/>
          <table:table-cell office:value-type="float" office:value="0.09"/>
          <table:table-cell table:style-name="cellWorst" office:value-type="float" office:value="8461.0"/>
          <table:table-cell office:value-type="float" office:value="2.0"/>
          <table:table-cell office:value-type="float" office:value="0.11"/>
          <table:table-cell table:style-name="cellWorst" office:value-type="float" office:value="8461.0"/>
          <table:table-cell office:value-type="float" office:value="2.0"/>
          <table:table-cell office:value-type="float" office:value="0.11"/>
          <table:table-cell table:style-name="cellWorst" office:value-type="float" office:value="8461.0"/>
          <table:table-cell office:value-type="float" office:value="2.0"/>
          <table:table-cell office:value-type="float" office:value="0.1"/>
          <table:table-cell table:style-name="cellWorst" office:value-type="float" office:value="8461.0"/>
          <table:table-cell office:value-type="float" office:value="2.0"/>
          <table:table-cell table:style-name="cellWorst" office:value-type="float" office:value="1200.0"/>
          <table:table-cell office:value-type="float" office:value="0.11"/>
          <table:table-cell table:style-name="cellWorst" office:value-type="float" office:value="8461.0"/>
          <table:table-cell office:value-type="float" office:value="2.0"/>
          <table:table-cell office:value-type="float" office:value="0.01"/>
          <table:table-cell office:value-type="float" office:value="36.0"/>
          <table:table-cell office:value-type="float" office:value="1.0"/>
          <table:table-cell office:value-type="float" office:value="0.01"/>
          <table:table-cell office:value-type="float" office:value="36.0"/>
          <table:table-cell office:value-type="float" office:value="1.0"/>
          <table:table-cell table:style-name="cellBest" office:value-type="float" office:value="0.0"/>
          <table:table-cell office:value-type="float" office:value="36.0"/>
          <table:table-cell office:value-type="float" office:value="1.0"/>
          <table:table-cell table:style-name="cellBest" office:value-type="float" office:value="0.0"/>
          <table:table-cell office:value-type="float" office:value="36.0"/>
          <table:table-cell office:value-type="float" office:value="1.0"/>
          <table:table-cell table:style-name="cellBest" office:value-type="float" office:value="0.0"/>
          <table:table-cell office:value-type="float" office:value="22.0"/>
          <table:table-cell office:value-type="float" office:value="1.0"/>
          <table:table-cell office:value-type="float" office:value="0.01"/>
          <table:table-cell office:value-type="float" office:value="158.0"/>
          <table:table-cell office:value-type="float" office:value="1.0"/>
          <table:table-cell office:value-type="float" office:value="0.01"/>
          <table:table-cell office:value-type="float" office:value="158.0"/>
          <table:table-cell office:value-type="float" office:value="1.0"/>
          <table:table-cell office:value-type="float" office:value="0.01"/>
          <table:table-cell office:value-type="float" office:value="36.0"/>
          <table:table-cell office:value-type="float" office:value="3.0"/>
          <table:table-cell table:style-name="cellBest" office:value-type="float" office:value="0.0"/>
          <table:table-cell office:value-type="float" office:value="34.0"/>
          <table:table-cell office:value-type="float" office:value="1.0"/>
          <table:table-cell office:value-type="float" office:value="0.01"/>
          <table:table-cell office:value-type="float" office:value="157.0"/>
          <table:table-cell office:value-type="float" office:value="1.0"/>
          <table:table-cell office:value-type="float" office:value="0.01"/>
          <table:table-cell office:value-type="float" office:value="157.0"/>
          <table:table-cell office:value-type="float" office:value="1.0"/>
          <table:table-cell office:value-type="float" office:value="0.01"/>
          <table:table-cell office:value-type="float" office:value="60.0"/>
          <table:table-cell table:style-name="cellWorst" office:value-type="float" office:value="11.0"/>
          <table:table-cell table:style-name="cellBest" office:value-type="float" office:value="0.0"/>
          <table:table-cell office:value-type="float" office:value="34.0"/>
          <table:table-cell office:value-type="float" office:value="1.0"/>
          <table:table-cell table:formula="of:=MIN([.$B89];[.$E89];[.$H89];[.$K89];[.$N89];[.$Q89];[.$T89];[.$W89];[.$Z89];[.$AC89];[.$AF89];[.$AI89];[.$AL89];[.$AO89];[.$AR89];[.$AS89];[.$AV89];[.$AY89];[.$BB89];[.$BE89];[.$BH89];[.$BK89];[.$BN89];[.$BQ89];[.$BT89];[.$BW89];[.$BZ89];[.$CC89];[.$CF89])" office:value-type="float"/>
          <table:table-cell table:formula="of:=MIN([.$C89];[.$F89];[.$I89];[.$L89];[.$O89];[.$R89];[.$U89];[.$X89];[.$AA89];[.$AD89];[.$AG89];[.$AJ89];[.$AM89];[.$AP89];[.$AT89];[.$AW89];[.$AZ89];[.$BC89];[.$BF89];[.$BI89];[.$BL89];[.$BO89];[.$BR89];[.$BU89];[.$BX89];[.$CA89];[.$CD89];[.$CG89])" office:value-type="float"/>
          <table:table-cell table:formula="of:=MIN([.$D89];[.$G89];[.$J89];[.$M89];[.$P89];[.$S89];[.$V89];[.$Y89];[.$AB89];[.$AE89];[.$AH89];[.$AK89];[.$AN89];[.$AQ89];[.$AU89];[.$AX89];[.$BA89];[.$BD89];[.$BG89];[.$BJ89];[.$BM89];[.$BP89];[.$BS89];[.$BV89];[.$BY89];[.$CB89];[.$CE89];[.$CH89])" office:value-type="float"/>
          <table:table-cell table:formula="of:=MEDIAN([.$B89];[.$E89];[.$H89];[.$K89];[.$N89];[.$Q89];[.$T89];[.$W89];[.$Z89];[.$AC89];[.$AF89];[.$AI89];[.$AL89];[.$AO89];[.$AR89];[.$AS89];[.$AV89];[.$AY89];[.$BB89];[.$BE89];[.$BH89];[.$BK89];[.$BN89];[.$BQ89];[.$BT89];[.$BW89];[.$BZ89];[.$CC89];[.$CF89])" office:value-type="float"/>
          <table:table-cell table:formula="of:=MEDIAN([.$C89];[.$F89];[.$I89];[.$L89];[.$O89];[.$R89];[.$U89];[.$X89];[.$AA89];[.$AD89];[.$AG89];[.$AJ89];[.$AM89];[.$AP89];[.$AT89];[.$AW89];[.$AZ89];[.$BC89];[.$BF89];[.$BI89];[.$BL89];[.$BO89];[.$BR89];[.$BU89];[.$BX89];[.$CA89];[.$CD89];[.$CG89])" office:value-type="float"/>
          <table:table-cell table:formula="of:=MEDIAN([.$D89];[.$G89];[.$J89];[.$M89];[.$P89];[.$S89];[.$V89];[.$Y89];[.$AB89];[.$AE89];[.$AH89];[.$AK89];[.$AN89];[.$AQ89];[.$AU89];[.$AX89];[.$BA89];[.$BD89];[.$BG89];[.$BJ89];[.$BM89];[.$BP89];[.$BS89];[.$BV89];[.$BY89];[.$CB89];[.$CE89];[.$CH89])" office:value-type="float"/>
          <table:table-cell table:formula="of:=MAX([.$B89];[.$E89];[.$H89];[.$K89];[.$N89];[.$Q89];[.$T89];[.$W89];[.$Z89];[.$AC89];[.$AF89];[.$AI89];[.$AL89];[.$AO89];[.$AR89];[.$AS89];[.$AV89];[.$AY89];[.$BB89];[.$BE89];[.$BH89];[.$BK89];[.$BN89];[.$BQ89];[.$BT89];[.$BW89];[.$BZ89];[.$CC89];[.$CF89])" office:value-type="float"/>
          <table:table-cell table:formula="of:=MAX([.$C89];[.$F89];[.$I89];[.$L89];[.$O89];[.$R89];[.$U89];[.$X89];[.$AA89];[.$AD89];[.$AG89];[.$AJ89];[.$AM89];[.$AP89];[.$AT89];[.$AW89];[.$AZ89];[.$BC89];[.$BF89];[.$BI89];[.$BL89];[.$BO89];[.$BR89];[.$BU89];[.$BX89];[.$CA89];[.$CD89];[.$CG89])" office:value-type="float"/>
          <table:table-cell table:formula="of:=MAX([.$D89];[.$G89];[.$J89];[.$M89];[.$P89];[.$S89];[.$V89];[.$Y89];[.$AB89];[.$AE89];[.$AH89];[.$AK89];[.$AN89];[.$AQ89];[.$AU89];[.$AX89];[.$BA89];[.$BD89];[.$BG89];[.$BJ89];[.$BM89];[.$BP89];[.$BS89];[.$BV89];[.$BY89];[.$CB89];[.$CE89];[.$CH89])" office:value-type="float"/>
        </table:table-row>
        <table:table-row table:style-name="ro1">
          <table:table-cell office:value-type="string">
            <text:p>room/room_s24_a18_w4_h31.lp</text:p>
          </table:table-cell>
          <table:table-cell office:value-type="float" office:value="0.21"/>
          <table:table-cell table:style-name="cellBest" office:value-type="float" office:value="1718.0"/>
          <table:table-cell office:value-type="float" office:value="41.0"/>
          <table:table-cell table:style-name="cellBest" office:value-type="float" office:value="0.19"/>
          <table:table-cell office:value-type="float" office:value="9470.0"/>
          <table:table-cell office:value-type="float" office:value="23.0"/>
          <table:table-cell office:value-type="float" office:value="0.37"/>
          <table:table-cell office:value-type="float" office:value="2211.0"/>
          <table:table-cell table:style-name="cellBest" office:value-type="float" office:value="18.0"/>
          <table:table-cell office:value-type="float" office:value="0.35"/>
          <table:table-cell office:value-type="float" office:value="2211.0"/>
          <table:table-cell table:style-name="cellBest" office:value-type="float" office:value="18.0"/>
          <table:table-cell office:value-type="float" office:value="2.43"/>
          <table:table-cell office:value-type="float" office:value="14345.0"/>
          <table:table-cell office:value-type="float" office:value="302.0"/>
          <table:table-cell office:value-type="float" office:value="0.22"/>
          <table:table-cell office:value-type="float" office:value="22749.0"/>
          <table:table-cell office:value-type="float" office:value="40.0"/>
          <table:table-cell office:value-type="float" office:value="1.76"/>
          <table:table-cell office:value-type="float" office:value="16894.0"/>
          <table:table-cell office:value-type="float" office:value="313.0"/>
          <table:table-cell office:value-type="float" office:value="2.37"/>
          <table:table-cell office:value-type="float" office:value="14345.0"/>
          <table:table-cell office:value-type="float" office:value="302.0"/>
          <table:table-cell office:value-type="float" office:value="13.77"/>
          <table:table-cell office:value-type="float" office:value="652426.0"/>
          <table:table-cell office:value-type="float" office:value="243.0"/>
          <table:table-cell office:value-type="float" office:value="14.4"/>
          <table:table-cell office:value-type="float" office:value="652426.0"/>
          <table:table-cell office:value-type="float" office:value="243.0"/>
          <table:table-cell office:value-type="float" office:value="18.44"/>
          <table:table-cell office:value-type="float" office:value="977360.0"/>
          <table:table-cell office:value-type="float" office:value="280.0"/>
          <table:table-cell office:value-type="float" office:value="24.7"/>
          <table:table-cell table:style-name="cellWorst" office:value-type="float" office:value="1446641.0"/>
          <table:table-cell table:style-name="cellWorst" office:value-type="float" office:value="547.0"/>
          <table:table-cell office:value-type="float" office:value="14.44"/>
          <table:table-cell office:value-type="float" office:value="652426.0"/>
          <table:table-cell office:value-type="float" office:value="243.0"/>
          <table:table-cell office:value-type="float" office:value="16.3"/>
          <table:table-cell office:value-type="float" office:value="652426.0"/>
          <table:table-cell office:value-type="float" office:value="243.0"/>
          <table:table-cell table:style-name="cellWorst" office:value-type="float" office:value="1200.0"/>
          <table:table-cell office:value-type="float" office:value="27.99"/>
          <table:table-cell table:style-name="cellWorst" office:value-type="float" office:value="1446641.0"/>
          <table:table-cell table:style-name="cellWorst" office:value-type="float" office:value="547.0"/>
          <table:table-cell office:value-type="float" office:value="0.69"/>
          <table:table-cell office:value-type="float" office:value="6903.0"/>
          <table:table-cell office:value-type="float" office:value="69.0"/>
          <table:table-cell office:value-type="float" office:value="0.72"/>
          <table:table-cell office:value-type="float" office:value="6903.0"/>
          <table:table-cell office:value-type="float" office:value="69.0"/>
          <table:table-cell office:value-type="float" office:value="0.66"/>
          <table:table-cell office:value-type="float" office:value="6903.0"/>
          <table:table-cell office:value-type="float" office:value="69.0"/>
          <table:table-cell office:value-type="float" office:value="0.68"/>
          <table:table-cell office:value-type="float" office:value="6903.0"/>
          <table:table-cell office:value-type="float" office:value="69.0"/>
          <table:table-cell office:value-type="float" office:value="0.6"/>
          <table:table-cell office:value-type="float" office:value="5516.0"/>
          <table:table-cell office:value-type="float" office:value="57.0"/>
          <table:table-cell office:value-type="float" office:value="0.56"/>
          <table:table-cell office:value-type="float" office:value="35370.0"/>
          <table:table-cell office:value-type="float" office:value="58.0"/>
          <table:table-cell office:value-type="float" office:value="0.59"/>
          <table:table-cell office:value-type="float" office:value="44833.0"/>
          <table:table-cell office:value-type="float" office:value="57.0"/>
          <table:table-cell office:value-type="float" office:value="1.5"/>
          <table:table-cell office:value-type="float" office:value="9906.0"/>
          <table:table-cell office:value-type="float" office:value="238.0"/>
          <table:table-cell office:value-type="float" office:value="0.65"/>
          <table:table-cell office:value-type="float" office:value="7093.0"/>
          <table:table-cell office:value-type="float" office:value="67.0"/>
          <table:table-cell office:value-type="float" office:value="0.24"/>
          <table:table-cell office:value-type="float" office:value="22749.0"/>
          <table:table-cell office:value-type="float" office:value="40.0"/>
          <table:table-cell office:value-type="float" office:value="0.24"/>
          <table:table-cell office:value-type="float" office:value="22745.0"/>
          <table:table-cell office:value-type="float" office:value="40.0"/>
          <table:table-cell office:value-type="float" office:value="2.34"/>
          <table:table-cell office:value-type="float" office:value="14345.0"/>
          <table:table-cell office:value-type="float" office:value="302.0"/>
          <table:table-cell office:value-type="float" office:value="0.74"/>
          <table:table-cell office:value-type="float" office:value="7640.0"/>
          <table:table-cell office:value-type="float" office:value="79.0"/>
          <table:table-cell table:formula="of:=MIN([.$B90];[.$E90];[.$H90];[.$K90];[.$N90];[.$Q90];[.$T90];[.$W90];[.$Z90];[.$AC90];[.$AF90];[.$AI90];[.$AL90];[.$AO90];[.$AR90];[.$AS90];[.$AV90];[.$AY90];[.$BB90];[.$BE90];[.$BH90];[.$BK90];[.$BN90];[.$BQ90];[.$BT90];[.$BW90];[.$BZ90];[.$CC90];[.$CF90])" office:value-type="float"/>
          <table:table-cell table:formula="of:=MIN([.$C90];[.$F90];[.$I90];[.$L90];[.$O90];[.$R90];[.$U90];[.$X90];[.$AA90];[.$AD90];[.$AG90];[.$AJ90];[.$AM90];[.$AP90];[.$AT90];[.$AW90];[.$AZ90];[.$BC90];[.$BF90];[.$BI90];[.$BL90];[.$BO90];[.$BR90];[.$BU90];[.$BX90];[.$CA90];[.$CD90];[.$CG90])" office:value-type="float"/>
          <table:table-cell table:formula="of:=MIN([.$D90];[.$G90];[.$J90];[.$M90];[.$P90];[.$S90];[.$V90];[.$Y90];[.$AB90];[.$AE90];[.$AH90];[.$AK90];[.$AN90];[.$AQ90];[.$AU90];[.$AX90];[.$BA90];[.$BD90];[.$BG90];[.$BJ90];[.$BM90];[.$BP90];[.$BS90];[.$BV90];[.$BY90];[.$CB90];[.$CE90];[.$CH90])" office:value-type="float"/>
          <table:table-cell table:formula="of:=MEDIAN([.$B90];[.$E90];[.$H90];[.$K90];[.$N90];[.$Q90];[.$T90];[.$W90];[.$Z90];[.$AC90];[.$AF90];[.$AI90];[.$AL90];[.$AO90];[.$AR90];[.$AS90];[.$AV90];[.$AY90];[.$BB90];[.$BE90];[.$BH90];[.$BK90];[.$BN90];[.$BQ90];[.$BT90];[.$BW90];[.$BZ90];[.$CC90];[.$CF90])" office:value-type="float"/>
          <table:table-cell table:formula="of:=MEDIAN([.$C90];[.$F90];[.$I90];[.$L90];[.$O90];[.$R90];[.$U90];[.$X90];[.$AA90];[.$AD90];[.$AG90];[.$AJ90];[.$AM90];[.$AP90];[.$AT90];[.$AW90];[.$AZ90];[.$BC90];[.$BF90];[.$BI90];[.$BL90];[.$BO90];[.$BR90];[.$BU90];[.$BX90];[.$CA90];[.$CD90];[.$CG90])" office:value-type="float"/>
          <table:table-cell table:formula="of:=MEDIAN([.$D90];[.$G90];[.$J90];[.$M90];[.$P90];[.$S90];[.$V90];[.$Y90];[.$AB90];[.$AE90];[.$AH90];[.$AK90];[.$AN90];[.$AQ90];[.$AU90];[.$AX90];[.$BA90];[.$BD90];[.$BG90];[.$BJ90];[.$BM90];[.$BP90];[.$BS90];[.$BV90];[.$BY90];[.$CB90];[.$CE90];[.$CH90])" office:value-type="float"/>
          <table:table-cell table:formula="of:=MAX([.$B90];[.$E90];[.$H90];[.$K90];[.$N90];[.$Q90];[.$T90];[.$W90];[.$Z90];[.$AC90];[.$AF90];[.$AI90];[.$AL90];[.$AO90];[.$AR90];[.$AS90];[.$AV90];[.$AY90];[.$BB90];[.$BE90];[.$BH90];[.$BK90];[.$BN90];[.$BQ90];[.$BT90];[.$BW90];[.$BZ90];[.$CC90];[.$CF90])" office:value-type="float"/>
          <table:table-cell table:formula="of:=MAX([.$C90];[.$F90];[.$I90];[.$L90];[.$O90];[.$R90];[.$U90];[.$X90];[.$AA90];[.$AD90];[.$AG90];[.$AJ90];[.$AM90];[.$AP90];[.$AT90];[.$AW90];[.$AZ90];[.$BC90];[.$BF90];[.$BI90];[.$BL90];[.$BO90];[.$BR90];[.$BU90];[.$BX90];[.$CA90];[.$CD90];[.$CG90])" office:value-type="float"/>
          <table:table-cell table:formula="of:=MAX([.$D90];[.$G90];[.$J90];[.$M90];[.$P90];[.$S90];[.$V90];[.$Y90];[.$AB90];[.$AE90];[.$AH90];[.$AK90];[.$AN90];[.$AQ90];[.$AU90];[.$AX90];[.$BA90];[.$BD90];[.$BG90];[.$BJ90];[.$BM90];[.$BP90];[.$BS90];[.$BV90];[.$BY90];[.$CB90];[.$CE90];[.$CH90])" office:value-type="float"/>
        </table:table-row>
        <table:table-row table:style-name="ro1">
          <table:table-cell office:value-type="string">
            <text:p>room/room_s24_a2_w5_h29.lp</text:p>
          </table:table-cell>
          <table:table-cell office:value-type="float" office:value="0.02"/>
          <table:table-cell office:value-type="float" office:value="104.0"/>
          <table:table-cell office:value-type="float" office:value="10.0"/>
          <table:table-cell table:style-name="cellBest" office:value-type="float" office:value="0.01"/>
          <table:table-cell office:value-type="float" office:value="176.0"/>
          <table:table-cell table:style-name="cellBest" office:value-type="float" office:value="4.0"/>
          <table:table-cell office:value-type="float" office:value="0.02"/>
          <table:table-cell office:value-type="float" office:value="77.0"/>
          <table:table-cell office:value-type="float" office:value="11.0"/>
          <table:table-cell office:value-type="float" office:value="0.02"/>
          <table:table-cell office:value-type="float" office:value="77.0"/>
          <table:table-cell office:value-type="float" office:value="11.0"/>
          <table:table-cell office:value-type="float" office:value="0.02"/>
          <table:table-cell table:style-name="cellBest" office:value-type="float" office:value="32.0"/>
          <table:table-cell office:value-type="float" office:value="6.0"/>
          <table:table-cell office:value-type="float" office:value="0.02"/>
          <table:table-cell office:value-type="float" office:value="755.0"/>
          <table:table-cell office:value-type="float" office:value="6.0"/>
          <table:table-cell office:value-type="float" office:value="0.02"/>
          <table:table-cell office:value-type="float" office:value="104.0"/>
          <table:table-cell office:value-type="float" office:value="20.0"/>
          <table:table-cell office:value-type="float" office:value="0.02"/>
          <table:table-cell table:style-name="cellBest" office:value-type="float" office:value="32.0"/>
          <table:table-cell office:value-type="float" office:value="6.0"/>
          <table:table-cell office:value-type="float" office:value="0.44"/>
          <table:table-cell table:style-name="cellWorst" office:value-type="float" office:value="20018.0"/>
          <table:table-cell office:value-type="float" office:value="19.0"/>
          <table:table-cell office:value-type="float" office:value="0.41"/>
          <table:table-cell table:style-name="cellWorst" office:value-type="float" office:value="20018.0"/>
          <table:table-cell office:value-type="float" office:value="19.0"/>
          <table:table-cell office:value-type="float" office:value="0.36"/>
          <table:table-cell table:style-name="cellWorst" office:value-type="float" office:value="20018.0"/>
          <table:table-cell office:value-type="float" office:value="19.0"/>
          <table:table-cell office:value-type="float" office:value="0.39"/>
          <table:table-cell table:style-name="cellWorst" office:value-type="float" office:value="20018.0"/>
          <table:table-cell office:value-type="float" office:value="19.0"/>
          <table:table-cell office:value-type="float" office:value="0.41"/>
          <table:table-cell table:style-name="cellWorst" office:value-type="float" office:value="20018.0"/>
          <table:table-cell office:value-type="float" office:value="19.0"/>
          <table:table-cell office:value-type="float" office:value="0.48"/>
          <table:table-cell table:style-name="cellWorst" office:value-type="float" office:value="20018.0"/>
          <table:table-cell office:value-type="float" office:value="19.0"/>
          <table:table-cell table:style-name="cellWorst" office:value-type="float" office:value="1200.0"/>
          <table:table-cell office:value-type="float" office:value="0.39"/>
          <table:table-cell table:style-name="cellWorst" office:value-type="float" office:value="20018.0"/>
          <table:table-cell office:value-type="float" office:value="19.0"/>
          <table:table-cell office:value-type="float" office:value="0.03"/>
          <table:table-cell office:value-type="float" office:value="662.0"/>
          <table:table-cell office:value-type="float" office:value="10.0"/>
          <table:table-cell office:value-type="float" office:value="0.03"/>
          <table:table-cell office:value-type="float" office:value="662.0"/>
          <table:table-cell office:value-type="float" office:value="10.0"/>
          <table:table-cell office:value-type="float" office:value="0.02"/>
          <table:table-cell office:value-type="float" office:value="662.0"/>
          <table:table-cell office:value-type="float" office:value="10.0"/>
          <table:table-cell office:value-type="float" office:value="0.02"/>
          <table:table-cell office:value-type="float" office:value="662.0"/>
          <table:table-cell office:value-type="float" office:value="10.0"/>
          <table:table-cell office:value-type="float" office:value="0.02"/>
          <table:table-cell office:value-type="float" office:value="475.0"/>
          <table:table-cell office:value-type="float" office:value="10.0"/>
          <table:table-cell office:value-type="float" office:value="0.02"/>
          <table:table-cell office:value-type="float" office:value="1650.0"/>
          <table:table-cell table:style-name="cellBest" office:value-type="float" office:value="4.0"/>
          <table:table-cell office:value-type="float" office:value="0.03"/>
          <table:table-cell office:value-type="float" office:value="1650.0"/>
          <table:table-cell table:style-name="cellBest" office:value-type="float" office:value="4.0"/>
          <table:table-cell office:value-type="float" office:value="0.03"/>
          <table:table-cell office:value-type="float" office:value="138.0"/>
          <table:table-cell table:style-name="cellWorst" office:value-type="float" office:value="21.0"/>
          <table:table-cell office:value-type="float" office:value="0.02"/>
          <table:table-cell office:value-type="float" office:value="657.0"/>
          <table:table-cell office:value-type="float" office:value="10.0"/>
          <table:table-cell office:value-type="float" office:value="0.02"/>
          <table:table-cell office:value-type="float" office:value="755.0"/>
          <table:table-cell office:value-type="float" office:value="6.0"/>
          <table:table-cell office:value-type="float" office:value="0.02"/>
          <table:table-cell office:value-type="float" office:value="755.0"/>
          <table:table-cell office:value-type="float" office:value="6.0"/>
          <table:table-cell office:value-type="float" office:value="0.02"/>
          <table:table-cell table:style-name="cellBest" office:value-type="float" office:value="32.0"/>
          <table:table-cell office:value-type="float" office:value="6.0"/>
          <table:table-cell table:style-name="cellBest" office:value-type="float" office:value="0.01"/>
          <table:table-cell office:value-type="float" office:value="661.0"/>
          <table:table-cell office:value-type="float" office:value="10.0"/>
          <table:table-cell table:formula="of:=MIN([.$B91];[.$E91];[.$H91];[.$K91];[.$N91];[.$Q91];[.$T91];[.$W91];[.$Z91];[.$AC91];[.$AF91];[.$AI91];[.$AL91];[.$AO91];[.$AR91];[.$AS91];[.$AV91];[.$AY91];[.$BB91];[.$BE91];[.$BH91];[.$BK91];[.$BN91];[.$BQ91];[.$BT91];[.$BW91];[.$BZ91];[.$CC91];[.$CF91])" office:value-type="float"/>
          <table:table-cell table:formula="of:=MIN([.$C91];[.$F91];[.$I91];[.$L91];[.$O91];[.$R91];[.$U91];[.$X91];[.$AA91];[.$AD91];[.$AG91];[.$AJ91];[.$AM91];[.$AP91];[.$AT91];[.$AW91];[.$AZ91];[.$BC91];[.$BF91];[.$BI91];[.$BL91];[.$BO91];[.$BR91];[.$BU91];[.$BX91];[.$CA91];[.$CD91];[.$CG91])" office:value-type="float"/>
          <table:table-cell table:formula="of:=MIN([.$D91];[.$G91];[.$J91];[.$M91];[.$P91];[.$S91];[.$V91];[.$Y91];[.$AB91];[.$AE91];[.$AH91];[.$AK91];[.$AN91];[.$AQ91];[.$AU91];[.$AX91];[.$BA91];[.$BD91];[.$BG91];[.$BJ91];[.$BM91];[.$BP91];[.$BS91];[.$BV91];[.$BY91];[.$CB91];[.$CE91];[.$CH91])" office:value-type="float"/>
          <table:table-cell table:formula="of:=MEDIAN([.$B91];[.$E91];[.$H91];[.$K91];[.$N91];[.$Q91];[.$T91];[.$W91];[.$Z91];[.$AC91];[.$AF91];[.$AI91];[.$AL91];[.$AO91];[.$AR91];[.$AS91];[.$AV91];[.$AY91];[.$BB91];[.$BE91];[.$BH91];[.$BK91];[.$BN91];[.$BQ91];[.$BT91];[.$BW91];[.$BZ91];[.$CC91];[.$CF91])" office:value-type="float"/>
          <table:table-cell table:formula="of:=MEDIAN([.$C91];[.$F91];[.$I91];[.$L91];[.$O91];[.$R91];[.$U91];[.$X91];[.$AA91];[.$AD91];[.$AG91];[.$AJ91];[.$AM91];[.$AP91];[.$AT91];[.$AW91];[.$AZ91];[.$BC91];[.$BF91];[.$BI91];[.$BL91];[.$BO91];[.$BR91];[.$BU91];[.$BX91];[.$CA91];[.$CD91];[.$CG91])" office:value-type="float"/>
          <table:table-cell table:formula="of:=MEDIAN([.$D91];[.$G91];[.$J91];[.$M91];[.$P91];[.$S91];[.$V91];[.$Y91];[.$AB91];[.$AE91];[.$AH91];[.$AK91];[.$AN91];[.$AQ91];[.$AU91];[.$AX91];[.$BA91];[.$BD91];[.$BG91];[.$BJ91];[.$BM91];[.$BP91];[.$BS91];[.$BV91];[.$BY91];[.$CB91];[.$CE91];[.$CH91])" office:value-type="float"/>
          <table:table-cell table:formula="of:=MAX([.$B91];[.$E91];[.$H91];[.$K91];[.$N91];[.$Q91];[.$T91];[.$W91];[.$Z91];[.$AC91];[.$AF91];[.$AI91];[.$AL91];[.$AO91];[.$AR91];[.$AS91];[.$AV91];[.$AY91];[.$BB91];[.$BE91];[.$BH91];[.$BK91];[.$BN91];[.$BQ91];[.$BT91];[.$BW91];[.$BZ91];[.$CC91];[.$CF91])" office:value-type="float"/>
          <table:table-cell table:formula="of:=MAX([.$C91];[.$F91];[.$I91];[.$L91];[.$O91];[.$R91];[.$U91];[.$X91];[.$AA91];[.$AD91];[.$AG91];[.$AJ91];[.$AM91];[.$AP91];[.$AT91];[.$AW91];[.$AZ91];[.$BC91];[.$BF91];[.$BI91];[.$BL91];[.$BO91];[.$BR91];[.$BU91];[.$BX91];[.$CA91];[.$CD91];[.$CG91])" office:value-type="float"/>
          <table:table-cell table:formula="of:=MAX([.$D91];[.$G91];[.$J91];[.$M91];[.$P91];[.$S91];[.$V91];[.$Y91];[.$AB91];[.$AE91];[.$AH91];[.$AK91];[.$AN91];[.$AQ91];[.$AU91];[.$AX91];[.$BA91];[.$BD91];[.$BG91];[.$BJ91];[.$BM91];[.$BP91];[.$BS91];[.$BV91];[.$BY91];[.$CB91];[.$CE91];[.$CH91])" office:value-type="float"/>
        </table:table-row>
        <table:table-row table:style-name="ro1">
          <table:table-cell office:value-type="string">
            <text:p>room/room_s24_a3_w5_h8.lp</text:p>
          </table:table-cell>
          <table:table-cell table:style-name="cellBest" office:value-type="float" office:value="0.0"/>
          <table:table-cell office:value-type="float" office:value="36.0"/>
          <table:table-cell office:value-type="float" office:value="5.0"/>
          <table:table-cell table:style-name="cellBest" office:value-type="float" office:value="0.0"/>
          <table:table-cell office:value-type="float" office:value="42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16.0"/>
          <table:table-cell office:value-type="float" office:value="3.0"/>
          <table:table-cell office:value-type="float" office:value="0.01"/>
          <table:table-cell table:style-name="cellBest" office:value-type="float" office:value="16.0"/>
          <table:table-cell office:value-type="float" office:value="3.0"/>
          <table:table-cell office:value-type="float" office:value="0.01"/>
          <table:table-cell office:value-type="float" office:value="24.0"/>
          <table:table-cell office:value-type="float" office:value="5.0"/>
          <table:table-cell table:style-name="cellBest" office:value-type="float" office:value="0.0"/>
          <table:table-cell office:value-type="float" office:value="82.0"/>
          <table:table-cell office:value-type="float" office:value="3.0"/>
          <table:table-cell table:style-name="cellBest" office:value-type="float" office:value="0.0"/>
          <table:table-cell office:value-type="float" office:value="53.0"/>
          <table:table-cell table:style-name="cellWorst" office:value-type="float" office:value="11.0"/>
          <table:table-cell table:style-name="cellBest" office:value-type="float" office:value="0.0"/>
          <table:table-cell office:value-type="float" office:value="24.0"/>
          <table:table-cell office:value-type="float" office:value="5.0"/>
          <table:table-cell office:value-type="float" office:value="0.09"/>
          <table:table-cell table:style-name="cellWorst" office:value-type="float" office:value="8008.0"/>
          <table:table-cell office:value-type="float" office:value="8.0"/>
          <table:table-cell office:value-type="float" office:value="0.11"/>
          <table:table-cell table:style-name="cellWorst" office:value-type="float" office:value="8008.0"/>
          <table:table-cell office:value-type="float" office:value="8.0"/>
          <table:table-cell office:value-type="float" office:value="0.08"/>
          <table:table-cell table:style-name="cellWorst" office:value-type="float" office:value="8008.0"/>
          <table:table-cell office:value-type="float" office:value="8.0"/>
          <table:table-cell office:value-type="float" office:value="0.09"/>
          <table:table-cell table:style-name="cellWorst" office:value-type="float" office:value="8008.0"/>
          <table:table-cell office:value-type="float" office:value="8.0"/>
          <table:table-cell office:value-type="float" office:value="0.12"/>
          <table:table-cell table:style-name="cellWorst" office:value-type="float" office:value="8008.0"/>
          <table:table-cell office:value-type="float" office:value="8.0"/>
          <table:table-cell office:value-type="float" office:value="0.12"/>
          <table:table-cell table:style-name="cellWorst" office:value-type="float" office:value="8008.0"/>
          <table:table-cell office:value-type="float" office:value="8.0"/>
          <table:table-cell table:style-name="cellWorst" office:value-type="float" office:value="1200.0"/>
          <table:table-cell office:value-type="float" office:value="0.1"/>
          <table:table-cell table:style-name="cellWorst" office:value-type="float" office:value="8008.0"/>
          <table:table-cell office:value-type="float" office:value="8.0"/>
          <table:table-cell office:value-type="float" office:value="0.01"/>
          <table:table-cell office:value-type="float" office:value="46.0"/>
          <table:table-cell office:value-type="float" office:value="6.0"/>
          <table:table-cell office:value-type="float" office:value="0.01"/>
          <table:table-cell office:value-type="float" office:value="46.0"/>
          <table:table-cell office:value-type="float" office:value="6.0"/>
          <table:table-cell office:value-type="float" office:value="0.01"/>
          <table:table-cell office:value-type="float" office:value="46.0"/>
          <table:table-cell office:value-type="float" office:value="6.0"/>
          <table:table-cell office:value-type="float" office:value="0.01"/>
          <table:table-cell office:value-type="float" office:value="46.0"/>
          <table:table-cell office:value-type="float" office:value="6.0"/>
          <table:table-cell office:value-type="float" office:value="0.01"/>
          <table:table-cell office:value-type="float" office:value="99.0"/>
          <table:table-cell office:value-type="float" office:value="5.0"/>
          <table:table-cell table:style-name="cellBest" office:value-type="float" office:value="0.0"/>
          <table:table-cell office:value-type="float" office:value="154.0"/>
          <table:table-cell office:value-type="float" office:value="4.0"/>
          <table:table-cell table:style-name="cellBest" office:value-type="float" office:value="0.0"/>
          <table:table-cell office:value-type="float" office:value="138.0"/>
          <table:table-cell office:value-type="float" office:value="4.0"/>
          <table:table-cell office:value-type="float" office:value="0.01"/>
          <table:table-cell office:value-type="float" office:value="30.0"/>
          <table:table-cell office:value-type="float" office:value="2.0"/>
          <table:table-cell table:style-name="cellBest" office:value-type="float" office:value="0.0"/>
          <table:table-cell office:value-type="float" office:value="53.0"/>
          <table:table-cell office:value-type="float" office:value="8.0"/>
          <table:table-cell table:style-name="cellBest" office:value-type="float" office:value="0.0"/>
          <table:table-cell office:value-type="float" office:value="82.0"/>
          <table:table-cell office:value-type="float" office:value="3.0"/>
          <table:table-cell table:style-name="cellBest" office:value-type="float" office:value="0.0"/>
          <table:table-cell office:value-type="float" office:value="82.0"/>
          <table:table-cell office:value-type="float" office:value="3.0"/>
          <table:table-cell office:value-type="float" office:value="0.01"/>
          <table:table-cell office:value-type="float" office:value="24.0"/>
          <table:table-cell office:value-type="float" office:value="5.0"/>
          <table:table-cell table:style-name="cellBest" office:value-type="float" office:value="0.0"/>
          <table:table-cell office:value-type="float" office:value="55.0"/>
          <table:table-cell office:value-type="float" office:value="8.0"/>
          <table:table-cell table:formula="of:=MIN([.$B92];[.$E92];[.$H92];[.$K92];[.$N92];[.$Q92];[.$T92];[.$W92];[.$Z92];[.$AC92];[.$AF92];[.$AI92];[.$AL92];[.$AO92];[.$AR92];[.$AS92];[.$AV92];[.$AY92];[.$BB92];[.$BE92];[.$BH92];[.$BK92];[.$BN92];[.$BQ92];[.$BT92];[.$BW92];[.$BZ92];[.$CC92];[.$CF92])" office:value-type="float"/>
          <table:table-cell table:formula="of:=MIN([.$C92];[.$F92];[.$I92];[.$L92];[.$O92];[.$R92];[.$U92];[.$X92];[.$AA92];[.$AD92];[.$AG92];[.$AJ92];[.$AM92];[.$AP92];[.$AT92];[.$AW92];[.$AZ92];[.$BC92];[.$BF92];[.$BI92];[.$BL92];[.$BO92];[.$BR92];[.$BU92];[.$BX92];[.$CA92];[.$CD92];[.$CG92])" office:value-type="float"/>
          <table:table-cell table:formula="of:=MIN([.$D92];[.$G92];[.$J92];[.$M92];[.$P92];[.$S92];[.$V92];[.$Y92];[.$AB92];[.$AE92];[.$AH92];[.$AK92];[.$AN92];[.$AQ92];[.$AU92];[.$AX92];[.$BA92];[.$BD92];[.$BG92];[.$BJ92];[.$BM92];[.$BP92];[.$BS92];[.$BV92];[.$BY92];[.$CB92];[.$CE92];[.$CH92])" office:value-type="float"/>
          <table:table-cell table:formula="of:=MEDIAN([.$B92];[.$E92];[.$H92];[.$K92];[.$N92];[.$Q92];[.$T92];[.$W92];[.$Z92];[.$AC92];[.$AF92];[.$AI92];[.$AL92];[.$AO92];[.$AR92];[.$AS92];[.$AV92];[.$AY92];[.$BB92];[.$BE92];[.$BH92];[.$BK92];[.$BN92];[.$BQ92];[.$BT92];[.$BW92];[.$BZ92];[.$CC92];[.$CF92])" office:value-type="float"/>
          <table:table-cell table:formula="of:=MEDIAN([.$C92];[.$F92];[.$I92];[.$L92];[.$O92];[.$R92];[.$U92];[.$X92];[.$AA92];[.$AD92];[.$AG92];[.$AJ92];[.$AM92];[.$AP92];[.$AT92];[.$AW92];[.$AZ92];[.$BC92];[.$BF92];[.$BI92];[.$BL92];[.$BO92];[.$BR92];[.$BU92];[.$BX92];[.$CA92];[.$CD92];[.$CG92])" office:value-type="float"/>
          <table:table-cell table:formula="of:=MEDIAN([.$D92];[.$G92];[.$J92];[.$M92];[.$P92];[.$S92];[.$V92];[.$Y92];[.$AB92];[.$AE92];[.$AH92];[.$AK92];[.$AN92];[.$AQ92];[.$AU92];[.$AX92];[.$BA92];[.$BD92];[.$BG92];[.$BJ92];[.$BM92];[.$BP92];[.$BS92];[.$BV92];[.$BY92];[.$CB92];[.$CE92];[.$CH92])" office:value-type="float"/>
          <table:table-cell table:formula="of:=MAX([.$B92];[.$E92];[.$H92];[.$K92];[.$N92];[.$Q92];[.$T92];[.$W92];[.$Z92];[.$AC92];[.$AF92];[.$AI92];[.$AL92];[.$AO92];[.$AR92];[.$AS92];[.$AV92];[.$AY92];[.$BB92];[.$BE92];[.$BH92];[.$BK92];[.$BN92];[.$BQ92];[.$BT92];[.$BW92];[.$BZ92];[.$CC92];[.$CF92])" office:value-type="float"/>
          <table:table-cell table:formula="of:=MAX([.$C92];[.$F92];[.$I92];[.$L92];[.$O92];[.$R92];[.$U92];[.$X92];[.$AA92];[.$AD92];[.$AG92];[.$AJ92];[.$AM92];[.$AP92];[.$AT92];[.$AW92];[.$AZ92];[.$BC92];[.$BF92];[.$BI92];[.$BL92];[.$BO92];[.$BR92];[.$BU92];[.$BX92];[.$CA92];[.$CD92];[.$CG92])" office:value-type="float"/>
          <table:table-cell table:formula="of:=MAX([.$D92];[.$G92];[.$J92];[.$M92];[.$P92];[.$S92];[.$V92];[.$Y92];[.$AB92];[.$AE92];[.$AH92];[.$AK92];[.$AN92];[.$AQ92];[.$AU92];[.$AX92];[.$BA92];[.$BD92];[.$BG92];[.$BJ92];[.$BM92];[.$BP92];[.$BS92];[.$BV92];[.$BY92];[.$CB92];[.$CE92];[.$CH92])" office:value-type="float"/>
        </table:table-row>
        <table:table-row table:style-name="ro1">
          <table:table-cell office:value-type="string">
            <text:p>room/room_s25_a1_w5_h1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8"/>
          <table:table-cell table:style-name="cellWorst" office:value-type="float" office:value="4078.0"/>
          <table:table-cell office:value-type="float" office:value="0.0"/>
          <table:table-cell office:value-type="float" office:value="0.08"/>
          <table:table-cell table:style-name="cellWorst" office:value-type="float" office:value="4078.0"/>
          <table:table-cell office:value-type="float" office:value="0.0"/>
          <table:table-cell office:value-type="float" office:value="0.08"/>
          <table:table-cell table:style-name="cellWorst" office:value-type="float" office:value="4078.0"/>
          <table:table-cell office:value-type="float" office:value="0.0"/>
          <table:table-cell office:value-type="float" office:value="0.08"/>
          <table:table-cell table:style-name="cellWorst" office:value-type="float" office:value="4078.0"/>
          <table:table-cell office:value-type="float" office:value="0.0"/>
          <table:table-cell office:value-type="float" office:value="0.11"/>
          <table:table-cell table:style-name="cellWorst" office:value-type="float" office:value="4078.0"/>
          <table:table-cell office:value-type="float" office:value="0.0"/>
          <table:table-cell office:value-type="float" office:value="0.11"/>
          <table:table-cell table:style-name="cellWorst" office:value-type="float" office:value="4078.0"/>
          <table:table-cell office:value-type="float" office:value="0.0"/>
          <table:table-cell table:style-name="cellWorst" office:value-type="float" office:value="1200.0"/>
          <table:table-cell office:value-type="float" office:value="0.08"/>
          <table:table-cell table:style-name="cellWorst" office:value-type="float" office:value="407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3];[.$E93];[.$H93];[.$K93];[.$N93];[.$Q93];[.$T93];[.$W93];[.$Z93];[.$AC93];[.$AF93];[.$AI93];[.$AL93];[.$AO93];[.$AR93];[.$AS93];[.$AV93];[.$AY93];[.$BB93];[.$BE93];[.$BH93];[.$BK93];[.$BN93];[.$BQ93];[.$BT93];[.$BW93];[.$BZ93];[.$CC93];[.$CF93])" office:value-type="float"/>
          <table:table-cell table:formula="of:=MIN([.$C93];[.$F93];[.$I93];[.$L93];[.$O93];[.$R93];[.$U93];[.$X93];[.$AA93];[.$AD93];[.$AG93];[.$AJ93];[.$AM93];[.$AP93];[.$AT93];[.$AW93];[.$AZ93];[.$BC93];[.$BF93];[.$BI93];[.$BL93];[.$BO93];[.$BR93];[.$BU93];[.$BX93];[.$CA93];[.$CD93];[.$CG93])" office:value-type="float"/>
          <table:table-cell table:formula="of:=MIN([.$D93];[.$G93];[.$J93];[.$M93];[.$P93];[.$S93];[.$V93];[.$Y93];[.$AB93];[.$AE93];[.$AH93];[.$AK93];[.$AN93];[.$AQ93];[.$AU93];[.$AX93];[.$BA93];[.$BD93];[.$BG93];[.$BJ93];[.$BM93];[.$BP93];[.$BS93];[.$BV93];[.$BY93];[.$CB93];[.$CE93];[.$CH93])" office:value-type="float"/>
          <table:table-cell table:formula="of:=MEDIAN([.$B93];[.$E93];[.$H93];[.$K93];[.$N93];[.$Q93];[.$T93];[.$W93];[.$Z93];[.$AC93];[.$AF93];[.$AI93];[.$AL93];[.$AO93];[.$AR93];[.$AS93];[.$AV93];[.$AY93];[.$BB93];[.$BE93];[.$BH93];[.$BK93];[.$BN93];[.$BQ93];[.$BT93];[.$BW93];[.$BZ93];[.$CC93];[.$CF93])" office:value-type="float"/>
          <table:table-cell table:formula="of:=MEDIAN([.$C93];[.$F93];[.$I93];[.$L93];[.$O93];[.$R93];[.$U93];[.$X93];[.$AA93];[.$AD93];[.$AG93];[.$AJ93];[.$AM93];[.$AP93];[.$AT93];[.$AW93];[.$AZ93];[.$BC93];[.$BF93];[.$BI93];[.$BL93];[.$BO93];[.$BR93];[.$BU93];[.$BX93];[.$CA93];[.$CD93];[.$CG93])" office:value-type="float"/>
          <table:table-cell table:formula="of:=MEDIAN([.$D93];[.$G93];[.$J93];[.$M93];[.$P93];[.$S93];[.$V93];[.$Y93];[.$AB93];[.$AE93];[.$AH93];[.$AK93];[.$AN93];[.$AQ93];[.$AU93];[.$AX93];[.$BA93];[.$BD93];[.$BG93];[.$BJ93];[.$BM93];[.$BP93];[.$BS93];[.$BV93];[.$BY93];[.$CB93];[.$CE93];[.$CH93])" office:value-type="float"/>
          <table:table-cell table:formula="of:=MAX([.$B93];[.$E93];[.$H93];[.$K93];[.$N93];[.$Q93];[.$T93];[.$W93];[.$Z93];[.$AC93];[.$AF93];[.$AI93];[.$AL93];[.$AO93];[.$AR93];[.$AS93];[.$AV93];[.$AY93];[.$BB93];[.$BE93];[.$BH93];[.$BK93];[.$BN93];[.$BQ93];[.$BT93];[.$BW93];[.$BZ93];[.$CC93];[.$CF93])" office:value-type="float"/>
          <table:table-cell table:formula="of:=MAX([.$C93];[.$F93];[.$I93];[.$L93];[.$O93];[.$R93];[.$U93];[.$X93];[.$AA93];[.$AD93];[.$AG93];[.$AJ93];[.$AM93];[.$AP93];[.$AT93];[.$AW93];[.$AZ93];[.$BC93];[.$BF93];[.$BI93];[.$BL93];[.$BO93];[.$BR93];[.$BU93];[.$BX93];[.$CA93];[.$CD93];[.$CG93])" office:value-type="float"/>
          <table:table-cell table:formula="of:=MAX([.$D93];[.$G93];[.$J93];[.$M93];[.$P93];[.$S93];[.$V93];[.$Y93];[.$AB93];[.$AE93];[.$AH93];[.$AK93];[.$AN93];[.$AQ93];[.$AU93];[.$AX93];[.$BA93];[.$BD93];[.$BG93];[.$BJ93];[.$BM93];[.$BP93];[.$BS93];[.$BV93];[.$BY93];[.$CB93];[.$CE93];[.$CH93])" office:value-type="float"/>
        </table:table-row>
        <table:table-row table:style-name="ro1">
          <table:table-cell office:value-type="string">
            <text:p>room/room_s27_a1_w5_h19.lp</text:p>
          </table:table-cell>
          <table:table-cell office:value-type="float" office:value="0.0"/>
          <table:table-cell office:value-type="float" office:value="17.0"/>
          <table:table-cell office:value-type="float" office:value="7.0"/>
          <table:table-cell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3.0"/>
          <table:table-cell office:value-type="float" office:value="1.0"/>
          <table:table-cell office:value-type="float" office:value="0.0"/>
          <table:table-cell table:style-name="cellBest" office:value-type="float" office:value="3.0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2.0"/>
          <table:table-cell office:value-type="float" office:value="0.0"/>
          <table:table-cell office:value-type="float" office:value="9.0"/>
          <table:table-cell office:value-type="float" office:value="3.0"/>
          <table:table-cell office:value-type="float" office:value="0.0"/>
          <table:table-cell office:value-type="float" office:value="15.0"/>
          <table:table-cell office:value-type="float" office:value="10.0"/>
          <table:table-cell office:value-type="float" office:value="0.0"/>
          <table:table-cell office:value-type="float" office:value="9.0"/>
          <table:table-cell office:value-type="float" office:value="2.0"/>
          <table:table-cell office:value-type="float" office:value="0.22"/>
          <table:table-cell table:style-name="cellWorst" office:value-type="float" office:value="7122.0"/>
          <table:table-cell office:value-type="float" office:value="4.0"/>
          <table:table-cell office:value-type="float" office:value="0.15"/>
          <table:table-cell table:style-name="cellWorst" office:value-type="float" office:value="7122.0"/>
          <table:table-cell office:value-type="float" office:value="4.0"/>
          <table:table-cell office:value-type="float" office:value="0.15"/>
          <table:table-cell table:style-name="cellWorst" office:value-type="float" office:value="7122.0"/>
          <table:table-cell office:value-type="float" office:value="4.0"/>
          <table:table-cell office:value-type="float" office:value="0.13"/>
          <table:table-cell table:style-name="cellWorst" office:value-type="float" office:value="7122.0"/>
          <table:table-cell office:value-type="float" office:value="4.0"/>
          <table:table-cell office:value-type="float" office:value="0.14"/>
          <table:table-cell table:style-name="cellWorst" office:value-type="float" office:value="7122.0"/>
          <table:table-cell office:value-type="float" office:value="4.0"/>
          <table:table-cell office:value-type="float" office:value="0.22"/>
          <table:table-cell table:style-name="cellWorst" office:value-type="float" office:value="7122.0"/>
          <table:table-cell office:value-type="float" office:value="4.0"/>
          <table:table-cell table:style-name="cellWorst" office:value-type="float" office:value="1200.0"/>
          <table:table-cell office:value-type="float" office:value="0.14"/>
          <table:table-cell table:style-name="cellWorst" office:value-type="float" office:value="7122.0"/>
          <table:table-cell office:value-type="float" office:value="4.0"/>
          <table:table-cell office:value-type="float" office:value="0.0"/>
          <table:table-cell office:value-type="float" office:value="17.0"/>
          <table:table-cell office:value-type="float" office:value="7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1.0"/>
          <table:table-cell office:value-type="float" office:value="0.0"/>
          <table:table-cell office:value-type="float" office:value="69.0"/>
          <table:table-cell office:value-type="float" office:value="7.0"/>
          <table:table-cell office:value-type="float" office:value="0.0"/>
          <table:table-cell office:value-type="float" office:value="47.0"/>
          <table:table-cell office:value-type="float" office:value="3.0"/>
          <table:table-cell office:value-type="float" office:value="0.0"/>
          <table:table-cell office:value-type="float" office:value="88.0"/>
          <table:table-cell office:value-type="float" office:value="4.0"/>
          <table:table-cell office:value-type="float" office:value="0.01"/>
          <table:table-cell office:value-type="float" office:value="46.0"/>
          <table:table-cell table:style-name="cellWorst" office:value-type="float" office:value="12.0"/>
          <table:table-cell office:value-type="float" office:value="0.0"/>
          <table:table-cell office:value-type="float" office:value="65.0"/>
          <table:table-cell office:value-type="float" office:value="4.0"/>
          <table:table-cell office:value-type="float" office:value="0.0"/>
          <table:table-cell office:value-type="float" office:value="9.0"/>
          <table:table-cell office:value-type="float" office:value="3.0"/>
          <table:table-cell office:value-type="float" office:value="0.0"/>
          <table:table-cell office:value-type="float" office:value="9.0"/>
          <table:table-cell office:value-type="float" office:value="3.0"/>
          <table:table-cell office:value-type="float" office:value="0.0"/>
          <table:table-cell office:value-type="float" office:value="9.0"/>
          <table:table-cell office:value-type="float" office:value="2.0"/>
          <table:table-cell office:value-type="float" office:value="0.0"/>
          <table:table-cell office:value-type="float" office:value="65.0"/>
          <table:table-cell office:value-type="float" office:value="4.0"/>
          <table:table-cell table:formula="of:=MIN([.$B94];[.$E94];[.$H94];[.$K94];[.$N94];[.$Q94];[.$T94];[.$W94];[.$Z94];[.$AC94];[.$AF94];[.$AI94];[.$AL94];[.$AO94];[.$AR94];[.$AS94];[.$AV94];[.$AY94];[.$BB94];[.$BE94];[.$BH94];[.$BK94];[.$BN94];[.$BQ94];[.$BT94];[.$BW94];[.$BZ94];[.$CC94];[.$CF94])" office:value-type="float"/>
          <table:table-cell table:formula="of:=MIN([.$C94];[.$F94];[.$I94];[.$L94];[.$O94];[.$R94];[.$U94];[.$X94];[.$AA94];[.$AD94];[.$AG94];[.$AJ94];[.$AM94];[.$AP94];[.$AT94];[.$AW94];[.$AZ94];[.$BC94];[.$BF94];[.$BI94];[.$BL94];[.$BO94];[.$BR94];[.$BU94];[.$BX94];[.$CA94];[.$CD94];[.$CG94])" office:value-type="float"/>
          <table:table-cell table:formula="of:=MIN([.$D94];[.$G94];[.$J94];[.$M94];[.$P94];[.$S94];[.$V94];[.$Y94];[.$AB94];[.$AE94];[.$AH94];[.$AK94];[.$AN94];[.$AQ94];[.$AU94];[.$AX94];[.$BA94];[.$BD94];[.$BG94];[.$BJ94];[.$BM94];[.$BP94];[.$BS94];[.$BV94];[.$BY94];[.$CB94];[.$CE94];[.$CH94])" office:value-type="float"/>
          <table:table-cell table:formula="of:=MEDIAN([.$B94];[.$E94];[.$H94];[.$K94];[.$N94];[.$Q94];[.$T94];[.$W94];[.$Z94];[.$AC94];[.$AF94];[.$AI94];[.$AL94];[.$AO94];[.$AR94];[.$AS94];[.$AV94];[.$AY94];[.$BB94];[.$BE94];[.$BH94];[.$BK94];[.$BN94];[.$BQ94];[.$BT94];[.$BW94];[.$BZ94];[.$CC94];[.$CF94])" office:value-type="float"/>
          <table:table-cell table:formula="of:=MEDIAN([.$C94];[.$F94];[.$I94];[.$L94];[.$O94];[.$R94];[.$U94];[.$X94];[.$AA94];[.$AD94];[.$AG94];[.$AJ94];[.$AM94];[.$AP94];[.$AT94];[.$AW94];[.$AZ94];[.$BC94];[.$BF94];[.$BI94];[.$BL94];[.$BO94];[.$BR94];[.$BU94];[.$BX94];[.$CA94];[.$CD94];[.$CG94])" office:value-type="float"/>
          <table:table-cell table:formula="of:=MEDIAN([.$D94];[.$G94];[.$J94];[.$M94];[.$P94];[.$S94];[.$V94];[.$Y94];[.$AB94];[.$AE94];[.$AH94];[.$AK94];[.$AN94];[.$AQ94];[.$AU94];[.$AX94];[.$BA94];[.$BD94];[.$BG94];[.$BJ94];[.$BM94];[.$BP94];[.$BS94];[.$BV94];[.$BY94];[.$CB94];[.$CE94];[.$CH94])" office:value-type="float"/>
          <table:table-cell table:formula="of:=MAX([.$B94];[.$E94];[.$H94];[.$K94];[.$N94];[.$Q94];[.$T94];[.$W94];[.$Z94];[.$AC94];[.$AF94];[.$AI94];[.$AL94];[.$AO94];[.$AR94];[.$AS94];[.$AV94];[.$AY94];[.$BB94];[.$BE94];[.$BH94];[.$BK94];[.$BN94];[.$BQ94];[.$BT94];[.$BW94];[.$BZ94];[.$CC94];[.$CF94])" office:value-type="float"/>
          <table:table-cell table:formula="of:=MAX([.$C94];[.$F94];[.$I94];[.$L94];[.$O94];[.$R94];[.$U94];[.$X94];[.$AA94];[.$AD94];[.$AG94];[.$AJ94];[.$AM94];[.$AP94];[.$AT94];[.$AW94];[.$AZ94];[.$BC94];[.$BF94];[.$BI94];[.$BL94];[.$BO94];[.$BR94];[.$BU94];[.$BX94];[.$CA94];[.$CD94];[.$CG94])" office:value-type="float"/>
          <table:table-cell table:formula="of:=MAX([.$D94];[.$G94];[.$J94];[.$M94];[.$P94];[.$S94];[.$V94];[.$Y94];[.$AB94];[.$AE94];[.$AH94];[.$AK94];[.$AN94];[.$AQ94];[.$AU94];[.$AX94];[.$BA94];[.$BD94];[.$BG94];[.$BJ94];[.$BM94];[.$BP94];[.$BS94];[.$BV94];[.$BY94];[.$CB94];[.$CE94];[.$CH94])" office:value-type="float"/>
        </table:table-row>
        <table:table-row table:style-name="ro1">
          <table:table-cell office:value-type="string">
            <text:p>room/room_s27_a2_w5_h28.lp</text:p>
          </table:table-cell>
          <table:table-cell office:value-type="float" office:value="0.02"/>
          <table:table-cell office:value-type="float" office:value="144.0"/>
          <table:table-cell office:value-type="float" office:value="17.0"/>
          <table:table-cell table:style-name="cellBest" office:value-type="float" office:value="0.01"/>
          <table:table-cell office:value-type="float" office:value="85.0"/>
          <table:table-cell table:style-name="cellBest" office:value-type="float" office:value="2.0"/>
          <table:table-cell table:style-name="cellBest" office:value-type="float" office:value="0.01"/>
          <table:table-cell office:value-type="float" office:value="39.0"/>
          <table:table-cell office:value-type="float" office:value="7.0"/>
          <table:table-cell table:style-name="cellBest" office:value-type="float" office:value="0.01"/>
          <table:table-cell office:value-type="float" office:value="39.0"/>
          <table:table-cell office:value-type="float" office:value="7.0"/>
          <table:table-cell table:style-name="cellBest" office:value-type="float" office:value="0.01"/>
          <table:table-cell table:style-name="cellBest" office:value-type="float" office:value="27.0"/>
          <table:table-cell office:value-type="float" office:value="6.0"/>
          <table:table-cell table:style-name="cellBest" office:value-type="float" office:value="0.01"/>
          <table:table-cell office:value-type="float" office:value="314.0"/>
          <table:table-cell office:value-type="float" office:value="3.0"/>
          <table:table-cell office:value-type="float" office:value="0.03"/>
          <table:table-cell office:value-type="float" office:value="148.0"/>
          <table:table-cell table:style-name="cellWorst" office:value-type="float" office:value="30.0"/>
          <table:table-cell table:style-name="cellBest" office:value-type="float" office:value="0.01"/>
          <table:table-cell table:style-name="cellBest" office:value-type="float" office:value="27.0"/>
          <table:table-cell office:value-type="float" office:value="6.0"/>
          <table:table-cell office:value-type="float" office:value="1.06"/>
          <table:table-cell table:style-name="cellWorst" office:value-type="float" office:value="24596.0"/>
          <table:table-cell office:value-type="float" office:value="29.0"/>
          <table:table-cell office:value-type="float" office:value="1.22"/>
          <table:table-cell table:style-name="cellWorst" office:value-type="float" office:value="24596.0"/>
          <table:table-cell office:value-type="float" office:value="29.0"/>
          <table:table-cell office:value-type="float" office:value="1.08"/>
          <table:table-cell table:style-name="cellWorst" office:value-type="float" office:value="24596.0"/>
          <table:table-cell office:value-type="float" office:value="29.0"/>
          <table:table-cell office:value-type="float" office:value="1.29"/>
          <table:table-cell table:style-name="cellWorst" office:value-type="float" office:value="24596.0"/>
          <table:table-cell office:value-type="float" office:value="29.0"/>
          <table:table-cell office:value-type="float" office:value="1.28"/>
          <table:table-cell table:style-name="cellWorst" office:value-type="float" office:value="24596.0"/>
          <table:table-cell office:value-type="float" office:value="29.0"/>
          <table:table-cell office:value-type="float" office:value="1.34"/>
          <table:table-cell table:style-name="cellWorst" office:value-type="float" office:value="24596.0"/>
          <table:table-cell office:value-type="float" office:value="29.0"/>
          <table:table-cell table:style-name="cellWorst" office:value-type="float" office:value="1200.0"/>
          <table:table-cell office:value-type="float" office:value="1.1"/>
          <table:table-cell table:style-name="cellWorst" office:value-type="float" office:value="24596.0"/>
          <table:table-cell office:value-type="float" office:value="29.0"/>
          <table:table-cell office:value-type="float" office:value="0.02"/>
          <table:table-cell office:value-type="float" office:value="323.0"/>
          <table:table-cell office:value-type="float" office:value="17.0"/>
          <table:table-cell office:value-type="float" office:value="0.03"/>
          <table:table-cell office:value-type="float" office:value="323.0"/>
          <table:table-cell office:value-type="float" office:value="17.0"/>
          <table:table-cell office:value-type="float" office:value="0.02"/>
          <table:table-cell office:value-type="float" office:value="323.0"/>
          <table:table-cell office:value-type="float" office:value="17.0"/>
          <table:table-cell office:value-type="float" office:value="0.03"/>
          <table:table-cell office:value-type="float" office:value="323.0"/>
          <table:table-cell office:value-type="float" office:value="17.0"/>
          <table:table-cell office:value-type="float" office:value="0.03"/>
          <table:table-cell office:value-type="float" office:value="507.0"/>
          <table:table-cell office:value-type="float" office:value="18.0"/>
          <table:table-cell table:style-name="cellBest" office:value-type="float" office:value="0.01"/>
          <table:table-cell office:value-type="float" office:value="1307.0"/>
          <table:table-cell office:value-type="float" office:value="4.0"/>
          <table:table-cell table:style-name="cellBest" office:value-type="float" office:value="0.01"/>
          <table:table-cell office:value-type="float" office:value="1315.0"/>
          <table:table-cell office:value-type="float" office:value="4.0"/>
          <table:table-cell office:value-type="float" office:value="0.02"/>
          <table:table-cell office:value-type="float" office:value="89.0"/>
          <table:table-cell office:value-type="float" office:value="23.0"/>
          <table:table-cell office:value-type="float" office:value="0.02"/>
          <table:table-cell office:value-type="float" office:value="291.0"/>
          <table:table-cell office:value-type="float" office:value="15.0"/>
          <table:table-cell table:style-name="cellBest" office:value-type="float" office:value="0.01"/>
          <table:table-cell office:value-type="float" office:value="314.0"/>
          <table:table-cell office:value-type="float" office:value="3.0"/>
          <table:table-cell table:style-name="cellBest" office:value-type="float" office:value="0.01"/>
          <table:table-cell office:value-type="float" office:value="314.0"/>
          <table:table-cell office:value-type="float" office:value="3.0"/>
          <table:table-cell table:style-name="cellBest" office:value-type="float" office:value="0.01"/>
          <table:table-cell table:style-name="cellBest" office:value-type="float" office:value="27.0"/>
          <table:table-cell office:value-type="float" office:value="6.0"/>
          <table:table-cell office:value-type="float" office:value="0.02"/>
          <table:table-cell office:value-type="float" office:value="321.0"/>
          <table:table-cell office:value-type="float" office:value="17.0"/>
          <table:table-cell table:formula="of:=MIN([.$B95];[.$E95];[.$H95];[.$K95];[.$N95];[.$Q95];[.$T95];[.$W95];[.$Z95];[.$AC95];[.$AF95];[.$AI95];[.$AL95];[.$AO95];[.$AR95];[.$AS95];[.$AV95];[.$AY95];[.$BB95];[.$BE95];[.$BH95];[.$BK95];[.$BN95];[.$BQ95];[.$BT95];[.$BW95];[.$BZ95];[.$CC95];[.$CF95])" office:value-type="float"/>
          <table:table-cell table:formula="of:=MIN([.$C95];[.$F95];[.$I95];[.$L95];[.$O95];[.$R95];[.$U95];[.$X95];[.$AA95];[.$AD95];[.$AG95];[.$AJ95];[.$AM95];[.$AP95];[.$AT95];[.$AW95];[.$AZ95];[.$BC95];[.$BF95];[.$BI95];[.$BL95];[.$BO95];[.$BR95];[.$BU95];[.$BX95];[.$CA95];[.$CD95];[.$CG95])" office:value-type="float"/>
          <table:table-cell table:formula="of:=MIN([.$D95];[.$G95];[.$J95];[.$M95];[.$P95];[.$S95];[.$V95];[.$Y95];[.$AB95];[.$AE95];[.$AH95];[.$AK95];[.$AN95];[.$AQ95];[.$AU95];[.$AX95];[.$BA95];[.$BD95];[.$BG95];[.$BJ95];[.$BM95];[.$BP95];[.$BS95];[.$BV95];[.$BY95];[.$CB95];[.$CE95];[.$CH95])" office:value-type="float"/>
          <table:table-cell table:formula="of:=MEDIAN([.$B95];[.$E95];[.$H95];[.$K95];[.$N95];[.$Q95];[.$T95];[.$W95];[.$Z95];[.$AC95];[.$AF95];[.$AI95];[.$AL95];[.$AO95];[.$AR95];[.$AS95];[.$AV95];[.$AY95];[.$BB95];[.$BE95];[.$BH95];[.$BK95];[.$BN95];[.$BQ95];[.$BT95];[.$BW95];[.$BZ95];[.$CC95];[.$CF95])" office:value-type="float"/>
          <table:table-cell table:formula="of:=MEDIAN([.$C95];[.$F95];[.$I95];[.$L95];[.$O95];[.$R95];[.$U95];[.$X95];[.$AA95];[.$AD95];[.$AG95];[.$AJ95];[.$AM95];[.$AP95];[.$AT95];[.$AW95];[.$AZ95];[.$BC95];[.$BF95];[.$BI95];[.$BL95];[.$BO95];[.$BR95];[.$BU95];[.$BX95];[.$CA95];[.$CD95];[.$CG95])" office:value-type="float"/>
          <table:table-cell table:formula="of:=MEDIAN([.$D95];[.$G95];[.$J95];[.$M95];[.$P95];[.$S95];[.$V95];[.$Y95];[.$AB95];[.$AE95];[.$AH95];[.$AK95];[.$AN95];[.$AQ95];[.$AU95];[.$AX95];[.$BA95];[.$BD95];[.$BG95];[.$BJ95];[.$BM95];[.$BP95];[.$BS95];[.$BV95];[.$BY95];[.$CB95];[.$CE95];[.$CH95])" office:value-type="float"/>
          <table:table-cell table:formula="of:=MAX([.$B95];[.$E95];[.$H95];[.$K95];[.$N95];[.$Q95];[.$T95];[.$W95];[.$Z95];[.$AC95];[.$AF95];[.$AI95];[.$AL95];[.$AO95];[.$AR95];[.$AS95];[.$AV95];[.$AY95];[.$BB95];[.$BE95];[.$BH95];[.$BK95];[.$BN95];[.$BQ95];[.$BT95];[.$BW95];[.$BZ95];[.$CC95];[.$CF95])" office:value-type="float"/>
          <table:table-cell table:formula="of:=MAX([.$C95];[.$F95];[.$I95];[.$L95];[.$O95];[.$R95];[.$U95];[.$X95];[.$AA95];[.$AD95];[.$AG95];[.$AJ95];[.$AM95];[.$AP95];[.$AT95];[.$AW95];[.$AZ95];[.$BC95];[.$BF95];[.$BI95];[.$BL95];[.$BO95];[.$BR95];[.$BU95];[.$BX95];[.$CA95];[.$CD95];[.$CG95])" office:value-type="float"/>
          <table:table-cell table:formula="of:=MAX([.$D95];[.$G95];[.$J95];[.$M95];[.$P95];[.$S95];[.$V95];[.$Y95];[.$AB95];[.$AE95];[.$AH95];[.$AK95];[.$AN95];[.$AQ95];[.$AU95];[.$AX95];[.$BA95];[.$BD95];[.$BG95];[.$BJ95];[.$BM95];[.$BP95];[.$BS95];[.$BV95];[.$BY95];[.$CB95];[.$CE95];[.$CH95])" office:value-type="float"/>
        </table:table-row>
        <table:table-row table:style-name="ro1">
          <table:table-cell office:value-type="string">
            <text:p>room/room_s28_a2_w5_h20.lp</text:p>
          </table:table-cell>
          <table:table-cell office:value-type="float" office:value="0.01"/>
          <table:table-cell office:value-type="float" office:value="38.0"/>
          <table:table-cell office:value-type="float" office:value="4.0"/>
          <table:table-cell office:value-type="float" office:value="0.01"/>
          <table:table-cell office:value-type="float" office:value="457.0"/>
          <table:table-cell table:style-name="cellBest" office:value-type="float" office:value="2.0"/>
          <table:table-cell office:value-type="float" office:value="0.01"/>
          <table:table-cell office:value-type="float" office:value="27.0"/>
          <table:table-cell office:value-type="float" office:value="3.0"/>
          <table:table-cell office:value-type="float" office:value="0.01"/>
          <table:table-cell office:value-type="float" office:value="27.0"/>
          <table:table-cell office:value-type="float" office:value="3.0"/>
          <table:table-cell office:value-type="float" office:value="0.01"/>
          <table:table-cell table:style-name="cellBest" office:value-type="float" office:value="24.0"/>
          <table:table-cell office:value-type="float" office:value="3.0"/>
          <table:table-cell office:value-type="float" office:value="0.01"/>
          <table:table-cell office:value-type="float" office:value="712.0"/>
          <table:table-cell table:style-name="cellBest" office:value-type="float" office:value="2.0"/>
          <table:table-cell office:value-type="float" office:value="0.01"/>
          <table:table-cell office:value-type="float" office:value="60.0"/>
          <table:table-cell table:style-name="cellWorst" office:value-type="float" office:value="10.0"/>
          <table:table-cell office:value-type="float" office:value="0.02"/>
          <table:table-cell table:style-name="cellBest" office:value-type="float" office:value="24.0"/>
          <table:table-cell office:value-type="float" office:value="3.0"/>
          <table:table-cell office:value-type="float" office:value="0.29"/>
          <table:table-cell table:style-name="cellWorst" office:value-type="float" office:value="18619.0"/>
          <table:table-cell office:value-type="float" office:value="4.0"/>
          <table:table-cell office:value-type="float" office:value="0.32"/>
          <table:table-cell table:style-name="cellWorst" office:value-type="float" office:value="18619.0"/>
          <table:table-cell office:value-type="float" office:value="4.0"/>
          <table:table-cell office:value-type="float" office:value="0.34"/>
          <table:table-cell table:style-name="cellWorst" office:value-type="float" office:value="18619.0"/>
          <table:table-cell office:value-type="float" office:value="4.0"/>
          <table:table-cell office:value-type="float" office:value="0.37"/>
          <table:table-cell table:style-name="cellWorst" office:value-type="float" office:value="18619.0"/>
          <table:table-cell office:value-type="float" office:value="4.0"/>
          <table:table-cell office:value-type="float" office:value="0.33"/>
          <table:table-cell table:style-name="cellWorst" office:value-type="float" office:value="18619.0"/>
          <table:table-cell office:value-type="float" office:value="4.0"/>
          <table:table-cell office:value-type="float" office:value="0.32"/>
          <table:table-cell table:style-name="cellWorst" office:value-type="float" office:value="18619.0"/>
          <table:table-cell office:value-type="float" office:value="4.0"/>
          <table:table-cell table:style-name="cellWorst" office:value-type="float" office:value="1200.0"/>
          <table:table-cell office:value-type="float" office:value="0.33"/>
          <table:table-cell table:style-name="cellWorst" office:value-type="float" office:value="18619.0"/>
          <table:table-cell office:value-type="float" office:value="4.0"/>
          <table:table-cell office:value-type="float" office:value="0.01"/>
          <table:table-cell office:value-type="float" office:value="209.0"/>
          <table:table-cell office:value-type="float" office:value="4.0"/>
          <table:table-cell office:value-type="float" office:value="0.02"/>
          <table:table-cell office:value-type="float" office:value="209.0"/>
          <table:table-cell office:value-type="float" office:value="4.0"/>
          <table:table-cell office:value-type="float" office:value="0.01"/>
          <table:table-cell office:value-type="float" office:value="209.0"/>
          <table:table-cell office:value-type="float" office:value="4.0"/>
          <table:table-cell office:value-type="float" office:value="0.01"/>
          <table:table-cell office:value-type="float" office:value="209.0"/>
          <table:table-cell office:value-type="float" office:value="4.0"/>
          <table:table-cell office:value-type="float" office:value="0.01"/>
          <table:table-cell office:value-type="float" office:value="162.0"/>
          <table:table-cell office:value-type="float" office:value="4.0"/>
          <table:table-cell office:value-type="float" office:value="0.02"/>
          <table:table-cell office:value-type="float" office:value="852.0"/>
          <table:table-cell office:value-type="float" office:value="3.0"/>
          <table:table-cell office:value-type="float" office:value="0.02"/>
          <table:table-cell office:value-type="float" office:value="852.0"/>
          <table:table-cell office:value-type="float" office:value="3.0"/>
          <table:table-cell office:value-type="float" office:value="0.02"/>
          <table:table-cell office:value-type="float" office:value="64.0"/>
          <table:table-cell table:style-name="cellBest" office:value-type="float" office:value="2.0"/>
          <table:table-cell office:value-type="float" office:value="0.01"/>
          <table:table-cell office:value-type="float" office:value="208.0"/>
          <table:table-cell office:value-type="float" office:value="4.0"/>
          <table:table-cell office:value-type="float" office:value="0.01"/>
          <table:table-cell office:value-type="float" office:value="712.0"/>
          <table:table-cell table:style-name="cellBest" office:value-type="float" office:value="2.0"/>
          <table:table-cell office:value-type="float" office:value="0.01"/>
          <table:table-cell office:value-type="float" office:value="712.0"/>
          <table:table-cell table:style-name="cellBest" office:value-type="float" office:value="2.0"/>
          <table:table-cell office:value-type="float" office:value="0.02"/>
          <table:table-cell table:style-name="cellBest" office:value-type="float" office:value="24.0"/>
          <table:table-cell office:value-type="float" office:value="3.0"/>
          <table:table-cell office:value-type="float" office:value="0.01"/>
          <table:table-cell office:value-type="float" office:value="208.0"/>
          <table:table-cell office:value-type="float" office:value="4.0"/>
          <table:table-cell table:formula="of:=MIN([.$B96];[.$E96];[.$H96];[.$K96];[.$N96];[.$Q96];[.$T96];[.$W96];[.$Z96];[.$AC96];[.$AF96];[.$AI96];[.$AL96];[.$AO96];[.$AR96];[.$AS96];[.$AV96];[.$AY96];[.$BB96];[.$BE96];[.$BH96];[.$BK96];[.$BN96];[.$BQ96];[.$BT96];[.$BW96];[.$BZ96];[.$CC96];[.$CF96])" office:value-type="float"/>
          <table:table-cell table:formula="of:=MIN([.$C96];[.$F96];[.$I96];[.$L96];[.$O96];[.$R96];[.$U96];[.$X96];[.$AA96];[.$AD96];[.$AG96];[.$AJ96];[.$AM96];[.$AP96];[.$AT96];[.$AW96];[.$AZ96];[.$BC96];[.$BF96];[.$BI96];[.$BL96];[.$BO96];[.$BR96];[.$BU96];[.$BX96];[.$CA96];[.$CD96];[.$CG96])" office:value-type="float"/>
          <table:table-cell table:formula="of:=MIN([.$D96];[.$G96];[.$J96];[.$M96];[.$P96];[.$S96];[.$V96];[.$Y96];[.$AB96];[.$AE96];[.$AH96];[.$AK96];[.$AN96];[.$AQ96];[.$AU96];[.$AX96];[.$BA96];[.$BD96];[.$BG96];[.$BJ96];[.$BM96];[.$BP96];[.$BS96];[.$BV96];[.$BY96];[.$CB96];[.$CE96];[.$CH96])" office:value-type="float"/>
          <table:table-cell table:formula="of:=MEDIAN([.$B96];[.$E96];[.$H96];[.$K96];[.$N96];[.$Q96];[.$T96];[.$W96];[.$Z96];[.$AC96];[.$AF96];[.$AI96];[.$AL96];[.$AO96];[.$AR96];[.$AS96];[.$AV96];[.$AY96];[.$BB96];[.$BE96];[.$BH96];[.$BK96];[.$BN96];[.$BQ96];[.$BT96];[.$BW96];[.$BZ96];[.$CC96];[.$CF96])" office:value-type="float"/>
          <table:table-cell table:formula="of:=MEDIAN([.$C96];[.$F96];[.$I96];[.$L96];[.$O96];[.$R96];[.$U96];[.$X96];[.$AA96];[.$AD96];[.$AG96];[.$AJ96];[.$AM96];[.$AP96];[.$AT96];[.$AW96];[.$AZ96];[.$BC96];[.$BF96];[.$BI96];[.$BL96];[.$BO96];[.$BR96];[.$BU96];[.$BX96];[.$CA96];[.$CD96];[.$CG96])" office:value-type="float"/>
          <table:table-cell table:formula="of:=MEDIAN([.$D96];[.$G96];[.$J96];[.$M96];[.$P96];[.$S96];[.$V96];[.$Y96];[.$AB96];[.$AE96];[.$AH96];[.$AK96];[.$AN96];[.$AQ96];[.$AU96];[.$AX96];[.$BA96];[.$BD96];[.$BG96];[.$BJ96];[.$BM96];[.$BP96];[.$BS96];[.$BV96];[.$BY96];[.$CB96];[.$CE96];[.$CH96])" office:value-type="float"/>
          <table:table-cell table:formula="of:=MAX([.$B96];[.$E96];[.$H96];[.$K96];[.$N96];[.$Q96];[.$T96];[.$W96];[.$Z96];[.$AC96];[.$AF96];[.$AI96];[.$AL96];[.$AO96];[.$AR96];[.$AS96];[.$AV96];[.$AY96];[.$BB96];[.$BE96];[.$BH96];[.$BK96];[.$BN96];[.$BQ96];[.$BT96];[.$BW96];[.$BZ96];[.$CC96];[.$CF96])" office:value-type="float"/>
          <table:table-cell table:formula="of:=MAX([.$C96];[.$F96];[.$I96];[.$L96];[.$O96];[.$R96];[.$U96];[.$X96];[.$AA96];[.$AD96];[.$AG96];[.$AJ96];[.$AM96];[.$AP96];[.$AT96];[.$AW96];[.$AZ96];[.$BC96];[.$BF96];[.$BI96];[.$BL96];[.$BO96];[.$BR96];[.$BU96];[.$BX96];[.$CA96];[.$CD96];[.$CG96])" office:value-type="float"/>
          <table:table-cell table:formula="of:=MAX([.$D96];[.$G96];[.$J96];[.$M96];[.$P96];[.$S96];[.$V96];[.$Y96];[.$AB96];[.$AE96];[.$AH96];[.$AK96];[.$AN96];[.$AQ96];[.$AU96];[.$AX96];[.$BA96];[.$BD96];[.$BG96];[.$BJ96];[.$BM96];[.$BP96];[.$BS96];[.$BV96];[.$BY96];[.$CB96];[.$CE96];[.$CH96])" office:value-type="float"/>
        </table:table-row>
        <table:table-row table:style-name="ro1">
          <table:table-cell office:value-type="string">
            <text:p>room/room_s28_a3_w5_h31.lp</text:p>
          </table:table-cell>
          <table:table-cell office:value-type="float" office:value="0.07"/>
          <table:table-cell office:value-type="float" office:value="124.0"/>
          <table:table-cell office:value-type="float" office:value="9.0"/>
          <table:table-cell table:style-name="cellBest" office:value-type="float" office:value="0.03"/>
          <table:table-cell office:value-type="float" office:value="535.0"/>
          <table:table-cell office:value-type="float" office:value="7.0"/>
          <table:table-cell table:style-name="cellBest" office:value-type="float" office:value="0.03"/>
          <table:table-cell table:style-name="cellBest" office:value-type="float" office:value="78.0"/>
          <table:table-cell office:value-type="float" office:value="13.0"/>
          <table:table-cell office:value-type="float" office:value="0.04"/>
          <table:table-cell table:style-name="cellBest" office:value-type="float" office:value="78.0"/>
          <table:table-cell office:value-type="float" office:value="13.0"/>
          <table:table-cell office:value-type="float" office:value="0.09"/>
          <table:table-cell office:value-type="float" office:value="196.0"/>
          <table:table-cell office:value-type="float" office:value="16.0"/>
          <table:table-cell office:value-type="float" office:value="0.04"/>
          <table:table-cell office:value-type="float" office:value="3618.0"/>
          <table:table-cell table:style-name="cellBest" office:value-type="float" office:value="4.0"/>
          <table:table-cell table:style-name="cellBest" office:value-type="float" office:value="0.03"/>
          <table:table-cell office:value-type="float" office:value="127.0"/>
          <table:table-cell office:value-type="float" office:value="12.0"/>
          <table:table-cell office:value-type="float" office:value="0.06"/>
          <table:table-cell office:value-type="float" office:value="196.0"/>
          <table:table-cell office:value-type="float" office:value="16.0"/>
          <table:table-cell office:value-type="float" office:value="2.54"/>
          <table:table-cell office:value-type="float" office:value="82769.0"/>
          <table:table-cell office:value-type="float" office:value="39.0"/>
          <table:table-cell office:value-type="float" office:value="2.49"/>
          <table:table-cell office:value-type="float" office:value="82769.0"/>
          <table:table-cell office:value-type="float" office:value="39.0"/>
          <table:table-cell office:value-type="float" office:value="2.66"/>
          <table:table-cell office:value-type="float" office:value="83640.0"/>
          <table:table-cell office:value-type="float" office:value="39.0"/>
          <table:table-cell office:value-type="float" office:value="3.33"/>
          <table:table-cell table:style-name="cellWorst" office:value-type="float" office:value="140184.0"/>
          <table:table-cell table:style-name="cellWorst" office:value-type="float" office:value="43.0"/>
          <table:table-cell office:value-type="float" office:value="2.18"/>
          <table:table-cell office:value-type="float" office:value="82769.0"/>
          <table:table-cell office:value-type="float" office:value="39.0"/>
          <table:table-cell office:value-type="float" office:value="2.98"/>
          <table:table-cell office:value-type="float" office:value="82769.0"/>
          <table:table-cell office:value-type="float" office:value="39.0"/>
          <table:table-cell table:style-name="cellWorst" office:value-type="float" office:value="1200.0"/>
          <table:table-cell office:value-type="float" office:value="3.44"/>
          <table:table-cell table:style-name="cellWorst" office:value-type="float" office:value="140184.0"/>
          <table:table-cell table:style-name="cellWorst" office:value-type="float" office:value="43.0"/>
          <table:table-cell office:value-type="float" office:value="0.04"/>
          <table:table-cell office:value-type="float" office:value="631.0"/>
          <table:table-cell office:value-type="float" office:value="12.0"/>
          <table:table-cell office:value-type="float" office:value="0.04"/>
          <table:table-cell office:value-type="float" office:value="631.0"/>
          <table:table-cell office:value-type="float" office:value="12.0"/>
          <table:table-cell office:value-type="float" office:value="0.04"/>
          <table:table-cell office:value-type="float" office:value="631.0"/>
          <table:table-cell office:value-type="float" office:value="12.0"/>
          <table:table-cell office:value-type="float" office:value="0.04"/>
          <table:table-cell office:value-type="float" office:value="631.0"/>
          <table:table-cell office:value-type="float" office:value="12.0"/>
          <table:table-cell office:value-type="float" office:value="0.04"/>
          <table:table-cell office:value-type="float" office:value="233.0"/>
          <table:table-cell office:value-type="float" office:value="9.0"/>
          <table:table-cell office:value-type="float" office:value="0.14"/>
          <table:table-cell office:value-type="float" office:value="5826.0"/>
          <table:table-cell office:value-type="float" office:value="8.0"/>
          <table:table-cell office:value-type="float" office:value="0.15"/>
          <table:table-cell office:value-type="float" office:value="8767.0"/>
          <table:table-cell office:value-type="float" office:value="11.0"/>
          <table:table-cell office:value-type="float" office:value="0.17"/>
          <table:table-cell office:value-type="float" office:value="787.0"/>
          <table:table-cell office:value-type="float" office:value="11.0"/>
          <table:table-cell table:style-name="cellBest" office:value-type="float" office:value="0.03"/>
          <table:table-cell office:value-type="float" office:value="630.0"/>
          <table:table-cell office:value-type="float" office:value="12.0"/>
          <table:table-cell office:value-type="float" office:value="0.05"/>
          <table:table-cell office:value-type="float" office:value="3618.0"/>
          <table:table-cell table:style-name="cellBest" office:value-type="float" office:value="4.0"/>
          <table:table-cell office:value-type="float" office:value="0.07"/>
          <table:table-cell office:value-type="float" office:value="3618.0"/>
          <table:table-cell table:style-name="cellBest" office:value-type="float" office:value="4.0"/>
          <table:table-cell office:value-type="float" office:value="0.08"/>
          <table:table-cell office:value-type="float" office:value="196.0"/>
          <table:table-cell office:value-type="float" office:value="16.0"/>
          <table:table-cell office:value-type="float" office:value="0.04"/>
          <table:table-cell office:value-type="float" office:value="630.0"/>
          <table:table-cell office:value-type="float" office:value="12.0"/>
          <table:table-cell table:formula="of:=MIN([.$B97];[.$E97];[.$H97];[.$K97];[.$N97];[.$Q97];[.$T97];[.$W97];[.$Z97];[.$AC97];[.$AF97];[.$AI97];[.$AL97];[.$AO97];[.$AR97];[.$AS97];[.$AV97];[.$AY97];[.$BB97];[.$BE97];[.$BH97];[.$BK97];[.$BN97];[.$BQ97];[.$BT97];[.$BW97];[.$BZ97];[.$CC97];[.$CF97])" office:value-type="float"/>
          <table:table-cell table:formula="of:=MIN([.$C97];[.$F97];[.$I97];[.$L97];[.$O97];[.$R97];[.$U97];[.$X97];[.$AA97];[.$AD97];[.$AG97];[.$AJ97];[.$AM97];[.$AP97];[.$AT97];[.$AW97];[.$AZ97];[.$BC97];[.$BF97];[.$BI97];[.$BL97];[.$BO97];[.$BR97];[.$BU97];[.$BX97];[.$CA97];[.$CD97];[.$CG97])" office:value-type="float"/>
          <table:table-cell table:formula="of:=MIN([.$D97];[.$G97];[.$J97];[.$M97];[.$P97];[.$S97];[.$V97];[.$Y97];[.$AB97];[.$AE97];[.$AH97];[.$AK97];[.$AN97];[.$AQ97];[.$AU97];[.$AX97];[.$BA97];[.$BD97];[.$BG97];[.$BJ97];[.$BM97];[.$BP97];[.$BS97];[.$BV97];[.$BY97];[.$CB97];[.$CE97];[.$CH97])" office:value-type="float"/>
          <table:table-cell table:formula="of:=MEDIAN([.$B97];[.$E97];[.$H97];[.$K97];[.$N97];[.$Q97];[.$T97];[.$W97];[.$Z97];[.$AC97];[.$AF97];[.$AI97];[.$AL97];[.$AO97];[.$AR97];[.$AS97];[.$AV97];[.$AY97];[.$BB97];[.$BE97];[.$BH97];[.$BK97];[.$BN97];[.$BQ97];[.$BT97];[.$BW97];[.$BZ97];[.$CC97];[.$CF97])" office:value-type="float"/>
          <table:table-cell table:formula="of:=MEDIAN([.$C97];[.$F97];[.$I97];[.$L97];[.$O97];[.$R97];[.$U97];[.$X97];[.$AA97];[.$AD97];[.$AG97];[.$AJ97];[.$AM97];[.$AP97];[.$AT97];[.$AW97];[.$AZ97];[.$BC97];[.$BF97];[.$BI97];[.$BL97];[.$BO97];[.$BR97];[.$BU97];[.$BX97];[.$CA97];[.$CD97];[.$CG97])" office:value-type="float"/>
          <table:table-cell table:formula="of:=MEDIAN([.$D97];[.$G97];[.$J97];[.$M97];[.$P97];[.$S97];[.$V97];[.$Y97];[.$AB97];[.$AE97];[.$AH97];[.$AK97];[.$AN97];[.$AQ97];[.$AU97];[.$AX97];[.$BA97];[.$BD97];[.$BG97];[.$BJ97];[.$BM97];[.$BP97];[.$BS97];[.$BV97];[.$BY97];[.$CB97];[.$CE97];[.$CH97])" office:value-type="float"/>
          <table:table-cell table:formula="of:=MAX([.$B97];[.$E97];[.$H97];[.$K97];[.$N97];[.$Q97];[.$T97];[.$W97];[.$Z97];[.$AC97];[.$AF97];[.$AI97];[.$AL97];[.$AO97];[.$AR97];[.$AS97];[.$AV97];[.$AY97];[.$BB97];[.$BE97];[.$BH97];[.$BK97];[.$BN97];[.$BQ97];[.$BT97];[.$BW97];[.$BZ97];[.$CC97];[.$CF97])" office:value-type="float"/>
          <table:table-cell table:formula="of:=MAX([.$C97];[.$F97];[.$I97];[.$L97];[.$O97];[.$R97];[.$U97];[.$X97];[.$AA97];[.$AD97];[.$AG97];[.$AJ97];[.$AM97];[.$AP97];[.$AT97];[.$AW97];[.$AZ97];[.$BC97];[.$BF97];[.$BI97];[.$BL97];[.$BO97];[.$BR97];[.$BU97];[.$BX97];[.$CA97];[.$CD97];[.$CG97])" office:value-type="float"/>
          <table:table-cell table:formula="of:=MAX([.$D97];[.$G97];[.$J97];[.$M97];[.$P97];[.$S97];[.$V97];[.$Y97];[.$AB97];[.$AE97];[.$AH97];[.$AK97];[.$AN97];[.$AQ97];[.$AU97];[.$AX97];[.$BA97];[.$BD97];[.$BG97];[.$BJ97];[.$BM97];[.$BP97];[.$BS97];[.$BV97];[.$BY97];[.$CB97];[.$CE97];[.$CH97])" office:value-type="float"/>
        </table:table-row>
        <table:table-row table:style-name="ro1">
          <table:table-cell office:value-type="string">
            <text:p>room/room_s29_a1_w5_h11.lp</text:p>
          </table:table-cell>
          <table:table-cell office:value-type="float" office:value="0.0"/>
          <table:table-cell office:value-type="float" office:value="4.0"/>
          <table:table-cell office:value-type="float" office:value="2.0"/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3.0"/>
          <table:table-cell office:value-type="float" office:value="0.0"/>
          <table:table-cell office:value-type="float" office:value="9.0"/>
          <table:table-cell table:style-name="cellWorst" office:value-type="float" office:value="6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7"/>
          <table:table-cell table:style-name="cellWorst" office:value-type="float" office:value="4888.0"/>
          <table:table-cell office:value-type="float" office:value="4.0"/>
          <table:table-cell office:value-type="float" office:value="0.09"/>
          <table:table-cell table:style-name="cellWorst" office:value-type="float" office:value="4888.0"/>
          <table:table-cell office:value-type="float" office:value="4.0"/>
          <table:table-cell office:value-type="float" office:value="0.09"/>
          <table:table-cell table:style-name="cellWorst" office:value-type="float" office:value="4888.0"/>
          <table:table-cell office:value-type="float" office:value="4.0"/>
          <table:table-cell office:value-type="float" office:value="0.07"/>
          <table:table-cell table:style-name="cellWorst" office:value-type="float" office:value="4888.0"/>
          <table:table-cell office:value-type="float" office:value="4.0"/>
          <table:table-cell office:value-type="float" office:value="0.07"/>
          <table:table-cell table:style-name="cellWorst" office:value-type="float" office:value="4888.0"/>
          <table:table-cell office:value-type="float" office:value="4.0"/>
          <table:table-cell office:value-type="float" office:value="0.09"/>
          <table:table-cell table:style-name="cellWorst" office:value-type="float" office:value="4888.0"/>
          <table:table-cell office:value-type="float" office:value="4.0"/>
          <table:table-cell table:style-name="cellWorst" office:value-type="float" office:value="1200.0"/>
          <table:table-cell office:value-type="float" office:value="0.07"/>
          <table:table-cell table:style-name="cellWorst" office:value-type="float" office:value="4888.0"/>
          <table:table-cell office:value-type="float" office:value="4.0"/>
          <table:table-cell office:value-type="float" office:value="0.0"/>
          <table:table-cell office:value-type="float" office:value="4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5.0"/>
          <table:table-cell office:value-type="float" office:value="2.0"/>
          <table:table-cell office:value-type="float" office:value="0.0"/>
          <table:table-cell office:value-type="float" office:value="5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48.0"/>
          <table:table-cell office:value-type="float" office:value="4.0"/>
          <table:table-cell office:value-type="float" office:value="0.0"/>
          <table:table-cell office:value-type="float" office:value="11.0"/>
          <table:table-cell office:value-type="float" office:value="3.0"/>
          <table:table-cell office:value-type="float" office:value="0.0"/>
          <table:table-cell office:value-type="float" office:value="11.0"/>
          <table:table-cell office:value-type="float" office:value="3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48.0"/>
          <table:table-cell office:value-type="float" office:value="4.0"/>
          <table:table-cell table:formula="of:=MIN([.$B98];[.$E98];[.$H98];[.$K98];[.$N98];[.$Q98];[.$T98];[.$W98];[.$Z98];[.$AC98];[.$AF98];[.$AI98];[.$AL98];[.$AO98];[.$AR98];[.$AS98];[.$AV98];[.$AY98];[.$BB98];[.$BE98];[.$BH98];[.$BK98];[.$BN98];[.$BQ98];[.$BT98];[.$BW98];[.$BZ98];[.$CC98];[.$CF98])" office:value-type="float"/>
          <table:table-cell table:formula="of:=MIN([.$C98];[.$F98];[.$I98];[.$L98];[.$O98];[.$R98];[.$U98];[.$X98];[.$AA98];[.$AD98];[.$AG98];[.$AJ98];[.$AM98];[.$AP98];[.$AT98];[.$AW98];[.$AZ98];[.$BC98];[.$BF98];[.$BI98];[.$BL98];[.$BO98];[.$BR98];[.$BU98];[.$BX98];[.$CA98];[.$CD98];[.$CG98])" office:value-type="float"/>
          <table:table-cell table:formula="of:=MIN([.$D98];[.$G98];[.$J98];[.$M98];[.$P98];[.$S98];[.$V98];[.$Y98];[.$AB98];[.$AE98];[.$AH98];[.$AK98];[.$AN98];[.$AQ98];[.$AU98];[.$AX98];[.$BA98];[.$BD98];[.$BG98];[.$BJ98];[.$BM98];[.$BP98];[.$BS98];[.$BV98];[.$BY98];[.$CB98];[.$CE98];[.$CH98])" office:value-type="float"/>
          <table:table-cell table:formula="of:=MEDIAN([.$B98];[.$E98];[.$H98];[.$K98];[.$N98];[.$Q98];[.$T98];[.$W98];[.$Z98];[.$AC98];[.$AF98];[.$AI98];[.$AL98];[.$AO98];[.$AR98];[.$AS98];[.$AV98];[.$AY98];[.$BB98];[.$BE98];[.$BH98];[.$BK98];[.$BN98];[.$BQ98];[.$BT98];[.$BW98];[.$BZ98];[.$CC98];[.$CF98])" office:value-type="float"/>
          <table:table-cell table:formula="of:=MEDIAN([.$C98];[.$F98];[.$I98];[.$L98];[.$O98];[.$R98];[.$U98];[.$X98];[.$AA98];[.$AD98];[.$AG98];[.$AJ98];[.$AM98];[.$AP98];[.$AT98];[.$AW98];[.$AZ98];[.$BC98];[.$BF98];[.$BI98];[.$BL98];[.$BO98];[.$BR98];[.$BU98];[.$BX98];[.$CA98];[.$CD98];[.$CG98])" office:value-type="float"/>
          <table:table-cell table:formula="of:=MEDIAN([.$D98];[.$G98];[.$J98];[.$M98];[.$P98];[.$S98];[.$V98];[.$Y98];[.$AB98];[.$AE98];[.$AH98];[.$AK98];[.$AN98];[.$AQ98];[.$AU98];[.$AX98];[.$BA98];[.$BD98];[.$BG98];[.$BJ98];[.$BM98];[.$BP98];[.$BS98];[.$BV98];[.$BY98];[.$CB98];[.$CE98];[.$CH98])" office:value-type="float"/>
          <table:table-cell table:formula="of:=MAX([.$B98];[.$E98];[.$H98];[.$K98];[.$N98];[.$Q98];[.$T98];[.$W98];[.$Z98];[.$AC98];[.$AF98];[.$AI98];[.$AL98];[.$AO98];[.$AR98];[.$AS98];[.$AV98];[.$AY98];[.$BB98];[.$BE98];[.$BH98];[.$BK98];[.$BN98];[.$BQ98];[.$BT98];[.$BW98];[.$BZ98];[.$CC98];[.$CF98])" office:value-type="float"/>
          <table:table-cell table:formula="of:=MAX([.$C98];[.$F98];[.$I98];[.$L98];[.$O98];[.$R98];[.$U98];[.$X98];[.$AA98];[.$AD98];[.$AG98];[.$AJ98];[.$AM98];[.$AP98];[.$AT98];[.$AW98];[.$AZ98];[.$BC98];[.$BF98];[.$BI98];[.$BL98];[.$BO98];[.$BR98];[.$BU98];[.$BX98];[.$CA98];[.$CD98];[.$CG98])" office:value-type="float"/>
          <table:table-cell table:formula="of:=MAX([.$D98];[.$G98];[.$J98];[.$M98];[.$P98];[.$S98];[.$V98];[.$Y98];[.$AB98];[.$AE98];[.$AH98];[.$AK98];[.$AN98];[.$AQ98];[.$AU98];[.$AX98];[.$BA98];[.$BD98];[.$BG98];[.$BJ98];[.$BM98];[.$BP98];[.$BS98];[.$BV98];[.$BY98];[.$CB98];[.$CE98];[.$CH98])" office:value-type="float"/>
        </table:table-row>
        <table:table-row table:style-name="ro1">
          <table:table-cell office:value-type="string">
            <text:p>room/room_s29_a3_w5_h26.lp</text:p>
          </table:table-cell>
          <table:table-cell office:value-type="float" office:value="0.03"/>
          <table:table-cell office:value-type="float" office:value="105.0"/>
          <table:table-cell office:value-type="float" office:value="5.0"/>
          <table:table-cell table:style-name="cellBest" office:value-type="float" office:value="0.02"/>
          <table:table-cell office:value-type="float" office:value="629.0"/>
          <table:table-cell table:style-name="cellBest" office:value-type="float" office:value="0.0"/>
          <table:table-cell table:style-name="cellBest" office:value-type="float" office:value="0.02"/>
          <table:table-cell table:style-name="cellBest" office:value-type="float" office:value="55.0"/>
          <table:table-cell office:value-type="float" office:value="2.0"/>
          <table:table-cell office:value-type="float" office:value="0.03"/>
          <table:table-cell table:style-name="cellBest" office:value-type="float" office:value="55.0"/>
          <table:table-cell office:value-type="float" office:value="2.0"/>
          <table:table-cell office:value-type="float" office:value="0.07"/>
          <table:table-cell office:value-type="float" office:value="233.0"/>
          <table:table-cell office:value-type="float" office:value="29.0"/>
          <table:table-cell office:value-type="float" office:value="0.03"/>
          <table:table-cell office:value-type="float" office:value="2569.0"/>
          <table:table-cell office:value-type="float" office:value="5.0"/>
          <table:table-cell office:value-type="float" office:value="0.04"/>
          <table:table-cell office:value-type="float" office:value="142.0"/>
          <table:table-cell office:value-type="float" office:value="14.0"/>
          <table:table-cell office:value-type="float" office:value="0.05"/>
          <table:table-cell office:value-type="float" office:value="233.0"/>
          <table:table-cell office:value-type="float" office:value="29.0"/>
          <table:table-cell office:value-type="float" office:value="82.76"/>
          <table:table-cell office:value-type="float" office:value="3380274.0"/>
          <table:table-cell office:value-type="float" office:value="43656.0"/>
          <table:table-cell office:value-type="float" office:value="82.13"/>
          <table:table-cell office:value-type="float" office:value="3380274.0"/>
          <table:table-cell office:value-type="float" office:value="43656.0"/>
          <table:table-cell office:value-type="float" office:value="742.28"/>
          <table:table-cell office:value-type="float" office:value="54631660.0"/>
          <table:table-cell office:value-type="float" office:value="1227568.0"/>
          <table:table-cell office:value-type="float" office:value="883.79"/>
          <table:table-cell table:style-name="cellWorst" office:value-type="float" office:value="59952490.0"/>
          <table:table-cell table:style-name="cellWorst" office:value-type="float" office:value="1259774.0"/>
          <table:table-cell office:value-type="float" office:value="82.97"/>
          <table:table-cell office:value-type="float" office:value="3380274.0"/>
          <table:table-cell office:value-type="float" office:value="43656.0"/>
          <table:table-cell office:value-type="float" office:value="101.74"/>
          <table:table-cell office:value-type="float" office:value="3380274.0"/>
          <table:table-cell office:value-type="float" office:value="43656.0"/>
          <table:table-cell table:style-name="cellWorst" office:value-type="float" office:value="1200.0"/>
          <table:table-cell office:value-type="float" office:value="874.04"/>
          <table:table-cell table:style-name="cellWorst" office:value-type="float" office:value="59952490.0"/>
          <table:table-cell table:style-name="cellWorst" office:value-type="float" office:value="1259774.0"/>
          <table:table-cell office:value-type="float" office:value="0.04"/>
          <table:table-cell office:value-type="float" office:value="255.0"/>
          <table:table-cell office:value-type="float" office:value="9.0"/>
          <table:table-cell office:value-type="float" office:value="0.03"/>
          <table:table-cell office:value-type="float" office:value="255.0"/>
          <table:table-cell office:value-type="float" office:value="9.0"/>
          <table:table-cell office:value-type="float" office:value="0.03"/>
          <table:table-cell office:value-type="float" office:value="255.0"/>
          <table:table-cell office:value-type="float" office:value="9.0"/>
          <table:table-cell office:value-type="float" office:value="0.03"/>
          <table:table-cell office:value-type="float" office:value="255.0"/>
          <table:table-cell office:value-type="float" office:value="9.0"/>
          <table:table-cell office:value-type="float" office:value="0.03"/>
          <table:table-cell office:value-type="float" office:value="152.0"/>
          <table:table-cell office:value-type="float" office:value="9.0"/>
          <table:table-cell office:value-type="float" office:value="0.07"/>
          <table:table-cell office:value-type="float" office:value="4514.0"/>
          <table:table-cell office:value-type="float" office:value="6.0"/>
          <table:table-cell office:value-type="float" office:value="0.08"/>
          <table:table-cell office:value-type="float" office:value="5443.0"/>
          <table:table-cell office:value-type="float" office:value="7.0"/>
          <table:table-cell office:value-type="float" office:value="0.23"/>
          <table:table-cell office:value-type="float" office:value="1199.0"/>
          <table:table-cell office:value-type="float" office:value="23.0"/>
          <table:table-cell office:value-type="float" office:value="0.03"/>
          <table:table-cell office:value-type="float" office:value="254.0"/>
          <table:table-cell office:value-type="float" office:value="9.0"/>
          <table:table-cell office:value-type="float" office:value="0.03"/>
          <table:table-cell office:value-type="float" office:value="2569.0"/>
          <table:table-cell office:value-type="float" office:value="5.0"/>
          <table:table-cell office:value-type="float" office:value="0.03"/>
          <table:table-cell office:value-type="float" office:value="2569.0"/>
          <table:table-cell office:value-type="float" office:value="5.0"/>
          <table:table-cell office:value-type="float" office:value="0.07"/>
          <table:table-cell office:value-type="float" office:value="233.0"/>
          <table:table-cell office:value-type="float" office:value="29.0"/>
          <table:table-cell office:value-type="float" office:value="0.03"/>
          <table:table-cell office:value-type="float" office:value="254.0"/>
          <table:table-cell office:value-type="float" office:value="9.0"/>
          <table:table-cell table:formula="of:=MIN([.$B99];[.$E99];[.$H99];[.$K99];[.$N99];[.$Q99];[.$T99];[.$W99];[.$Z99];[.$AC99];[.$AF99];[.$AI99];[.$AL99];[.$AO99];[.$AR99];[.$AS99];[.$AV99];[.$AY99];[.$BB99];[.$BE99];[.$BH99];[.$BK99];[.$BN99];[.$BQ99];[.$BT99];[.$BW99];[.$BZ99];[.$CC99];[.$CF99])" office:value-type="float"/>
          <table:table-cell table:formula="of:=MIN([.$C99];[.$F99];[.$I99];[.$L99];[.$O99];[.$R99];[.$U99];[.$X99];[.$AA99];[.$AD99];[.$AG99];[.$AJ99];[.$AM99];[.$AP99];[.$AT99];[.$AW99];[.$AZ99];[.$BC99];[.$BF99];[.$BI99];[.$BL99];[.$BO99];[.$BR99];[.$BU99];[.$BX99];[.$CA99];[.$CD99];[.$CG99])" office:value-type="float"/>
          <table:table-cell table:formula="of:=MIN([.$D99];[.$G99];[.$J99];[.$M99];[.$P99];[.$S99];[.$V99];[.$Y99];[.$AB99];[.$AE99];[.$AH99];[.$AK99];[.$AN99];[.$AQ99];[.$AU99];[.$AX99];[.$BA99];[.$BD99];[.$BG99];[.$BJ99];[.$BM99];[.$BP99];[.$BS99];[.$BV99];[.$BY99];[.$CB99];[.$CE99];[.$CH99])" office:value-type="float"/>
          <table:table-cell table:formula="of:=MEDIAN([.$B99];[.$E99];[.$H99];[.$K99];[.$N99];[.$Q99];[.$T99];[.$W99];[.$Z99];[.$AC99];[.$AF99];[.$AI99];[.$AL99];[.$AO99];[.$AR99];[.$AS99];[.$AV99];[.$AY99];[.$BB99];[.$BE99];[.$BH99];[.$BK99];[.$BN99];[.$BQ99];[.$BT99];[.$BW99];[.$BZ99];[.$CC99];[.$CF99])" office:value-type="float"/>
          <table:table-cell table:formula="of:=MEDIAN([.$C99];[.$F99];[.$I99];[.$L99];[.$O99];[.$R99];[.$U99];[.$X99];[.$AA99];[.$AD99];[.$AG99];[.$AJ99];[.$AM99];[.$AP99];[.$AT99];[.$AW99];[.$AZ99];[.$BC99];[.$BF99];[.$BI99];[.$BL99];[.$BO99];[.$BR99];[.$BU99];[.$BX99];[.$CA99];[.$CD99];[.$CG99])" office:value-type="float"/>
          <table:table-cell table:formula="of:=MEDIAN([.$D99];[.$G99];[.$J99];[.$M99];[.$P99];[.$S99];[.$V99];[.$Y99];[.$AB99];[.$AE99];[.$AH99];[.$AK99];[.$AN99];[.$AQ99];[.$AU99];[.$AX99];[.$BA99];[.$BD99];[.$BG99];[.$BJ99];[.$BM99];[.$BP99];[.$BS99];[.$BV99];[.$BY99];[.$CB99];[.$CE99];[.$CH99])" office:value-type="float"/>
          <table:table-cell table:formula="of:=MAX([.$B99];[.$E99];[.$H99];[.$K99];[.$N99];[.$Q99];[.$T99];[.$W99];[.$Z99];[.$AC99];[.$AF99];[.$AI99];[.$AL99];[.$AO99];[.$AR99];[.$AS99];[.$AV99];[.$AY99];[.$BB99];[.$BE99];[.$BH99];[.$BK99];[.$BN99];[.$BQ99];[.$BT99];[.$BW99];[.$BZ99];[.$CC99];[.$CF99])" office:value-type="float"/>
          <table:table-cell table:formula="of:=MAX([.$C99];[.$F99];[.$I99];[.$L99];[.$O99];[.$R99];[.$U99];[.$X99];[.$AA99];[.$AD99];[.$AG99];[.$AJ99];[.$AM99];[.$AP99];[.$AT99];[.$AW99];[.$AZ99];[.$BC99];[.$BF99];[.$BI99];[.$BL99];[.$BO99];[.$BR99];[.$BU99];[.$BX99];[.$CA99];[.$CD99];[.$CG99])" office:value-type="float"/>
          <table:table-cell table:formula="of:=MAX([.$D99];[.$G99];[.$J99];[.$M99];[.$P99];[.$S99];[.$V99];[.$Y99];[.$AB99];[.$AE99];[.$AH99];[.$AK99];[.$AN99];[.$AQ99];[.$AU99];[.$AX99];[.$BA99];[.$BD99];[.$BG99];[.$BJ99];[.$BM99];[.$BP99];[.$BS99];[.$BV99];[.$BY99];[.$CB99];[.$CE99];[.$CH99])" office:value-type="float"/>
        </table:table-row>
        <table:table-row table:style-name="ro1">
          <table:table-cell office:value-type="string">
            <text:p>room/room_s30_a1_w5_h16.lp</text:p>
          </table:table-cell>
          <table:table-cell office:value-type="float" office:value="0.0"/>
          <table:table-cell office:value-type="float" office:value="33.0"/>
          <table:table-cell office:value-type="float" office:value="11.0"/>
          <table:table-cell office:value-type="float" office:value="0.0"/>
          <table:table-cell table:style-name="cellBest" office:value-type="float" office:value="5.0"/>
          <table:table-cell table:style-name="cellBest" office:value-type="float" office:value="0.0"/>
          <table:table-cell office:value-type="float" office:value="0.0"/>
          <table:table-cell office:value-type="float" office:value="10.0"/>
          <table:table-cell office:value-type="float" office:value="4.0"/>
          <table:table-cell office:value-type="float" office:value="0.0"/>
          <table:table-cell office:value-type="float" office:value="10.0"/>
          <table:table-cell office:value-type="float" office:value="4.0"/>
          <table:table-cell office:value-type="float" office:value="0.01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26.0"/>
          <table:table-cell table:style-name="cellWorst" office:value-type="float" office:value="17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15"/>
          <table:table-cell table:style-name="cellWorst" office:value-type="float" office:value="7362.0"/>
          <table:table-cell office:value-type="float" office:value="6.0"/>
          <table:table-cell office:value-type="float" office:value="0.2"/>
          <table:table-cell table:style-name="cellWorst" office:value-type="float" office:value="7362.0"/>
          <table:table-cell office:value-type="float" office:value="6.0"/>
          <table:table-cell office:value-type="float" office:value="0.19"/>
          <table:table-cell table:style-name="cellWorst" office:value-type="float" office:value="7362.0"/>
          <table:table-cell office:value-type="float" office:value="6.0"/>
          <table:table-cell office:value-type="float" office:value="0.19"/>
          <table:table-cell table:style-name="cellWorst" office:value-type="float" office:value="7362.0"/>
          <table:table-cell office:value-type="float" office:value="6.0"/>
          <table:table-cell office:value-type="float" office:value="0.15"/>
          <table:table-cell table:style-name="cellWorst" office:value-type="float" office:value="7362.0"/>
          <table:table-cell office:value-type="float" office:value="6.0"/>
          <table:table-cell office:value-type="float" office:value="0.19"/>
          <table:table-cell table:style-name="cellWorst" office:value-type="float" office:value="7362.0"/>
          <table:table-cell office:value-type="float" office:value="6.0"/>
          <table:table-cell table:style-name="cellWorst" office:value-type="float" office:value="1200.0"/>
          <table:table-cell office:value-type="float" office:value="0.18"/>
          <table:table-cell table:style-name="cellWorst" office:value-type="float" office:value="7362.0"/>
          <table:table-cell office:value-type="float" office:value="6.0"/>
          <table:table-cell office:value-type="float" office:value="0.0"/>
          <table:table-cell office:value-type="float" office:value="33.0"/>
          <table:table-cell office:value-type="float" office:value="11.0"/>
          <table:table-cell office:value-type="float" office:value="0.0"/>
          <table:table-cell office:value-type="float" office:value="17.0"/>
          <table:table-cell table:style-name="cellBest" office:value-type="float" office:value="0.0"/>
          <table:table-cell office:value-type="float" office:value="0.0"/>
          <table:table-cell office:value-type="float" office:value="17.0"/>
          <table:table-cell table:style-name="cellBest" office:value-type="float" office:value="0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90.0"/>
          <table:table-cell office:value-type="float" office:value="9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140.0"/>
          <table:table-cell office:value-type="float" office:value="8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140.0"/>
          <table:table-cell office:value-type="float" office:value="8.0"/>
          <table:table-cell table:formula="of:=MIN([.$B100];[.$E100];[.$H100];[.$K100];[.$N100];[.$Q100];[.$T100];[.$W100];[.$Z100];[.$AC100];[.$AF100];[.$AI100];[.$AL100];[.$AO100];[.$AR100];[.$AS100];[.$AV100];[.$AY100];[.$BB100];[.$BE100];[.$BH100];[.$BK100];[.$BN100];[.$BQ100];[.$BT100];[.$BW100];[.$BZ100];[.$CC100];[.$CF100])" office:value-type="float"/>
          <table:table-cell table:formula="of:=MIN([.$C100];[.$F100];[.$I100];[.$L100];[.$O100];[.$R100];[.$U100];[.$X100];[.$AA100];[.$AD100];[.$AG100];[.$AJ100];[.$AM100];[.$AP100];[.$AT100];[.$AW100];[.$AZ100];[.$BC100];[.$BF100];[.$BI100];[.$BL100];[.$BO100];[.$BR100];[.$BU100];[.$BX100];[.$CA100];[.$CD100];[.$CG100])" office:value-type="float"/>
          <table:table-cell table:formula="of:=MIN([.$D100];[.$G100];[.$J100];[.$M100];[.$P100];[.$S100];[.$V100];[.$Y100];[.$AB100];[.$AE100];[.$AH100];[.$AK100];[.$AN100];[.$AQ100];[.$AU100];[.$AX100];[.$BA100];[.$BD100];[.$BG100];[.$BJ100];[.$BM100];[.$BP100];[.$BS100];[.$BV100];[.$BY100];[.$CB100];[.$CE100];[.$CH100])" office:value-type="float"/>
          <table:table-cell table:formula="of:=MEDIAN([.$B100];[.$E100];[.$H100];[.$K100];[.$N100];[.$Q100];[.$T100];[.$W100];[.$Z100];[.$AC100];[.$AF100];[.$AI100];[.$AL100];[.$AO100];[.$AR100];[.$AS100];[.$AV100];[.$AY100];[.$BB100];[.$BE100];[.$BH100];[.$BK100];[.$BN100];[.$BQ100];[.$BT100];[.$BW100];[.$BZ100];[.$CC100];[.$CF100])" office:value-type="float"/>
          <table:table-cell table:formula="of:=MEDIAN([.$C100];[.$F100];[.$I100];[.$L100];[.$O100];[.$R100];[.$U100];[.$X100];[.$AA100];[.$AD100];[.$AG100];[.$AJ100];[.$AM100];[.$AP100];[.$AT100];[.$AW100];[.$AZ100];[.$BC100];[.$BF100];[.$BI100];[.$BL100];[.$BO100];[.$BR100];[.$BU100];[.$BX100];[.$CA100];[.$CD100];[.$CG100])" office:value-type="float"/>
          <table:table-cell table:formula="of:=MEDIAN([.$D100];[.$G100];[.$J100];[.$M100];[.$P100];[.$S100];[.$V100];[.$Y100];[.$AB100];[.$AE100];[.$AH100];[.$AK100];[.$AN100];[.$AQ100];[.$AU100];[.$AX100];[.$BA100];[.$BD100];[.$BG100];[.$BJ100];[.$BM100];[.$BP100];[.$BS100];[.$BV100];[.$BY100];[.$CB100];[.$CE100];[.$CH100])" office:value-type="float"/>
          <table:table-cell table:formula="of:=MAX([.$B100];[.$E100];[.$H100];[.$K100];[.$N100];[.$Q100];[.$T100];[.$W100];[.$Z100];[.$AC100];[.$AF100];[.$AI100];[.$AL100];[.$AO100];[.$AR100];[.$AS100];[.$AV100];[.$AY100];[.$BB100];[.$BE100];[.$BH100];[.$BK100];[.$BN100];[.$BQ100];[.$BT100];[.$BW100];[.$BZ100];[.$CC100];[.$CF100])" office:value-type="float"/>
          <table:table-cell table:formula="of:=MAX([.$C100];[.$F100];[.$I100];[.$L100];[.$O100];[.$R100];[.$U100];[.$X100];[.$AA100];[.$AD100];[.$AG100];[.$AJ100];[.$AM100];[.$AP100];[.$AT100];[.$AW100];[.$AZ100];[.$BC100];[.$BF100];[.$BI100];[.$BL100];[.$BO100];[.$BR100];[.$BU100];[.$BX100];[.$CA100];[.$CD100];[.$CG100])" office:value-type="float"/>
          <table:table-cell table:formula="of:=MAX([.$D100];[.$G100];[.$J100];[.$M100];[.$P100];[.$S100];[.$V100];[.$Y100];[.$AB100];[.$AE100];[.$AH100];[.$AK100];[.$AN100];[.$AQ100];[.$AU100];[.$AX100];[.$BA100];[.$BD100];[.$BG100];[.$BJ100];[.$BM100];[.$BP100];[.$BS100];[.$BV100];[.$BY100];[.$CB100];[.$CE100];[.$CH10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00])" office:value-type="float"/>
          <table:table-cell table:style-name="cellBest" table:formula="of:=SUM([.C3:.C100])" office:value-type="float"/>
          <table:table-cell table:formula="of:=SUM([.D3:.D100])" office:value-type="float"/>
          <table:table-cell table:style-name="cellBest" table:formula="of:=SUM([.E3:.E100])" office:value-type="float"/>
          <table:table-cell table:formula="of:=SUM([.F3:.F100])" office:value-type="float"/>
          <table:table-cell table:style-name="cellBest" table:formula="of:=SUM([.G3:.G100])" office:value-type="float"/>
          <table:table-cell table:formula="of:=SUM([.H3:.H100])" office:value-type="float"/>
          <table:table-cell table:formula="of:=SUM([.I3:.I100])" office:value-type="float"/>
          <table:table-cell table:formula="of:=SUM([.J3:.J100])" office:value-type="float"/>
          <table:table-cell table:formula="of:=SUM([.K3:.K100])" office:value-type="float"/>
          <table:table-cell table:formula="of:=SUM([.L3:.L100])" office:value-type="float"/>
          <table:table-cell table:formula="of:=SUM([.M3:.M100])" office:value-type="float"/>
          <table:table-cell table:formula="of:=SUM([.N3:.N100])" office:value-type="float"/>
          <table:table-cell table:formula="of:=SUM([.O3:.O100])" office:value-type="float"/>
          <table:table-cell table:formula="of:=SUM([.P3:.P100])" office:value-type="float"/>
          <table:table-cell table:formula="of:=SUM([.Q3:.Q100])" office:value-type="float"/>
          <table:table-cell table:formula="of:=SUM([.R3:.R100])" office:value-type="float"/>
          <table:table-cell table:formula="of:=SUM([.S3:.S100])" office:value-type="float"/>
          <table:table-cell table:formula="of:=SUM([.T3:.T100])" office:value-type="float"/>
          <table:table-cell table:formula="of:=SUM([.U3:.U100])" office:value-type="float"/>
          <table:table-cell table:formula="of:=SUM([.V3:.V100])" office:value-type="float"/>
          <table:table-cell table:formula="of:=SUM([.W3:.W100])" office:value-type="float"/>
          <table:table-cell table:formula="of:=SUM([.X3:.X100])" office:value-type="float"/>
          <table:table-cell table:formula="of:=SUM([.Y3:.Y100])" office:value-type="float"/>
          <table:table-cell table:formula="of:=SUM([.Z3:.Z100])" office:value-type="float"/>
          <table:table-cell table:formula="of:=SUM([.AA3:.AA100])" office:value-type="float"/>
          <table:table-cell table:formula="of:=SUM([.AB3:.AB100])" office:value-type="float"/>
          <table:table-cell table:formula="of:=SUM([.AC3:.AC100])" office:value-type="float"/>
          <table:table-cell table:formula="of:=SUM([.AD3:.AD100])" office:value-type="float"/>
          <table:table-cell table:formula="of:=SUM([.AE3:.AE100])" office:value-type="float"/>
          <table:table-cell table:formula="of:=SUM([.AF3:.AF100])" office:value-type="float"/>
          <table:table-cell table:formula="of:=SUM([.AG3:.AG100])" office:value-type="float"/>
          <table:table-cell table:formula="of:=SUM([.AH3:.AH100])" office:value-type="float"/>
          <table:table-cell table:formula="of:=SUM([.AI3:.AI100])" office:value-type="float"/>
          <table:table-cell table:formula="of:=SUM([.AJ3:.AJ100])" office:value-type="float"/>
          <table:table-cell table:formula="of:=SUM([.AK3:.AK100])" office:value-type="float"/>
          <table:table-cell table:formula="of:=SUM([.AL3:.AL100])" office:value-type="float"/>
          <table:table-cell table:formula="of:=SUM([.AM3:.AM100])" office:value-type="float"/>
          <table:table-cell table:formula="of:=SUM([.AN3:.AN100])" office:value-type="float"/>
          <table:table-cell table:formula="of:=SUM([.AO3:.AO100])" office:value-type="float"/>
          <table:table-cell table:formula="of:=SUM([.AP3:.AP100])" office:value-type="float"/>
          <table:table-cell table:formula="of:=SUM([.AQ3:.AQ100])" office:value-type="float"/>
          <table:table-cell table:style-name="cellWorst" table:formula="of:=SUM([.AR3:.AR100])" office:value-type="float"/>
          <table:table-cell table:formula="of:=SUM([.AS3:.AS100])" office:value-type="float"/>
          <table:table-cell table:formula="of:=SUM([.AT3:.AT100])" office:value-type="float"/>
          <table:table-cell table:formula="of:=SUM([.AU3:.AU100])" office:value-type="float"/>
          <table:table-cell table:formula="of:=SUM([.AV3:.AV100])" office:value-type="float"/>
          <table:table-cell table:formula="of:=SUM([.AW3:.AW100])" office:value-type="float"/>
          <table:table-cell table:formula="of:=SUM([.AX3:.AX100])" office:value-type="float"/>
          <table:table-cell table:formula="of:=SUM([.AY3:.AY100])" office:value-type="float"/>
          <table:table-cell table:formula="of:=SUM([.AZ3:.AZ100])" office:value-type="float"/>
          <table:table-cell table:formula="of:=SUM([.BA3:.BA100])" office:value-type="float"/>
          <table:table-cell table:formula="of:=SUM([.BB3:.BB100])" office:value-type="float"/>
          <table:table-cell table:formula="of:=SUM([.BC3:.BC100])" office:value-type="float"/>
          <table:table-cell table:formula="of:=SUM([.BD3:.BD100])" office:value-type="float"/>
          <table:table-cell table:formula="of:=SUM([.BE3:.BE100])" office:value-type="float"/>
          <table:table-cell table:formula="of:=SUM([.BF3:.BF100])" office:value-type="float"/>
          <table:table-cell table:formula="of:=SUM([.BG3:.BG100])" office:value-type="float"/>
          <table:table-cell table:formula="of:=SUM([.BH3:.BH100])" office:value-type="float"/>
          <table:table-cell table:formula="of:=SUM([.BI3:.BI100])" office:value-type="float"/>
          <table:table-cell table:formula="of:=SUM([.BJ3:.BJ100])" office:value-type="float"/>
          <table:table-cell table:formula="of:=SUM([.BK3:.BK100])" office:value-type="float"/>
          <table:table-cell table:formula="of:=SUM([.BL3:.BL100])" office:value-type="float"/>
          <table:table-cell table:formula="of:=SUM([.BM3:.BM100])" office:value-type="float"/>
          <table:table-cell table:formula="of:=SUM([.BN3:.BN100])" office:value-type="float"/>
          <table:table-cell table:style-name="cellWorst" table:formula="of:=SUM([.BO3:.BO100])" office:value-type="float"/>
          <table:table-cell table:style-name="cellWorst" table:formula="of:=SUM([.BP3:.BP100])" office:value-type="float"/>
          <table:table-cell table:formula="of:=SUM([.BQ3:.BQ100])" office:value-type="float"/>
          <table:table-cell table:formula="of:=SUM([.BR3:.BR100])" office:value-type="float"/>
          <table:table-cell table:formula="of:=SUM([.BS3:.BS100])" office:value-type="float"/>
          <table:table-cell table:formula="of:=SUM([.BT3:.BT100])" office:value-type="float"/>
          <table:table-cell table:formula="of:=SUM([.BU3:.BU100])" office:value-type="float"/>
          <table:table-cell table:formula="of:=SUM([.BV3:.BV100])" office:value-type="float"/>
          <table:table-cell table:formula="of:=SUM([.BW3:.BW100])" office:value-type="float"/>
          <table:table-cell table:formula="of:=SUM([.BX3:.BX100])" office:value-type="float"/>
          <table:table-cell table:formula="of:=SUM([.BY3:.BY100])" office:value-type="float"/>
          <table:table-cell table:formula="of:=SUM([.BZ3:.BZ100])" office:value-type="float"/>
          <table:table-cell table:formula="of:=SUM([.CA3:.CA100])" office:value-type="float"/>
          <table:table-cell table:formula="of:=SUM([.CB3:.CB100])" office:value-type="float"/>
          <table:table-cell table:formula="of:=SUM([.CC3:.CC100])" office:value-type="float"/>
          <table:table-cell table:formula="of:=SUM([.CD3:.CD100])" office:value-type="float"/>
          <table:table-cell table:formula="of:=SUM([.CE3:.CE100])" office:value-type="float"/>
          <table:table-cell table:formula="of:=SUM([.CF3:.CF100])" office:value-type="float"/>
          <table:table-cell table:formula="of:=SUM([.CG3:.CG100])" office:value-type="float"/>
          <table:table-cell table:formula="of:=SUM([.CH3:.CH100])" office:value-type="float"/>
          <table:table-cell table:formula="of:=SUM([.CI3:.CI100])" office:value-type="float"/>
          <table:table-cell table:formula="of:=SUM([.CJ3:.CJ100])" office:value-type="float"/>
          <table:table-cell table:formula="of:=SUM([.CK3:.CK100])" office:value-type="float"/>
          <table:table-cell table:formula="of:=SUM([.CL3:.CL100])" office:value-type="float"/>
          <table:table-cell table:formula="of:=SUM([.CM3:.CM100])" office:value-type="float"/>
          <table:table-cell table:formula="of:=SUM([.CN3:.CN100])" office:value-type="float"/>
          <table:table-cell table:formula="of:=SUM([.CO3:.CO100])" office:value-type="float"/>
          <table:table-cell table:formula="of:=SUM([.CP3:.CP100])" office:value-type="float"/>
          <table:table-cell table:formula="of:=SUM([.CQ3:.CQ10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00])" office:value-type="float"/>
          <table:table-cell table:style-name="cellBest" table:formula="of:=AVERAGE([.C3:.C100])" office:value-type="float"/>
          <table:table-cell table:formula="of:=AVERAGE([.D3:.D100])" office:value-type="float"/>
          <table:table-cell table:style-name="cellBest" table:formula="of:=AVERAGE([.E3:.E100])" office:value-type="float"/>
          <table:table-cell table:formula="of:=AVERAGE([.F3:.F100])" office:value-type="float"/>
          <table:table-cell table:style-name="cellBest" table:formula="of:=AVERAGE([.G3:.G100])" office:value-type="float"/>
          <table:table-cell table:formula="of:=AVERAGE([.H3:.H100])" office:value-type="float"/>
          <table:table-cell table:formula="of:=AVERAGE([.I3:.I100])" office:value-type="float"/>
          <table:table-cell table:formula="of:=AVERAGE([.J3:.J100])" office:value-type="float"/>
          <table:table-cell table:formula="of:=AVERAGE([.K3:.K100])" office:value-type="float"/>
          <table:table-cell table:formula="of:=AVERAGE([.L3:.L100])" office:value-type="float"/>
          <table:table-cell table:formula="of:=AVERAGE([.M3:.M100])" office:value-type="float"/>
          <table:table-cell table:formula="of:=AVERAGE([.N3:.N100])" office:value-type="float"/>
          <table:table-cell table:formula="of:=AVERAGE([.O3:.O100])" office:value-type="float"/>
          <table:table-cell table:formula="of:=AVERAGE([.P3:.P100])" office:value-type="float"/>
          <table:table-cell table:formula="of:=AVERAGE([.Q3:.Q100])" office:value-type="float"/>
          <table:table-cell table:formula="of:=AVERAGE([.R3:.R100])" office:value-type="float"/>
          <table:table-cell table:formula="of:=AVERAGE([.S3:.S100])" office:value-type="float"/>
          <table:table-cell table:formula="of:=AVERAGE([.T3:.T100])" office:value-type="float"/>
          <table:table-cell table:formula="of:=AVERAGE([.U3:.U100])" office:value-type="float"/>
          <table:table-cell table:formula="of:=AVERAGE([.V3:.V100])" office:value-type="float"/>
          <table:table-cell table:formula="of:=AVERAGE([.W3:.W100])" office:value-type="float"/>
          <table:table-cell table:formula="of:=AVERAGE([.X3:.X100])" office:value-type="float"/>
          <table:table-cell table:formula="of:=AVERAGE([.Y3:.Y100])" office:value-type="float"/>
          <table:table-cell table:formula="of:=AVERAGE([.Z3:.Z100])" office:value-type="float"/>
          <table:table-cell table:formula="of:=AVERAGE([.AA3:.AA100])" office:value-type="float"/>
          <table:table-cell table:formula="of:=AVERAGE([.AB3:.AB100])" office:value-type="float"/>
          <table:table-cell table:formula="of:=AVERAGE([.AC3:.AC100])" office:value-type="float"/>
          <table:table-cell table:formula="of:=AVERAGE([.AD3:.AD100])" office:value-type="float"/>
          <table:table-cell table:formula="of:=AVERAGE([.AE3:.AE100])" office:value-type="float"/>
          <table:table-cell table:formula="of:=AVERAGE([.AF3:.AF100])" office:value-type="float"/>
          <table:table-cell table:formula="of:=AVERAGE([.AG3:.AG100])" office:value-type="float"/>
          <table:table-cell table:formula="of:=AVERAGE([.AH3:.AH100])" office:value-type="float"/>
          <table:table-cell table:formula="of:=AVERAGE([.AI3:.AI100])" office:value-type="float"/>
          <table:table-cell table:formula="of:=AVERAGE([.AJ3:.AJ100])" office:value-type="float"/>
          <table:table-cell table:formula="of:=AVERAGE([.AK3:.AK100])" office:value-type="float"/>
          <table:table-cell table:formula="of:=AVERAGE([.AL3:.AL100])" office:value-type="float"/>
          <table:table-cell table:formula="of:=AVERAGE([.AM3:.AM100])" office:value-type="float"/>
          <table:table-cell table:formula="of:=AVERAGE([.AN3:.AN100])" office:value-type="float"/>
          <table:table-cell table:formula="of:=AVERAGE([.AO3:.AO100])" office:value-type="float"/>
          <table:table-cell table:formula="of:=AVERAGE([.AP3:.AP100])" office:value-type="float"/>
          <table:table-cell table:formula="of:=AVERAGE([.AQ3:.AQ100])" office:value-type="float"/>
          <table:table-cell table:style-name="cellWorst" table:formula="of:=AVERAGE([.AR3:.AR100])" office:value-type="float"/>
          <table:table-cell table:formula="of:=AVERAGE([.AS3:.AS100])" office:value-type="float"/>
          <table:table-cell table:formula="of:=AVERAGE([.AT3:.AT100])" office:value-type="float"/>
          <table:table-cell table:formula="of:=AVERAGE([.AU3:.AU100])" office:value-type="float"/>
          <table:table-cell table:formula="of:=AVERAGE([.AV3:.AV100])" office:value-type="float"/>
          <table:table-cell table:formula="of:=AVERAGE([.AW3:.AW100])" office:value-type="float"/>
          <table:table-cell table:formula="of:=AVERAGE([.AX3:.AX100])" office:value-type="float"/>
          <table:table-cell table:formula="of:=AVERAGE([.AY3:.AY100])" office:value-type="float"/>
          <table:table-cell table:formula="of:=AVERAGE([.AZ3:.AZ100])" office:value-type="float"/>
          <table:table-cell table:formula="of:=AVERAGE([.BA3:.BA100])" office:value-type="float"/>
          <table:table-cell table:formula="of:=AVERAGE([.BB3:.BB100])" office:value-type="float"/>
          <table:table-cell table:formula="of:=AVERAGE([.BC3:.BC100])" office:value-type="float"/>
          <table:table-cell table:formula="of:=AVERAGE([.BD3:.BD100])" office:value-type="float"/>
          <table:table-cell table:formula="of:=AVERAGE([.BE3:.BE100])" office:value-type="float"/>
          <table:table-cell table:formula="of:=AVERAGE([.BF3:.BF100])" office:value-type="float"/>
          <table:table-cell table:formula="of:=AVERAGE([.BG3:.BG100])" office:value-type="float"/>
          <table:table-cell table:formula="of:=AVERAGE([.BH3:.BH100])" office:value-type="float"/>
          <table:table-cell table:formula="of:=AVERAGE([.BI3:.BI100])" office:value-type="float"/>
          <table:table-cell table:formula="of:=AVERAGE([.BJ3:.BJ100])" office:value-type="float"/>
          <table:table-cell table:formula="of:=AVERAGE([.BK3:.BK100])" office:value-type="float"/>
          <table:table-cell table:formula="of:=AVERAGE([.BL3:.BL100])" office:value-type="float"/>
          <table:table-cell table:formula="of:=AVERAGE([.BM3:.BM100])" office:value-type="float"/>
          <table:table-cell table:formula="of:=AVERAGE([.BN3:.BN100])" office:value-type="float"/>
          <table:table-cell table:style-name="cellWorst" table:formula="of:=AVERAGE([.BO3:.BO100])" office:value-type="float"/>
          <table:table-cell table:style-name="cellWorst" table:formula="of:=AVERAGE([.BP3:.BP100])" office:value-type="float"/>
          <table:table-cell table:formula="of:=AVERAGE([.BQ3:.BQ100])" office:value-type="float"/>
          <table:table-cell table:formula="of:=AVERAGE([.BR3:.BR100])" office:value-type="float"/>
          <table:table-cell table:formula="of:=AVERAGE([.BS3:.BS100])" office:value-type="float"/>
          <table:table-cell table:formula="of:=AVERAGE([.BT3:.BT100])" office:value-type="float"/>
          <table:table-cell table:formula="of:=AVERAGE([.BU3:.BU100])" office:value-type="float"/>
          <table:table-cell table:formula="of:=AVERAGE([.BV3:.BV100])" office:value-type="float"/>
          <table:table-cell table:formula="of:=AVERAGE([.BW3:.BW100])" office:value-type="float"/>
          <table:table-cell table:formula="of:=AVERAGE([.BX3:.BX100])" office:value-type="float"/>
          <table:table-cell table:formula="of:=AVERAGE([.BY3:.BY100])" office:value-type="float"/>
          <table:table-cell table:formula="of:=AVERAGE([.BZ3:.BZ100])" office:value-type="float"/>
          <table:table-cell table:formula="of:=AVERAGE([.CA3:.CA100])" office:value-type="float"/>
          <table:table-cell table:formula="of:=AVERAGE([.CB3:.CB100])" office:value-type="float"/>
          <table:table-cell table:formula="of:=AVERAGE([.CC3:.CC100])" office:value-type="float"/>
          <table:table-cell table:formula="of:=AVERAGE([.CD3:.CD100])" office:value-type="float"/>
          <table:table-cell table:formula="of:=AVERAGE([.CE3:.CE100])" office:value-type="float"/>
          <table:table-cell table:formula="of:=AVERAGE([.CF3:.CF100])" office:value-type="float"/>
          <table:table-cell table:formula="of:=AVERAGE([.CG3:.CG100])" office:value-type="float"/>
          <table:table-cell table:formula="of:=AVERAGE([.CH3:.CH100])" office:value-type="float"/>
          <table:table-cell table:formula="of:=AVERAGE([.CI3:.CI100])" office:value-type="float"/>
          <table:table-cell table:formula="of:=AVERAGE([.CJ3:.CJ100])" office:value-type="float"/>
          <table:table-cell table:formula="of:=AVERAGE([.CK3:.CK100])" office:value-type="float"/>
          <table:table-cell table:formula="of:=AVERAGE([.CL3:.CL100])" office:value-type="float"/>
          <table:table-cell table:formula="of:=AVERAGE([.CM3:.CM100])" office:value-type="float"/>
          <table:table-cell table:formula="of:=AVERAGE([.CN3:.CN100])" office:value-type="float"/>
          <table:table-cell table:formula="of:=AVERAGE([.CO3:.CO100])" office:value-type="float"/>
          <table:table-cell table:formula="of:=AVERAGE([.CP3:.CP100])" office:value-type="float"/>
          <table:table-cell table:formula="of:=AVERAGE([.CQ3:.CQ10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00])" office:value-type="float"/>
          <table:table-cell table:formula="of:=STDEV([.C3:.C100])" office:value-type="float"/>
          <table:table-cell table:formula="of:=STDEV([.D3:.D100])" office:value-type="float"/>
          <table:table-cell table:formula="of:=STDEV([.E3:.E100])" office:value-type="float"/>
          <table:table-cell table:formula="of:=STDEV([.F3:.F100])" office:value-type="float"/>
          <table:table-cell table:style-name="cellBest" table:formula="of:=STDEV([.G3:.G100])" office:value-type="float"/>
          <table:table-cell table:formula="of:=STDEV([.H3:.H100])" office:value-type="float"/>
          <table:table-cell table:formula="of:=STDEV([.I3:.I100])" office:value-type="float"/>
          <table:table-cell table:formula="of:=STDEV([.J3:.J100])" office:value-type="float"/>
          <table:table-cell table:formula="of:=STDEV([.K3:.K100])" office:value-type="float"/>
          <table:table-cell table:formula="of:=STDEV([.L3:.L100])" office:value-type="float"/>
          <table:table-cell table:formula="of:=STDEV([.M3:.M100])" office:value-type="float"/>
          <table:table-cell table:formula="of:=STDEV([.N3:.N100])" office:value-type="float"/>
          <table:table-cell table:style-name="cellBest" table:formula="of:=STDEV([.O3:.O100])" office:value-type="float"/>
          <table:table-cell table:formula="of:=STDEV([.P3:.P100])" office:value-type="float"/>
          <table:table-cell table:formula="of:=STDEV([.Q3:.Q100])" office:value-type="float"/>
          <table:table-cell table:formula="of:=STDEV([.R3:.R100])" office:value-type="float"/>
          <table:table-cell table:formula="of:=STDEV([.S3:.S100])" office:value-type="float"/>
          <table:table-cell table:formula="of:=STDEV([.T3:.T100])" office:value-type="float"/>
          <table:table-cell table:formula="of:=STDEV([.U3:.U100])" office:value-type="float"/>
          <table:table-cell table:formula="of:=STDEV([.V3:.V100])" office:value-type="float"/>
          <table:table-cell table:formula="of:=STDEV([.W3:.W100])" office:value-type="float"/>
          <table:table-cell table:style-name="cellBest" table:formula="of:=STDEV([.X3:.X100])" office:value-type="float"/>
          <table:table-cell table:formula="of:=STDEV([.Y3:.Y100])" office:value-type="float"/>
          <table:table-cell table:formula="of:=STDEV([.Z3:.Z100])" office:value-type="float"/>
          <table:table-cell table:formula="of:=STDEV([.AA3:.AA100])" office:value-type="float"/>
          <table:table-cell table:formula="of:=STDEV([.AB3:.AB100])" office:value-type="float"/>
          <table:table-cell table:formula="of:=STDEV([.AC3:.AC100])" office:value-type="float"/>
          <table:table-cell table:formula="of:=STDEV([.AD3:.AD100])" office:value-type="float"/>
          <table:table-cell table:formula="of:=STDEV([.AE3:.AE100])" office:value-type="float"/>
          <table:table-cell table:formula="of:=STDEV([.AF3:.AF100])" office:value-type="float"/>
          <table:table-cell table:formula="of:=STDEV([.AG3:.AG100])" office:value-type="float"/>
          <table:table-cell table:formula="of:=STDEV([.AH3:.AH100])" office:value-type="float"/>
          <table:table-cell table:formula="of:=STDEV([.AI3:.AI100])" office:value-type="float"/>
          <table:table-cell table:formula="of:=STDEV([.AJ3:.AJ100])" office:value-type="float"/>
          <table:table-cell table:formula="of:=STDEV([.AK3:.AK100])" office:value-type="float"/>
          <table:table-cell table:formula="of:=STDEV([.AL3:.AL100])" office:value-type="float"/>
          <table:table-cell table:formula="of:=STDEV([.AM3:.AM100])" office:value-type="float"/>
          <table:table-cell table:formula="of:=STDEV([.AN3:.AN100])" office:value-type="float"/>
          <table:table-cell table:formula="of:=STDEV([.AO3:.AO100])" office:value-type="float"/>
          <table:table-cell table:formula="of:=STDEV([.AP3:.AP100])" office:value-type="float"/>
          <table:table-cell table:formula="of:=STDEV([.AQ3:.AQ100])" office:value-type="float"/>
          <table:table-cell table:style-name="cellBest" table:formula="of:=STDEV([.AR3:.AR100])" office:value-type="float"/>
          <table:table-cell table:formula="of:=STDEV([.AS3:.AS100])" office:value-type="float"/>
          <table:table-cell table:formula="of:=STDEV([.AT3:.AT100])" office:value-type="float"/>
          <table:table-cell table:formula="of:=STDEV([.AU3:.AU100])" office:value-type="float"/>
          <table:table-cell table:formula="of:=STDEV([.AV3:.AV100])" office:value-type="float"/>
          <table:table-cell table:formula="of:=STDEV([.AW3:.AW100])" office:value-type="float"/>
          <table:table-cell table:formula="of:=STDEV([.AX3:.AX100])" office:value-type="float"/>
          <table:table-cell table:formula="of:=STDEV([.AY3:.AY100])" office:value-type="float"/>
          <table:table-cell table:formula="of:=STDEV([.AZ3:.AZ100])" office:value-type="float"/>
          <table:table-cell table:formula="of:=STDEV([.BA3:.BA100])" office:value-type="float"/>
          <table:table-cell table:formula="of:=STDEV([.BB3:.BB100])" office:value-type="float"/>
          <table:table-cell table:formula="of:=STDEV([.BC3:.BC100])" office:value-type="float"/>
          <table:table-cell table:formula="of:=STDEV([.BD3:.BD100])" office:value-type="float"/>
          <table:table-cell table:formula="of:=STDEV([.BE3:.BE100])" office:value-type="float"/>
          <table:table-cell table:formula="of:=STDEV([.BF3:.BF100])" office:value-type="float"/>
          <table:table-cell table:formula="of:=STDEV([.BG3:.BG100])" office:value-type="float"/>
          <table:table-cell table:formula="of:=STDEV([.BH3:.BH100])" office:value-type="float"/>
          <table:table-cell table:formula="of:=STDEV([.BI3:.BI100])" office:value-type="float"/>
          <table:table-cell table:formula="of:=STDEV([.BJ3:.BJ100])" office:value-type="float"/>
          <table:table-cell table:formula="of:=STDEV([.BK3:.BK100])" office:value-type="float"/>
          <table:table-cell table:formula="of:=STDEV([.BL3:.BL100])" office:value-type="float"/>
          <table:table-cell table:formula="of:=STDEV([.BM3:.BM100])" office:value-type="float"/>
          <table:table-cell table:style-name="cellWorst" table:formula="of:=STDEV([.BN3:.BN100])" office:value-type="float"/>
          <table:table-cell table:style-name="cellWorst" table:formula="of:=STDEV([.BO3:.BO100])" office:value-type="float"/>
          <table:table-cell table:style-name="cellWorst" table:formula="of:=STDEV([.BP3:.BP100])" office:value-type="float"/>
          <table:table-cell table:formula="of:=STDEV([.BQ3:.BQ100])" office:value-type="float"/>
          <table:table-cell table:formula="of:=STDEV([.BR3:.BR100])" office:value-type="float"/>
          <table:table-cell table:formula="of:=STDEV([.BS3:.BS100])" office:value-type="float"/>
          <table:table-cell table:formula="of:=STDEV([.BT3:.BT100])" office:value-type="float"/>
          <table:table-cell table:formula="of:=STDEV([.BU3:.BU100])" office:value-type="float"/>
          <table:table-cell table:formula="of:=STDEV([.BV3:.BV100])" office:value-type="float"/>
          <table:table-cell table:formula="of:=STDEV([.BW3:.BW100])" office:value-type="float"/>
          <table:table-cell table:formula="of:=STDEV([.BX3:.BX100])" office:value-type="float"/>
          <table:table-cell table:formula="of:=STDEV([.BY3:.BY100])" office:value-type="float"/>
          <table:table-cell table:formula="of:=STDEV([.BZ3:.BZ100])" office:value-type="float"/>
          <table:table-cell table:formula="of:=STDEV([.CA3:.CA100])" office:value-type="float"/>
          <table:table-cell table:formula="of:=STDEV([.CB3:.CB100])" office:value-type="float"/>
          <table:table-cell table:formula="of:=STDEV([.CC3:.CC100])" office:value-type="float"/>
          <table:table-cell table:style-name="cellBest" table:formula="of:=STDEV([.CD3:.CD100])" office:value-type="float"/>
          <table:table-cell table:formula="of:=STDEV([.CE3:.CE100])" office:value-type="float"/>
          <table:table-cell table:formula="of:=STDEV([.CF3:.CF100])" office:value-type="float"/>
          <table:table-cell table:formula="of:=STDEV([.CG3:.CG100])" office:value-type="float"/>
          <table:table-cell table:formula="of:=STDEV([.CH3:.CH100])" office:value-type="float"/>
          <table:table-cell table:formula="of:=STDEV([.CI3:.CI100])" office:value-type="float"/>
          <table:table-cell table:formula="of:=STDEV([.CJ3:.CJ100])" office:value-type="float"/>
          <table:table-cell table:formula="of:=STDEV([.CK3:.CK100])" office:value-type="float"/>
          <table:table-cell table:formula="of:=STDEV([.CL3:.CL100])" office:value-type="float"/>
          <table:table-cell table:formula="of:=STDEV([.CM3:.CM100])" office:value-type="float"/>
          <table:table-cell table:formula="of:=STDEV([.CN3:.CN100])" office:value-type="float"/>
          <table:table-cell table:formula="of:=STDEV([.CO3:.CO100])" office:value-type="float"/>
          <table:table-cell table:formula="of:=STDEV([.CP3:.CP100])" office:value-type="float"/>
          <table:table-cell table:formula="of:=STDEV([.CQ3:.CQ10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00]-[.$CI3:.$CI100])^2)^0.5" office:value-type="float"/>
          <table:table-cell table:number-matrix-columns-spanned="1" table:number-matrix-rows-spanned="1" table:formula="of:=SUM(([.C3:.C100]-[.$CJ3:.$CJ100])^2)^0.5" office:value-type="float"/>
          <table:table-cell table:number-matrix-columns-spanned="1" table:number-matrix-rows-spanned="1" table:formula="of:=SUM(([.D3:.D100]-[.$CK3:.$CK100])^2)^0.5" office:value-type="float"/>
          <table:table-cell table:number-matrix-columns-spanned="1" table:number-matrix-rows-spanned="1" table:formula="of:=SUM(([.E3:.E100]-[.$CI3:.$CI100])^2)^0.5" office:value-type="float"/>
          <table:table-cell table:number-matrix-columns-spanned="1" table:number-matrix-rows-spanned="1" table:formula="of:=SUM(([.F3:.F100]-[.$CJ3:.$CJ100])^2)^0.5" office:value-type="float"/>
          <table:table-cell table:style-name="cellBest" table:number-matrix-columns-spanned="1" table:number-matrix-rows-spanned="1" table:formula="of:=SUM(([.G3:.G100]-[.$CK3:.$CK100])^2)^0.5" office:value-type="float"/>
          <table:table-cell table:number-matrix-columns-spanned="1" table:number-matrix-rows-spanned="1" table:formula="of:=SUM(([.H3:.H100]-[.$CI3:.$CI100])^2)^0.5" office:value-type="float"/>
          <table:table-cell table:number-matrix-columns-spanned="1" table:number-matrix-rows-spanned="1" table:formula="of:=SUM(([.I3:.I100]-[.$CJ3:.$CJ100])^2)^0.5" office:value-type="float"/>
          <table:table-cell table:number-matrix-columns-spanned="1" table:number-matrix-rows-spanned="1" table:formula="of:=SUM(([.J3:.J100]-[.$CK3:.$CK100])^2)^0.5" office:value-type="float"/>
          <table:table-cell table:number-matrix-columns-spanned="1" table:number-matrix-rows-spanned="1" table:formula="of:=SUM(([.K3:.K100]-[.$CI3:.$CI100])^2)^0.5" office:value-type="float"/>
          <table:table-cell table:number-matrix-columns-spanned="1" table:number-matrix-rows-spanned="1" table:formula="of:=SUM(([.L3:.L100]-[.$CJ3:.$CJ100])^2)^0.5" office:value-type="float"/>
          <table:table-cell table:number-matrix-columns-spanned="1" table:number-matrix-rows-spanned="1" table:formula="of:=SUM(([.M3:.M100]-[.$CK3:.$CK100])^2)^0.5" office:value-type="float"/>
          <table:table-cell table:number-matrix-columns-spanned="1" table:number-matrix-rows-spanned="1" table:formula="of:=SUM(([.N3:.N100]-[.$CI3:.$CI100])^2)^0.5" office:value-type="float"/>
          <table:table-cell table:style-name="cellBest" table:number-matrix-columns-spanned="1" table:number-matrix-rows-spanned="1" table:formula="of:=SUM(([.O3:.O100]-[.$CJ3:.$CJ100])^2)^0.5" office:value-type="float"/>
          <table:table-cell table:number-matrix-columns-spanned="1" table:number-matrix-rows-spanned="1" table:formula="of:=SUM(([.P3:.P100]-[.$CK3:.$CK100])^2)^0.5" office:value-type="float"/>
          <table:table-cell table:number-matrix-columns-spanned="1" table:number-matrix-rows-spanned="1" table:formula="of:=SUM(([.Q3:.Q100]-[.$CI3:.$CI100])^2)^0.5" office:value-type="float"/>
          <table:table-cell table:number-matrix-columns-spanned="1" table:number-matrix-rows-spanned="1" table:formula="of:=SUM(([.R3:.R100]-[.$CJ3:.$CJ100])^2)^0.5" office:value-type="float"/>
          <table:table-cell table:number-matrix-columns-spanned="1" table:number-matrix-rows-spanned="1" table:formula="of:=SUM(([.S3:.S100]-[.$CK3:.$CK100])^2)^0.5" office:value-type="float"/>
          <table:table-cell table:number-matrix-columns-spanned="1" table:number-matrix-rows-spanned="1" table:formula="of:=SUM(([.T3:.T100]-[.$CI3:.$CI100])^2)^0.5" office:value-type="float"/>
          <table:table-cell table:number-matrix-columns-spanned="1" table:number-matrix-rows-spanned="1" table:formula="of:=SUM(([.U3:.U100]-[.$CJ3:.$CJ100])^2)^0.5" office:value-type="float"/>
          <table:table-cell table:number-matrix-columns-spanned="1" table:number-matrix-rows-spanned="1" table:formula="of:=SUM(([.V3:.V100]-[.$CK3:.$CK100])^2)^0.5" office:value-type="float"/>
          <table:table-cell table:number-matrix-columns-spanned="1" table:number-matrix-rows-spanned="1" table:formula="of:=SUM(([.W3:.W100]-[.$CI3:.$CI100])^2)^0.5" office:value-type="float"/>
          <table:table-cell table:style-name="cellBest" table:number-matrix-columns-spanned="1" table:number-matrix-rows-spanned="1" table:formula="of:=SUM(([.X3:.X100]-[.$CJ3:.$CJ100])^2)^0.5" office:value-type="float"/>
          <table:table-cell table:number-matrix-columns-spanned="1" table:number-matrix-rows-spanned="1" table:formula="of:=SUM(([.Y3:.Y100]-[.$CK3:.$CK100])^2)^0.5" office:value-type="float"/>
          <table:table-cell table:number-matrix-columns-spanned="1" table:number-matrix-rows-spanned="1" table:formula="of:=SUM(([.Z3:.Z100]-[.$CI3:.$CI100])^2)^0.5" office:value-type="float"/>
          <table:table-cell table:number-matrix-columns-spanned="1" table:number-matrix-rows-spanned="1" table:formula="of:=SUM(([.AA3:.AA100]-[.$CJ3:.$CJ100])^2)^0.5" office:value-type="float"/>
          <table:table-cell table:number-matrix-columns-spanned="1" table:number-matrix-rows-spanned="1" table:formula="of:=SUM(([.AB3:.AB100]-[.$CK3:.$CK100])^2)^0.5" office:value-type="float"/>
          <table:table-cell table:number-matrix-columns-spanned="1" table:number-matrix-rows-spanned="1" table:formula="of:=SUM(([.AC3:.AC100]-[.$CI3:.$CI100])^2)^0.5" office:value-type="float"/>
          <table:table-cell table:number-matrix-columns-spanned="1" table:number-matrix-rows-spanned="1" table:formula="of:=SUM(([.AD3:.AD100]-[.$CJ3:.$CJ100])^2)^0.5" office:value-type="float"/>
          <table:table-cell table:number-matrix-columns-spanned="1" table:number-matrix-rows-spanned="1" table:formula="of:=SUM(([.AE3:.AE100]-[.$CK3:.$CK100])^2)^0.5" office:value-type="float"/>
          <table:table-cell table:number-matrix-columns-spanned="1" table:number-matrix-rows-spanned="1" table:formula="of:=SUM(([.AF3:.AF100]-[.$CI3:.$CI100])^2)^0.5" office:value-type="float"/>
          <table:table-cell table:number-matrix-columns-spanned="1" table:number-matrix-rows-spanned="1" table:formula="of:=SUM(([.AG3:.AG100]-[.$CJ3:.$CJ100])^2)^0.5" office:value-type="float"/>
          <table:table-cell table:number-matrix-columns-spanned="1" table:number-matrix-rows-spanned="1" table:formula="of:=SUM(([.AH3:.AH100]-[.$CK3:.$CK100])^2)^0.5" office:value-type="float"/>
          <table:table-cell table:number-matrix-columns-spanned="1" table:number-matrix-rows-spanned="1" table:formula="of:=SUM(([.AI3:.AI100]-[.$CI3:.$CI100])^2)^0.5" office:value-type="float"/>
          <table:table-cell table:number-matrix-columns-spanned="1" table:number-matrix-rows-spanned="1" table:formula="of:=SUM(([.AJ3:.AJ100]-[.$CJ3:.$CJ100])^2)^0.5" office:value-type="float"/>
          <table:table-cell table:number-matrix-columns-spanned="1" table:number-matrix-rows-spanned="1" table:formula="of:=SUM(([.AK3:.AK100]-[.$CK3:.$CK100])^2)^0.5" office:value-type="float"/>
          <table:table-cell table:number-matrix-columns-spanned="1" table:number-matrix-rows-spanned="1" table:formula="of:=SUM(([.AL3:.AL100]-[.$CI3:.$CI100])^2)^0.5" office:value-type="float"/>
          <table:table-cell table:number-matrix-columns-spanned="1" table:number-matrix-rows-spanned="1" table:formula="of:=SUM(([.AM3:.AM100]-[.$CJ3:.$CJ100])^2)^0.5" office:value-type="float"/>
          <table:table-cell table:number-matrix-columns-spanned="1" table:number-matrix-rows-spanned="1" table:formula="of:=SUM(([.AN3:.AN100]-[.$CK3:.$CK100])^2)^0.5" office:value-type="float"/>
          <table:table-cell table:number-matrix-columns-spanned="1" table:number-matrix-rows-spanned="1" table:formula="of:=SUM(([.AO3:.AO100]-[.$CI3:.$CI100])^2)^0.5" office:value-type="float"/>
          <table:table-cell table:number-matrix-columns-spanned="1" table:number-matrix-rows-spanned="1" table:formula="of:=SUM(([.AP3:.AP100]-[.$CJ3:.$CJ100])^2)^0.5" office:value-type="float"/>
          <table:table-cell table:number-matrix-columns-spanned="1" table:number-matrix-rows-spanned="1" table:formula="of:=SUM(([.AQ3:.AQ100]-[.$CK3:.$CK100])^2)^0.5" office:value-type="float"/>
          <table:table-cell table:style-name="cellWorst" table:number-matrix-columns-spanned="1" table:number-matrix-rows-spanned="1" table:formula="of:=SUM(([.AR3:.AR100]-[.$CI3:.$CI100])^2)^0.5" office:value-type="float"/>
          <table:table-cell table:number-matrix-columns-spanned="1" table:number-matrix-rows-spanned="1" table:formula="of:=SUM(([.AS3:.AS100]-[.$CI3:.$CI100])^2)^0.5" office:value-type="float"/>
          <table:table-cell table:number-matrix-columns-spanned="1" table:number-matrix-rows-spanned="1" table:formula="of:=SUM(([.AT3:.AT100]-[.$CJ3:.$CJ100])^2)^0.5" office:value-type="float"/>
          <table:table-cell table:number-matrix-columns-spanned="1" table:number-matrix-rows-spanned="1" table:formula="of:=SUM(([.AU3:.AU100]-[.$CK3:.$CK100])^2)^0.5" office:value-type="float"/>
          <table:table-cell table:number-matrix-columns-spanned="1" table:number-matrix-rows-spanned="1" table:formula="of:=SUM(([.AV3:.AV100]-[.$CI3:.$CI100])^2)^0.5" office:value-type="float"/>
          <table:table-cell table:number-matrix-columns-spanned="1" table:number-matrix-rows-spanned="1" table:formula="of:=SUM(([.AW3:.AW100]-[.$CJ3:.$CJ100])^2)^0.5" office:value-type="float"/>
          <table:table-cell table:number-matrix-columns-spanned="1" table:number-matrix-rows-spanned="1" table:formula="of:=SUM(([.AX3:.AX100]-[.$CK3:.$CK100])^2)^0.5" office:value-type="float"/>
          <table:table-cell table:number-matrix-columns-spanned="1" table:number-matrix-rows-spanned="1" table:formula="of:=SUM(([.AY3:.AY100]-[.$CI3:.$CI100])^2)^0.5" office:value-type="float"/>
          <table:table-cell table:number-matrix-columns-spanned="1" table:number-matrix-rows-spanned="1" table:formula="of:=SUM(([.AZ3:.AZ100]-[.$CJ3:.$CJ100])^2)^0.5" office:value-type="float"/>
          <table:table-cell table:number-matrix-columns-spanned="1" table:number-matrix-rows-spanned="1" table:formula="of:=SUM(([.BA3:.BA100]-[.$CK3:.$CK100])^2)^0.5" office:value-type="float"/>
          <table:table-cell table:number-matrix-columns-spanned="1" table:number-matrix-rows-spanned="1" table:formula="of:=SUM(([.BB3:.BB100]-[.$CI3:.$CI100])^2)^0.5" office:value-type="float"/>
          <table:table-cell table:number-matrix-columns-spanned="1" table:number-matrix-rows-spanned="1" table:formula="of:=SUM(([.BC3:.BC100]-[.$CJ3:.$CJ100])^2)^0.5" office:value-type="float"/>
          <table:table-cell table:number-matrix-columns-spanned="1" table:number-matrix-rows-spanned="1" table:formula="of:=SUM(([.BD3:.BD100]-[.$CK3:.$CK100])^2)^0.5" office:value-type="float"/>
          <table:table-cell table:number-matrix-columns-spanned="1" table:number-matrix-rows-spanned="1" table:formula="of:=SUM(([.BE3:.BE100]-[.$CI3:.$CI100])^2)^0.5" office:value-type="float"/>
          <table:table-cell table:number-matrix-columns-spanned="1" table:number-matrix-rows-spanned="1" table:formula="of:=SUM(([.BF3:.BF100]-[.$CJ3:.$CJ100])^2)^0.5" office:value-type="float"/>
          <table:table-cell table:number-matrix-columns-spanned="1" table:number-matrix-rows-spanned="1" table:formula="of:=SUM(([.BG3:.BG100]-[.$CK3:.$CK100])^2)^0.5" office:value-type="float"/>
          <table:table-cell table:number-matrix-columns-spanned="1" table:number-matrix-rows-spanned="1" table:formula="of:=SUM(([.BH3:.BH100]-[.$CI3:.$CI100])^2)^0.5" office:value-type="float"/>
          <table:table-cell table:number-matrix-columns-spanned="1" table:number-matrix-rows-spanned="1" table:formula="of:=SUM(([.BI3:.BI100]-[.$CJ3:.$CJ100])^2)^0.5" office:value-type="float"/>
          <table:table-cell table:number-matrix-columns-spanned="1" table:number-matrix-rows-spanned="1" table:formula="of:=SUM(([.BJ3:.BJ100]-[.$CK3:.$CK100])^2)^0.5" office:value-type="float"/>
          <table:table-cell table:number-matrix-columns-spanned="1" table:number-matrix-rows-spanned="1" table:formula="of:=SUM(([.BK3:.BK100]-[.$CI3:.$CI100])^2)^0.5" office:value-type="float"/>
          <table:table-cell table:number-matrix-columns-spanned="1" table:number-matrix-rows-spanned="1" table:formula="of:=SUM(([.BL3:.BL100]-[.$CJ3:.$CJ100])^2)^0.5" office:value-type="float"/>
          <table:table-cell table:number-matrix-columns-spanned="1" table:number-matrix-rows-spanned="1" table:formula="of:=SUM(([.BM3:.BM100]-[.$CK3:.$CK100])^2)^0.5" office:value-type="float"/>
          <table:table-cell table:number-matrix-columns-spanned="1" table:number-matrix-rows-spanned="1" table:formula="of:=SUM(([.BN3:.BN100]-[.$CI3:.$CI100])^2)^0.5" office:value-type="float"/>
          <table:table-cell table:style-name="cellWorst" table:number-matrix-columns-spanned="1" table:number-matrix-rows-spanned="1" table:formula="of:=SUM(([.BO3:.BO100]-[.$CJ3:.$CJ100])^2)^0.5" office:value-type="float"/>
          <table:table-cell table:style-name="cellWorst" table:number-matrix-columns-spanned="1" table:number-matrix-rows-spanned="1" table:formula="of:=SUM(([.BP3:.BP100]-[.$CK3:.$CK100])^2)^0.5" office:value-type="float"/>
          <table:table-cell table:number-matrix-columns-spanned="1" table:number-matrix-rows-spanned="1" table:formula="of:=SUM(([.BQ3:.BQ100]-[.$CI3:.$CI100])^2)^0.5" office:value-type="float"/>
          <table:table-cell table:number-matrix-columns-spanned="1" table:number-matrix-rows-spanned="1" table:formula="of:=SUM(([.BR3:.BR100]-[.$CJ3:.$CJ100])^2)^0.5" office:value-type="float"/>
          <table:table-cell table:number-matrix-columns-spanned="1" table:number-matrix-rows-spanned="1" table:formula="of:=SUM(([.BS3:.BS100]-[.$CK3:.$CK100])^2)^0.5" office:value-type="float"/>
          <table:table-cell table:number-matrix-columns-spanned="1" table:number-matrix-rows-spanned="1" table:formula="of:=SUM(([.BT3:.BT100]-[.$CI3:.$CI100])^2)^0.5" office:value-type="float"/>
          <table:table-cell table:number-matrix-columns-spanned="1" table:number-matrix-rows-spanned="1" table:formula="of:=SUM(([.BU3:.BU100]-[.$CJ3:.$CJ100])^2)^0.5" office:value-type="float"/>
          <table:table-cell table:number-matrix-columns-spanned="1" table:number-matrix-rows-spanned="1" table:formula="of:=SUM(([.BV3:.BV100]-[.$CK3:.$CK100])^2)^0.5" office:value-type="float"/>
          <table:table-cell table:number-matrix-columns-spanned="1" table:number-matrix-rows-spanned="1" table:formula="of:=SUM(([.BW3:.BW100]-[.$CI3:.$CI100])^2)^0.5" office:value-type="float"/>
          <table:table-cell table:number-matrix-columns-spanned="1" table:number-matrix-rows-spanned="1" table:formula="of:=SUM(([.BX3:.BX100]-[.$CJ3:.$CJ100])^2)^0.5" office:value-type="float"/>
          <table:table-cell table:number-matrix-columns-spanned="1" table:number-matrix-rows-spanned="1" table:formula="of:=SUM(([.BY3:.BY100]-[.$CK3:.$CK100])^2)^0.5" office:value-type="float"/>
          <table:table-cell table:style-name="cellBest" table:number-matrix-columns-spanned="1" table:number-matrix-rows-spanned="1" table:formula="of:=SUM(([.BZ3:.BZ100]-[.$CI3:.$CI100])^2)^0.5" office:value-type="float"/>
          <table:table-cell table:number-matrix-columns-spanned="1" table:number-matrix-rows-spanned="1" table:formula="of:=SUM(([.CA3:.CA100]-[.$CJ3:.$CJ100])^2)^0.5" office:value-type="float"/>
          <table:table-cell table:number-matrix-columns-spanned="1" table:number-matrix-rows-spanned="1" table:formula="of:=SUM(([.CB3:.CB100]-[.$CK3:.$CK100])^2)^0.5" office:value-type="float"/>
          <table:table-cell table:number-matrix-columns-spanned="1" table:number-matrix-rows-spanned="1" table:formula="of:=SUM(([.CC3:.CC100]-[.$CI3:.$CI100])^2)^0.5" office:value-type="float"/>
          <table:table-cell table:style-name="cellBest" table:number-matrix-columns-spanned="1" table:number-matrix-rows-spanned="1" table:formula="of:=SUM(([.CD3:.CD100]-[.$CJ3:.$CJ100])^2)^0.5" office:value-type="float"/>
          <table:table-cell table:number-matrix-columns-spanned="1" table:number-matrix-rows-spanned="1" table:formula="of:=SUM(([.CE3:.CE100]-[.$CK3:.$CK100])^2)^0.5" office:value-type="float"/>
          <table:table-cell table:number-matrix-columns-spanned="1" table:number-matrix-rows-spanned="1" table:formula="of:=SUM(([.CF3:.CF100]-[.$CI3:.$CI100])^2)^0.5" office:value-type="float"/>
          <table:table-cell table:number-matrix-columns-spanned="1" table:number-matrix-rows-spanned="1" table:formula="of:=SUM(([.CG3:.CG100]-[.$CJ3:.$CJ100])^2)^0.5" office:value-type="float"/>
          <table:table-cell table:number-matrix-columns-spanned="1" table:number-matrix-rows-spanned="1" table:formula="of:=SUM(([.CH3:.CH100]-[.$CK3:.$CK10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00]=[.$CI3:.$CI100])" office:value-type="float"/>
          <table:table-cell table:number-matrix-columns-spanned="1" table:number-matrix-rows-spanned="1" table:formula="of:=SUM([.C3:.C100]=[.$CJ3:.$CJ100])" office:value-type="float"/>
          <table:table-cell table:number-matrix-columns-spanned="1" table:number-matrix-rows-spanned="1" table:formula="of:=SUM([.D3:.D100]=[.$CK3:.$CK100])" office:value-type="float"/>
          <table:table-cell table:style-name="cellBest" table:number-matrix-columns-spanned="1" table:number-matrix-rows-spanned="1" table:formula="of:=SUM([.E3:.E100]=[.$CI3:.$CI100])" office:value-type="float"/>
          <table:table-cell table:number-matrix-columns-spanned="1" table:number-matrix-rows-spanned="1" table:formula="of:=SUM([.F3:.F100]=[.$CJ3:.$CJ100])" office:value-type="float"/>
          <table:table-cell table:style-name="cellBest" table:number-matrix-columns-spanned="1" table:number-matrix-rows-spanned="1" table:formula="of:=SUM([.G3:.G100]=[.$CK3:.$CK100])" office:value-type="float"/>
          <table:table-cell table:number-matrix-columns-spanned="1" table:number-matrix-rows-spanned="1" table:formula="of:=SUM([.H3:.H100]=[.$CI3:.$CI100])" office:value-type="float"/>
          <table:table-cell table:style-name="cellBest" table:number-matrix-columns-spanned="1" table:number-matrix-rows-spanned="1" table:formula="of:=SUM([.I3:.I100]=[.$CJ3:.$CJ100])" office:value-type="float"/>
          <table:table-cell table:number-matrix-columns-spanned="1" table:number-matrix-rows-spanned="1" table:formula="of:=SUM([.J3:.J100]=[.$CK3:.$CK100])" office:value-type="float"/>
          <table:table-cell table:number-matrix-columns-spanned="1" table:number-matrix-rows-spanned="1" table:formula="of:=SUM([.K3:.K100]=[.$CI3:.$CI100])" office:value-type="float"/>
          <table:table-cell table:style-name="cellBest" table:number-matrix-columns-spanned="1" table:number-matrix-rows-spanned="1" table:formula="of:=SUM([.L3:.L100]=[.$CJ3:.$CJ100])" office:value-type="float"/>
          <table:table-cell table:number-matrix-columns-spanned="1" table:number-matrix-rows-spanned="1" table:formula="of:=SUM([.M3:.M100]=[.$CK3:.$CK100])" office:value-type="float"/>
          <table:table-cell table:number-matrix-columns-spanned="1" table:number-matrix-rows-spanned="1" table:formula="of:=SUM([.N3:.N100]=[.$CI3:.$CI100])" office:value-type="float"/>
          <table:table-cell table:number-matrix-columns-spanned="1" table:number-matrix-rows-spanned="1" table:formula="of:=SUM([.O3:.O100]=[.$CJ3:.$CJ100])" office:value-type="float"/>
          <table:table-cell table:style-name="cellWorst" table:number-matrix-columns-spanned="1" table:number-matrix-rows-spanned="1" table:formula="of:=SUM([.P3:.P100]=[.$CK3:.$CK100])" office:value-type="float"/>
          <table:table-cell table:number-matrix-columns-spanned="1" table:number-matrix-rows-spanned="1" table:formula="of:=SUM([.Q3:.Q100]=[.$CI3:.$CI100])" office:value-type="float"/>
          <table:table-cell table:number-matrix-columns-spanned="1" table:number-matrix-rows-spanned="1" table:formula="of:=SUM([.R3:.R100]=[.$CJ3:.$CJ100])" office:value-type="float"/>
          <table:table-cell table:number-matrix-columns-spanned="1" table:number-matrix-rows-spanned="1" table:formula="of:=SUM([.S3:.S100]=[.$CK3:.$CK100])" office:value-type="float"/>
          <table:table-cell table:number-matrix-columns-spanned="1" table:number-matrix-rows-spanned="1" table:formula="of:=SUM([.T3:.T100]=[.$CI3:.$CI100])" office:value-type="float"/>
          <table:table-cell table:number-matrix-columns-spanned="1" table:number-matrix-rows-spanned="1" table:formula="of:=SUM([.U3:.U100]=[.$CJ3:.$CJ100])" office:value-type="float"/>
          <table:table-cell table:number-matrix-columns-spanned="1" table:number-matrix-rows-spanned="1" table:formula="of:=SUM([.V3:.V100]=[.$CK3:.$CK100])" office:value-type="float"/>
          <table:table-cell table:number-matrix-columns-spanned="1" table:number-matrix-rows-spanned="1" table:formula="of:=SUM([.W3:.W100]=[.$CI3:.$CI100])" office:value-type="float"/>
          <table:table-cell table:number-matrix-columns-spanned="1" table:number-matrix-rows-spanned="1" table:formula="of:=SUM([.X3:.X100]=[.$CJ3:.$CJ100])" office:value-type="float"/>
          <table:table-cell table:style-name="cellWorst" table:number-matrix-columns-spanned="1" table:number-matrix-rows-spanned="1" table:formula="of:=SUM([.Y3:.Y100]=[.$CK3:.$CK100])" office:value-type="float"/>
          <table:table-cell table:number-matrix-columns-spanned="1" table:number-matrix-rows-spanned="1" table:formula="of:=SUM([.Z3:.Z100]=[.$CI3:.$CI100])" office:value-type="float"/>
          <table:table-cell table:style-name="cellWorst" table:number-matrix-columns-spanned="1" table:number-matrix-rows-spanned="1" table:formula="of:=SUM([.AA3:.AA100]=[.$CJ3:.$CJ100])" office:value-type="float"/>
          <table:table-cell table:number-matrix-columns-spanned="1" table:number-matrix-rows-spanned="1" table:formula="of:=SUM([.AB3:.AB100]=[.$CK3:.$CK100])" office:value-type="float"/>
          <table:table-cell table:number-matrix-columns-spanned="1" table:number-matrix-rows-spanned="1" table:formula="of:=SUM([.AC3:.AC100]=[.$CI3:.$CI100])" office:value-type="float"/>
          <table:table-cell table:style-name="cellWorst" table:number-matrix-columns-spanned="1" table:number-matrix-rows-spanned="1" table:formula="of:=SUM([.AD3:.AD100]=[.$CJ3:.$CJ100])" office:value-type="float"/>
          <table:table-cell table:number-matrix-columns-spanned="1" table:number-matrix-rows-spanned="1" table:formula="of:=SUM([.AE3:.AE100]=[.$CK3:.$CK100])" office:value-type="float"/>
          <table:table-cell table:number-matrix-columns-spanned="1" table:number-matrix-rows-spanned="1" table:formula="of:=SUM([.AF3:.AF100]=[.$CI3:.$CI100])" office:value-type="float"/>
          <table:table-cell table:style-name="cellWorst" table:number-matrix-columns-spanned="1" table:number-matrix-rows-spanned="1" table:formula="of:=SUM([.AG3:.AG100]=[.$CJ3:.$CJ100])" office:value-type="float"/>
          <table:table-cell table:number-matrix-columns-spanned="1" table:number-matrix-rows-spanned="1" table:formula="of:=SUM([.AH3:.AH100]=[.$CK3:.$CK100])" office:value-type="float"/>
          <table:table-cell table:number-matrix-columns-spanned="1" table:number-matrix-rows-spanned="1" table:formula="of:=SUM([.AI3:.AI100]=[.$CI3:.$CI100])" office:value-type="float"/>
          <table:table-cell table:style-name="cellWorst" table:number-matrix-columns-spanned="1" table:number-matrix-rows-spanned="1" table:formula="of:=SUM([.AJ3:.AJ100]=[.$CJ3:.$CJ100])" office:value-type="float"/>
          <table:table-cell table:style-name="cellWorst" table:number-matrix-columns-spanned="1" table:number-matrix-rows-spanned="1" table:formula="of:=SUM([.AK3:.AK100]=[.$CK3:.$CK100])" office:value-type="float"/>
          <table:table-cell table:number-matrix-columns-spanned="1" table:number-matrix-rows-spanned="1" table:formula="of:=SUM([.AL3:.AL100]=[.$CI3:.$CI100])" office:value-type="float"/>
          <table:table-cell table:style-name="cellWorst" table:number-matrix-columns-spanned="1" table:number-matrix-rows-spanned="1" table:formula="of:=SUM([.AM3:.AM100]=[.$CJ3:.$CJ100])" office:value-type="float"/>
          <table:table-cell table:number-matrix-columns-spanned="1" table:number-matrix-rows-spanned="1" table:formula="of:=SUM([.AN3:.AN100]=[.$CK3:.$CK100])" office:value-type="float"/>
          <table:table-cell table:number-matrix-columns-spanned="1" table:number-matrix-rows-spanned="1" table:formula="of:=SUM([.AO3:.AO100]=[.$CI3:.$CI100])" office:value-type="float"/>
          <table:table-cell table:style-name="cellWorst" table:number-matrix-columns-spanned="1" table:number-matrix-rows-spanned="1" table:formula="of:=SUM([.AP3:.AP100]=[.$CJ3:.$CJ100])" office:value-type="float"/>
          <table:table-cell table:number-matrix-columns-spanned="1" table:number-matrix-rows-spanned="1" table:formula="of:=SUM([.AQ3:.AQ100]=[.$CK3:.$CK100])" office:value-type="float"/>
          <table:table-cell table:style-name="cellWorst" table:number-matrix-columns-spanned="1" table:number-matrix-rows-spanned="1" table:formula="of:=SUM([.AR3:.AR100]=[.$CI3:.$CI100])" office:value-type="float"/>
          <table:table-cell table:number-matrix-columns-spanned="1" table:number-matrix-rows-spanned="1" table:formula="of:=SUM([.AS3:.AS100]=[.$CI3:.$CI100])" office:value-type="float"/>
          <table:table-cell table:style-name="cellWorst" table:number-matrix-columns-spanned="1" table:number-matrix-rows-spanned="1" table:formula="of:=SUM([.AT3:.AT100]=[.$CJ3:.$CJ100])" office:value-type="float"/>
          <table:table-cell table:style-name="cellWorst" table:number-matrix-columns-spanned="1" table:number-matrix-rows-spanned="1" table:formula="of:=SUM([.AU3:.AU100]=[.$CK3:.$CK100])" office:value-type="float"/>
          <table:table-cell table:number-matrix-columns-spanned="1" table:number-matrix-rows-spanned="1" table:formula="of:=SUM([.AV3:.AV100]=[.$CI3:.$CI100])" office:value-type="float"/>
          <table:table-cell table:number-matrix-columns-spanned="1" table:number-matrix-rows-spanned="1" table:formula="of:=SUM([.AW3:.AW100]=[.$CJ3:.$CJ100])" office:value-type="float"/>
          <table:table-cell table:number-matrix-columns-spanned="1" table:number-matrix-rows-spanned="1" table:formula="of:=SUM([.AX3:.AX100]=[.$CK3:.$CK100])" office:value-type="float"/>
          <table:table-cell table:number-matrix-columns-spanned="1" table:number-matrix-rows-spanned="1" table:formula="of:=SUM([.AY3:.AY100]=[.$CI3:.$CI100])" office:value-type="float"/>
          <table:table-cell table:number-matrix-columns-spanned="1" table:number-matrix-rows-spanned="1" table:formula="of:=SUM([.AZ3:.AZ100]=[.$CJ3:.$CJ100])" office:value-type="float"/>
          <table:table-cell table:number-matrix-columns-spanned="1" table:number-matrix-rows-spanned="1" table:formula="of:=SUM([.BA3:.BA100]=[.$CK3:.$CK100])" office:value-type="float"/>
          <table:table-cell table:number-matrix-columns-spanned="1" table:number-matrix-rows-spanned="1" table:formula="of:=SUM([.BB3:.BB100]=[.$CI3:.$CI100])" office:value-type="float"/>
          <table:table-cell table:number-matrix-columns-spanned="1" table:number-matrix-rows-spanned="1" table:formula="of:=SUM([.BC3:.BC100]=[.$CJ3:.$CJ100])" office:value-type="float"/>
          <table:table-cell table:number-matrix-columns-spanned="1" table:number-matrix-rows-spanned="1" table:formula="of:=SUM([.BD3:.BD100]=[.$CK3:.$CK100])" office:value-type="float"/>
          <table:table-cell table:number-matrix-columns-spanned="1" table:number-matrix-rows-spanned="1" table:formula="of:=SUM([.BE3:.BE100]=[.$CI3:.$CI100])" office:value-type="float"/>
          <table:table-cell table:number-matrix-columns-spanned="1" table:number-matrix-rows-spanned="1" table:formula="of:=SUM([.BF3:.BF100]=[.$CJ3:.$CJ100])" office:value-type="float"/>
          <table:table-cell table:number-matrix-columns-spanned="1" table:number-matrix-rows-spanned="1" table:formula="of:=SUM([.BG3:.BG100]=[.$CK3:.$CK100])" office:value-type="float"/>
          <table:table-cell table:number-matrix-columns-spanned="1" table:number-matrix-rows-spanned="1" table:formula="of:=SUM([.BH3:.BH100]=[.$CI3:.$CI100])" office:value-type="float"/>
          <table:table-cell table:number-matrix-columns-spanned="1" table:number-matrix-rows-spanned="1" table:formula="of:=SUM([.BI3:.BI100]=[.$CJ3:.$CJ100])" office:value-type="float"/>
          <table:table-cell table:number-matrix-columns-spanned="1" table:number-matrix-rows-spanned="1" table:formula="of:=SUM([.BJ3:.BJ100]=[.$CK3:.$CK100])" office:value-type="float"/>
          <table:table-cell table:number-matrix-columns-spanned="1" table:number-matrix-rows-spanned="1" table:formula="of:=SUM([.BK3:.BK100]=[.$CI3:.$CI100])" office:value-type="float"/>
          <table:table-cell table:number-matrix-columns-spanned="1" table:number-matrix-rows-spanned="1" table:formula="of:=SUM([.BL3:.BL100]=[.$CJ3:.$CJ100])" office:value-type="float"/>
          <table:table-cell table:number-matrix-columns-spanned="1" table:number-matrix-rows-spanned="1" table:formula="of:=SUM([.BM3:.BM100]=[.$CK3:.$CK100])" office:value-type="float"/>
          <table:table-cell table:number-matrix-columns-spanned="1" table:number-matrix-rows-spanned="1" table:formula="of:=SUM([.BN3:.BN100]=[.$CI3:.$CI100])" office:value-type="float"/>
          <table:table-cell table:number-matrix-columns-spanned="1" table:number-matrix-rows-spanned="1" table:formula="of:=SUM([.BO3:.BO100]=[.$CJ3:.$CJ100])" office:value-type="float"/>
          <table:table-cell table:number-matrix-columns-spanned="1" table:number-matrix-rows-spanned="1" table:formula="of:=SUM([.BP3:.BP100]=[.$CK3:.$CK100])" office:value-type="float"/>
          <table:table-cell table:number-matrix-columns-spanned="1" table:number-matrix-rows-spanned="1" table:formula="of:=SUM([.BQ3:.BQ100]=[.$CI3:.$CI100])" office:value-type="float"/>
          <table:table-cell table:number-matrix-columns-spanned="1" table:number-matrix-rows-spanned="1" table:formula="of:=SUM([.BR3:.BR100]=[.$CJ3:.$CJ100])" office:value-type="float"/>
          <table:table-cell table:number-matrix-columns-spanned="1" table:number-matrix-rows-spanned="1" table:formula="of:=SUM([.BS3:.BS100]=[.$CK3:.$CK100])" office:value-type="float"/>
          <table:table-cell table:number-matrix-columns-spanned="1" table:number-matrix-rows-spanned="1" table:formula="of:=SUM([.BT3:.BT100]=[.$CI3:.$CI100])" office:value-type="float"/>
          <table:table-cell table:number-matrix-columns-spanned="1" table:number-matrix-rows-spanned="1" table:formula="of:=SUM([.BU3:.BU100]=[.$CJ3:.$CJ100])" office:value-type="float"/>
          <table:table-cell table:number-matrix-columns-spanned="1" table:number-matrix-rows-spanned="1" table:formula="of:=SUM([.BV3:.BV100]=[.$CK3:.$CK100])" office:value-type="float"/>
          <table:table-cell table:number-matrix-columns-spanned="1" table:number-matrix-rows-spanned="1" table:formula="of:=SUM([.BW3:.BW100]=[.$CI3:.$CI100])" office:value-type="float"/>
          <table:table-cell table:number-matrix-columns-spanned="1" table:number-matrix-rows-spanned="1" table:formula="of:=SUM([.BX3:.BX100]=[.$CJ3:.$CJ100])" office:value-type="float"/>
          <table:table-cell table:number-matrix-columns-spanned="1" table:number-matrix-rows-spanned="1" table:formula="of:=SUM([.BY3:.BY100]=[.$CK3:.$CK100])" office:value-type="float"/>
          <table:table-cell table:number-matrix-columns-spanned="1" table:number-matrix-rows-spanned="1" table:formula="of:=SUM([.BZ3:.BZ100]=[.$CI3:.$CI100])" office:value-type="float"/>
          <table:table-cell table:number-matrix-columns-spanned="1" table:number-matrix-rows-spanned="1" table:formula="of:=SUM([.CA3:.CA100]=[.$CJ3:.$CJ100])" office:value-type="float"/>
          <table:table-cell table:number-matrix-columns-spanned="1" table:number-matrix-rows-spanned="1" table:formula="of:=SUM([.CB3:.CB100]=[.$CK3:.$CK100])" office:value-type="float"/>
          <table:table-cell table:number-matrix-columns-spanned="1" table:number-matrix-rows-spanned="1" table:formula="of:=SUM([.CC3:.CC100]=[.$CI3:.$CI100])" office:value-type="float"/>
          <table:table-cell table:number-matrix-columns-spanned="1" table:number-matrix-rows-spanned="1" table:formula="of:=SUM([.CD3:.CD100]=[.$CJ3:.$CJ100])" office:value-type="float"/>
          <table:table-cell table:style-name="cellWorst" table:number-matrix-columns-spanned="1" table:number-matrix-rows-spanned="1" table:formula="of:=SUM([.CE3:.CE100]=[.$CK3:.$CK100])" office:value-type="float"/>
          <table:table-cell table:number-matrix-columns-spanned="1" table:number-matrix-rows-spanned="1" table:formula="of:=SUM([.CF3:.CF100]=[.$CI3:.$CI100])" office:value-type="float"/>
          <table:table-cell table:number-matrix-columns-spanned="1" table:number-matrix-rows-spanned="1" table:formula="of:=SUM([.CG3:.CG100]=[.$CJ3:.$CJ100])" office:value-type="float"/>
          <table:table-cell table:number-matrix-columns-spanned="1" table:number-matrix-rows-spanned="1" table:formula="of:=SUM([.CH3:.CH100]=[.$CK3:.$CK10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00]&lt;[.$CL3:.$CL100])" office:value-type="float"/>
          <table:table-cell table:style-name="cellBest" table:number-matrix-columns-spanned="1" table:number-matrix-rows-spanned="1" table:formula="of:=SUM([.C3:.C100]&lt;[.$CM3:.$CM100])" office:value-type="float"/>
          <table:table-cell table:number-matrix-columns-spanned="1" table:number-matrix-rows-spanned="1" table:formula="of:=SUM([.D3:.D100]&lt;[.$CN3:.$CN100])" office:value-type="float"/>
          <table:table-cell table:style-name="cellBest" table:number-matrix-columns-spanned="1" table:number-matrix-rows-spanned="1" table:formula="of:=SUM([.E3:.E100]&lt;[.$CL3:.$CL100])" office:value-type="float"/>
          <table:table-cell table:number-matrix-columns-spanned="1" table:number-matrix-rows-spanned="1" table:formula="of:=SUM([.F3:.F100]&lt;[.$CM3:.$CM100])" office:value-type="float"/>
          <table:table-cell table:style-name="cellBest" table:number-matrix-columns-spanned="1" table:number-matrix-rows-spanned="1" table:formula="of:=SUM([.G3:.G100]&lt;[.$CN3:.$CN100])" office:value-type="float"/>
          <table:table-cell table:number-matrix-columns-spanned="1" table:number-matrix-rows-spanned="1" table:formula="of:=SUM([.H3:.H100]&lt;[.$CL3:.$CL100])" office:value-type="float"/>
          <table:table-cell table:number-matrix-columns-spanned="1" table:number-matrix-rows-spanned="1" table:formula="of:=SUM([.I3:.I100]&lt;[.$CM3:.$CM100])" office:value-type="float"/>
          <table:table-cell table:number-matrix-columns-spanned="1" table:number-matrix-rows-spanned="1" table:formula="of:=SUM([.J3:.J100]&lt;[.$CN3:.$CN100])" office:value-type="float"/>
          <table:table-cell table:number-matrix-columns-spanned="1" table:number-matrix-rows-spanned="1" table:formula="of:=SUM([.K3:.K100]&lt;[.$CL3:.$CL100])" office:value-type="float"/>
          <table:table-cell table:number-matrix-columns-spanned="1" table:number-matrix-rows-spanned="1" table:formula="of:=SUM([.L3:.L100]&lt;[.$CM3:.$CM100])" office:value-type="float"/>
          <table:table-cell table:number-matrix-columns-spanned="1" table:number-matrix-rows-spanned="1" table:formula="of:=SUM([.M3:.M100]&lt;[.$CN3:.$CN100])" office:value-type="float"/>
          <table:table-cell table:number-matrix-columns-spanned="1" table:number-matrix-rows-spanned="1" table:formula="of:=SUM([.N3:.N100]&lt;[.$CL3:.$CL100])" office:value-type="float"/>
          <table:table-cell table:number-matrix-columns-spanned="1" table:number-matrix-rows-spanned="1" table:formula="of:=SUM([.O3:.O100]&lt;[.$CM3:.$CM100])" office:value-type="float"/>
          <table:table-cell table:number-matrix-columns-spanned="1" table:number-matrix-rows-spanned="1" table:formula="of:=SUM([.P3:.P100]&lt;[.$CN3:.$CN100])" office:value-type="float"/>
          <table:table-cell table:number-matrix-columns-spanned="1" table:number-matrix-rows-spanned="1" table:formula="of:=SUM([.Q3:.Q100]&lt;[.$CL3:.$CL100])" office:value-type="float"/>
          <table:table-cell table:number-matrix-columns-spanned="1" table:number-matrix-rows-spanned="1" table:formula="of:=SUM([.R3:.R100]&lt;[.$CM3:.$CM100])" office:value-type="float"/>
          <table:table-cell table:number-matrix-columns-spanned="1" table:number-matrix-rows-spanned="1" table:formula="of:=SUM([.S3:.S100]&lt;[.$CN3:.$CN100])" office:value-type="float"/>
          <table:table-cell table:number-matrix-columns-spanned="1" table:number-matrix-rows-spanned="1" table:formula="of:=SUM([.T3:.T100]&lt;[.$CL3:.$CL100])" office:value-type="float"/>
          <table:table-cell table:number-matrix-columns-spanned="1" table:number-matrix-rows-spanned="1" table:formula="of:=SUM([.U3:.U100]&lt;[.$CM3:.$CM100])" office:value-type="float"/>
          <table:table-cell table:number-matrix-columns-spanned="1" table:number-matrix-rows-spanned="1" table:formula="of:=SUM([.V3:.V100]&lt;[.$CN3:.$CN100])" office:value-type="float"/>
          <table:table-cell table:number-matrix-columns-spanned="1" table:number-matrix-rows-spanned="1" table:formula="of:=SUM([.W3:.W100]&lt;[.$CL3:.$CL100])" office:value-type="float"/>
          <table:table-cell table:number-matrix-columns-spanned="1" table:number-matrix-rows-spanned="1" table:formula="of:=SUM([.X3:.X100]&lt;[.$CM3:.$CM100])" office:value-type="float"/>
          <table:table-cell table:number-matrix-columns-spanned="1" table:number-matrix-rows-spanned="1" table:formula="of:=SUM([.Y3:.Y100]&lt;[.$CN3:.$CN100])" office:value-type="float"/>
          <table:table-cell table:style-name="cellWorst" table:number-matrix-columns-spanned="1" table:number-matrix-rows-spanned="1" table:formula="of:=SUM([.Z3:.Z100]&lt;[.$CL3:.$CL100])" office:value-type="float"/>
          <table:table-cell table:number-matrix-columns-spanned="1" table:number-matrix-rows-spanned="1" table:formula="of:=SUM([.AA3:.AA100]&lt;[.$CM3:.$CM100])" office:value-type="float"/>
          <table:table-cell table:number-matrix-columns-spanned="1" table:number-matrix-rows-spanned="1" table:formula="of:=SUM([.AB3:.AB100]&lt;[.$CN3:.$CN100])" office:value-type="float"/>
          <table:table-cell table:style-name="cellWorst" table:number-matrix-columns-spanned="1" table:number-matrix-rows-spanned="1" table:formula="of:=SUM([.AC3:.AC100]&lt;[.$CL3:.$CL100])" office:value-type="float"/>
          <table:table-cell table:number-matrix-columns-spanned="1" table:number-matrix-rows-spanned="1" table:formula="of:=SUM([.AD3:.AD100]&lt;[.$CM3:.$CM100])" office:value-type="float"/>
          <table:table-cell table:number-matrix-columns-spanned="1" table:number-matrix-rows-spanned="1" table:formula="of:=SUM([.AE3:.AE100]&lt;[.$CN3:.$CN100])" office:value-type="float"/>
          <table:table-cell table:style-name="cellWorst" table:number-matrix-columns-spanned="1" table:number-matrix-rows-spanned="1" table:formula="of:=SUM([.AF3:.AF100]&lt;[.$CL3:.$CL100])" office:value-type="float"/>
          <table:table-cell table:style-name="cellWorst" table:number-matrix-columns-spanned="1" table:number-matrix-rows-spanned="1" table:formula="of:=SUM([.AG3:.AG100]&lt;[.$CM3:.$CM100])" office:value-type="float"/>
          <table:table-cell table:number-matrix-columns-spanned="1" table:number-matrix-rows-spanned="1" table:formula="of:=SUM([.AH3:.AH100]&lt;[.$CN3:.$CN100])" office:value-type="float"/>
          <table:table-cell table:style-name="cellWorst" table:number-matrix-columns-spanned="1" table:number-matrix-rows-spanned="1" table:formula="of:=SUM([.AI3:.AI100]&lt;[.$CL3:.$CL100])" office:value-type="float"/>
          <table:table-cell table:style-name="cellWorst" table:number-matrix-columns-spanned="1" table:number-matrix-rows-spanned="1" table:formula="of:=SUM([.AJ3:.AJ100]&lt;[.$CM3:.$CM100])" office:value-type="float"/>
          <table:table-cell table:style-name="cellWorst" table:number-matrix-columns-spanned="1" table:number-matrix-rows-spanned="1" table:formula="of:=SUM([.AK3:.AK100]&lt;[.$CN3:.$CN100])" office:value-type="float"/>
          <table:table-cell table:style-name="cellWorst" table:number-matrix-columns-spanned="1" table:number-matrix-rows-spanned="1" table:formula="of:=SUM([.AL3:.AL100]&lt;[.$CL3:.$CL100])" office:value-type="float"/>
          <table:table-cell table:number-matrix-columns-spanned="1" table:number-matrix-rows-spanned="1" table:formula="of:=SUM([.AM3:.AM100]&lt;[.$CM3:.$CM100])" office:value-type="float"/>
          <table:table-cell table:number-matrix-columns-spanned="1" table:number-matrix-rows-spanned="1" table:formula="of:=SUM([.AN3:.AN100]&lt;[.$CN3:.$CN100])" office:value-type="float"/>
          <table:table-cell table:style-name="cellWorst" table:number-matrix-columns-spanned="1" table:number-matrix-rows-spanned="1" table:formula="of:=SUM([.AO3:.AO100]&lt;[.$CL3:.$CL100])" office:value-type="float"/>
          <table:table-cell table:number-matrix-columns-spanned="1" table:number-matrix-rows-spanned="1" table:formula="of:=SUM([.AP3:.AP100]&lt;[.$CM3:.$CM100])" office:value-type="float"/>
          <table:table-cell table:number-matrix-columns-spanned="1" table:number-matrix-rows-spanned="1" table:formula="of:=SUM([.AQ3:.AQ100]&lt;[.$CN3:.$CN100])" office:value-type="float"/>
          <table:table-cell table:style-name="cellWorst" table:number-matrix-columns-spanned="1" table:number-matrix-rows-spanned="1" table:formula="of:=SUM([.AR3:.AR100]&lt;[.$CL3:.$CL100])" office:value-type="float"/>
          <table:table-cell table:style-name="cellWorst" table:number-matrix-columns-spanned="1" table:number-matrix-rows-spanned="1" table:formula="of:=SUM([.AS3:.AS100]&lt;[.$CL3:.$CL100])" office:value-type="float"/>
          <table:table-cell table:style-name="cellWorst" table:number-matrix-columns-spanned="1" table:number-matrix-rows-spanned="1" table:formula="of:=SUM([.AT3:.AT100]&lt;[.$CM3:.$CM100])" office:value-type="float"/>
          <table:table-cell table:style-name="cellWorst" table:number-matrix-columns-spanned="1" table:number-matrix-rows-spanned="1" table:formula="of:=SUM([.AU3:.AU100]&lt;[.$CN3:.$CN100])" office:value-type="float"/>
          <table:table-cell table:number-matrix-columns-spanned="1" table:number-matrix-rows-spanned="1" table:formula="of:=SUM([.AV3:.AV100]&lt;[.$CL3:.$CL100])" office:value-type="float"/>
          <table:table-cell table:number-matrix-columns-spanned="1" table:number-matrix-rows-spanned="1" table:formula="of:=SUM([.AW3:.AW100]&lt;[.$CM3:.$CM100])" office:value-type="float"/>
          <table:table-cell table:number-matrix-columns-spanned="1" table:number-matrix-rows-spanned="1" table:formula="of:=SUM([.AX3:.AX100]&lt;[.$CN3:.$CN100])" office:value-type="float"/>
          <table:table-cell table:number-matrix-columns-spanned="1" table:number-matrix-rows-spanned="1" table:formula="of:=SUM([.AY3:.AY100]&lt;[.$CL3:.$CL100])" office:value-type="float"/>
          <table:table-cell table:number-matrix-columns-spanned="1" table:number-matrix-rows-spanned="1" table:formula="of:=SUM([.AZ3:.AZ100]&lt;[.$CM3:.$CM100])" office:value-type="float"/>
          <table:table-cell table:number-matrix-columns-spanned="1" table:number-matrix-rows-spanned="1" table:formula="of:=SUM([.BA3:.BA100]&lt;[.$CN3:.$CN100])" office:value-type="float"/>
          <table:table-cell table:number-matrix-columns-spanned="1" table:number-matrix-rows-spanned="1" table:formula="of:=SUM([.BB3:.BB100]&lt;[.$CL3:.$CL100])" office:value-type="float"/>
          <table:table-cell table:number-matrix-columns-spanned="1" table:number-matrix-rows-spanned="1" table:formula="of:=SUM([.BC3:.BC100]&lt;[.$CM3:.$CM100])" office:value-type="float"/>
          <table:table-cell table:number-matrix-columns-spanned="1" table:number-matrix-rows-spanned="1" table:formula="of:=SUM([.BD3:.BD100]&lt;[.$CN3:.$CN100])" office:value-type="float"/>
          <table:table-cell table:number-matrix-columns-spanned="1" table:number-matrix-rows-spanned="1" table:formula="of:=SUM([.BE3:.BE100]&lt;[.$CL3:.$CL100])" office:value-type="float"/>
          <table:table-cell table:number-matrix-columns-spanned="1" table:number-matrix-rows-spanned="1" table:formula="of:=SUM([.BF3:.BF100]&lt;[.$CM3:.$CM100])" office:value-type="float"/>
          <table:table-cell table:number-matrix-columns-spanned="1" table:number-matrix-rows-spanned="1" table:formula="of:=SUM([.BG3:.BG100]&lt;[.$CN3:.$CN100])" office:value-type="float"/>
          <table:table-cell table:number-matrix-columns-spanned="1" table:number-matrix-rows-spanned="1" table:formula="of:=SUM([.BH3:.BH100]&lt;[.$CL3:.$CL100])" office:value-type="float"/>
          <table:table-cell table:number-matrix-columns-spanned="1" table:number-matrix-rows-spanned="1" table:formula="of:=SUM([.BI3:.BI100]&lt;[.$CM3:.$CM100])" office:value-type="float"/>
          <table:table-cell table:number-matrix-columns-spanned="1" table:number-matrix-rows-spanned="1" table:formula="of:=SUM([.BJ3:.BJ100]&lt;[.$CN3:.$CN100])" office:value-type="float"/>
          <table:table-cell table:number-matrix-columns-spanned="1" table:number-matrix-rows-spanned="1" table:formula="of:=SUM([.BK3:.BK100]&lt;[.$CL3:.$CL100])" office:value-type="float"/>
          <table:table-cell table:number-matrix-columns-spanned="1" table:number-matrix-rows-spanned="1" table:formula="of:=SUM([.BL3:.BL100]&lt;[.$CM3:.$CM100])" office:value-type="float"/>
          <table:table-cell table:number-matrix-columns-spanned="1" table:number-matrix-rows-spanned="1" table:formula="of:=SUM([.BM3:.BM100]&lt;[.$CN3:.$CN100])" office:value-type="float"/>
          <table:table-cell table:number-matrix-columns-spanned="1" table:number-matrix-rows-spanned="1" table:formula="of:=SUM([.BN3:.BN100]&lt;[.$CL3:.$CL100])" office:value-type="float"/>
          <table:table-cell table:number-matrix-columns-spanned="1" table:number-matrix-rows-spanned="1" table:formula="of:=SUM([.BO3:.BO100]&lt;[.$CM3:.$CM100])" office:value-type="float"/>
          <table:table-cell table:number-matrix-columns-spanned="1" table:number-matrix-rows-spanned="1" table:formula="of:=SUM([.BP3:.BP100]&lt;[.$CN3:.$CN100])" office:value-type="float"/>
          <table:table-cell table:number-matrix-columns-spanned="1" table:number-matrix-rows-spanned="1" table:formula="of:=SUM([.BQ3:.BQ100]&lt;[.$CL3:.$CL100])" office:value-type="float"/>
          <table:table-cell table:number-matrix-columns-spanned="1" table:number-matrix-rows-spanned="1" table:formula="of:=SUM([.BR3:.BR100]&lt;[.$CM3:.$CM100])" office:value-type="float"/>
          <table:table-cell table:number-matrix-columns-spanned="1" table:number-matrix-rows-spanned="1" table:formula="of:=SUM([.BS3:.BS100]&lt;[.$CN3:.$CN100])" office:value-type="float"/>
          <table:table-cell table:number-matrix-columns-spanned="1" table:number-matrix-rows-spanned="1" table:formula="of:=SUM([.BT3:.BT100]&lt;[.$CL3:.$CL100])" office:value-type="float"/>
          <table:table-cell table:number-matrix-columns-spanned="1" table:number-matrix-rows-spanned="1" table:formula="of:=SUM([.BU3:.BU100]&lt;[.$CM3:.$CM100])" office:value-type="float"/>
          <table:table-cell table:number-matrix-columns-spanned="1" table:number-matrix-rows-spanned="1" table:formula="of:=SUM([.BV3:.BV100]&lt;[.$CN3:.$CN100])" office:value-type="float"/>
          <table:table-cell table:number-matrix-columns-spanned="1" table:number-matrix-rows-spanned="1" table:formula="of:=SUM([.BW3:.BW100]&lt;[.$CL3:.$CL100])" office:value-type="float"/>
          <table:table-cell table:number-matrix-columns-spanned="1" table:number-matrix-rows-spanned="1" table:formula="of:=SUM([.BX3:.BX100]&lt;[.$CM3:.$CM100])" office:value-type="float"/>
          <table:table-cell table:number-matrix-columns-spanned="1" table:number-matrix-rows-spanned="1" table:formula="of:=SUM([.BY3:.BY100]&lt;[.$CN3:.$CN100])" office:value-type="float"/>
          <table:table-cell table:number-matrix-columns-spanned="1" table:number-matrix-rows-spanned="1" table:formula="of:=SUM([.BZ3:.BZ100]&lt;[.$CL3:.$CL100])" office:value-type="float"/>
          <table:table-cell table:number-matrix-columns-spanned="1" table:number-matrix-rows-spanned="1" table:formula="of:=SUM([.CA3:.CA100]&lt;[.$CM3:.$CM100])" office:value-type="float"/>
          <table:table-cell table:number-matrix-columns-spanned="1" table:number-matrix-rows-spanned="1" table:formula="of:=SUM([.CB3:.CB100]&lt;[.$CN3:.$CN100])" office:value-type="float"/>
          <table:table-cell table:number-matrix-columns-spanned="1" table:number-matrix-rows-spanned="1" table:formula="of:=SUM([.CC3:.CC100]&lt;[.$CL3:.$CL100])" office:value-type="float"/>
          <table:table-cell table:number-matrix-columns-spanned="1" table:number-matrix-rows-spanned="1" table:formula="of:=SUM([.CD3:.CD100]&lt;[.$CM3:.$CM100])" office:value-type="float"/>
          <table:table-cell table:number-matrix-columns-spanned="1" table:number-matrix-rows-spanned="1" table:formula="of:=SUM([.CE3:.CE100]&lt;[.$CN3:.$CN100])" office:value-type="float"/>
          <table:table-cell table:number-matrix-columns-spanned="1" table:number-matrix-rows-spanned="1" table:formula="of:=SUM([.CF3:.CF100]&lt;[.$CL3:.$CL100])" office:value-type="float"/>
          <table:table-cell table:number-matrix-columns-spanned="1" table:number-matrix-rows-spanned="1" table:formula="of:=SUM([.CG3:.CG100]&lt;[.$CM3:.$CM100])" office:value-type="float"/>
          <table:table-cell table:number-matrix-columns-spanned="1" table:number-matrix-rows-spanned="1" table:formula="of:=SUM([.CH3:.CH100]&lt;[.$CN3:.$CN100])" office:value-type="float"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100]&gt;[.$CL3:.$CL100])" office:value-type="float"/>
          <table:table-cell table:number-matrix-columns-spanned="1" table:number-matrix-rows-spanned="1" table:formula="of:=SUM([.C3:.C100]&gt;[.$CM3:.$CM100])" office:value-type="float"/>
          <table:table-cell table:style-name="cellBest" table:number-matrix-columns-spanned="1" table:number-matrix-rows-spanned="1" table:formula="of:=SUM([.D3:.D100]&gt;[.$CN3:.$CN100])" office:value-type="float"/>
          <table:table-cell table:number-matrix-columns-spanned="1" table:number-matrix-rows-spanned="1" table:formula="of:=SUM([.E3:.E100]&gt;[.$CL3:.$CL100])" office:value-type="float"/>
          <table:table-cell table:number-matrix-columns-spanned="1" table:number-matrix-rows-spanned="1" table:formula="of:=SUM([.F3:.F100]&gt;[.$CM3:.$CM100])" office:value-type="float"/>
          <table:table-cell table:number-matrix-columns-spanned="1" table:number-matrix-rows-spanned="1" table:formula="of:=SUM([.G3:.G100]&gt;[.$CN3:.$CN100])" office:value-type="float"/>
          <table:table-cell table:number-matrix-columns-spanned="1" table:number-matrix-rows-spanned="1" table:formula="of:=SUM([.H3:.H100]&gt;[.$CL3:.$CL100])" office:value-type="float"/>
          <table:table-cell table:number-matrix-columns-spanned="1" table:number-matrix-rows-spanned="1" table:formula="of:=SUM([.I3:.I100]&gt;[.$CM3:.$CM100])" office:value-type="float"/>
          <table:table-cell table:number-matrix-columns-spanned="1" table:number-matrix-rows-spanned="1" table:formula="of:=SUM([.J3:.J100]&gt;[.$CN3:.$CN100])" office:value-type="float"/>
          <table:table-cell table:number-matrix-columns-spanned="1" table:number-matrix-rows-spanned="1" table:formula="of:=SUM([.K3:.K100]&gt;[.$CL3:.$CL100])" office:value-type="float"/>
          <table:table-cell table:number-matrix-columns-spanned="1" table:number-matrix-rows-spanned="1" table:formula="of:=SUM([.L3:.L100]&gt;[.$CM3:.$CM100])" office:value-type="float"/>
          <table:table-cell table:number-matrix-columns-spanned="1" table:number-matrix-rows-spanned="1" table:formula="of:=SUM([.M3:.M100]&gt;[.$CN3:.$CN100])" office:value-type="float"/>
          <table:table-cell table:number-matrix-columns-spanned="1" table:number-matrix-rows-spanned="1" table:formula="of:=SUM([.N3:.N100]&gt;[.$CL3:.$CL100])" office:value-type="float"/>
          <table:table-cell table:style-name="cellBest" table:number-matrix-columns-spanned="1" table:number-matrix-rows-spanned="1" table:formula="of:=SUM([.O3:.O100]&gt;[.$CM3:.$CM100])" office:value-type="float"/>
          <table:table-cell table:number-matrix-columns-spanned="1" table:number-matrix-rows-spanned="1" table:formula="of:=SUM([.P3:.P100]&gt;[.$CN3:.$CN100])" office:value-type="float"/>
          <table:table-cell table:style-name="cellBest" table:number-matrix-columns-spanned="1" table:number-matrix-rows-spanned="1" table:formula="of:=SUM([.Q3:.Q100]&gt;[.$CL3:.$CL100])" office:value-type="float"/>
          <table:table-cell table:number-matrix-columns-spanned="1" table:number-matrix-rows-spanned="1" table:formula="of:=SUM([.R3:.R100]&gt;[.$CM3:.$CM100])" office:value-type="float"/>
          <table:table-cell table:number-matrix-columns-spanned="1" table:number-matrix-rows-spanned="1" table:formula="of:=SUM([.S3:.S100]&gt;[.$CN3:.$CN100])" office:value-type="float"/>
          <table:table-cell table:number-matrix-columns-spanned="1" table:number-matrix-rows-spanned="1" table:formula="of:=SUM([.T3:.T100]&gt;[.$CL3:.$CL100])" office:value-type="float"/>
          <table:table-cell table:number-matrix-columns-spanned="1" table:number-matrix-rows-spanned="1" table:formula="of:=SUM([.U3:.U100]&gt;[.$CM3:.$CM100])" office:value-type="float"/>
          <table:table-cell table:style-name="cellWorst" table:number-matrix-columns-spanned="1" table:number-matrix-rows-spanned="1" table:formula="of:=SUM([.V3:.V100]&gt;[.$CN3:.$CN100])" office:value-type="float"/>
          <table:table-cell table:number-matrix-columns-spanned="1" table:number-matrix-rows-spanned="1" table:formula="of:=SUM([.W3:.W100]&gt;[.$CL3:.$CL100])" office:value-type="float"/>
          <table:table-cell table:style-name="cellBest" table:number-matrix-columns-spanned="1" table:number-matrix-rows-spanned="1" table:formula="of:=SUM([.X3:.X100]&gt;[.$CM3:.$CM100])" office:value-type="float"/>
          <table:table-cell table:number-matrix-columns-spanned="1" table:number-matrix-rows-spanned="1" table:formula="of:=SUM([.Y3:.Y100]&gt;[.$CN3:.$CN100])" office:value-type="float"/>
          <table:table-cell table:number-matrix-columns-spanned="1" table:number-matrix-rows-spanned="1" table:formula="of:=SUM([.Z3:.Z100]&gt;[.$CL3:.$CL100])" office:value-type="float"/>
          <table:table-cell table:number-matrix-columns-spanned="1" table:number-matrix-rows-spanned="1" table:formula="of:=SUM([.AA3:.AA100]&gt;[.$CM3:.$CM100])" office:value-type="float"/>
          <table:table-cell table:number-matrix-columns-spanned="1" table:number-matrix-rows-spanned="1" table:formula="of:=SUM([.AB3:.AB100]&gt;[.$CN3:.$CN100])" office:value-type="float"/>
          <table:table-cell table:number-matrix-columns-spanned="1" table:number-matrix-rows-spanned="1" table:formula="of:=SUM([.AC3:.AC100]&gt;[.$CL3:.$CL100])" office:value-type="float"/>
          <table:table-cell table:number-matrix-columns-spanned="1" table:number-matrix-rows-spanned="1" table:formula="of:=SUM([.AD3:.AD100]&gt;[.$CM3:.$CM100])" office:value-type="float"/>
          <table:table-cell table:number-matrix-columns-spanned="1" table:number-matrix-rows-spanned="1" table:formula="of:=SUM([.AE3:.AE100]&gt;[.$CN3:.$CN100])" office:value-type="float"/>
          <table:table-cell table:number-matrix-columns-spanned="1" table:number-matrix-rows-spanned="1" table:formula="of:=SUM([.AF3:.AF100]&gt;[.$CL3:.$CL100])" office:value-type="float"/>
          <table:table-cell table:style-name="cellWorst" table:number-matrix-columns-spanned="1" table:number-matrix-rows-spanned="1" table:formula="of:=SUM([.AG3:.AG100]&gt;[.$CM3:.$CM100])" office:value-type="float"/>
          <table:table-cell table:number-matrix-columns-spanned="1" table:number-matrix-rows-spanned="1" table:formula="of:=SUM([.AH3:.AH100]&gt;[.$CN3:.$CN100])" office:value-type="float"/>
          <table:table-cell table:number-matrix-columns-spanned="1" table:number-matrix-rows-spanned="1" table:formula="of:=SUM([.AI3:.AI100]&gt;[.$CL3:.$CL100])" office:value-type="float"/>
          <table:table-cell table:style-name="cellWorst" table:number-matrix-columns-spanned="1" table:number-matrix-rows-spanned="1" table:formula="of:=SUM([.AJ3:.AJ100]&gt;[.$CM3:.$CM100])" office:value-type="float"/>
          <table:table-cell table:number-matrix-columns-spanned="1" table:number-matrix-rows-spanned="1" table:formula="of:=SUM([.AK3:.AK100]&gt;[.$CN3:.$CN100])" office:value-type="float"/>
          <table:table-cell table:number-matrix-columns-spanned="1" table:number-matrix-rows-spanned="1" table:formula="of:=SUM([.AL3:.AL100]&gt;[.$CL3:.$CL100])" office:value-type="float"/>
          <table:table-cell table:number-matrix-columns-spanned="1" table:number-matrix-rows-spanned="1" table:formula="of:=SUM([.AM3:.AM100]&gt;[.$CM3:.$CM100])" office:value-type="float"/>
          <table:table-cell table:number-matrix-columns-spanned="1" table:number-matrix-rows-spanned="1" table:formula="of:=SUM([.AN3:.AN100]&gt;[.$CN3:.$CN100])" office:value-type="float"/>
          <table:table-cell table:number-matrix-columns-spanned="1" table:number-matrix-rows-spanned="1" table:formula="of:=SUM([.AO3:.AO100]&gt;[.$CL3:.$CL100])" office:value-type="float"/>
          <table:table-cell table:number-matrix-columns-spanned="1" table:number-matrix-rows-spanned="1" table:formula="of:=SUM([.AP3:.AP100]&gt;[.$CM3:.$CM100])" office:value-type="float"/>
          <table:table-cell table:number-matrix-columns-spanned="1" table:number-matrix-rows-spanned="1" table:formula="of:=SUM([.AQ3:.AQ100]&gt;[.$CN3:.$CN100])" office:value-type="float"/>
          <table:table-cell table:style-name="cellWorst" table:number-matrix-columns-spanned="1" table:number-matrix-rows-spanned="1" table:formula="of:=SUM([.AR3:.AR100]&gt;[.$CL3:.$CL100])" office:value-type="float"/>
          <table:table-cell table:number-matrix-columns-spanned="1" table:number-matrix-rows-spanned="1" table:formula="of:=SUM([.AS3:.AS100]&gt;[.$CL3:.$CL100])" office:value-type="float"/>
          <table:table-cell table:style-name="cellWorst" table:number-matrix-columns-spanned="1" table:number-matrix-rows-spanned="1" table:formula="of:=SUM([.AT3:.AT100]&gt;[.$CM3:.$CM100])" office:value-type="float"/>
          <table:table-cell table:number-matrix-columns-spanned="1" table:number-matrix-rows-spanned="1" table:formula="of:=SUM([.AU3:.AU100]&gt;[.$CN3:.$CN100])" office:value-type="float"/>
          <table:table-cell table:number-matrix-columns-spanned="1" table:number-matrix-rows-spanned="1" table:formula="of:=SUM([.AV3:.AV100]&gt;[.$CL3:.$CL100])" office:value-type="float"/>
          <table:table-cell table:number-matrix-columns-spanned="1" table:number-matrix-rows-spanned="1" table:formula="of:=SUM([.AW3:.AW100]&gt;[.$CM3:.$CM100])" office:value-type="float"/>
          <table:table-cell table:number-matrix-columns-spanned="1" table:number-matrix-rows-spanned="1" table:formula="of:=SUM([.AX3:.AX100]&gt;[.$CN3:.$CN100])" office:value-type="float"/>
          <table:table-cell table:number-matrix-columns-spanned="1" table:number-matrix-rows-spanned="1" table:formula="of:=SUM([.AY3:.AY100]&gt;[.$CL3:.$CL100])" office:value-type="float"/>
          <table:table-cell table:number-matrix-columns-spanned="1" table:number-matrix-rows-spanned="1" table:formula="of:=SUM([.AZ3:.AZ100]&gt;[.$CM3:.$CM100])" office:value-type="float"/>
          <table:table-cell table:style-name="cellBest" table:number-matrix-columns-spanned="1" table:number-matrix-rows-spanned="1" table:formula="of:=SUM([.BA3:.BA100]&gt;[.$CN3:.$CN100])" office:value-type="float"/>
          <table:table-cell table:number-matrix-columns-spanned="1" table:number-matrix-rows-spanned="1" table:formula="of:=SUM([.BB3:.BB100]&gt;[.$CL3:.$CL100])" office:value-type="float"/>
          <table:table-cell table:number-matrix-columns-spanned="1" table:number-matrix-rows-spanned="1" table:formula="of:=SUM([.BC3:.BC100]&gt;[.$CM3:.$CM100])" office:value-type="float"/>
          <table:table-cell table:style-name="cellBest" table:number-matrix-columns-spanned="1" table:number-matrix-rows-spanned="1" table:formula="of:=SUM([.BD3:.BD100]&gt;[.$CN3:.$CN100])" office:value-type="float"/>
          <table:table-cell table:number-matrix-columns-spanned="1" table:number-matrix-rows-spanned="1" table:formula="of:=SUM([.BE3:.BE100]&gt;[.$CL3:.$CL100])" office:value-type="float"/>
          <table:table-cell table:number-matrix-columns-spanned="1" table:number-matrix-rows-spanned="1" table:formula="of:=SUM([.BF3:.BF100]&gt;[.$CM3:.$CM100])" office:value-type="float"/>
          <table:table-cell table:number-matrix-columns-spanned="1" table:number-matrix-rows-spanned="1" table:formula="of:=SUM([.BG3:.BG100]&gt;[.$CN3:.$CN100])" office:value-type="float"/>
          <table:table-cell table:number-matrix-columns-spanned="1" table:number-matrix-rows-spanned="1" table:formula="of:=SUM([.BH3:.BH100]&gt;[.$CL3:.$CL100])" office:value-type="float"/>
          <table:table-cell table:number-matrix-columns-spanned="1" table:number-matrix-rows-spanned="1" table:formula="of:=SUM([.BI3:.BI100]&gt;[.$CM3:.$CM100])" office:value-type="float"/>
          <table:table-cell table:number-matrix-columns-spanned="1" table:number-matrix-rows-spanned="1" table:formula="of:=SUM([.BJ3:.BJ100]&gt;[.$CN3:.$CN100])" office:value-type="float"/>
          <table:table-cell table:number-matrix-columns-spanned="1" table:number-matrix-rows-spanned="1" table:formula="of:=SUM([.BK3:.BK100]&gt;[.$CL3:.$CL100])" office:value-type="float"/>
          <table:table-cell table:number-matrix-columns-spanned="1" table:number-matrix-rows-spanned="1" table:formula="of:=SUM([.BL3:.BL100]&gt;[.$CM3:.$CM100])" office:value-type="float"/>
          <table:table-cell table:number-matrix-columns-spanned="1" table:number-matrix-rows-spanned="1" table:formula="of:=SUM([.BM3:.BM100]&gt;[.$CN3:.$CN100])" office:value-type="float"/>
          <table:table-cell table:number-matrix-columns-spanned="1" table:number-matrix-rows-spanned="1" table:formula="of:=SUM([.BN3:.BN100]&gt;[.$CL3:.$CL100])" office:value-type="float"/>
          <table:table-cell table:number-matrix-columns-spanned="1" table:number-matrix-rows-spanned="1" table:formula="of:=SUM([.BO3:.BO100]&gt;[.$CM3:.$CM100])" office:value-type="float"/>
          <table:table-cell table:number-matrix-columns-spanned="1" table:number-matrix-rows-spanned="1" table:formula="of:=SUM([.BP3:.BP100]&gt;[.$CN3:.$CN100])" office:value-type="float"/>
          <table:table-cell table:number-matrix-columns-spanned="1" table:number-matrix-rows-spanned="1" table:formula="of:=SUM([.BQ3:.BQ100]&gt;[.$CL3:.$CL100])" office:value-type="float"/>
          <table:table-cell table:number-matrix-columns-spanned="1" table:number-matrix-rows-spanned="1" table:formula="of:=SUM([.BR3:.BR100]&gt;[.$CM3:.$CM100])" office:value-type="float"/>
          <table:table-cell table:number-matrix-columns-spanned="1" table:number-matrix-rows-spanned="1" table:formula="of:=SUM([.BS3:.BS100]&gt;[.$CN3:.$CN100])" office:value-type="float"/>
          <table:table-cell table:style-name="cellBest" table:number-matrix-columns-spanned="1" table:number-matrix-rows-spanned="1" table:formula="of:=SUM([.BT3:.BT100]&gt;[.$CL3:.$CL100])" office:value-type="float"/>
          <table:table-cell table:number-matrix-columns-spanned="1" table:number-matrix-rows-spanned="1" table:formula="of:=SUM([.BU3:.BU100]&gt;[.$CM3:.$CM100])" office:value-type="float"/>
          <table:table-cell table:number-matrix-columns-spanned="1" table:number-matrix-rows-spanned="1" table:formula="of:=SUM([.BV3:.BV100]&gt;[.$CN3:.$CN100])" office:value-type="float"/>
          <table:table-cell table:number-matrix-columns-spanned="1" table:number-matrix-rows-spanned="1" table:formula="of:=SUM([.BW3:.BW100]&gt;[.$CL3:.$CL100])" office:value-type="float"/>
          <table:table-cell table:number-matrix-columns-spanned="1" table:number-matrix-rows-spanned="1" table:formula="of:=SUM([.BX3:.BX100]&gt;[.$CM3:.$CM100])" office:value-type="float"/>
          <table:table-cell table:number-matrix-columns-spanned="1" table:number-matrix-rows-spanned="1" table:formula="of:=SUM([.BY3:.BY100]&gt;[.$CN3:.$CN100])" office:value-type="float"/>
          <table:table-cell table:style-name="cellBest" table:number-matrix-columns-spanned="1" table:number-matrix-rows-spanned="1" table:formula="of:=SUM([.BZ3:.BZ100]&gt;[.$CL3:.$CL100])" office:value-type="float"/>
          <table:table-cell table:number-matrix-columns-spanned="1" table:number-matrix-rows-spanned="1" table:formula="of:=SUM([.CA3:.CA100]&gt;[.$CM3:.$CM100])" office:value-type="float"/>
          <table:table-cell table:number-matrix-columns-spanned="1" table:number-matrix-rows-spanned="1" table:formula="of:=SUM([.CB3:.CB100]&gt;[.$CN3:.$CN100])" office:value-type="float"/>
          <table:table-cell table:number-matrix-columns-spanned="1" table:number-matrix-rows-spanned="1" table:formula="of:=SUM([.CC3:.CC100]&gt;[.$CL3:.$CL100])" office:value-type="float"/>
          <table:table-cell table:style-name="cellBest" table:number-matrix-columns-spanned="1" table:number-matrix-rows-spanned="1" table:formula="of:=SUM([.CD3:.CD100]&gt;[.$CM3:.$CM100])" office:value-type="float"/>
          <table:table-cell table:number-matrix-columns-spanned="1" table:number-matrix-rows-spanned="1" table:formula="of:=SUM([.CE3:.CE100]&gt;[.$CN3:.$CN100])" office:value-type="float"/>
          <table:table-cell table:number-matrix-columns-spanned="1" table:number-matrix-rows-spanned="1" table:formula="of:=SUM([.CF3:.CF100]&gt;[.$CL3:.$CL100])" office:value-type="float"/>
          <table:table-cell table:number-matrix-columns-spanned="1" table:number-matrix-rows-spanned="1" table:formula="of:=SUM([.CG3:.CG100]&gt;[.$CM3:.$CM100])" office:value-type="float"/>
          <table:table-cell table:number-matrix-columns-spanned="1" table:number-matrix-rows-spanned="1" table:formula="of:=SUM([.CH3:.CH100]&gt;[.$CN3:.$CN10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00]=[.$CO3:.$CO100])" office:value-type="float"/>
          <table:table-cell table:number-matrix-columns-spanned="1" table:number-matrix-rows-spanned="1" table:formula="of:=SUM([.C3:.C100]=[.$CP3:.$CP100])" office:value-type="float"/>
          <table:table-cell table:number-matrix-columns-spanned="1" table:number-matrix-rows-spanned="1" table:formula="of:=SUM([.D3:.D100]=[.$CQ3:.$CQ100])" office:value-type="float"/>
          <table:table-cell table:number-matrix-columns-spanned="1" table:number-matrix-rows-spanned="1" table:formula="of:=SUM([.E3:.E100]=[.$CO3:.$CO100])" office:value-type="float"/>
          <table:table-cell table:number-matrix-columns-spanned="1" table:number-matrix-rows-spanned="1" table:formula="of:=SUM([.F3:.F100]=[.$CP3:.$CP100])" office:value-type="float"/>
          <table:table-cell table:number-matrix-columns-spanned="1" table:number-matrix-rows-spanned="1" table:formula="of:=SUM([.G3:.G100]=[.$CQ3:.$CQ100])" office:value-type="float"/>
          <table:table-cell table:number-matrix-columns-spanned="1" table:number-matrix-rows-spanned="1" table:formula="of:=SUM([.H3:.H100]=[.$CO3:.$CO100])" office:value-type="float"/>
          <table:table-cell table:number-matrix-columns-spanned="1" table:number-matrix-rows-spanned="1" table:formula="of:=SUM([.I3:.I100]=[.$CP3:.$CP100])" office:value-type="float"/>
          <table:table-cell table:number-matrix-columns-spanned="1" table:number-matrix-rows-spanned="1" table:formula="of:=SUM([.J3:.J100]=[.$CQ3:.$CQ100])" office:value-type="float"/>
          <table:table-cell table:number-matrix-columns-spanned="1" table:number-matrix-rows-spanned="1" table:formula="of:=SUM([.K3:.K100]=[.$CO3:.$CO100])" office:value-type="float"/>
          <table:table-cell table:number-matrix-columns-spanned="1" table:number-matrix-rows-spanned="1" table:formula="of:=SUM([.L3:.L100]=[.$CP3:.$CP100])" office:value-type="float"/>
          <table:table-cell table:number-matrix-columns-spanned="1" table:number-matrix-rows-spanned="1" table:formula="of:=SUM([.M3:.M100]=[.$CQ3:.$CQ100])" office:value-type="float"/>
          <table:table-cell table:number-matrix-columns-spanned="1" table:number-matrix-rows-spanned="1" table:formula="of:=SUM([.N3:.N100]=[.$CO3:.$CO100])" office:value-type="float"/>
          <table:table-cell table:number-matrix-columns-spanned="1" table:number-matrix-rows-spanned="1" table:formula="of:=SUM([.O3:.O100]=[.$CP3:.$CP100])" office:value-type="float"/>
          <table:table-cell table:number-matrix-columns-spanned="1" table:number-matrix-rows-spanned="1" table:formula="of:=SUM([.P3:.P100]=[.$CQ3:.$CQ100])" office:value-type="float"/>
          <table:table-cell table:number-matrix-columns-spanned="1" table:number-matrix-rows-spanned="1" table:formula="of:=SUM([.Q3:.Q100]=[.$CO3:.$CO100])" office:value-type="float"/>
          <table:table-cell table:number-matrix-columns-spanned="1" table:number-matrix-rows-spanned="1" table:formula="of:=SUM([.R3:.R100]=[.$CP3:.$CP100])" office:value-type="float"/>
          <table:table-cell table:number-matrix-columns-spanned="1" table:number-matrix-rows-spanned="1" table:formula="of:=SUM([.S3:.S100]=[.$CQ3:.$CQ100])" office:value-type="float"/>
          <table:table-cell table:number-matrix-columns-spanned="1" table:number-matrix-rows-spanned="1" table:formula="of:=SUM([.T3:.T100]=[.$CO3:.$CO100])" office:value-type="float"/>
          <table:table-cell table:number-matrix-columns-spanned="1" table:number-matrix-rows-spanned="1" table:formula="of:=SUM([.U3:.U100]=[.$CP3:.$CP100])" office:value-type="float"/>
          <table:table-cell table:style-name="cellWorst" table:number-matrix-columns-spanned="1" table:number-matrix-rows-spanned="1" table:formula="of:=SUM([.V3:.V100]=[.$CQ3:.$CQ100])" office:value-type="float"/>
          <table:table-cell table:number-matrix-columns-spanned="1" table:number-matrix-rows-spanned="1" table:formula="of:=SUM([.W3:.W100]=[.$CO3:.$CO100])" office:value-type="float"/>
          <table:table-cell table:number-matrix-columns-spanned="1" table:number-matrix-rows-spanned="1" table:formula="of:=SUM([.X3:.X100]=[.$CP3:.$CP100])" office:value-type="float"/>
          <table:table-cell table:number-matrix-columns-spanned="1" table:number-matrix-rows-spanned="1" table:formula="of:=SUM([.Y3:.Y100]=[.$CQ3:.$CQ100])" office:value-type="float"/>
          <table:table-cell table:number-matrix-columns-spanned="1" table:number-matrix-rows-spanned="1" table:formula="of:=SUM([.Z3:.Z100]=[.$CO3:.$CO100])" office:value-type="float"/>
          <table:table-cell table:number-matrix-columns-spanned="1" table:number-matrix-rows-spanned="1" table:formula="of:=SUM([.AA3:.AA100]=[.$CP3:.$CP100])" office:value-type="float"/>
          <table:table-cell table:number-matrix-columns-spanned="1" table:number-matrix-rows-spanned="1" table:formula="of:=SUM([.AB3:.AB100]=[.$CQ3:.$CQ100])" office:value-type="float"/>
          <table:table-cell table:number-matrix-columns-spanned="1" table:number-matrix-rows-spanned="1" table:formula="of:=SUM([.AC3:.AC100]=[.$CO3:.$CO100])" office:value-type="float"/>
          <table:table-cell table:number-matrix-columns-spanned="1" table:number-matrix-rows-spanned="1" table:formula="of:=SUM([.AD3:.AD100]=[.$CP3:.$CP100])" office:value-type="float"/>
          <table:table-cell table:number-matrix-columns-spanned="1" table:number-matrix-rows-spanned="1" table:formula="of:=SUM([.AE3:.AE100]=[.$CQ3:.$CQ100])" office:value-type="float"/>
          <table:table-cell table:number-matrix-columns-spanned="1" table:number-matrix-rows-spanned="1" table:formula="of:=SUM([.AF3:.AF100]=[.$CO3:.$CO100])" office:value-type="float"/>
          <table:table-cell table:number-matrix-columns-spanned="1" table:number-matrix-rows-spanned="1" table:formula="of:=SUM([.AG3:.AG100]=[.$CP3:.$CP100])" office:value-type="float"/>
          <table:table-cell table:number-matrix-columns-spanned="1" table:number-matrix-rows-spanned="1" table:formula="of:=SUM([.AH3:.AH100]=[.$CQ3:.$CQ100])" office:value-type="float"/>
          <table:table-cell table:number-matrix-columns-spanned="1" table:number-matrix-rows-spanned="1" table:formula="of:=SUM([.AI3:.AI100]=[.$CO3:.$CO100])" office:value-type="float"/>
          <table:table-cell table:style-name="cellWorst" table:number-matrix-columns-spanned="1" table:number-matrix-rows-spanned="1" table:formula="of:=SUM([.AJ3:.AJ100]=[.$CP3:.$CP100])" office:value-type="float"/>
          <table:table-cell table:number-matrix-columns-spanned="1" table:number-matrix-rows-spanned="1" table:formula="of:=SUM([.AK3:.AK100]=[.$CQ3:.$CQ100])" office:value-type="float"/>
          <table:table-cell table:number-matrix-columns-spanned="1" table:number-matrix-rows-spanned="1" table:formula="of:=SUM([.AL3:.AL100]=[.$CO3:.$CO100])" office:value-type="float"/>
          <table:table-cell table:number-matrix-columns-spanned="1" table:number-matrix-rows-spanned="1" table:formula="of:=SUM([.AM3:.AM100]=[.$CP3:.$CP100])" office:value-type="float"/>
          <table:table-cell table:number-matrix-columns-spanned="1" table:number-matrix-rows-spanned="1" table:formula="of:=SUM([.AN3:.AN100]=[.$CQ3:.$CQ100])" office:value-type="float"/>
          <table:table-cell table:number-matrix-columns-spanned="1" table:number-matrix-rows-spanned="1" table:formula="of:=SUM([.AO3:.AO100]=[.$CO3:.$CO100])" office:value-type="float"/>
          <table:table-cell table:number-matrix-columns-spanned="1" table:number-matrix-rows-spanned="1" table:formula="of:=SUM([.AP3:.AP100]=[.$CP3:.$CP100])" office:value-type="float"/>
          <table:table-cell table:number-matrix-columns-spanned="1" table:number-matrix-rows-spanned="1" table:formula="of:=SUM([.AQ3:.AQ100]=[.$CQ3:.$CQ100])" office:value-type="float"/>
          <table:table-cell table:style-name="cellWorst" table:number-matrix-columns-spanned="1" table:number-matrix-rows-spanned="1" table:formula="of:=SUM([.AR3:.AR100]=[.$CO3:.$CO100])" office:value-type="float"/>
          <table:table-cell table:number-matrix-columns-spanned="1" table:number-matrix-rows-spanned="1" table:formula="of:=SUM([.AS3:.AS100]=[.$CO3:.$CO100])" office:value-type="float"/>
          <table:table-cell table:style-name="cellWorst" table:number-matrix-columns-spanned="1" table:number-matrix-rows-spanned="1" table:formula="of:=SUM([.AT3:.AT100]=[.$CP3:.$CP100])" office:value-type="float"/>
          <table:table-cell table:number-matrix-columns-spanned="1" table:number-matrix-rows-spanned="1" table:formula="of:=SUM([.AU3:.AU100]=[.$CQ3:.$CQ100])" office:value-type="float"/>
          <table:table-cell table:number-matrix-columns-spanned="1" table:number-matrix-rows-spanned="1" table:formula="of:=SUM([.AV3:.AV100]=[.$CO3:.$CO100])" office:value-type="float"/>
          <table:table-cell table:number-matrix-columns-spanned="1" table:number-matrix-rows-spanned="1" table:formula="of:=SUM([.AW3:.AW100]=[.$CP3:.$CP100])" office:value-type="float"/>
          <table:table-cell table:number-matrix-columns-spanned="1" table:number-matrix-rows-spanned="1" table:formula="of:=SUM([.AX3:.AX100]=[.$CQ3:.$CQ100])" office:value-type="float"/>
          <table:table-cell table:number-matrix-columns-spanned="1" table:number-matrix-rows-spanned="1" table:formula="of:=SUM([.AY3:.AY100]=[.$CO3:.$CO100])" office:value-type="float"/>
          <table:table-cell table:number-matrix-columns-spanned="1" table:number-matrix-rows-spanned="1" table:formula="of:=SUM([.AZ3:.AZ100]=[.$CP3:.$CP100])" office:value-type="float"/>
          <table:table-cell table:style-name="cellBest" table:number-matrix-columns-spanned="1" table:number-matrix-rows-spanned="1" table:formula="of:=SUM([.BA3:.BA100]=[.$CQ3:.$CQ100])" office:value-type="float"/>
          <table:table-cell table:number-matrix-columns-spanned="1" table:number-matrix-rows-spanned="1" table:formula="of:=SUM([.BB3:.BB100]=[.$CO3:.$CO100])" office:value-type="float"/>
          <table:table-cell table:number-matrix-columns-spanned="1" table:number-matrix-rows-spanned="1" table:formula="of:=SUM([.BC3:.BC100]=[.$CP3:.$CP100])" office:value-type="float"/>
          <table:table-cell table:style-name="cellBest" table:number-matrix-columns-spanned="1" table:number-matrix-rows-spanned="1" table:formula="of:=SUM([.BD3:.BD100]=[.$CQ3:.$CQ100])" office:value-type="float"/>
          <table:table-cell table:number-matrix-columns-spanned="1" table:number-matrix-rows-spanned="1" table:formula="of:=SUM([.BE3:.BE100]=[.$CO3:.$CO100])" office:value-type="float"/>
          <table:table-cell table:number-matrix-columns-spanned="1" table:number-matrix-rows-spanned="1" table:formula="of:=SUM([.BF3:.BF100]=[.$CP3:.$CP100])" office:value-type="float"/>
          <table:table-cell table:style-name="cellBest" table:number-matrix-columns-spanned="1" table:number-matrix-rows-spanned="1" table:formula="of:=SUM([.BG3:.BG100]=[.$CQ3:.$CQ100])" office:value-type="float"/>
          <table:table-cell table:number-matrix-columns-spanned="1" table:number-matrix-rows-spanned="1" table:formula="of:=SUM([.BH3:.BH100]=[.$CO3:.$CO100])" office:value-type="float"/>
          <table:table-cell table:number-matrix-columns-spanned="1" table:number-matrix-rows-spanned="1" table:formula="of:=SUM([.BI3:.BI100]=[.$CP3:.$CP100])" office:value-type="float"/>
          <table:table-cell table:number-matrix-columns-spanned="1" table:number-matrix-rows-spanned="1" table:formula="of:=SUM([.BJ3:.BJ100]=[.$CQ3:.$CQ100])" office:value-type="float"/>
          <table:table-cell table:number-matrix-columns-spanned="1" table:number-matrix-rows-spanned="1" table:formula="of:=SUM([.BK3:.BK100]=[.$CO3:.$CO100])" office:value-type="float"/>
          <table:table-cell table:number-matrix-columns-spanned="1" table:number-matrix-rows-spanned="1" table:formula="of:=SUM([.BL3:.BL100]=[.$CP3:.$CP100])" office:value-type="float"/>
          <table:table-cell table:number-matrix-columns-spanned="1" table:number-matrix-rows-spanned="1" table:formula="of:=SUM([.BM3:.BM100]=[.$CQ3:.$CQ100])" office:value-type="float"/>
          <table:table-cell table:number-matrix-columns-spanned="1" table:number-matrix-rows-spanned="1" table:formula="of:=SUM([.BN3:.BN100]=[.$CO3:.$CO100])" office:value-type="float"/>
          <table:table-cell table:number-matrix-columns-spanned="1" table:number-matrix-rows-spanned="1" table:formula="of:=SUM([.BO3:.BO100]=[.$CP3:.$CP100])" office:value-type="float"/>
          <table:table-cell table:number-matrix-columns-spanned="1" table:number-matrix-rows-spanned="1" table:formula="of:=SUM([.BP3:.BP100]=[.$CQ3:.$CQ100])" office:value-type="float"/>
          <table:table-cell table:number-matrix-columns-spanned="1" table:number-matrix-rows-spanned="1" table:formula="of:=SUM([.BQ3:.BQ100]=[.$CO3:.$CO100])" office:value-type="float"/>
          <table:table-cell table:number-matrix-columns-spanned="1" table:number-matrix-rows-spanned="1" table:formula="of:=SUM([.BR3:.BR100]=[.$CP3:.$CP100])" office:value-type="float"/>
          <table:table-cell table:number-matrix-columns-spanned="1" table:number-matrix-rows-spanned="1" table:formula="of:=SUM([.BS3:.BS100]=[.$CQ3:.$CQ100])" office:value-type="float"/>
          <table:table-cell table:number-matrix-columns-spanned="1" table:number-matrix-rows-spanned="1" table:formula="of:=SUM([.BT3:.BT100]=[.$CO3:.$CO100])" office:value-type="float"/>
          <table:table-cell table:number-matrix-columns-spanned="1" table:number-matrix-rows-spanned="1" table:formula="of:=SUM([.BU3:.BU100]=[.$CP3:.$CP100])" office:value-type="float"/>
          <table:table-cell table:number-matrix-columns-spanned="1" table:number-matrix-rows-spanned="1" table:formula="of:=SUM([.BV3:.BV100]=[.$CQ3:.$CQ100])" office:value-type="float"/>
          <table:table-cell table:number-matrix-columns-spanned="1" table:number-matrix-rows-spanned="1" table:formula="of:=SUM([.BW3:.BW100]=[.$CO3:.$CO100])" office:value-type="float"/>
          <table:table-cell table:number-matrix-columns-spanned="1" table:number-matrix-rows-spanned="1" table:formula="of:=SUM([.BX3:.BX100]=[.$CP3:.$CP100])" office:value-type="float"/>
          <table:table-cell table:number-matrix-columns-spanned="1" table:number-matrix-rows-spanned="1" table:formula="of:=SUM([.BY3:.BY100]=[.$CQ3:.$CQ100])" office:value-type="float"/>
          <table:table-cell table:number-matrix-columns-spanned="1" table:number-matrix-rows-spanned="1" table:formula="of:=SUM([.BZ3:.BZ100]=[.$CO3:.$CO100])" office:value-type="float"/>
          <table:table-cell table:number-matrix-columns-spanned="1" table:number-matrix-rows-spanned="1" table:formula="of:=SUM([.CA3:.CA100]=[.$CP3:.$CP100])" office:value-type="float"/>
          <table:table-cell table:number-matrix-columns-spanned="1" table:number-matrix-rows-spanned="1" table:formula="of:=SUM([.CB3:.CB100]=[.$CQ3:.$CQ100])" office:value-type="float"/>
          <table:table-cell table:number-matrix-columns-spanned="1" table:number-matrix-rows-spanned="1" table:formula="of:=SUM([.CC3:.CC100]=[.$CO3:.$CO100])" office:value-type="float"/>
          <table:table-cell table:number-matrix-columns-spanned="1" table:number-matrix-rows-spanned="1" table:formula="of:=SUM([.CD3:.CD100]=[.$CP3:.$CP100])" office:value-type="float"/>
          <table:table-cell table:number-matrix-columns-spanned="1" table:number-matrix-rows-spanned="1" table:formula="of:=SUM([.CE3:.CE100]=[.$CQ3:.$CQ100])" office:value-type="float"/>
          <table:table-cell table:number-matrix-columns-spanned="1" table:number-matrix-rows-spanned="1" table:formula="of:=SUM([.CF3:.CF100]=[.$CO3:.$CO100])" office:value-type="float"/>
          <table:table-cell table:number-matrix-columns-spanned="1" table:number-matrix-rows-spanned="1" table:formula="of:=SUM([.CG3:.CG100]=[.$CP3:.$CP100])" office:value-type="float"/>
          <table:table-cell table:number-matrix-columns-spanned="1" table:number-matrix-rows-spanned="1" table:formula="of:=SUM([.CH3:.CH100]=[.$CQ3:.$CQ100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-sig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2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2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2-sign</text:p>
          </table:table-cell>
          <table:table-cell office:value-type="string">
            <text:p>clingo-1/setting-hNaivePathDistance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-sig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-fac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-leve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Stand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maze</text:p>
          </table:table-cell>
          <table:table-cell table:formula="of:=AVERAGE([Instances.B3:Instances.B32])" office:value-type="float"/>
          <table:table-cell table:formula="of:=AVERAGE([Instances.C3:Instances.C32])" office:value-type="float"/>
          <table:table-cell table:formula="of:=AVERAGE([Instances.D3:Instances.D32])" office:value-type="float"/>
          <table:table-cell table:style-name="cellBest" table:formula="of:=AVERAGE([Instances.E3:Instances.E32])" office:value-type="float"/>
          <table:table-cell table:formula="of:=AVERAGE([Instances.F3:Instances.F32])" office:value-type="float"/>
          <table:table-cell table:style-name="cellBest" table:formula="of:=AVERAGE([Instances.G3:Instances.G32])" office:value-type="float"/>
          <table:table-cell table:formula="of:=AVERAGE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formula="of:=AVERAGE([Instances.K3:Instances.K32])" office:value-type="float"/>
          <table:table-cell table:formula="of:=AVERAGE([Instances.L3:Instances.L32])" office:value-type="float"/>
          <table:table-cell table:formula="of:=AVERAGE([Instances.M3:Instances.M32])" office:value-type="float"/>
          <table:table-cell table:formula="of:=AVERAGE([Instances.N3:Instances.N32])" office:value-type="float"/>
          <table:table-cell table:style-name="cellBest" table:formula="of:=AVERAGE([Instances.O3:Instances.O32])" office:value-type="float"/>
          <table:table-cell table:formula="of:=AVERAGE([Instances.P3:Instances.P32])" office:value-type="float"/>
          <table:table-cell table:formula="of:=AVERAGE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AVERAGE([Instances.T3:Instances.T32])" office:value-type="float"/>
          <table:table-cell table:formula="of:=AVERAGE([Instances.U3:Instances.U32])" office:value-type="float"/>
          <table:table-cell table:formula="of:=AVERAGE([Instances.V3:Instances.V32])" office:value-type="float"/>
          <table:table-cell table:formula="of:=AVERAGE([Instances.W3:Instances.W32])" office:value-type="float"/>
          <table:table-cell table:style-name="cellBest" table:formula="of:=AVERAGE([Instances.X3:Instances.X32])" office:value-type="float"/>
          <table:table-cell table:formula="of:=AVERAGE([Instances.Y3:Instances.Y32])" office:value-type="float"/>
          <table:table-cell table:formula="of:=AVERAGE([Instances.Z3:Instances.Z32])" office:value-type="float"/>
          <table:table-cell table:formula="of:=AVERAGE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formula="of:=AVERAGE([Instances.AF3:Instances.AF32])" office:value-type="float"/>
          <table:table-cell table:formula="of:=AVERAGE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formula="of:=AVERAGE([Instances.AK3:Instances.AK32])" office:value-type="float"/>
          <table:table-cell table:formula="of:=AVERAGE([Instances.AL3:Instances.AL32])" office:value-type="float"/>
          <table:table-cell table:formula="of:=AVERAGE([Instances.AM3:Instances.AM32])" office:value-type="float"/>
          <table:table-cell table:formula="of:=AVERAGE([Instances.AN3:Instances.AN32])" office:value-type="float"/>
          <table:table-cell table:formula="of:=AVERAGE([Instances.AO3:Instances.AO32])" office:value-type="float"/>
          <table:table-cell table:formula="of:=AVERAGE([Instances.AP3:Instances.AP32])" office:value-type="float"/>
          <table:table-cell table:formula="of:=AVERAGE([Instances.AQ3:Instances.AQ32])" office:value-type="float"/>
          <table:table-cell table:style-name="cellWorst" table:formula="of:=AVERAGE([Instances.AR3:Instances.AR32])" office:value-type="float"/>
          <table:table-cell table:formula="of:=AVERAGE([Instances.AS3:Instances.AS32])" office:value-type="float"/>
          <table:table-cell table:formula="of:=AVERAGE([Instances.AT3:Instances.AT32])" office:value-type="float"/>
          <table:table-cell table:formula="of:=AVERAGE([Instances.AU3:Instances.AU32])" office:value-type="float"/>
          <table:table-cell table:formula="of:=AVERAGE([Instances.AV3:Instances.AV32])" office:value-type="float"/>
          <table:table-cell table:formula="of:=AVERAGE([Instances.AW3:Instances.AW32])" office:value-type="float"/>
          <table:table-cell table:formula="of:=AVERAGE([Instances.AX3:Instances.AX32])" office:value-type="float"/>
          <table:table-cell table:formula="of:=AVERAGE([Instances.AY3:Instances.AY32])" office:value-type="float"/>
          <table:table-cell table:formula="of:=AVERAGE([Instances.AZ3:Instances.AZ32])" office:value-type="float"/>
          <table:table-cell table:formula="of:=AVERAGE([Instances.BA3:Instances.BA32])" office:value-type="float"/>
          <table:table-cell table:formula="of:=AVERAGE([Instances.BB3:Instances.BB32])" office:value-type="float"/>
          <table:table-cell table:formula="of:=AVERAGE([Instances.BC3:Instances.BC32])" office:value-type="float"/>
          <table:table-cell table:formula="of:=AVERAGE([Instances.BD3:Instances.BD32])" office:value-type="float"/>
          <table:table-cell table:formula="of:=AVERAGE([Instances.BE3:Instances.BE32])" office:value-type="float"/>
          <table:table-cell table:formula="of:=AVERAGE([Instances.BF3:Instances.BF32])" office:value-type="float"/>
          <table:table-cell table:formula="of:=AVERAGE([Instances.BG3:Instances.BG32])" office:value-type="float"/>
          <table:table-cell table:formula="of:=AVERAGE([Instances.BH3:Instances.BH32])" office:value-type="float"/>
          <table:table-cell table:formula="of:=AVERAGE([Instances.BI3:Instances.BI32])" office:value-type="float"/>
          <table:table-cell table:formula="of:=AVERAGE([Instances.BJ3:Instances.BJ32])" office:value-type="float"/>
          <table:table-cell table:formula="of:=AVERAGE([Instances.BK3:Instances.BK32])" office:value-type="float"/>
          <table:table-cell table:formula="of:=AVERAGE([Instances.BL3:Instances.BL32])" office:value-type="float"/>
          <table:table-cell table:formula="of:=AVERAGE([Instances.BM3:Instances.BM32])" office:value-type="float"/>
          <table:table-cell table:formula="of:=AVERAGE([Instances.BN3:Instances.BN32])" office:value-type="float"/>
          <table:table-cell table:style-name="cellWorst" table:formula="of:=AVERAGE([Instances.BO3:Instances.BO32])" office:value-type="float"/>
          <table:table-cell table:style-name="cellWorst" table:formula="of:=AVERAGE([Instances.BP3:Instances.BP32])" office:value-type="float"/>
          <table:table-cell table:formula="of:=AVERAGE([Instances.BQ3:Instances.BQ32])" office:value-type="float"/>
          <table:table-cell table:formula="of:=AVERAGE([Instances.BR3:Instances.BR32])" office:value-type="float"/>
          <table:table-cell table:formula="of:=AVERAGE([Instances.BS3:Instances.BS32])" office:value-type="float"/>
          <table:table-cell table:formula="of:=AVERAGE([Instances.BT3:Instances.BT32])" office:value-type="float"/>
          <table:table-cell table:formula="of:=AVERAGE([Instances.BU3:Instances.BU32])" office:value-type="float"/>
          <table:table-cell table:formula="of:=AVERAGE([Instances.BV3:Instances.BV32])" office:value-type="float"/>
          <table:table-cell table:formula="of:=AVERAGE([Instances.BW3:Instances.BW32])" office:value-type="float"/>
          <table:table-cell table:formula="of:=AVERAGE([Instances.BX3:Instances.BX32])" office:value-type="float"/>
          <table:table-cell table:formula="of:=AVERAGE([Instances.BY3:Instances.BY32])" office:value-type="float"/>
          <table:table-cell table:formula="of:=AVERAGE([Instances.BZ3:Instances.BZ32])" office:value-type="float"/>
          <table:table-cell table:formula="of:=AVERAGE([Instances.CA3:Instances.CA32])" office:value-type="float"/>
          <table:table-cell table:formula="of:=AVERAGE([Instances.CB3:Instances.CB32])" office:value-type="float"/>
          <table:table-cell table:formula="of:=AVERAGE([Instances.CC3:Instances.CC32])" office:value-type="float"/>
          <table:table-cell table:style-name="cellBest" table:formula="of:=AVERAGE([Instances.CD3:Instances.CD32])" office:value-type="float"/>
          <table:table-cell table:formula="of:=AVERAGE([Instances.CE3:Instances.CE32])" office:value-type="float"/>
          <table:table-cell table:formula="of:=AVERAGE([Instances.CF3:Instances.CF32])" office:value-type="float"/>
          <table:table-cell table:formula="of:=AVERAGE([Instances.CG3:Instances.CG32])" office:value-type="float"/>
          <table:table-cell table:formula="of:=AVERAGE([Instances.CH3:Instances.CH32])" office:value-type="float"/>
          <table:table-cell table:formula="of:=MIN([.$B3];[.$E3];[.$H3];[.$K3];[.$N3];[.$Q3];[.$T3];[.$W3];[.$Z3];[.$AC3];[.$AF3];[.$AI3];[.$AL3];[.$AO3];[.$AR3];[.$AS3];[.$AV3];[.$AY3];[.$BB3];[.$BE3];[.$BH3];[.$BK3];[.$BN3];[.$BQ3];[.$BT3];[.$BW3];[.$BZ3];[.$CC3];[.$CF3])" office:value-type="float"/>
          <table:table-cell table:formula="of:=MIN([.$C3];[.$F3];[.$I3];[.$L3];[.$O3];[.$R3];[.$U3];[.$X3];[.$AA3];[.$AD3];[.$AG3];[.$AJ3];[.$AM3];[.$AP3];[.$AT3];[.$AW3];[.$AZ3];[.$BC3];[.$BF3];[.$BI3];[.$BL3];[.$BO3];[.$BR3];[.$BU3];[.$BX3];[.$CA3];[.$CD3];[.$CG3])" office:value-type="float"/>
          <table:table-cell table:formula="of:=MIN([.$D3];[.$G3];[.$J3];[.$M3];[.$P3];[.$S3];[.$V3];[.$Y3];[.$AB3];[.$AE3];[.$AH3];[.$AK3];[.$AN3];[.$AQ3];[.$AU3];[.$AX3];[.$BA3];[.$BD3];[.$BG3];[.$BJ3];[.$BM3];[.$BP3];[.$BS3];[.$BV3];[.$BY3];[.$CB3];[.$CE3];[.$CH3])" office:value-type="float"/>
          <table:table-cell table:formula="of:=MEDIAN([.$B3];[.$E3];[.$H3];[.$K3];[.$N3];[.$Q3];[.$T3];[.$W3];[.$Z3];[.$AC3];[.$AF3];[.$AI3];[.$AL3];[.$AO3];[.$AR3];[.$AS3];[.$AV3];[.$AY3];[.$BB3];[.$BE3];[.$BH3];[.$BK3];[.$BN3];[.$BQ3];[.$BT3];[.$BW3];[.$BZ3];[.$CC3];[.$CF3])" office:value-type="float"/>
          <table:table-cell table:formula="of:=MEDIAN([.$C3];[.$F3];[.$I3];[.$L3];[.$O3];[.$R3];[.$U3];[.$X3];[.$AA3];[.$AD3];[.$AG3];[.$AJ3];[.$AM3];[.$AP3];[.$AT3];[.$AW3];[.$AZ3];[.$BC3];[.$BF3];[.$BI3];[.$BL3];[.$BO3];[.$BR3];[.$BU3];[.$BX3];[.$CA3];[.$CD3];[.$CG3])" office:value-type="float"/>
          <table:table-cell table:formula="of:=MEDIAN([.$D3];[.$G3];[.$J3];[.$M3];[.$P3];[.$S3];[.$V3];[.$Y3];[.$AB3];[.$AE3];[.$AH3];[.$AK3];[.$AN3];[.$AQ3];[.$AU3];[.$AX3];[.$BA3];[.$BD3];[.$BG3];[.$BJ3];[.$BM3];[.$BP3];[.$BS3];[.$BV3];[.$BY3];[.$CB3];[.$CE3];[.$CH3])" office:value-type="float"/>
          <table:table-cell table:formula="of:=MAX([.$B3];[.$E3];[.$H3];[.$K3];[.$N3];[.$Q3];[.$T3];[.$W3];[.$Z3];[.$AC3];[.$AF3];[.$AI3];[.$AL3];[.$AO3];[.$AR3];[.$AS3];[.$AV3];[.$AY3];[.$BB3];[.$BE3];[.$BH3];[.$BK3];[.$BN3];[.$BQ3];[.$BT3];[.$BW3];[.$BZ3];[.$CC3];[.$CF3])" office:value-type="float"/>
          <table:table-cell table:formula="of:=MAX([.$C3];[.$F3];[.$I3];[.$L3];[.$O3];[.$R3];[.$U3];[.$X3];[.$AA3];[.$AD3];[.$AG3];[.$AJ3];[.$AM3];[.$AP3];[.$AT3];[.$AW3];[.$AZ3];[.$BC3];[.$BF3];[.$BI3];[.$BL3];[.$BO3];[.$BR3];[.$BU3];[.$BX3];[.$CA3];[.$CD3];[.$CG3])" office:value-type="float"/>
          <table:table-cell table:formula="of:=MAX([.$D3];[.$G3];[.$J3];[.$M3];[.$P3];[.$S3];[.$V3];[.$Y3];[.$AB3];[.$AE3];[.$AH3];[.$AK3];[.$AN3];[.$AQ3];[.$AU3];[.$AX3];[.$BA3];[.$BD3];[.$BG3];[.$BJ3];[.$BM3];[.$BP3];[.$BS3];[.$BV3];[.$BY3];[.$CB3];[.$CE3];[.$CH3])" office:value-type="float"/>
        </table:table-row>
        <table:table-row table:style-name="ro1">
          <table:table-cell office:value-type="string">
            <text:p>random</text:p>
          </table:table-cell>
          <table:table-cell table:formula="of:=AVERAGE([Instances.B33:Instances.B69])" office:value-type="float"/>
          <table:table-cell table:style-name="cellBest" table:formula="of:=AVERAGE([Instances.C33:Instances.C69])" office:value-type="float"/>
          <table:table-cell table:style-name="cellBest" table:formula="of:=AVERAGE([Instances.D33:Instances.D69])" office:value-type="float"/>
          <table:table-cell table:formula="of:=AVERAGE([Instances.E33:Instances.E69])" office:value-type="float"/>
          <table:table-cell table:formula="of:=AVERAGE([Instances.F33:Instances.F69])" office:value-type="float"/>
          <table:table-cell table:formula="of:=AVERAGE([Instances.G33:Instances.G69])" office:value-type="float"/>
          <table:table-cell table:formula="of:=AVERAGE([Instances.H33:Instances.H69])" office:value-type="float"/>
          <table:table-cell table:formula="of:=AVERAGE([Instances.I33:Instances.I69])" office:value-type="float"/>
          <table:table-cell table:formula="of:=AVERAGE([Instances.J33:Instances.J69])" office:value-type="float"/>
          <table:table-cell table:formula="of:=AVERAGE([Instances.K33:Instances.K69])" office:value-type="float"/>
          <table:table-cell table:formula="of:=AVERAGE([Instances.L33:Instances.L69])" office:value-type="float"/>
          <table:table-cell table:formula="of:=AVERAGE([Instances.M33:Instances.M69])" office:value-type="float"/>
          <table:table-cell table:formula="of:=AVERAGE([Instances.N33:Instances.N69])" office:value-type="float"/>
          <table:table-cell table:formula="of:=AVERAGE([Instances.O33:Instances.O69])" office:value-type="float"/>
          <table:table-cell table:formula="of:=AVERAGE([Instances.P33:Instances.P69])" office:value-type="float"/>
          <table:table-cell table:formula="of:=AVERAGE([Instances.Q33:Instances.Q69])" office:value-type="float"/>
          <table:table-cell table:formula="of:=AVERAGE([Instances.R33:Instances.R69])" office:value-type="float"/>
          <table:table-cell table:formula="of:=AVERAGE([Instances.S33:Instances.S69])" office:value-type="float"/>
          <table:table-cell table:formula="of:=AVERAGE([Instances.T33:Instances.T69])" office:value-type="float"/>
          <table:table-cell table:formula="of:=AVERAGE([Instances.U33:Instances.U69])" office:value-type="float"/>
          <table:table-cell table:formula="of:=AVERAGE([Instances.V33:Instances.V69])" office:value-type="float"/>
          <table:table-cell table:formula="of:=AVERAGE([Instances.W33:Instances.W69])" office:value-type="float"/>
          <table:table-cell table:formula="of:=AVERAGE([Instances.X33:Instances.X69])" office:value-type="float"/>
          <table:table-cell table:formula="of:=AVERAGE([Instances.Y33:Instances.Y69])" office:value-type="float"/>
          <table:table-cell table:formula="of:=AVERAGE([Instances.Z33:Instances.Z69])" office:value-type="float"/>
          <table:table-cell table:formula="of:=AVERAGE([Instances.AA33:Instances.AA69])" office:value-type="float"/>
          <table:table-cell table:formula="of:=AVERAGE([Instances.AB33:Instances.AB69])" office:value-type="float"/>
          <table:table-cell table:formula="of:=AVERAGE([Instances.AC33:Instances.AC69])" office:value-type="float"/>
          <table:table-cell table:formula="of:=AVERAGE([Instances.AD33:Instances.AD69])" office:value-type="float"/>
          <table:table-cell table:formula="of:=AVERAGE([Instances.AE33:Instances.AE69])" office:value-type="float"/>
          <table:table-cell table:formula="of:=AVERAGE([Instances.AF33:Instances.AF69])" office:value-type="float"/>
          <table:table-cell table:formula="of:=AVERAGE([Instances.AG33:Instances.AG69])" office:value-type="float"/>
          <table:table-cell table:formula="of:=AVERAGE([Instances.AH33:Instances.AH69])" office:value-type="float"/>
          <table:table-cell table:formula="of:=AVERAGE([Instances.AI33:Instances.AI69])" office:value-type="float"/>
          <table:table-cell table:formula="of:=AVERAGE([Instances.AJ33:Instances.AJ69])" office:value-type="float"/>
          <table:table-cell table:formula="of:=AVERAGE([Instances.AK33:Instances.AK69])" office:value-type="float"/>
          <table:table-cell table:formula="of:=AVERAGE([Instances.AL33:Instances.AL69])" office:value-type="float"/>
          <table:table-cell table:formula="of:=AVERAGE([Instances.AM33:Instances.AM69])" office:value-type="float"/>
          <table:table-cell table:formula="of:=AVERAGE([Instances.AN33:Instances.AN69])" office:value-type="float"/>
          <table:table-cell table:formula="of:=AVERAGE([Instances.AO33:Instances.AO69])" office:value-type="float"/>
          <table:table-cell table:formula="of:=AVERAGE([Instances.AP33:Instances.AP69])" office:value-type="float"/>
          <table:table-cell table:formula="of:=AVERAGE([Instances.AQ33:Instances.AQ69])" office:value-type="float"/>
          <table:table-cell table:style-name="cellWorst" table:formula="of:=AVERAGE([Instances.AR33:Instances.AR69])" office:value-type="float"/>
          <table:table-cell table:formula="of:=AVERAGE([Instances.AS33:Instances.AS69])" office:value-type="float"/>
          <table:table-cell table:formula="of:=AVERAGE([Instances.AT33:Instances.AT69])" office:value-type="float"/>
          <table:table-cell table:formula="of:=AVERAGE([Instances.AU33:Instances.AU69])" office:value-type="float"/>
          <table:table-cell table:formula="of:=AVERAGE([Instances.AV33:Instances.AV69])" office:value-type="float"/>
          <table:table-cell table:formula="of:=AVERAGE([Instances.AW33:Instances.AW69])" office:value-type="float"/>
          <table:table-cell table:formula="of:=AVERAGE([Instances.AX33:Instances.AX69])" office:value-type="float"/>
          <table:table-cell table:formula="of:=AVERAGE([Instances.AY33:Instances.AY69])" office:value-type="float"/>
          <table:table-cell table:formula="of:=AVERAGE([Instances.AZ33:Instances.AZ69])" office:value-type="float"/>
          <table:table-cell table:formula="of:=AVERAGE([Instances.BA33:Instances.BA69])" office:value-type="float"/>
          <table:table-cell table:formula="of:=AVERAGE([Instances.BB33:Instances.BB69])" office:value-type="float"/>
          <table:table-cell table:formula="of:=AVERAGE([Instances.BC33:Instances.BC69])" office:value-type="float"/>
          <table:table-cell table:formula="of:=AVERAGE([Instances.BD33:Instances.BD69])" office:value-type="float"/>
          <table:table-cell table:formula="of:=AVERAGE([Instances.BE33:Instances.BE69])" office:value-type="float"/>
          <table:table-cell table:formula="of:=AVERAGE([Instances.BF33:Instances.BF69])" office:value-type="float"/>
          <table:table-cell table:formula="of:=AVERAGE([Instances.BG33:Instances.BG69])" office:value-type="float"/>
          <table:table-cell table:formula="of:=AVERAGE([Instances.BH33:Instances.BH69])" office:value-type="float"/>
          <table:table-cell table:formula="of:=AVERAGE([Instances.BI33:Instances.BI69])" office:value-type="float"/>
          <table:table-cell table:formula="of:=AVERAGE([Instances.BJ33:Instances.BJ69])" office:value-type="float"/>
          <table:table-cell table:formula="of:=AVERAGE([Instances.BK33:Instances.BK69])" office:value-type="float"/>
          <table:table-cell table:formula="of:=AVERAGE([Instances.BL33:Instances.BL69])" office:value-type="float"/>
          <table:table-cell table:formula="of:=AVERAGE([Instances.BM33:Instances.BM69])" office:value-type="float"/>
          <table:table-cell table:formula="of:=AVERAGE([Instances.BN33:Instances.BN69])" office:value-type="float"/>
          <table:table-cell table:style-name="cellWorst" table:formula="of:=AVERAGE([Instances.BO33:Instances.BO69])" office:value-type="float"/>
          <table:table-cell table:style-name="cellWorst" table:formula="of:=AVERAGE([Instances.BP33:Instances.BP69])" office:value-type="float"/>
          <table:table-cell table:formula="of:=AVERAGE([Instances.BQ33:Instances.BQ69])" office:value-type="float"/>
          <table:table-cell table:formula="of:=AVERAGE([Instances.BR33:Instances.BR69])" office:value-type="float"/>
          <table:table-cell table:formula="of:=AVERAGE([Instances.BS33:Instances.BS69])" office:value-type="float"/>
          <table:table-cell table:formula="of:=AVERAGE([Instances.BT33:Instances.BT69])" office:value-type="float"/>
          <table:table-cell table:formula="of:=AVERAGE([Instances.BU33:Instances.BU69])" office:value-type="float"/>
          <table:table-cell table:formula="of:=AVERAGE([Instances.BV33:Instances.BV69])" office:value-type="float"/>
          <table:table-cell table:formula="of:=AVERAGE([Instances.BW33:Instances.BW69])" office:value-type="float"/>
          <table:table-cell table:formula="of:=AVERAGE([Instances.BX33:Instances.BX69])" office:value-type="float"/>
          <table:table-cell table:formula="of:=AVERAGE([Instances.BY33:Instances.BY69])" office:value-type="float"/>
          <table:table-cell table:style-name="cellBest" table:formula="of:=AVERAGE([Instances.BZ33:Instances.BZ69])" office:value-type="float"/>
          <table:table-cell table:formula="of:=AVERAGE([Instances.CA33:Instances.CA69])" office:value-type="float"/>
          <table:table-cell table:formula="of:=AVERAGE([Instances.CB33:Instances.CB69])" office:value-type="float"/>
          <table:table-cell table:formula="of:=AVERAGE([Instances.CC33:Instances.CC69])" office:value-type="float"/>
          <table:table-cell table:formula="of:=AVERAGE([Instances.CD33:Instances.CD69])" office:value-type="float"/>
          <table:table-cell table:formula="of:=AVERAGE([Instances.CE33:Instances.CE69])" office:value-type="float"/>
          <table:table-cell table:formula="of:=AVERAGE([Instances.CF33:Instances.CF69])" office:value-type="float"/>
          <table:table-cell table:formula="of:=AVERAGE([Instances.CG33:Instances.CG69])" office:value-type="float"/>
          <table:table-cell table:formula="of:=AVERAGE([Instances.CH33:Instances.CH69])" office:value-type="float"/>
          <table:table-cell table:formula="of:=MIN([.$B4];[.$E4];[.$H4];[.$K4];[.$N4];[.$Q4];[.$T4];[.$W4];[.$Z4];[.$AC4];[.$AF4];[.$AI4];[.$AL4];[.$AO4];[.$AR4];[.$AS4];[.$AV4];[.$AY4];[.$BB4];[.$BE4];[.$BH4];[.$BK4];[.$BN4];[.$BQ4];[.$BT4];[.$BW4];[.$BZ4];[.$CC4];[.$CF4])" office:value-type="float"/>
          <table:table-cell table:formula="of:=MIN([.$C4];[.$F4];[.$I4];[.$L4];[.$O4];[.$R4];[.$U4];[.$X4];[.$AA4];[.$AD4];[.$AG4];[.$AJ4];[.$AM4];[.$AP4];[.$AT4];[.$AW4];[.$AZ4];[.$BC4];[.$BF4];[.$BI4];[.$BL4];[.$BO4];[.$BR4];[.$BU4];[.$BX4];[.$CA4];[.$CD4];[.$CG4])" office:value-type="float"/>
          <table:table-cell table:formula="of:=MIN([.$D4];[.$G4];[.$J4];[.$M4];[.$P4];[.$S4];[.$V4];[.$Y4];[.$AB4];[.$AE4];[.$AH4];[.$AK4];[.$AN4];[.$AQ4];[.$AU4];[.$AX4];[.$BA4];[.$BD4];[.$BG4];[.$BJ4];[.$BM4];[.$BP4];[.$BS4];[.$BV4];[.$BY4];[.$CB4];[.$CE4];[.$CH4])" office:value-type="float"/>
          <table:table-cell table:formula="of:=MEDIAN([.$B4];[.$E4];[.$H4];[.$K4];[.$N4];[.$Q4];[.$T4];[.$W4];[.$Z4];[.$AC4];[.$AF4];[.$AI4];[.$AL4];[.$AO4];[.$AR4];[.$AS4];[.$AV4];[.$AY4];[.$BB4];[.$BE4];[.$BH4];[.$BK4];[.$BN4];[.$BQ4];[.$BT4];[.$BW4];[.$BZ4];[.$CC4];[.$CF4])" office:value-type="float"/>
          <table:table-cell table:formula="of:=MEDIAN([.$C4];[.$F4];[.$I4];[.$L4];[.$O4];[.$R4];[.$U4];[.$X4];[.$AA4];[.$AD4];[.$AG4];[.$AJ4];[.$AM4];[.$AP4];[.$AT4];[.$AW4];[.$AZ4];[.$BC4];[.$BF4];[.$BI4];[.$BL4];[.$BO4];[.$BR4];[.$BU4];[.$BX4];[.$CA4];[.$CD4];[.$CG4])" office:value-type="float"/>
          <table:table-cell table:formula="of:=MEDIAN([.$D4];[.$G4];[.$J4];[.$M4];[.$P4];[.$S4];[.$V4];[.$Y4];[.$AB4];[.$AE4];[.$AH4];[.$AK4];[.$AN4];[.$AQ4];[.$AU4];[.$AX4];[.$BA4];[.$BD4];[.$BG4];[.$BJ4];[.$BM4];[.$BP4];[.$BS4];[.$BV4];[.$BY4];[.$CB4];[.$CE4];[.$CH4])" office:value-type="float"/>
          <table:table-cell table:formula="of:=MAX([.$B4];[.$E4];[.$H4];[.$K4];[.$N4];[.$Q4];[.$T4];[.$W4];[.$Z4];[.$AC4];[.$AF4];[.$AI4];[.$AL4];[.$AO4];[.$AR4];[.$AS4];[.$AV4];[.$AY4];[.$BB4];[.$BE4];[.$BH4];[.$BK4];[.$BN4];[.$BQ4];[.$BT4];[.$BW4];[.$BZ4];[.$CC4];[.$CF4])" office:value-type="float"/>
          <table:table-cell table:formula="of:=MAX([.$C4];[.$F4];[.$I4];[.$L4];[.$O4];[.$R4];[.$U4];[.$X4];[.$AA4];[.$AD4];[.$AG4];[.$AJ4];[.$AM4];[.$AP4];[.$AT4];[.$AW4];[.$AZ4];[.$BC4];[.$BF4];[.$BI4];[.$BL4];[.$BO4];[.$BR4];[.$BU4];[.$BX4];[.$CA4];[.$CD4];[.$CG4])" office:value-type="float"/>
          <table:table-cell table:formula="of:=MAX([.$D4];[.$G4];[.$J4];[.$M4];[.$P4];[.$S4];[.$V4];[.$Y4];[.$AB4];[.$AE4];[.$AH4];[.$AK4];[.$AN4];[.$AQ4];[.$AU4];[.$AX4];[.$BA4];[.$BD4];[.$BG4];[.$BJ4];[.$BM4];[.$BP4];[.$BS4];[.$BV4];[.$BY4];[.$CB4];[.$CE4];[.$CH4])" office:value-type="float"/>
        </table:table-row>
        <table:table-row table:style-name="ro1">
          <table:table-cell office:value-type="string">
            <text:p>room</text:p>
          </table:table-cell>
          <table:table-cell table:formula="of:=AVERAGE([Instances.B70:Instances.B100])" office:value-type="float"/>
          <table:table-cell table:formula="of:=AVERAGE([Instances.C70:Instances.C100])" office:value-type="float"/>
          <table:table-cell table:formula="of:=AVERAGE([Instances.D70:Instances.D100])" office:value-type="float"/>
          <table:table-cell table:style-name="cellBest" table:formula="of:=AVERAGE([Instances.E70:Instances.E100])" office:value-type="float"/>
          <table:table-cell table:formula="of:=AVERAGE([Instances.F70:Instances.F100])" office:value-type="float"/>
          <table:table-cell table:style-name="cellBest" table:formula="of:=AVERAGE([Instances.G70:Instances.G100])" office:value-type="float"/>
          <table:table-cell table:formula="of:=AVERAGE([Instances.H70:Instances.H100])" office:value-type="float"/>
          <table:table-cell table:style-name="cellBest" table:formula="of:=AVERAGE([Instances.I70:Instances.I100])" office:value-type="float"/>
          <table:table-cell table:formula="of:=AVERAGE([Instances.J70:Instances.J100])" office:value-type="float"/>
          <table:table-cell table:formula="of:=AVERAGE([Instances.K70:Instances.K100])" office:value-type="float"/>
          <table:table-cell table:style-name="cellBest" table:formula="of:=AVERAGE([Instances.L70:Instances.L100])" office:value-type="float"/>
          <table:table-cell table:formula="of:=AVERAGE([Instances.M70:Instances.M100])" office:value-type="float"/>
          <table:table-cell table:formula="of:=AVERAGE([Instances.N70:Instances.N100])" office:value-type="float"/>
          <table:table-cell table:formula="of:=AVERAGE([Instances.O70:Instances.O100])" office:value-type="float"/>
          <table:table-cell table:formula="of:=AVERAGE([Instances.P70:Instances.P100])" office:value-type="float"/>
          <table:table-cell table:formula="of:=AVERAGE([Instances.Q70:Instances.Q100])" office:value-type="float"/>
          <table:table-cell table:formula="of:=AVERAGE([Instances.R70:Instances.R100])" office:value-type="float"/>
          <table:table-cell table:formula="of:=AVERAGE([Instances.S70:Instances.S100])" office:value-type="float"/>
          <table:table-cell table:formula="of:=AVERAGE([Instances.T70:Instances.T100])" office:value-type="float"/>
          <table:table-cell table:formula="of:=AVERAGE([Instances.U70:Instances.U100])" office:value-type="float"/>
          <table:table-cell table:formula="of:=AVERAGE([Instances.V70:Instances.V100])" office:value-type="float"/>
          <table:table-cell table:formula="of:=AVERAGE([Instances.W70:Instances.W100])" office:value-type="float"/>
          <table:table-cell table:formula="of:=AVERAGE([Instances.X70:Instances.X100])" office:value-type="float"/>
          <table:table-cell table:formula="of:=AVERAGE([Instances.Y70:Instances.Y100])" office:value-type="float"/>
          <table:table-cell table:formula="of:=AVERAGE([Instances.Z70:Instances.Z100])" office:value-type="float"/>
          <table:table-cell table:formula="of:=AVERAGE([Instances.AA70:Instances.AA100])" office:value-type="float"/>
          <table:table-cell table:formula="of:=AVERAGE([Instances.AB70:Instances.AB100])" office:value-type="float"/>
          <table:table-cell table:formula="of:=AVERAGE([Instances.AC70:Instances.AC100])" office:value-type="float"/>
          <table:table-cell table:formula="of:=AVERAGE([Instances.AD70:Instances.AD100])" office:value-type="float"/>
          <table:table-cell table:formula="of:=AVERAGE([Instances.AE70:Instances.AE100])" office:value-type="float"/>
          <table:table-cell table:formula="of:=AVERAGE([Instances.AF70:Instances.AF100])" office:value-type="float"/>
          <table:table-cell table:formula="of:=AVERAGE([Instances.AG70:Instances.AG100])" office:value-type="float"/>
          <table:table-cell table:formula="of:=AVERAGE([Instances.AH70:Instances.AH100])" office:value-type="float"/>
          <table:table-cell table:formula="of:=AVERAGE([Instances.AI70:Instances.AI100])" office:value-type="float"/>
          <table:table-cell table:style-name="cellWorst" table:formula="of:=AVERAGE([Instances.AJ70:Instances.AJ100])" office:value-type="float"/>
          <table:table-cell table:style-name="cellWorst" table:formula="of:=AVERAGE([Instances.AK70:Instances.AK100])" office:value-type="float"/>
          <table:table-cell table:formula="of:=AVERAGE([Instances.AL70:Instances.AL100])" office:value-type="float"/>
          <table:table-cell table:formula="of:=AVERAGE([Instances.AM70:Instances.AM100])" office:value-type="float"/>
          <table:table-cell table:formula="of:=AVERAGE([Instances.AN70:Instances.AN100])" office:value-type="float"/>
          <table:table-cell table:formula="of:=AVERAGE([Instances.AO70:Instances.AO100])" office:value-type="float"/>
          <table:table-cell table:formula="of:=AVERAGE([Instances.AP70:Instances.AP100])" office:value-type="float"/>
          <table:table-cell table:formula="of:=AVERAGE([Instances.AQ70:Instances.AQ100])" office:value-type="float"/>
          <table:table-cell table:style-name="cellWorst" table:formula="of:=AVERAGE([Instances.AR70:Instances.AR100])" office:value-type="float"/>
          <table:table-cell table:formula="of:=AVERAGE([Instances.AS70:Instances.AS100])" office:value-type="float"/>
          <table:table-cell table:style-name="cellWorst" table:formula="of:=AVERAGE([Instances.AT70:Instances.AT100])" office:value-type="float"/>
          <table:table-cell table:style-name="cellWorst" table:formula="of:=AVERAGE([Instances.AU70:Instances.AU100])" office:value-type="float"/>
          <table:table-cell table:formula="of:=AVERAGE([Instances.AV70:Instances.AV100])" office:value-type="float"/>
          <table:table-cell table:formula="of:=AVERAGE([Instances.AW70:Instances.AW100])" office:value-type="float"/>
          <table:table-cell table:formula="of:=AVERAGE([Instances.AX70:Instances.AX100])" office:value-type="float"/>
          <table:table-cell table:formula="of:=AVERAGE([Instances.AY70:Instances.AY100])" office:value-type="float"/>
          <table:table-cell table:formula="of:=AVERAGE([Instances.AZ70:Instances.AZ100])" office:value-type="float"/>
          <table:table-cell table:formula="of:=AVERAGE([Instances.BA70:Instances.BA100])" office:value-type="float"/>
          <table:table-cell table:formula="of:=AVERAGE([Instances.BB70:Instances.BB100])" office:value-type="float"/>
          <table:table-cell table:formula="of:=AVERAGE([Instances.BC70:Instances.BC100])" office:value-type="float"/>
          <table:table-cell table:formula="of:=AVERAGE([Instances.BD70:Instances.BD100])" office:value-type="float"/>
          <table:table-cell table:formula="of:=AVERAGE([Instances.BE70:Instances.BE100])" office:value-type="float"/>
          <table:table-cell table:formula="of:=AVERAGE([Instances.BF70:Instances.BF100])" office:value-type="float"/>
          <table:table-cell table:formula="of:=AVERAGE([Instances.BG70:Instances.BG100])" office:value-type="float"/>
          <table:table-cell table:formula="of:=AVERAGE([Instances.BH70:Instances.BH100])" office:value-type="float"/>
          <table:table-cell table:formula="of:=AVERAGE([Instances.BI70:Instances.BI100])" office:value-type="float"/>
          <table:table-cell table:formula="of:=AVERAGE([Instances.BJ70:Instances.BJ100])" office:value-type="float"/>
          <table:table-cell table:formula="of:=AVERAGE([Instances.BK70:Instances.BK100])" office:value-type="float"/>
          <table:table-cell table:formula="of:=AVERAGE([Instances.BL70:Instances.BL100])" office:value-type="float"/>
          <table:table-cell table:formula="of:=AVERAGE([Instances.BM70:Instances.BM100])" office:value-type="float"/>
          <table:table-cell table:formula="of:=AVERAGE([Instances.BN70:Instances.BN100])" office:value-type="float"/>
          <table:table-cell table:formula="of:=AVERAGE([Instances.BO70:Instances.BO100])" office:value-type="float"/>
          <table:table-cell table:formula="of:=AVERAGE([Instances.BP70:Instances.BP100])" office:value-type="float"/>
          <table:table-cell table:formula="of:=AVERAGE([Instances.BQ70:Instances.BQ100])" office:value-type="float"/>
          <table:table-cell table:formula="of:=AVERAGE([Instances.BR70:Instances.BR100])" office:value-type="float"/>
          <table:table-cell table:formula="of:=AVERAGE([Instances.BS70:Instances.BS100])" office:value-type="float"/>
          <table:table-cell table:formula="of:=AVERAGE([Instances.BT70:Instances.BT100])" office:value-type="float"/>
          <table:table-cell table:formula="of:=AVERAGE([Instances.BU70:Instances.BU100])" office:value-type="float"/>
          <table:table-cell table:formula="of:=AVERAGE([Instances.BV70:Instances.BV100])" office:value-type="float"/>
          <table:table-cell table:formula="of:=AVERAGE([Instances.BW70:Instances.BW100])" office:value-type="float"/>
          <table:table-cell table:formula="of:=AVERAGE([Instances.BX70:Instances.BX100])" office:value-type="float"/>
          <table:table-cell table:formula="of:=AVERAGE([Instances.BY70:Instances.BY100])" office:value-type="float"/>
          <table:table-cell table:formula="of:=AVERAGE([Instances.BZ70:Instances.BZ100])" office:value-type="float"/>
          <table:table-cell table:formula="of:=AVERAGE([Instances.CA70:Instances.CA100])" office:value-type="float"/>
          <table:table-cell table:formula="of:=AVERAGE([Instances.CB70:Instances.CB100])" office:value-type="float"/>
          <table:table-cell table:formula="of:=AVERAGE([Instances.CC70:Instances.CC100])" office:value-type="float"/>
          <table:table-cell table:formula="of:=AVERAGE([Instances.CD70:Instances.CD100])" office:value-type="float"/>
          <table:table-cell table:formula="of:=AVERAGE([Instances.CE70:Instances.CE100])" office:value-type="float"/>
          <table:table-cell table:formula="of:=AVERAGE([Instances.CF70:Instances.CF100])" office:value-type="float"/>
          <table:table-cell table:formula="of:=AVERAGE([Instances.CG70:Instances.CG100])" office:value-type="float"/>
          <table:table-cell table:formula="of:=AVERAGE([Instances.CH70:Instances.CH100])" office:value-type="float"/>
          <table:table-cell table:formula="of:=MIN([.$B5];[.$E5];[.$H5];[.$K5];[.$N5];[.$Q5];[.$T5];[.$W5];[.$Z5];[.$AC5];[.$AF5];[.$AI5];[.$AL5];[.$AO5];[.$AR5];[.$AS5];[.$AV5];[.$AY5];[.$BB5];[.$BE5];[.$BH5];[.$BK5];[.$BN5];[.$BQ5];[.$BT5];[.$BW5];[.$BZ5];[.$CC5];[.$CF5])" office:value-type="float"/>
          <table:table-cell table:formula="of:=MIN([.$C5];[.$F5];[.$I5];[.$L5];[.$O5];[.$R5];[.$U5];[.$X5];[.$AA5];[.$AD5];[.$AG5];[.$AJ5];[.$AM5];[.$AP5];[.$AT5];[.$AW5];[.$AZ5];[.$BC5];[.$BF5];[.$BI5];[.$BL5];[.$BO5];[.$BR5];[.$BU5];[.$BX5];[.$CA5];[.$CD5];[.$CG5])" office:value-type="float"/>
          <table:table-cell table:formula="of:=MIN([.$D5];[.$G5];[.$J5];[.$M5];[.$P5];[.$S5];[.$V5];[.$Y5];[.$AB5];[.$AE5];[.$AH5];[.$AK5];[.$AN5];[.$AQ5];[.$AU5];[.$AX5];[.$BA5];[.$BD5];[.$BG5];[.$BJ5];[.$BM5];[.$BP5];[.$BS5];[.$BV5];[.$BY5];[.$CB5];[.$CE5];[.$CH5])" office:value-type="float"/>
          <table:table-cell table:formula="of:=MEDIAN([.$B5];[.$E5];[.$H5];[.$K5];[.$N5];[.$Q5];[.$T5];[.$W5];[.$Z5];[.$AC5];[.$AF5];[.$AI5];[.$AL5];[.$AO5];[.$AR5];[.$AS5];[.$AV5];[.$AY5];[.$BB5];[.$BE5];[.$BH5];[.$BK5];[.$BN5];[.$BQ5];[.$BT5];[.$BW5];[.$BZ5];[.$CC5];[.$CF5])" office:value-type="float"/>
          <table:table-cell table:formula="of:=MEDIAN([.$C5];[.$F5];[.$I5];[.$L5];[.$O5];[.$R5];[.$U5];[.$X5];[.$AA5];[.$AD5];[.$AG5];[.$AJ5];[.$AM5];[.$AP5];[.$AT5];[.$AW5];[.$AZ5];[.$BC5];[.$BF5];[.$BI5];[.$BL5];[.$BO5];[.$BR5];[.$BU5];[.$BX5];[.$CA5];[.$CD5];[.$CG5])" office:value-type="float"/>
          <table:table-cell table:formula="of:=MEDIAN([.$D5];[.$G5];[.$J5];[.$M5];[.$P5];[.$S5];[.$V5];[.$Y5];[.$AB5];[.$AE5];[.$AH5];[.$AK5];[.$AN5];[.$AQ5];[.$AU5];[.$AX5];[.$BA5];[.$BD5];[.$BG5];[.$BJ5];[.$BM5];[.$BP5];[.$BS5];[.$BV5];[.$BY5];[.$CB5];[.$CE5];[.$CH5])" office:value-type="float"/>
          <table:table-cell table:formula="of:=MAX([.$B5];[.$E5];[.$H5];[.$K5];[.$N5];[.$Q5];[.$T5];[.$W5];[.$Z5];[.$AC5];[.$AF5];[.$AI5];[.$AL5];[.$AO5];[.$AR5];[.$AS5];[.$AV5];[.$AY5];[.$BB5];[.$BE5];[.$BH5];[.$BK5];[.$BN5];[.$BQ5];[.$BT5];[.$BW5];[.$BZ5];[.$CC5];[.$CF5])" office:value-type="float"/>
          <table:table-cell table:formula="of:=MAX([.$C5];[.$F5];[.$I5];[.$L5];[.$O5];[.$R5];[.$U5];[.$X5];[.$AA5];[.$AD5];[.$AG5];[.$AJ5];[.$AM5];[.$AP5];[.$AT5];[.$AW5];[.$AZ5];[.$BC5];[.$BF5];[.$BI5];[.$BL5];[.$BO5];[.$BR5];[.$BU5];[.$BX5];[.$CA5];[.$CD5];[.$CG5])" office:value-type="float"/>
          <table:table-cell table:formula="of:=MAX([.$D5];[.$G5];[.$J5];[.$M5];[.$P5];[.$S5];[.$V5];[.$Y5];[.$AB5];[.$AE5];[.$AH5];[.$AK5];[.$AN5];[.$AQ5];[.$AU5];[.$AX5];[.$BA5];[.$BD5];[.$BG5];[.$BJ5];[.$BM5];[.$BP5];[.$BS5];[.$BV5];[.$BY5];[.$CB5];[.$CE5];[.$CH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style-name="cellBest" table:formula="of:=SUM([.C3:.C5])" office:value-type="float"/>
          <table:table-cell table:formula="of:=SUM([.D3:.D5])" office:value-type="float"/>
          <table:table-cell table:style-name="cellBest" table:formula="of:=SUM([.E3:.E5])" office:value-type="float"/>
          <table:table-cell table:formula="of:=SUM([.F3:.F5])" office:value-type="float"/>
          <table:table-cell table:style-name="cellBest"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style-name="cellWorst"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style-name="cellWorst" table:formula="of:=SUM([.BO3:.BO5])" office:value-type="float"/>
          <table:table-cell table:style-name="cellWorst"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  <table:table-cell table:formula="of:=SUM([.CD3:.CD5])" office:value-type="float"/>
          <table:table-cell table:formula="of:=SUM([.CE3:.CE5])" office:value-type="float"/>
          <table:table-cell table:formula="of:=SUM([.CF3:.CF5])" office:value-type="float"/>
          <table:table-cell table:formula="of:=SUM([.CG3:.CG5])" office:value-type="float"/>
          <table:table-cell table:formula="of:=SUM([.CH3:.CH5])" office:value-type="float"/>
          <table:table-cell table:formula="of:=SUM([.CI3:.CI5])" office:value-type="float"/>
          <table:table-cell table:formula="of:=SUM([.CJ3:.CJ5])" office:value-type="float"/>
          <table:table-cell table:formula="of:=SUM([.CK3:.CK5])" office:value-type="float"/>
          <table:table-cell table:formula="of:=SUM([.CL3:.CL5])" office:value-type="float"/>
          <table:table-cell table:formula="of:=SUM([.CM3:.CM5])" office:value-type="float"/>
          <table:table-cell table:formula="of:=SUM([.CN3:.CN5])" office:value-type="float"/>
          <table:table-cell table:formula="of:=SUM([.CO3:.CO5])" office:value-type="float"/>
          <table:table-cell table:formula="of:=SUM([.CP3:.CP5])" office:value-type="float"/>
          <table:table-cell table:formula="of:=SUM([.CQ3:.C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style-name="cellBest" table:formula="of:=AVERAGE([.C3:.C5])" office:value-type="float"/>
          <table:table-cell table:formula="of:=AVERAGE([.D3:.D5])" office:value-type="float"/>
          <table:table-cell table:style-name="cellBest" table:formula="of:=AVERAGE([.E3:.E5])" office:value-type="float"/>
          <table:table-cell table:formula="of:=AVERAGE([.F3:.F5])" office:value-type="float"/>
          <table:table-cell table:style-name="cellBest"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style-name="cellWorst"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style-name="cellWorst" table:formula="of:=AVERAGE([.BO3:.BO5])" office:value-type="float"/>
          <table:table-cell table:style-name="cellWorst"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  <table:table-cell table:formula="of:=AVERAGE([.CD3:.CD5])" office:value-type="float"/>
          <table:table-cell table:formula="of:=AVERAGE([.CE3:.CE5])" office:value-type="float"/>
          <table:table-cell table:formula="of:=AVERAGE([.CF3:.CF5])" office:value-type="float"/>
          <table:table-cell table:formula="of:=AVERAGE([.CG3:.CG5])" office:value-type="float"/>
          <table:table-cell table:formula="of:=AVERAGE([.CH3:.CH5])" office:value-type="float"/>
          <table:table-cell table:formula="of:=AVERAGE([.CI3:.CI5])" office:value-type="float"/>
          <table:table-cell table:formula="of:=AVERAGE([.CJ3:.CJ5])" office:value-type="float"/>
          <table:table-cell table:formula="of:=AVERAGE([.CK3:.CK5])" office:value-type="float"/>
          <table:table-cell table:formula="of:=AVERAGE([.CL3:.CL5])" office:value-type="float"/>
          <table:table-cell table:formula="of:=AVERAGE([.CM3:.CM5])" office:value-type="float"/>
          <table:table-cell table:formula="of:=AVERAGE([.CN3:.CN5])" office:value-type="float"/>
          <table:table-cell table:formula="of:=AVERAGE([.CO3:.CO5])" office:value-type="float"/>
          <table:table-cell table:formula="of:=AVERAGE([.CP3:.CP5])" office:value-type="float"/>
          <table:table-cell table:formula="of:=AVERAGE([.CQ3:.C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style-name="cellBest"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style-name="cellBest"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style-name="cellBest"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style-name="cellBest"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style-name="cellWorst" table:formula="of:=STDEV([.BN3:.BN5])" office:value-type="float"/>
          <table:table-cell table:style-name="cellWorst" table:formula="of:=STDEV([.BO3:.BO5])" office:value-type="float"/>
          <table:table-cell table:style-name="cellWorst"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  <table:table-cell table:style-name="cellBest" table:formula="of:=STDEV([.CD3:.CD5])" office:value-type="float"/>
          <table:table-cell table:formula="of:=STDEV([.CE3:.CE5])" office:value-type="float"/>
          <table:table-cell table:formula="of:=STDEV([.CF3:.CF5])" office:value-type="float"/>
          <table:table-cell table:formula="of:=STDEV([.CG3:.CG5])" office:value-type="float"/>
          <table:table-cell table:formula="of:=STDEV([.CH3:.CH5])" office:value-type="float"/>
          <table:table-cell table:formula="of:=STDEV([.CI3:.CI5])" office:value-type="float"/>
          <table:table-cell table:formula="of:=STDEV([.CJ3:.CJ5])" office:value-type="float"/>
          <table:table-cell table:formula="of:=STDEV([.CK3:.CK5])" office:value-type="float"/>
          <table:table-cell table:formula="of:=STDEV([.CL3:.CL5])" office:value-type="float"/>
          <table:table-cell table:formula="of:=STDEV([.CM3:.CM5])" office:value-type="float"/>
          <table:table-cell table:formula="of:=STDEV([.CN3:.CN5])" office:value-type="float"/>
          <table:table-cell table:formula="of:=STDEV([.CO3:.CO5])" office:value-type="float"/>
          <table:table-cell table:formula="of:=STDEV([.CP3:.CP5])" office:value-type="float"/>
          <table:table-cell table:formula="of:=STDEV([.CQ3:.C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CI3:.$CI5])^2)^0.5" office:value-type="float"/>
          <table:table-cell table:style-name="cellBest" table:number-matrix-columns-spanned="1" table:number-matrix-rows-spanned="1" table:formula="of:=SUM(([.C3:.C5]-[.$CJ3:.$CJ5])^2)^0.5" office:value-type="float"/>
          <table:table-cell table:number-matrix-columns-spanned="1" table:number-matrix-rows-spanned="1" table:formula="of:=SUM(([.D3:.D5]-[.$CK3:.$CK5])^2)^0.5" office:value-type="float"/>
          <table:table-cell table:style-name="cellBest" table:number-matrix-columns-spanned="1" table:number-matrix-rows-spanned="1" table:formula="of:=SUM(([.E3:.E5]-[.$CI3:.$CI5])^2)^0.5" office:value-type="float"/>
          <table:table-cell table:number-matrix-columns-spanned="1" table:number-matrix-rows-spanned="1" table:formula="of:=SUM(([.F3:.F5]-[.$CJ3:.$CJ5])^2)^0.5" office:value-type="float"/>
          <table:table-cell table:style-name="cellBest" table:number-matrix-columns-spanned="1" table:number-matrix-rows-spanned="1" table:formula="of:=SUM(([.G3:.G5]-[.$CK3:.$CK5])^2)^0.5" office:value-type="float"/>
          <table:table-cell table:number-matrix-columns-spanned="1" table:number-matrix-rows-spanned="1" table:formula="of:=SUM(([.H3:.H5]-[.$CI3:.$CI5])^2)^0.5" office:value-type="float"/>
          <table:table-cell table:number-matrix-columns-spanned="1" table:number-matrix-rows-spanned="1" table:formula="of:=SUM(([.I3:.I5]-[.$CJ3:.$CJ5])^2)^0.5" office:value-type="float"/>
          <table:table-cell table:number-matrix-columns-spanned="1" table:number-matrix-rows-spanned="1" table:formula="of:=SUM(([.J3:.J5]-[.$CK3:.$CK5])^2)^0.5" office:value-type="float"/>
          <table:table-cell table:number-matrix-columns-spanned="1" table:number-matrix-rows-spanned="1" table:formula="of:=SUM(([.K3:.K5]-[.$CI3:.$CI5])^2)^0.5" office:value-type="float"/>
          <table:table-cell table:number-matrix-columns-spanned="1" table:number-matrix-rows-spanned="1" table:formula="of:=SUM(([.L3:.L5]-[.$CJ3:.$CJ5])^2)^0.5" office:value-type="float"/>
          <table:table-cell table:number-matrix-columns-spanned="1" table:number-matrix-rows-spanned="1" table:formula="of:=SUM(([.M3:.M5]-[.$CK3:.$CK5])^2)^0.5" office:value-type="float"/>
          <table:table-cell table:number-matrix-columns-spanned="1" table:number-matrix-rows-spanned="1" table:formula="of:=SUM(([.N3:.N5]-[.$CI3:.$CI5])^2)^0.5" office:value-type="float"/>
          <table:table-cell table:number-matrix-columns-spanned="1" table:number-matrix-rows-spanned="1" table:formula="of:=SUM(([.O3:.O5]-[.$CJ3:.$CJ5])^2)^0.5" office:value-type="float"/>
          <table:table-cell table:number-matrix-columns-spanned="1" table:number-matrix-rows-spanned="1" table:formula="of:=SUM(([.P3:.P5]-[.$CK3:.$CK5])^2)^0.5" office:value-type="float"/>
          <table:table-cell table:number-matrix-columns-spanned="1" table:number-matrix-rows-spanned="1" table:formula="of:=SUM(([.Q3:.Q5]-[.$CI3:.$CI5])^2)^0.5" office:value-type="float"/>
          <table:table-cell table:number-matrix-columns-spanned="1" table:number-matrix-rows-spanned="1" table:formula="of:=SUM(([.R3:.R5]-[.$CJ3:.$CJ5])^2)^0.5" office:value-type="float"/>
          <table:table-cell table:number-matrix-columns-spanned="1" table:number-matrix-rows-spanned="1" table:formula="of:=SUM(([.S3:.S5]-[.$CK3:.$CK5])^2)^0.5" office:value-type="float"/>
          <table:table-cell table:number-matrix-columns-spanned="1" table:number-matrix-rows-spanned="1" table:formula="of:=SUM(([.T3:.T5]-[.$CI3:.$CI5])^2)^0.5" office:value-type="float"/>
          <table:table-cell table:number-matrix-columns-spanned="1" table:number-matrix-rows-spanned="1" table:formula="of:=SUM(([.U3:.U5]-[.$CJ3:.$CJ5])^2)^0.5" office:value-type="float"/>
          <table:table-cell table:number-matrix-columns-spanned="1" table:number-matrix-rows-spanned="1" table:formula="of:=SUM(([.V3:.V5]-[.$CK3:.$CK5])^2)^0.5" office:value-type="float"/>
          <table:table-cell table:number-matrix-columns-spanned="1" table:number-matrix-rows-spanned="1" table:formula="of:=SUM(([.W3:.W5]-[.$CI3:.$CI5])^2)^0.5" office:value-type="float"/>
          <table:table-cell table:number-matrix-columns-spanned="1" table:number-matrix-rows-spanned="1" table:formula="of:=SUM(([.X3:.X5]-[.$CJ3:.$CJ5])^2)^0.5" office:value-type="float"/>
          <table:table-cell table:number-matrix-columns-spanned="1" table:number-matrix-rows-spanned="1" table:formula="of:=SUM(([.Y3:.Y5]-[.$CK3:.$CK5])^2)^0.5" office:value-type="float"/>
          <table:table-cell table:number-matrix-columns-spanned="1" table:number-matrix-rows-spanned="1" table:formula="of:=SUM(([.Z3:.Z5]-[.$CI3:.$CI5])^2)^0.5" office:value-type="float"/>
          <table:table-cell table:number-matrix-columns-spanned="1" table:number-matrix-rows-spanned="1" table:formula="of:=SUM(([.AA3:.AA5]-[.$CJ3:.$CJ5])^2)^0.5" office:value-type="float"/>
          <table:table-cell table:number-matrix-columns-spanned="1" table:number-matrix-rows-spanned="1" table:formula="of:=SUM(([.AB3:.AB5]-[.$CK3:.$CK5])^2)^0.5" office:value-type="float"/>
          <table:table-cell table:number-matrix-columns-spanned="1" table:number-matrix-rows-spanned="1" table:formula="of:=SUM(([.AC3:.AC5]-[.$CI3:.$CI5])^2)^0.5" office:value-type="float"/>
          <table:table-cell table:number-matrix-columns-spanned="1" table:number-matrix-rows-spanned="1" table:formula="of:=SUM(([.AD3:.AD5]-[.$CJ3:.$CJ5])^2)^0.5" office:value-type="float"/>
          <table:table-cell table:number-matrix-columns-spanned="1" table:number-matrix-rows-spanned="1" table:formula="of:=SUM(([.AE3:.AE5]-[.$CK3:.$CK5])^2)^0.5" office:value-type="float"/>
          <table:table-cell table:number-matrix-columns-spanned="1" table:number-matrix-rows-spanned="1" table:formula="of:=SUM(([.AF3:.AF5]-[.$CI3:.$CI5])^2)^0.5" office:value-type="float"/>
          <table:table-cell table:number-matrix-columns-spanned="1" table:number-matrix-rows-spanned="1" table:formula="of:=SUM(([.AG3:.AG5]-[.$CJ3:.$CJ5])^2)^0.5" office:value-type="float"/>
          <table:table-cell table:number-matrix-columns-spanned="1" table:number-matrix-rows-spanned="1" table:formula="of:=SUM(([.AH3:.AH5]-[.$CK3:.$CK5])^2)^0.5" office:value-type="float"/>
          <table:table-cell table:number-matrix-columns-spanned="1" table:number-matrix-rows-spanned="1" table:formula="of:=SUM(([.AI3:.AI5]-[.$CI3:.$CI5])^2)^0.5" office:value-type="float"/>
          <table:table-cell table:number-matrix-columns-spanned="1" table:number-matrix-rows-spanned="1" table:formula="of:=SUM(([.AJ3:.AJ5]-[.$CJ3:.$CJ5])^2)^0.5" office:value-type="float"/>
          <table:table-cell table:number-matrix-columns-spanned="1" table:number-matrix-rows-spanned="1" table:formula="of:=SUM(([.AK3:.AK5]-[.$CK3:.$CK5])^2)^0.5" office:value-type="float"/>
          <table:table-cell table:number-matrix-columns-spanned="1" table:number-matrix-rows-spanned="1" table:formula="of:=SUM(([.AL3:.AL5]-[.$CI3:.$CI5])^2)^0.5" office:value-type="float"/>
          <table:table-cell table:number-matrix-columns-spanned="1" table:number-matrix-rows-spanned="1" table:formula="of:=SUM(([.AM3:.AM5]-[.$CJ3:.$CJ5])^2)^0.5" office:value-type="float"/>
          <table:table-cell table:number-matrix-columns-spanned="1" table:number-matrix-rows-spanned="1" table:formula="of:=SUM(([.AN3:.AN5]-[.$CK3:.$CK5])^2)^0.5" office:value-type="float"/>
          <table:table-cell table:number-matrix-columns-spanned="1" table:number-matrix-rows-spanned="1" table:formula="of:=SUM(([.AO3:.AO5]-[.$CI3:.$CI5])^2)^0.5" office:value-type="float"/>
          <table:table-cell table:number-matrix-columns-spanned="1" table:number-matrix-rows-spanned="1" table:formula="of:=SUM(([.AP3:.AP5]-[.$CJ3:.$CJ5])^2)^0.5" office:value-type="float"/>
          <table:table-cell table:number-matrix-columns-spanned="1" table:number-matrix-rows-spanned="1" table:formula="of:=SUM(([.AQ3:.AQ5]-[.$CK3:.$CK5])^2)^0.5" office:value-type="float"/>
          <table:table-cell table:style-name="cellWorst" table:number-matrix-columns-spanned="1" table:number-matrix-rows-spanned="1" table:formula="of:=SUM(([.AR3:.AR5]-[.$CI3:.$CI5])^2)^0.5" office:value-type="float"/>
          <table:table-cell table:number-matrix-columns-spanned="1" table:number-matrix-rows-spanned="1" table:formula="of:=SUM(([.AS3:.AS5]-[.$CI3:.$CI5])^2)^0.5" office:value-type="float"/>
          <table:table-cell table:number-matrix-columns-spanned="1" table:number-matrix-rows-spanned="1" table:formula="of:=SUM(([.AT3:.AT5]-[.$CJ3:.$CJ5])^2)^0.5" office:value-type="float"/>
          <table:table-cell table:number-matrix-columns-spanned="1" table:number-matrix-rows-spanned="1" table:formula="of:=SUM(([.AU3:.AU5]-[.$CK3:.$CK5])^2)^0.5" office:value-type="float"/>
          <table:table-cell table:number-matrix-columns-spanned="1" table:number-matrix-rows-spanned="1" table:formula="of:=SUM(([.AV3:.AV5]-[.$CI3:.$CI5])^2)^0.5" office:value-type="float"/>
          <table:table-cell table:number-matrix-columns-spanned="1" table:number-matrix-rows-spanned="1" table:formula="of:=SUM(([.AW3:.AW5]-[.$CJ3:.$CJ5])^2)^0.5" office:value-type="float"/>
          <table:table-cell table:number-matrix-columns-spanned="1" table:number-matrix-rows-spanned="1" table:formula="of:=SUM(([.AX3:.AX5]-[.$CK3:.$CK5])^2)^0.5" office:value-type="float"/>
          <table:table-cell table:number-matrix-columns-spanned="1" table:number-matrix-rows-spanned="1" table:formula="of:=SUM(([.AY3:.AY5]-[.$CI3:.$CI5])^2)^0.5" office:value-type="float"/>
          <table:table-cell table:number-matrix-columns-spanned="1" table:number-matrix-rows-spanned="1" table:formula="of:=SUM(([.AZ3:.AZ5]-[.$CJ3:.$CJ5])^2)^0.5" office:value-type="float"/>
          <table:table-cell table:number-matrix-columns-spanned="1" table:number-matrix-rows-spanned="1" table:formula="of:=SUM(([.BA3:.BA5]-[.$CK3:.$CK5])^2)^0.5" office:value-type="float"/>
          <table:table-cell table:number-matrix-columns-spanned="1" table:number-matrix-rows-spanned="1" table:formula="of:=SUM(([.BB3:.BB5]-[.$CI3:.$CI5])^2)^0.5" office:value-type="float"/>
          <table:table-cell table:number-matrix-columns-spanned="1" table:number-matrix-rows-spanned="1" table:formula="of:=SUM(([.BC3:.BC5]-[.$CJ3:.$CJ5])^2)^0.5" office:value-type="float"/>
          <table:table-cell table:number-matrix-columns-spanned="1" table:number-matrix-rows-spanned="1" table:formula="of:=SUM(([.BD3:.BD5]-[.$CK3:.$CK5])^2)^0.5" office:value-type="float"/>
          <table:table-cell table:number-matrix-columns-spanned="1" table:number-matrix-rows-spanned="1" table:formula="of:=SUM(([.BE3:.BE5]-[.$CI3:.$CI5])^2)^0.5" office:value-type="float"/>
          <table:table-cell table:number-matrix-columns-spanned="1" table:number-matrix-rows-spanned="1" table:formula="of:=SUM(([.BF3:.BF5]-[.$CJ3:.$CJ5])^2)^0.5" office:value-type="float"/>
          <table:table-cell table:number-matrix-columns-spanned="1" table:number-matrix-rows-spanned="1" table:formula="of:=SUM(([.BG3:.BG5]-[.$CK3:.$CK5])^2)^0.5" office:value-type="float"/>
          <table:table-cell table:number-matrix-columns-spanned="1" table:number-matrix-rows-spanned="1" table:formula="of:=SUM(([.BH3:.BH5]-[.$CI3:.$CI5])^2)^0.5" office:value-type="float"/>
          <table:table-cell table:number-matrix-columns-spanned="1" table:number-matrix-rows-spanned="1" table:formula="of:=SUM(([.BI3:.BI5]-[.$CJ3:.$CJ5])^2)^0.5" office:value-type="float"/>
          <table:table-cell table:number-matrix-columns-spanned="1" table:number-matrix-rows-spanned="1" table:formula="of:=SUM(([.BJ3:.BJ5]-[.$CK3:.$CK5])^2)^0.5" office:value-type="float"/>
          <table:table-cell table:number-matrix-columns-spanned="1" table:number-matrix-rows-spanned="1" table:formula="of:=SUM(([.BK3:.BK5]-[.$CI3:.$CI5])^2)^0.5" office:value-type="float"/>
          <table:table-cell table:number-matrix-columns-spanned="1" table:number-matrix-rows-spanned="1" table:formula="of:=SUM(([.BL3:.BL5]-[.$CJ3:.$CJ5])^2)^0.5" office:value-type="float"/>
          <table:table-cell table:number-matrix-columns-spanned="1" table:number-matrix-rows-spanned="1" table:formula="of:=SUM(([.BM3:.BM5]-[.$CK3:.$CK5])^2)^0.5" office:value-type="float"/>
          <table:table-cell table:number-matrix-columns-spanned="1" table:number-matrix-rows-spanned="1" table:formula="of:=SUM(([.BN3:.BN5]-[.$CI3:.$CI5])^2)^0.5" office:value-type="float"/>
          <table:table-cell table:style-name="cellWorst" table:number-matrix-columns-spanned="1" table:number-matrix-rows-spanned="1" table:formula="of:=SUM(([.BO3:.BO5]-[.$CJ3:.$CJ5])^2)^0.5" office:value-type="float"/>
          <table:table-cell table:style-name="cellWorst" table:number-matrix-columns-spanned="1" table:number-matrix-rows-spanned="1" table:formula="of:=SUM(([.BP3:.BP5]-[.$CK3:.$CK5])^2)^0.5" office:value-type="float"/>
          <table:table-cell table:number-matrix-columns-spanned="1" table:number-matrix-rows-spanned="1" table:formula="of:=SUM(([.BQ3:.BQ5]-[.$CI3:.$CI5])^2)^0.5" office:value-type="float"/>
          <table:table-cell table:number-matrix-columns-spanned="1" table:number-matrix-rows-spanned="1" table:formula="of:=SUM(([.BR3:.BR5]-[.$CJ3:.$CJ5])^2)^0.5" office:value-type="float"/>
          <table:table-cell table:number-matrix-columns-spanned="1" table:number-matrix-rows-spanned="1" table:formula="of:=SUM(([.BS3:.BS5]-[.$CK3:.$CK5])^2)^0.5" office:value-type="float"/>
          <table:table-cell table:number-matrix-columns-spanned="1" table:number-matrix-rows-spanned="1" table:formula="of:=SUM(([.BT3:.BT5]-[.$CI3:.$CI5])^2)^0.5" office:value-type="float"/>
          <table:table-cell table:number-matrix-columns-spanned="1" table:number-matrix-rows-spanned="1" table:formula="of:=SUM(([.BU3:.BU5]-[.$CJ3:.$CJ5])^2)^0.5" office:value-type="float"/>
          <table:table-cell table:number-matrix-columns-spanned="1" table:number-matrix-rows-spanned="1" table:formula="of:=SUM(([.BV3:.BV5]-[.$CK3:.$CK5])^2)^0.5" office:value-type="float"/>
          <table:table-cell table:number-matrix-columns-spanned="1" table:number-matrix-rows-spanned="1" table:formula="of:=SUM(([.BW3:.BW5]-[.$CI3:.$CI5])^2)^0.5" office:value-type="float"/>
          <table:table-cell table:number-matrix-columns-spanned="1" table:number-matrix-rows-spanned="1" table:formula="of:=SUM(([.BX3:.BX5]-[.$CJ3:.$CJ5])^2)^0.5" office:value-type="float"/>
          <table:table-cell table:number-matrix-columns-spanned="1" table:number-matrix-rows-spanned="1" table:formula="of:=SUM(([.BY3:.BY5]-[.$CK3:.$CK5])^2)^0.5" office:value-type="float"/>
          <table:table-cell table:number-matrix-columns-spanned="1" table:number-matrix-rows-spanned="1" table:formula="of:=SUM(([.BZ3:.BZ5]-[.$CI3:.$CI5])^2)^0.5" office:value-type="float"/>
          <table:table-cell table:number-matrix-columns-spanned="1" table:number-matrix-rows-spanned="1" table:formula="of:=SUM(([.CA3:.CA5]-[.$CJ3:.$CJ5])^2)^0.5" office:value-type="float"/>
          <table:table-cell table:number-matrix-columns-spanned="1" table:number-matrix-rows-spanned="1" table:formula="of:=SUM(([.CB3:.CB5]-[.$CK3:.$CK5])^2)^0.5" office:value-type="float"/>
          <table:table-cell table:number-matrix-columns-spanned="1" table:number-matrix-rows-spanned="1" table:formula="of:=SUM(([.CC3:.CC5]-[.$CI3:.$CI5])^2)^0.5" office:value-type="float"/>
          <table:table-cell table:number-matrix-columns-spanned="1" table:number-matrix-rows-spanned="1" table:formula="of:=SUM(([.CD3:.CD5]-[.$CJ3:.$CJ5])^2)^0.5" office:value-type="float"/>
          <table:table-cell table:number-matrix-columns-spanned="1" table:number-matrix-rows-spanned="1" table:formula="of:=SUM(([.CE3:.CE5]-[.$CK3:.$CK5])^2)^0.5" office:value-type="float"/>
          <table:table-cell table:number-matrix-columns-spanned="1" table:number-matrix-rows-spanned="1" table:formula="of:=SUM(([.CF3:.CF5]-[.$CI3:.$CI5])^2)^0.5" office:value-type="float"/>
          <table:table-cell table:number-matrix-columns-spanned="1" table:number-matrix-rows-spanned="1" table:formula="of:=SUM(([.CG3:.CG5]-[.$CJ3:.$CJ5])^2)^0.5" office:value-type="float"/>
          <table:table-cell table:number-matrix-columns-spanned="1" table:number-matrix-rows-spanned="1" table:formula="of:=SUM(([.CH3:.CH5]-[.$CK3:.$CK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CI3:.$CI5])" office:value-type="float"/>
          <table:table-cell table:number-matrix-columns-spanned="1" table:number-matrix-rows-spanned="1" table:formula="of:=SUM([.C3:.C5]=[.$CJ3:.$CJ5])" office:value-type="float"/>
          <table:table-cell table:number-matrix-columns-spanned="1" table:number-matrix-rows-spanned="1" table:formula="of:=SUM([.D3:.D5]=[.$CK3:.$CK5])" office:value-type="float"/>
          <table:table-cell table:number-matrix-columns-spanned="1" table:number-matrix-rows-spanned="1" table:formula="of:=SUM([.E3:.E5]=[.$CI3:.$CI5])" office:value-type="float"/>
          <table:table-cell table:number-matrix-columns-spanned="1" table:number-matrix-rows-spanned="1" table:formula="of:=SUM([.F3:.F5]=[.$CJ3:.$CJ5])" office:value-type="float"/>
          <table:table-cell table:number-matrix-columns-spanned="1" table:number-matrix-rows-spanned="1" table:formula="of:=SUM([.G3:.G5]=[.$CK3:.$CK5])" office:value-type="float"/>
          <table:table-cell table:number-matrix-columns-spanned="1" table:number-matrix-rows-spanned="1" table:formula="of:=SUM([.H3:.H5]=[.$CI3:.$CI5])" office:value-type="float"/>
          <table:table-cell table:number-matrix-columns-spanned="1" table:number-matrix-rows-spanned="1" table:formula="of:=SUM([.I3:.I5]=[.$CJ3:.$CJ5])" office:value-type="float"/>
          <table:table-cell table:number-matrix-columns-spanned="1" table:number-matrix-rows-spanned="1" table:formula="of:=SUM([.J3:.J5]=[.$CK3:.$CK5])" office:value-type="float"/>
          <table:table-cell table:number-matrix-columns-spanned="1" table:number-matrix-rows-spanned="1" table:formula="of:=SUM([.K3:.K5]=[.$CI3:.$CI5])" office:value-type="float"/>
          <table:table-cell table:number-matrix-columns-spanned="1" table:number-matrix-rows-spanned="1" table:formula="of:=SUM([.L3:.L5]=[.$CJ3:.$CJ5])" office:value-type="float"/>
          <table:table-cell table:number-matrix-columns-spanned="1" table:number-matrix-rows-spanned="1" table:formula="of:=SUM([.M3:.M5]=[.$CK3:.$CK5])" office:value-type="float"/>
          <table:table-cell table:number-matrix-columns-spanned="1" table:number-matrix-rows-spanned="1" table:formula="of:=SUM([.N3:.N5]=[.$CI3:.$CI5])" office:value-type="float"/>
          <table:table-cell table:number-matrix-columns-spanned="1" table:number-matrix-rows-spanned="1" table:formula="of:=SUM([.O3:.O5]=[.$CJ3:.$CJ5])" office:value-type="float"/>
          <table:table-cell table:number-matrix-columns-spanned="1" table:number-matrix-rows-spanned="1" table:formula="of:=SUM([.P3:.P5]=[.$CK3:.$CK5])" office:value-type="float"/>
          <table:table-cell table:number-matrix-columns-spanned="1" table:number-matrix-rows-spanned="1" table:formula="of:=SUM([.Q3:.Q5]=[.$CI3:.$CI5])" office:value-type="float"/>
          <table:table-cell table:number-matrix-columns-spanned="1" table:number-matrix-rows-spanned="1" table:formula="of:=SUM([.R3:.R5]=[.$CJ3:.$CJ5])" office:value-type="float"/>
          <table:table-cell table:number-matrix-columns-spanned="1" table:number-matrix-rows-spanned="1" table:formula="of:=SUM([.S3:.S5]=[.$CK3:.$CK5])" office:value-type="float"/>
          <table:table-cell table:number-matrix-columns-spanned="1" table:number-matrix-rows-spanned="1" table:formula="of:=SUM([.T3:.T5]=[.$CI3:.$CI5])" office:value-type="float"/>
          <table:table-cell table:number-matrix-columns-spanned="1" table:number-matrix-rows-spanned="1" table:formula="of:=SUM([.U3:.U5]=[.$CJ3:.$CJ5])" office:value-type="float"/>
          <table:table-cell table:number-matrix-columns-spanned="1" table:number-matrix-rows-spanned="1" table:formula="of:=SUM([.V3:.V5]=[.$CK3:.$CK5])" office:value-type="float"/>
          <table:table-cell table:number-matrix-columns-spanned="1" table:number-matrix-rows-spanned="1" table:formula="of:=SUM([.W3:.W5]=[.$CI3:.$CI5])" office:value-type="float"/>
          <table:table-cell table:number-matrix-columns-spanned="1" table:number-matrix-rows-spanned="1" table:formula="of:=SUM([.X3:.X5]=[.$CJ3:.$CJ5])" office:value-type="float"/>
          <table:table-cell table:number-matrix-columns-spanned="1" table:number-matrix-rows-spanned="1" table:formula="of:=SUM([.Y3:.Y5]=[.$CK3:.$CK5])" office:value-type="float"/>
          <table:table-cell table:number-matrix-columns-spanned="1" table:number-matrix-rows-spanned="1" table:formula="of:=SUM([.Z3:.Z5]=[.$CI3:.$CI5])" office:value-type="float"/>
          <table:table-cell table:number-matrix-columns-spanned="1" table:number-matrix-rows-spanned="1" table:formula="of:=SUM([.AA3:.AA5]=[.$CJ3:.$CJ5])" office:value-type="float"/>
          <table:table-cell table:number-matrix-columns-spanned="1" table:number-matrix-rows-spanned="1" table:formula="of:=SUM([.AB3:.AB5]=[.$CK3:.$CK5])" office:value-type="float"/>
          <table:table-cell table:number-matrix-columns-spanned="1" table:number-matrix-rows-spanned="1" table:formula="of:=SUM([.AC3:.AC5]=[.$CI3:.$CI5])" office:value-type="float"/>
          <table:table-cell table:number-matrix-columns-spanned="1" table:number-matrix-rows-spanned="1" table:formula="of:=SUM([.AD3:.AD5]=[.$CJ3:.$CJ5])" office:value-type="float"/>
          <table:table-cell table:number-matrix-columns-spanned="1" table:number-matrix-rows-spanned="1" table:formula="of:=SUM([.AE3:.AE5]=[.$CK3:.$CK5])" office:value-type="float"/>
          <table:table-cell table:number-matrix-columns-spanned="1" table:number-matrix-rows-spanned="1" table:formula="of:=SUM([.AF3:.AF5]=[.$CI3:.$CI5])" office:value-type="float"/>
          <table:table-cell table:number-matrix-columns-spanned="1" table:number-matrix-rows-spanned="1" table:formula="of:=SUM([.AG3:.AG5]=[.$CJ3:.$CJ5])" office:value-type="float"/>
          <table:table-cell table:number-matrix-columns-spanned="1" table:number-matrix-rows-spanned="1" table:formula="of:=SUM([.AH3:.AH5]=[.$CK3:.$CK5])" office:value-type="float"/>
          <table:table-cell table:number-matrix-columns-spanned="1" table:number-matrix-rows-spanned="1" table:formula="of:=SUM([.AI3:.AI5]=[.$CI3:.$CI5])" office:value-type="float"/>
          <table:table-cell table:number-matrix-columns-spanned="1" table:number-matrix-rows-spanned="1" table:formula="of:=SUM([.AJ3:.AJ5]=[.$CJ3:.$CJ5])" office:value-type="float"/>
          <table:table-cell table:number-matrix-columns-spanned="1" table:number-matrix-rows-spanned="1" table:formula="of:=SUM([.AK3:.AK5]=[.$CK3:.$CK5])" office:value-type="float"/>
          <table:table-cell table:number-matrix-columns-spanned="1" table:number-matrix-rows-spanned="1" table:formula="of:=SUM([.AL3:.AL5]=[.$CI3:.$CI5])" office:value-type="float"/>
          <table:table-cell table:number-matrix-columns-spanned="1" table:number-matrix-rows-spanned="1" table:formula="of:=SUM([.AM3:.AM5]=[.$CJ3:.$CJ5])" office:value-type="float"/>
          <table:table-cell table:number-matrix-columns-spanned="1" table:number-matrix-rows-spanned="1" table:formula="of:=SUM([.AN3:.AN5]=[.$CK3:.$CK5])" office:value-type="float"/>
          <table:table-cell table:number-matrix-columns-spanned="1" table:number-matrix-rows-spanned="1" table:formula="of:=SUM([.AO3:.AO5]=[.$CI3:.$CI5])" office:value-type="float"/>
          <table:table-cell table:number-matrix-columns-spanned="1" table:number-matrix-rows-spanned="1" table:formula="of:=SUM([.AP3:.AP5]=[.$CJ3:.$CJ5])" office:value-type="float"/>
          <table:table-cell table:number-matrix-columns-spanned="1" table:number-matrix-rows-spanned="1" table:formula="of:=SUM([.AQ3:.AQ5]=[.$CK3:.$CK5])" office:value-type="float"/>
          <table:table-cell table:number-matrix-columns-spanned="1" table:number-matrix-rows-spanned="1" table:formula="of:=SUM([.AR3:.AR5]=[.$CI3:.$CI5])" office:value-type="float"/>
          <table:table-cell table:number-matrix-columns-spanned="1" table:number-matrix-rows-spanned="1" table:formula="of:=SUM([.AS3:.AS5]=[.$CI3:.$CI5])" office:value-type="float"/>
          <table:table-cell table:number-matrix-columns-spanned="1" table:number-matrix-rows-spanned="1" table:formula="of:=SUM([.AT3:.AT5]=[.$CJ3:.$CJ5])" office:value-type="float"/>
          <table:table-cell table:number-matrix-columns-spanned="1" table:number-matrix-rows-spanned="1" table:formula="of:=SUM([.AU3:.AU5]=[.$CK3:.$CK5])" office:value-type="float"/>
          <table:table-cell table:number-matrix-columns-spanned="1" table:number-matrix-rows-spanned="1" table:formula="of:=SUM([.AV3:.AV5]=[.$CI3:.$CI5])" office:value-type="float"/>
          <table:table-cell table:number-matrix-columns-spanned="1" table:number-matrix-rows-spanned="1" table:formula="of:=SUM([.AW3:.AW5]=[.$CJ3:.$CJ5])" office:value-type="float"/>
          <table:table-cell table:number-matrix-columns-spanned="1" table:number-matrix-rows-spanned="1" table:formula="of:=SUM([.AX3:.AX5]=[.$CK3:.$CK5])" office:value-type="float"/>
          <table:table-cell table:number-matrix-columns-spanned="1" table:number-matrix-rows-spanned="1" table:formula="of:=SUM([.AY3:.AY5]=[.$CI3:.$CI5])" office:value-type="float"/>
          <table:table-cell table:number-matrix-columns-spanned="1" table:number-matrix-rows-spanned="1" table:formula="of:=SUM([.AZ3:.AZ5]=[.$CJ3:.$CJ5])" office:value-type="float"/>
          <table:table-cell table:number-matrix-columns-spanned="1" table:number-matrix-rows-spanned="1" table:formula="of:=SUM([.BA3:.BA5]=[.$CK3:.$CK5])" office:value-type="float"/>
          <table:table-cell table:number-matrix-columns-spanned="1" table:number-matrix-rows-spanned="1" table:formula="of:=SUM([.BB3:.BB5]=[.$CI3:.$CI5])" office:value-type="float"/>
          <table:table-cell table:number-matrix-columns-spanned="1" table:number-matrix-rows-spanned="1" table:formula="of:=SUM([.BC3:.BC5]=[.$CJ3:.$CJ5])" office:value-type="float"/>
          <table:table-cell table:number-matrix-columns-spanned="1" table:number-matrix-rows-spanned="1" table:formula="of:=SUM([.BD3:.BD5]=[.$CK3:.$CK5])" office:value-type="float"/>
          <table:table-cell table:number-matrix-columns-spanned="1" table:number-matrix-rows-spanned="1" table:formula="of:=SUM([.BE3:.BE5]=[.$CI3:.$CI5])" office:value-type="float"/>
          <table:table-cell table:number-matrix-columns-spanned="1" table:number-matrix-rows-spanned="1" table:formula="of:=SUM([.BF3:.BF5]=[.$CJ3:.$CJ5])" office:value-type="float"/>
          <table:table-cell table:number-matrix-columns-spanned="1" table:number-matrix-rows-spanned="1" table:formula="of:=SUM([.BG3:.BG5]=[.$CK3:.$CK5])" office:value-type="float"/>
          <table:table-cell table:number-matrix-columns-spanned="1" table:number-matrix-rows-spanned="1" table:formula="of:=SUM([.BH3:.BH5]=[.$CI3:.$CI5])" office:value-type="float"/>
          <table:table-cell table:number-matrix-columns-spanned="1" table:number-matrix-rows-spanned="1" table:formula="of:=SUM([.BI3:.BI5]=[.$CJ3:.$CJ5])" office:value-type="float"/>
          <table:table-cell table:number-matrix-columns-spanned="1" table:number-matrix-rows-spanned="1" table:formula="of:=SUM([.BJ3:.BJ5]=[.$CK3:.$CK5])" office:value-type="float"/>
          <table:table-cell table:number-matrix-columns-spanned="1" table:number-matrix-rows-spanned="1" table:formula="of:=SUM([.BK3:.BK5]=[.$CI3:.$CI5])" office:value-type="float"/>
          <table:table-cell table:number-matrix-columns-spanned="1" table:number-matrix-rows-spanned="1" table:formula="of:=SUM([.BL3:.BL5]=[.$CJ3:.$CJ5])" office:value-type="float"/>
          <table:table-cell table:number-matrix-columns-spanned="1" table:number-matrix-rows-spanned="1" table:formula="of:=SUM([.BM3:.BM5]=[.$CK3:.$CK5])" office:value-type="float"/>
          <table:table-cell table:number-matrix-columns-spanned="1" table:number-matrix-rows-spanned="1" table:formula="of:=SUM([.BN3:.BN5]=[.$CI3:.$CI5])" office:value-type="float"/>
          <table:table-cell table:number-matrix-columns-spanned="1" table:number-matrix-rows-spanned="1" table:formula="of:=SUM([.BO3:.BO5]=[.$CJ3:.$CJ5])" office:value-type="float"/>
          <table:table-cell table:number-matrix-columns-spanned="1" table:number-matrix-rows-spanned="1" table:formula="of:=SUM([.BP3:.BP5]=[.$CK3:.$CK5])" office:value-type="float"/>
          <table:table-cell table:number-matrix-columns-spanned="1" table:number-matrix-rows-spanned="1" table:formula="of:=SUM([.BQ3:.BQ5]=[.$CI3:.$CI5])" office:value-type="float"/>
          <table:table-cell table:number-matrix-columns-spanned="1" table:number-matrix-rows-spanned="1" table:formula="of:=SUM([.BR3:.BR5]=[.$CJ3:.$CJ5])" office:value-type="float"/>
          <table:table-cell table:number-matrix-columns-spanned="1" table:number-matrix-rows-spanned="1" table:formula="of:=SUM([.BS3:.BS5]=[.$CK3:.$CK5])" office:value-type="float"/>
          <table:table-cell table:number-matrix-columns-spanned="1" table:number-matrix-rows-spanned="1" table:formula="of:=SUM([.BT3:.BT5]=[.$CI3:.$CI5])" office:value-type="float"/>
          <table:table-cell table:number-matrix-columns-spanned="1" table:number-matrix-rows-spanned="1" table:formula="of:=SUM([.BU3:.BU5]=[.$CJ3:.$CJ5])" office:value-type="float"/>
          <table:table-cell table:number-matrix-columns-spanned="1" table:number-matrix-rows-spanned="1" table:formula="of:=SUM([.BV3:.BV5]=[.$CK3:.$CK5])" office:value-type="float"/>
          <table:table-cell table:number-matrix-columns-spanned="1" table:number-matrix-rows-spanned="1" table:formula="of:=SUM([.BW3:.BW5]=[.$CI3:.$CI5])" office:value-type="float"/>
          <table:table-cell table:number-matrix-columns-spanned="1" table:number-matrix-rows-spanned="1" table:formula="of:=SUM([.BX3:.BX5]=[.$CJ3:.$CJ5])" office:value-type="float"/>
          <table:table-cell table:number-matrix-columns-spanned="1" table:number-matrix-rows-spanned="1" table:formula="of:=SUM([.BY3:.BY5]=[.$CK3:.$CK5])" office:value-type="float"/>
          <table:table-cell table:number-matrix-columns-spanned="1" table:number-matrix-rows-spanned="1" table:formula="of:=SUM([.BZ3:.BZ5]=[.$CI3:.$CI5])" office:value-type="float"/>
          <table:table-cell table:number-matrix-columns-spanned="1" table:number-matrix-rows-spanned="1" table:formula="of:=SUM([.CA3:.CA5]=[.$CJ3:.$CJ5])" office:value-type="float"/>
          <table:table-cell table:number-matrix-columns-spanned="1" table:number-matrix-rows-spanned="1" table:formula="of:=SUM([.CB3:.CB5]=[.$CK3:.$CK5])" office:value-type="float"/>
          <table:table-cell table:number-matrix-columns-spanned="1" table:number-matrix-rows-spanned="1" table:formula="of:=SUM([.CC3:.CC5]=[.$CI3:.$CI5])" office:value-type="float"/>
          <table:table-cell table:number-matrix-columns-spanned="1" table:number-matrix-rows-spanned="1" table:formula="of:=SUM([.CD3:.CD5]=[.$CJ3:.$CJ5])" office:value-type="float"/>
          <table:table-cell table:number-matrix-columns-spanned="1" table:number-matrix-rows-spanned="1" table:formula="of:=SUM([.CE3:.CE5]=[.$CK3:.$CK5])" office:value-type="float"/>
          <table:table-cell table:number-matrix-columns-spanned="1" table:number-matrix-rows-spanned="1" table:formula="of:=SUM([.CF3:.CF5]=[.$CI3:.$CI5])" office:value-type="float"/>
          <table:table-cell table:number-matrix-columns-spanned="1" table:number-matrix-rows-spanned="1" table:formula="of:=SUM([.CG3:.CG5]=[.$CJ3:.$CJ5])" office:value-type="float"/>
          <table:table-cell table:number-matrix-columns-spanned="1" table:number-matrix-rows-spanned="1" table:formula="of:=SUM([.CH3:.CH5]=[.$CK3:.$CK5])" office:value-type="float"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5]&lt;[.$CL3:.$CL5])" office:value-type="float"/>
          <table:table-cell table:style-name="cellBest" table:number-matrix-columns-spanned="1" table:number-matrix-rows-spanned="1" table:formula="of:=SUM([.C3:.C5]&lt;[.$CM3:.$CM5])" office:value-type="float"/>
          <table:table-cell table:style-name="cellBest" table:number-matrix-columns-spanned="1" table:number-matrix-rows-spanned="1" table:formula="of:=SUM([.D3:.D5]&lt;[.$CN3:.$CN5])" office:value-type="float"/>
          <table:table-cell table:style-name="cellBest" table:number-matrix-columns-spanned="1" table:number-matrix-rows-spanned="1" table:formula="of:=SUM([.E3:.E5]&lt;[.$CL3:.$CL5])" office:value-type="float"/>
          <table:table-cell table:number-matrix-columns-spanned="1" table:number-matrix-rows-spanned="1" table:formula="of:=SUM([.F3:.F5]&lt;[.$CM3:.$CM5])" office:value-type="float"/>
          <table:table-cell table:style-name="cellBest" table:number-matrix-columns-spanned="1" table:number-matrix-rows-spanned="1" table:formula="of:=SUM([.G3:.G5]&lt;[.$CN3:.$CN5])" office:value-type="float"/>
          <table:table-cell table:number-matrix-columns-spanned="1" table:number-matrix-rows-spanned="1" table:formula="of:=SUM([.H3:.H5]&lt;[.$CL3:.$CL5])" office:value-type="float"/>
          <table:table-cell table:number-matrix-columns-spanned="1" table:number-matrix-rows-spanned="1" table:formula="of:=SUM([.I3:.I5]&lt;[.$CM3:.$CM5])" office:value-type="float"/>
          <table:table-cell table:number-matrix-columns-spanned="1" table:number-matrix-rows-spanned="1" table:formula="of:=SUM([.J3:.J5]&lt;[.$CN3:.$CN5])" office:value-type="float"/>
          <table:table-cell table:number-matrix-columns-spanned="1" table:number-matrix-rows-spanned="1" table:formula="of:=SUM([.K3:.K5]&lt;[.$CL3:.$CL5])" office:value-type="float"/>
          <table:table-cell table:number-matrix-columns-spanned="1" table:number-matrix-rows-spanned="1" table:formula="of:=SUM([.L3:.L5]&lt;[.$CM3:.$CM5])" office:value-type="float"/>
          <table:table-cell table:number-matrix-columns-spanned="1" table:number-matrix-rows-spanned="1" table:formula="of:=SUM([.M3:.M5]&lt;[.$CN3:.$CN5])" office:value-type="float"/>
          <table:table-cell table:number-matrix-columns-spanned="1" table:number-matrix-rows-spanned="1" table:formula="of:=SUM([.N3:.N5]&lt;[.$CL3:.$CL5])" office:value-type="float"/>
          <table:table-cell table:style-name="cellBest" table:number-matrix-columns-spanned="1" table:number-matrix-rows-spanned="1" table:formula="of:=SUM([.O3:.O5]&lt;[.$CM3:.$CM5])" office:value-type="float"/>
          <table:table-cell table:number-matrix-columns-spanned="1" table:number-matrix-rows-spanned="1" table:formula="of:=SUM([.P3:.P5]&lt;[.$CN3:.$CN5])" office:value-type="float"/>
          <table:table-cell table:style-name="cellBest" table:number-matrix-columns-spanned="1" table:number-matrix-rows-spanned="1" table:formula="of:=SUM([.Q3:.Q5]&lt;[.$CL3:.$CL5])" office:value-type="float"/>
          <table:table-cell table:number-matrix-columns-spanned="1" table:number-matrix-rows-spanned="1" table:formula="of:=SUM([.R3:.R5]&lt;[.$CM3:.$CM5])" office:value-type="float"/>
          <table:table-cell table:style-name="cellBest" table:number-matrix-columns-spanned="1" table:number-matrix-rows-spanned="1" table:formula="of:=SUM([.S3:.S5]&lt;[.$CN3:.$CN5])" office:value-type="float"/>
          <table:table-cell table:number-matrix-columns-spanned="1" table:number-matrix-rows-spanned="1" table:formula="of:=SUM([.T3:.T5]&lt;[.$CL3:.$CL5])" office:value-type="float"/>
          <table:table-cell table:number-matrix-columns-spanned="1" table:number-matrix-rows-spanned="1" table:formula="of:=SUM([.U3:.U5]&lt;[.$CM3:.$CM5])" office:value-type="float"/>
          <table:table-cell table:number-matrix-columns-spanned="1" table:number-matrix-rows-spanned="1" table:formula="of:=SUM([.V3:.V5]&lt;[.$CN3:.$CN5])" office:value-type="float"/>
          <table:table-cell table:number-matrix-columns-spanned="1" table:number-matrix-rows-spanned="1" table:formula="of:=SUM([.W3:.W5]&lt;[.$CL3:.$CL5])" office:value-type="float"/>
          <table:table-cell table:style-name="cellBest" table:number-matrix-columns-spanned="1" table:number-matrix-rows-spanned="1" table:formula="of:=SUM([.X3:.X5]&lt;[.$CM3:.$CM5])" office:value-type="float"/>
          <table:table-cell table:number-matrix-columns-spanned="1" table:number-matrix-rows-spanned="1" table:formula="of:=SUM([.Y3:.Y5]&lt;[.$CN3:.$CN5])" office:value-type="float"/>
          <table:table-cell table:number-matrix-columns-spanned="1" table:number-matrix-rows-spanned="1" table:formula="of:=SUM([.Z3:.Z5]&lt;[.$CL3:.$CL5])" office:value-type="float"/>
          <table:table-cell table:number-matrix-columns-spanned="1" table:number-matrix-rows-spanned="1" table:formula="of:=SUM([.AA3:.AA5]&lt;[.$CM3:.$CM5])" office:value-type="float"/>
          <table:table-cell table:number-matrix-columns-spanned="1" table:number-matrix-rows-spanned="1" table:formula="of:=SUM([.AB3:.AB5]&lt;[.$CN3:.$CN5])" office:value-type="float"/>
          <table:table-cell table:number-matrix-columns-spanned="1" table:number-matrix-rows-spanned="1" table:formula="of:=SUM([.AC3:.AC5]&lt;[.$CL3:.$CL5])" office:value-type="float"/>
          <table:table-cell table:number-matrix-columns-spanned="1" table:number-matrix-rows-spanned="1" table:formula="of:=SUM([.AD3:.AD5]&lt;[.$CM3:.$CM5])" office:value-type="float"/>
          <table:table-cell table:number-matrix-columns-spanned="1" table:number-matrix-rows-spanned="1" table:formula="of:=SUM([.AE3:.AE5]&lt;[.$CN3:.$CN5])" office:value-type="float"/>
          <table:table-cell table:number-matrix-columns-spanned="1" table:number-matrix-rows-spanned="1" table:formula="of:=SUM([.AF3:.AF5]&lt;[.$CL3:.$CL5])" office:value-type="float"/>
          <table:table-cell table:number-matrix-columns-spanned="1" table:number-matrix-rows-spanned="1" table:formula="of:=SUM([.AG3:.AG5]&lt;[.$CM3:.$CM5])" office:value-type="float"/>
          <table:table-cell table:number-matrix-columns-spanned="1" table:number-matrix-rows-spanned="1" table:formula="of:=SUM([.AH3:.AH5]&lt;[.$CN3:.$CN5])" office:value-type="float"/>
          <table:table-cell table:number-matrix-columns-spanned="1" table:number-matrix-rows-spanned="1" table:formula="of:=SUM([.AI3:.AI5]&lt;[.$CL3:.$CL5])" office:value-type="float"/>
          <table:table-cell table:number-matrix-columns-spanned="1" table:number-matrix-rows-spanned="1" table:formula="of:=SUM([.AJ3:.AJ5]&lt;[.$CM3:.$CM5])" office:value-type="float"/>
          <table:table-cell table:number-matrix-columns-spanned="1" table:number-matrix-rows-spanned="1" table:formula="of:=SUM([.AK3:.AK5]&lt;[.$CN3:.$CN5])" office:value-type="float"/>
          <table:table-cell table:number-matrix-columns-spanned="1" table:number-matrix-rows-spanned="1" table:formula="of:=SUM([.AL3:.AL5]&lt;[.$CL3:.$CL5])" office:value-type="float"/>
          <table:table-cell table:number-matrix-columns-spanned="1" table:number-matrix-rows-spanned="1" table:formula="of:=SUM([.AM3:.AM5]&lt;[.$CM3:.$CM5])" office:value-type="float"/>
          <table:table-cell table:number-matrix-columns-spanned="1" table:number-matrix-rows-spanned="1" table:formula="of:=SUM([.AN3:.AN5]&lt;[.$CN3:.$CN5])" office:value-type="float"/>
          <table:table-cell table:number-matrix-columns-spanned="1" table:number-matrix-rows-spanned="1" table:formula="of:=SUM([.AO3:.AO5]&lt;[.$CL3:.$CL5])" office:value-type="float"/>
          <table:table-cell table:number-matrix-columns-spanned="1" table:number-matrix-rows-spanned="1" table:formula="of:=SUM([.AP3:.AP5]&lt;[.$CM3:.$CM5])" office:value-type="float"/>
          <table:table-cell table:number-matrix-columns-spanned="1" table:number-matrix-rows-spanned="1" table:formula="of:=SUM([.AQ3:.AQ5]&lt;[.$CN3:.$CN5])" office:value-type="float"/>
          <table:table-cell table:number-matrix-columns-spanned="1" table:number-matrix-rows-spanned="1" table:formula="of:=SUM([.AR3:.AR5]&lt;[.$CL3:.$CL5])" office:value-type="float"/>
          <table:table-cell table:number-matrix-columns-spanned="1" table:number-matrix-rows-spanned="1" table:formula="of:=SUM([.AS3:.AS5]&lt;[.$CL3:.$CL5])" office:value-type="float"/>
          <table:table-cell table:number-matrix-columns-spanned="1" table:number-matrix-rows-spanned="1" table:formula="of:=SUM([.AT3:.AT5]&lt;[.$CM3:.$CM5])" office:value-type="float"/>
          <table:table-cell table:number-matrix-columns-spanned="1" table:number-matrix-rows-spanned="1" table:formula="of:=SUM([.AU3:.AU5]&lt;[.$CN3:.$CN5])" office:value-type="float"/>
          <table:table-cell table:number-matrix-columns-spanned="1" table:number-matrix-rows-spanned="1" table:formula="of:=SUM([.AV3:.AV5]&lt;[.$CL3:.$CL5])" office:value-type="float"/>
          <table:table-cell table:style-name="cellBest" table:number-matrix-columns-spanned="1" table:number-matrix-rows-spanned="1" table:formula="of:=SUM([.AW3:.AW5]&lt;[.$CM3:.$CM5])" office:value-type="float"/>
          <table:table-cell table:number-matrix-columns-spanned="1" table:number-matrix-rows-spanned="1" table:formula="of:=SUM([.AX3:.AX5]&lt;[.$CN3:.$CN5])" office:value-type="float"/>
          <table:table-cell table:number-matrix-columns-spanned="1" table:number-matrix-rows-spanned="1" table:formula="of:=SUM([.AY3:.AY5]&lt;[.$CL3:.$CL5])" office:value-type="float"/>
          <table:table-cell table:style-name="cellBest" table:number-matrix-columns-spanned="1" table:number-matrix-rows-spanned="1" table:formula="of:=SUM([.AZ3:.AZ5]&lt;[.$CM3:.$CM5])" office:value-type="float"/>
          <table:table-cell table:number-matrix-columns-spanned="1" table:number-matrix-rows-spanned="1" table:formula="of:=SUM([.BA3:.BA5]&lt;[.$CN3:.$CN5])" office:value-type="float"/>
          <table:table-cell table:style-name="cellBest" table:number-matrix-columns-spanned="1" table:number-matrix-rows-spanned="1" table:formula="of:=SUM([.BB3:.BB5]&lt;[.$CL3:.$CL5])" office:value-type="float"/>
          <table:table-cell table:style-name="cellBest" table:number-matrix-columns-spanned="1" table:number-matrix-rows-spanned="1" table:formula="of:=SUM([.BC3:.BC5]&lt;[.$CM3:.$CM5])" office:value-type="float"/>
          <table:table-cell table:number-matrix-columns-spanned="1" table:number-matrix-rows-spanned="1" table:formula="of:=SUM([.BD3:.BD5]&lt;[.$CN3:.$CN5])" office:value-type="float"/>
          <table:table-cell table:style-name="cellBest" table:number-matrix-columns-spanned="1" table:number-matrix-rows-spanned="1" table:formula="of:=SUM([.BE3:.BE5]&lt;[.$CL3:.$CL5])" office:value-type="float"/>
          <table:table-cell table:style-name="cellBest" table:number-matrix-columns-spanned="1" table:number-matrix-rows-spanned="1" table:formula="of:=SUM([.BF3:.BF5]&lt;[.$CM3:.$CM5])" office:value-type="float"/>
          <table:table-cell table:number-matrix-columns-spanned="1" table:number-matrix-rows-spanned="1" table:formula="of:=SUM([.BG3:.BG5]&lt;[.$CN3:.$CN5])" office:value-type="float"/>
          <table:table-cell table:style-name="cellBest" table:number-matrix-columns-spanned="1" table:number-matrix-rows-spanned="1" table:formula="of:=SUM([.BH3:.BH5]&lt;[.$CL3:.$CL5])" office:value-type="float"/>
          <table:table-cell table:style-name="cellBest" table:number-matrix-columns-spanned="1" table:number-matrix-rows-spanned="1" table:formula="of:=SUM([.BI3:.BI5]&lt;[.$CM3:.$CM5])" office:value-type="float"/>
          <table:table-cell table:style-name="cellBest" table:number-matrix-columns-spanned="1" table:number-matrix-rows-spanned="1" table:formula="of:=SUM([.BJ3:.BJ5]&lt;[.$CN3:.$CN5])" office:value-type="float"/>
          <table:table-cell table:style-name="cellBest" table:number-matrix-columns-spanned="1" table:number-matrix-rows-spanned="1" table:formula="of:=SUM([.BK3:.BK5]&lt;[.$CL3:.$CL5])" office:value-type="float"/>
          <table:table-cell table:number-matrix-columns-spanned="1" table:number-matrix-rows-spanned="1" table:formula="of:=SUM([.BL3:.BL5]&lt;[.$CM3:.$CM5])" office:value-type="float"/>
          <table:table-cell table:style-name="cellBest" table:number-matrix-columns-spanned="1" table:number-matrix-rows-spanned="1" table:formula="of:=SUM([.BM3:.BM5]&lt;[.$CN3:.$CN5])" office:value-type="float"/>
          <table:table-cell table:number-matrix-columns-spanned="1" table:number-matrix-rows-spanned="1" table:formula="of:=SUM([.BN3:.BN5]&lt;[.$CL3:.$CL5])" office:value-type="float"/>
          <table:table-cell table:number-matrix-columns-spanned="1" table:number-matrix-rows-spanned="1" table:formula="of:=SUM([.BO3:.BO5]&lt;[.$CM3:.$CM5])" office:value-type="float"/>
          <table:table-cell table:number-matrix-columns-spanned="1" table:number-matrix-rows-spanned="1" table:formula="of:=SUM([.BP3:.BP5]&lt;[.$CN3:.$CN5])" office:value-type="float"/>
          <table:table-cell table:number-matrix-columns-spanned="1" table:number-matrix-rows-spanned="1" table:formula="of:=SUM([.BQ3:.BQ5]&lt;[.$CL3:.$CL5])" office:value-type="float"/>
          <table:table-cell table:number-matrix-columns-spanned="1" table:number-matrix-rows-spanned="1" table:formula="of:=SUM([.BR3:.BR5]&lt;[.$CM3:.$CM5])" office:value-type="float"/>
          <table:table-cell table:number-matrix-columns-spanned="1" table:number-matrix-rows-spanned="1" table:formula="of:=SUM([.BS3:.BS5]&lt;[.$CN3:.$CN5])" office:value-type="float"/>
          <table:table-cell table:style-name="cellBest" table:number-matrix-columns-spanned="1" table:number-matrix-rows-spanned="1" table:formula="of:=SUM([.BT3:.BT5]&lt;[.$CL3:.$CL5])" office:value-type="float"/>
          <table:table-cell table:style-name="cellBest" table:number-matrix-columns-spanned="1" table:number-matrix-rows-spanned="1" table:formula="of:=SUM([.BU3:.BU5]&lt;[.$CM3:.$CM5])" office:value-type="float"/>
          <table:table-cell table:style-name="cellBest" table:number-matrix-columns-spanned="1" table:number-matrix-rows-spanned="1" table:formula="of:=SUM([.BV3:.BV5]&lt;[.$CN3:.$CN5])" office:value-type="float"/>
          <table:table-cell table:style-name="cellBest" table:number-matrix-columns-spanned="1" table:number-matrix-rows-spanned="1" table:formula="of:=SUM([.BW3:.BW5]&lt;[.$CL3:.$CL5])" office:value-type="float"/>
          <table:table-cell table:number-matrix-columns-spanned="1" table:number-matrix-rows-spanned="1" table:formula="of:=SUM([.BX3:.BX5]&lt;[.$CM3:.$CM5])" office:value-type="float"/>
          <table:table-cell table:style-name="cellBest" table:number-matrix-columns-spanned="1" table:number-matrix-rows-spanned="1" table:formula="of:=SUM([.BY3:.BY5]&lt;[.$CN3:.$CN5])" office:value-type="float"/>
          <table:table-cell table:style-name="cellBest" table:number-matrix-columns-spanned="1" table:number-matrix-rows-spanned="1" table:formula="of:=SUM([.BZ3:.BZ5]&lt;[.$CL3:.$CL5])" office:value-type="float"/>
          <table:table-cell table:number-matrix-columns-spanned="1" table:number-matrix-rows-spanned="1" table:formula="of:=SUM([.CA3:.CA5]&lt;[.$CM3:.$CM5])" office:value-type="float"/>
          <table:table-cell table:style-name="cellBest" table:number-matrix-columns-spanned="1" table:number-matrix-rows-spanned="1" table:formula="of:=SUM([.CB3:.CB5]&lt;[.$CN3:.$CN5])" office:value-type="float"/>
          <table:table-cell table:number-matrix-columns-spanned="1" table:number-matrix-rows-spanned="1" table:formula="of:=SUM([.CC3:.CC5]&lt;[.$CL3:.$CL5])" office:value-type="float"/>
          <table:table-cell table:style-name="cellBest" table:number-matrix-columns-spanned="1" table:number-matrix-rows-spanned="1" table:formula="of:=SUM([.CD3:.CD5]&lt;[.$CM3:.$CM5])" office:value-type="float"/>
          <table:table-cell table:number-matrix-columns-spanned="1" table:number-matrix-rows-spanned="1" table:formula="of:=SUM([.CE3:.CE5]&lt;[.$CN3:.$CN5])" office:value-type="float"/>
          <table:table-cell table:number-matrix-columns-spanned="1" table:number-matrix-rows-spanned="1" table:formula="of:=SUM([.CF3:.CF5]&lt;[.$CL3:.$CL5])" office:value-type="float"/>
          <table:table-cell table:style-name="cellBest" table:number-matrix-columns-spanned="1" table:number-matrix-rows-spanned="1" table:formula="of:=SUM([.CG3:.CG5]&lt;[.$CM3:.$CM5])" office:value-type="float"/>
          <table:table-cell table:number-matrix-columns-spanned="1" table:number-matrix-rows-spanned="1" table:formula="of:=SUM([.CH3:.CH5]&lt;[.$CN3:.$CN5])" office:value-type="float"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5]&gt;[.$CL3:.$CL5])" office:value-type="float"/>
          <table:table-cell table:style-name="cellBest" table:number-matrix-columns-spanned="1" table:number-matrix-rows-spanned="1" table:formula="of:=SUM([.C3:.C5]&gt;[.$CM3:.$CM5])" office:value-type="float"/>
          <table:table-cell table:style-name="cellBest" table:number-matrix-columns-spanned="1" table:number-matrix-rows-spanned="1" table:formula="of:=SUM([.D3:.D5]&gt;[.$CN3:.$CN5])" office:value-type="float"/>
          <table:table-cell table:style-name="cellBest" table:number-matrix-columns-spanned="1" table:number-matrix-rows-spanned="1" table:formula="of:=SUM([.E3:.E5]&gt;[.$CL3:.$CL5])" office:value-type="float"/>
          <table:table-cell table:number-matrix-columns-spanned="1" table:number-matrix-rows-spanned="1" table:formula="of:=SUM([.F3:.F5]&gt;[.$CM3:.$CM5])" office:value-type="float"/>
          <table:table-cell table:style-name="cellBest" table:number-matrix-columns-spanned="1" table:number-matrix-rows-spanned="1" table:formula="of:=SUM([.G3:.G5]&gt;[.$CN3:.$CN5])" office:value-type="float"/>
          <table:table-cell table:number-matrix-columns-spanned="1" table:number-matrix-rows-spanned="1" table:formula="of:=SUM([.H3:.H5]&gt;[.$CL3:.$CL5])" office:value-type="float"/>
          <table:table-cell table:number-matrix-columns-spanned="1" table:number-matrix-rows-spanned="1" table:formula="of:=SUM([.I3:.I5]&gt;[.$CM3:.$CM5])" office:value-type="float"/>
          <table:table-cell table:number-matrix-columns-spanned="1" table:number-matrix-rows-spanned="1" table:formula="of:=SUM([.J3:.J5]&gt;[.$CN3:.$CN5])" office:value-type="float"/>
          <table:table-cell table:number-matrix-columns-spanned="1" table:number-matrix-rows-spanned="1" table:formula="of:=SUM([.K3:.K5]&gt;[.$CL3:.$CL5])" office:value-type="float"/>
          <table:table-cell table:number-matrix-columns-spanned="1" table:number-matrix-rows-spanned="1" table:formula="of:=SUM([.L3:.L5]&gt;[.$CM3:.$CM5])" office:value-type="float"/>
          <table:table-cell table:number-matrix-columns-spanned="1" table:number-matrix-rows-spanned="1" table:formula="of:=SUM([.M3:.M5]&gt;[.$CN3:.$CN5])" office:value-type="float"/>
          <table:table-cell table:number-matrix-columns-spanned="1" table:number-matrix-rows-spanned="1" table:formula="of:=SUM([.N3:.N5]&gt;[.$CL3:.$CL5])" office:value-type="float"/>
          <table:table-cell table:style-name="cellBest" table:number-matrix-columns-spanned="1" table:number-matrix-rows-spanned="1" table:formula="of:=SUM([.O3:.O5]&gt;[.$CM3:.$CM5])" office:value-type="float"/>
          <table:table-cell table:number-matrix-columns-spanned="1" table:number-matrix-rows-spanned="1" table:formula="of:=SUM([.P3:.P5]&gt;[.$CN3:.$CN5])" office:value-type="float"/>
          <table:table-cell table:style-name="cellBest" table:number-matrix-columns-spanned="1" table:number-matrix-rows-spanned="1" table:formula="of:=SUM([.Q3:.Q5]&gt;[.$CL3:.$CL5])" office:value-type="float"/>
          <table:table-cell table:number-matrix-columns-spanned="1" table:number-matrix-rows-spanned="1" table:formula="of:=SUM([.R3:.R5]&gt;[.$CM3:.$CM5])" office:value-type="float"/>
          <table:table-cell table:style-name="cellBest" table:number-matrix-columns-spanned="1" table:number-matrix-rows-spanned="1" table:formula="of:=SUM([.S3:.S5]&gt;[.$CN3:.$CN5])" office:value-type="float"/>
          <table:table-cell table:number-matrix-columns-spanned="1" table:number-matrix-rows-spanned="1" table:formula="of:=SUM([.T3:.T5]&gt;[.$CL3:.$CL5])" office:value-type="float"/>
          <table:table-cell table:number-matrix-columns-spanned="1" table:number-matrix-rows-spanned="1" table:formula="of:=SUM([.U3:.U5]&gt;[.$CM3:.$CM5])" office:value-type="float"/>
          <table:table-cell table:number-matrix-columns-spanned="1" table:number-matrix-rows-spanned="1" table:formula="of:=SUM([.V3:.V5]&gt;[.$CN3:.$CN5])" office:value-type="float"/>
          <table:table-cell table:number-matrix-columns-spanned="1" table:number-matrix-rows-spanned="1" table:formula="of:=SUM([.W3:.W5]&gt;[.$CL3:.$CL5])" office:value-type="float"/>
          <table:table-cell table:style-name="cellBest" table:number-matrix-columns-spanned="1" table:number-matrix-rows-spanned="1" table:formula="of:=SUM([.X3:.X5]&gt;[.$CM3:.$CM5])" office:value-type="float"/>
          <table:table-cell table:number-matrix-columns-spanned="1" table:number-matrix-rows-spanned="1" table:formula="of:=SUM([.Y3:.Y5]&gt;[.$CN3:.$CN5])" office:value-type="float"/>
          <table:table-cell table:number-matrix-columns-spanned="1" table:number-matrix-rows-spanned="1" table:formula="of:=SUM([.Z3:.Z5]&gt;[.$CL3:.$CL5])" office:value-type="float"/>
          <table:table-cell table:number-matrix-columns-spanned="1" table:number-matrix-rows-spanned="1" table:formula="of:=SUM([.AA3:.AA5]&gt;[.$CM3:.$CM5])" office:value-type="float"/>
          <table:table-cell table:number-matrix-columns-spanned="1" table:number-matrix-rows-spanned="1" table:formula="of:=SUM([.AB3:.AB5]&gt;[.$CN3:.$CN5])" office:value-type="float"/>
          <table:table-cell table:number-matrix-columns-spanned="1" table:number-matrix-rows-spanned="1" table:formula="of:=SUM([.AC3:.AC5]&gt;[.$CL3:.$CL5])" office:value-type="float"/>
          <table:table-cell table:number-matrix-columns-spanned="1" table:number-matrix-rows-spanned="1" table:formula="of:=SUM([.AD3:.AD5]&gt;[.$CM3:.$CM5])" office:value-type="float"/>
          <table:table-cell table:number-matrix-columns-spanned="1" table:number-matrix-rows-spanned="1" table:formula="of:=SUM([.AE3:.AE5]&gt;[.$CN3:.$CN5])" office:value-type="float"/>
          <table:table-cell table:number-matrix-columns-spanned="1" table:number-matrix-rows-spanned="1" table:formula="of:=SUM([.AF3:.AF5]&gt;[.$CL3:.$CL5])" office:value-type="float"/>
          <table:table-cell table:number-matrix-columns-spanned="1" table:number-matrix-rows-spanned="1" table:formula="of:=SUM([.AG3:.AG5]&gt;[.$CM3:.$CM5])" office:value-type="float"/>
          <table:table-cell table:number-matrix-columns-spanned="1" table:number-matrix-rows-spanned="1" table:formula="of:=SUM([.AH3:.AH5]&gt;[.$CN3:.$CN5])" office:value-type="float"/>
          <table:table-cell table:number-matrix-columns-spanned="1" table:number-matrix-rows-spanned="1" table:formula="of:=SUM([.AI3:.AI5]&gt;[.$CL3:.$CL5])" office:value-type="float"/>
          <table:table-cell table:number-matrix-columns-spanned="1" table:number-matrix-rows-spanned="1" table:formula="of:=SUM([.AJ3:.AJ5]&gt;[.$CM3:.$CM5])" office:value-type="float"/>
          <table:table-cell table:number-matrix-columns-spanned="1" table:number-matrix-rows-spanned="1" table:formula="of:=SUM([.AK3:.AK5]&gt;[.$CN3:.$CN5])" office:value-type="float"/>
          <table:table-cell table:number-matrix-columns-spanned="1" table:number-matrix-rows-spanned="1" table:formula="of:=SUM([.AL3:.AL5]&gt;[.$CL3:.$CL5])" office:value-type="float"/>
          <table:table-cell table:number-matrix-columns-spanned="1" table:number-matrix-rows-spanned="1" table:formula="of:=SUM([.AM3:.AM5]&gt;[.$CM3:.$CM5])" office:value-type="float"/>
          <table:table-cell table:number-matrix-columns-spanned="1" table:number-matrix-rows-spanned="1" table:formula="of:=SUM([.AN3:.AN5]&gt;[.$CN3:.$CN5])" office:value-type="float"/>
          <table:table-cell table:number-matrix-columns-spanned="1" table:number-matrix-rows-spanned="1" table:formula="of:=SUM([.AO3:.AO5]&gt;[.$CL3:.$CL5])" office:value-type="float"/>
          <table:table-cell table:number-matrix-columns-spanned="1" table:number-matrix-rows-spanned="1" table:formula="of:=SUM([.AP3:.AP5]&gt;[.$CM3:.$CM5])" office:value-type="float"/>
          <table:table-cell table:number-matrix-columns-spanned="1" table:number-matrix-rows-spanned="1" table:formula="of:=SUM([.AQ3:.AQ5]&gt;[.$CN3:.$CN5])" office:value-type="float"/>
          <table:table-cell table:number-matrix-columns-spanned="1" table:number-matrix-rows-spanned="1" table:formula="of:=SUM([.AR3:.AR5]&gt;[.$CL3:.$CL5])" office:value-type="float"/>
          <table:table-cell table:number-matrix-columns-spanned="1" table:number-matrix-rows-spanned="1" table:formula="of:=SUM([.AS3:.AS5]&gt;[.$CL3:.$CL5])" office:value-type="float"/>
          <table:table-cell table:number-matrix-columns-spanned="1" table:number-matrix-rows-spanned="1" table:formula="of:=SUM([.AT3:.AT5]&gt;[.$CM3:.$CM5])" office:value-type="float"/>
          <table:table-cell table:number-matrix-columns-spanned="1" table:number-matrix-rows-spanned="1" table:formula="of:=SUM([.AU3:.AU5]&gt;[.$CN3:.$CN5])" office:value-type="float"/>
          <table:table-cell table:style-name="cellBest" table:number-matrix-columns-spanned="1" table:number-matrix-rows-spanned="1" table:formula="of:=SUM([.AV3:.AV5]&gt;[.$CL3:.$CL5])" office:value-type="float"/>
          <table:table-cell table:style-name="cellBest" table:number-matrix-columns-spanned="1" table:number-matrix-rows-spanned="1" table:formula="of:=SUM([.AW3:.AW5]&gt;[.$CM3:.$CM5])" office:value-type="float"/>
          <table:table-cell table:number-matrix-columns-spanned="1" table:number-matrix-rows-spanned="1" table:formula="of:=SUM([.AX3:.AX5]&gt;[.$CN3:.$CN5])" office:value-type="float"/>
          <table:table-cell table:number-matrix-columns-spanned="1" table:number-matrix-rows-spanned="1" table:formula="of:=SUM([.AY3:.AY5]&gt;[.$CL3:.$CL5])" office:value-type="float"/>
          <table:table-cell table:style-name="cellBest" table:number-matrix-columns-spanned="1" table:number-matrix-rows-spanned="1" table:formula="of:=SUM([.AZ3:.AZ5]&gt;[.$CM3:.$CM5])" office:value-type="float"/>
          <table:table-cell table:style-name="cellBest" table:number-matrix-columns-spanned="1" table:number-matrix-rows-spanned="1" table:formula="of:=SUM([.BA3:.BA5]&gt;[.$CN3:.$CN5])" office:value-type="float"/>
          <table:table-cell table:style-name="cellBest" table:number-matrix-columns-spanned="1" table:number-matrix-rows-spanned="1" table:formula="of:=SUM([.BB3:.BB5]&gt;[.$CL3:.$CL5])" office:value-type="float"/>
          <table:table-cell table:style-name="cellBest" table:number-matrix-columns-spanned="1" table:number-matrix-rows-spanned="1" table:formula="of:=SUM([.BC3:.BC5]&gt;[.$CM3:.$CM5])" office:value-type="float"/>
          <table:table-cell table:style-name="cellBest" table:number-matrix-columns-spanned="1" table:number-matrix-rows-spanned="1" table:formula="of:=SUM([.BD3:.BD5]&gt;[.$CN3:.$CN5])" office:value-type="float"/>
          <table:table-cell table:style-name="cellBest" table:number-matrix-columns-spanned="1" table:number-matrix-rows-spanned="1" table:formula="of:=SUM([.BE3:.BE5]&gt;[.$CL3:.$CL5])" office:value-type="float"/>
          <table:table-cell table:style-name="cellBest" table:number-matrix-columns-spanned="1" table:number-matrix-rows-spanned="1" table:formula="of:=SUM([.BF3:.BF5]&gt;[.$CM3:.$CM5])" office:value-type="float"/>
          <table:table-cell table:style-name="cellBest" table:number-matrix-columns-spanned="1" table:number-matrix-rows-spanned="1" table:formula="of:=SUM([.BG3:.BG5]&gt;[.$CN3:.$CN5])" office:value-type="float"/>
          <table:table-cell table:style-name="cellBest" table:number-matrix-columns-spanned="1" table:number-matrix-rows-spanned="1" table:formula="of:=SUM([.BH3:.BH5]&gt;[.$CL3:.$CL5])" office:value-type="float"/>
          <table:table-cell table:style-name="cellBest" table:number-matrix-columns-spanned="1" table:number-matrix-rows-spanned="1" table:formula="of:=SUM([.BI3:.BI5]&gt;[.$CM3:.$CM5])" office:value-type="float"/>
          <table:table-cell table:style-name="cellBest" table:number-matrix-columns-spanned="1" table:number-matrix-rows-spanned="1" table:formula="of:=SUM([.BJ3:.BJ5]&gt;[.$CN3:.$CN5])" office:value-type="float"/>
          <table:table-cell table:style-name="cellBest" table:number-matrix-columns-spanned="1" table:number-matrix-rows-spanned="1" table:formula="of:=SUM([.BK3:.BK5]&gt;[.$CL3:.$CL5])" office:value-type="float"/>
          <table:table-cell table:number-matrix-columns-spanned="1" table:number-matrix-rows-spanned="1" table:formula="of:=SUM([.BL3:.BL5]&gt;[.$CM3:.$CM5])" office:value-type="float"/>
          <table:table-cell table:style-name="cellBest" table:number-matrix-columns-spanned="1" table:number-matrix-rows-spanned="1" table:formula="of:=SUM([.BM3:.BM5]&gt;[.$CN3:.$CN5])" office:value-type="float"/>
          <table:table-cell table:number-matrix-columns-spanned="1" table:number-matrix-rows-spanned="1" table:formula="of:=SUM([.BN3:.BN5]&gt;[.$CL3:.$CL5])" office:value-type="float"/>
          <table:table-cell table:number-matrix-columns-spanned="1" table:number-matrix-rows-spanned="1" table:formula="of:=SUM([.BO3:.BO5]&gt;[.$CM3:.$CM5])" office:value-type="float"/>
          <table:table-cell table:number-matrix-columns-spanned="1" table:number-matrix-rows-spanned="1" table:formula="of:=SUM([.BP3:.BP5]&gt;[.$CN3:.$CN5])" office:value-type="float"/>
          <table:table-cell table:number-matrix-columns-spanned="1" table:number-matrix-rows-spanned="1" table:formula="of:=SUM([.BQ3:.BQ5]&gt;[.$CL3:.$CL5])" office:value-type="float"/>
          <table:table-cell table:number-matrix-columns-spanned="1" table:number-matrix-rows-spanned="1" table:formula="of:=SUM([.BR3:.BR5]&gt;[.$CM3:.$CM5])" office:value-type="float"/>
          <table:table-cell table:number-matrix-columns-spanned="1" table:number-matrix-rows-spanned="1" table:formula="of:=SUM([.BS3:.BS5]&gt;[.$CN3:.$CN5])" office:value-type="float"/>
          <table:table-cell table:style-name="cellBest" table:number-matrix-columns-spanned="1" table:number-matrix-rows-spanned="1" table:formula="of:=SUM([.BT3:.BT5]&gt;[.$CL3:.$CL5])" office:value-type="float"/>
          <table:table-cell table:style-name="cellBest" table:number-matrix-columns-spanned="1" table:number-matrix-rows-spanned="1" table:formula="of:=SUM([.BU3:.BU5]&gt;[.$CM3:.$CM5])" office:value-type="float"/>
          <table:table-cell table:style-name="cellBest" table:number-matrix-columns-spanned="1" table:number-matrix-rows-spanned="1" table:formula="of:=SUM([.BV3:.BV5]&gt;[.$CN3:.$CN5])" office:value-type="float"/>
          <table:table-cell table:style-name="cellBest" table:number-matrix-columns-spanned="1" table:number-matrix-rows-spanned="1" table:formula="of:=SUM([.BW3:.BW5]&gt;[.$CL3:.$CL5])" office:value-type="float"/>
          <table:table-cell table:number-matrix-columns-spanned="1" table:number-matrix-rows-spanned="1" table:formula="of:=SUM([.BX3:.BX5]&gt;[.$CM3:.$CM5])" office:value-type="float"/>
          <table:table-cell table:style-name="cellBest" table:number-matrix-columns-spanned="1" table:number-matrix-rows-spanned="1" table:formula="of:=SUM([.BY3:.BY5]&gt;[.$CN3:.$CN5])" office:value-type="float"/>
          <table:table-cell table:style-name="cellBest" table:number-matrix-columns-spanned="1" table:number-matrix-rows-spanned="1" table:formula="of:=SUM([.BZ3:.BZ5]&gt;[.$CL3:.$CL5])" office:value-type="float"/>
          <table:table-cell table:number-matrix-columns-spanned="1" table:number-matrix-rows-spanned="1" table:formula="of:=SUM([.CA3:.CA5]&gt;[.$CM3:.$CM5])" office:value-type="float"/>
          <table:table-cell table:style-name="cellBest" table:number-matrix-columns-spanned="1" table:number-matrix-rows-spanned="1" table:formula="of:=SUM([.CB3:.CB5]&gt;[.$CN3:.$CN5])" office:value-type="float"/>
          <table:table-cell table:number-matrix-columns-spanned="1" table:number-matrix-rows-spanned="1" table:formula="of:=SUM([.CC3:.CC5]&gt;[.$CL3:.$CL5])" office:value-type="float"/>
          <table:table-cell table:style-name="cellBest" table:number-matrix-columns-spanned="1" table:number-matrix-rows-spanned="1" table:formula="of:=SUM([.CD3:.CD5]&gt;[.$CM3:.$CM5])" office:value-type="float"/>
          <table:table-cell table:number-matrix-columns-spanned="1" table:number-matrix-rows-spanned="1" table:formula="of:=SUM([.CE3:.CE5]&gt;[.$CN3:.$CN5])" office:value-type="float"/>
          <table:table-cell table:style-name="cellBest" table:number-matrix-columns-spanned="1" table:number-matrix-rows-spanned="1" table:formula="of:=SUM([.CF3:.CF5]&gt;[.$CL3:.$CL5])" office:value-type="float"/>
          <table:table-cell table:style-name="cellBest" table:number-matrix-columns-spanned="1" table:number-matrix-rows-spanned="1" table:formula="of:=SUM([.CG3:.CG5]&gt;[.$CM3:.$CM5])" office:value-type="float"/>
          <table:table-cell table:number-matrix-columns-spanned="1" table:number-matrix-rows-spanned="1" table:formula="of:=SUM([.CH3:.CH5]&gt;[.$CN3:.$CN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CO3:.$CO5])" office:value-type="float"/>
          <table:table-cell table:number-matrix-columns-spanned="1" table:number-matrix-rows-spanned="1" table:formula="of:=SUM([.C3:.C5]=[.$CP3:.$CP5])" office:value-type="float"/>
          <table:table-cell table:number-matrix-columns-spanned="1" table:number-matrix-rows-spanned="1" table:formula="of:=SUM([.D3:.D5]=[.$CQ3:.$CQ5])" office:value-type="float"/>
          <table:table-cell table:number-matrix-columns-spanned="1" table:number-matrix-rows-spanned="1" table:formula="of:=SUM([.E3:.E5]=[.$CO3:.$CO5])" office:value-type="float"/>
          <table:table-cell table:number-matrix-columns-spanned="1" table:number-matrix-rows-spanned="1" table:formula="of:=SUM([.F3:.F5]=[.$CP3:.$CP5])" office:value-type="float"/>
          <table:table-cell table:number-matrix-columns-spanned="1" table:number-matrix-rows-spanned="1" table:formula="of:=SUM([.G3:.G5]=[.$CQ3:.$CQ5])" office:value-type="float"/>
          <table:table-cell table:number-matrix-columns-spanned="1" table:number-matrix-rows-spanned="1" table:formula="of:=SUM([.H3:.H5]=[.$CO3:.$CO5])" office:value-type="float"/>
          <table:table-cell table:number-matrix-columns-spanned="1" table:number-matrix-rows-spanned="1" table:formula="of:=SUM([.I3:.I5]=[.$CP3:.$CP5])" office:value-type="float"/>
          <table:table-cell table:number-matrix-columns-spanned="1" table:number-matrix-rows-spanned="1" table:formula="of:=SUM([.J3:.J5]=[.$CQ3:.$CQ5])" office:value-type="float"/>
          <table:table-cell table:number-matrix-columns-spanned="1" table:number-matrix-rows-spanned="1" table:formula="of:=SUM([.K3:.K5]=[.$CO3:.$CO5])" office:value-type="float"/>
          <table:table-cell table:number-matrix-columns-spanned="1" table:number-matrix-rows-spanned="1" table:formula="of:=SUM([.L3:.L5]=[.$CP3:.$CP5])" office:value-type="float"/>
          <table:table-cell table:number-matrix-columns-spanned="1" table:number-matrix-rows-spanned="1" table:formula="of:=SUM([.M3:.M5]=[.$CQ3:.$CQ5])" office:value-type="float"/>
          <table:table-cell table:number-matrix-columns-spanned="1" table:number-matrix-rows-spanned="1" table:formula="of:=SUM([.N3:.N5]=[.$CO3:.$CO5])" office:value-type="float"/>
          <table:table-cell table:number-matrix-columns-spanned="1" table:number-matrix-rows-spanned="1" table:formula="of:=SUM([.O3:.O5]=[.$CP3:.$CP5])" office:value-type="float"/>
          <table:table-cell table:number-matrix-columns-spanned="1" table:number-matrix-rows-spanned="1" table:formula="of:=SUM([.P3:.P5]=[.$CQ3:.$CQ5])" office:value-type="float"/>
          <table:table-cell table:number-matrix-columns-spanned="1" table:number-matrix-rows-spanned="1" table:formula="of:=SUM([.Q3:.Q5]=[.$CO3:.$CO5])" office:value-type="float"/>
          <table:table-cell table:number-matrix-columns-spanned="1" table:number-matrix-rows-spanned="1" table:formula="of:=SUM([.R3:.R5]=[.$CP3:.$CP5])" office:value-type="float"/>
          <table:table-cell table:number-matrix-columns-spanned="1" table:number-matrix-rows-spanned="1" table:formula="of:=SUM([.S3:.S5]=[.$CQ3:.$CQ5])" office:value-type="float"/>
          <table:table-cell table:number-matrix-columns-spanned="1" table:number-matrix-rows-spanned="1" table:formula="of:=SUM([.T3:.T5]=[.$CO3:.$CO5])" office:value-type="float"/>
          <table:table-cell table:number-matrix-columns-spanned="1" table:number-matrix-rows-spanned="1" table:formula="of:=SUM([.U3:.U5]=[.$CP3:.$CP5])" office:value-type="float"/>
          <table:table-cell table:number-matrix-columns-spanned="1" table:number-matrix-rows-spanned="1" table:formula="of:=SUM([.V3:.V5]=[.$CQ3:.$CQ5])" office:value-type="float"/>
          <table:table-cell table:number-matrix-columns-spanned="1" table:number-matrix-rows-spanned="1" table:formula="of:=SUM([.W3:.W5]=[.$CO3:.$CO5])" office:value-type="float"/>
          <table:table-cell table:number-matrix-columns-spanned="1" table:number-matrix-rows-spanned="1" table:formula="of:=SUM([.X3:.X5]=[.$CP3:.$CP5])" office:value-type="float"/>
          <table:table-cell table:number-matrix-columns-spanned="1" table:number-matrix-rows-spanned="1" table:formula="of:=SUM([.Y3:.Y5]=[.$CQ3:.$CQ5])" office:value-type="float"/>
          <table:table-cell table:number-matrix-columns-spanned="1" table:number-matrix-rows-spanned="1" table:formula="of:=SUM([.Z3:.Z5]=[.$CO3:.$CO5])" office:value-type="float"/>
          <table:table-cell table:number-matrix-columns-spanned="1" table:number-matrix-rows-spanned="1" table:formula="of:=SUM([.AA3:.AA5]=[.$CP3:.$CP5])" office:value-type="float"/>
          <table:table-cell table:number-matrix-columns-spanned="1" table:number-matrix-rows-spanned="1" table:formula="of:=SUM([.AB3:.AB5]=[.$CQ3:.$CQ5])" office:value-type="float"/>
          <table:table-cell table:number-matrix-columns-spanned="1" table:number-matrix-rows-spanned="1" table:formula="of:=SUM([.AC3:.AC5]=[.$CO3:.$CO5])" office:value-type="float"/>
          <table:table-cell table:number-matrix-columns-spanned="1" table:number-matrix-rows-spanned="1" table:formula="of:=SUM([.AD3:.AD5]=[.$CP3:.$CP5])" office:value-type="float"/>
          <table:table-cell table:number-matrix-columns-spanned="1" table:number-matrix-rows-spanned="1" table:formula="of:=SUM([.AE3:.AE5]=[.$CQ3:.$CQ5])" office:value-type="float"/>
          <table:table-cell table:number-matrix-columns-spanned="1" table:number-matrix-rows-spanned="1" table:formula="of:=SUM([.AF3:.AF5]=[.$CO3:.$CO5])" office:value-type="float"/>
          <table:table-cell table:number-matrix-columns-spanned="1" table:number-matrix-rows-spanned="1" table:formula="of:=SUM([.AG3:.AG5]=[.$CP3:.$CP5])" office:value-type="float"/>
          <table:table-cell table:number-matrix-columns-spanned="1" table:number-matrix-rows-spanned="1" table:formula="of:=SUM([.AH3:.AH5]=[.$CQ3:.$CQ5])" office:value-type="float"/>
          <table:table-cell table:number-matrix-columns-spanned="1" table:number-matrix-rows-spanned="1" table:formula="of:=SUM([.AI3:.AI5]=[.$CO3:.$CO5])" office:value-type="float"/>
          <table:table-cell table:number-matrix-columns-spanned="1" table:number-matrix-rows-spanned="1" table:formula="of:=SUM([.AJ3:.AJ5]=[.$CP3:.$CP5])" office:value-type="float"/>
          <table:table-cell table:number-matrix-columns-spanned="1" table:number-matrix-rows-spanned="1" table:formula="of:=SUM([.AK3:.AK5]=[.$CQ3:.$CQ5])" office:value-type="float"/>
          <table:table-cell table:number-matrix-columns-spanned="1" table:number-matrix-rows-spanned="1" table:formula="of:=SUM([.AL3:.AL5]=[.$CO3:.$CO5])" office:value-type="float"/>
          <table:table-cell table:number-matrix-columns-spanned="1" table:number-matrix-rows-spanned="1" table:formula="of:=SUM([.AM3:.AM5]=[.$CP3:.$CP5])" office:value-type="float"/>
          <table:table-cell table:number-matrix-columns-spanned="1" table:number-matrix-rows-spanned="1" table:formula="of:=SUM([.AN3:.AN5]=[.$CQ3:.$CQ5])" office:value-type="float"/>
          <table:table-cell table:number-matrix-columns-spanned="1" table:number-matrix-rows-spanned="1" table:formula="of:=SUM([.AO3:.AO5]=[.$CO3:.$CO5])" office:value-type="float"/>
          <table:table-cell table:number-matrix-columns-spanned="1" table:number-matrix-rows-spanned="1" table:formula="of:=SUM([.AP3:.AP5]=[.$CP3:.$CP5])" office:value-type="float"/>
          <table:table-cell table:number-matrix-columns-spanned="1" table:number-matrix-rows-spanned="1" table:formula="of:=SUM([.AQ3:.AQ5]=[.$CQ3:.$CQ5])" office:value-type="float"/>
          <table:table-cell table:style-name="cellWorst" table:number-matrix-columns-spanned="1" table:number-matrix-rows-spanned="1" table:formula="of:=SUM([.AR3:.AR5]=[.$CO3:.$CO5])" office:value-type="float"/>
          <table:table-cell table:number-matrix-columns-spanned="1" table:number-matrix-rows-spanned="1" table:formula="of:=SUM([.AS3:.AS5]=[.$CO3:.$CO5])" office:value-type="float"/>
          <table:table-cell table:number-matrix-columns-spanned="1" table:number-matrix-rows-spanned="1" table:formula="of:=SUM([.AT3:.AT5]=[.$CP3:.$CP5])" office:value-type="float"/>
          <table:table-cell table:number-matrix-columns-spanned="1" table:number-matrix-rows-spanned="1" table:formula="of:=SUM([.AU3:.AU5]=[.$CQ3:.$CQ5])" office:value-type="float"/>
          <table:table-cell table:number-matrix-columns-spanned="1" table:number-matrix-rows-spanned="1" table:formula="of:=SUM([.AV3:.AV5]=[.$CO3:.$CO5])" office:value-type="float"/>
          <table:table-cell table:number-matrix-columns-spanned="1" table:number-matrix-rows-spanned="1" table:formula="of:=SUM([.AW3:.AW5]=[.$CP3:.$CP5])" office:value-type="float"/>
          <table:table-cell table:number-matrix-columns-spanned="1" table:number-matrix-rows-spanned="1" table:formula="of:=SUM([.AX3:.AX5]=[.$CQ3:.$CQ5])" office:value-type="float"/>
          <table:table-cell table:number-matrix-columns-spanned="1" table:number-matrix-rows-spanned="1" table:formula="of:=SUM([.AY3:.AY5]=[.$CO3:.$CO5])" office:value-type="float"/>
          <table:table-cell table:number-matrix-columns-spanned="1" table:number-matrix-rows-spanned="1" table:formula="of:=SUM([.AZ3:.AZ5]=[.$CP3:.$CP5])" office:value-type="float"/>
          <table:table-cell table:number-matrix-columns-spanned="1" table:number-matrix-rows-spanned="1" table:formula="of:=SUM([.BA3:.BA5]=[.$CQ3:.$CQ5])" office:value-type="float"/>
          <table:table-cell table:number-matrix-columns-spanned="1" table:number-matrix-rows-spanned="1" table:formula="of:=SUM([.BB3:.BB5]=[.$CO3:.$CO5])" office:value-type="float"/>
          <table:table-cell table:number-matrix-columns-spanned="1" table:number-matrix-rows-spanned="1" table:formula="of:=SUM([.BC3:.BC5]=[.$CP3:.$CP5])" office:value-type="float"/>
          <table:table-cell table:number-matrix-columns-spanned="1" table:number-matrix-rows-spanned="1" table:formula="of:=SUM([.BD3:.BD5]=[.$CQ3:.$CQ5])" office:value-type="float"/>
          <table:table-cell table:number-matrix-columns-spanned="1" table:number-matrix-rows-spanned="1" table:formula="of:=SUM([.BE3:.BE5]=[.$CO3:.$CO5])" office:value-type="float"/>
          <table:table-cell table:number-matrix-columns-spanned="1" table:number-matrix-rows-spanned="1" table:formula="of:=SUM([.BF3:.BF5]=[.$CP3:.$CP5])" office:value-type="float"/>
          <table:table-cell table:number-matrix-columns-spanned="1" table:number-matrix-rows-spanned="1" table:formula="of:=SUM([.BG3:.BG5]=[.$CQ3:.$CQ5])" office:value-type="float"/>
          <table:table-cell table:number-matrix-columns-spanned="1" table:number-matrix-rows-spanned="1" table:formula="of:=SUM([.BH3:.BH5]=[.$CO3:.$CO5])" office:value-type="float"/>
          <table:table-cell table:number-matrix-columns-spanned="1" table:number-matrix-rows-spanned="1" table:formula="of:=SUM([.BI3:.BI5]=[.$CP3:.$CP5])" office:value-type="float"/>
          <table:table-cell table:number-matrix-columns-spanned="1" table:number-matrix-rows-spanned="1" table:formula="of:=SUM([.BJ3:.BJ5]=[.$CQ3:.$CQ5])" office:value-type="float"/>
          <table:table-cell table:number-matrix-columns-spanned="1" table:number-matrix-rows-spanned="1" table:formula="of:=SUM([.BK3:.BK5]=[.$CO3:.$CO5])" office:value-type="float"/>
          <table:table-cell table:number-matrix-columns-spanned="1" table:number-matrix-rows-spanned="1" table:formula="of:=SUM([.BL3:.BL5]=[.$CP3:.$CP5])" office:value-type="float"/>
          <table:table-cell table:number-matrix-columns-spanned="1" table:number-matrix-rows-spanned="1" table:formula="of:=SUM([.BM3:.BM5]=[.$CQ3:.$CQ5])" office:value-type="float"/>
          <table:table-cell table:number-matrix-columns-spanned="1" table:number-matrix-rows-spanned="1" table:formula="of:=SUM([.BN3:.BN5]=[.$CO3:.$CO5])" office:value-type="float"/>
          <table:table-cell table:number-matrix-columns-spanned="1" table:number-matrix-rows-spanned="1" table:formula="of:=SUM([.BO3:.BO5]=[.$CP3:.$CP5])" office:value-type="float"/>
          <table:table-cell table:number-matrix-columns-spanned="1" table:number-matrix-rows-spanned="1" table:formula="of:=SUM([.BP3:.BP5]=[.$CQ3:.$CQ5])" office:value-type="float"/>
          <table:table-cell table:number-matrix-columns-spanned="1" table:number-matrix-rows-spanned="1" table:formula="of:=SUM([.BQ3:.BQ5]=[.$CO3:.$CO5])" office:value-type="float"/>
          <table:table-cell table:number-matrix-columns-spanned="1" table:number-matrix-rows-spanned="1" table:formula="of:=SUM([.BR3:.BR5]=[.$CP3:.$CP5])" office:value-type="float"/>
          <table:table-cell table:number-matrix-columns-spanned="1" table:number-matrix-rows-spanned="1" table:formula="of:=SUM([.BS3:.BS5]=[.$CQ3:.$CQ5])" office:value-type="float"/>
          <table:table-cell table:number-matrix-columns-spanned="1" table:number-matrix-rows-spanned="1" table:formula="of:=SUM([.BT3:.BT5]=[.$CO3:.$CO5])" office:value-type="float"/>
          <table:table-cell table:number-matrix-columns-spanned="1" table:number-matrix-rows-spanned="1" table:formula="of:=SUM([.BU3:.BU5]=[.$CP3:.$CP5])" office:value-type="float"/>
          <table:table-cell table:number-matrix-columns-spanned="1" table:number-matrix-rows-spanned="1" table:formula="of:=SUM([.BV3:.BV5]=[.$CQ3:.$CQ5])" office:value-type="float"/>
          <table:table-cell table:number-matrix-columns-spanned="1" table:number-matrix-rows-spanned="1" table:formula="of:=SUM([.BW3:.BW5]=[.$CO3:.$CO5])" office:value-type="float"/>
          <table:table-cell table:number-matrix-columns-spanned="1" table:number-matrix-rows-spanned="1" table:formula="of:=SUM([.BX3:.BX5]=[.$CP3:.$CP5])" office:value-type="float"/>
          <table:table-cell table:number-matrix-columns-spanned="1" table:number-matrix-rows-spanned="1" table:formula="of:=SUM([.BY3:.BY5]=[.$CQ3:.$CQ5])" office:value-type="float"/>
          <table:table-cell table:number-matrix-columns-spanned="1" table:number-matrix-rows-spanned="1" table:formula="of:=SUM([.BZ3:.BZ5]=[.$CO3:.$CO5])" office:value-type="float"/>
          <table:table-cell table:number-matrix-columns-spanned="1" table:number-matrix-rows-spanned="1" table:formula="of:=SUM([.CA3:.CA5]=[.$CP3:.$CP5])" office:value-type="float"/>
          <table:table-cell table:number-matrix-columns-spanned="1" table:number-matrix-rows-spanned="1" table:formula="of:=SUM([.CB3:.CB5]=[.$CQ3:.$CQ5])" office:value-type="float"/>
          <table:table-cell table:number-matrix-columns-spanned="1" table:number-matrix-rows-spanned="1" table:formula="of:=SUM([.CC3:.CC5]=[.$CO3:.$CO5])" office:value-type="float"/>
          <table:table-cell table:number-matrix-columns-spanned="1" table:number-matrix-rows-spanned="1" table:formula="of:=SUM([.CD3:.CD5]=[.$CP3:.$CP5])" office:value-type="float"/>
          <table:table-cell table:number-matrix-columns-spanned="1" table:number-matrix-rows-spanned="1" table:formula="of:=SUM([.CE3:.CE5]=[.$CQ3:.$CQ5])" office:value-type="float"/>
          <table:table-cell table:number-matrix-columns-spanned="1" table:number-matrix-rows-spanned="1" table:formula="of:=SUM([.CF3:.CF5]=[.$CO3:.$CO5])" office:value-type="float"/>
          <table:table-cell table:number-matrix-columns-spanned="1" table:number-matrix-rows-spanned="1" table:formula="of:=SUM([.CG3:.CG5]=[.$CP3:.$CP5])" office:value-type="float"/>
          <table:table-cell table:number-matrix-columns-spanned="1" table:number-matrix-rows-spanned="1" table:formula="of:=SUM([.CH3:.CH5]=[.$CQ3:.$C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